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9cm"/>
    </style:style>
    <style:style style:name="co2" style:family="table-column">
      <style:table-column-properties fo:break-before="auto" style:column-width="5.175cm"/>
    </style:style>
    <style:style style:name="co3" style:family="table-column">
      <style:table-column-properties fo:break-before="auto" style:column-width="3.046cm"/>
    </style:style>
    <style:style style:name="co4" style:family="table-column">
      <style:table-column-properties fo:break-before="auto" style:column-width="2.681cm"/>
    </style:style>
    <style:style style:name="co5" style:family="table-column">
      <style:table-column-properties fo:break-before="auto" style:column-width="3.482cm"/>
    </style:style>
    <style:style style:name="co6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0.69cm"/>
    </style:style>
    <style:style style:name="co19" style:family="table-column">
      <style:table-column-properties fo:break-before="auto" style:column-width="1.769cm"/>
    </style:style>
    <style:style style:name="co20" style:family="table-column">
      <style:table-column-properties fo:break-before="auto" style:column-width="4.837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2.355cm"/>
    </style:style>
    <style:style style:name="co23" style:family="table-column">
      <style:table-column-properties fo:break-before="auto" style:column-width="2.992cm"/>
    </style:style>
    <style:style style:name="co24" style:family="table-column">
      <style:table-column-properties fo:break-before="auto" style:column-width="1.381cm"/>
    </style:style>
    <style:style style:name="co25" style:family="table-column">
      <style:table-column-properties fo:break-before="auto" style:column-width="2.044cm"/>
    </style:style>
    <style:style style:name="co26" style:family="table-column">
      <style:table-column-properties fo:break-before="auto" style:column-width="0.967cm"/>
    </style:style>
    <style:style style:name="co27" style:family="table-column">
      <style:table-column-properties fo:break-before="auto" style:column-width="1.464cm"/>
    </style:style>
    <style:style style:name="co28" style:family="table-column">
      <style:table-column-properties fo:break-before="auto" style:column-width="6.248cm"/>
    </style:style>
    <style:style style:name="co29" style:family="table-column">
      <style:table-column-properties fo:break-before="auto" style:column-width="0.718cm"/>
    </style:style>
    <style:style style:name="co30" style:family="table-column">
      <style:table-column-properties fo:break-before="auto" style:column-width="8.763cm"/>
    </style:style>
    <style:style style:name="co31" style:family="table-column">
      <style:table-column-properties fo:break-before="auto" style:column-width="6.108cm"/>
    </style:style>
    <style:style style:name="co32" style:family="table-column">
      <style:table-column-properties fo:break-before="auto" style:column-width="2.293cm"/>
    </style:style>
    <style:style style:name="co33" style:family="table-column">
      <style:table-column-properties fo:break-before="auto" style:column-width="3.316cm"/>
    </style:style>
    <style:style style:name="co34" style:family="table-column">
      <style:table-column-properties fo:break-before="auto" style:column-width="1.244cm"/>
    </style:style>
    <style:style style:name="co35" style:family="table-column">
      <style:table-column-properties fo:break-before="auto" style:column-width="0.829cm"/>
    </style:style>
    <style:style style:name="co36" style:family="table-column">
      <style:table-column-properties fo:break-before="auto" style:column-width="1.166cm"/>
    </style:style>
    <style:style style:name="co37" style:family="table-column">
      <style:table-column-properties fo:break-before="auto" style:column-width="1.907cm"/>
    </style:style>
    <style:style style:name="co38" style:family="table-column">
      <style:table-column-properties fo:break-before="auto" style:column-width="3.373cm"/>
    </style:style>
    <style:style style:name="co39" style:family="table-column">
      <style:table-column-properties fo:break-before="auto" style:column-width="2.708cm"/>
    </style:style>
    <style:style style:name="co40" style:family="table-column">
      <style:table-column-properties fo:break-before="auto" style:column-width="2.073cm"/>
    </style:style>
    <style:style style:name="co41" style:family="table-column">
      <style:table-column-properties fo:break-before="auto" style:column-width="1.879cm"/>
    </style:style>
    <style:style style:name="co42" style:family="table-column">
      <style:table-column-properties fo:break-before="auto" style:column-width="0.415cm"/>
    </style:style>
    <style:style style:name="co43" style:family="table-column">
      <style:table-column-properties fo:break-before="auto" style:column-width="8.569cm"/>
    </style:style>
    <style:style style:name="co44" style:family="table-column">
      <style:table-column-properties fo:break-before="auto" style:column-width="6.496cm"/>
    </style:style>
    <style:style style:name="co45" style:family="table-column">
      <style:table-column-properties fo:break-before="auto" style:column-width="3.814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e6e6ff"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0" style:family="table-cell" style:parent-style-name="Default">
      <style:text-properties style:text-position="" fo:font-weight="normal" style:font-weight-asian="normal" style:font-weight-complex="normal"/>
    </style:style>
    <style:style style:name="ce5" style:family="table-cell" style:parent-style-name="Default">
      <style:table-cell-properties style:vertical-align="top"/>
      <style:text-properties style:text-position="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 style:data-style-name="N1">
      <style:text-properties style:text-position=""/>
    </style:style>
    <style:style style:name="ce9" style:family="table-cell" style:parent-style-name="Default">
      <style:text-properties fo:color="#0047ff"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 style:data-style-name="N1"/>
    <style:style style:name="ce19" style:family="table-cell" style:parent-style-name="Default">
      <style:text-properties fo:color="#0047ff" fo:font-weight="bold" style:font-weight-asian="bold" style:font-weight-complex="bold"/>
    </style:style>
    <style:style style:name="ce2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Indi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N.</text:p>
          </table:table-cell>
          <table:table-cell table:style-name="ce1" office:value-type="string" calcext:value-type="string">
            <text:p>Tabella</text:p>
          </table:table-cell>
          <table:table-cell table:style-name="ce1" office:value-type="string" calcext:value-type="string">
            <text:p>Altri dati DB</text:p>
          </table:table-cell>
          <table:table-cell table:style-name="ce1" office:value-type="string" calcext:value-type="string">
            <text:p>Altri dati locale</text:p>
          </table:table-cell>
          <table:table-cell table:style-name="ce2" office:value-type="string" calcext:value-type="string">
            <text:p>ER</text:p>
          </table:table-cell>
          <table:table-cell table:style-name="ce2" office:value-type="string" calcext:value-type="string">
            <text:p>DB</text:p>
          </table:table-cell>
          <table:table-cell table:style-name="ce2" office:value-type="string" calcext:value-type="string">
            <text:p>SQL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E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hievement_types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rm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dy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reath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ach_level_types</text:p>
          </table:table-cell>
          <table:table-cell office:value-type="string" calcext:value-type="string">
            <text:p>level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y_par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y_types</text:p>
          </table:table-cell>
          <table:table-cell office:value-type="string" calcext:value-type="string">
            <text:p>week_order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dition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try_tim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xecution_not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der_type</text:p>
          </table:table-cell>
          <table:table-cell/>
          <table:table-cell office:value-type="string" calcext:value-type="string">
            <text:p>gender, sex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air_dryer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ea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ick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cker_cabine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vement_scop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vemen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ssage_types</text:p>
          </table:table-cell>
          <table:table-cell office:value-type="string" calcext:value-type="string">
            <text:p>length_in_meters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ol_types</text:p>
          </table:table-cell>
          <table:table-cell office:value-type="string" calcext:value-type="string">
            <text:p>length_in_meters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sence_types</text:p>
          </table:table-cell>
          <table:table-cell office:value-type="string" calcext:value-type="string">
            <text:p>value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hower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oke_types</text:p>
          </table:table-cell>
          <table:table-cell/>
          <table:table-cell office:value-type="string" calcext:value-type="string">
            <text:p>alternate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iming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aining_mod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aining_step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event_by_pool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ven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Disqualification_cod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qualification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wimmer_level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 table:number-rows-repeated="17"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 table:number-rows-repeated="104852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ati_standard" table:style-name="ta1" table:print="false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3" table:default-cell-style-name="Default"/>
        <table:table-column table:style-name="co39" table:default-cell-style-name="Default"/>
        <table:table-column table:style-name="co6" table:number-columns-repeated="2" table:default-cell-style-name="Default"/>
        <table:table-column table:style-name="co40" table:default-cell-style-name="Default"/>
        <table:table-column table:style-name="co41" table:number-columns-repeated="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6" table:number-columns-repeated="1004" table:default-cell-style-name="Default"/>
        <table:table-row table:style-name="ro8">
          <table:table-cell table:style-name="ce14" office:value-type="string" calcext:value-type="string">
            <text:p>TIPOLOGICHE GENERALI</text:p>
          </table:table-cell>
          <table:table-cell table:number-columns-repeated="1020"/>
        </table:table-row>
        <table:table-row table:style-name="ro3">
          <table:table-cell table:number-columns-repeated="14"/>
          <table:table-cell table:style-name="ce16" office:value-type="string" calcext:value-type="string">
            <text:p>SQL</text:p>
          </table:table-cell>
          <table:table-cell office:value-type="string" calcext:value-type="string">
            <text:p>it:</text:p>
          </table:table-cell>
          <table:table-cell office:value-type="string" calcext:value-type="string">
            <text:p>en:</text:p>
          </table:table-cell>
          <table:table-cell table:number-columns-repeated="1004"/>
        </table:table-row>
        <table:table-row table:style-name="ro4">
          <table:table-cell table:style-name="ce15" office:value-type="string" calcext:value-type="string">
            <text:p>day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3]&amp;CHAR(13)&amp;CHAR(10)&amp;&quot;-- &quot;" office:value-type="string" office:string-value="--&#13;&#10;-- Dump dei dati per la tabella day_types&#13;&#10;-- " calcext:value-type="string">
            <text:p>--</text:p>
            <text:p>-- Dump dei dati per la tabella day_types</text:p>
            <text:p>-- </text:p>
          </table:table-cell>
          <table:table-cell table:style-name="ce20" table:formula="of:=&quot;  &quot;&amp;[.$A3]&amp;&quot;:&quot;" office:value-type="string" office:string-value="  day_types:" calcext:value-type="string">
            <text:p><text:s text:c="2"/>day_types:</text:p>
          </table:table-cell>
          <table:table-cell table:style-name="ce20" table:formula="of:=&quot;  &quot;&amp;[.$A3]&amp;&quot;:&quot;" office:value-type="string" office:string-value="  day_types:" calcext:value-type="string">
            <text:p><text:s text:c="2"/>day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office:value-type="string" calcext:value-type="string">
            <text:p>week_order</text:p>
          </table:table-cell>
          <table:table-cell table:style-name="ce16" table:number-columns-repeated="2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3]&amp;&quot; (&quot;&amp;[.$A4]&amp;&quot;,&quot;&amp;[.$B4]&amp;IF(ISBLANK([.$C4]);&quot;&quot;;&quot;,&quot;&amp;[.$C4])&amp;&quot;,lock_version,created_at,updated_at) VALUES &quot;" office:value-type="string" office:string-value="INSERT INTO day_types (id,code,week_order,lock_version,created_at,updated_at) VALUES " calcext:value-type="string">
            <text:p>INSERT INTO day_types (id,code,week_order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LU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unedì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Mon</text:p>
          </table:table-cell>
          <table:table-cell table:number-columns-repeated="5"/>
          <table:table-cell table:formula="of:=&quot;(&quot;&amp;[.A5]&amp;&quot;,'&quot;&amp;[.B5]&amp;&quot;',&quot;&amp;[.C5]&amp;&quot;,0,CURDATE(),CURDATE())&quot;&amp;IF([.$A6]&gt;0;&quot;,&quot;;&quot;;&quot;)" office:value-type="string" office:string-value="(1,'LU',1,0,CURDATE(),CURDATE())," calcext:value-type="string">
            <text:p>(1,'LU',1,0,CURDATE(),CURDATE()),</text:p>
          </table:table-cell>
          <table:table-cell table:formula="of:=&quot;    i18n_short_&quot;&amp;[.$B5]&amp;&quot;: &quot;&amp;CHAR(34)&amp;[.H5]&amp;CHAR(34)&amp;CHAR(13)&amp;CHAR(10)&amp;&quot;    i18n_description_&quot;&amp;[.$B5]&amp;&quot;: &quot;&amp;CHAR(34)&amp;[.F5]&amp;CHAR(34)" office:value-type="string" office:string-value="    i18n_short_LU: &quot;Lun&quot;&#13;&#10;    i18n_description_LU: &quot;Lunedì&quot;" calcext:value-type="string">
            <text:p>    i18n_short_LU: "Lun"</text:p>
            <text:p>    i18n_description_LU: "Lunedì"</text:p>
          </table:table-cell>
          <table:table-cell table:formula="of:=&quot;    i18n_short_&quot;&amp;[.$B5]&amp;&quot;: &quot;&amp;CHAR(34)&amp;[.I5]&amp;CHAR(34)&amp;CHAR(13)&amp;CHAR(10)&amp;&quot;    i18n_description_&quot;&amp;[.$B5]&amp;&quot;: &quot;&amp;CHAR(34)&amp;[.G5]&amp;CHAR(34)" office:value-type="string" office:string-value="    i18n_short_LU: &quot;Mon&quot;&#13;&#10;    i18n_description_LU: &quot;Monday&quot;" calcext:value-type="string">
            <text:p>    i18n_short_LU: "Mon"</text:p>
            <text:p>    i18n_description_LU: "Monday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artedì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Thu</text:p>
          </table:table-cell>
          <table:table-cell table:number-columns-repeated="5"/>
          <table:table-cell table:formula="of:=&quot;(&quot;&amp;[.A6]&amp;&quot;,'&quot;&amp;[.B6]&amp;&quot;',&quot;&amp;[.C6]&amp;&quot;,0,CURDATE(),CURDATE())&quot;&amp;IF([.$A7]&gt;0;&quot;,&quot;;&quot;;&quot;)" office:value-type="string" office:string-value="(2,'MA',2,0,CURDATE(),CURDATE())," calcext:value-type="string">
            <text:p>(2,'MA',2,0,CURDATE(),CURDATE()),</text:p>
          </table:table-cell>
          <table:table-cell table:formula="of:=&quot;    i18n_short_&quot;&amp;[.$B6]&amp;&quot;: &quot;&amp;CHAR(34)&amp;[.H6]&amp;CHAR(34)&amp;CHAR(13)&amp;CHAR(10)&amp;&quot;    i18n_description_&quot;&amp;[.$B6]&amp;&quot;: &quot;&amp;CHAR(34)&amp;[.F6]&amp;CHAR(34)" office:value-type="string" office:string-value="    i18n_short_MA: &quot;Mar&quot;&#13;&#10;    i18n_description_MA: &quot;Martedì&quot;" calcext:value-type="string">
            <text:p>    i18n_short_MA: "Mar"</text:p>
            <text:p>    i18n_description_MA: "Martedì"</text:p>
          </table:table-cell>
          <table:table-cell table:formula="of:=&quot;    i18n_short_&quot;&amp;[.$B6]&amp;&quot;: &quot;&amp;CHAR(34)&amp;[.I6]&amp;CHAR(34)&amp;CHAR(13)&amp;CHAR(10)&amp;&quot;    i18n_description_&quot;&amp;[.$B6]&amp;&quot;: &quot;&amp;CHAR(34)&amp;[.G6]&amp;CHAR(34)" office:value-type="string" office:string-value="    i18n_short_MA: &quot;Thu&quot;&#13;&#10;    i18n_description_MA: &quot;Thursday&quot;" calcext:value-type="string">
            <text:p>    i18n_short_MA: "Thu"</text:p>
            <text:p>    i18n_description_MA: "Thursday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M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ercoledì</text:p>
          </table:table-cell>
          <table:table-cell office:value-type="string" calcext:value-type="string">
            <text:p>Wednsday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Wed</text:p>
          </table:table-cell>
          <table:table-cell table:number-columns-repeated="5"/>
          <table:table-cell table:formula="of:=&quot;(&quot;&amp;[.A7]&amp;&quot;,'&quot;&amp;[.B7]&amp;&quot;',&quot;&amp;[.C7]&amp;&quot;,0,CURDATE(),CURDATE())&quot;&amp;IF([.$A8]&gt;0;&quot;,&quot;;&quot;;&quot;)" office:value-type="string" office:string-value="(3,'ME',3,0,CURDATE(),CURDATE())," calcext:value-type="string">
            <text:p>(3,'ME',3,0,CURDATE(),CURDATE()),</text:p>
          </table:table-cell>
          <table:table-cell table:formula="of:=&quot;    i18n_short_&quot;&amp;[.$B7]&amp;&quot;: &quot;&amp;CHAR(34)&amp;[.H7]&amp;CHAR(34)&amp;CHAR(13)&amp;CHAR(10)&amp;&quot;    i18n_description_&quot;&amp;[.$B7]&amp;&quot;: &quot;&amp;CHAR(34)&amp;[.F7]&amp;CHAR(34)" office:value-type="string" office:string-value="    i18n_short_ME: &quot;Mer&quot;&#13;&#10;    i18n_description_ME: &quot;Mercoledì&quot;" calcext:value-type="string">
            <text:p>    i18n_short_ME: "Mer"</text:p>
            <text:p>    i18n_description_ME: "Mercoledì"</text:p>
          </table:table-cell>
          <table:table-cell table:formula="of:=&quot;    i18n_short_&quot;&amp;[.$B7]&amp;&quot;: &quot;&amp;CHAR(34)&amp;[.I7]&amp;CHAR(34)&amp;CHAR(13)&amp;CHAR(10)&amp;&quot;    i18n_description_&quot;&amp;[.$B7]&amp;&quot;: &quot;&amp;CHAR(34)&amp;[.G7]&amp;CHAR(34)" office:value-type="string" office:string-value="    i18n_short_ME: &quot;Wed&quot;&#13;&#10;    i18n_description_ME: &quot;Wednsday&quot;" calcext:value-type="string">
            <text:p>    i18n_short_ME: "Wed"</text:p>
            <text:p>    i18n_description_ME: "Wednsda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GI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iovedì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Gio</text:p>
          </table:table-cell>
          <table:table-cell office:value-type="string" calcext:value-type="string">
            <text:p>Tue</text:p>
          </table:table-cell>
          <table:table-cell table:number-columns-repeated="5"/>
          <table:table-cell table:formula="of:=&quot;(&quot;&amp;[.A8]&amp;&quot;,'&quot;&amp;[.B8]&amp;&quot;',&quot;&amp;[.C8]&amp;&quot;,0,CURDATE(),CURDATE())&quot;&amp;IF([.$A9]&gt;0;&quot;,&quot;;&quot;;&quot;)" office:value-type="string" office:string-value="(4,'GI',4,0,CURDATE(),CURDATE())," calcext:value-type="string">
            <text:p>(4,'GI',4,0,CURDATE(),CURDATE()),</text:p>
          </table:table-cell>
          <table:table-cell table:formula="of:=&quot;    i18n_short_&quot;&amp;[.$B8]&amp;&quot;: &quot;&amp;CHAR(34)&amp;[.H8]&amp;CHAR(34)&amp;CHAR(13)&amp;CHAR(10)&amp;&quot;    i18n_description_&quot;&amp;[.$B8]&amp;&quot;: &quot;&amp;CHAR(34)&amp;[.F8]&amp;CHAR(34)" office:value-type="string" office:string-value="    i18n_short_GI: &quot;Gio&quot;&#13;&#10;    i18n_description_GI: &quot;Giovedì&quot;" calcext:value-type="string">
            <text:p>    i18n_short_GI: "Gio"</text:p>
            <text:p>    i18n_description_GI: "Giovedì"</text:p>
          </table:table-cell>
          <table:table-cell table:formula="of:=&quot;    i18n_short_&quot;&amp;[.$B8]&amp;&quot;: &quot;&amp;CHAR(34)&amp;[.I8]&amp;CHAR(34)&amp;CHAR(13)&amp;CHAR(10)&amp;&quot;    i18n_description_&quot;&amp;[.$B8]&amp;&quot;: &quot;&amp;CHAR(34)&amp;[.G8]&amp;CHAR(34)" office:value-type="string" office:string-value="    i18n_short_GI: &quot;Tue&quot;&#13;&#10;    i18n_description_GI: &quot;Tuesday&quot;" calcext:value-type="string">
            <text:p>    i18n_short_GI: "Tue"</text:p>
            <text:p>    i18n_description_GI: "Tuesday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V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Venerdì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Fri</text:p>
          </table:table-cell>
          <table:table-cell table:number-columns-repeated="5"/>
          <table:table-cell table:formula="of:=&quot;(&quot;&amp;[.A9]&amp;&quot;,'&quot;&amp;[.B9]&amp;&quot;',&quot;&amp;[.C9]&amp;&quot;,0,CURDATE(),CURDATE())&quot;&amp;IF([.$A10]&gt;0;&quot;,&quot;;&quot;;&quot;)" office:value-type="string" office:string-value="(5,'VE',5,0,CURDATE(),CURDATE())," calcext:value-type="string">
            <text:p>(5,'VE',5,0,CURDATE(),CURDATE()),</text:p>
          </table:table-cell>
          <table:table-cell table:formula="of:=&quot;    i18n_short_&quot;&amp;[.$B9]&amp;&quot;: &quot;&amp;CHAR(34)&amp;[.H9]&amp;CHAR(34)&amp;CHAR(13)&amp;CHAR(10)&amp;&quot;    i18n_description_&quot;&amp;[.$B9]&amp;&quot;: &quot;&amp;CHAR(34)&amp;[.F9]&amp;CHAR(34)" office:value-type="string" office:string-value="    i18n_short_VE: &quot;Ven&quot;&#13;&#10;    i18n_description_VE: &quot;Venerdì&quot;" calcext:value-type="string">
            <text:p>    i18n_short_VE: "Ven"</text:p>
            <text:p>    i18n_description_VE: "Venerdì"</text:p>
          </table:table-cell>
          <table:table-cell table:formula="of:=&quot;    i18n_short_&quot;&amp;[.$B9]&amp;&quot;: &quot;&amp;CHAR(34)&amp;[.I9]&amp;CHAR(34)&amp;CHAR(13)&amp;CHAR(10)&amp;&quot;    i18n_description_&quot;&amp;[.$B9]&amp;&quot;: &quot;&amp;CHAR(34)&amp;[.G9]&amp;CHAR(34)" office:value-type="string" office:string-value="    i18n_short_VE: &quot;Fri&quot;&#13;&#10;    i18n_description_VE: &quot;Friday&quot;" calcext:value-type="string">
            <text:p>    i18n_short_VE: "Fri"</text:p>
            <text:p>    i18n_description_VE: "Friday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SA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abato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ab</text:p>
          </table:table-cell>
          <table:table-cell office:value-type="string" calcext:value-type="string">
            <text:p>Sat</text:p>
          </table:table-cell>
          <table:table-cell table:number-columns-repeated="5"/>
          <table:table-cell table:formula="of:=&quot;(&quot;&amp;[.A10]&amp;&quot;,'&quot;&amp;[.B10]&amp;&quot;',&quot;&amp;[.C10]&amp;&quot;,0,CURDATE(),CURDATE())&quot;&amp;IF([.$A11]&gt;0;&quot;,&quot;;&quot;;&quot;)" office:value-type="string" office:string-value="(6,'SA',6,0,CURDATE(),CURDATE())," calcext:value-type="string">
            <text:p>(6,'SA',6,0,CURDATE(),CURDATE()),</text:p>
          </table:table-cell>
          <table:table-cell table:formula="of:=&quot;    i18n_short_&quot;&amp;[.$B10]&amp;&quot;: &quot;&amp;CHAR(34)&amp;[.H10]&amp;CHAR(34)&amp;CHAR(13)&amp;CHAR(10)&amp;&quot;    i18n_description_&quot;&amp;[.$B10]&amp;&quot;: &quot;&amp;CHAR(34)&amp;[.F10]&amp;CHAR(34)" office:value-type="string" office:string-value="    i18n_short_SA: &quot;Sab&quot;&#13;&#10;    i18n_description_SA: &quot;Sabato&quot;" calcext:value-type="string">
            <text:p>    i18n_short_SA: "Sab"</text:p>
            <text:p>    i18n_description_SA: "Sabato"</text:p>
          </table:table-cell>
          <table:table-cell table:formula="of:=&quot;    i18n_short_&quot;&amp;[.$B10]&amp;&quot;: &quot;&amp;CHAR(34)&amp;[.I10]&amp;CHAR(34)&amp;CHAR(13)&amp;CHAR(10)&amp;&quot;    i18n_description_&quot;&amp;[.$B10]&amp;&quot;: &quot;&amp;CHAR(34)&amp;[.G10]&amp;CHAR(34)" office:value-type="string" office:string-value="    i18n_short_SA: &quot;Sat&quot;&#13;&#10;    i18n_description_SA: &quot;Saturday&quot;" calcext:value-type="string">
            <text:p>    i18n_short_SA: "Sat"</text:p>
            <text:p>    i18n_description_SA: "Saturday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D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omenica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Sun</text:p>
          </table:table-cell>
          <table:table-cell table:number-columns-repeated="5"/>
          <table:table-cell table:formula="of:=&quot;(&quot;&amp;[.A11]&amp;&quot;,'&quot;&amp;[.B11]&amp;&quot;',&quot;&amp;[.C11]&amp;&quot;,0,CURDATE(),CURDATE())&quot;&amp;IF([.$A12]&gt;0;&quot;,&quot;;&quot;;&quot;)" office:value-type="string" office:string-value="(7,'DO',7,0,CURDATE(),CURDATE());" calcext:value-type="string">
            <text:p>(7,'DO',7,0,CURDATE(),CURDATE());</text:p>
          </table:table-cell>
          <table:table-cell table:formula="of:=&quot;    i18n_short_&quot;&amp;[.$B11]&amp;&quot;: &quot;&amp;CHAR(34)&amp;[.H11]&amp;CHAR(34)&amp;CHAR(13)&amp;CHAR(10)&amp;&quot;    i18n_description_&quot;&amp;[.$B11]&amp;&quot;: &quot;&amp;CHAR(34)&amp;[.F11]&amp;CHAR(34)" office:value-type="string" office:string-value="    i18n_short_DO: &quot;Dom&quot;&#13;&#10;    i18n_description_DO: &quot;Domenica&quot;" calcext:value-type="string">
            <text:p>    i18n_short_DO: "Dom"</text:p>
            <text:p>    i18n_description_DO: "Domenica"</text:p>
          </table:table-cell>
          <table:table-cell table:formula="of:=&quot;    i18n_short_&quot;&amp;[.$B11]&amp;&quot;: &quot;&amp;CHAR(34)&amp;[.I11]&amp;CHAR(34)&amp;CHAR(13)&amp;CHAR(10)&amp;&quot;    i18n_description_&quot;&amp;[.$B11]&amp;&quot;: &quot;&amp;CHAR(34)&amp;[.G11]&amp;CHAR(34)" office:value-type="string" office:string-value="    i18n_short_DO: &quot;Sun&quot;&#13;&#10;    i18n_description_DO: &quot;Sunday&quot;" calcext:value-type="string">
            <text:p>    i18n_short_DO: "Sun"</text:p>
            <text:p>    i18n_description_DO: "Sunday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gender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13]&amp;CHAR(13)&amp;CHAR(10)&amp;&quot;-- &quot;" office:value-type="string" office:string-value="--&#13;&#10;-- Dump dei dati per la tabella gender_types&#13;&#10;-- " calcext:value-type="string">
            <text:p>--</text:p>
            <text:p>-- Dump dei dati per la tabella gender_types</text:p>
            <text:p>-- </text:p>
          </table:table-cell>
          <table:table-cell table:style-name="ce20" table:formula="of:=&quot;  &quot;&amp;[.$A13]&amp;&quot;:&quot;" office:value-type="string" office:string-value="  gender_types:" calcext:value-type="string">
            <text:p><text:s text:c="2"/>gender_types:</text:p>
          </table:table-cell>
          <table:table-cell table:style-name="ce20" table:formula="of:=&quot;  &quot;&amp;[.$A13]&amp;&quot;:&quot;" office:value-type="string" office:string-value="  gender_types:" calcext:value-type="string">
            <text:p><text:s text:c="2"/>gender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table:number-columns-repeated="3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office:value-type="string" calcext:value-type="string">
            <text:p>alternate</text:p>
          </table:table-cell>
          <table:table-cell table:style-name="ce16" office:value-type="string" calcext:value-type="string">
            <text:p>alternate_en</text:p>
          </table:table-cell>
          <table:table-cell table:style-name="ce16" office:value-type="string" calcext:value-type="string">
            <text:p>sex</text:p>
          </table:table-cell>
          <table:table-cell table:style-name="ce16" office:value-type="string" calcext:value-type="string">
            <text:p>sex_en</text:p>
          </table:table-cell>
          <table:table-cell table:style-name="ce16"/>
          <table:table-cell table:formula="of:=&quot;INSERT INTO &quot;&amp;[.$A13]&amp;&quot; (&quot;&amp;[.$A14]&amp;&quot;,&quot;&amp;[.$B14]&amp;IF(ISBLANK([.$C14]);&quot;&quot;;&quot;,&quot;&amp;[.$C14])&amp;&quot;,lock_version,created_at,updated_at) VALUES &quot;" office:value-type="string" office:string-value="INSERT INTO gender_types (id,code,lock_version,created_at,updated_at) VALUES " calcext:value-type="string">
            <text:p>INSERT INTO gender_types (id,code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SCHI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SCH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OMINI</text:p>
          </table:table-cell>
          <table:table-cell office:value-type="string" calcext:value-type="string">
            <text:p>MEN</text:p>
          </table:table-cell>
          <table:table-cell/>
          <table:table-cell table:formula="of:=&quot;(&quot;&amp;[.A15]&amp;&quot;,'&quot;&amp;[.B15]&amp;&quot;',0,CURDATE(),CURDATE())&quot;&amp;IF([.$A16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15]&amp;&quot;: &quot;&amp;CHAR(34)&amp;[.H15]&amp;CHAR(34)&amp;CHAR(13)&amp;CHAR(10)&amp;&quot;    i18n_description_&quot;&amp;[.$B15]&amp;&quot;: &quot;&amp;CHAR(34)&amp;[.F15]&amp;CHAR(34)&amp;CHAR(13)&amp;CHAR(10)&amp;&quot;    i18n_alternate_&quot;&amp;[.$B15]&amp;&quot;: &quot;&amp;CHAR(34)&amp;[.J15]&amp;CHAR(34)&amp;CHAR(13)&amp;CHAR(10)&amp;&quot;    i18n_sex_&quot;&amp;[.$B15]&amp;&quot;: &quot;&amp;CHAR(34)&amp;[.L15]&amp;CHAR(34)" office:value-type="string" office:string-value="    i18n_short_M: &quot;MAS&quot;&#13;&#10;    i18n_description_M: &quot;MASCHILE&quot;&#13;&#10;    i18n_alternate_M: &quot;MASCHI&quot;&#13;&#10;    i18n_sex_M: &quot;UOMINI&quot;" calcext:value-type="string">
            <text:p>    i18n_short_M: "MAS"</text:p>
            <text:p>    i18n_description_M: "MASCHILE"</text:p>
            <text:p>    i18n_alternate_M: "MASCHI"</text:p>
            <text:p>    i18n_sex_M: "UOMINI"</text:p>
          </table:table-cell>
          <table:table-cell table:formula="of:=&quot;    i18n_short_&quot;&amp;[.$B15]&amp;&quot;: &quot;&amp;CHAR(34)&amp;[.I15]&amp;CHAR(34)&amp;CHAR(13)&amp;CHAR(10)&amp;&quot;    i18n_description_&quot;&amp;[.$B15]&amp;&quot;: &quot;&amp;CHAR(34)&amp;[.G15]&amp;CHAR(34)&amp;CHAR(13)&amp;CHAR(10)&amp;&quot;    i18n_alternate_&quot;&amp;[.$B15]&amp;&quot;: &quot;&amp;CHAR(34)&amp;[.K15]&amp;CHAR(34)&amp;CHAR(13)&amp;CHAR(10)&amp;&quot;    i18n_sex_&quot;&amp;[.$B15]&amp;&quot;: &quot;&amp;CHAR(34)&amp;[.M15]&amp;CHAR(34)" office:value-type="string" office:string-value="    i18n_short_M: &quot;MAL&quot;&#13;&#10;    i18n_description_M: &quot;MALE&quot;&#13;&#10;    i18n_alternate_M: &quot;MALE&quot;&#13;&#10;    i18n_sex_M: &quot;MEN&quot;" calcext:value-type="string">
            <text:p>    i18n_short_M: "MAL"</text:p>
            <text:p>    i18n_description_M: "MALE"</text:p>
            <text:p>    i18n_alternate_M: "MALE"</text:p>
            <text:p>    i18n_sex_M: "MEN"</text:p>
          </table:table-cell>
          <table:table-cell table:number-columns-repeated="1004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EMMINILE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FEM</text:p>
          </table:table-cell>
          <table:table-cell office:value-type="string" calcext:value-type="string">
            <text:p>FEMM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WOMEN</text:p>
          </table:table-cell>
          <table:table-cell/>
          <table:table-cell table:formula="of:=&quot;(&quot;&amp;[.A16]&amp;&quot;,'&quot;&amp;[.B16]&amp;&quot;',0,CURDATE(),CURDATE())&quot;&amp;IF([.$A17]&gt;0;&quot;,&quot;;&quot;;&quot;)" office:value-type="string" office:string-value="(2,'F',0,CURDATE(),CURDATE())," calcext:value-type="string">
            <text:p>(2,'F',0,CURDATE(),CURDATE()),</text:p>
          </table:table-cell>
          <table:table-cell table:formula="of:=&quot;    i18n_short_&quot;&amp;[.$B16]&amp;&quot;: &quot;&amp;CHAR(34)&amp;[.H16]&amp;CHAR(34)&amp;CHAR(13)&amp;CHAR(10)&amp;&quot;    i18n_description_&quot;&amp;[.$B16]&amp;&quot;: &quot;&amp;CHAR(34)&amp;[.F16]&amp;CHAR(34)&amp;CHAR(13)&amp;CHAR(10)&amp;&quot;    i18n_alternate_&quot;&amp;[.$B16]&amp;&quot;: &quot;&amp;CHAR(34)&amp;[.J16]&amp;CHAR(34)&amp;CHAR(13)&amp;CHAR(10)&amp;&quot;    i18n_sex_&quot;&amp;[.$B16]&amp;&quot;: &quot;&amp;CHAR(34)&amp;[.L16]&amp;CHAR(34)" office:value-type="string" office:string-value="    i18n_short_F: &quot;FEM&quot;&#13;&#10;    i18n_description_F: &quot;FEMMINILE&quot;&#13;&#10;    i18n_alternate_F: &quot;FEMMINE&quot;&#13;&#10;    i18n_sex_F: &quot;DONNE&quot;" calcext:value-type="string">
            <text:p>    i18n_short_F: "FEM"</text:p>
            <text:p>    i18n_description_F: "FEMMINILE"</text:p>
            <text:p>    i18n_alternate_F: "FEMMINE"</text:p>
            <text:p>    i18n_sex_F: "DONNE"</text:p>
          </table:table-cell>
          <table:table-cell table:formula="of:=&quot;    i18n_short_&quot;&amp;[.$B16]&amp;&quot;: &quot;&amp;CHAR(34)&amp;[.I16]&amp;CHAR(34)&amp;CHAR(13)&amp;CHAR(10)&amp;&quot;    i18n_description_&quot;&amp;[.$B16]&amp;&quot;: &quot;&amp;CHAR(34)&amp;[.G16]&amp;CHAR(34)&amp;CHAR(13)&amp;CHAR(10)&amp;&quot;    i18n_alternate_&quot;&amp;[.$B16]&amp;&quot;: &quot;&amp;CHAR(34)&amp;[.K16]&amp;CHAR(34)&amp;CHAR(13)&amp;CHAR(10)&amp;&quot;    i18n_sex_&quot;&amp;[.$B16]&amp;&quot;: &quot;&amp;CHAR(34)&amp;[.M16]&amp;CHAR(34)" office:value-type="string" office:string-value="    i18n_short_F: &quot;FEM&quot;&#13;&#10;    i18n_description_F: &quot;FEMALE&quot;&#13;&#10;    i18n_alternate_F: &quot;FEMALE&quot;&#13;&#10;    i18n_sex_F: &quot;WOMEN&quot;" calcext:value-type="string">
            <text:p>    i18n_short_F: "FEM"</text:p>
            <text:p>    i18n_description_F: "FEMALE"</text:p>
            <text:p>    i18n_alternate_F: "FEMALE"</text:p>
            <text:p>    i18n_sex_F: "WOMEN"</text:p>
          </table:table-cell>
          <table:table-cell table:number-columns-repeated="1004"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ISTO</text:p>
          </table:table-cell>
          <table:table-cell office:value-type="string" calcext:value-type="string">
            <text:p>MIXED</text:p>
          </table:table-cell>
          <table:table-cell table:number-columns-repeated="2" office:value-type="string" calcext:value-type="string">
            <text:p>MIX</text:p>
          </table:table-cell>
          <table:table-cell office:value-type="string" calcext:value-type="string">
            <text:p>MISTI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ISTI</text:p>
          </table:table-cell>
          <table:table-cell office:value-type="string" calcext:value-type="string">
            <text:p>MIXED</text:p>
          </table:table-cell>
          <table:table-cell/>
          <table:table-cell table:formula="of:=&quot;(&quot;&amp;[.A17]&amp;&quot;,'&quot;&amp;[.B17]&amp;&quot;',0,CURDATE(),CURDATE())&quot;&amp;IF([.$A18]&gt;0;&quot;,&quot;;&quot;;&quot;)" office:value-type="string" office:string-value="(3,'X',0,CURDATE(),CURDATE());" calcext:value-type="string">
            <text:p>(3,'X',0,CURDATE(),CURDATE());</text:p>
          </table:table-cell>
          <table:table-cell table:formula="of:=&quot;    i18n_short_&quot;&amp;[.$B17]&amp;&quot;: &quot;&amp;CHAR(34)&amp;[.H17]&amp;CHAR(34)&amp;CHAR(13)&amp;CHAR(10)&amp;&quot;    i18n_description_&quot;&amp;[.$B17]&amp;&quot;: &quot;&amp;CHAR(34)&amp;[.F17]&amp;CHAR(34)&amp;CHAR(13)&amp;CHAR(10)&amp;&quot;    i18n_alternate_&quot;&amp;[.$B17]&amp;&quot;: &quot;&amp;CHAR(34)&amp;[.J17]&amp;CHAR(34)&amp;CHAR(13)&amp;CHAR(10)&amp;&quot;    i18n_sex_&quot;&amp;[.$B17]&amp;&quot;: &quot;&amp;CHAR(34)&amp;[.L17]&amp;CHAR(34)" office:value-type="string" office:string-value="    i18n_short_X: &quot;MIX&quot;&#13;&#10;    i18n_description_X: &quot;MISTO&quot;&#13;&#10;    i18n_alternate_X: &quot;MISTI&quot;&#13;&#10;    i18n_sex_X: &quot;MISTI&quot;" calcext:value-type="string">
            <text:p>    i18n_short_X: "MIX"</text:p>
            <text:p>    i18n_description_X: "MISTO"</text:p>
            <text:p>    i18n_alternate_X: "MISTI"</text:p>
            <text:p>    i18n_sex_X: "MISTI"</text:p>
          </table:table-cell>
          <table:table-cell table:formula="of:=&quot;    i18n_short_&quot;&amp;[.$B17]&amp;&quot;: &quot;&amp;CHAR(34)&amp;[.I17]&amp;CHAR(34)&amp;CHAR(13)&amp;CHAR(10)&amp;&quot;    i18n_description_&quot;&amp;[.$B17]&amp;&quot;: &quot;&amp;CHAR(34)&amp;[.G17]&amp;CHAR(34)&amp;CHAR(13)&amp;CHAR(10)&amp;&quot;    i18n_alternate_&quot;&amp;[.$B17]&amp;&quot;: &quot;&amp;CHAR(34)&amp;[.K17]&amp;CHAR(34)&amp;CHAR(13)&amp;CHAR(10)&amp;&quot;    i18n_sex_&quot;&amp;[.$B17]&amp;&quot;: &quot;&amp;CHAR(34)&amp;[.M17]&amp;CHAR(34)" office:value-type="string" office:string-value="    i18n_short_X: &quot;MIX&quot;&#13;&#10;    i18n_description_X: &quot;MIXED&quot;&#13;&#10;    i18n_alternate_X: &quot;MIXED&quot;&#13;&#10;    i18n_sex_X: &quot;MIXED&quot;" calcext:value-type="string">
            <text:p>    i18n_short_X: "MIX"</text:p>
            <text:p>    i18n_description_X: "MIXED"</text:p>
            <text:p>    i18n_alternate_X: "MIXED"</text:p>
            <text:p>    i18n_sex_X: "MIXED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stroke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19]&amp;CHAR(13)&amp;CHAR(10)&amp;&quot;-- &quot;" office:value-type="string" office:string-value="--&#13;&#10;-- Dump dei dati per la tabella stroke_types&#13;&#10;-- " calcext:value-type="string">
            <text:p>--</text:p>
            <text:p>-- Dump dei dati per la tabella stroke_types</text:p>
            <text:p>-- </text:p>
          </table:table-cell>
          <table:table-cell table:style-name="ce20" table:formula="of:=&quot;  &quot;&amp;[.$A19]&amp;&quot;:&quot;" office:value-type="string" office:string-value="  stroke_types:" calcext:value-type="string">
            <text:p><text:s text:c="2"/>stroke_types:</text:p>
          </table:table-cell>
          <table:table-cell table:style-name="ce20" table:formula="of:=&quot;  &quot;&amp;[.$A19]&amp;&quot;:&quot;" office:value-type="string" office:string-value="  stroke_types:" calcext:value-type="string">
            <text:p><text:s text:c="2"/>stroke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office:value-type="string" calcext:value-type="string">
            <text:p>is_eventable</text:p>
          </table:table-cell>
          <table:table-cell table:style-name="ce16" table:number-columns-repeated="2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office:value-type="string" calcext:value-type="string">
            <text:p>alternate</text:p>
          </table:table-cell>
          <table:table-cell table:style-name="ce16" office:value-type="string" calcext:value-type="string">
            <text:p>alternate_en</text:p>
          </table:table-cell>
          <table:table-cell/>
          <table:table-cell table:style-name="ce16" table:number-columns-repeated="2"/>
          <table:table-cell table:formula="of:=&quot;INSERT INTO &quot;&amp;[.$A19]&amp;&quot; (&quot;&amp;[.$A20]&amp;&quot;,&quot;&amp;[.$B20]&amp;IF(ISBLANK([.$C20]);&quot;&quot;;&quot;,&quot;&amp;[.$C20])&amp;&quot;,lock_version,created_at,updated_at) VALUES &quot;" office:value-type="string" office:string-value="INSERT INTO stroke_types (id,code,is_eventable,lock_version,created_at,updated_at) VALUES " calcext:value-type="string">
            <text:p>INSERT INTO stroke_types (id,code,is_eventable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ILE LIBERO</text:p>
          </table:table-cell>
          <table:table-cell office:value-type="string" calcext:value-type="string">
            <text:p>FREESTYL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CR</text:p>
          </table:table-cell>
          <table:table-cell table:number-columns-repeated="3"/>
          <table:table-cell table:formula="of:=&quot;(&quot;&amp;[.A21]&amp;&quot;,'&quot;&amp;[.B21]&amp;&quot;',&quot;&amp;[.C21]&amp;&quot;,0,CURDATE(),CURDATE())&quot;&amp;IF([.$A22]&gt;0;&quot;,&quot;;&quot;;&quot;)" office:value-type="string" office:string-value="(1,'SL',1,0,CURDATE(),CURDATE())," calcext:value-type="string">
            <text:p>(1,'SL',1,0,CURDATE(),CURDATE()),</text:p>
          </table:table-cell>
          <table:table-cell table:formula="of:=&quot;    i18n_short_&quot;&amp;[.$B21]&amp;&quot;: &quot;&amp;CHAR(34)&amp;[.H21]&amp;CHAR(34)&amp;CHAR(13)&amp;CHAR(10)&amp;&quot;    i18n_description_&quot;&amp;[.$B21]&amp;&quot;: &quot;&amp;CHAR(34)&amp;[.F21]&amp;CHAR(34)&amp;CHAR(13)&amp;CHAR(10)&amp;&quot;    i18n_alternate_&quot;&amp;[.$B21]&amp;&quot;: &quot;&amp;CHAR(34)&amp;[.J21]&amp;CHAR(34)" office:value-type="string" office:string-value="    i18n_short_SL: &quot;SL&quot;&#13;&#10;    i18n_description_SL: &quot;STILE LIBERO&quot;&#13;&#10;    i18n_alternate_SL: &quot;CR&quot;" calcext:value-type="string">
            <text:p>    i18n_short_SL: "SL"</text:p>
            <text:p>    i18n_description_SL: "STILE LIBERO"</text:p>
            <text:p>    i18n_alternate_SL: "CR"</text:p>
          </table:table-cell>
          <table:table-cell table:formula="of:=&quot;    i18n_short_&quot;&amp;[.$B21]&amp;&quot;: &quot;&amp;CHAR(34)&amp;[.I21]&amp;CHAR(34)&amp;CHAR(13)&amp;CHAR(10)&amp;&quot;    i18n_description_&quot;&amp;[.$B21]&amp;&quot;: &quot;&amp;CHAR(34)&amp;[.G21]&amp;CHAR(34)&amp;CHAR(13)&amp;CHAR(10)&amp;&quot;    i18n_alternate_&quot;&amp;[.$B21]&amp;&quot;: &quot;&amp;CHAR(34)&amp;[.K21]&amp;CHAR(34)" office:value-type="string" office:string-value="    i18n_short_SL: &quot;FS&quot;&#13;&#10;    i18n_description_SL: &quot;FREESTYLE&quot;&#13;&#10;    i18n_alternate_SL: &quot;CR&quot;" calcext:value-type="string">
            <text:p>    i18n_short_SL: "FS"</text:p>
            <text:p>    i18n_description_SL: "FREESTYLE"</text:p>
            <text:p>    i18n_alternate_SL: "CR"</text:p>
          </table:table-cell>
          <table:table-cell table:number-columns-repeated="100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RFALLA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U</text:p>
          </table:table-cell>
          <table:table-cell table:number-columns-repeated="3"/>
          <table:table-cell table:formula="of:=&quot;(&quot;&amp;[.A22]&amp;&quot;,'&quot;&amp;[.B22]&amp;&quot;',&quot;&amp;[.C22]&amp;&quot;,0,CURDATE(),CURDATE())&quot;&amp;IF([.$A23]&gt;0;&quot;,&quot;;&quot;;&quot;)" office:value-type="string" office:string-value="(2,'FA',1,0,CURDATE(),CURDATE())," calcext:value-type="string">
            <text:p>(2,'FA',1,0,CURDATE(),CURDATE()),</text:p>
          </table:table-cell>
          <table:table-cell table:formula="of:=&quot;    i18n_short_&quot;&amp;[.$B22]&amp;&quot;: &quot;&amp;CHAR(34)&amp;[.H22]&amp;CHAR(34)&amp;CHAR(13)&amp;CHAR(10)&amp;&quot;    i18n_description_&quot;&amp;[.$B22]&amp;&quot;: &quot;&amp;CHAR(34)&amp;[.F22]&amp;CHAR(34)&amp;CHAR(13)&amp;CHAR(10)&amp;&quot;    i18n_alternate_&quot;&amp;[.$B22]&amp;&quot;: &quot;&amp;CHAR(34)&amp;[.J22]&amp;CHAR(34)" office:value-type="string" office:string-value="    i18n_short_FA: &quot;FA&quot;&#13;&#10;    i18n_description_FA: &quot;FARFALLA&quot;&#13;&#10;    i18n_alternate_FA: &quot;DF&quot;" calcext:value-type="string">
            <text:p>    i18n_short_FA: "FA"</text:p>
            <text:p>    i18n_description_FA: "FARFALLA"</text:p>
            <text:p>    i18n_alternate_FA: "DF"</text:p>
          </table:table-cell>
          <table:table-cell table:formula="of:=&quot;    i18n_short_&quot;&amp;[.$B22]&amp;&quot;: &quot;&amp;CHAR(34)&amp;[.I22]&amp;CHAR(34)&amp;CHAR(13)&amp;CHAR(10)&amp;&quot;    i18n_description_&quot;&amp;[.$B22]&amp;&quot;: &quot;&amp;CHAR(34)&amp;[.G22]&amp;CHAR(34)&amp;CHAR(13)&amp;CHAR(10)&amp;&quot;    i18n_alternate_&quot;&amp;[.$B22]&amp;&quot;: &quot;&amp;CHAR(34)&amp;[.K22]&amp;CHAR(34)" office:value-type="string" office:string-value="    i18n_short_FA: &quot;BT&quot;&#13;&#10;    i18n_description_FA: &quot;BUTTERFLY&quot;&#13;&#10;    i18n_alternate_FA: &quot;BU&quot;" calcext:value-type="string">
            <text:p>    i18n_short_FA: "BT"</text:p>
            <text:p>    i18n_description_FA: "BUTTERFLY"</text:p>
            <text:p>    i18n_alternate_FA: "BU"</text:p>
          </table:table-cell>
          <table:table-cell table:number-columns-repeated="100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D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ORSO</text:p>
          </table:table-cell>
          <table:table-cell office:value-type="string" calcext:value-type="string">
            <text:p>BACKSTROK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BA</text:p>
          </table:table-cell>
          <table:table-cell table:number-columns-repeated="3"/>
          <table:table-cell table:formula="of:=&quot;(&quot;&amp;[.A23]&amp;&quot;,'&quot;&amp;[.B23]&amp;&quot;',&quot;&amp;[.C23]&amp;&quot;,0,CURDATE(),CURDATE())&quot;&amp;IF([.$A24]&gt;0;&quot;,&quot;;&quot;;&quot;)" office:value-type="string" office:string-value="(3,'DO',1,0,CURDATE(),CURDATE())," calcext:value-type="string">
            <text:p>(3,'DO',1,0,CURDATE(),CURDATE()),</text:p>
          </table:table-cell>
          <table:table-cell table:formula="of:=&quot;    i18n_short_&quot;&amp;[.$B23]&amp;&quot;: &quot;&amp;CHAR(34)&amp;[.H23]&amp;CHAR(34)&amp;CHAR(13)&amp;CHAR(10)&amp;&quot;    i18n_description_&quot;&amp;[.$B23]&amp;&quot;: &quot;&amp;CHAR(34)&amp;[.F23]&amp;CHAR(34)&amp;CHAR(13)&amp;CHAR(10)&amp;&quot;    i18n_alternate_&quot;&amp;[.$B23]&amp;&quot;: &quot;&amp;CHAR(34)&amp;[.J23]&amp;CHAR(34)" office:value-type="string" office:string-value="    i18n_short_DO: &quot;DO&quot;&#13;&#10;    i18n_description_DO: &quot;DORSO&quot;&#13;&#10;    i18n_alternate_DO: &quot;DS&quot;" calcext:value-type="string">
            <text:p>    i18n_short_DO: "DO"</text:p>
            <text:p>    i18n_description_DO: "DORSO"</text:p>
            <text:p>    i18n_alternate_DO: "DS"</text:p>
          </table:table-cell>
          <table:table-cell table:formula="of:=&quot;    i18n_short_&quot;&amp;[.$B23]&amp;&quot;: &quot;&amp;CHAR(34)&amp;[.I23]&amp;CHAR(34)&amp;CHAR(13)&amp;CHAR(10)&amp;&quot;    i18n_description_&quot;&amp;[.$B23]&amp;&quot;: &quot;&amp;CHAR(34)&amp;[.G23]&amp;CHAR(34)&amp;CHAR(13)&amp;CHAR(10)&amp;&quot;    i18n_alternate_&quot;&amp;[.$B23]&amp;&quot;: &quot;&amp;CHAR(34)&amp;[.K23]&amp;CHAR(34)" office:value-type="string" office:string-value="    i18n_short_DO: &quot;BK&quot;&#13;&#10;    i18n_description_DO: &quot;BACKSTROKE&quot;&#13;&#10;    i18n_alternate_DO: &quot;BA&quot;" calcext:value-type="string">
            <text:p>    i18n_short_DO: "BK"</text:p>
            <text:p>    i18n_description_DO: "BACKSTROKE"</text:p>
            <text:p>    i18n_alternate_DO: "BA"</text:p>
          </table:table-cell>
          <table:table-cell table:number-columns-repeated="100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ANA</text:p>
          </table:table-cell>
          <table:table-cell office:value-type="string" calcext:value-type="string">
            <text:p>BREASTROK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S</text:p>
          </table:table-cell>
          <table:table-cell table:number-columns-repeated="3"/>
          <table:table-cell table:formula="of:=&quot;(&quot;&amp;[.A24]&amp;&quot;,'&quot;&amp;[.B24]&amp;&quot;',&quot;&amp;[.C24]&amp;&quot;,0,CURDATE(),CURDATE())&quot;&amp;IF([.$A25]&gt;0;&quot;,&quot;;&quot;;&quot;)" office:value-type="string" office:string-value="(4,'RA',1,0,CURDATE(),CURDATE())," calcext:value-type="string">
            <text:p>(4,'RA',1,0,CURDATE(),CURDATE()),</text:p>
          </table:table-cell>
          <table:table-cell table:formula="of:=&quot;    i18n_short_&quot;&amp;[.$B24]&amp;&quot;: &quot;&amp;CHAR(34)&amp;[.H24]&amp;CHAR(34)&amp;CHAR(13)&amp;CHAR(10)&amp;&quot;    i18n_description_&quot;&amp;[.$B24]&amp;&quot;: &quot;&amp;CHAR(34)&amp;[.F24]&amp;CHAR(34)&amp;CHAR(13)&amp;CHAR(10)&amp;&quot;    i18n_alternate_&quot;&amp;[.$B24]&amp;&quot;: &quot;&amp;CHAR(34)&amp;[.J24]&amp;CHAR(34)" office:value-type="string" office:string-value="    i18n_short_RA: &quot;RA&quot;&#13;&#10;    i18n_description_RA: &quot;RANA&quot;&#13;&#10;    i18n_alternate_RA: &quot;RA&quot;" calcext:value-type="string">
            <text:p>    i18n_short_RA: "RA"</text:p>
            <text:p>    i18n_description_RA: "RANA"</text:p>
            <text:p>    i18n_alternate_RA: "RA"</text:p>
          </table:table-cell>
          <table:table-cell table:formula="of:=&quot;    i18n_short_&quot;&amp;[.$B24]&amp;&quot;: &quot;&amp;CHAR(34)&amp;[.I24]&amp;CHAR(34)&amp;CHAR(13)&amp;CHAR(10)&amp;&quot;    i18n_description_&quot;&amp;[.$B24]&amp;&quot;: &quot;&amp;CHAR(34)&amp;[.G24]&amp;CHAR(34)&amp;CHAR(13)&amp;CHAR(10)&amp;&quot;    i18n_alternate_&quot;&amp;[.$B24]&amp;&quot;: &quot;&amp;CHAR(34)&amp;[.K24]&amp;CHAR(34)" office:value-type="string" office:string-value="    i18n_short_RA: &quot;BR&quot;&#13;&#10;    i18n_description_RA: &quot;BREASTROKE&quot;&#13;&#10;    i18n_alternate_RA: &quot;BS&quot;" calcext:value-type="string">
            <text:p>    i18n_short_RA: "BR"</text:p>
            <text:p>    i18n_description_RA: "BREASTROKE"</text:p>
            <text:p>    i18n_alternate_RA: "BS"</text:p>
          </table:table-cell>
          <table:table-cell table:number-columns-repeated="1004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STI</text:p>
          </table:table-cell>
          <table:table-cell office:value-type="string" calcext:value-type="string">
            <text:p>INDIVIDUAL MEDLE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I</text:p>
          </table:table-cell>
          <table:table-cell table:number-columns-repeated="3"/>
          <table:table-cell table:formula="of:=&quot;(&quot;&amp;[.A25]&amp;&quot;,'&quot;&amp;[.B25]&amp;&quot;',&quot;&amp;[.C25]&amp;&quot;,0,CURDATE(),CURDATE())&quot;&amp;IF([.$A26]&gt;0;&quot;,&quot;;&quot;;&quot;)" office:value-type="string" office:string-value="(5,'MI',1,0,CURDATE(),CURDATE())," calcext:value-type="string">
            <text:p>(5,'MI',1,0,CURDATE(),CURDATE()),</text:p>
          </table:table-cell>
          <table:table-cell table:formula="of:=&quot;    i18n_short_&quot;&amp;[.$B25]&amp;&quot;: &quot;&amp;CHAR(34)&amp;[.H25]&amp;CHAR(34)&amp;CHAR(13)&amp;CHAR(10)&amp;&quot;    i18n_description_&quot;&amp;[.$B25]&amp;&quot;: &quot;&amp;CHAR(34)&amp;[.F25]&amp;CHAR(34)&amp;CHAR(13)&amp;CHAR(10)&amp;&quot;    i18n_alternate_&quot;&amp;[.$B25]&amp;&quot;: &quot;&amp;CHAR(34)&amp;[.J25]&amp;CHAR(34)" office:value-type="string" office:string-value="    i18n_short_MI: &quot;MI&quot;&#13;&#10;    i18n_description_MI: &quot;MISTI&quot;&#13;&#10;    i18n_alternate_MI: &quot;MX&quot;" calcext:value-type="string">
            <text:p>    i18n_short_MI: "MI"</text:p>
            <text:p>    i18n_description_MI: "MISTI"</text:p>
            <text:p>    i18n_alternate_MI: "MX"</text:p>
          </table:table-cell>
          <table:table-cell table:formula="of:=&quot;    i18n_short_&quot;&amp;[.$B25]&amp;&quot;: &quot;&amp;CHAR(34)&amp;[.I25]&amp;CHAR(34)&amp;CHAR(13)&amp;CHAR(10)&amp;&quot;    i18n_description_&quot;&amp;[.$B25]&amp;&quot;: &quot;&amp;CHAR(34)&amp;[.G25]&amp;CHAR(34)&amp;CHAR(13)&amp;CHAR(10)&amp;&quot;    i18n_alternate_&quot;&amp;[.$B25]&amp;&quot;: &quot;&amp;CHAR(34)&amp;[.K25]&amp;CHAR(34)" office:value-type="string" office:string-value="    i18n_short_MI: &quot;IM&quot;&#13;&#10;    i18n_description_MI: &quot;INDIVIDUAL MEDLEY&quot;&#13;&#10;    i18n_alternate_MI: &quot;MI&quot;" calcext:value-type="string">
            <text:p>    i18n_short_MI: "IM"</text:p>
            <text:p>    i18n_description_MI: "INDIVIDUAL MEDLEY"</text:p>
            <text:p>    i18n_alternate_MI: "MI"</text:p>
          </table:table-cell>
          <table:table-cell table:number-columns-repeated="1004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P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TENZE</text:p>
          </table:table-cell>
          <table:table-cell office:value-type="string" calcext:value-type="string">
            <text:p>START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DV</text:p>
          </table:table-cell>
          <table:table-cell table:number-columns-repeated="3"/>
          <table:table-cell table:formula="of:=&quot;(&quot;&amp;[.A26]&amp;&quot;,'&quot;&amp;[.B26]&amp;&quot;',&quot;&amp;[.C26]&amp;&quot;,0,CURDATE(),CURDATE())&quot;&amp;IF([.$A27]&gt;0;&quot;,&quot;;&quot;;&quot;)" office:value-type="string" office:string-value="(6,'PA',0,0,CURDATE(),CURDATE())," calcext:value-type="string">
            <text:p>(6,'PA',0,0,CURDATE(),CURDATE()),</text:p>
          </table:table-cell>
          <table:table-cell table:formula="of:=&quot;    i18n_short_&quot;&amp;[.$B26]&amp;&quot;: &quot;&amp;CHAR(34)&amp;[.H26]&amp;CHAR(34)&amp;CHAR(13)&amp;CHAR(10)&amp;&quot;    i18n_description_&quot;&amp;[.$B26]&amp;&quot;: &quot;&amp;CHAR(34)&amp;[.F26]&amp;CHAR(34)&amp;CHAR(13)&amp;CHAR(10)&amp;&quot;    i18n_alternate_&quot;&amp;[.$B26]&amp;&quot;: &quot;&amp;CHAR(34)&amp;[.J26]&amp;CHAR(34)" office:value-type="string" office:string-value="    i18n_short_PA: &quot;PA&quot;&#13;&#10;    i18n_description_PA: &quot;PARTENZE&quot;&#13;&#10;    i18n_alternate_PA: &quot;TU&quot;" calcext:value-type="string">
            <text:p>    i18n_short_PA: "PA"</text:p>
            <text:p>    i18n_description_PA: "PARTENZE"</text:p>
            <text:p>    i18n_alternate_PA: "TU"</text:p>
          </table:table-cell>
          <table:table-cell table:formula="of:=&quot;    i18n_short_&quot;&amp;[.$B26]&amp;&quot;: &quot;&amp;CHAR(34)&amp;[.I26]&amp;CHAR(34)&amp;CHAR(13)&amp;CHAR(10)&amp;&quot;    i18n_description_&quot;&amp;[.$B26]&amp;&quot;: &quot;&amp;CHAR(34)&amp;[.G26]&amp;CHAR(34)&amp;CHAR(13)&amp;CHAR(10)&amp;&quot;    i18n_alternate_&quot;&amp;[.$B26]&amp;&quot;: &quot;&amp;CHAR(34)&amp;[.K26]&amp;CHAR(34)" office:value-type="string" office:string-value="    i18n_short_PA: &quot;ST&quot;&#13;&#10;    i18n_description_PA: &quot;STARTS&quot;&#13;&#10;    i18n_alternate_PA: &quot;DV&quot;" calcext:value-type="string">
            <text:p>    i18n_short_PA: "ST"</text:p>
            <text:p>    i18n_description_PA: "STARTS"</text:p>
            <text:p>    i18n_alternate_PA: "DV"</text:p>
          </table:table-cell>
          <table:table-cell table:number-columns-repeated="1004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VI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VIRATE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TU</text:p>
          </table:table-cell>
          <table:table-cell table:number-columns-repeated="3"/>
          <table:table-cell table:formula="of:=&quot;(&quot;&amp;[.A27]&amp;&quot;,'&quot;&amp;[.B27]&amp;&quot;',&quot;&amp;[.C27]&amp;&quot;,0,CURDATE(),CURDATE())&quot;&amp;IF([.$A28]&gt;0;&quot;,&quot;;&quot;;&quot;)" office:value-type="string" office:string-value="(7,'VI',0,0,CURDATE(),CURDATE())," calcext:value-type="string">
            <text:p>(7,'VI',0,0,CURDATE(),CURDATE()),</text:p>
          </table:table-cell>
          <table:table-cell table:formula="of:=&quot;    i18n_short_&quot;&amp;[.$B27]&amp;&quot;: &quot;&amp;CHAR(34)&amp;[.H27]&amp;CHAR(34)&amp;CHAR(13)&amp;CHAR(10)&amp;&quot;    i18n_description_&quot;&amp;[.$B27]&amp;&quot;: &quot;&amp;CHAR(34)&amp;[.F27]&amp;CHAR(34)&amp;CHAR(13)&amp;CHAR(10)&amp;&quot;    i18n_alternate_&quot;&amp;[.$B27]&amp;&quot;: &quot;&amp;CHAR(34)&amp;[.J27]&amp;CHAR(34)" office:value-type="string" office:string-value="    i18n_short_VI: &quot;VI&quot;&#13;&#10;    i18n_description_VI: &quot;VIRATE&quot;&#13;&#10;    i18n_alternate_VI: &quot;VI&quot;" calcext:value-type="string">
            <text:p>    i18n_short_VI: "VI"</text:p>
            <text:p>    i18n_description_VI: "VIRATE"</text:p>
            <text:p>    i18n_alternate_VI: "VI"</text:p>
          </table:table-cell>
          <table:table-cell table:formula="of:=&quot;    i18n_short_&quot;&amp;[.$B27]&amp;&quot;: &quot;&amp;CHAR(34)&amp;[.I27]&amp;CHAR(34)&amp;CHAR(13)&amp;CHAR(10)&amp;&quot;    i18n_description_&quot;&amp;[.$B27]&amp;&quot;: &quot;&amp;CHAR(34)&amp;[.G27]&amp;CHAR(34)&amp;CHAR(13)&amp;CHAR(10)&amp;&quot;    i18n_alternate_&quot;&amp;[.$B27]&amp;&quot;: &quot;&amp;CHAR(34)&amp;[.K27]&amp;CHAR(34)" office:value-type="string" office:string-value="    i18n_short_VI: &quot;TU&quot;&#13;&#10;    i18n_description_VI: &quot;TURNS&quot;&#13;&#10;    i18n_alternate_VI: &quot;TU&quot;" calcext:value-type="string">
            <text:p>    i18n_short_VI: "TU"</text:p>
            <text:p>    i18n_description_VI: "TURNS"</text:p>
            <text:p>    i18n_alternate_VI: "TU"</text:p>
          </table:table-cell>
          <table:table-cell table:number-columns-repeated="100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P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OTENZA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W</text:p>
          </table:table-cell>
          <table:table-cell table:number-columns-repeated="2" office:value-type="string" calcext:value-type="string">
            <text:p>ST</text:p>
          </table:table-cell>
          <table:table-cell table:number-columns-repeated="3"/>
          <table:table-cell table:formula="of:=&quot;(&quot;&amp;[.A28]&amp;&quot;,'&quot;&amp;[.B28]&amp;&quot;',&quot;&amp;[.C28]&amp;&quot;,0,CURDATE(),CURDATE())&quot;&amp;IF([.$A29]&gt;0;&quot;,&quot;;&quot;;&quot;)" office:value-type="string" office:string-value="(8,'PO',0,0,CURDATE(),CURDATE())," calcext:value-type="string">
            <text:p>(8,'PO',0,0,CURDATE(),CURDATE()),</text:p>
          </table:table-cell>
          <table:table-cell table:formula="of:=&quot;    i18n_short_&quot;&amp;[.$B28]&amp;&quot;: &quot;&amp;CHAR(34)&amp;[.H28]&amp;CHAR(34)&amp;CHAR(13)&amp;CHAR(10)&amp;&quot;    i18n_description_&quot;&amp;[.$B28]&amp;&quot;: &quot;&amp;CHAR(34)&amp;[.F28]&amp;CHAR(34)&amp;CHAR(13)&amp;CHAR(10)&amp;&quot;    i18n_alternate_&quot;&amp;[.$B28]&amp;&quot;: &quot;&amp;CHAR(34)&amp;[.J28]&amp;CHAR(34)" office:value-type="string" office:string-value="    i18n_short_PO: &quot;PT&quot;&#13;&#10;    i18n_description_PO: &quot;POTENZA&quot;&#13;&#10;    i18n_alternate_PO: &quot;ST&quot;" calcext:value-type="string">
            <text:p>    i18n_short_PO: "PT"</text:p>
            <text:p>    i18n_description_PO: "POTENZA"</text:p>
            <text:p>    i18n_alternate_PO: "ST"</text:p>
          </table:table-cell>
          <table:table-cell table:formula="of:=&quot;    i18n_short_&quot;&amp;[.$B28]&amp;&quot;: &quot;&amp;CHAR(34)&amp;[.I28]&amp;CHAR(34)&amp;CHAR(13)&amp;CHAR(10)&amp;&quot;    i18n_description_&quot;&amp;[.$B28]&amp;&quot;: &quot;&amp;CHAR(34)&amp;[.G28]&amp;CHAR(34)&amp;CHAR(13)&amp;CHAR(10)&amp;&quot;    i18n_alternate_&quot;&amp;[.$B28]&amp;&quot;: &quot;&amp;CHAR(34)&amp;[.K28]&amp;CHAR(34)" office:value-type="string" office:string-value="    i18n_short_PO: &quot;PW&quot;&#13;&#10;    i18n_description_PO: &quot;POWER&quot;&#13;&#10;    i18n_alternate_PO: &quot;ST&quot;" calcext:value-type="string">
            <text:p>    i18n_short_PO: "PW"</text:p>
            <text:p>    i18n_description_PO: "POWER"</text:p>
            <text:p>    i18n_alternate_PO: "ST"</text:p>
          </table:table-cell>
          <table:table-cell table:number-columns-repeated="1004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G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ENERICO</text:p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G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formula="of:=&quot;(&quot;&amp;[.A29]&amp;&quot;,'&quot;&amp;[.B29]&amp;&quot;',&quot;&amp;[.C29]&amp;&quot;,0,CURDATE(),CURDATE())&quot;&amp;IF([.$A31]&gt;0;&quot;,&quot;;&quot;;&quot;)" office:value-type="string" office:string-value="(9,'GE',0,0,CURDATE(),CURDATE());" calcext:value-type="string">
            <text:p>(9,'GE',0,0,CURDATE(),CURDATE());</text:p>
          </table:table-cell>
          <table:table-cell table:formula="of:=&quot;    i18n_short_&quot;&amp;[.$B29]&amp;&quot;: &quot;&amp;CHAR(34)&amp;[.H29]&amp;CHAR(34)&amp;CHAR(13)&amp;CHAR(10)&amp;&quot;    i18n_description_&quot;&amp;[.$B29]&amp;&quot;: &quot;&amp;CHAR(34)&amp;[.F29]&amp;CHAR(34)&amp;CHAR(13)&amp;CHAR(10)&amp;&quot;    i18n_alternate_&quot;&amp;[.$B29]&amp;&quot;: &quot;&amp;CHAR(34)&amp;[.J29]&amp;CHAR(34)" office:value-type="string" office:string-value="    i18n_short_GE: &quot;GE&quot;&#13;&#10;    i18n_description_GE: &quot;GENERICO&quot;&#13;&#10;    i18n_alternate_GE: &quot;NO&quot;" calcext:value-type="string">
            <text:p>    i18n_short_GE: "GE"</text:p>
            <text:p>    i18n_description_GE: "GENERICO"</text:p>
            <text:p>    i18n_alternate_GE: "NO"</text:p>
          </table:table-cell>
          <table:table-cell table:formula="of:=&quot;    i18n_short_&quot;&amp;[.$B29]&amp;&quot;: &quot;&amp;CHAR(34)&amp;[.I29]&amp;CHAR(34)&amp;CHAR(13)&amp;CHAR(10)&amp;&quot;    i18n_description_&quot;&amp;[.$B29]&amp;&quot;: &quot;&amp;CHAR(34)&amp;[.G29]&amp;CHAR(34)&amp;CHAR(13)&amp;CHAR(10)&amp;&quot;    i18n_alternate_&quot;&amp;[.$B29]&amp;&quot;: &quot;&amp;CHAR(34)&amp;[.K29]&amp;CHAR(34)" office:value-type="string" office:string-value="    i18n_short_GE: &quot;GE&quot;&#13;&#10;    i18n_description_GE: &quot;GENERIC&quot;&#13;&#10;    i18n_alternate_GE: &quot;NO&quot;" calcext:value-type="string">
            <text:p>    i18n_short_GE: "GE"</text:p>
            <text:p>    i18n_description_GE: "GENERIC"</text:p>
            <text:p>    i18n_alternate_GE: "NO"</text:p>
          </table:table-cell>
          <table:table-cell table:number-columns-repeated="1004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M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STA</text:p>
          </table:table-cell>
          <table:table-cell office:value-type="string" calcext:value-type="string">
            <text:p>MIXED</text:p>
          </table:table-cell>
          <table:table-cell table:number-columns-repeated="2" office:value-type="string" calcext:value-type="string">
            <text:p>MX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R</text:p>
          </table:table-cell>
          <table:table-cell table:number-columns-repeated="3"/>
          <table:table-cell table:formula="of:=&quot;(&quot;&amp;[.A30]&amp;&quot;,'&quot;&amp;[.B30]&amp;&quot;',&quot;&amp;[.C30]&amp;&quot;,0,CURDATE(),CURDATE())&quot;&amp;IF([.$A31]&gt;0;&quot;,&quot;;&quot;;&quot;)" office:value-type="string" office:string-value="(10,'MX',1,0,CURDATE(),CURDATE());" calcext:value-type="string">
            <text:p>(10,'MX',1,0,CURDATE(),CURDATE());</text:p>
          </table:table-cell>
          <table:table-cell table:formula="of:=&quot;    i18n_short_&quot;&amp;[.$B30]&amp;&quot;: &quot;&amp;CHAR(34)&amp;[.H30]&amp;CHAR(34)&amp;CHAR(13)&amp;CHAR(10)&amp;&quot;    i18n_description_&quot;&amp;[.$B30]&amp;&quot;: &quot;&amp;CHAR(34)&amp;[.F30]&amp;CHAR(34)&amp;CHAR(13)&amp;CHAR(10)&amp;&quot;    i18n_alternate_&quot;&amp;[.$B30]&amp;&quot;: &quot;&amp;CHAR(34)&amp;[.J30]&amp;CHAR(34)" office:value-type="string" office:string-value="    i18n_short_MX: &quot;MX&quot;&#13;&#10;    i18n_description_MX: &quot;MISTA&quot;&#13;&#10;    i18n_alternate_MX: &quot;MS&quot;" calcext:value-type="string">
            <text:p>    i18n_short_MX: "MX"</text:p>
            <text:p>    i18n_description_MX: "MISTA"</text:p>
            <text:p>    i18n_alternate_MX: "MS"</text:p>
          </table:table-cell>
          <table:table-cell table:formula="of:=&quot;    i18n_short_&quot;&amp;[.$B30]&amp;&quot;: &quot;&amp;CHAR(34)&amp;[.I30]&amp;CHAR(34)&amp;CHAR(13)&amp;CHAR(10)&amp;&quot;    i18n_description_&quot;&amp;[.$B30]&amp;&quot;: &quot;&amp;CHAR(34)&amp;[.G30]&amp;CHAR(34)&amp;CHAR(13)&amp;CHAR(10)&amp;&quot;    i18n_alternate_&quot;&amp;[.$B30]&amp;&quot;: &quot;&amp;CHAR(34)&amp;[.K30]&amp;CHAR(34)" office:value-type="string" office:string-value="    i18n_short_MX: &quot;MX&quot;&#13;&#10;    i18n_description_MX: &quot;MIXED&quot;&#13;&#10;    i18n_alternate_MX: &quot;MR&quot;" calcext:value-type="string">
            <text:p>    i18n_short_MX: "MX"</text:p>
            <text:p>    i18n_description_MX: "MIXED"</text:p>
            <text:p>    i18n_alternate_MX: "MR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presence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32]&amp;CHAR(13)&amp;CHAR(10)&amp;&quot;-- &quot;" office:value-type="string" office:string-value="--&#13;&#10;-- Dump dei dati per la tabella presence_types&#13;&#10;-- " calcext:value-type="string">
            <text:p>--</text:p>
            <text:p>-- Dump dei dati per la tabella presence_types</text:p>
            <text:p>-- </text:p>
          </table:table-cell>
          <table:table-cell table:style-name="ce20" table:formula="of:=&quot;  &quot;&amp;[.$A32]&amp;&quot;:&quot;" office:value-type="string" office:string-value="  presence_types:" calcext:value-type="string">
            <text:p><text:s text:c="2"/>presence_types:</text:p>
          </table:table-cell>
          <table:table-cell table:style-name="ce20" table:formula="of:=&quot;  &quot;&amp;[.$A32]&amp;&quot;:&quot;" office:value-type="string" office:string-value="  presence_types:" calcext:value-type="string">
            <text:p><text:s text:c="2"/>presence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office:value-type="string" calcext:value-type="string">
            <text:p>value</text:p>
          </table:table-cell>
          <table:table-cell table:style-name="ce16" table:number-columns-repeated="2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32]&amp;&quot; (&quot;&amp;[.$A33]&amp;&quot;,&quot;&amp;[.$B33]&amp;IF(ISBLANK([.$C33]);&quot;&quot;;&quot;,&quot;&amp;[.$C33])&amp;&quot;,lock_version,created_at,updated_at) VALUES &quot;" office:value-type="string" office:string-value="INSERT INTO presence_types (id,code,value,lock_version,created_at,updated_at) VALUES " calcext:value-type="string">
            <text:p>INSERT INTO presence_types (id,code,value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PRESENTE</text:p>
          </table:table-cell>
          <table:table-cell office:value-type="string" calcext:value-type="string">
            <text:p>PRESENT</text:p>
          </table:table-cell>
          <table:table-cell table:number-columns-repeated="2" office:value-type="string" calcext:value-type="string">
            <text:p>PRE</text:p>
          </table:table-cell>
          <table:table-cell table:number-columns-repeated="5"/>
          <table:table-cell table:formula="of:=&quot;(&quot;&amp;[.A34]&amp;&quot;,'&quot;&amp;[.B34]&amp;&quot;',&quot;&amp;[.C34]&amp;&quot;,0,CURDATE(),CURDATE())&quot;&amp;IF([.$A35]&gt;0;&quot;,&quot;;&quot;;&quot;)" office:value-type="string" office:string-value="(1,'P',100,0,CURDATE(),CURDATE())," calcext:value-type="string">
            <text:p>(1,'P',100,0,CURDATE(),CURDATE()),</text:p>
          </table:table-cell>
          <table:table-cell table:formula="of:=&quot;    i18n_short_&quot;&amp;[.$B34]&amp;&quot;: &quot;&amp;CHAR(34)&amp;[.H34]&amp;CHAR(34)&amp;CHAR(13)&amp;CHAR(10)&amp;&quot;    i18n_description_&quot;&amp;[.$B34]&amp;&quot;: &quot;&amp;CHAR(34)&amp;[.F34]&amp;CHAR(34)" office:value-type="string" office:string-value="    i18n_short_P: &quot;PRE&quot;&#13;&#10;    i18n_description_P: &quot;PRESENTE&quot;" calcext:value-type="string">
            <text:p>    i18n_short_P: "PRE"</text:p>
            <text:p>    i18n_description_P: "PRESENTE"</text:p>
          </table:table-cell>
          <table:table-cell table:formula="of:=&quot;    i18n_short_&quot;&amp;[.$B34]&amp;&quot;: &quot;&amp;CHAR(34)&amp;[.I34]&amp;CHAR(34)&amp;CHAR(13)&amp;CHAR(10)&amp;&quot;    i18n_description_&quot;&amp;[.$B34]&amp;&quot;: &quot;&amp;CHAR(34)&amp;[.G34]&amp;CHAR(34)" office:value-type="string" office:string-value="    i18n_short_P: &quot;PRE&quot;&#13;&#10;    i18n_description_P: &quot;PRESENT&quot;" calcext:value-type="string">
            <text:p>    i18n_short_P: "PRE"</text:p>
            <text:p>    i18n_description_P: "PRESENT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INGRESSO IN RITARDO</text:p>
          </table:table-cell>
          <table:table-cell office:value-type="string" calcext:value-type="string">
            <text:p>DELAYED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DEL</text:p>
          </table:table-cell>
          <table:table-cell table:number-columns-repeated="5"/>
          <table:table-cell table:formula="of:=&quot;(&quot;&amp;[.A35]&amp;&quot;,'&quot;&amp;[.B35]&amp;&quot;',&quot;&amp;[.C35]&amp;&quot;,0,CURDATE(),CURDATE())&quot;&amp;IF([.$A36]&gt;0;&quot;,&quot;;&quot;;&quot;)" office:value-type="string" office:string-value="(2,'R',75,0,CURDATE(),CURDATE())," calcext:value-type="string">
            <text:p>(2,'R',75,0,CURDATE(),CURDATE()),</text:p>
          </table:table-cell>
          <table:table-cell table:formula="of:=&quot;    i18n_short_&quot;&amp;[.$B35]&amp;&quot;: &quot;&amp;CHAR(34)&amp;[.H35]&amp;CHAR(34)&amp;CHAR(13)&amp;CHAR(10)&amp;&quot;    i18n_description_&quot;&amp;[.$B35]&amp;&quot;: &quot;&amp;CHAR(34)&amp;[.F35]&amp;CHAR(34)" office:value-type="string" office:string-value="    i18n_short_R: &quot;RIT&quot;&#13;&#10;    i18n_description_R: &quot;INGRESSO IN RITARDO&quot;" calcext:value-type="string">
            <text:p>    i18n_short_R: "RIT"</text:p>
            <text:p>    i18n_description_R: "INGRESSO IN RITARDO"</text:p>
          </table:table-cell>
          <table:table-cell table:formula="of:=&quot;    i18n_short_&quot;&amp;[.$B35]&amp;&quot;: &quot;&amp;CHAR(34)&amp;[.I35]&amp;CHAR(34)&amp;CHAR(13)&amp;CHAR(10)&amp;&quot;    i18n_description_&quot;&amp;[.$B35]&amp;&quot;: &quot;&amp;CHAR(34)&amp;[.G35]&amp;CHAR(34)" office:value-type="string" office:string-value="    i18n_short_R: &quot;DEL&quot;&#13;&#10;    i18n_description_R: &quot;DELAYED&quot;" calcext:value-type="string">
            <text:p>    i18n_short_R: "DEL"</text:p>
            <text:p>    i18n_description_R: "DELAYED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USCITA ANTICIPATA</text:p>
          </table:table-cell>
          <table:table-cell office:value-type="string" calcext:value-type="string">
            <text:p>DO NOT FINISHED</text:p>
          </table:table-cell>
          <table:table-cell office:value-type="string" calcext:value-type="string">
            <text:p>DNF</text:p>
          </table:table-cell>
          <table:table-cell office:value-type="string" calcext:value-type="string">
            <text:p>BK</text:p>
          </table:table-cell>
          <table:table-cell table:number-columns-repeated="5"/>
          <table:table-cell table:formula="of:=&quot;(&quot;&amp;[.A36]&amp;&quot;,'&quot;&amp;[.B36]&amp;&quot;',&quot;&amp;[.C36]&amp;&quot;,0,CURDATE(),CURDATE())&quot;&amp;IF([.$A37]&gt;0;&quot;,&quot;;&quot;;&quot;)" office:value-type="string" office:string-value="(3,'U',75,0,CURDATE(),CURDATE())," calcext:value-type="string">
            <text:p>(3,'U',75,0,CURDATE(),CURDATE()),</text:p>
          </table:table-cell>
          <table:table-cell table:formula="of:=&quot;    i18n_short_&quot;&amp;[.$B36]&amp;&quot;: &quot;&amp;CHAR(34)&amp;[.H36]&amp;CHAR(34)&amp;CHAR(13)&amp;CHAR(10)&amp;&quot;    i18n_description_&quot;&amp;[.$B36]&amp;&quot;: &quot;&amp;CHAR(34)&amp;[.F36]&amp;CHAR(34)" office:value-type="string" office:string-value="    i18n_short_U: &quot;DNF&quot;&#13;&#10;    i18n_description_U: &quot;USCITA ANTICIPATA&quot;" calcext:value-type="string">
            <text:p>    i18n_short_U: "DNF"</text:p>
            <text:p>    i18n_description_U: "USCITA ANTICIPATA"</text:p>
          </table:table-cell>
          <table:table-cell table:formula="of:=&quot;    i18n_short_&quot;&amp;[.$B36]&amp;&quot;: &quot;&amp;CHAR(34)&amp;[.I36]&amp;CHAR(34)&amp;CHAR(13)&amp;CHAR(10)&amp;&quot;    i18n_description_&quot;&amp;[.$B36]&amp;&quot;: &quot;&amp;CHAR(34)&amp;[.G36]&amp;CHAR(34)" office:value-type="string" office:string-value="    i18n_short_U: &quot;BK&quot;&#13;&#10;    i18n_description_U: &quot;DO NOT FINISHED&quot;" calcext:value-type="string">
            <text:p>    i18n_short_U: "BK"</text:p>
            <text:p>    i18n_description_U: "DO NOT FINISHED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SSENTE</text:p>
          </table:table-cell>
          <table:table-cell office:value-type="string" calcext:value-type="string">
            <text:p>NOT PRESENT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NPR</text:p>
          </table:table-cell>
          <table:table-cell table:number-columns-repeated="5"/>
          <table:table-cell table:formula="of:=&quot;(&quot;&amp;[.A37]&amp;&quot;,'&quot;&amp;[.B37]&amp;&quot;',&quot;&amp;[.C37]&amp;&quot;,0,CURDATE(),CURDATE())&quot;&amp;IF([.$A38]&gt;0;&quot;,&quot;;&quot;;&quot;)" office:value-type="string" office:string-value="(4,'A',0,0,CURDATE(),CURDATE());" calcext:value-type="string">
            <text:p>(4,'A',0,0,CURDATE(),CURDATE());</text:p>
          </table:table-cell>
          <table:table-cell table:formula="of:=&quot;    i18n_short_&quot;&amp;[.$B37]&amp;&quot;: &quot;&amp;CHAR(34)&amp;[.H37]&amp;CHAR(34)&amp;CHAR(13)&amp;CHAR(10)&amp;&quot;    i18n_description_&quot;&amp;[.$B37]&amp;&quot;: &quot;&amp;CHAR(34)&amp;[.F37]&amp;CHAR(34)" office:value-type="string" office:string-value="    i18n_short_A: &quot;ASS&quot;&#13;&#10;    i18n_description_A: &quot;ASSENTE&quot;" calcext:value-type="string">
            <text:p>    i18n_short_A: "ASS"</text:p>
            <text:p>    i18n_description_A: "ASSENTE"</text:p>
          </table:table-cell>
          <table:table-cell table:formula="of:=&quot;    i18n_short_&quot;&amp;[.$B37]&amp;&quot;: &quot;&amp;CHAR(34)&amp;[.I37]&amp;CHAR(34)&amp;CHAR(13)&amp;CHAR(10)&amp;&quot;    i18n_description_&quot;&amp;[.$B37]&amp;&quot;: &quot;&amp;CHAR(34)&amp;[.G37]&amp;CHAR(34)" office:value-type="string" office:string-value="    i18n_short_A: &quot;NPR&quot;&#13;&#10;    i18n_description_A: &quot;NOT PRESENT&quot;" calcext:value-type="string">
            <text:p>    i18n_short_A: "NPR"</text:p>
            <text:p>    i18n_description_A: "NOT PRESENT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entry_time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39]&amp;CHAR(13)&amp;CHAR(10)&amp;&quot;-- &quot;" office:value-type="string" office:string-value="--&#13;&#10;-- Dump dei dati per la tabella entry_time_types&#13;&#10;-- " calcext:value-type="string">
            <text:p>--</text:p>
            <text:p>-- Dump dei dati per la tabella entry_time_types</text:p>
            <text:p>-- </text:p>
          </table:table-cell>
          <table:table-cell table:style-name="ce20" table:formula="of:=&quot;  &quot;&amp;[.$A39]&amp;&quot;:&quot;" office:value-type="string" office:string-value="  entry_time_types:" calcext:value-type="string">
            <text:p><text:s text:c="2"/>entry_time_types:</text:p>
          </table:table-cell>
          <table:table-cell table:style-name="ce20" table:formula="of:=&quot;  &quot;&amp;[.$A39]&amp;&quot;:&quot;" office:value-type="string" office:string-value="  entry_time_types:" calcext:value-type="string">
            <text:p><text:s text:c="2"/>entry_time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table:number-columns-repeated="3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39]&amp;&quot; (&quot;&amp;[.$A40]&amp;&quot;,&quot;&amp;[.$B40]&amp;IF(ISBLANK([.$C40]);&quot;&quot;;&quot;,&quot;&amp;[.$C40])&amp;&quot;,lock_version,created_at,updated_at) VALUES &quot;" office:value-type="string" office:string-value="INSERT INTO entry_time_types (id,code,lock_version,created_at,updated_at) VALUES " calcext:value-type="string">
            <text:p>INSERT INTO entry_time_types (id,code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NUALE</text:p>
          </table:table-cell>
          <table:table-cell office:value-type="string" calcext:value-type="string">
            <text:p>MANUAL</text:p>
          </table:table-cell>
          <table:table-cell table:number-columns-repeated="2" office:value-type="string" calcext:value-type="string">
            <text:p>MAN</text:p>
          </table:table-cell>
          <table:table-cell table:number-columns-repeated="5"/>
          <table:table-cell table:formula="of:=&quot;(&quot;&amp;[.A41]&amp;&quot;,'&quot;&amp;[.B41]&amp;&quot;',0,CURDATE(),CURDATE())&quot;&amp;IF([.$A42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41]&amp;&quot;: &quot;&amp;CHAR(34)&amp;[.H41]&amp;CHAR(34)&amp;CHAR(13)&amp;CHAR(10)&amp;&quot;    i18n_description_&quot;&amp;[.$B41]&amp;&quot;: &quot;&amp;CHAR(34)&amp;[.F41]&amp;CHAR(34)" office:value-type="string" office:string-value="    i18n_short_M: &quot;MAN&quot;&#13;&#10;    i18n_description_M: &quot;MANUALE&quot;" calcext:value-type="string">
            <text:p>    i18n_short_M: "MAN"</text:p>
            <text:p>    i18n_description_M: "MANUALE"</text:p>
          </table:table-cell>
          <table:table-cell table:formula="of:=&quot;    i18n_short_&quot;&amp;[.$B41]&amp;&quot;: &quot;&amp;CHAR(34)&amp;[.I41]&amp;CHAR(34)&amp;CHAR(13)&amp;CHAR(10)&amp;&quot;    i18n_description_&quot;&amp;[.$B41]&amp;&quot;: &quot;&amp;CHAR(34)&amp;[.G41]&amp;CHAR(34)" office:value-type="string" office:string-value="    i18n_short_M: &quot;MAN&quot;&#13;&#10;    i18n_description_M: &quot;MANUAL&quot;" calcext:value-type="string">
            <text:p>    i18n_short_M: "MAN"</text:p>
            <text:p>    i18n_description_M: "MANUAL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MIGLIOR PRESTAZIONE ASSOLUTA</text:p>
          </table:table-cell>
          <table:table-cell office:value-type="string" calcext:value-type="string">
            <text:p>PERSONAL BEST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PB</text:p>
          </table:table-cell>
          <table:table-cell table:number-columns-repeated="5"/>
          <table:table-cell table:formula="of:=&quot;(&quot;&amp;[.A42]&amp;&quot;,'&quot;&amp;[.B42]&amp;&quot;',0,CURDATE(),CURDATE())&quot;&amp;IF([.$A43]&gt;0;&quot;,&quot;;&quot;;&quot;)" office:value-type="string" office:string-value="(2,'P',0,CURDATE(),CURDATE())," calcext:value-type="string">
            <text:p>(2,'P',0,CURDATE(),CURDATE()),</text:p>
          </table:table-cell>
          <table:table-cell table:formula="of:=&quot;    i18n_short_&quot;&amp;[.$B42]&amp;&quot;: &quot;&amp;CHAR(34)&amp;[.H42]&amp;CHAR(34)&amp;CHAR(13)&amp;CHAR(10)&amp;&quot;    i18n_description_&quot;&amp;[.$B42]&amp;&quot;: &quot;&amp;CHAR(34)&amp;[.F42]&amp;CHAR(34)" office:value-type="string" office:string-value="    i18n_short_P: &quot;MPA&quot;&#13;&#10;    i18n_description_P: &quot;MIGLIOR PRESTAZIONE ASSOLUTA&quot;" calcext:value-type="string">
            <text:p>    i18n_short_P: "MPA"</text:p>
            <text:p>    i18n_description_P: "MIGLIOR PRESTAZIONE ASSOLUTA"</text:p>
          </table:table-cell>
          <table:table-cell table:formula="of:=&quot;    i18n_short_&quot;&amp;[.$B42]&amp;&quot;: &quot;&amp;CHAR(34)&amp;[.I42]&amp;CHAR(34)&amp;CHAR(13)&amp;CHAR(10)&amp;&quot;    i18n_description_&quot;&amp;[.$B42]&amp;&quot;: &quot;&amp;CHAR(34)&amp;[.G42]&amp;CHAR(34)" office:value-type="string" office:string-value="    i18n_short_P: &quot;PB&quot;&#13;&#10;    i18n_description_P: &quot;PERSONAL BEST&quot;" calcext:value-type="string">
            <text:p>    i18n_short_P: "PB"</text:p>
            <text:p>    i18n_description_P: "PERSONAL BEST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  <table:table-cell table:number-columns-repeated="2" office:value-type="string" calcext:value-type="string">
            <text:p>GOGGLE CUP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GC</text:p>
          </table:table-cell>
          <table:table-cell table:number-columns-repeated="5"/>
          <table:table-cell table:formula="of:=&quot;(&quot;&amp;[.A43]&amp;&quot;,'&quot;&amp;[.B43]&amp;&quot;',0,CURDATE(),CURDATE())&quot;&amp;IF([.$A44]&gt;0;&quot;,&quot;;&quot;;&quot;)" office:value-type="string" office:string-value="(3,'G',0,CURDATE(),CURDATE())," calcext:value-type="string">
            <text:p>(3,'G',0,CURDATE(),CURDATE()),</text:p>
          </table:table-cell>
          <table:table-cell table:formula="of:=&quot;    i18n_short_&quot;&amp;[.$B43]&amp;&quot;: &quot;&amp;CHAR(34)&amp;[.H43]&amp;CHAR(34)&amp;CHAR(13)&amp;CHAR(10)&amp;&quot;    i18n_description_&quot;&amp;[.$B43]&amp;&quot;: &quot;&amp;CHAR(34)&amp;[.F43]&amp;CHAR(34)" office:value-type="string" office:string-value="    i18n_short_G: &quot;GOG&quot;&#13;&#10;    i18n_description_G: &quot;GOGGLE CUP&quot;" calcext:value-type="string">
            <text:p>    i18n_short_G: "GOG"</text:p>
            <text:p>    i18n_description_G: "GOGGLE CUP"</text:p>
          </table:table-cell>
          <table:table-cell table:formula="of:=&quot;    i18n_short_&quot;&amp;[.$B43]&amp;&quot;: &quot;&amp;CHAR(34)&amp;[.I43]&amp;CHAR(34)&amp;CHAR(13)&amp;CHAR(10)&amp;&quot;    i18n_description_&quot;&amp;[.$B43]&amp;&quot;: &quot;&amp;CHAR(34)&amp;[.G43]&amp;CHAR(34)" office:value-type="string" office:string-value="    i18n_short_G: &quot;GC&quot;&#13;&#10;    i18n_description_G: &quot;GOGGLE CUP&quot;" calcext:value-type="string">
            <text:p>    i18n_short_G: "GC"</text:p>
            <text:p>    i18n_description_G: "GOGGLE CUP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NALOGA GARA ANNO PRECEDENTE</text:p>
          </table:table-cell>
          <table:table-cell office:value-type="string" calcext:value-type="string">
            <text:p>PREVIOUS EDITION</text:p>
          </table:table-cell>
          <table:table-cell office:value-type="string" calcext:value-type="string">
            <text:p>GAR</text:p>
          </table:table-cell>
          <table:table-cell office:value-type="string" calcext:value-type="string">
            <text:p>PE</text:p>
          </table:table-cell>
          <table:table-cell table:number-columns-repeated="5"/>
          <table:table-cell table:formula="of:=&quot;(&quot;&amp;[.A44]&amp;&quot;,'&quot;&amp;[.B44]&amp;&quot;',0,CURDATE(),CURDATE())&quot;&amp;IF([.$A45]&gt;0;&quot;,&quot;;&quot;;&quot;)" office:value-type="string" office:string-value="(4,'A',0,CURDATE(),CURDATE())," calcext:value-type="string">
            <text:p>(4,'A',0,CURDATE(),CURDATE()),</text:p>
          </table:table-cell>
          <table:table-cell table:formula="of:=&quot;    i18n_short_&quot;&amp;[.$B44]&amp;&quot;: &quot;&amp;CHAR(34)&amp;[.H44]&amp;CHAR(34)&amp;CHAR(13)&amp;CHAR(10)&amp;&quot;    i18n_description_&quot;&amp;[.$B44]&amp;&quot;: &quot;&amp;CHAR(34)&amp;[.F44]&amp;CHAR(34)" office:value-type="string" office:string-value="    i18n_short_A: &quot;GAR&quot;&#13;&#10;    i18n_description_A: &quot;ANALOGA GARA ANNO PRECEDENTE&quot;" calcext:value-type="string">
            <text:p>    i18n_short_A: "GAR"</text:p>
            <text:p>    i18n_description_A: "ANALOGA GARA ANNO PRECEDENTE"</text:p>
          </table:table-cell>
          <table:table-cell table:formula="of:=&quot;    i18n_short_&quot;&amp;[.$B44]&amp;&quot;: &quot;&amp;CHAR(34)&amp;[.I44]&amp;CHAR(34)&amp;CHAR(13)&amp;CHAR(10)&amp;&quot;    i18n_description_&quot;&amp;[.$B44]&amp;&quot;: &quot;&amp;CHAR(34)&amp;[.G44]&amp;CHAR(34)" office:value-type="string" office:string-value="    i18n_short_A: &quot;PE&quot;&#13;&#10;    i18n_description_A: &quot;PREVIOUS EDITION&quot;" calcext:value-type="string">
            <text:p>    i18n_short_A: "PE"</text:p>
            <text:p>    i18n_description_A: "PREVIOUS EDITION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ULTIMA PRESTAZIONE</text:p>
          </table:table-cell>
          <table:table-cell office:value-type="string" calcext:value-type="string">
            <text:p>LAST RESULT</text:p>
          </table:table-cell>
          <table:table-cell office:value-type="string" calcext:value-type="string">
            <text:p>ULT</text:p>
          </table:table-cell>
          <table:table-cell office:value-type="string" calcext:value-type="string">
            <text:p>LR</text:p>
          </table:table-cell>
          <table:table-cell table:number-columns-repeated="5"/>
          <table:table-cell table:formula="of:=&quot;(&quot;&amp;[.A45]&amp;&quot;,'&quot;&amp;[.B45]&amp;&quot;',0,CURDATE(),CURDATE())&quot;&amp;IF([.$A46]&gt;0;&quot;,&quot;;&quot;;&quot;)" office:value-type="string" office:string-value="(5,'U',0,CURDATE(),CURDATE());" calcext:value-type="string">
            <text:p>(5,'U',0,CURDATE(),CURDATE());</text:p>
          </table:table-cell>
          <table:table-cell table:formula="of:=&quot;    i18n_short_&quot;&amp;[.$B45]&amp;&quot;: &quot;&amp;CHAR(34)&amp;[.H45]&amp;CHAR(34)&amp;CHAR(13)&amp;CHAR(10)&amp;&quot;    i18n_description_&quot;&amp;[.$B45]&amp;&quot;: &quot;&amp;CHAR(34)&amp;[.F45]&amp;CHAR(34)" office:value-type="string" office:string-value="    i18n_short_U: &quot;ULT&quot;&#13;&#10;    i18n_description_U: &quot;ULTIMA PRESTAZIONE&quot;" calcext:value-type="string">
            <text:p>    i18n_short_U: "ULT"</text:p>
            <text:p>    i18n_description_U: "ULTIMA PRESTAZIONE"</text:p>
          </table:table-cell>
          <table:table-cell table:formula="of:=&quot;    i18n_short_&quot;&amp;[.$B45]&amp;&quot;: &quot;&amp;CHAR(34)&amp;[.I45]&amp;CHAR(34)&amp;CHAR(13)&amp;CHAR(10)&amp;&quot;    i18n_description_&quot;&amp;[.$B45]&amp;&quot;: &quot;&amp;CHAR(34)&amp;[.G45]&amp;CHAR(34)" office:value-type="string" office:string-value="    i18n_short_U: &quot;LR&quot;&#13;&#10;    i18n_description_U: &quot;LAST RESULT&quot;" calcext:value-type="string">
            <text:p>    i18n_short_U: "LR"</text:p>
            <text:p>    i18n_description_U: "LAST RESULT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passage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47]&amp;CHAR(13)&amp;CHAR(10)&amp;&quot;-- &quot;" office:value-type="string" office:string-value="--&#13;&#10;-- Dump dei dati per la tabella passage_types&#13;&#10;-- " calcext:value-type="string">
            <text:p>--</text:p>
            <text:p>-- Dump dei dati per la tabella passage_types</text:p>
            <text:p>-- </text:p>
          </table:table-cell>
          <table:table-cell table:style-name="ce20" table:formula="of:=&quot;  &quot;&amp;[.$A47]&amp;&quot;:&quot;" office:value-type="string" office:string-value="  passage_types:" calcext:value-type="string">
            <text:p><text:s text:c="2"/>passage_types:</text:p>
          </table:table-cell>
          <table:table-cell table:style-name="ce20" table:formula="of:=&quot;  &quot;&amp;[.$A47]&amp;&quot;:&quot;" office:value-type="string" office:string-value="  passage_types:" calcext:value-type="string">
            <text:p><text:s text:c="2"/>passage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office:value-type="string" calcext:value-type="string">
            <text:p>length_in_meters</text:p>
          </table:table-cell>
          <table:table-cell table:style-name="ce16" table:number-columns-repeated="2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47]&amp;&quot; (&quot;&amp;[.$A48]&amp;&quot;,&quot;&amp;[.$B48]&amp;IF(ISBLANK([.$C48]);&quot;&quot;;&quot;,&quot;&amp;[.$C48])&amp;&quot;,lock_version,created_at,updated_at) VALUES &quot;" office:value-type="string" office:string-value="INSERT INTO passage_types (id,code,length_in_meters,lock_version,created_at,updated_at) VALUES " calcext:value-type="string">
            <text:p>INSERT INTO passage_types (id,code,length_in_meters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0025</text:p>
          </table:table-cell>
          <table:table-cell table:style-name="ce18" office:value-type="float" office:value="25" calcext:value-type="float">
            <text:p>25</text:p>
          </table:table-cell>
          <table:table-cell table:style-name="ce18" table:number-columns-repeated="2"/>
          <table:table-cell office:value-type="string" calcext:value-type="string">
            <text:p>25 METRI</text:p>
          </table:table-cell>
          <table:table-cell office:value-type="string" calcext:value-type="string">
            <text:p>25 METERS</text:p>
          </table:table-cell>
          <table:table-cell table:formula="of:=[.C49]&amp;&quot;M&quot;" office:value-type="string" office:string-value="25M" calcext:value-type="string">
            <text:p>25M</text:p>
          </table:table-cell>
          <table:table-cell table:formula="of:=[.C49]&amp;&quot;M&quot;" office:value-type="string" office:string-value="25M" calcext:value-type="string">
            <text:p>25M</text:p>
          </table:table-cell>
          <table:table-cell table:number-columns-repeated="5"/>
          <table:table-cell table:formula="of:=&quot;(&quot;&amp;[.A49]&amp;&quot;,'&quot;&amp;[.B49]&amp;&quot;',&quot;&amp;[.C49]&amp;&quot;,0,CURDATE(),CURDATE())&quot;&amp;IF([.$A50]&gt;0;&quot;,&quot;;&quot;;&quot;)" office:value-type="string" office:string-value="(1,'P0025',25,0,CURDATE(),CURDATE())," calcext:value-type="string">
            <text:p>(1,'P0025',25,0,CURDATE(),CURDATE()),</text:p>
          </table:table-cell>
          <table:table-cell table:formula="of:=&quot;    i18n_short_&quot;&amp;[.$B49]&amp;&quot;: &quot;&amp;CHAR(34)&amp;[.H49]&amp;CHAR(34)&amp;CHAR(13)&amp;CHAR(10)&amp;&quot;    i18n_description_&quot;&amp;[.$B49]&amp;&quot;: &quot;&amp;CHAR(34)&amp;[.F49]&amp;CHAR(34)" office:value-type="string" office:string-value="    i18n_short_P0025: &quot;25M&quot;&#13;&#10;    i18n_description_P0025: &quot;25 METRI&quot;" calcext:value-type="string">
            <text:p>    i18n_short_P0025: "25M"</text:p>
            <text:p>    i18n_description_P0025: "25 METRI"</text:p>
          </table:table-cell>
          <table:table-cell table:formula="of:=&quot;    i18n_short_&quot;&amp;[.$B49]&amp;&quot;: &quot;&amp;CHAR(34)&amp;[.I49]&amp;CHAR(34)&amp;CHAR(13)&amp;CHAR(10)&amp;&quot;    i18n_description_&quot;&amp;[.$B49]&amp;&quot;: &quot;&amp;CHAR(34)&amp;[.G49]&amp;CHAR(34)" office:value-type="string" office:string-value="    i18n_short_P0025: &quot;25M&quot;&#13;&#10;    i18n_description_P0025: &quot;25 METERS&quot;" calcext:value-type="string">
            <text:p>    i18n_short_P0025: "25M"</text:p>
            <text:p>    i18n_description_P0025: "25 METER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0050</text:p>
          </table:table-cell>
          <table:table-cell table:style-name="ce18" office:value-type="float" office:value="50" calcext:value-type="float">
            <text:p>50</text:p>
          </table:table-cell>
          <table:table-cell table:style-name="ce18" table:number-columns-repeated="2"/>
          <table:table-cell office:value-type="string" calcext:value-type="string">
            <text:p>50 METRI</text:p>
          </table:table-cell>
          <table:table-cell office:value-type="string" calcext:value-type="string">
            <text:p>50 METERS</text:p>
          </table:table-cell>
          <table:table-cell table:formula="of:=[.C50]&amp;&quot;M&quot;" office:value-type="string" office:string-value="50M" calcext:value-type="string">
            <text:p>50M</text:p>
          </table:table-cell>
          <table:table-cell table:formula="of:=[.C50]&amp;&quot;M&quot;" office:value-type="string" office:string-value="50M" calcext:value-type="string">
            <text:p>50M</text:p>
          </table:table-cell>
          <table:table-cell table:number-columns-repeated="5"/>
          <table:table-cell table:formula="of:=&quot;(&quot;&amp;[.A50]&amp;&quot;,'&quot;&amp;[.B50]&amp;&quot;',&quot;&amp;[.C50]&amp;&quot;,0,CURDATE(),CURDATE())&quot;&amp;IF([.$A51]&gt;0;&quot;,&quot;;&quot;;&quot;)" office:value-type="string" office:string-value="(2,'P0050',50,0,CURDATE(),CURDATE())," calcext:value-type="string">
            <text:p>(2,'P0050',50,0,CURDATE(),CURDATE()),</text:p>
          </table:table-cell>
          <table:table-cell table:formula="of:=&quot;    i18n_short_&quot;&amp;[.$B50]&amp;&quot;: &quot;&amp;CHAR(34)&amp;[.H50]&amp;CHAR(34)&amp;CHAR(13)&amp;CHAR(10)&amp;&quot;    i18n_description_&quot;&amp;[.$B50]&amp;&quot;: &quot;&amp;CHAR(34)&amp;[.F50]&amp;CHAR(34)" office:value-type="string" office:string-value="    i18n_short_P0050: &quot;50M&quot;&#13;&#10;    i18n_description_P0050: &quot;50 METRI&quot;" calcext:value-type="string">
            <text:p>    i18n_short_P0050: "50M"</text:p>
            <text:p>    i18n_description_P0050: "50 METRI"</text:p>
          </table:table-cell>
          <table:table-cell table:formula="of:=&quot;    i18n_short_&quot;&amp;[.$B50]&amp;&quot;: &quot;&amp;CHAR(34)&amp;[.I50]&amp;CHAR(34)&amp;CHAR(13)&amp;CHAR(10)&amp;&quot;    i18n_description_&quot;&amp;[.$B50]&amp;&quot;: &quot;&amp;CHAR(34)&amp;[.G50]&amp;CHAR(34)" office:value-type="string" office:string-value="    i18n_short_P0050: &quot;50M&quot;&#13;&#10;    i18n_description_P0050: &quot;50 METERS&quot;" calcext:value-type="string">
            <text:p>    i18n_short_P0050: "50M"</text:p>
            <text:p>    i18n_description_P0050: "50 METER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P0075</text:p>
          </table:table-cell>
          <table:table-cell table:style-name="ce18" office:value-type="float" office:value="75" calcext:value-type="float">
            <text:p>75</text:p>
          </table:table-cell>
          <table:table-cell table:style-name="ce18" table:number-columns-repeated="2"/>
          <table:table-cell office:value-type="string" calcext:value-type="string">
            <text:p>75 METRI</text:p>
          </table:table-cell>
          <table:table-cell office:value-type="string" calcext:value-type="string">
            <text:p>75 METERS</text:p>
          </table:table-cell>
          <table:table-cell table:formula="of:=[.C51]&amp;&quot;M&quot;" office:value-type="string" office:string-value="75M" calcext:value-type="string">
            <text:p>75M</text:p>
          </table:table-cell>
          <table:table-cell table:formula="of:=[.C51]&amp;&quot;M&quot;" office:value-type="string" office:string-value="75M" calcext:value-type="string">
            <text:p>75M</text:p>
          </table:table-cell>
          <table:table-cell table:number-columns-repeated="5"/>
          <table:table-cell table:formula="of:=&quot;(&quot;&amp;[.A51]&amp;&quot;,'&quot;&amp;[.B51]&amp;&quot;',&quot;&amp;[.C51]&amp;&quot;,0,CURDATE(),CURDATE())&quot;&amp;IF([.$A52]&gt;0;&quot;,&quot;;&quot;;&quot;)" office:value-type="string" office:string-value="(3,'P0075',75,0,CURDATE(),CURDATE())," calcext:value-type="string">
            <text:p>(3,'P0075',75,0,CURDATE(),CURDATE()),</text:p>
          </table:table-cell>
          <table:table-cell table:formula="of:=&quot;    i18n_short_&quot;&amp;[.$B51]&amp;&quot;: &quot;&amp;CHAR(34)&amp;[.H51]&amp;CHAR(34)&amp;CHAR(13)&amp;CHAR(10)&amp;&quot;    i18n_description_&quot;&amp;[.$B51]&amp;&quot;: &quot;&amp;CHAR(34)&amp;[.F51]&amp;CHAR(34)" office:value-type="string" office:string-value="    i18n_short_P0075: &quot;75M&quot;&#13;&#10;    i18n_description_P0075: &quot;75 METRI&quot;" calcext:value-type="string">
            <text:p>    i18n_short_P0075: "75M"</text:p>
            <text:p>    i18n_description_P0075: "75 METRI"</text:p>
          </table:table-cell>
          <table:table-cell table:formula="of:=&quot;    i18n_short_&quot;&amp;[.$B51]&amp;&quot;: &quot;&amp;CHAR(34)&amp;[.I51]&amp;CHAR(34)&amp;CHAR(13)&amp;CHAR(10)&amp;&quot;    i18n_description_&quot;&amp;[.$B51]&amp;&quot;: &quot;&amp;CHAR(34)&amp;[.G51]&amp;CHAR(34)" office:value-type="string" office:string-value="    i18n_short_P0075: &quot;75M&quot;&#13;&#10;    i18n_description_P0075: &quot;75 METERS&quot;" calcext:value-type="string">
            <text:p>    i18n_short_P0075: "75M"</text:p>
            <text:p>    i18n_description_P0075: "75 METER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P010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office:value-type="string" calcext:value-type="string">
            <text:p>100 METRI</text:p>
          </table:table-cell>
          <table:table-cell office:value-type="string" calcext:value-type="string">
            <text:p>100 METERS</text:p>
          </table:table-cell>
          <table:table-cell table:formula="of:=[.C52]&amp;&quot;M&quot;" office:value-type="string" office:string-value="100M" calcext:value-type="string">
            <text:p>100M</text:p>
          </table:table-cell>
          <table:table-cell table:formula="of:=[.C52]&amp;&quot;M&quot;" office:value-type="string" office:string-value="100M" calcext:value-type="string">
            <text:p>100M</text:p>
          </table:table-cell>
          <table:table-cell table:number-columns-repeated="5"/>
          <table:table-cell table:formula="of:=&quot;(&quot;&amp;[.A52]&amp;&quot;,'&quot;&amp;[.B52]&amp;&quot;',&quot;&amp;[.C52]&amp;&quot;,0,CURDATE(),CURDATE())&quot;&amp;IF([.$A53]&gt;0;&quot;,&quot;;&quot;;&quot;)" office:value-type="string" office:string-value="(4,'P0100',100,0,CURDATE(),CURDATE())," calcext:value-type="string">
            <text:p>(4,'P0100',100,0,CURDATE(),CURDATE()),</text:p>
          </table:table-cell>
          <table:table-cell table:formula="of:=&quot;    i18n_short_&quot;&amp;[.$B52]&amp;&quot;: &quot;&amp;CHAR(34)&amp;[.H52]&amp;CHAR(34)&amp;CHAR(13)&amp;CHAR(10)&amp;&quot;    i18n_description_&quot;&amp;[.$B52]&amp;&quot;: &quot;&amp;CHAR(34)&amp;[.F52]&amp;CHAR(34)" office:value-type="string" office:string-value="    i18n_short_P0100: &quot;100M&quot;&#13;&#10;    i18n_description_P0100: &quot;100 METRI&quot;" calcext:value-type="string">
            <text:p>    i18n_short_P0100: "100M"</text:p>
            <text:p>    i18n_description_P0100: "100 METRI"</text:p>
          </table:table-cell>
          <table:table-cell table:formula="of:=&quot;    i18n_short_&quot;&amp;[.$B52]&amp;&quot;: &quot;&amp;CHAR(34)&amp;[.I52]&amp;CHAR(34)&amp;CHAR(13)&amp;CHAR(10)&amp;&quot;    i18n_description_&quot;&amp;[.$B52]&amp;&quot;: &quot;&amp;CHAR(34)&amp;[.G52]&amp;CHAR(34)" office:value-type="string" office:string-value="    i18n_short_P0100: &quot;100M&quot;&#13;&#10;    i18n_description_P0100: &quot;100 METERS&quot;" calcext:value-type="string">
            <text:p>    i18n_short_P0100: "100M"</text:p>
            <text:p>    i18n_description_P0100: "100 METERS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P0125</text:p>
          </table:table-cell>
          <table:table-cell table:style-name="ce18" office:value-type="float" office:value="125" calcext:value-type="float">
            <text:p>125</text:p>
          </table:table-cell>
          <table:table-cell table:style-name="ce18" table:number-columns-repeated="2"/>
          <table:table-cell office:value-type="string" calcext:value-type="string">
            <text:p>125 METRI</text:p>
          </table:table-cell>
          <table:table-cell office:value-type="string" calcext:value-type="string">
            <text:p>125 METERS</text:p>
          </table:table-cell>
          <table:table-cell table:formula="of:=[.C53]&amp;&quot;M&quot;" office:value-type="string" office:string-value="125M" calcext:value-type="string">
            <text:p>125M</text:p>
          </table:table-cell>
          <table:table-cell table:formula="of:=[.C53]&amp;&quot;M&quot;" office:value-type="string" office:string-value="125M" calcext:value-type="string">
            <text:p>125M</text:p>
          </table:table-cell>
          <table:table-cell table:number-columns-repeated="5"/>
          <table:table-cell table:formula="of:=&quot;(&quot;&amp;[.A53]&amp;&quot;,'&quot;&amp;[.B53]&amp;&quot;',&quot;&amp;[.C53]&amp;&quot;,0,CURDATE(),CURDATE())&quot;&amp;IF([.$A54]&gt;0;&quot;,&quot;;&quot;;&quot;)" office:value-type="string" office:string-value="(5,'P0125',125,0,CURDATE(),CURDATE())," calcext:value-type="string">
            <text:p>(5,'P0125',125,0,CURDATE(),CURDATE()),</text:p>
          </table:table-cell>
          <table:table-cell table:formula="of:=&quot;    i18n_short_&quot;&amp;[.$B53]&amp;&quot;: &quot;&amp;CHAR(34)&amp;[.H53]&amp;CHAR(34)&amp;CHAR(13)&amp;CHAR(10)&amp;&quot;    i18n_description_&quot;&amp;[.$B53]&amp;&quot;: &quot;&amp;CHAR(34)&amp;[.F53]&amp;CHAR(34)" office:value-type="string" office:string-value="    i18n_short_P0125: &quot;125M&quot;&#13;&#10;    i18n_description_P0125: &quot;125 METRI&quot;" calcext:value-type="string">
            <text:p>    i18n_short_P0125: "125M"</text:p>
            <text:p>    i18n_description_P0125: "125 METRI"</text:p>
          </table:table-cell>
          <table:table-cell table:formula="of:=&quot;    i18n_short_&quot;&amp;[.$B53]&amp;&quot;: &quot;&amp;CHAR(34)&amp;[.I53]&amp;CHAR(34)&amp;CHAR(13)&amp;CHAR(10)&amp;&quot;    i18n_description_&quot;&amp;[.$B53]&amp;&quot;: &quot;&amp;CHAR(34)&amp;[.G53]&amp;CHAR(34)" office:value-type="string" office:string-value="    i18n_short_P0125: &quot;125M&quot;&#13;&#10;    i18n_description_P0125: &quot;125 METERS&quot;" calcext:value-type="string">
            <text:p>    i18n_short_P0125: "125M"</text:p>
            <text:p>    i18n_description_P0125: "125 METERS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P015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number-columns-repeated="2"/>
          <table:table-cell office:value-type="string" calcext:value-type="string">
            <text:p>150 METRI</text:p>
          </table:table-cell>
          <table:table-cell office:value-type="string" calcext:value-type="string">
            <text:p>150 METERS</text:p>
          </table:table-cell>
          <table:table-cell table:formula="of:=[.C54]&amp;&quot;M&quot;" office:value-type="string" office:string-value="150M" calcext:value-type="string">
            <text:p>150M</text:p>
          </table:table-cell>
          <table:table-cell table:formula="of:=[.C54]&amp;&quot;M&quot;" office:value-type="string" office:string-value="150M" calcext:value-type="string">
            <text:p>150M</text:p>
          </table:table-cell>
          <table:table-cell table:number-columns-repeated="5"/>
          <table:table-cell table:formula="of:=&quot;(&quot;&amp;[.A54]&amp;&quot;,'&quot;&amp;[.B54]&amp;&quot;',&quot;&amp;[.C54]&amp;&quot;,0,CURDATE(),CURDATE())&quot;&amp;IF([.$A55]&gt;0;&quot;,&quot;;&quot;;&quot;)" office:value-type="string" office:string-value="(6,'P0150',150,0,CURDATE(),CURDATE())," calcext:value-type="string">
            <text:p>(6,'P0150',150,0,CURDATE(),CURDATE()),</text:p>
          </table:table-cell>
          <table:table-cell table:formula="of:=&quot;    i18n_short_&quot;&amp;[.$B54]&amp;&quot;: &quot;&amp;CHAR(34)&amp;[.H54]&amp;CHAR(34)&amp;CHAR(13)&amp;CHAR(10)&amp;&quot;    i18n_description_&quot;&amp;[.$B54]&amp;&quot;: &quot;&amp;CHAR(34)&amp;[.F54]&amp;CHAR(34)" office:value-type="string" office:string-value="    i18n_short_P0150: &quot;150M&quot;&#13;&#10;    i18n_description_P0150: &quot;150 METRI&quot;" calcext:value-type="string">
            <text:p>    i18n_short_P0150: "150M"</text:p>
            <text:p>    i18n_description_P0150: "150 METRI"</text:p>
          </table:table-cell>
          <table:table-cell table:formula="of:=&quot;    i18n_short_&quot;&amp;[.$B54]&amp;&quot;: &quot;&amp;CHAR(34)&amp;[.I54]&amp;CHAR(34)&amp;CHAR(13)&amp;CHAR(10)&amp;&quot;    i18n_description_&quot;&amp;[.$B54]&amp;&quot;: &quot;&amp;CHAR(34)&amp;[.G54]&amp;CHAR(34)" office:value-type="string" office:string-value="    i18n_short_P0150: &quot;150M&quot;&#13;&#10;    i18n_description_P0150: &quot;150 METERS&quot;" calcext:value-type="string">
            <text:p>    i18n_short_P0150: "150M"</text:p>
            <text:p>    i18n_description_P0150: "150 METERS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P0175</text:p>
          </table:table-cell>
          <table:table-cell table:style-name="ce18" office:value-type="float" office:value="175" calcext:value-type="float">
            <text:p>175</text:p>
          </table:table-cell>
          <table:table-cell table:style-name="ce18" table:number-columns-repeated="2"/>
          <table:table-cell office:value-type="string" calcext:value-type="string">
            <text:p>175 METRI</text:p>
          </table:table-cell>
          <table:table-cell office:value-type="string" calcext:value-type="string">
            <text:p>175 METERS</text:p>
          </table:table-cell>
          <table:table-cell table:formula="of:=[.C55]&amp;&quot;M&quot;" office:value-type="string" office:string-value="175M" calcext:value-type="string">
            <text:p>175M</text:p>
          </table:table-cell>
          <table:table-cell table:formula="of:=[.C55]&amp;&quot;M&quot;" office:value-type="string" office:string-value="175M" calcext:value-type="string">
            <text:p>175M</text:p>
          </table:table-cell>
          <table:table-cell table:number-columns-repeated="5"/>
          <table:table-cell table:formula="of:=&quot;(&quot;&amp;[.A55]&amp;&quot;,'&quot;&amp;[.B55]&amp;&quot;',&quot;&amp;[.C55]&amp;&quot;,0,CURDATE(),CURDATE())&quot;&amp;IF([.$A56]&gt;0;&quot;,&quot;;&quot;;&quot;)" office:value-type="string" office:string-value="(7,'P0175',175,0,CURDATE(),CURDATE())," calcext:value-type="string">
            <text:p>(7,'P0175',175,0,CURDATE(),CURDATE()),</text:p>
          </table:table-cell>
          <table:table-cell table:formula="of:=&quot;    i18n_short_&quot;&amp;[.$B55]&amp;&quot;: &quot;&amp;CHAR(34)&amp;[.H55]&amp;CHAR(34)&amp;CHAR(13)&amp;CHAR(10)&amp;&quot;    i18n_description_&quot;&amp;[.$B55]&amp;&quot;: &quot;&amp;CHAR(34)&amp;[.F55]&amp;CHAR(34)" office:value-type="string" office:string-value="    i18n_short_P0175: &quot;175M&quot;&#13;&#10;    i18n_description_P0175: &quot;175 METRI&quot;" calcext:value-type="string">
            <text:p>    i18n_short_P0175: "175M"</text:p>
            <text:p>    i18n_description_P0175: "175 METRI"</text:p>
          </table:table-cell>
          <table:table-cell table:formula="of:=&quot;    i18n_short_&quot;&amp;[.$B55]&amp;&quot;: &quot;&amp;CHAR(34)&amp;[.I55]&amp;CHAR(34)&amp;CHAR(13)&amp;CHAR(10)&amp;&quot;    i18n_description_&quot;&amp;[.$B55]&amp;&quot;: &quot;&amp;CHAR(34)&amp;[.G55]&amp;CHAR(34)" office:value-type="string" office:string-value="    i18n_short_P0175: &quot;175M&quot;&#13;&#10;    i18n_description_P0175: &quot;175 METERS&quot;" calcext:value-type="string">
            <text:p>    i18n_short_P0175: "175M"</text:p>
            <text:p>    i18n_description_P0175: "175 METERS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P0200</text:p>
          </table:table-cell>
          <table:table-cell table:style-name="ce18" office:value-type="float" office:value="200" calcext:value-type="float">
            <text:p>200</text:p>
          </table:table-cell>
          <table:table-cell table:style-name="ce18" table:number-columns-repeated="2"/>
          <table:table-cell office:value-type="string" calcext:value-type="string">
            <text:p>200 METRI</text:p>
          </table:table-cell>
          <table:table-cell office:value-type="string" calcext:value-type="string">
            <text:p>200 METERS</text:p>
          </table:table-cell>
          <table:table-cell table:formula="of:=[.C56]&amp;&quot;M&quot;" office:value-type="string" office:string-value="200M" calcext:value-type="string">
            <text:p>200M</text:p>
          </table:table-cell>
          <table:table-cell table:formula="of:=[.C56]&amp;&quot;M&quot;" office:value-type="string" office:string-value="200M" calcext:value-type="string">
            <text:p>200M</text:p>
          </table:table-cell>
          <table:table-cell table:number-columns-repeated="5"/>
          <table:table-cell table:formula="of:=&quot;(&quot;&amp;[.A56]&amp;&quot;,'&quot;&amp;[.B56]&amp;&quot;',&quot;&amp;[.C56]&amp;&quot;,0,CURDATE(),CURDATE())&quot;&amp;IF([.$A57]&gt;0;&quot;,&quot;;&quot;;&quot;)" office:value-type="string" office:string-value="(8,'P0200',200,0,CURDATE(),CURDATE())," calcext:value-type="string">
            <text:p>(8,'P0200',200,0,CURDATE(),CURDATE()),</text:p>
          </table:table-cell>
          <table:table-cell table:formula="of:=&quot;    i18n_short_&quot;&amp;[.$B56]&amp;&quot;: &quot;&amp;CHAR(34)&amp;[.H56]&amp;CHAR(34)&amp;CHAR(13)&amp;CHAR(10)&amp;&quot;    i18n_description_&quot;&amp;[.$B56]&amp;&quot;: &quot;&amp;CHAR(34)&amp;[.F56]&amp;CHAR(34)" office:value-type="string" office:string-value="    i18n_short_P0200: &quot;200M&quot;&#13;&#10;    i18n_description_P0200: &quot;200 METRI&quot;" calcext:value-type="string">
            <text:p>    i18n_short_P0200: "200M"</text:p>
            <text:p>    i18n_description_P0200: "200 METRI"</text:p>
          </table:table-cell>
          <table:table-cell table:formula="of:=&quot;    i18n_short_&quot;&amp;[.$B56]&amp;&quot;: &quot;&amp;CHAR(34)&amp;[.I56]&amp;CHAR(34)&amp;CHAR(13)&amp;CHAR(10)&amp;&quot;    i18n_description_&quot;&amp;[.$B56]&amp;&quot;: &quot;&amp;CHAR(34)&amp;[.G56]&amp;CHAR(34)" office:value-type="string" office:string-value="    i18n_short_P0200: &quot;200M&quot;&#13;&#10;    i18n_description_P0200: &quot;200 METERS&quot;" calcext:value-type="string">
            <text:p>    i18n_short_P0200: "200M"</text:p>
            <text:p>    i18n_description_P0200: "200 METERS"</text:p>
          </table:table-cell>
          <table:table-cell table:number-columns-repeated="100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P0225</text:p>
          </table:table-cell>
          <table:table-cell table:style-name="ce18" office:value-type="float" office:value="225" calcext:value-type="float">
            <text:p>225</text:p>
          </table:table-cell>
          <table:table-cell table:style-name="ce18" table:number-columns-repeated="2"/>
          <table:table-cell office:value-type="string" calcext:value-type="string">
            <text:p>225 METRI</text:p>
          </table:table-cell>
          <table:table-cell office:value-type="string" calcext:value-type="string">
            <text:p>225 METERS</text:p>
          </table:table-cell>
          <table:table-cell table:formula="of:=[.C57]&amp;&quot;M&quot;" office:value-type="string" office:string-value="225M" calcext:value-type="string">
            <text:p>225M</text:p>
          </table:table-cell>
          <table:table-cell table:formula="of:=[.C57]&amp;&quot;M&quot;" office:value-type="string" office:string-value="225M" calcext:value-type="string">
            <text:p>225M</text:p>
          </table:table-cell>
          <table:table-cell table:number-columns-repeated="5"/>
          <table:table-cell table:formula="of:=&quot;(&quot;&amp;[.A57]&amp;&quot;,'&quot;&amp;[.B57]&amp;&quot;',&quot;&amp;[.C57]&amp;&quot;,0,CURDATE(),CURDATE())&quot;&amp;IF([.$A58]&gt;0;&quot;,&quot;;&quot;;&quot;)" office:value-type="string" office:string-value="(9,'P0225',225,0,CURDATE(),CURDATE())," calcext:value-type="string">
            <text:p>(9,'P0225',225,0,CURDATE(),CURDATE()),</text:p>
          </table:table-cell>
          <table:table-cell table:formula="of:=&quot;    i18n_short_&quot;&amp;[.$B57]&amp;&quot;: &quot;&amp;CHAR(34)&amp;[.H57]&amp;CHAR(34)&amp;CHAR(13)&amp;CHAR(10)&amp;&quot;    i18n_description_&quot;&amp;[.$B57]&amp;&quot;: &quot;&amp;CHAR(34)&amp;[.F57]&amp;CHAR(34)" office:value-type="string" office:string-value="    i18n_short_P0225: &quot;225M&quot;&#13;&#10;    i18n_description_P0225: &quot;225 METRI&quot;" calcext:value-type="string">
            <text:p>    i18n_short_P0225: "225M"</text:p>
            <text:p>    i18n_description_P0225: "225 METRI"</text:p>
          </table:table-cell>
          <table:table-cell table:formula="of:=&quot;    i18n_short_&quot;&amp;[.$B57]&amp;&quot;: &quot;&amp;CHAR(34)&amp;[.I57]&amp;CHAR(34)&amp;CHAR(13)&amp;CHAR(10)&amp;&quot;    i18n_description_&quot;&amp;[.$B57]&amp;&quot;: &quot;&amp;CHAR(34)&amp;[.G57]&amp;CHAR(34)" office:value-type="string" office:string-value="    i18n_short_P0225: &quot;225M&quot;&#13;&#10;    i18n_description_P0225: &quot;225 METERS&quot;" calcext:value-type="string">
            <text:p>    i18n_short_P0225: "225M"</text:p>
            <text:p>    i18n_description_P0225: "225 METERS"</text:p>
          </table:table-cell>
          <table:table-cell table:number-columns-repeated="100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P0250</text:p>
          </table:table-cell>
          <table:table-cell table:style-name="ce18" office:value-type="float" office:value="250" calcext:value-type="float">
            <text:p>250</text:p>
          </table:table-cell>
          <table:table-cell table:style-name="ce18" table:number-columns-repeated="2"/>
          <table:table-cell office:value-type="string" calcext:value-type="string">
            <text:p>250 METRI</text:p>
          </table:table-cell>
          <table:table-cell office:value-type="string" calcext:value-type="string">
            <text:p>250 METERS</text:p>
          </table:table-cell>
          <table:table-cell table:formula="of:=[.C58]&amp;&quot;M&quot;" office:value-type="string" office:string-value="250M" calcext:value-type="string">
            <text:p>250M</text:p>
          </table:table-cell>
          <table:table-cell table:formula="of:=[.C58]&amp;&quot;M&quot;" office:value-type="string" office:string-value="250M" calcext:value-type="string">
            <text:p>250M</text:p>
          </table:table-cell>
          <table:table-cell table:number-columns-repeated="5"/>
          <table:table-cell table:formula="of:=&quot;(&quot;&amp;[.A58]&amp;&quot;,'&quot;&amp;[.B58]&amp;&quot;',&quot;&amp;[.C58]&amp;&quot;,0,CURDATE(),CURDATE())&quot;&amp;IF([.$A59]&gt;0;&quot;,&quot;;&quot;;&quot;)" office:value-type="string" office:string-value="(10,'P0250',250,0,CURDATE(),CURDATE())," calcext:value-type="string">
            <text:p>(10,'P0250',250,0,CURDATE(),CURDATE()),</text:p>
          </table:table-cell>
          <table:table-cell table:formula="of:=&quot;    i18n_short_&quot;&amp;[.$B58]&amp;&quot;: &quot;&amp;CHAR(34)&amp;[.H58]&amp;CHAR(34)&amp;CHAR(13)&amp;CHAR(10)&amp;&quot;    i18n_description_&quot;&amp;[.$B58]&amp;&quot;: &quot;&amp;CHAR(34)&amp;[.F58]&amp;CHAR(34)" office:value-type="string" office:string-value="    i18n_short_P0250: &quot;250M&quot;&#13;&#10;    i18n_description_P0250: &quot;250 METRI&quot;" calcext:value-type="string">
            <text:p>    i18n_short_P0250: "250M"</text:p>
            <text:p>    i18n_description_P0250: "250 METRI"</text:p>
          </table:table-cell>
          <table:table-cell table:formula="of:=&quot;    i18n_short_&quot;&amp;[.$B58]&amp;&quot;: &quot;&amp;CHAR(34)&amp;[.I58]&amp;CHAR(34)&amp;CHAR(13)&amp;CHAR(10)&amp;&quot;    i18n_description_&quot;&amp;[.$B58]&amp;&quot;: &quot;&amp;CHAR(34)&amp;[.G58]&amp;CHAR(34)" office:value-type="string" office:string-value="    i18n_short_P0250: &quot;250M&quot;&#13;&#10;    i18n_description_P0250: &quot;250 METERS&quot;" calcext:value-type="string">
            <text:p>    i18n_short_P0250: "250M"</text:p>
            <text:p>    i18n_description_P0250: "250 METERS"</text:p>
          </table:table-cell>
          <table:table-cell table:number-columns-repeated="100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P0275</text:p>
          </table:table-cell>
          <table:table-cell table:style-name="ce18" office:value-type="float" office:value="275" calcext:value-type="float">
            <text:p>275</text:p>
          </table:table-cell>
          <table:table-cell table:style-name="ce18" table:number-columns-repeated="2"/>
          <table:table-cell office:value-type="string" calcext:value-type="string">
            <text:p>275 METRI</text:p>
          </table:table-cell>
          <table:table-cell office:value-type="string" calcext:value-type="string">
            <text:p>275 METERS</text:p>
          </table:table-cell>
          <table:table-cell table:formula="of:=[.C59]&amp;&quot;M&quot;" office:value-type="string" office:string-value="275M" calcext:value-type="string">
            <text:p>275M</text:p>
          </table:table-cell>
          <table:table-cell table:formula="of:=[.C59]&amp;&quot;M&quot;" office:value-type="string" office:string-value="275M" calcext:value-type="string">
            <text:p>275M</text:p>
          </table:table-cell>
          <table:table-cell table:number-columns-repeated="5"/>
          <table:table-cell table:formula="of:=&quot;(&quot;&amp;[.A59]&amp;&quot;,'&quot;&amp;[.B59]&amp;&quot;',&quot;&amp;[.C59]&amp;&quot;,0,CURDATE(),CURDATE())&quot;&amp;IF([.$A60]&gt;0;&quot;,&quot;;&quot;;&quot;)" office:value-type="string" office:string-value="(11,'P0275',275,0,CURDATE(),CURDATE())," calcext:value-type="string">
            <text:p>(11,'P0275',275,0,CURDATE(),CURDATE()),</text:p>
          </table:table-cell>
          <table:table-cell table:formula="of:=&quot;    i18n_short_&quot;&amp;[.$B59]&amp;&quot;: &quot;&amp;CHAR(34)&amp;[.H59]&amp;CHAR(34)&amp;CHAR(13)&amp;CHAR(10)&amp;&quot;    i18n_description_&quot;&amp;[.$B59]&amp;&quot;: &quot;&amp;CHAR(34)&amp;[.F59]&amp;CHAR(34)" office:value-type="string" office:string-value="    i18n_short_P0275: &quot;275M&quot;&#13;&#10;    i18n_description_P0275: &quot;275 METRI&quot;" calcext:value-type="string">
            <text:p>    i18n_short_P0275: "275M"</text:p>
            <text:p>    i18n_description_P0275: "275 METRI"</text:p>
          </table:table-cell>
          <table:table-cell table:formula="of:=&quot;    i18n_short_&quot;&amp;[.$B59]&amp;&quot;: &quot;&amp;CHAR(34)&amp;[.I59]&amp;CHAR(34)&amp;CHAR(13)&amp;CHAR(10)&amp;&quot;    i18n_description_&quot;&amp;[.$B59]&amp;&quot;: &quot;&amp;CHAR(34)&amp;[.G59]&amp;CHAR(34)" office:value-type="string" office:string-value="    i18n_short_P0275: &quot;275M&quot;&#13;&#10;    i18n_description_P0275: &quot;275 METERS&quot;" calcext:value-type="string">
            <text:p>    i18n_short_P0275: "275M"</text:p>
            <text:p>    i18n_description_P0275: "275 METERS"</text:p>
          </table:table-cell>
          <table:table-cell table:number-columns-repeated="100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P0300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table:number-columns-repeated="2"/>
          <table:table-cell office:value-type="string" calcext:value-type="string">
            <text:p>300 METRI</text:p>
          </table:table-cell>
          <table:table-cell office:value-type="string" calcext:value-type="string">
            <text:p>300 METERS</text:p>
          </table:table-cell>
          <table:table-cell table:formula="of:=[.C60]&amp;&quot;M&quot;" office:value-type="string" office:string-value="300M" calcext:value-type="string">
            <text:p>300M</text:p>
          </table:table-cell>
          <table:table-cell table:formula="of:=[.C60]&amp;&quot;M&quot;" office:value-type="string" office:string-value="300M" calcext:value-type="string">
            <text:p>300M</text:p>
          </table:table-cell>
          <table:table-cell table:number-columns-repeated="5"/>
          <table:table-cell table:formula="of:=&quot;(&quot;&amp;[.A60]&amp;&quot;,'&quot;&amp;[.B60]&amp;&quot;',&quot;&amp;[.C60]&amp;&quot;,0,CURDATE(),CURDATE())&quot;&amp;IF([.$A61]&gt;0;&quot;,&quot;;&quot;;&quot;)" office:value-type="string" office:string-value="(12,'P0300',300,0,CURDATE(),CURDATE())," calcext:value-type="string">
            <text:p>(12,'P0300',300,0,CURDATE(),CURDATE()),</text:p>
          </table:table-cell>
          <table:table-cell table:formula="of:=&quot;    i18n_short_&quot;&amp;[.$B60]&amp;&quot;: &quot;&amp;CHAR(34)&amp;[.H60]&amp;CHAR(34)&amp;CHAR(13)&amp;CHAR(10)&amp;&quot;    i18n_description_&quot;&amp;[.$B60]&amp;&quot;: &quot;&amp;CHAR(34)&amp;[.F60]&amp;CHAR(34)" office:value-type="string" office:string-value="    i18n_short_P0300: &quot;300M&quot;&#13;&#10;    i18n_description_P0300: &quot;300 METRI&quot;" calcext:value-type="string">
            <text:p>    i18n_short_P0300: "300M"</text:p>
            <text:p>    i18n_description_P0300: "300 METRI"</text:p>
          </table:table-cell>
          <table:table-cell table:formula="of:=&quot;    i18n_short_&quot;&amp;[.$B60]&amp;&quot;: &quot;&amp;CHAR(34)&amp;[.I60]&amp;CHAR(34)&amp;CHAR(13)&amp;CHAR(10)&amp;&quot;    i18n_description_&quot;&amp;[.$B60]&amp;&quot;: &quot;&amp;CHAR(34)&amp;[.G60]&amp;CHAR(34)" office:value-type="string" office:string-value="    i18n_short_P0300: &quot;300M&quot;&#13;&#10;    i18n_description_P0300: &quot;300 METERS&quot;" calcext:value-type="string">
            <text:p>    i18n_short_P0300: "300M"</text:p>
            <text:p>    i18n_description_P0300: "300 METERS"</text:p>
          </table:table-cell>
          <table:table-cell table:number-columns-repeated="100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P0325</text:p>
          </table:table-cell>
          <table:table-cell table:style-name="ce18" office:value-type="float" office:value="325" calcext:value-type="float">
            <text:p>325</text:p>
          </table:table-cell>
          <table:table-cell table:style-name="ce18" table:number-columns-repeated="2"/>
          <table:table-cell office:value-type="string" calcext:value-type="string">
            <text:p>325 METRI</text:p>
          </table:table-cell>
          <table:table-cell office:value-type="string" calcext:value-type="string">
            <text:p>325 METERS</text:p>
          </table:table-cell>
          <table:table-cell table:formula="of:=[.C61]&amp;&quot;M&quot;" office:value-type="string" office:string-value="325M" calcext:value-type="string">
            <text:p>325M</text:p>
          </table:table-cell>
          <table:table-cell table:formula="of:=[.C61]&amp;&quot;M&quot;" office:value-type="string" office:string-value="325M" calcext:value-type="string">
            <text:p>325M</text:p>
          </table:table-cell>
          <table:table-cell table:number-columns-repeated="5"/>
          <table:table-cell table:formula="of:=&quot;(&quot;&amp;[.A61]&amp;&quot;,'&quot;&amp;[.B61]&amp;&quot;',&quot;&amp;[.C61]&amp;&quot;,0,CURDATE(),CURDATE())&quot;&amp;IF([.$A62]&gt;0;&quot;,&quot;;&quot;;&quot;)" office:value-type="string" office:string-value="(13,'P0325',325,0,CURDATE(),CURDATE())," calcext:value-type="string">
            <text:p>(13,'P0325',325,0,CURDATE(),CURDATE()),</text:p>
          </table:table-cell>
          <table:table-cell table:formula="of:=&quot;    i18n_short_&quot;&amp;[.$B61]&amp;&quot;: &quot;&amp;CHAR(34)&amp;[.H61]&amp;CHAR(34)&amp;CHAR(13)&amp;CHAR(10)&amp;&quot;    i18n_description_&quot;&amp;[.$B61]&amp;&quot;: &quot;&amp;CHAR(34)&amp;[.F61]&amp;CHAR(34)" office:value-type="string" office:string-value="    i18n_short_P0325: &quot;325M&quot;&#13;&#10;    i18n_description_P0325: &quot;325 METRI&quot;" calcext:value-type="string">
            <text:p>    i18n_short_P0325: "325M"</text:p>
            <text:p>    i18n_description_P0325: "325 METRI"</text:p>
          </table:table-cell>
          <table:table-cell table:formula="of:=&quot;    i18n_short_&quot;&amp;[.$B61]&amp;&quot;: &quot;&amp;CHAR(34)&amp;[.I61]&amp;CHAR(34)&amp;CHAR(13)&amp;CHAR(10)&amp;&quot;    i18n_description_&quot;&amp;[.$B61]&amp;&quot;: &quot;&amp;CHAR(34)&amp;[.G61]&amp;CHAR(34)" office:value-type="string" office:string-value="    i18n_short_P0325: &quot;325M&quot;&#13;&#10;    i18n_description_P0325: &quot;325 METERS&quot;" calcext:value-type="string">
            <text:p>    i18n_short_P0325: "325M"</text:p>
            <text:p>    i18n_description_P0325: "325 METERS"</text:p>
          </table:table-cell>
          <table:table-cell table:number-columns-repeated="100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P0350</text:p>
          </table:table-cell>
          <table:table-cell table:style-name="ce18" office:value-type="float" office:value="350" calcext:value-type="float">
            <text:p>350</text:p>
          </table:table-cell>
          <table:table-cell table:style-name="ce18" table:number-columns-repeated="2"/>
          <table:table-cell office:value-type="string" calcext:value-type="string">
            <text:p>350 METRI</text:p>
          </table:table-cell>
          <table:table-cell office:value-type="string" calcext:value-type="string">
            <text:p>350 METERS</text:p>
          </table:table-cell>
          <table:table-cell table:formula="of:=[.C62]&amp;&quot;M&quot;" office:value-type="string" office:string-value="350M" calcext:value-type="string">
            <text:p>350M</text:p>
          </table:table-cell>
          <table:table-cell table:formula="of:=[.C62]&amp;&quot;M&quot;" office:value-type="string" office:string-value="350M" calcext:value-type="string">
            <text:p>350M</text:p>
          </table:table-cell>
          <table:table-cell table:number-columns-repeated="5"/>
          <table:table-cell table:formula="of:=&quot;(&quot;&amp;[.A62]&amp;&quot;,'&quot;&amp;[.B62]&amp;&quot;',&quot;&amp;[.C62]&amp;&quot;,0,CURDATE(),CURDATE())&quot;&amp;IF([.$A63]&gt;0;&quot;,&quot;;&quot;;&quot;)" office:value-type="string" office:string-value="(14,'P0350',350,0,CURDATE(),CURDATE())," calcext:value-type="string">
            <text:p>(14,'P0350',350,0,CURDATE(),CURDATE()),</text:p>
          </table:table-cell>
          <table:table-cell table:formula="of:=&quot;    i18n_short_&quot;&amp;[.$B62]&amp;&quot;: &quot;&amp;CHAR(34)&amp;[.H62]&amp;CHAR(34)&amp;CHAR(13)&amp;CHAR(10)&amp;&quot;    i18n_description_&quot;&amp;[.$B62]&amp;&quot;: &quot;&amp;CHAR(34)&amp;[.F62]&amp;CHAR(34)" office:value-type="string" office:string-value="    i18n_short_P0350: &quot;350M&quot;&#13;&#10;    i18n_description_P0350: &quot;350 METRI&quot;" calcext:value-type="string">
            <text:p>    i18n_short_P0350: "350M"</text:p>
            <text:p>    i18n_description_P0350: "350 METRI"</text:p>
          </table:table-cell>
          <table:table-cell table:formula="of:=&quot;    i18n_short_&quot;&amp;[.$B62]&amp;&quot;: &quot;&amp;CHAR(34)&amp;[.I62]&amp;CHAR(34)&amp;CHAR(13)&amp;CHAR(10)&amp;&quot;    i18n_description_&quot;&amp;[.$B62]&amp;&quot;: &quot;&amp;CHAR(34)&amp;[.G62]&amp;CHAR(34)" office:value-type="string" office:string-value="    i18n_short_P0350: &quot;350M&quot;&#13;&#10;    i18n_description_P0350: &quot;350 METERS&quot;" calcext:value-type="string">
            <text:p>    i18n_short_P0350: "350M"</text:p>
            <text:p>    i18n_description_P0350: "350 METERS"</text:p>
          </table:table-cell>
          <table:table-cell table:number-columns-repeated="100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P0375</text:p>
          </table:table-cell>
          <table:table-cell table:style-name="ce18" office:value-type="float" office:value="375" calcext:value-type="float">
            <text:p>375</text:p>
          </table:table-cell>
          <table:table-cell table:style-name="ce18" table:number-columns-repeated="2"/>
          <table:table-cell office:value-type="string" calcext:value-type="string">
            <text:p>375 METRI</text:p>
          </table:table-cell>
          <table:table-cell office:value-type="string" calcext:value-type="string">
            <text:p>375 METERS</text:p>
          </table:table-cell>
          <table:table-cell table:formula="of:=[.C63]&amp;&quot;M&quot;" office:value-type="string" office:string-value="375M" calcext:value-type="string">
            <text:p>375M</text:p>
          </table:table-cell>
          <table:table-cell table:formula="of:=[.C63]&amp;&quot;M&quot;" office:value-type="string" office:string-value="375M" calcext:value-type="string">
            <text:p>375M</text:p>
          </table:table-cell>
          <table:table-cell table:number-columns-repeated="5"/>
          <table:table-cell table:formula="of:=&quot;(&quot;&amp;[.A63]&amp;&quot;,'&quot;&amp;[.B63]&amp;&quot;',&quot;&amp;[.C63]&amp;&quot;,0,CURDATE(),CURDATE())&quot;&amp;IF([.$A64]&gt;0;&quot;,&quot;;&quot;;&quot;)" office:value-type="string" office:string-value="(15,'P0375',375,0,CURDATE(),CURDATE())," calcext:value-type="string">
            <text:p>(15,'P0375',375,0,CURDATE(),CURDATE()),</text:p>
          </table:table-cell>
          <table:table-cell table:formula="of:=&quot;    i18n_short_&quot;&amp;[.$B63]&amp;&quot;: &quot;&amp;CHAR(34)&amp;[.H63]&amp;CHAR(34)&amp;CHAR(13)&amp;CHAR(10)&amp;&quot;    i18n_description_&quot;&amp;[.$B63]&amp;&quot;: &quot;&amp;CHAR(34)&amp;[.F63]&amp;CHAR(34)" office:value-type="string" office:string-value="    i18n_short_P0375: &quot;375M&quot;&#13;&#10;    i18n_description_P0375: &quot;375 METRI&quot;" calcext:value-type="string">
            <text:p>    i18n_short_P0375: "375M"</text:p>
            <text:p>    i18n_description_P0375: "375 METRI"</text:p>
          </table:table-cell>
          <table:table-cell table:formula="of:=&quot;    i18n_short_&quot;&amp;[.$B63]&amp;&quot;: &quot;&amp;CHAR(34)&amp;[.I63]&amp;CHAR(34)&amp;CHAR(13)&amp;CHAR(10)&amp;&quot;    i18n_description_&quot;&amp;[.$B63]&amp;&quot;: &quot;&amp;CHAR(34)&amp;[.G63]&amp;CHAR(34)" office:value-type="string" office:string-value="    i18n_short_P0375: &quot;375M&quot;&#13;&#10;    i18n_description_P0375: &quot;375 METERS&quot;" calcext:value-type="string">
            <text:p>    i18n_short_P0375: "375M"</text:p>
            <text:p>    i18n_description_P0375: "375 METERS"</text:p>
          </table:table-cell>
          <table:table-cell table:number-columns-repeated="100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P0400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table:number-columns-repeated="2"/>
          <table:table-cell office:value-type="string" calcext:value-type="string">
            <text:p>400 METRI</text:p>
          </table:table-cell>
          <table:table-cell office:value-type="string" calcext:value-type="string">
            <text:p>400 METERS</text:p>
          </table:table-cell>
          <table:table-cell table:formula="of:=[.C64]&amp;&quot;M&quot;" office:value-type="string" office:string-value="400M" calcext:value-type="string">
            <text:p>400M</text:p>
          </table:table-cell>
          <table:table-cell table:formula="of:=[.C64]&amp;&quot;M&quot;" office:value-type="string" office:string-value="400M" calcext:value-type="string">
            <text:p>400M</text:p>
          </table:table-cell>
          <table:table-cell table:number-columns-repeated="5"/>
          <table:table-cell table:formula="of:=&quot;(&quot;&amp;[.A64]&amp;&quot;,'&quot;&amp;[.B64]&amp;&quot;',&quot;&amp;[.C64]&amp;&quot;,0,CURDATE(),CURDATE())&quot;&amp;IF([.$A65]&gt;0;&quot;,&quot;;&quot;;&quot;)" office:value-type="string" office:string-value="(16,'P0400',400,0,CURDATE(),CURDATE())," calcext:value-type="string">
            <text:p>(16,'P0400',400,0,CURDATE(),CURDATE()),</text:p>
          </table:table-cell>
          <table:table-cell table:formula="of:=&quot;    i18n_short_&quot;&amp;[.$B64]&amp;&quot;: &quot;&amp;CHAR(34)&amp;[.H64]&amp;CHAR(34)&amp;CHAR(13)&amp;CHAR(10)&amp;&quot;    i18n_description_&quot;&amp;[.$B64]&amp;&quot;: &quot;&amp;CHAR(34)&amp;[.F64]&amp;CHAR(34)" office:value-type="string" office:string-value="    i18n_short_P0400: &quot;400M&quot;&#13;&#10;    i18n_description_P0400: &quot;400 METRI&quot;" calcext:value-type="string">
            <text:p>    i18n_short_P0400: "400M"</text:p>
            <text:p>    i18n_description_P0400: "400 METRI"</text:p>
          </table:table-cell>
          <table:table-cell table:formula="of:=&quot;    i18n_short_&quot;&amp;[.$B64]&amp;&quot;: &quot;&amp;CHAR(34)&amp;[.I64]&amp;CHAR(34)&amp;CHAR(13)&amp;CHAR(10)&amp;&quot;    i18n_description_&quot;&amp;[.$B64]&amp;&quot;: &quot;&amp;CHAR(34)&amp;[.G64]&amp;CHAR(34)" office:value-type="string" office:string-value="    i18n_short_P0400: &quot;400M&quot;&#13;&#10;    i18n_description_P0400: &quot;400 METERS&quot;" calcext:value-type="string">
            <text:p>    i18n_short_P0400: "400M"</text:p>
            <text:p>    i18n_description_P0400: "400 METERS"</text:p>
          </table:table-cell>
          <table:table-cell table:number-columns-repeated="100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P0425</text:p>
          </table:table-cell>
          <table:table-cell table:style-name="ce18" office:value-type="float" office:value="425" calcext:value-type="float">
            <text:p>425</text:p>
          </table:table-cell>
          <table:table-cell table:style-name="ce18" table:number-columns-repeated="2"/>
          <table:table-cell office:value-type="string" calcext:value-type="string">
            <text:p>425 METRI</text:p>
          </table:table-cell>
          <table:table-cell office:value-type="string" calcext:value-type="string">
            <text:p>425 METERS</text:p>
          </table:table-cell>
          <table:table-cell table:formula="of:=[.C65]&amp;&quot;M&quot;" office:value-type="string" office:string-value="425M" calcext:value-type="string">
            <text:p>425M</text:p>
          </table:table-cell>
          <table:table-cell table:formula="of:=[.C65]&amp;&quot;M&quot;" office:value-type="string" office:string-value="425M" calcext:value-type="string">
            <text:p>425M</text:p>
          </table:table-cell>
          <table:table-cell table:number-columns-repeated="5"/>
          <table:table-cell table:formula="of:=&quot;(&quot;&amp;[.A65]&amp;&quot;,'&quot;&amp;[.B65]&amp;&quot;',&quot;&amp;[.C65]&amp;&quot;,0,CURDATE(),CURDATE())&quot;&amp;IF([.$A66]&gt;0;&quot;,&quot;;&quot;;&quot;)" office:value-type="string" office:string-value="(17,'P0425',425,0,CURDATE(),CURDATE())," calcext:value-type="string">
            <text:p>(17,'P0425',425,0,CURDATE(),CURDATE()),</text:p>
          </table:table-cell>
          <table:table-cell table:formula="of:=&quot;    i18n_short_&quot;&amp;[.$B65]&amp;&quot;: &quot;&amp;CHAR(34)&amp;[.H65]&amp;CHAR(34)&amp;CHAR(13)&amp;CHAR(10)&amp;&quot;    i18n_description_&quot;&amp;[.$B65]&amp;&quot;: &quot;&amp;CHAR(34)&amp;[.F65]&amp;CHAR(34)" office:value-type="string" office:string-value="    i18n_short_P0425: &quot;425M&quot;&#13;&#10;    i18n_description_P0425: &quot;425 METRI&quot;" calcext:value-type="string">
            <text:p>    i18n_short_P0425: "425M"</text:p>
            <text:p>    i18n_description_P0425: "425 METRI"</text:p>
          </table:table-cell>
          <table:table-cell table:formula="of:=&quot;    i18n_short_&quot;&amp;[.$B65]&amp;&quot;: &quot;&amp;CHAR(34)&amp;[.I65]&amp;CHAR(34)&amp;CHAR(13)&amp;CHAR(10)&amp;&quot;    i18n_description_&quot;&amp;[.$B65]&amp;&quot;: &quot;&amp;CHAR(34)&amp;[.G65]&amp;CHAR(34)" office:value-type="string" office:string-value="    i18n_short_P0425: &quot;425M&quot;&#13;&#10;    i18n_description_P0425: &quot;425 METERS&quot;" calcext:value-type="string">
            <text:p>    i18n_short_P0425: "425M"</text:p>
            <text:p>    i18n_description_P0425: "425 METERS"</text:p>
          </table:table-cell>
          <table:table-cell table:number-columns-repeated="1004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P0450</text:p>
          </table:table-cell>
          <table:table-cell table:style-name="ce18" office:value-type="float" office:value="450" calcext:value-type="float">
            <text:p>450</text:p>
          </table:table-cell>
          <table:table-cell table:style-name="ce18" table:number-columns-repeated="2"/>
          <table:table-cell office:value-type="string" calcext:value-type="string">
            <text:p>450 METRI</text:p>
          </table:table-cell>
          <table:table-cell office:value-type="string" calcext:value-type="string">
            <text:p>450 METERS</text:p>
          </table:table-cell>
          <table:table-cell table:formula="of:=[.C66]&amp;&quot;M&quot;" office:value-type="string" office:string-value="450M" calcext:value-type="string">
            <text:p>450M</text:p>
          </table:table-cell>
          <table:table-cell table:formula="of:=[.C66]&amp;&quot;M&quot;" office:value-type="string" office:string-value="450M" calcext:value-type="string">
            <text:p>450M</text:p>
          </table:table-cell>
          <table:table-cell table:number-columns-repeated="5"/>
          <table:table-cell table:formula="of:=&quot;(&quot;&amp;[.A66]&amp;&quot;,'&quot;&amp;[.B66]&amp;&quot;',&quot;&amp;[.C66]&amp;&quot;,0,CURDATE(),CURDATE())&quot;&amp;IF([.$A67]&gt;0;&quot;,&quot;;&quot;;&quot;)" office:value-type="string" office:string-value="(18,'P0450',450,0,CURDATE(),CURDATE())," calcext:value-type="string">
            <text:p>(18,'P0450',450,0,CURDATE(),CURDATE()),</text:p>
          </table:table-cell>
          <table:table-cell table:formula="of:=&quot;    i18n_short_&quot;&amp;[.$B66]&amp;&quot;: &quot;&amp;CHAR(34)&amp;[.H66]&amp;CHAR(34)&amp;CHAR(13)&amp;CHAR(10)&amp;&quot;    i18n_description_&quot;&amp;[.$B66]&amp;&quot;: &quot;&amp;CHAR(34)&amp;[.F66]&amp;CHAR(34)" office:value-type="string" office:string-value="    i18n_short_P0450: &quot;450M&quot;&#13;&#10;    i18n_description_P0450: &quot;450 METRI&quot;" calcext:value-type="string">
            <text:p>    i18n_short_P0450: "450M"</text:p>
            <text:p>    i18n_description_P0450: "450 METRI"</text:p>
          </table:table-cell>
          <table:table-cell table:formula="of:=&quot;    i18n_short_&quot;&amp;[.$B66]&amp;&quot;: &quot;&amp;CHAR(34)&amp;[.I66]&amp;CHAR(34)&amp;CHAR(13)&amp;CHAR(10)&amp;&quot;    i18n_description_&quot;&amp;[.$B66]&amp;&quot;: &quot;&amp;CHAR(34)&amp;[.G66]&amp;CHAR(34)" office:value-type="string" office:string-value="    i18n_short_P0450: &quot;450M&quot;&#13;&#10;    i18n_description_P0450: &quot;450 METERS&quot;" calcext:value-type="string">
            <text:p>    i18n_short_P0450: "450M"</text:p>
            <text:p>    i18n_description_P0450: "450 METERS"</text:p>
          </table:table-cell>
          <table:table-cell table:number-columns-repeated="1004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P0475</text:p>
          </table:table-cell>
          <table:table-cell table:style-name="ce18" office:value-type="float" office:value="475" calcext:value-type="float">
            <text:p>475</text:p>
          </table:table-cell>
          <table:table-cell table:style-name="ce18" table:number-columns-repeated="2"/>
          <table:table-cell office:value-type="string" calcext:value-type="string">
            <text:p>475 METRI</text:p>
          </table:table-cell>
          <table:table-cell office:value-type="string" calcext:value-type="string">
            <text:p>475 METERS</text:p>
          </table:table-cell>
          <table:table-cell table:formula="of:=[.C67]&amp;&quot;M&quot;" office:value-type="string" office:string-value="475M" calcext:value-type="string">
            <text:p>475M</text:p>
          </table:table-cell>
          <table:table-cell table:formula="of:=[.C67]&amp;&quot;M&quot;" office:value-type="string" office:string-value="475M" calcext:value-type="string">
            <text:p>475M</text:p>
          </table:table-cell>
          <table:table-cell table:number-columns-repeated="5"/>
          <table:table-cell table:formula="of:=&quot;(&quot;&amp;[.A67]&amp;&quot;,'&quot;&amp;[.B67]&amp;&quot;',&quot;&amp;[.C67]&amp;&quot;,0,CURDATE(),CURDATE())&quot;&amp;IF([.$A68]&gt;0;&quot;,&quot;;&quot;;&quot;)" office:value-type="string" office:string-value="(19,'P0475',475,0,CURDATE(),CURDATE())," calcext:value-type="string">
            <text:p>(19,'P0475',475,0,CURDATE(),CURDATE()),</text:p>
          </table:table-cell>
          <table:table-cell table:formula="of:=&quot;    i18n_short_&quot;&amp;[.$B67]&amp;&quot;: &quot;&amp;CHAR(34)&amp;[.H67]&amp;CHAR(34)&amp;CHAR(13)&amp;CHAR(10)&amp;&quot;    i18n_description_&quot;&amp;[.$B67]&amp;&quot;: &quot;&amp;CHAR(34)&amp;[.F67]&amp;CHAR(34)" office:value-type="string" office:string-value="    i18n_short_P0475: &quot;475M&quot;&#13;&#10;    i18n_description_P0475: &quot;475 METRI&quot;" calcext:value-type="string">
            <text:p>    i18n_short_P0475: "475M"</text:p>
            <text:p>    i18n_description_P0475: "475 METRI"</text:p>
          </table:table-cell>
          <table:table-cell table:formula="of:=&quot;    i18n_short_&quot;&amp;[.$B67]&amp;&quot;: &quot;&amp;CHAR(34)&amp;[.I67]&amp;CHAR(34)&amp;CHAR(13)&amp;CHAR(10)&amp;&quot;    i18n_description_&quot;&amp;[.$B67]&amp;&quot;: &quot;&amp;CHAR(34)&amp;[.G67]&amp;CHAR(34)" office:value-type="string" office:string-value="    i18n_short_P0475: &quot;475M&quot;&#13;&#10;    i18n_description_P0475: &quot;475 METERS&quot;" calcext:value-type="string">
            <text:p>    i18n_short_P0475: "475M"</text:p>
            <text:p>    i18n_description_P0475: "475 METERS"</text:p>
          </table:table-cell>
          <table:table-cell table:number-columns-repeated="1004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P0500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table:number-columns-repeated="2"/>
          <table:table-cell office:value-type="string" calcext:value-type="string">
            <text:p>500 METRI</text:p>
          </table:table-cell>
          <table:table-cell office:value-type="string" calcext:value-type="string">
            <text:p>500 METERS</text:p>
          </table:table-cell>
          <table:table-cell table:formula="of:=[.C68]&amp;&quot;M&quot;" office:value-type="string" office:string-value="500M" calcext:value-type="string">
            <text:p>500M</text:p>
          </table:table-cell>
          <table:table-cell table:formula="of:=[.C68]&amp;&quot;M&quot;" office:value-type="string" office:string-value="500M" calcext:value-type="string">
            <text:p>500M</text:p>
          </table:table-cell>
          <table:table-cell table:number-columns-repeated="5"/>
          <table:table-cell table:formula="of:=&quot;(&quot;&amp;[.A68]&amp;&quot;,'&quot;&amp;[.B68]&amp;&quot;',&quot;&amp;[.C68]&amp;&quot;,0,CURDATE(),CURDATE())&quot;&amp;IF([.$A69]&gt;0;&quot;,&quot;;&quot;;&quot;)" office:value-type="string" office:string-value="(20,'P0500',500,0,CURDATE(),CURDATE())," calcext:value-type="string">
            <text:p>(20,'P0500',500,0,CURDATE(),CURDATE()),</text:p>
          </table:table-cell>
          <table:table-cell table:formula="of:=&quot;    i18n_short_&quot;&amp;[.$B68]&amp;&quot;: &quot;&amp;CHAR(34)&amp;[.H68]&amp;CHAR(34)&amp;CHAR(13)&amp;CHAR(10)&amp;&quot;    i18n_description_&quot;&amp;[.$B68]&amp;&quot;: &quot;&amp;CHAR(34)&amp;[.F68]&amp;CHAR(34)" office:value-type="string" office:string-value="    i18n_short_P0500: &quot;500M&quot;&#13;&#10;    i18n_description_P0500: &quot;500 METRI&quot;" calcext:value-type="string">
            <text:p>    i18n_short_P0500: "500M"</text:p>
            <text:p>    i18n_description_P0500: "500 METRI"</text:p>
          </table:table-cell>
          <table:table-cell table:formula="of:=&quot;    i18n_short_&quot;&amp;[.$B68]&amp;&quot;: &quot;&amp;CHAR(34)&amp;[.I68]&amp;CHAR(34)&amp;CHAR(13)&amp;CHAR(10)&amp;&quot;    i18n_description_&quot;&amp;[.$B68]&amp;&quot;: &quot;&amp;CHAR(34)&amp;[.G68]&amp;CHAR(34)" office:value-type="string" office:string-value="    i18n_short_P0500: &quot;500M&quot;&#13;&#10;    i18n_description_P0500: &quot;500 METERS&quot;" calcext:value-type="string">
            <text:p>    i18n_short_P0500: "500M"</text:p>
            <text:p>    i18n_description_P0500: "500 METERS"</text:p>
          </table:table-cell>
          <table:table-cell table:number-columns-repeated="1004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P0525</text:p>
          </table:table-cell>
          <table:table-cell table:style-name="ce18" office:value-type="float" office:value="525" calcext:value-type="float">
            <text:p>525</text:p>
          </table:table-cell>
          <table:table-cell table:style-name="ce18" table:number-columns-repeated="2"/>
          <table:table-cell office:value-type="string" calcext:value-type="string">
            <text:p>525 METRI</text:p>
          </table:table-cell>
          <table:table-cell office:value-type="string" calcext:value-type="string">
            <text:p>525 METERS</text:p>
          </table:table-cell>
          <table:table-cell table:formula="of:=[.C69]&amp;&quot;M&quot;" office:value-type="string" office:string-value="525M" calcext:value-type="string">
            <text:p>525M</text:p>
          </table:table-cell>
          <table:table-cell table:formula="of:=[.C69]&amp;&quot;M&quot;" office:value-type="string" office:string-value="525M" calcext:value-type="string">
            <text:p>525M</text:p>
          </table:table-cell>
          <table:table-cell table:number-columns-repeated="5"/>
          <table:table-cell table:formula="of:=&quot;(&quot;&amp;[.A69]&amp;&quot;,'&quot;&amp;[.B69]&amp;&quot;',&quot;&amp;[.C69]&amp;&quot;,0,CURDATE(),CURDATE())&quot;&amp;IF([.$A70]&gt;0;&quot;,&quot;;&quot;;&quot;)" office:value-type="string" office:string-value="(21,'P0525',525,0,CURDATE(),CURDATE())," calcext:value-type="string">
            <text:p>(21,'P0525',525,0,CURDATE(),CURDATE()),</text:p>
          </table:table-cell>
          <table:table-cell table:formula="of:=&quot;    i18n_short_&quot;&amp;[.$B69]&amp;&quot;: &quot;&amp;CHAR(34)&amp;[.H69]&amp;CHAR(34)&amp;CHAR(13)&amp;CHAR(10)&amp;&quot;    i18n_description_&quot;&amp;[.$B69]&amp;&quot;: &quot;&amp;CHAR(34)&amp;[.F69]&amp;CHAR(34)" office:value-type="string" office:string-value="    i18n_short_P0525: &quot;525M&quot;&#13;&#10;    i18n_description_P0525: &quot;525 METRI&quot;" calcext:value-type="string">
            <text:p>    i18n_short_P0525: "525M"</text:p>
            <text:p>    i18n_description_P0525: "525 METRI"</text:p>
          </table:table-cell>
          <table:table-cell table:formula="of:=&quot;    i18n_short_&quot;&amp;[.$B69]&amp;&quot;: &quot;&amp;CHAR(34)&amp;[.I69]&amp;CHAR(34)&amp;CHAR(13)&amp;CHAR(10)&amp;&quot;    i18n_description_&quot;&amp;[.$B69]&amp;&quot;: &quot;&amp;CHAR(34)&amp;[.G69]&amp;CHAR(34)" office:value-type="string" office:string-value="    i18n_short_P0525: &quot;525M&quot;&#13;&#10;    i18n_description_P0525: &quot;525 METERS&quot;" calcext:value-type="string">
            <text:p>    i18n_short_P0525: "525M"</text:p>
            <text:p>    i18n_description_P0525: "525 METERS"</text:p>
          </table:table-cell>
          <table:table-cell table:number-columns-repeated="1004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P0550</text:p>
          </table:table-cell>
          <table:table-cell table:style-name="ce18" office:value-type="float" office:value="550" calcext:value-type="float">
            <text:p>550</text:p>
          </table:table-cell>
          <table:table-cell table:style-name="ce18" table:number-columns-repeated="2"/>
          <table:table-cell office:value-type="string" calcext:value-type="string">
            <text:p>550 METRI</text:p>
          </table:table-cell>
          <table:table-cell office:value-type="string" calcext:value-type="string">
            <text:p>550 METERS</text:p>
          </table:table-cell>
          <table:table-cell table:formula="of:=[.C70]&amp;&quot;M&quot;" office:value-type="string" office:string-value="550M" calcext:value-type="string">
            <text:p>550M</text:p>
          </table:table-cell>
          <table:table-cell table:formula="of:=[.C70]&amp;&quot;M&quot;" office:value-type="string" office:string-value="550M" calcext:value-type="string">
            <text:p>550M</text:p>
          </table:table-cell>
          <table:table-cell table:number-columns-repeated="5"/>
          <table:table-cell table:formula="of:=&quot;(&quot;&amp;[.A70]&amp;&quot;,'&quot;&amp;[.B70]&amp;&quot;',&quot;&amp;[.C70]&amp;&quot;,0,CURDATE(),CURDATE())&quot;&amp;IF([.$A71]&gt;0;&quot;,&quot;;&quot;;&quot;)" office:value-type="string" office:string-value="(22,'P0550',550,0,CURDATE(),CURDATE())," calcext:value-type="string">
            <text:p>(22,'P0550',550,0,CURDATE(),CURDATE()),</text:p>
          </table:table-cell>
          <table:table-cell table:formula="of:=&quot;    i18n_short_&quot;&amp;[.$B70]&amp;&quot;: &quot;&amp;CHAR(34)&amp;[.H70]&amp;CHAR(34)&amp;CHAR(13)&amp;CHAR(10)&amp;&quot;    i18n_description_&quot;&amp;[.$B70]&amp;&quot;: &quot;&amp;CHAR(34)&amp;[.F70]&amp;CHAR(34)" office:value-type="string" office:string-value="    i18n_short_P0550: &quot;550M&quot;&#13;&#10;    i18n_description_P0550: &quot;550 METRI&quot;" calcext:value-type="string">
            <text:p>    i18n_short_P0550: "550M"</text:p>
            <text:p>    i18n_description_P0550: "550 METRI"</text:p>
          </table:table-cell>
          <table:table-cell table:formula="of:=&quot;    i18n_short_&quot;&amp;[.$B70]&amp;&quot;: &quot;&amp;CHAR(34)&amp;[.I70]&amp;CHAR(34)&amp;CHAR(13)&amp;CHAR(10)&amp;&quot;    i18n_description_&quot;&amp;[.$B70]&amp;&quot;: &quot;&amp;CHAR(34)&amp;[.G70]&amp;CHAR(34)" office:value-type="string" office:string-value="    i18n_short_P0550: &quot;550M&quot;&#13;&#10;    i18n_description_P0550: &quot;550 METERS&quot;" calcext:value-type="string">
            <text:p>    i18n_short_P0550: "550M"</text:p>
            <text:p>    i18n_description_P0550: "550 METERS"</text:p>
          </table:table-cell>
          <table:table-cell table:number-columns-repeated="1004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P0575</text:p>
          </table:table-cell>
          <table:table-cell table:style-name="ce18" office:value-type="float" office:value="575" calcext:value-type="float">
            <text:p>575</text:p>
          </table:table-cell>
          <table:table-cell table:style-name="ce18" table:number-columns-repeated="2"/>
          <table:table-cell office:value-type="string" calcext:value-type="string">
            <text:p>575 METRI</text:p>
          </table:table-cell>
          <table:table-cell office:value-type="string" calcext:value-type="string">
            <text:p>575 METERS</text:p>
          </table:table-cell>
          <table:table-cell table:formula="of:=[.C71]&amp;&quot;M&quot;" office:value-type="string" office:string-value="575M" calcext:value-type="string">
            <text:p>575M</text:p>
          </table:table-cell>
          <table:table-cell table:formula="of:=[.C71]&amp;&quot;M&quot;" office:value-type="string" office:string-value="575M" calcext:value-type="string">
            <text:p>575M</text:p>
          </table:table-cell>
          <table:table-cell table:number-columns-repeated="5"/>
          <table:table-cell table:formula="of:=&quot;(&quot;&amp;[.A71]&amp;&quot;,'&quot;&amp;[.B71]&amp;&quot;',&quot;&amp;[.C71]&amp;&quot;,0,CURDATE(),CURDATE())&quot;&amp;IF([.$A72]&gt;0;&quot;,&quot;;&quot;;&quot;)" office:value-type="string" office:string-value="(23,'P0575',575,0,CURDATE(),CURDATE())," calcext:value-type="string">
            <text:p>(23,'P0575',575,0,CURDATE(),CURDATE()),</text:p>
          </table:table-cell>
          <table:table-cell table:formula="of:=&quot;    i18n_short_&quot;&amp;[.$B71]&amp;&quot;: &quot;&amp;CHAR(34)&amp;[.H71]&amp;CHAR(34)&amp;CHAR(13)&amp;CHAR(10)&amp;&quot;    i18n_description_&quot;&amp;[.$B71]&amp;&quot;: &quot;&amp;CHAR(34)&amp;[.F71]&amp;CHAR(34)" office:value-type="string" office:string-value="    i18n_short_P0575: &quot;575M&quot;&#13;&#10;    i18n_description_P0575: &quot;575 METRI&quot;" calcext:value-type="string">
            <text:p>    i18n_short_P0575: "575M"</text:p>
            <text:p>    i18n_description_P0575: "575 METRI"</text:p>
          </table:table-cell>
          <table:table-cell table:formula="of:=&quot;    i18n_short_&quot;&amp;[.$B71]&amp;&quot;: &quot;&amp;CHAR(34)&amp;[.I71]&amp;CHAR(34)&amp;CHAR(13)&amp;CHAR(10)&amp;&quot;    i18n_description_&quot;&amp;[.$B71]&amp;&quot;: &quot;&amp;CHAR(34)&amp;[.G71]&amp;CHAR(34)" office:value-type="string" office:string-value="    i18n_short_P0575: &quot;575M&quot;&#13;&#10;    i18n_description_P0575: &quot;575 METERS&quot;" calcext:value-type="string">
            <text:p>    i18n_short_P0575: "575M"</text:p>
            <text:p>    i18n_description_P0575: "575 METERS"</text:p>
          </table:table-cell>
          <table:table-cell table:number-columns-repeated="1004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P0600</text:p>
          </table:table-cell>
          <table:table-cell table:style-name="ce18" office:value-type="float" office:value="600" calcext:value-type="float">
            <text:p>600</text:p>
          </table:table-cell>
          <table:table-cell table:style-name="ce18" table:number-columns-repeated="2"/>
          <table:table-cell office:value-type="string" calcext:value-type="string">
            <text:p>600 METRI</text:p>
          </table:table-cell>
          <table:table-cell office:value-type="string" calcext:value-type="string">
            <text:p>600 METERS</text:p>
          </table:table-cell>
          <table:table-cell table:formula="of:=[.C72]&amp;&quot;M&quot;" office:value-type="string" office:string-value="600M" calcext:value-type="string">
            <text:p>600M</text:p>
          </table:table-cell>
          <table:table-cell table:formula="of:=[.C72]&amp;&quot;M&quot;" office:value-type="string" office:string-value="600M" calcext:value-type="string">
            <text:p>600M</text:p>
          </table:table-cell>
          <table:table-cell table:number-columns-repeated="5"/>
          <table:table-cell table:formula="of:=&quot;(&quot;&amp;[.A72]&amp;&quot;,'&quot;&amp;[.B72]&amp;&quot;',&quot;&amp;[.C72]&amp;&quot;,0,CURDATE(),CURDATE())&quot;&amp;IF([.$A73]&gt;0;&quot;,&quot;;&quot;;&quot;)" office:value-type="string" office:string-value="(24,'P0600',600,0,CURDATE(),CURDATE())," calcext:value-type="string">
            <text:p>(24,'P0600',600,0,CURDATE(),CURDATE()),</text:p>
          </table:table-cell>
          <table:table-cell table:formula="of:=&quot;    i18n_short_&quot;&amp;[.$B72]&amp;&quot;: &quot;&amp;CHAR(34)&amp;[.H72]&amp;CHAR(34)&amp;CHAR(13)&amp;CHAR(10)&amp;&quot;    i18n_description_&quot;&amp;[.$B72]&amp;&quot;: &quot;&amp;CHAR(34)&amp;[.F72]&amp;CHAR(34)" office:value-type="string" office:string-value="    i18n_short_P0600: &quot;600M&quot;&#13;&#10;    i18n_description_P0600: &quot;600 METRI&quot;" calcext:value-type="string">
            <text:p>    i18n_short_P0600: "600M"</text:p>
            <text:p>    i18n_description_P0600: "600 METRI"</text:p>
          </table:table-cell>
          <table:table-cell table:formula="of:=&quot;    i18n_short_&quot;&amp;[.$B72]&amp;&quot;: &quot;&amp;CHAR(34)&amp;[.I72]&amp;CHAR(34)&amp;CHAR(13)&amp;CHAR(10)&amp;&quot;    i18n_description_&quot;&amp;[.$B72]&amp;&quot;: &quot;&amp;CHAR(34)&amp;[.G72]&amp;CHAR(34)" office:value-type="string" office:string-value="    i18n_short_P0600: &quot;600M&quot;&#13;&#10;    i18n_description_P0600: &quot;600 METERS&quot;" calcext:value-type="string">
            <text:p>    i18n_short_P0600: "600M"</text:p>
            <text:p>    i18n_description_P0600: "600 METERS"</text:p>
          </table:table-cell>
          <table:table-cell table:number-columns-repeated="1004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P0625</text:p>
          </table:table-cell>
          <table:table-cell table:style-name="ce18" office:value-type="float" office:value="625" calcext:value-type="float">
            <text:p>625</text:p>
          </table:table-cell>
          <table:table-cell table:style-name="ce18" table:number-columns-repeated="2"/>
          <table:table-cell office:value-type="string" calcext:value-type="string">
            <text:p>625 METRI</text:p>
          </table:table-cell>
          <table:table-cell office:value-type="string" calcext:value-type="string">
            <text:p>625 METERS</text:p>
          </table:table-cell>
          <table:table-cell table:formula="of:=[.C73]&amp;&quot;M&quot;" office:value-type="string" office:string-value="625M" calcext:value-type="string">
            <text:p>625M</text:p>
          </table:table-cell>
          <table:table-cell table:formula="of:=[.C73]&amp;&quot;M&quot;" office:value-type="string" office:string-value="625M" calcext:value-type="string">
            <text:p>625M</text:p>
          </table:table-cell>
          <table:table-cell table:number-columns-repeated="5"/>
          <table:table-cell table:formula="of:=&quot;(&quot;&amp;[.A73]&amp;&quot;,'&quot;&amp;[.B73]&amp;&quot;',&quot;&amp;[.C73]&amp;&quot;,0,CURDATE(),CURDATE())&quot;&amp;IF([.$A74]&gt;0;&quot;,&quot;;&quot;;&quot;)" office:value-type="string" office:string-value="(25,'P0625',625,0,CURDATE(),CURDATE())," calcext:value-type="string">
            <text:p>(25,'P0625',625,0,CURDATE(),CURDATE()),</text:p>
          </table:table-cell>
          <table:table-cell table:formula="of:=&quot;    i18n_short_&quot;&amp;[.$B73]&amp;&quot;: &quot;&amp;CHAR(34)&amp;[.H73]&amp;CHAR(34)&amp;CHAR(13)&amp;CHAR(10)&amp;&quot;    i18n_description_&quot;&amp;[.$B73]&amp;&quot;: &quot;&amp;CHAR(34)&amp;[.F73]&amp;CHAR(34)" office:value-type="string" office:string-value="    i18n_short_P0625: &quot;625M&quot;&#13;&#10;    i18n_description_P0625: &quot;625 METRI&quot;" calcext:value-type="string">
            <text:p>    i18n_short_P0625: "625M"</text:p>
            <text:p>    i18n_description_P0625: "625 METRI"</text:p>
          </table:table-cell>
          <table:table-cell table:formula="of:=&quot;    i18n_short_&quot;&amp;[.$B73]&amp;&quot;: &quot;&amp;CHAR(34)&amp;[.I73]&amp;CHAR(34)&amp;CHAR(13)&amp;CHAR(10)&amp;&quot;    i18n_description_&quot;&amp;[.$B73]&amp;&quot;: &quot;&amp;CHAR(34)&amp;[.G73]&amp;CHAR(34)" office:value-type="string" office:string-value="    i18n_short_P0625: &quot;625M&quot;&#13;&#10;    i18n_description_P0625: &quot;625 METERS&quot;" calcext:value-type="string">
            <text:p>    i18n_short_P0625: "625M"</text:p>
            <text:p>    i18n_description_P0625: "625 METERS"</text:p>
          </table:table-cell>
          <table:table-cell table:number-columns-repeated="100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P0650</text:p>
          </table:table-cell>
          <table:table-cell table:style-name="ce18" office:value-type="float" office:value="650" calcext:value-type="float">
            <text:p>650</text:p>
          </table:table-cell>
          <table:table-cell table:style-name="ce18" table:number-columns-repeated="2"/>
          <table:table-cell office:value-type="string" calcext:value-type="string">
            <text:p>650 METRI</text:p>
          </table:table-cell>
          <table:table-cell office:value-type="string" calcext:value-type="string">
            <text:p>650 METERS</text:p>
          </table:table-cell>
          <table:table-cell table:formula="of:=[.C74]&amp;&quot;M&quot;" office:value-type="string" office:string-value="650M" calcext:value-type="string">
            <text:p>650M</text:p>
          </table:table-cell>
          <table:table-cell table:formula="of:=[.C74]&amp;&quot;M&quot;" office:value-type="string" office:string-value="650M" calcext:value-type="string">
            <text:p>650M</text:p>
          </table:table-cell>
          <table:table-cell table:number-columns-repeated="5"/>
          <table:table-cell table:formula="of:=&quot;(&quot;&amp;[.A74]&amp;&quot;,'&quot;&amp;[.B74]&amp;&quot;',&quot;&amp;[.C74]&amp;&quot;,0,CURDATE(),CURDATE())&quot;&amp;IF([.$A75]&gt;0;&quot;,&quot;;&quot;;&quot;)" office:value-type="string" office:string-value="(26,'P0650',650,0,CURDATE(),CURDATE())," calcext:value-type="string">
            <text:p>(26,'P0650',650,0,CURDATE(),CURDATE()),</text:p>
          </table:table-cell>
          <table:table-cell table:formula="of:=&quot;    i18n_short_&quot;&amp;[.$B74]&amp;&quot;: &quot;&amp;CHAR(34)&amp;[.H74]&amp;CHAR(34)&amp;CHAR(13)&amp;CHAR(10)&amp;&quot;    i18n_description_&quot;&amp;[.$B74]&amp;&quot;: &quot;&amp;CHAR(34)&amp;[.F74]&amp;CHAR(34)" office:value-type="string" office:string-value="    i18n_short_P0650: &quot;650M&quot;&#13;&#10;    i18n_description_P0650: &quot;650 METRI&quot;" calcext:value-type="string">
            <text:p>    i18n_short_P0650: "650M"</text:p>
            <text:p>    i18n_description_P0650: "650 METRI"</text:p>
          </table:table-cell>
          <table:table-cell table:formula="of:=&quot;    i18n_short_&quot;&amp;[.$B74]&amp;&quot;: &quot;&amp;CHAR(34)&amp;[.I74]&amp;CHAR(34)&amp;CHAR(13)&amp;CHAR(10)&amp;&quot;    i18n_description_&quot;&amp;[.$B74]&amp;&quot;: &quot;&amp;CHAR(34)&amp;[.G74]&amp;CHAR(34)" office:value-type="string" office:string-value="    i18n_short_P0650: &quot;650M&quot;&#13;&#10;    i18n_description_P0650: &quot;650 METERS&quot;" calcext:value-type="string">
            <text:p>    i18n_short_P0650: "650M"</text:p>
            <text:p>    i18n_description_P0650: "650 METERS"</text:p>
          </table:table-cell>
          <table:table-cell table:number-columns-repeated="1004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P0675</text:p>
          </table:table-cell>
          <table:table-cell table:style-name="ce18" office:value-type="float" office:value="675" calcext:value-type="float">
            <text:p>675</text:p>
          </table:table-cell>
          <table:table-cell table:style-name="ce18" table:number-columns-repeated="2"/>
          <table:table-cell office:value-type="string" calcext:value-type="string">
            <text:p>675 METRI</text:p>
          </table:table-cell>
          <table:table-cell office:value-type="string" calcext:value-type="string">
            <text:p>675 METERS</text:p>
          </table:table-cell>
          <table:table-cell table:formula="of:=[.C75]&amp;&quot;M&quot;" office:value-type="string" office:string-value="675M" calcext:value-type="string">
            <text:p>675M</text:p>
          </table:table-cell>
          <table:table-cell table:formula="of:=[.C75]&amp;&quot;M&quot;" office:value-type="string" office:string-value="675M" calcext:value-type="string">
            <text:p>675M</text:p>
          </table:table-cell>
          <table:table-cell table:number-columns-repeated="5"/>
          <table:table-cell table:formula="of:=&quot;(&quot;&amp;[.A75]&amp;&quot;,'&quot;&amp;[.B75]&amp;&quot;',&quot;&amp;[.C75]&amp;&quot;,0,CURDATE(),CURDATE())&quot;&amp;IF([.$A76]&gt;0;&quot;,&quot;;&quot;;&quot;)" office:value-type="string" office:string-value="(27,'P0675',675,0,CURDATE(),CURDATE())," calcext:value-type="string">
            <text:p>(27,'P0675',675,0,CURDATE(),CURDATE()),</text:p>
          </table:table-cell>
          <table:table-cell table:formula="of:=&quot;    i18n_short_&quot;&amp;[.$B75]&amp;&quot;: &quot;&amp;CHAR(34)&amp;[.H75]&amp;CHAR(34)&amp;CHAR(13)&amp;CHAR(10)&amp;&quot;    i18n_description_&quot;&amp;[.$B75]&amp;&quot;: &quot;&amp;CHAR(34)&amp;[.F75]&amp;CHAR(34)" office:value-type="string" office:string-value="    i18n_short_P0675: &quot;675M&quot;&#13;&#10;    i18n_description_P0675: &quot;675 METRI&quot;" calcext:value-type="string">
            <text:p>    i18n_short_P0675: "675M"</text:p>
            <text:p>    i18n_description_P0675: "675 METRI"</text:p>
          </table:table-cell>
          <table:table-cell table:formula="of:=&quot;    i18n_short_&quot;&amp;[.$B75]&amp;&quot;: &quot;&amp;CHAR(34)&amp;[.I75]&amp;CHAR(34)&amp;CHAR(13)&amp;CHAR(10)&amp;&quot;    i18n_description_&quot;&amp;[.$B75]&amp;&quot;: &quot;&amp;CHAR(34)&amp;[.G75]&amp;CHAR(34)" office:value-type="string" office:string-value="    i18n_short_P0675: &quot;675M&quot;&#13;&#10;    i18n_description_P0675: &quot;675 METERS&quot;" calcext:value-type="string">
            <text:p>    i18n_short_P0675: "675M"</text:p>
            <text:p>    i18n_description_P0675: "675 METERS"</text:p>
          </table:table-cell>
          <table:table-cell table:number-columns-repeated="1004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P0700</text:p>
          </table:table-cell>
          <table:table-cell table:style-name="ce18" office:value-type="float" office:value="700" calcext:value-type="float">
            <text:p>700</text:p>
          </table:table-cell>
          <table:table-cell table:style-name="ce18" table:number-columns-repeated="2"/>
          <table:table-cell office:value-type="string" calcext:value-type="string">
            <text:p>700 METRI</text:p>
          </table:table-cell>
          <table:table-cell office:value-type="string" calcext:value-type="string">
            <text:p>700 METERS</text:p>
          </table:table-cell>
          <table:table-cell table:formula="of:=[.C76]&amp;&quot;M&quot;" office:value-type="string" office:string-value="700M" calcext:value-type="string">
            <text:p>700M</text:p>
          </table:table-cell>
          <table:table-cell table:formula="of:=[.C76]&amp;&quot;M&quot;" office:value-type="string" office:string-value="700M" calcext:value-type="string">
            <text:p>700M</text:p>
          </table:table-cell>
          <table:table-cell table:number-columns-repeated="5"/>
          <table:table-cell table:formula="of:=&quot;(&quot;&amp;[.A76]&amp;&quot;,'&quot;&amp;[.B76]&amp;&quot;',&quot;&amp;[.C76]&amp;&quot;,0,CURDATE(),CURDATE())&quot;&amp;IF([.$A77]&gt;0;&quot;,&quot;;&quot;;&quot;)" office:value-type="string" office:string-value="(28,'P0700',700,0,CURDATE(),CURDATE())," calcext:value-type="string">
            <text:p>(28,'P0700',700,0,CURDATE(),CURDATE()),</text:p>
          </table:table-cell>
          <table:table-cell table:formula="of:=&quot;    i18n_short_&quot;&amp;[.$B76]&amp;&quot;: &quot;&amp;CHAR(34)&amp;[.H76]&amp;CHAR(34)&amp;CHAR(13)&amp;CHAR(10)&amp;&quot;    i18n_description_&quot;&amp;[.$B76]&amp;&quot;: &quot;&amp;CHAR(34)&amp;[.F76]&amp;CHAR(34)" office:value-type="string" office:string-value="    i18n_short_P0700: &quot;700M&quot;&#13;&#10;    i18n_description_P0700: &quot;700 METRI&quot;" calcext:value-type="string">
            <text:p>    i18n_short_P0700: "700M"</text:p>
            <text:p>    i18n_description_P0700: "700 METRI"</text:p>
          </table:table-cell>
          <table:table-cell table:formula="of:=&quot;    i18n_short_&quot;&amp;[.$B76]&amp;&quot;: &quot;&amp;CHAR(34)&amp;[.I76]&amp;CHAR(34)&amp;CHAR(13)&amp;CHAR(10)&amp;&quot;    i18n_description_&quot;&amp;[.$B76]&amp;&quot;: &quot;&amp;CHAR(34)&amp;[.G76]&amp;CHAR(34)" office:value-type="string" office:string-value="    i18n_short_P0700: &quot;700M&quot;&#13;&#10;    i18n_description_P0700: &quot;700 METERS&quot;" calcext:value-type="string">
            <text:p>    i18n_short_P0700: "700M"</text:p>
            <text:p>    i18n_description_P0700: "700 METERS"</text:p>
          </table:table-cell>
          <table:table-cell table:number-columns-repeated="1004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P0725</text:p>
          </table:table-cell>
          <table:table-cell table:style-name="ce18" office:value-type="float" office:value="725" calcext:value-type="float">
            <text:p>725</text:p>
          </table:table-cell>
          <table:table-cell table:style-name="ce18" table:number-columns-repeated="2"/>
          <table:table-cell office:value-type="string" calcext:value-type="string">
            <text:p>725 METRI</text:p>
          </table:table-cell>
          <table:table-cell office:value-type="string" calcext:value-type="string">
            <text:p>725 METERS</text:p>
          </table:table-cell>
          <table:table-cell table:formula="of:=[.C77]&amp;&quot;M&quot;" office:value-type="string" office:string-value="725M" calcext:value-type="string">
            <text:p>725M</text:p>
          </table:table-cell>
          <table:table-cell table:formula="of:=[.C77]&amp;&quot;M&quot;" office:value-type="string" office:string-value="725M" calcext:value-type="string">
            <text:p>725M</text:p>
          </table:table-cell>
          <table:table-cell table:number-columns-repeated="5"/>
          <table:table-cell table:formula="of:=&quot;(&quot;&amp;[.A77]&amp;&quot;,'&quot;&amp;[.B77]&amp;&quot;',&quot;&amp;[.C77]&amp;&quot;,0,CURDATE(),CURDATE())&quot;&amp;IF([.$A78]&gt;0;&quot;,&quot;;&quot;;&quot;)" office:value-type="string" office:string-value="(29,'P0725',725,0,CURDATE(),CURDATE())," calcext:value-type="string">
            <text:p>(29,'P0725',725,0,CURDATE(),CURDATE()),</text:p>
          </table:table-cell>
          <table:table-cell table:formula="of:=&quot;    i18n_short_&quot;&amp;[.$B77]&amp;&quot;: &quot;&amp;CHAR(34)&amp;[.H77]&amp;CHAR(34)&amp;CHAR(13)&amp;CHAR(10)&amp;&quot;    i18n_description_&quot;&amp;[.$B77]&amp;&quot;: &quot;&amp;CHAR(34)&amp;[.F77]&amp;CHAR(34)" office:value-type="string" office:string-value="    i18n_short_P0725: &quot;725M&quot;&#13;&#10;    i18n_description_P0725: &quot;725 METRI&quot;" calcext:value-type="string">
            <text:p>    i18n_short_P0725: "725M"</text:p>
            <text:p>    i18n_description_P0725: "725 METRI"</text:p>
          </table:table-cell>
          <table:table-cell table:formula="of:=&quot;    i18n_short_&quot;&amp;[.$B77]&amp;&quot;: &quot;&amp;CHAR(34)&amp;[.I77]&amp;CHAR(34)&amp;CHAR(13)&amp;CHAR(10)&amp;&quot;    i18n_description_&quot;&amp;[.$B77]&amp;&quot;: &quot;&amp;CHAR(34)&amp;[.G77]&amp;CHAR(34)" office:value-type="string" office:string-value="    i18n_short_P0725: &quot;725M&quot;&#13;&#10;    i18n_description_P0725: &quot;725 METERS&quot;" calcext:value-type="string">
            <text:p>    i18n_short_P0725: "725M"</text:p>
            <text:p>    i18n_description_P0725: "725 METERS"</text:p>
          </table:table-cell>
          <table:table-cell table:number-columns-repeated="1004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P0750</text:p>
          </table:table-cell>
          <table:table-cell table:style-name="ce18" office:value-type="float" office:value="750" calcext:value-type="float">
            <text:p>750</text:p>
          </table:table-cell>
          <table:table-cell table:style-name="ce18" table:number-columns-repeated="2"/>
          <table:table-cell office:value-type="string" calcext:value-type="string">
            <text:p>750 METRI</text:p>
          </table:table-cell>
          <table:table-cell office:value-type="string" calcext:value-type="string">
            <text:p>750 METERS</text:p>
          </table:table-cell>
          <table:table-cell table:formula="of:=[.C78]&amp;&quot;M&quot;" office:value-type="string" office:string-value="750M" calcext:value-type="string">
            <text:p>750M</text:p>
          </table:table-cell>
          <table:table-cell table:formula="of:=[.C78]&amp;&quot;M&quot;" office:value-type="string" office:string-value="750M" calcext:value-type="string">
            <text:p>750M</text:p>
          </table:table-cell>
          <table:table-cell table:number-columns-repeated="5"/>
          <table:table-cell table:formula="of:=&quot;(&quot;&amp;[.A78]&amp;&quot;,'&quot;&amp;[.B78]&amp;&quot;',&quot;&amp;[.C78]&amp;&quot;,0,CURDATE(),CURDATE())&quot;&amp;IF([.$A79]&gt;0;&quot;,&quot;;&quot;;&quot;)" office:value-type="string" office:string-value="(30,'P0750',750,0,CURDATE(),CURDATE())," calcext:value-type="string">
            <text:p>(30,'P0750',750,0,CURDATE(),CURDATE()),</text:p>
          </table:table-cell>
          <table:table-cell table:formula="of:=&quot;    i18n_short_&quot;&amp;[.$B78]&amp;&quot;: &quot;&amp;CHAR(34)&amp;[.H78]&amp;CHAR(34)&amp;CHAR(13)&amp;CHAR(10)&amp;&quot;    i18n_description_&quot;&amp;[.$B78]&amp;&quot;: &quot;&amp;CHAR(34)&amp;[.F78]&amp;CHAR(34)" office:value-type="string" office:string-value="    i18n_short_P0750: &quot;750M&quot;&#13;&#10;    i18n_description_P0750: &quot;750 METRI&quot;" calcext:value-type="string">
            <text:p>    i18n_short_P0750: "750M"</text:p>
            <text:p>    i18n_description_P0750: "750 METRI"</text:p>
          </table:table-cell>
          <table:table-cell table:formula="of:=&quot;    i18n_short_&quot;&amp;[.$B78]&amp;&quot;: &quot;&amp;CHAR(34)&amp;[.I78]&amp;CHAR(34)&amp;CHAR(13)&amp;CHAR(10)&amp;&quot;    i18n_description_&quot;&amp;[.$B78]&amp;&quot;: &quot;&amp;CHAR(34)&amp;[.G78]&amp;CHAR(34)" office:value-type="string" office:string-value="    i18n_short_P0750: &quot;750M&quot;&#13;&#10;    i18n_description_P0750: &quot;750 METERS&quot;" calcext:value-type="string">
            <text:p>    i18n_short_P0750: "750M"</text:p>
            <text:p>    i18n_description_P0750: "750 METERS"</text:p>
          </table:table-cell>
          <table:table-cell table:number-columns-repeated="1004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P0775</text:p>
          </table:table-cell>
          <table:table-cell table:style-name="ce18" office:value-type="float" office:value="775" calcext:value-type="float">
            <text:p>775</text:p>
          </table:table-cell>
          <table:table-cell table:style-name="ce18" table:number-columns-repeated="2"/>
          <table:table-cell office:value-type="string" calcext:value-type="string">
            <text:p>775 METRI</text:p>
          </table:table-cell>
          <table:table-cell office:value-type="string" calcext:value-type="string">
            <text:p>775 METERS</text:p>
          </table:table-cell>
          <table:table-cell table:formula="of:=[.C79]&amp;&quot;M&quot;" office:value-type="string" office:string-value="775M" calcext:value-type="string">
            <text:p>775M</text:p>
          </table:table-cell>
          <table:table-cell table:formula="of:=[.C79]&amp;&quot;M&quot;" office:value-type="string" office:string-value="775M" calcext:value-type="string">
            <text:p>775M</text:p>
          </table:table-cell>
          <table:table-cell table:number-columns-repeated="5"/>
          <table:table-cell table:formula="of:=&quot;(&quot;&amp;[.A79]&amp;&quot;,'&quot;&amp;[.B79]&amp;&quot;',&quot;&amp;[.C79]&amp;&quot;,0,CURDATE(),CURDATE())&quot;&amp;IF([.$A80]&gt;0;&quot;,&quot;;&quot;;&quot;)" office:value-type="string" office:string-value="(31,'P0775',775,0,CURDATE(),CURDATE())," calcext:value-type="string">
            <text:p>(31,'P0775',775,0,CURDATE(),CURDATE()),</text:p>
          </table:table-cell>
          <table:table-cell table:formula="of:=&quot;    i18n_short_&quot;&amp;[.$B79]&amp;&quot;: &quot;&amp;CHAR(34)&amp;[.H79]&amp;CHAR(34)&amp;CHAR(13)&amp;CHAR(10)&amp;&quot;    i18n_description_&quot;&amp;[.$B79]&amp;&quot;: &quot;&amp;CHAR(34)&amp;[.F79]&amp;CHAR(34)" office:value-type="string" office:string-value="    i18n_short_P0775: &quot;775M&quot;&#13;&#10;    i18n_description_P0775: &quot;775 METRI&quot;" calcext:value-type="string">
            <text:p>    i18n_short_P0775: "775M"</text:p>
            <text:p>    i18n_description_P0775: "775 METRI"</text:p>
          </table:table-cell>
          <table:table-cell table:formula="of:=&quot;    i18n_short_&quot;&amp;[.$B79]&amp;&quot;: &quot;&amp;CHAR(34)&amp;[.I79]&amp;CHAR(34)&amp;CHAR(13)&amp;CHAR(10)&amp;&quot;    i18n_description_&quot;&amp;[.$B79]&amp;&quot;: &quot;&amp;CHAR(34)&amp;[.G79]&amp;CHAR(34)" office:value-type="string" office:string-value="    i18n_short_P0775: &quot;775M&quot;&#13;&#10;    i18n_description_P0775: &quot;775 METERS&quot;" calcext:value-type="string">
            <text:p>    i18n_short_P0775: "775M"</text:p>
            <text:p>    i18n_description_P0775: "775 METERS"</text:p>
          </table:table-cell>
          <table:table-cell table:number-columns-repeated="1004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P0800</text:p>
          </table:table-cell>
          <table:table-cell table:style-name="ce18" office:value-type="float" office:value="800" calcext:value-type="float">
            <text:p>800</text:p>
          </table:table-cell>
          <table:table-cell table:style-name="ce18" table:number-columns-repeated="2"/>
          <table:table-cell office:value-type="string" calcext:value-type="string">
            <text:p>800 METRI</text:p>
          </table:table-cell>
          <table:table-cell office:value-type="string" calcext:value-type="string">
            <text:p>800 METERS</text:p>
          </table:table-cell>
          <table:table-cell table:formula="of:=[.C80]&amp;&quot;M&quot;" office:value-type="string" office:string-value="800M" calcext:value-type="string">
            <text:p>800M</text:p>
          </table:table-cell>
          <table:table-cell table:formula="of:=[.C80]&amp;&quot;M&quot;" office:value-type="string" office:string-value="800M" calcext:value-type="string">
            <text:p>800M</text:p>
          </table:table-cell>
          <table:table-cell table:number-columns-repeated="5"/>
          <table:table-cell table:formula="of:=&quot;(&quot;&amp;[.A80]&amp;&quot;,'&quot;&amp;[.B80]&amp;&quot;',&quot;&amp;[.C80]&amp;&quot;,0,CURDATE(),CURDATE())&quot;&amp;IF([.$A81]&gt;0;&quot;,&quot;;&quot;;&quot;)" office:value-type="string" office:string-value="(32,'P0800',800,0,CURDATE(),CURDATE())," calcext:value-type="string">
            <text:p>(32,'P0800',800,0,CURDATE(),CURDATE()),</text:p>
          </table:table-cell>
          <table:table-cell table:formula="of:=&quot;    i18n_short_&quot;&amp;[.$B80]&amp;&quot;: &quot;&amp;CHAR(34)&amp;[.H80]&amp;CHAR(34)&amp;CHAR(13)&amp;CHAR(10)&amp;&quot;    i18n_description_&quot;&amp;[.$B80]&amp;&quot;: &quot;&amp;CHAR(34)&amp;[.F80]&amp;CHAR(34)" office:value-type="string" office:string-value="    i18n_short_P0800: &quot;800M&quot;&#13;&#10;    i18n_description_P0800: &quot;800 METRI&quot;" calcext:value-type="string">
            <text:p>    i18n_short_P0800: "800M"</text:p>
            <text:p>    i18n_description_P0800: "800 METRI"</text:p>
          </table:table-cell>
          <table:table-cell table:formula="of:=&quot;    i18n_short_&quot;&amp;[.$B80]&amp;&quot;: &quot;&amp;CHAR(34)&amp;[.I80]&amp;CHAR(34)&amp;CHAR(13)&amp;CHAR(10)&amp;&quot;    i18n_description_&quot;&amp;[.$B80]&amp;&quot;: &quot;&amp;CHAR(34)&amp;[.G80]&amp;CHAR(34)" office:value-type="string" office:string-value="    i18n_short_P0800: &quot;800M&quot;&#13;&#10;    i18n_description_P0800: &quot;800 METERS&quot;" calcext:value-type="string">
            <text:p>    i18n_short_P0800: "800M"</text:p>
            <text:p>    i18n_description_P0800: "800 METERS"</text:p>
          </table:table-cell>
          <table:table-cell table:number-columns-repeated="1004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P0825</text:p>
          </table:table-cell>
          <table:table-cell table:style-name="ce18" office:value-type="float" office:value="825" calcext:value-type="float">
            <text:p>825</text:p>
          </table:table-cell>
          <table:table-cell table:style-name="ce18" table:number-columns-repeated="2"/>
          <table:table-cell office:value-type="string" calcext:value-type="string">
            <text:p>825 METRI</text:p>
          </table:table-cell>
          <table:table-cell office:value-type="string" calcext:value-type="string">
            <text:p>825 METERS</text:p>
          </table:table-cell>
          <table:table-cell table:formula="of:=[.C81]&amp;&quot;M&quot;" office:value-type="string" office:string-value="825M" calcext:value-type="string">
            <text:p>825M</text:p>
          </table:table-cell>
          <table:table-cell table:formula="of:=[.C81]&amp;&quot;M&quot;" office:value-type="string" office:string-value="825M" calcext:value-type="string">
            <text:p>825M</text:p>
          </table:table-cell>
          <table:table-cell table:number-columns-repeated="5"/>
          <table:table-cell table:formula="of:=&quot;(&quot;&amp;[.A81]&amp;&quot;,'&quot;&amp;[.B81]&amp;&quot;',&quot;&amp;[.C81]&amp;&quot;,0,CURDATE(),CURDATE())&quot;&amp;IF([.$A82]&gt;0;&quot;,&quot;;&quot;;&quot;)" office:value-type="string" office:string-value="(33,'P0825',825,0,CURDATE(),CURDATE())," calcext:value-type="string">
            <text:p>(33,'P0825',825,0,CURDATE(),CURDATE()),</text:p>
          </table:table-cell>
          <table:table-cell table:formula="of:=&quot;    i18n_short_&quot;&amp;[.$B81]&amp;&quot;: &quot;&amp;CHAR(34)&amp;[.H81]&amp;CHAR(34)&amp;CHAR(13)&amp;CHAR(10)&amp;&quot;    i18n_description_&quot;&amp;[.$B81]&amp;&quot;: &quot;&amp;CHAR(34)&amp;[.F81]&amp;CHAR(34)" office:value-type="string" office:string-value="    i18n_short_P0825: &quot;825M&quot;&#13;&#10;    i18n_description_P0825: &quot;825 METRI&quot;" calcext:value-type="string">
            <text:p>    i18n_short_P0825: "825M"</text:p>
            <text:p>    i18n_description_P0825: "825 METRI"</text:p>
          </table:table-cell>
          <table:table-cell table:formula="of:=&quot;    i18n_short_&quot;&amp;[.$B81]&amp;&quot;: &quot;&amp;CHAR(34)&amp;[.I81]&amp;CHAR(34)&amp;CHAR(13)&amp;CHAR(10)&amp;&quot;    i18n_description_&quot;&amp;[.$B81]&amp;&quot;: &quot;&amp;CHAR(34)&amp;[.G81]&amp;CHAR(34)" office:value-type="string" office:string-value="    i18n_short_P0825: &quot;825M&quot;&#13;&#10;    i18n_description_P0825: &quot;825 METERS&quot;" calcext:value-type="string">
            <text:p>    i18n_short_P0825: "825M"</text:p>
            <text:p>    i18n_description_P0825: "825 METERS"</text:p>
          </table:table-cell>
          <table:table-cell table:number-columns-repeated="1004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P0850</text:p>
          </table:table-cell>
          <table:table-cell table:style-name="ce18" office:value-type="float" office:value="850" calcext:value-type="float">
            <text:p>850</text:p>
          </table:table-cell>
          <table:table-cell table:style-name="ce18" table:number-columns-repeated="2"/>
          <table:table-cell office:value-type="string" calcext:value-type="string">
            <text:p>850 METRI</text:p>
          </table:table-cell>
          <table:table-cell office:value-type="string" calcext:value-type="string">
            <text:p>850 METERS</text:p>
          </table:table-cell>
          <table:table-cell table:formula="of:=[.C82]&amp;&quot;M&quot;" office:value-type="string" office:string-value="850M" calcext:value-type="string">
            <text:p>850M</text:p>
          </table:table-cell>
          <table:table-cell table:formula="of:=[.C82]&amp;&quot;M&quot;" office:value-type="string" office:string-value="850M" calcext:value-type="string">
            <text:p>850M</text:p>
          </table:table-cell>
          <table:table-cell table:number-columns-repeated="5"/>
          <table:table-cell table:formula="of:=&quot;(&quot;&amp;[.A82]&amp;&quot;,'&quot;&amp;[.B82]&amp;&quot;',&quot;&amp;[.C82]&amp;&quot;,0,CURDATE(),CURDATE())&quot;&amp;IF([.$A83]&gt;0;&quot;,&quot;;&quot;;&quot;)" office:value-type="string" office:string-value="(34,'P0850',850,0,CURDATE(),CURDATE())," calcext:value-type="string">
            <text:p>(34,'P0850',850,0,CURDATE(),CURDATE()),</text:p>
          </table:table-cell>
          <table:table-cell table:formula="of:=&quot;    i18n_short_&quot;&amp;[.$B82]&amp;&quot;: &quot;&amp;CHAR(34)&amp;[.H82]&amp;CHAR(34)&amp;CHAR(13)&amp;CHAR(10)&amp;&quot;    i18n_description_&quot;&amp;[.$B82]&amp;&quot;: &quot;&amp;CHAR(34)&amp;[.F82]&amp;CHAR(34)" office:value-type="string" office:string-value="    i18n_short_P0850: &quot;850M&quot;&#13;&#10;    i18n_description_P0850: &quot;850 METRI&quot;" calcext:value-type="string">
            <text:p>    i18n_short_P0850: "850M"</text:p>
            <text:p>    i18n_description_P0850: "850 METRI"</text:p>
          </table:table-cell>
          <table:table-cell table:formula="of:=&quot;    i18n_short_&quot;&amp;[.$B82]&amp;&quot;: &quot;&amp;CHAR(34)&amp;[.I82]&amp;CHAR(34)&amp;CHAR(13)&amp;CHAR(10)&amp;&quot;    i18n_description_&quot;&amp;[.$B82]&amp;&quot;: &quot;&amp;CHAR(34)&amp;[.G82]&amp;CHAR(34)" office:value-type="string" office:string-value="    i18n_short_P0850: &quot;850M&quot;&#13;&#10;    i18n_description_P0850: &quot;850 METERS&quot;" calcext:value-type="string">
            <text:p>    i18n_short_P0850: "850M"</text:p>
            <text:p>    i18n_description_P0850: "850 METERS"</text:p>
          </table:table-cell>
          <table:table-cell table:number-columns-repeated="1004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P0875</text:p>
          </table:table-cell>
          <table:table-cell table:style-name="ce18" office:value-type="float" office:value="875" calcext:value-type="float">
            <text:p>875</text:p>
          </table:table-cell>
          <table:table-cell table:style-name="ce18" table:number-columns-repeated="2"/>
          <table:table-cell office:value-type="string" calcext:value-type="string">
            <text:p>875 METRI</text:p>
          </table:table-cell>
          <table:table-cell office:value-type="string" calcext:value-type="string">
            <text:p>875 METERS</text:p>
          </table:table-cell>
          <table:table-cell table:formula="of:=[.C83]&amp;&quot;M&quot;" office:value-type="string" office:string-value="875M" calcext:value-type="string">
            <text:p>875M</text:p>
          </table:table-cell>
          <table:table-cell table:formula="of:=[.C83]&amp;&quot;M&quot;" office:value-type="string" office:string-value="875M" calcext:value-type="string">
            <text:p>875M</text:p>
          </table:table-cell>
          <table:table-cell table:number-columns-repeated="5"/>
          <table:table-cell table:formula="of:=&quot;(&quot;&amp;[.A83]&amp;&quot;,'&quot;&amp;[.B83]&amp;&quot;',&quot;&amp;[.C83]&amp;&quot;,0,CURDATE(),CURDATE())&quot;&amp;IF([.$A84]&gt;0;&quot;,&quot;;&quot;;&quot;)" office:value-type="string" office:string-value="(35,'P0875',875,0,CURDATE(),CURDATE())," calcext:value-type="string">
            <text:p>(35,'P0875',875,0,CURDATE(),CURDATE()),</text:p>
          </table:table-cell>
          <table:table-cell table:formula="of:=&quot;    i18n_short_&quot;&amp;[.$B83]&amp;&quot;: &quot;&amp;CHAR(34)&amp;[.H83]&amp;CHAR(34)&amp;CHAR(13)&amp;CHAR(10)&amp;&quot;    i18n_description_&quot;&amp;[.$B83]&amp;&quot;: &quot;&amp;CHAR(34)&amp;[.F83]&amp;CHAR(34)" office:value-type="string" office:string-value="    i18n_short_P0875: &quot;875M&quot;&#13;&#10;    i18n_description_P0875: &quot;875 METRI&quot;" calcext:value-type="string">
            <text:p>    i18n_short_P0875: "875M"</text:p>
            <text:p>    i18n_description_P0875: "875 METRI"</text:p>
          </table:table-cell>
          <table:table-cell table:formula="of:=&quot;    i18n_short_&quot;&amp;[.$B83]&amp;&quot;: &quot;&amp;CHAR(34)&amp;[.I83]&amp;CHAR(34)&amp;CHAR(13)&amp;CHAR(10)&amp;&quot;    i18n_description_&quot;&amp;[.$B83]&amp;&quot;: &quot;&amp;CHAR(34)&amp;[.G83]&amp;CHAR(34)" office:value-type="string" office:string-value="    i18n_short_P0875: &quot;875M&quot;&#13;&#10;    i18n_description_P0875: &quot;875 METERS&quot;" calcext:value-type="string">
            <text:p>    i18n_short_P0875: "875M"</text:p>
            <text:p>    i18n_description_P0875: "875 METERS"</text:p>
          </table:table-cell>
          <table:table-cell table:number-columns-repeated="1004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P0900</text:p>
          </table:table-cell>
          <table:table-cell table:style-name="ce18" office:value-type="float" office:value="900" calcext:value-type="float">
            <text:p>900</text:p>
          </table:table-cell>
          <table:table-cell table:style-name="ce18" table:number-columns-repeated="2"/>
          <table:table-cell office:value-type="string" calcext:value-type="string">
            <text:p>900 METRI</text:p>
          </table:table-cell>
          <table:table-cell office:value-type="string" calcext:value-type="string">
            <text:p>900 METERS</text:p>
          </table:table-cell>
          <table:table-cell table:formula="of:=[.C84]&amp;&quot;M&quot;" office:value-type="string" office:string-value="900M" calcext:value-type="string">
            <text:p>900M</text:p>
          </table:table-cell>
          <table:table-cell table:formula="of:=[.C84]&amp;&quot;M&quot;" office:value-type="string" office:string-value="900M" calcext:value-type="string">
            <text:p>900M</text:p>
          </table:table-cell>
          <table:table-cell table:number-columns-repeated="5"/>
          <table:table-cell table:formula="of:=&quot;(&quot;&amp;[.A84]&amp;&quot;,'&quot;&amp;[.B84]&amp;&quot;',&quot;&amp;[.C84]&amp;&quot;,0,CURDATE(),CURDATE())&quot;&amp;IF([.$A85]&gt;0;&quot;,&quot;;&quot;;&quot;)" office:value-type="string" office:string-value="(36,'P0900',900,0,CURDATE(),CURDATE())," calcext:value-type="string">
            <text:p>(36,'P0900',900,0,CURDATE(),CURDATE()),</text:p>
          </table:table-cell>
          <table:table-cell table:formula="of:=&quot;    i18n_short_&quot;&amp;[.$B84]&amp;&quot;: &quot;&amp;CHAR(34)&amp;[.H84]&amp;CHAR(34)&amp;CHAR(13)&amp;CHAR(10)&amp;&quot;    i18n_description_&quot;&amp;[.$B84]&amp;&quot;: &quot;&amp;CHAR(34)&amp;[.F84]&amp;CHAR(34)" office:value-type="string" office:string-value="    i18n_short_P0900: &quot;900M&quot;&#13;&#10;    i18n_description_P0900: &quot;900 METRI&quot;" calcext:value-type="string">
            <text:p>    i18n_short_P0900: "900M"</text:p>
            <text:p>    i18n_description_P0900: "900 METRI"</text:p>
          </table:table-cell>
          <table:table-cell table:formula="of:=&quot;    i18n_short_&quot;&amp;[.$B84]&amp;&quot;: &quot;&amp;CHAR(34)&amp;[.I84]&amp;CHAR(34)&amp;CHAR(13)&amp;CHAR(10)&amp;&quot;    i18n_description_&quot;&amp;[.$B84]&amp;&quot;: &quot;&amp;CHAR(34)&amp;[.G84]&amp;CHAR(34)" office:value-type="string" office:string-value="    i18n_short_P0900: &quot;900M&quot;&#13;&#10;    i18n_description_P0900: &quot;900 METERS&quot;" calcext:value-type="string">
            <text:p>    i18n_short_P0900: "900M"</text:p>
            <text:p>    i18n_description_P0900: "900 METERS"</text:p>
          </table:table-cell>
          <table:table-cell table:number-columns-repeated="1004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P0925</text:p>
          </table:table-cell>
          <table:table-cell table:style-name="ce18" office:value-type="float" office:value="925" calcext:value-type="float">
            <text:p>925</text:p>
          </table:table-cell>
          <table:table-cell table:style-name="ce18" table:number-columns-repeated="2"/>
          <table:table-cell office:value-type="string" calcext:value-type="string">
            <text:p>925 METRI</text:p>
          </table:table-cell>
          <table:table-cell office:value-type="string" calcext:value-type="string">
            <text:p>925 METERS</text:p>
          </table:table-cell>
          <table:table-cell table:formula="of:=[.C85]&amp;&quot;M&quot;" office:value-type="string" office:string-value="925M" calcext:value-type="string">
            <text:p>925M</text:p>
          </table:table-cell>
          <table:table-cell table:formula="of:=[.C85]&amp;&quot;M&quot;" office:value-type="string" office:string-value="925M" calcext:value-type="string">
            <text:p>925M</text:p>
          </table:table-cell>
          <table:table-cell table:number-columns-repeated="5"/>
          <table:table-cell table:formula="of:=&quot;(&quot;&amp;[.A85]&amp;&quot;,'&quot;&amp;[.B85]&amp;&quot;',&quot;&amp;[.C85]&amp;&quot;,0,CURDATE(),CURDATE())&quot;&amp;IF([.$A86]&gt;0;&quot;,&quot;;&quot;;&quot;)" office:value-type="string" office:string-value="(37,'P0925',925,0,CURDATE(),CURDATE())," calcext:value-type="string">
            <text:p>(37,'P0925',925,0,CURDATE(),CURDATE()),</text:p>
          </table:table-cell>
          <table:table-cell table:formula="of:=&quot;    i18n_short_&quot;&amp;[.$B85]&amp;&quot;: &quot;&amp;CHAR(34)&amp;[.H85]&amp;CHAR(34)&amp;CHAR(13)&amp;CHAR(10)&amp;&quot;    i18n_description_&quot;&amp;[.$B85]&amp;&quot;: &quot;&amp;CHAR(34)&amp;[.F85]&amp;CHAR(34)" office:value-type="string" office:string-value="    i18n_short_P0925: &quot;925M&quot;&#13;&#10;    i18n_description_P0925: &quot;925 METRI&quot;" calcext:value-type="string">
            <text:p>    i18n_short_P0925: "925M"</text:p>
            <text:p>    i18n_description_P0925: "925 METRI"</text:p>
          </table:table-cell>
          <table:table-cell table:formula="of:=&quot;    i18n_short_&quot;&amp;[.$B85]&amp;&quot;: &quot;&amp;CHAR(34)&amp;[.I85]&amp;CHAR(34)&amp;CHAR(13)&amp;CHAR(10)&amp;&quot;    i18n_description_&quot;&amp;[.$B85]&amp;&quot;: &quot;&amp;CHAR(34)&amp;[.G85]&amp;CHAR(34)" office:value-type="string" office:string-value="    i18n_short_P0925: &quot;925M&quot;&#13;&#10;    i18n_description_P0925: &quot;925 METERS&quot;" calcext:value-type="string">
            <text:p>    i18n_short_P0925: "925M"</text:p>
            <text:p>    i18n_description_P0925: "925 METERS"</text:p>
          </table:table-cell>
          <table:table-cell table:number-columns-repeated="100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P0950</text:p>
          </table:table-cell>
          <table:table-cell table:style-name="ce18" office:value-type="float" office:value="950" calcext:value-type="float">
            <text:p>950</text:p>
          </table:table-cell>
          <table:table-cell table:style-name="ce18" table:number-columns-repeated="2"/>
          <table:table-cell office:value-type="string" calcext:value-type="string">
            <text:p>950 METRI</text:p>
          </table:table-cell>
          <table:table-cell office:value-type="string" calcext:value-type="string">
            <text:p>950 METERS</text:p>
          </table:table-cell>
          <table:table-cell table:formula="of:=[.C86]&amp;&quot;M&quot;" office:value-type="string" office:string-value="950M" calcext:value-type="string">
            <text:p>950M</text:p>
          </table:table-cell>
          <table:table-cell table:formula="of:=[.C86]&amp;&quot;M&quot;" office:value-type="string" office:string-value="950M" calcext:value-type="string">
            <text:p>950M</text:p>
          </table:table-cell>
          <table:table-cell table:number-columns-repeated="5"/>
          <table:table-cell table:formula="of:=&quot;(&quot;&amp;[.A86]&amp;&quot;,'&quot;&amp;[.B86]&amp;&quot;',&quot;&amp;[.C86]&amp;&quot;,0,CURDATE(),CURDATE())&quot;&amp;IF([.$A87]&gt;0;&quot;,&quot;;&quot;;&quot;)" office:value-type="string" office:string-value="(38,'P0950',950,0,CURDATE(),CURDATE())," calcext:value-type="string">
            <text:p>(38,'P0950',950,0,CURDATE(),CURDATE()),</text:p>
          </table:table-cell>
          <table:table-cell table:formula="of:=&quot;    i18n_short_&quot;&amp;[.$B86]&amp;&quot;: &quot;&amp;CHAR(34)&amp;[.H86]&amp;CHAR(34)&amp;CHAR(13)&amp;CHAR(10)&amp;&quot;    i18n_description_&quot;&amp;[.$B86]&amp;&quot;: &quot;&amp;CHAR(34)&amp;[.F86]&amp;CHAR(34)" office:value-type="string" office:string-value="    i18n_short_P0950: &quot;950M&quot;&#13;&#10;    i18n_description_P0950: &quot;950 METRI&quot;" calcext:value-type="string">
            <text:p>    i18n_short_P0950: "950M"</text:p>
            <text:p>    i18n_description_P0950: "950 METRI"</text:p>
          </table:table-cell>
          <table:table-cell table:formula="of:=&quot;    i18n_short_&quot;&amp;[.$B86]&amp;&quot;: &quot;&amp;CHAR(34)&amp;[.I86]&amp;CHAR(34)&amp;CHAR(13)&amp;CHAR(10)&amp;&quot;    i18n_description_&quot;&amp;[.$B86]&amp;&quot;: &quot;&amp;CHAR(34)&amp;[.G86]&amp;CHAR(34)" office:value-type="string" office:string-value="    i18n_short_P0950: &quot;950M&quot;&#13;&#10;    i18n_description_P0950: &quot;950 METERS&quot;" calcext:value-type="string">
            <text:p>    i18n_short_P0950: "950M"</text:p>
            <text:p>    i18n_description_P0950: "950 METERS"</text:p>
          </table:table-cell>
          <table:table-cell table:number-columns-repeated="1004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P0975</text:p>
          </table:table-cell>
          <table:table-cell table:style-name="ce18" office:value-type="float" office:value="975" calcext:value-type="float">
            <text:p>975</text:p>
          </table:table-cell>
          <table:table-cell table:style-name="ce18" table:number-columns-repeated="2"/>
          <table:table-cell office:value-type="string" calcext:value-type="string">
            <text:p>975 METRI</text:p>
          </table:table-cell>
          <table:table-cell office:value-type="string" calcext:value-type="string">
            <text:p>975 METERS</text:p>
          </table:table-cell>
          <table:table-cell table:formula="of:=[.C87]&amp;&quot;M&quot;" office:value-type="string" office:string-value="975M" calcext:value-type="string">
            <text:p>975M</text:p>
          </table:table-cell>
          <table:table-cell table:formula="of:=[.C87]&amp;&quot;M&quot;" office:value-type="string" office:string-value="975M" calcext:value-type="string">
            <text:p>975M</text:p>
          </table:table-cell>
          <table:table-cell table:number-columns-repeated="5"/>
          <table:table-cell table:formula="of:=&quot;(&quot;&amp;[.A87]&amp;&quot;,'&quot;&amp;[.B87]&amp;&quot;',&quot;&amp;[.C87]&amp;&quot;,0,CURDATE(),CURDATE())&quot;&amp;IF([.$A88]&gt;0;&quot;,&quot;;&quot;;&quot;)" office:value-type="string" office:string-value="(39,'P0975',975,0,CURDATE(),CURDATE())," calcext:value-type="string">
            <text:p>(39,'P0975',975,0,CURDATE(),CURDATE()),</text:p>
          </table:table-cell>
          <table:table-cell table:formula="of:=&quot;    i18n_short_&quot;&amp;[.$B87]&amp;&quot;: &quot;&amp;CHAR(34)&amp;[.H87]&amp;CHAR(34)&amp;CHAR(13)&amp;CHAR(10)&amp;&quot;    i18n_description_&quot;&amp;[.$B87]&amp;&quot;: &quot;&amp;CHAR(34)&amp;[.F87]&amp;CHAR(34)" office:value-type="string" office:string-value="    i18n_short_P0975: &quot;975M&quot;&#13;&#10;    i18n_description_P0975: &quot;975 METRI&quot;" calcext:value-type="string">
            <text:p>    i18n_short_P0975: "975M"</text:p>
            <text:p>    i18n_description_P0975: "975 METRI"</text:p>
          </table:table-cell>
          <table:table-cell table:formula="of:=&quot;    i18n_short_&quot;&amp;[.$B87]&amp;&quot;: &quot;&amp;CHAR(34)&amp;[.I87]&amp;CHAR(34)&amp;CHAR(13)&amp;CHAR(10)&amp;&quot;    i18n_description_&quot;&amp;[.$B87]&amp;&quot;: &quot;&amp;CHAR(34)&amp;[.G87]&amp;CHAR(34)" office:value-type="string" office:string-value="    i18n_short_P0975: &quot;975M&quot;&#13;&#10;    i18n_description_P0975: &quot;975 METERS&quot;" calcext:value-type="string">
            <text:p>    i18n_short_P0975: "975M"</text:p>
            <text:p>    i18n_description_P0975: "975 METERS"</text:p>
          </table:table-cell>
          <table:table-cell table:number-columns-repeated="1004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string" calcext:value-type="string">
            <text:p>P10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18" table:number-columns-repeated="2"/>
          <table:table-cell office:value-type="string" calcext:value-type="string">
            <text:p>1000 METRI</text:p>
          </table:table-cell>
          <table:table-cell office:value-type="string" calcext:value-type="string">
            <text:p>1000 METERS</text:p>
          </table:table-cell>
          <table:table-cell table:formula="of:=[.C88]&amp;&quot;M&quot;" office:value-type="string" office:string-value="1000M" calcext:value-type="string">
            <text:p>1000M</text:p>
          </table:table-cell>
          <table:table-cell table:formula="of:=[.C88]&amp;&quot;M&quot;" office:value-type="string" office:string-value="1000M" calcext:value-type="string">
            <text:p>1000M</text:p>
          </table:table-cell>
          <table:table-cell table:number-columns-repeated="5"/>
          <table:table-cell table:formula="of:=&quot;(&quot;&amp;[.A88]&amp;&quot;,'&quot;&amp;[.B88]&amp;&quot;',&quot;&amp;[.C88]&amp;&quot;,0,CURDATE(),CURDATE())&quot;&amp;IF([.$A89]&gt;0;&quot;,&quot;;&quot;;&quot;)" office:value-type="string" office:string-value="(40,'P1000',1000,0,CURDATE(),CURDATE())," calcext:value-type="string">
            <text:p>(40,'P1000',1000,0,CURDATE(),CURDATE()),</text:p>
          </table:table-cell>
          <table:table-cell table:formula="of:=&quot;    i18n_short_&quot;&amp;[.$B88]&amp;&quot;: &quot;&amp;CHAR(34)&amp;[.H88]&amp;CHAR(34)&amp;CHAR(13)&amp;CHAR(10)&amp;&quot;    i18n_description_&quot;&amp;[.$B88]&amp;&quot;: &quot;&amp;CHAR(34)&amp;[.F88]&amp;CHAR(34)" office:value-type="string" office:string-value="    i18n_short_P1000: &quot;1000M&quot;&#13;&#10;    i18n_description_P1000: &quot;1000 METRI&quot;" calcext:value-type="string">
            <text:p>    i18n_short_P1000: "1000M"</text:p>
            <text:p>    i18n_description_P1000: "1000 METRI"</text:p>
          </table:table-cell>
          <table:table-cell table:formula="of:=&quot;    i18n_short_&quot;&amp;[.$B88]&amp;&quot;: &quot;&amp;CHAR(34)&amp;[.I88]&amp;CHAR(34)&amp;CHAR(13)&amp;CHAR(10)&amp;&quot;    i18n_description_&quot;&amp;[.$B88]&amp;&quot;: &quot;&amp;CHAR(34)&amp;[.G88]&amp;CHAR(34)" office:value-type="string" office:string-value="    i18n_short_P1000: &quot;1000M&quot;&#13;&#10;    i18n_description_P1000: &quot;1000 METERS&quot;" calcext:value-type="string">
            <text:p>    i18n_short_P1000: "1000M"</text:p>
            <text:p>    i18n_description_P1000: "1000 METERS"</text:p>
          </table:table-cell>
          <table:table-cell table:number-columns-repeated="1004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string" calcext:value-type="string">
            <text:p>P1025</text:p>
          </table:table-cell>
          <table:table-cell table:style-name="ce18" office:value-type="float" office:value="1025" calcext:value-type="float">
            <text:p>1025</text:p>
          </table:table-cell>
          <table:table-cell table:style-name="ce18" table:number-columns-repeated="2"/>
          <table:table-cell office:value-type="string" calcext:value-type="string">
            <text:p>1025 METRI</text:p>
          </table:table-cell>
          <table:table-cell office:value-type="string" calcext:value-type="string">
            <text:p>1025 METERS</text:p>
          </table:table-cell>
          <table:table-cell table:formula="of:=[.C89]&amp;&quot;M&quot;" office:value-type="string" office:string-value="1025M" calcext:value-type="string">
            <text:p>1025M</text:p>
          </table:table-cell>
          <table:table-cell table:formula="of:=[.C89]&amp;&quot;M&quot;" office:value-type="string" office:string-value="1025M" calcext:value-type="string">
            <text:p>1025M</text:p>
          </table:table-cell>
          <table:table-cell table:number-columns-repeated="5"/>
          <table:table-cell table:formula="of:=&quot;(&quot;&amp;[.A89]&amp;&quot;,'&quot;&amp;[.B89]&amp;&quot;',&quot;&amp;[.C89]&amp;&quot;,0,CURDATE(),CURDATE())&quot;&amp;IF([.$A90]&gt;0;&quot;,&quot;;&quot;;&quot;)" office:value-type="string" office:string-value="(41,'P1025',1025,0,CURDATE(),CURDATE())," calcext:value-type="string">
            <text:p>(41,'P1025',1025,0,CURDATE(),CURDATE()),</text:p>
          </table:table-cell>
          <table:table-cell table:formula="of:=&quot;    i18n_short_&quot;&amp;[.$B89]&amp;&quot;: &quot;&amp;CHAR(34)&amp;[.H89]&amp;CHAR(34)&amp;CHAR(13)&amp;CHAR(10)&amp;&quot;    i18n_description_&quot;&amp;[.$B89]&amp;&quot;: &quot;&amp;CHAR(34)&amp;[.F89]&amp;CHAR(34)" office:value-type="string" office:string-value="    i18n_short_P1025: &quot;1025M&quot;&#13;&#10;    i18n_description_P1025: &quot;1025 METRI&quot;" calcext:value-type="string">
            <text:p>    i18n_short_P1025: "1025M"</text:p>
            <text:p>    i18n_description_P1025: "1025 METRI"</text:p>
          </table:table-cell>
          <table:table-cell table:formula="of:=&quot;    i18n_short_&quot;&amp;[.$B89]&amp;&quot;: &quot;&amp;CHAR(34)&amp;[.I89]&amp;CHAR(34)&amp;CHAR(13)&amp;CHAR(10)&amp;&quot;    i18n_description_&quot;&amp;[.$B89]&amp;&quot;: &quot;&amp;CHAR(34)&amp;[.G89]&amp;CHAR(34)" office:value-type="string" office:string-value="    i18n_short_P1025: &quot;1025M&quot;&#13;&#10;    i18n_description_P1025: &quot;1025 METERS&quot;" calcext:value-type="string">
            <text:p>    i18n_short_P1025: "1025M"</text:p>
            <text:p>    i18n_description_P1025: "1025 METERS"</text:p>
          </table:table-cell>
          <table:table-cell table:number-columns-repeated="1004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string" calcext:value-type="string">
            <text:p>P1050</text:p>
          </table:table-cell>
          <table:table-cell table:style-name="ce18" office:value-type="float" office:value="1050" calcext:value-type="float">
            <text:p>1050</text:p>
          </table:table-cell>
          <table:table-cell table:style-name="ce18" table:number-columns-repeated="2"/>
          <table:table-cell office:value-type="string" calcext:value-type="string">
            <text:p>1050 METRI</text:p>
          </table:table-cell>
          <table:table-cell office:value-type="string" calcext:value-type="string">
            <text:p>1050 METERS</text:p>
          </table:table-cell>
          <table:table-cell table:formula="of:=[.C90]&amp;&quot;M&quot;" office:value-type="string" office:string-value="1050M" calcext:value-type="string">
            <text:p>1050M</text:p>
          </table:table-cell>
          <table:table-cell table:formula="of:=[.C90]&amp;&quot;M&quot;" office:value-type="string" office:string-value="1050M" calcext:value-type="string">
            <text:p>1050M</text:p>
          </table:table-cell>
          <table:table-cell table:number-columns-repeated="5"/>
          <table:table-cell table:formula="of:=&quot;(&quot;&amp;[.A90]&amp;&quot;,'&quot;&amp;[.B90]&amp;&quot;',&quot;&amp;[.C90]&amp;&quot;,0,CURDATE(),CURDATE())&quot;&amp;IF([.$A91]&gt;0;&quot;,&quot;;&quot;;&quot;)" office:value-type="string" office:string-value="(42,'P1050',1050,0,CURDATE(),CURDATE())," calcext:value-type="string">
            <text:p>(42,'P1050',1050,0,CURDATE(),CURDATE()),</text:p>
          </table:table-cell>
          <table:table-cell table:formula="of:=&quot;    i18n_short_&quot;&amp;[.$B90]&amp;&quot;: &quot;&amp;CHAR(34)&amp;[.H90]&amp;CHAR(34)&amp;CHAR(13)&amp;CHAR(10)&amp;&quot;    i18n_description_&quot;&amp;[.$B90]&amp;&quot;: &quot;&amp;CHAR(34)&amp;[.F90]&amp;CHAR(34)" office:value-type="string" office:string-value="    i18n_short_P1050: &quot;1050M&quot;&#13;&#10;    i18n_description_P1050: &quot;1050 METRI&quot;" calcext:value-type="string">
            <text:p>    i18n_short_P1050: "1050M"</text:p>
            <text:p>    i18n_description_P1050: "1050 METRI"</text:p>
          </table:table-cell>
          <table:table-cell table:formula="of:=&quot;    i18n_short_&quot;&amp;[.$B90]&amp;&quot;: &quot;&amp;CHAR(34)&amp;[.I90]&amp;CHAR(34)&amp;CHAR(13)&amp;CHAR(10)&amp;&quot;    i18n_description_&quot;&amp;[.$B90]&amp;&quot;: &quot;&amp;CHAR(34)&amp;[.G90]&amp;CHAR(34)" office:value-type="string" office:string-value="    i18n_short_P1050: &quot;1050M&quot;&#13;&#10;    i18n_description_P1050: &quot;1050 METERS&quot;" calcext:value-type="string">
            <text:p>    i18n_short_P1050: "1050M"</text:p>
            <text:p>    i18n_description_P1050: "1050 METERS"</text:p>
          </table:table-cell>
          <table:table-cell table:number-columns-repeated="1004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string" calcext:value-type="string">
            <text:p>P1075</text:p>
          </table:table-cell>
          <table:table-cell table:style-name="ce18" office:value-type="float" office:value="1075" calcext:value-type="float">
            <text:p>1075</text:p>
          </table:table-cell>
          <table:table-cell table:style-name="ce18" table:number-columns-repeated="2"/>
          <table:table-cell office:value-type="string" calcext:value-type="string">
            <text:p>1075 METRI</text:p>
          </table:table-cell>
          <table:table-cell office:value-type="string" calcext:value-type="string">
            <text:p>1075 METERS</text:p>
          </table:table-cell>
          <table:table-cell table:formula="of:=[.C91]&amp;&quot;M&quot;" office:value-type="string" office:string-value="1075M" calcext:value-type="string">
            <text:p>1075M</text:p>
          </table:table-cell>
          <table:table-cell table:formula="of:=[.C91]&amp;&quot;M&quot;" office:value-type="string" office:string-value="1075M" calcext:value-type="string">
            <text:p>1075M</text:p>
          </table:table-cell>
          <table:table-cell table:number-columns-repeated="5"/>
          <table:table-cell table:formula="of:=&quot;(&quot;&amp;[.A91]&amp;&quot;,'&quot;&amp;[.B91]&amp;&quot;',&quot;&amp;[.C91]&amp;&quot;,0,CURDATE(),CURDATE())&quot;&amp;IF([.$A92]&gt;0;&quot;,&quot;;&quot;;&quot;)" office:value-type="string" office:string-value="(43,'P1075',1075,0,CURDATE(),CURDATE())," calcext:value-type="string">
            <text:p>(43,'P1075',1075,0,CURDATE(),CURDATE()),</text:p>
          </table:table-cell>
          <table:table-cell table:formula="of:=&quot;    i18n_short_&quot;&amp;[.$B91]&amp;&quot;: &quot;&amp;CHAR(34)&amp;[.H91]&amp;CHAR(34)&amp;CHAR(13)&amp;CHAR(10)&amp;&quot;    i18n_description_&quot;&amp;[.$B91]&amp;&quot;: &quot;&amp;CHAR(34)&amp;[.F91]&amp;CHAR(34)" office:value-type="string" office:string-value="    i18n_short_P1075: &quot;1075M&quot;&#13;&#10;    i18n_description_P1075: &quot;1075 METRI&quot;" calcext:value-type="string">
            <text:p>    i18n_short_P1075: "1075M"</text:p>
            <text:p>    i18n_description_P1075: "1075 METRI"</text:p>
          </table:table-cell>
          <table:table-cell table:formula="of:=&quot;    i18n_short_&quot;&amp;[.$B91]&amp;&quot;: &quot;&amp;CHAR(34)&amp;[.I91]&amp;CHAR(34)&amp;CHAR(13)&amp;CHAR(10)&amp;&quot;    i18n_description_&quot;&amp;[.$B91]&amp;&quot;: &quot;&amp;CHAR(34)&amp;[.G91]&amp;CHAR(34)" office:value-type="string" office:string-value="    i18n_short_P1075: &quot;1075M&quot;&#13;&#10;    i18n_description_P1075: &quot;1075 METERS&quot;" calcext:value-type="string">
            <text:p>    i18n_short_P1075: "1075M"</text:p>
            <text:p>    i18n_description_P1075: "1075 METERS"</text:p>
          </table:table-cell>
          <table:table-cell table:number-columns-repeated="1004"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string" calcext:value-type="string">
            <text:p>P1100</text:p>
          </table:table-cell>
          <table:table-cell table:style-name="ce18" office:value-type="float" office:value="1100" calcext:value-type="float">
            <text:p>1100</text:p>
          </table:table-cell>
          <table:table-cell table:style-name="ce18" table:number-columns-repeated="2"/>
          <table:table-cell office:value-type="string" calcext:value-type="string">
            <text:p>1100 METRI</text:p>
          </table:table-cell>
          <table:table-cell office:value-type="string" calcext:value-type="string">
            <text:p>1100 METERS</text:p>
          </table:table-cell>
          <table:table-cell table:formula="of:=[.C92]&amp;&quot;M&quot;" office:value-type="string" office:string-value="1100M" calcext:value-type="string">
            <text:p>1100M</text:p>
          </table:table-cell>
          <table:table-cell table:formula="of:=[.C92]&amp;&quot;M&quot;" office:value-type="string" office:string-value="1100M" calcext:value-type="string">
            <text:p>1100M</text:p>
          </table:table-cell>
          <table:table-cell table:number-columns-repeated="5"/>
          <table:table-cell table:formula="of:=&quot;(&quot;&amp;[.A92]&amp;&quot;,'&quot;&amp;[.B92]&amp;&quot;',&quot;&amp;[.C92]&amp;&quot;,0,CURDATE(),CURDATE())&quot;&amp;IF([.$A93]&gt;0;&quot;,&quot;;&quot;;&quot;)" office:value-type="string" office:string-value="(44,'P1100',1100,0,CURDATE(),CURDATE())," calcext:value-type="string">
            <text:p>(44,'P1100',1100,0,CURDATE(),CURDATE()),</text:p>
          </table:table-cell>
          <table:table-cell table:formula="of:=&quot;    i18n_short_&quot;&amp;[.$B92]&amp;&quot;: &quot;&amp;CHAR(34)&amp;[.H92]&amp;CHAR(34)&amp;CHAR(13)&amp;CHAR(10)&amp;&quot;    i18n_description_&quot;&amp;[.$B92]&amp;&quot;: &quot;&amp;CHAR(34)&amp;[.F92]&amp;CHAR(34)" office:value-type="string" office:string-value="    i18n_short_P1100: &quot;1100M&quot;&#13;&#10;    i18n_description_P1100: &quot;1100 METRI&quot;" calcext:value-type="string">
            <text:p>    i18n_short_P1100: "1100M"</text:p>
            <text:p>    i18n_description_P1100: "1100 METRI"</text:p>
          </table:table-cell>
          <table:table-cell table:formula="of:=&quot;    i18n_short_&quot;&amp;[.$B92]&amp;&quot;: &quot;&amp;CHAR(34)&amp;[.I92]&amp;CHAR(34)&amp;CHAR(13)&amp;CHAR(10)&amp;&quot;    i18n_description_&quot;&amp;[.$B92]&amp;&quot;: &quot;&amp;CHAR(34)&amp;[.G92]&amp;CHAR(34)" office:value-type="string" office:string-value="    i18n_short_P1100: &quot;1100M&quot;&#13;&#10;    i18n_description_P1100: &quot;1100 METERS&quot;" calcext:value-type="string">
            <text:p>    i18n_short_P1100: "1100M"</text:p>
            <text:p>    i18n_description_P1100: "1100 METERS"</text:p>
          </table:table-cell>
          <table:table-cell table:number-columns-repeated="1004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string" calcext:value-type="string">
            <text:p>P1125</text:p>
          </table:table-cell>
          <table:table-cell table:style-name="ce18" office:value-type="float" office:value="1125" calcext:value-type="float">
            <text:p>1125</text:p>
          </table:table-cell>
          <table:table-cell table:style-name="ce18" table:number-columns-repeated="2"/>
          <table:table-cell office:value-type="string" calcext:value-type="string">
            <text:p>1125 METRI</text:p>
          </table:table-cell>
          <table:table-cell office:value-type="string" calcext:value-type="string">
            <text:p>1125 METERS</text:p>
          </table:table-cell>
          <table:table-cell table:formula="of:=[.C93]&amp;&quot;M&quot;" office:value-type="string" office:string-value="1125M" calcext:value-type="string">
            <text:p>1125M</text:p>
          </table:table-cell>
          <table:table-cell table:formula="of:=[.C93]&amp;&quot;M&quot;" office:value-type="string" office:string-value="1125M" calcext:value-type="string">
            <text:p>1125M</text:p>
          </table:table-cell>
          <table:table-cell table:number-columns-repeated="5"/>
          <table:table-cell table:formula="of:=&quot;(&quot;&amp;[.A93]&amp;&quot;,'&quot;&amp;[.B93]&amp;&quot;',&quot;&amp;[.C93]&amp;&quot;,0,CURDATE(),CURDATE())&quot;&amp;IF([.$A94]&gt;0;&quot;,&quot;;&quot;;&quot;)" office:value-type="string" office:string-value="(45,'P1125',1125,0,CURDATE(),CURDATE())," calcext:value-type="string">
            <text:p>(45,'P1125',1125,0,CURDATE(),CURDATE()),</text:p>
          </table:table-cell>
          <table:table-cell table:formula="of:=&quot;    i18n_short_&quot;&amp;[.$B93]&amp;&quot;: &quot;&amp;CHAR(34)&amp;[.H93]&amp;CHAR(34)&amp;CHAR(13)&amp;CHAR(10)&amp;&quot;    i18n_description_&quot;&amp;[.$B93]&amp;&quot;: &quot;&amp;CHAR(34)&amp;[.F93]&amp;CHAR(34)" office:value-type="string" office:string-value="    i18n_short_P1125: &quot;1125M&quot;&#13;&#10;    i18n_description_P1125: &quot;1125 METRI&quot;" calcext:value-type="string">
            <text:p>    i18n_short_P1125: "1125M"</text:p>
            <text:p>    i18n_description_P1125: "1125 METRI"</text:p>
          </table:table-cell>
          <table:table-cell table:formula="of:=&quot;    i18n_short_&quot;&amp;[.$B93]&amp;&quot;: &quot;&amp;CHAR(34)&amp;[.I93]&amp;CHAR(34)&amp;CHAR(13)&amp;CHAR(10)&amp;&quot;    i18n_description_&quot;&amp;[.$B93]&amp;&quot;: &quot;&amp;CHAR(34)&amp;[.G93]&amp;CHAR(34)" office:value-type="string" office:string-value="    i18n_short_P1125: &quot;1125M&quot;&#13;&#10;    i18n_description_P1125: &quot;1125 METERS&quot;" calcext:value-type="string">
            <text:p>    i18n_short_P1125: "1125M"</text:p>
            <text:p>    i18n_description_P1125: "1125 METERS"</text:p>
          </table:table-cell>
          <table:table-cell table:number-columns-repeated="1004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string" calcext:value-type="string">
            <text:p>P1150</text:p>
          </table:table-cell>
          <table:table-cell table:style-name="ce18" office:value-type="float" office:value="1150" calcext:value-type="float">
            <text:p>1150</text:p>
          </table:table-cell>
          <table:table-cell table:style-name="ce18" table:number-columns-repeated="2"/>
          <table:table-cell office:value-type="string" calcext:value-type="string">
            <text:p>1150 METRI</text:p>
          </table:table-cell>
          <table:table-cell office:value-type="string" calcext:value-type="string">
            <text:p>1150 METERS</text:p>
          </table:table-cell>
          <table:table-cell table:formula="of:=[.C94]&amp;&quot;M&quot;" office:value-type="string" office:string-value="1150M" calcext:value-type="string">
            <text:p>1150M</text:p>
          </table:table-cell>
          <table:table-cell table:formula="of:=[.C94]&amp;&quot;M&quot;" office:value-type="string" office:string-value="1150M" calcext:value-type="string">
            <text:p>1150M</text:p>
          </table:table-cell>
          <table:table-cell table:number-columns-repeated="5"/>
          <table:table-cell table:formula="of:=&quot;(&quot;&amp;[.A94]&amp;&quot;,'&quot;&amp;[.B94]&amp;&quot;',&quot;&amp;[.C94]&amp;&quot;,0,CURDATE(),CURDATE())&quot;&amp;IF([.$A95]&gt;0;&quot;,&quot;;&quot;;&quot;)" office:value-type="string" office:string-value="(46,'P1150',1150,0,CURDATE(),CURDATE())," calcext:value-type="string">
            <text:p>(46,'P1150',1150,0,CURDATE(),CURDATE()),</text:p>
          </table:table-cell>
          <table:table-cell table:formula="of:=&quot;    i18n_short_&quot;&amp;[.$B94]&amp;&quot;: &quot;&amp;CHAR(34)&amp;[.H94]&amp;CHAR(34)&amp;CHAR(13)&amp;CHAR(10)&amp;&quot;    i18n_description_&quot;&amp;[.$B94]&amp;&quot;: &quot;&amp;CHAR(34)&amp;[.F94]&amp;CHAR(34)" office:value-type="string" office:string-value="    i18n_short_P1150: &quot;1150M&quot;&#13;&#10;    i18n_description_P1150: &quot;1150 METRI&quot;" calcext:value-type="string">
            <text:p>    i18n_short_P1150: "1150M"</text:p>
            <text:p>    i18n_description_P1150: "1150 METRI"</text:p>
          </table:table-cell>
          <table:table-cell table:formula="of:=&quot;    i18n_short_&quot;&amp;[.$B94]&amp;&quot;: &quot;&amp;CHAR(34)&amp;[.I94]&amp;CHAR(34)&amp;CHAR(13)&amp;CHAR(10)&amp;&quot;    i18n_description_&quot;&amp;[.$B94]&amp;&quot;: &quot;&amp;CHAR(34)&amp;[.G94]&amp;CHAR(34)" office:value-type="string" office:string-value="    i18n_short_P1150: &quot;1150M&quot;&#13;&#10;    i18n_description_P1150: &quot;1150 METERS&quot;" calcext:value-type="string">
            <text:p>    i18n_short_P1150: "1150M"</text:p>
            <text:p>    i18n_description_P1150: "1150 METERS"</text:p>
          </table:table-cell>
          <table:table-cell table:number-columns-repeated="1004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string" calcext:value-type="string">
            <text:p>P1175</text:p>
          </table:table-cell>
          <table:table-cell table:style-name="ce18" office:value-type="float" office:value="1175" calcext:value-type="float">
            <text:p>1175</text:p>
          </table:table-cell>
          <table:table-cell table:style-name="ce18" table:number-columns-repeated="2"/>
          <table:table-cell office:value-type="string" calcext:value-type="string">
            <text:p>1175 METRI</text:p>
          </table:table-cell>
          <table:table-cell office:value-type="string" calcext:value-type="string">
            <text:p>1175 METERS</text:p>
          </table:table-cell>
          <table:table-cell table:formula="of:=[.C95]&amp;&quot;M&quot;" office:value-type="string" office:string-value="1175M" calcext:value-type="string">
            <text:p>1175M</text:p>
          </table:table-cell>
          <table:table-cell table:formula="of:=[.C95]&amp;&quot;M&quot;" office:value-type="string" office:string-value="1175M" calcext:value-type="string">
            <text:p>1175M</text:p>
          </table:table-cell>
          <table:table-cell table:number-columns-repeated="5"/>
          <table:table-cell table:formula="of:=&quot;(&quot;&amp;[.A95]&amp;&quot;,'&quot;&amp;[.B95]&amp;&quot;',&quot;&amp;[.C95]&amp;&quot;,0,CURDATE(),CURDATE())&quot;&amp;IF([.$A96]&gt;0;&quot;,&quot;;&quot;;&quot;)" office:value-type="string" office:string-value="(47,'P1175',1175,0,CURDATE(),CURDATE())," calcext:value-type="string">
            <text:p>(47,'P1175',1175,0,CURDATE(),CURDATE()),</text:p>
          </table:table-cell>
          <table:table-cell table:formula="of:=&quot;    i18n_short_&quot;&amp;[.$B95]&amp;&quot;: &quot;&amp;CHAR(34)&amp;[.H95]&amp;CHAR(34)&amp;CHAR(13)&amp;CHAR(10)&amp;&quot;    i18n_description_&quot;&amp;[.$B95]&amp;&quot;: &quot;&amp;CHAR(34)&amp;[.F95]&amp;CHAR(34)" office:value-type="string" office:string-value="    i18n_short_P1175: &quot;1175M&quot;&#13;&#10;    i18n_description_P1175: &quot;1175 METRI&quot;" calcext:value-type="string">
            <text:p>    i18n_short_P1175: "1175M"</text:p>
            <text:p>    i18n_description_P1175: "1175 METRI"</text:p>
          </table:table-cell>
          <table:table-cell table:formula="of:=&quot;    i18n_short_&quot;&amp;[.$B95]&amp;&quot;: &quot;&amp;CHAR(34)&amp;[.I95]&amp;CHAR(34)&amp;CHAR(13)&amp;CHAR(10)&amp;&quot;    i18n_description_&quot;&amp;[.$B95]&amp;&quot;: &quot;&amp;CHAR(34)&amp;[.G95]&amp;CHAR(34)" office:value-type="string" office:string-value="    i18n_short_P1175: &quot;1175M&quot;&#13;&#10;    i18n_description_P1175: &quot;1175 METERS&quot;" calcext:value-type="string">
            <text:p>    i18n_short_P1175: "1175M"</text:p>
            <text:p>    i18n_description_P1175: "1175 METERS"</text:p>
          </table:table-cell>
          <table:table-cell table:number-columns-repeated="1004"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string" calcext:value-type="string">
            <text:p>P1200</text:p>
          </table:table-cell>
          <table:table-cell table:style-name="ce18" office:value-type="float" office:value="1200" calcext:value-type="float">
            <text:p>1200</text:p>
          </table:table-cell>
          <table:table-cell table:style-name="ce18" table:number-columns-repeated="2"/>
          <table:table-cell office:value-type="string" calcext:value-type="string">
            <text:p>1200 METRI</text:p>
          </table:table-cell>
          <table:table-cell office:value-type="string" calcext:value-type="string">
            <text:p>1200 METERS</text:p>
          </table:table-cell>
          <table:table-cell table:formula="of:=[.C96]&amp;&quot;M&quot;" office:value-type="string" office:string-value="1200M" calcext:value-type="string">
            <text:p>1200M</text:p>
          </table:table-cell>
          <table:table-cell table:formula="of:=[.C96]&amp;&quot;M&quot;" office:value-type="string" office:string-value="1200M" calcext:value-type="string">
            <text:p>1200M</text:p>
          </table:table-cell>
          <table:table-cell table:number-columns-repeated="5"/>
          <table:table-cell table:formula="of:=&quot;(&quot;&amp;[.A96]&amp;&quot;,'&quot;&amp;[.B96]&amp;&quot;',&quot;&amp;[.C96]&amp;&quot;,0,CURDATE(),CURDATE())&quot;&amp;IF([.$A97]&gt;0;&quot;,&quot;;&quot;;&quot;)" office:value-type="string" office:string-value="(48,'P1200',1200,0,CURDATE(),CURDATE())," calcext:value-type="string">
            <text:p>(48,'P1200',1200,0,CURDATE(),CURDATE()),</text:p>
          </table:table-cell>
          <table:table-cell table:formula="of:=&quot;    i18n_short_&quot;&amp;[.$B96]&amp;&quot;: &quot;&amp;CHAR(34)&amp;[.H96]&amp;CHAR(34)&amp;CHAR(13)&amp;CHAR(10)&amp;&quot;    i18n_description_&quot;&amp;[.$B96]&amp;&quot;: &quot;&amp;CHAR(34)&amp;[.F96]&amp;CHAR(34)" office:value-type="string" office:string-value="    i18n_short_P1200: &quot;1200M&quot;&#13;&#10;    i18n_description_P1200: &quot;1200 METRI&quot;" calcext:value-type="string">
            <text:p>    i18n_short_P1200: "1200M"</text:p>
            <text:p>    i18n_description_P1200: "1200 METRI"</text:p>
          </table:table-cell>
          <table:table-cell table:formula="of:=&quot;    i18n_short_&quot;&amp;[.$B96]&amp;&quot;: &quot;&amp;CHAR(34)&amp;[.I96]&amp;CHAR(34)&amp;CHAR(13)&amp;CHAR(10)&amp;&quot;    i18n_description_&quot;&amp;[.$B96]&amp;&quot;: &quot;&amp;CHAR(34)&amp;[.G96]&amp;CHAR(34)" office:value-type="string" office:string-value="    i18n_short_P1200: &quot;1200M&quot;&#13;&#10;    i18n_description_P1200: &quot;1200 METERS&quot;" calcext:value-type="string">
            <text:p>    i18n_short_P1200: "1200M"</text:p>
            <text:p>    i18n_description_P1200: "1200 METERS"</text:p>
          </table:table-cell>
          <table:table-cell table:number-columns-repeated="1004"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string" calcext:value-type="string">
            <text:p>P1225</text:p>
          </table:table-cell>
          <table:table-cell table:style-name="ce18" office:value-type="float" office:value="1225" calcext:value-type="float">
            <text:p>1225</text:p>
          </table:table-cell>
          <table:table-cell table:style-name="ce18" table:number-columns-repeated="2"/>
          <table:table-cell office:value-type="string" calcext:value-type="string">
            <text:p>1225 METRI</text:p>
          </table:table-cell>
          <table:table-cell office:value-type="string" calcext:value-type="string">
            <text:p>1225 METERS</text:p>
          </table:table-cell>
          <table:table-cell table:formula="of:=[.C97]&amp;&quot;M&quot;" office:value-type="string" office:string-value="1225M" calcext:value-type="string">
            <text:p>1225M</text:p>
          </table:table-cell>
          <table:table-cell table:formula="of:=[.C97]&amp;&quot;M&quot;" office:value-type="string" office:string-value="1225M" calcext:value-type="string">
            <text:p>1225M</text:p>
          </table:table-cell>
          <table:table-cell table:number-columns-repeated="5"/>
          <table:table-cell table:formula="of:=&quot;(&quot;&amp;[.A97]&amp;&quot;,'&quot;&amp;[.B97]&amp;&quot;',&quot;&amp;[.C97]&amp;&quot;,0,CURDATE(),CURDATE())&quot;&amp;IF([.$A98]&gt;0;&quot;,&quot;;&quot;;&quot;)" office:value-type="string" office:string-value="(49,'P1225',1225,0,CURDATE(),CURDATE())," calcext:value-type="string">
            <text:p>(49,'P1225',1225,0,CURDATE(),CURDATE()),</text:p>
          </table:table-cell>
          <table:table-cell table:formula="of:=&quot;    i18n_short_&quot;&amp;[.$B97]&amp;&quot;: &quot;&amp;CHAR(34)&amp;[.H97]&amp;CHAR(34)&amp;CHAR(13)&amp;CHAR(10)&amp;&quot;    i18n_description_&quot;&amp;[.$B97]&amp;&quot;: &quot;&amp;CHAR(34)&amp;[.F97]&amp;CHAR(34)" office:value-type="string" office:string-value="    i18n_short_P1225: &quot;1225M&quot;&#13;&#10;    i18n_description_P1225: &quot;1225 METRI&quot;" calcext:value-type="string">
            <text:p>    i18n_short_P1225: "1225M"</text:p>
            <text:p>    i18n_description_P1225: "1225 METRI"</text:p>
          </table:table-cell>
          <table:table-cell table:formula="of:=&quot;    i18n_short_&quot;&amp;[.$B97]&amp;&quot;: &quot;&amp;CHAR(34)&amp;[.I97]&amp;CHAR(34)&amp;CHAR(13)&amp;CHAR(10)&amp;&quot;    i18n_description_&quot;&amp;[.$B97]&amp;&quot;: &quot;&amp;CHAR(34)&amp;[.G97]&amp;CHAR(34)" office:value-type="string" office:string-value="    i18n_short_P1225: &quot;1225M&quot;&#13;&#10;    i18n_description_P1225: &quot;1225 METERS&quot;" calcext:value-type="string">
            <text:p>    i18n_short_P1225: "1225M"</text:p>
            <text:p>    i18n_description_P1225: "1225 METERS"</text:p>
          </table:table-cell>
          <table:table-cell table:number-columns-repeated="1004"/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string" calcext:value-type="string">
            <text:p>P1250</text:p>
          </table:table-cell>
          <table:table-cell table:style-name="ce18" office:value-type="float" office:value="1250" calcext:value-type="float">
            <text:p>1250</text:p>
          </table:table-cell>
          <table:table-cell table:style-name="ce18" table:number-columns-repeated="2"/>
          <table:table-cell office:value-type="string" calcext:value-type="string">
            <text:p>1250 METRI</text:p>
          </table:table-cell>
          <table:table-cell office:value-type="string" calcext:value-type="string">
            <text:p>1250 METERS</text:p>
          </table:table-cell>
          <table:table-cell table:formula="of:=[.C98]&amp;&quot;M&quot;" office:value-type="string" office:string-value="1250M" calcext:value-type="string">
            <text:p>1250M</text:p>
          </table:table-cell>
          <table:table-cell table:formula="of:=[.C98]&amp;&quot;M&quot;" office:value-type="string" office:string-value="1250M" calcext:value-type="string">
            <text:p>1250M</text:p>
          </table:table-cell>
          <table:table-cell table:number-columns-repeated="5"/>
          <table:table-cell table:formula="of:=&quot;(&quot;&amp;[.A98]&amp;&quot;,'&quot;&amp;[.B98]&amp;&quot;',&quot;&amp;[.C98]&amp;&quot;,0,CURDATE(),CURDATE())&quot;&amp;IF([.$A99]&gt;0;&quot;,&quot;;&quot;;&quot;)" office:value-type="string" office:string-value="(50,'P1250',1250,0,CURDATE(),CURDATE())," calcext:value-type="string">
            <text:p>(50,'P1250',1250,0,CURDATE(),CURDATE()),</text:p>
          </table:table-cell>
          <table:table-cell table:formula="of:=&quot;    i18n_short_&quot;&amp;[.$B98]&amp;&quot;: &quot;&amp;CHAR(34)&amp;[.H98]&amp;CHAR(34)&amp;CHAR(13)&amp;CHAR(10)&amp;&quot;    i18n_description_&quot;&amp;[.$B98]&amp;&quot;: &quot;&amp;CHAR(34)&amp;[.F98]&amp;CHAR(34)" office:value-type="string" office:string-value="    i18n_short_P1250: &quot;1250M&quot;&#13;&#10;    i18n_description_P1250: &quot;1250 METRI&quot;" calcext:value-type="string">
            <text:p>    i18n_short_P1250: "1250M"</text:p>
            <text:p>    i18n_description_P1250: "1250 METRI"</text:p>
          </table:table-cell>
          <table:table-cell table:formula="of:=&quot;    i18n_short_&quot;&amp;[.$B98]&amp;&quot;: &quot;&amp;CHAR(34)&amp;[.I98]&amp;CHAR(34)&amp;CHAR(13)&amp;CHAR(10)&amp;&quot;    i18n_description_&quot;&amp;[.$B98]&amp;&quot;: &quot;&amp;CHAR(34)&amp;[.G98]&amp;CHAR(34)" office:value-type="string" office:string-value="    i18n_short_P1250: &quot;1250M&quot;&#13;&#10;    i18n_description_P1250: &quot;1250 METERS&quot;" calcext:value-type="string">
            <text:p>    i18n_short_P1250: "1250M"</text:p>
            <text:p>    i18n_description_P1250: "1250 METERS"</text:p>
          </table:table-cell>
          <table:table-cell table:number-columns-repeated="1004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string" calcext:value-type="string">
            <text:p>P1275</text:p>
          </table:table-cell>
          <table:table-cell table:style-name="ce18" office:value-type="float" office:value="1275" calcext:value-type="float">
            <text:p>1275</text:p>
          </table:table-cell>
          <table:table-cell table:style-name="ce18" table:number-columns-repeated="2"/>
          <table:table-cell office:value-type="string" calcext:value-type="string">
            <text:p>1275 METRI</text:p>
          </table:table-cell>
          <table:table-cell office:value-type="string" calcext:value-type="string">
            <text:p>1275 METERS</text:p>
          </table:table-cell>
          <table:table-cell table:formula="of:=[.C99]&amp;&quot;M&quot;" office:value-type="string" office:string-value="1275M" calcext:value-type="string">
            <text:p>1275M</text:p>
          </table:table-cell>
          <table:table-cell table:formula="of:=[.C99]&amp;&quot;M&quot;" office:value-type="string" office:string-value="1275M" calcext:value-type="string">
            <text:p>1275M</text:p>
          </table:table-cell>
          <table:table-cell table:number-columns-repeated="5"/>
          <table:table-cell table:formula="of:=&quot;(&quot;&amp;[.A99]&amp;&quot;,'&quot;&amp;[.B99]&amp;&quot;',&quot;&amp;[.C99]&amp;&quot;,0,CURDATE(),CURDATE())&quot;&amp;IF([.$A100]&gt;0;&quot;,&quot;;&quot;;&quot;)" office:value-type="string" office:string-value="(51,'P1275',1275,0,CURDATE(),CURDATE())," calcext:value-type="string">
            <text:p>(51,'P1275',1275,0,CURDATE(),CURDATE()),</text:p>
          </table:table-cell>
          <table:table-cell table:formula="of:=&quot;    i18n_short_&quot;&amp;[.$B99]&amp;&quot;: &quot;&amp;CHAR(34)&amp;[.H99]&amp;CHAR(34)&amp;CHAR(13)&amp;CHAR(10)&amp;&quot;    i18n_description_&quot;&amp;[.$B99]&amp;&quot;: &quot;&amp;CHAR(34)&amp;[.F99]&amp;CHAR(34)" office:value-type="string" office:string-value="    i18n_short_P1275: &quot;1275M&quot;&#13;&#10;    i18n_description_P1275: &quot;1275 METRI&quot;" calcext:value-type="string">
            <text:p>    i18n_short_P1275: "1275M"</text:p>
            <text:p>    i18n_description_P1275: "1275 METRI"</text:p>
          </table:table-cell>
          <table:table-cell table:formula="of:=&quot;    i18n_short_&quot;&amp;[.$B99]&amp;&quot;: &quot;&amp;CHAR(34)&amp;[.I99]&amp;CHAR(34)&amp;CHAR(13)&amp;CHAR(10)&amp;&quot;    i18n_description_&quot;&amp;[.$B99]&amp;&quot;: &quot;&amp;CHAR(34)&amp;[.G99]&amp;CHAR(34)" office:value-type="string" office:string-value="    i18n_short_P1275: &quot;1275M&quot;&#13;&#10;    i18n_description_P1275: &quot;1275 METERS&quot;" calcext:value-type="string">
            <text:p>    i18n_short_P1275: "1275M"</text:p>
            <text:p>    i18n_description_P1275: "1275 METERS"</text:p>
          </table:table-cell>
          <table:table-cell table:number-columns-repeated="1004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string" calcext:value-type="string">
            <text:p>P1300</text:p>
          </table:table-cell>
          <table:table-cell table:style-name="ce18" office:value-type="float" office:value="1300" calcext:value-type="float">
            <text:p>1300</text:p>
          </table:table-cell>
          <table:table-cell table:style-name="ce18" table:number-columns-repeated="2"/>
          <table:table-cell office:value-type="string" calcext:value-type="string">
            <text:p>1300 METRI</text:p>
          </table:table-cell>
          <table:table-cell office:value-type="string" calcext:value-type="string">
            <text:p>1300 METERS</text:p>
          </table:table-cell>
          <table:table-cell table:formula="of:=[.C100]&amp;&quot;M&quot;" office:value-type="string" office:string-value="1300M" calcext:value-type="string">
            <text:p>1300M</text:p>
          </table:table-cell>
          <table:table-cell table:formula="of:=[.C100]&amp;&quot;M&quot;" office:value-type="string" office:string-value="1300M" calcext:value-type="string">
            <text:p>1300M</text:p>
          </table:table-cell>
          <table:table-cell table:number-columns-repeated="5"/>
          <table:table-cell table:formula="of:=&quot;(&quot;&amp;[.A100]&amp;&quot;,'&quot;&amp;[.B100]&amp;&quot;',&quot;&amp;[.C100]&amp;&quot;,0,CURDATE(),CURDATE())&quot;&amp;IF([.$A101]&gt;0;&quot;,&quot;;&quot;;&quot;)" office:value-type="string" office:string-value="(52,'P1300',1300,0,CURDATE(),CURDATE())," calcext:value-type="string">
            <text:p>(52,'P1300',1300,0,CURDATE(),CURDATE()),</text:p>
          </table:table-cell>
          <table:table-cell table:formula="of:=&quot;    i18n_short_&quot;&amp;[.$B100]&amp;&quot;: &quot;&amp;CHAR(34)&amp;[.H100]&amp;CHAR(34)&amp;CHAR(13)&amp;CHAR(10)&amp;&quot;    i18n_description_&quot;&amp;[.$B100]&amp;&quot;: &quot;&amp;CHAR(34)&amp;[.F100]&amp;CHAR(34)" office:value-type="string" office:string-value="    i18n_short_P1300: &quot;1300M&quot;&#13;&#10;    i18n_description_P1300: &quot;1300 METRI&quot;" calcext:value-type="string">
            <text:p>    i18n_short_P1300: "1300M"</text:p>
            <text:p>    i18n_description_P1300: "1300 METRI"</text:p>
          </table:table-cell>
          <table:table-cell table:formula="of:=&quot;    i18n_short_&quot;&amp;[.$B100]&amp;&quot;: &quot;&amp;CHAR(34)&amp;[.I100]&amp;CHAR(34)&amp;CHAR(13)&amp;CHAR(10)&amp;&quot;    i18n_description_&quot;&amp;[.$B100]&amp;&quot;: &quot;&amp;CHAR(34)&amp;[.G100]&amp;CHAR(34)" office:value-type="string" office:string-value="    i18n_short_P1300: &quot;1300M&quot;&#13;&#10;    i18n_description_P1300: &quot;1300 METERS&quot;" calcext:value-type="string">
            <text:p>    i18n_short_P1300: "1300M"</text:p>
            <text:p>    i18n_description_P1300: "1300 METERS"</text:p>
          </table:table-cell>
          <table:table-cell table:number-columns-repeated="1004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string" calcext:value-type="string">
            <text:p>P1325</text:p>
          </table:table-cell>
          <table:table-cell table:style-name="ce18" office:value-type="float" office:value="1325" calcext:value-type="float">
            <text:p>1325</text:p>
          </table:table-cell>
          <table:table-cell table:style-name="ce18" table:number-columns-repeated="2"/>
          <table:table-cell office:value-type="string" calcext:value-type="string">
            <text:p>1325 METRI</text:p>
          </table:table-cell>
          <table:table-cell office:value-type="string" calcext:value-type="string">
            <text:p>1325 METERS</text:p>
          </table:table-cell>
          <table:table-cell table:formula="of:=[.C101]&amp;&quot;M&quot;" office:value-type="string" office:string-value="1325M" calcext:value-type="string">
            <text:p>1325M</text:p>
          </table:table-cell>
          <table:table-cell table:formula="of:=[.C101]&amp;&quot;M&quot;" office:value-type="string" office:string-value="1325M" calcext:value-type="string">
            <text:p>1325M</text:p>
          </table:table-cell>
          <table:table-cell table:number-columns-repeated="5"/>
          <table:table-cell table:formula="of:=&quot;(&quot;&amp;[.A101]&amp;&quot;,'&quot;&amp;[.B101]&amp;&quot;',&quot;&amp;[.C101]&amp;&quot;,0,CURDATE(),CURDATE())&quot;&amp;IF([.$A102]&gt;0;&quot;,&quot;;&quot;;&quot;)" office:value-type="string" office:string-value="(53,'P1325',1325,0,CURDATE(),CURDATE())," calcext:value-type="string">
            <text:p>(53,'P1325',1325,0,CURDATE(),CURDATE()),</text:p>
          </table:table-cell>
          <table:table-cell table:formula="of:=&quot;    i18n_short_&quot;&amp;[.$B101]&amp;&quot;: &quot;&amp;CHAR(34)&amp;[.H101]&amp;CHAR(34)&amp;CHAR(13)&amp;CHAR(10)&amp;&quot;    i18n_description_&quot;&amp;[.$B101]&amp;&quot;: &quot;&amp;CHAR(34)&amp;[.F101]&amp;CHAR(34)" office:value-type="string" office:string-value="    i18n_short_P1325: &quot;1325M&quot;&#13;&#10;    i18n_description_P1325: &quot;1325 METRI&quot;" calcext:value-type="string">
            <text:p>    i18n_short_P1325: "1325M"</text:p>
            <text:p>    i18n_description_P1325: "1325 METRI"</text:p>
          </table:table-cell>
          <table:table-cell table:formula="of:=&quot;    i18n_short_&quot;&amp;[.$B101]&amp;&quot;: &quot;&amp;CHAR(34)&amp;[.I101]&amp;CHAR(34)&amp;CHAR(13)&amp;CHAR(10)&amp;&quot;    i18n_description_&quot;&amp;[.$B101]&amp;&quot;: &quot;&amp;CHAR(34)&amp;[.G101]&amp;CHAR(34)" office:value-type="string" office:string-value="    i18n_short_P1325: &quot;1325M&quot;&#13;&#10;    i18n_description_P1325: &quot;1325 METERS&quot;" calcext:value-type="string">
            <text:p>    i18n_short_P1325: "1325M"</text:p>
            <text:p>    i18n_description_P1325: "1325 METERS"</text:p>
          </table:table-cell>
          <table:table-cell table:number-columns-repeated="1004"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string" calcext:value-type="string">
            <text:p>P1350</text:p>
          </table:table-cell>
          <table:table-cell table:style-name="ce18" office:value-type="float" office:value="1350" calcext:value-type="float">
            <text:p>1350</text:p>
          </table:table-cell>
          <table:table-cell table:style-name="ce18" table:number-columns-repeated="2"/>
          <table:table-cell office:value-type="string" calcext:value-type="string">
            <text:p>1350 METRI</text:p>
          </table:table-cell>
          <table:table-cell office:value-type="string" calcext:value-type="string">
            <text:p>1350 METERS</text:p>
          </table:table-cell>
          <table:table-cell table:formula="of:=[.C102]&amp;&quot;M&quot;" office:value-type="string" office:string-value="1350M" calcext:value-type="string">
            <text:p>1350M</text:p>
          </table:table-cell>
          <table:table-cell table:formula="of:=[.C102]&amp;&quot;M&quot;" office:value-type="string" office:string-value="1350M" calcext:value-type="string">
            <text:p>1350M</text:p>
          </table:table-cell>
          <table:table-cell table:number-columns-repeated="5"/>
          <table:table-cell table:formula="of:=&quot;(&quot;&amp;[.A102]&amp;&quot;,'&quot;&amp;[.B102]&amp;&quot;',&quot;&amp;[.C102]&amp;&quot;,0,CURDATE(),CURDATE())&quot;&amp;IF([.$A103]&gt;0;&quot;,&quot;;&quot;;&quot;)" office:value-type="string" office:string-value="(54,'P1350',1350,0,CURDATE(),CURDATE())," calcext:value-type="string">
            <text:p>(54,'P1350',1350,0,CURDATE(),CURDATE()),</text:p>
          </table:table-cell>
          <table:table-cell table:formula="of:=&quot;    i18n_short_&quot;&amp;[.$B102]&amp;&quot;: &quot;&amp;CHAR(34)&amp;[.H102]&amp;CHAR(34)&amp;CHAR(13)&amp;CHAR(10)&amp;&quot;    i18n_description_&quot;&amp;[.$B102]&amp;&quot;: &quot;&amp;CHAR(34)&amp;[.F102]&amp;CHAR(34)" office:value-type="string" office:string-value="    i18n_short_P1350: &quot;1350M&quot;&#13;&#10;    i18n_description_P1350: &quot;1350 METRI&quot;" calcext:value-type="string">
            <text:p>    i18n_short_P1350: "1350M"</text:p>
            <text:p>    i18n_description_P1350: "1350 METRI"</text:p>
          </table:table-cell>
          <table:table-cell table:formula="of:=&quot;    i18n_short_&quot;&amp;[.$B102]&amp;&quot;: &quot;&amp;CHAR(34)&amp;[.I102]&amp;CHAR(34)&amp;CHAR(13)&amp;CHAR(10)&amp;&quot;    i18n_description_&quot;&amp;[.$B102]&amp;&quot;: &quot;&amp;CHAR(34)&amp;[.G102]&amp;CHAR(34)" office:value-type="string" office:string-value="    i18n_short_P1350: &quot;1350M&quot;&#13;&#10;    i18n_description_P1350: &quot;1350 METERS&quot;" calcext:value-type="string">
            <text:p>    i18n_short_P1350: "1350M"</text:p>
            <text:p>    i18n_description_P1350: "1350 METERS"</text:p>
          </table:table-cell>
          <table:table-cell table:number-columns-repeated="1004"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string" calcext:value-type="string">
            <text:p>P1375</text:p>
          </table:table-cell>
          <table:table-cell table:style-name="ce18" office:value-type="float" office:value="1375" calcext:value-type="float">
            <text:p>1375</text:p>
          </table:table-cell>
          <table:table-cell table:style-name="ce18" table:number-columns-repeated="2"/>
          <table:table-cell office:value-type="string" calcext:value-type="string">
            <text:p>1375 METRI</text:p>
          </table:table-cell>
          <table:table-cell office:value-type="string" calcext:value-type="string">
            <text:p>1375 METERS</text:p>
          </table:table-cell>
          <table:table-cell table:formula="of:=[.C103]&amp;&quot;M&quot;" office:value-type="string" office:string-value="1375M" calcext:value-type="string">
            <text:p>1375M</text:p>
          </table:table-cell>
          <table:table-cell table:formula="of:=[.C103]&amp;&quot;M&quot;" office:value-type="string" office:string-value="1375M" calcext:value-type="string">
            <text:p>1375M</text:p>
          </table:table-cell>
          <table:table-cell table:number-columns-repeated="5"/>
          <table:table-cell table:formula="of:=&quot;(&quot;&amp;[.A103]&amp;&quot;,'&quot;&amp;[.B103]&amp;&quot;',&quot;&amp;[.C103]&amp;&quot;,0,CURDATE(),CURDATE())&quot;&amp;IF([.$A104]&gt;0;&quot;,&quot;;&quot;;&quot;)" office:value-type="string" office:string-value="(55,'P1375',1375,0,CURDATE(),CURDATE())," calcext:value-type="string">
            <text:p>(55,'P1375',1375,0,CURDATE(),CURDATE()),</text:p>
          </table:table-cell>
          <table:table-cell table:formula="of:=&quot;    i18n_short_&quot;&amp;[.$B103]&amp;&quot;: &quot;&amp;CHAR(34)&amp;[.H103]&amp;CHAR(34)&amp;CHAR(13)&amp;CHAR(10)&amp;&quot;    i18n_description_&quot;&amp;[.$B103]&amp;&quot;: &quot;&amp;CHAR(34)&amp;[.F103]&amp;CHAR(34)" office:value-type="string" office:string-value="    i18n_short_P1375: &quot;1375M&quot;&#13;&#10;    i18n_description_P1375: &quot;1375 METRI&quot;" calcext:value-type="string">
            <text:p>    i18n_short_P1375: "1375M"</text:p>
            <text:p>    i18n_description_P1375: "1375 METRI"</text:p>
          </table:table-cell>
          <table:table-cell table:formula="of:=&quot;    i18n_short_&quot;&amp;[.$B103]&amp;&quot;: &quot;&amp;CHAR(34)&amp;[.I103]&amp;CHAR(34)&amp;CHAR(13)&amp;CHAR(10)&amp;&quot;    i18n_description_&quot;&amp;[.$B103]&amp;&quot;: &quot;&amp;CHAR(34)&amp;[.G103]&amp;CHAR(34)" office:value-type="string" office:string-value="    i18n_short_P1375: &quot;1375M&quot;&#13;&#10;    i18n_description_P1375: &quot;1375 METERS&quot;" calcext:value-type="string">
            <text:p>    i18n_short_P1375: "1375M"</text:p>
            <text:p>    i18n_description_P1375: "1375 METERS"</text:p>
          </table:table-cell>
          <table:table-cell table:number-columns-repeated="1004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string" calcext:value-type="string">
            <text:p>P1400</text:p>
          </table:table-cell>
          <table:table-cell table:style-name="ce18" office:value-type="float" office:value="1400" calcext:value-type="float">
            <text:p>1400</text:p>
          </table:table-cell>
          <table:table-cell table:style-name="ce18" table:number-columns-repeated="2"/>
          <table:table-cell office:value-type="string" calcext:value-type="string">
            <text:p>1400 METRI</text:p>
          </table:table-cell>
          <table:table-cell office:value-type="string" calcext:value-type="string">
            <text:p>1400 METERS</text:p>
          </table:table-cell>
          <table:table-cell table:formula="of:=[.C104]&amp;&quot;M&quot;" office:value-type="string" office:string-value="1400M" calcext:value-type="string">
            <text:p>1400M</text:p>
          </table:table-cell>
          <table:table-cell table:formula="of:=[.C104]&amp;&quot;M&quot;" office:value-type="string" office:string-value="1400M" calcext:value-type="string">
            <text:p>1400M</text:p>
          </table:table-cell>
          <table:table-cell table:number-columns-repeated="5"/>
          <table:table-cell table:formula="of:=&quot;(&quot;&amp;[.A104]&amp;&quot;,'&quot;&amp;[.B104]&amp;&quot;',&quot;&amp;[.C104]&amp;&quot;,0,CURDATE(),CURDATE())&quot;&amp;IF([.$A105]&gt;0;&quot;,&quot;;&quot;;&quot;)" office:value-type="string" office:string-value="(56,'P1400',1400,0,CURDATE(),CURDATE())," calcext:value-type="string">
            <text:p>(56,'P1400',1400,0,CURDATE(),CURDATE()),</text:p>
          </table:table-cell>
          <table:table-cell table:formula="of:=&quot;    i18n_short_&quot;&amp;[.$B104]&amp;&quot;: &quot;&amp;CHAR(34)&amp;[.H104]&amp;CHAR(34)&amp;CHAR(13)&amp;CHAR(10)&amp;&quot;    i18n_description_&quot;&amp;[.$B104]&amp;&quot;: &quot;&amp;CHAR(34)&amp;[.F104]&amp;CHAR(34)" office:value-type="string" office:string-value="    i18n_short_P1400: &quot;1400M&quot;&#13;&#10;    i18n_description_P1400: &quot;1400 METRI&quot;" calcext:value-type="string">
            <text:p>    i18n_short_P1400: "1400M"</text:p>
            <text:p>    i18n_description_P1400: "1400 METRI"</text:p>
          </table:table-cell>
          <table:table-cell table:formula="of:=&quot;    i18n_short_&quot;&amp;[.$B104]&amp;&quot;: &quot;&amp;CHAR(34)&amp;[.I104]&amp;CHAR(34)&amp;CHAR(13)&amp;CHAR(10)&amp;&quot;    i18n_description_&quot;&amp;[.$B104]&amp;&quot;: &quot;&amp;CHAR(34)&amp;[.G104]&amp;CHAR(34)" office:value-type="string" office:string-value="    i18n_short_P1400: &quot;1400M&quot;&#13;&#10;    i18n_description_P1400: &quot;1400 METERS&quot;" calcext:value-type="string">
            <text:p>    i18n_short_P1400: "1400M"</text:p>
            <text:p>    i18n_description_P1400: "1400 METERS"</text:p>
          </table:table-cell>
          <table:table-cell table:number-columns-repeated="1004"/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string" calcext:value-type="string">
            <text:p>P1425</text:p>
          </table:table-cell>
          <table:table-cell table:style-name="ce18" office:value-type="float" office:value="1425" calcext:value-type="float">
            <text:p>1425</text:p>
          </table:table-cell>
          <table:table-cell table:style-name="ce18" table:number-columns-repeated="2"/>
          <table:table-cell office:value-type="string" calcext:value-type="string">
            <text:p>1425 METRI</text:p>
          </table:table-cell>
          <table:table-cell office:value-type="string" calcext:value-type="string">
            <text:p>1425 METERS</text:p>
          </table:table-cell>
          <table:table-cell table:formula="of:=[.C105]&amp;&quot;M&quot;" office:value-type="string" office:string-value="1425M" calcext:value-type="string">
            <text:p>1425M</text:p>
          </table:table-cell>
          <table:table-cell table:formula="of:=[.C105]&amp;&quot;M&quot;" office:value-type="string" office:string-value="1425M" calcext:value-type="string">
            <text:p>1425M</text:p>
          </table:table-cell>
          <table:table-cell table:number-columns-repeated="5"/>
          <table:table-cell table:formula="of:=&quot;(&quot;&amp;[.A105]&amp;&quot;,'&quot;&amp;[.B105]&amp;&quot;',&quot;&amp;[.C105]&amp;&quot;,0,CURDATE(),CURDATE())&quot;&amp;IF([.$A106]&gt;0;&quot;,&quot;;&quot;;&quot;)" office:value-type="string" office:string-value="(57,'P1425',1425,0,CURDATE(),CURDATE())," calcext:value-type="string">
            <text:p>(57,'P1425',1425,0,CURDATE(),CURDATE()),</text:p>
          </table:table-cell>
          <table:table-cell table:formula="of:=&quot;    i18n_short_&quot;&amp;[.$B105]&amp;&quot;: &quot;&amp;CHAR(34)&amp;[.H105]&amp;CHAR(34)&amp;CHAR(13)&amp;CHAR(10)&amp;&quot;    i18n_description_&quot;&amp;[.$B105]&amp;&quot;: &quot;&amp;CHAR(34)&amp;[.F105]&amp;CHAR(34)" office:value-type="string" office:string-value="    i18n_short_P1425: &quot;1425M&quot;&#13;&#10;    i18n_description_P1425: &quot;1425 METRI&quot;" calcext:value-type="string">
            <text:p>    i18n_short_P1425: "1425M"</text:p>
            <text:p>    i18n_description_P1425: "1425 METRI"</text:p>
          </table:table-cell>
          <table:table-cell table:formula="of:=&quot;    i18n_short_&quot;&amp;[.$B105]&amp;&quot;: &quot;&amp;CHAR(34)&amp;[.I105]&amp;CHAR(34)&amp;CHAR(13)&amp;CHAR(10)&amp;&quot;    i18n_description_&quot;&amp;[.$B105]&amp;&quot;: &quot;&amp;CHAR(34)&amp;[.G105]&amp;CHAR(34)" office:value-type="string" office:string-value="    i18n_short_P1425: &quot;1425M&quot;&#13;&#10;    i18n_description_P1425: &quot;1425 METERS&quot;" calcext:value-type="string">
            <text:p>    i18n_short_P1425: "1425M"</text:p>
            <text:p>    i18n_description_P1425: "1425 METERS"</text:p>
          </table:table-cell>
          <table:table-cell table:number-columns-repeated="1004"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string" calcext:value-type="string">
            <text:p>P1450</text:p>
          </table:table-cell>
          <table:table-cell table:style-name="ce18" office:value-type="float" office:value="1450" calcext:value-type="float">
            <text:p>1450</text:p>
          </table:table-cell>
          <table:table-cell table:style-name="ce18" table:number-columns-repeated="2"/>
          <table:table-cell office:value-type="string" calcext:value-type="string">
            <text:p>1450 METRI</text:p>
          </table:table-cell>
          <table:table-cell office:value-type="string" calcext:value-type="string">
            <text:p>1450 METERS</text:p>
          </table:table-cell>
          <table:table-cell table:formula="of:=[.C106]&amp;&quot;M&quot;" office:value-type="string" office:string-value="1450M" calcext:value-type="string">
            <text:p>1450M</text:p>
          </table:table-cell>
          <table:table-cell table:formula="of:=[.C106]&amp;&quot;M&quot;" office:value-type="string" office:string-value="1450M" calcext:value-type="string">
            <text:p>1450M</text:p>
          </table:table-cell>
          <table:table-cell table:number-columns-repeated="5"/>
          <table:table-cell table:formula="of:=&quot;(&quot;&amp;[.A106]&amp;&quot;,'&quot;&amp;[.B106]&amp;&quot;',&quot;&amp;[.C106]&amp;&quot;,0,CURDATE(),CURDATE())&quot;&amp;IF([.$A107]&gt;0;&quot;,&quot;;&quot;;&quot;)" office:value-type="string" office:string-value="(58,'P1450',1450,0,CURDATE(),CURDATE())," calcext:value-type="string">
            <text:p>(58,'P1450',1450,0,CURDATE(),CURDATE()),</text:p>
          </table:table-cell>
          <table:table-cell table:formula="of:=&quot;    i18n_short_&quot;&amp;[.$B106]&amp;&quot;: &quot;&amp;CHAR(34)&amp;[.H106]&amp;CHAR(34)&amp;CHAR(13)&amp;CHAR(10)&amp;&quot;    i18n_description_&quot;&amp;[.$B106]&amp;&quot;: &quot;&amp;CHAR(34)&amp;[.F106]&amp;CHAR(34)" office:value-type="string" office:string-value="    i18n_short_P1450: &quot;1450M&quot;&#13;&#10;    i18n_description_P1450: &quot;1450 METRI&quot;" calcext:value-type="string">
            <text:p>    i18n_short_P1450: "1450M"</text:p>
            <text:p>    i18n_description_P1450: "1450 METRI"</text:p>
          </table:table-cell>
          <table:table-cell table:formula="of:=&quot;    i18n_short_&quot;&amp;[.$B106]&amp;&quot;: &quot;&amp;CHAR(34)&amp;[.I106]&amp;CHAR(34)&amp;CHAR(13)&amp;CHAR(10)&amp;&quot;    i18n_description_&quot;&amp;[.$B106]&amp;&quot;: &quot;&amp;CHAR(34)&amp;[.G106]&amp;CHAR(34)" office:value-type="string" office:string-value="    i18n_short_P1450: &quot;1450M&quot;&#13;&#10;    i18n_description_P1450: &quot;1450 METERS&quot;" calcext:value-type="string">
            <text:p>    i18n_short_P1450: "1450M"</text:p>
            <text:p>    i18n_description_P1450: "1450 METERS"</text:p>
          </table:table-cell>
          <table:table-cell table:number-columns-repeated="1004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P1475</text:p>
          </table:table-cell>
          <table:table-cell table:style-name="ce18" office:value-type="float" office:value="1475" calcext:value-type="float">
            <text:p>1475</text:p>
          </table:table-cell>
          <table:table-cell table:style-name="ce18" table:number-columns-repeated="2"/>
          <table:table-cell office:value-type="string" calcext:value-type="string">
            <text:p>1475 METRI</text:p>
          </table:table-cell>
          <table:table-cell office:value-type="string" calcext:value-type="string">
            <text:p>1475 METERS</text:p>
          </table:table-cell>
          <table:table-cell table:formula="of:=[.C107]&amp;&quot;M&quot;" office:value-type="string" office:string-value="1475M" calcext:value-type="string">
            <text:p>1475M</text:p>
          </table:table-cell>
          <table:table-cell table:formula="of:=[.C107]&amp;&quot;M&quot;" office:value-type="string" office:string-value="1475M" calcext:value-type="string">
            <text:p>1475M</text:p>
          </table:table-cell>
          <table:table-cell table:number-columns-repeated="5"/>
          <table:table-cell table:formula="of:=&quot;(&quot;&amp;[.A107]&amp;&quot;,'&quot;&amp;[.B107]&amp;&quot;',&quot;&amp;[.C107]&amp;&quot;,0,CURDATE(),CURDATE())&quot;&amp;IF([.$A108]&gt;0;&quot;,&quot;;&quot;;&quot;)" office:value-type="string" office:string-value="(59,'P1475',1475,0,CURDATE(),CURDATE())," calcext:value-type="string">
            <text:p>(59,'P1475',1475,0,CURDATE(),CURDATE()),</text:p>
          </table:table-cell>
          <table:table-cell table:formula="of:=&quot;    i18n_short_&quot;&amp;[.$B107]&amp;&quot;: &quot;&amp;CHAR(34)&amp;[.H107]&amp;CHAR(34)&amp;CHAR(13)&amp;CHAR(10)&amp;&quot;    i18n_description_&quot;&amp;[.$B107]&amp;&quot;: &quot;&amp;CHAR(34)&amp;[.F107]&amp;CHAR(34)" office:value-type="string" office:string-value="    i18n_short_P1475: &quot;1475M&quot;&#13;&#10;    i18n_description_P1475: &quot;1475 METRI&quot;" calcext:value-type="string">
            <text:p>    i18n_short_P1475: "1475M"</text:p>
            <text:p>    i18n_description_P1475: "1475 METRI"</text:p>
          </table:table-cell>
          <table:table-cell table:formula="of:=&quot;    i18n_short_&quot;&amp;[.$B107]&amp;&quot;: &quot;&amp;CHAR(34)&amp;[.I107]&amp;CHAR(34)&amp;CHAR(13)&amp;CHAR(10)&amp;&quot;    i18n_description_&quot;&amp;[.$B107]&amp;&quot;: &quot;&amp;CHAR(34)&amp;[.G107]&amp;CHAR(34)" office:value-type="string" office:string-value="    i18n_short_P1475: &quot;1475M&quot;&#13;&#10;    i18n_description_P1475: &quot;1475 METERS&quot;" calcext:value-type="string">
            <text:p>    i18n_short_P1475: "1475M"</text:p>
            <text:p>    i18n_description_P1475: "1475 METERS"</text:p>
          </table:table-cell>
          <table:table-cell table:number-columns-repeated="1004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string" calcext:value-type="string">
            <text:p>P1500</text:p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number-columns-repeated="2"/>
          <table:table-cell office:value-type="string" calcext:value-type="string">
            <text:p>1500 METRI</text:p>
          </table:table-cell>
          <table:table-cell office:value-type="string" calcext:value-type="string">
            <text:p>1500 METERS</text:p>
          </table:table-cell>
          <table:table-cell table:formula="of:=[.C108]&amp;&quot;M&quot;" office:value-type="string" office:string-value="1500M" calcext:value-type="string">
            <text:p>1500M</text:p>
          </table:table-cell>
          <table:table-cell table:formula="of:=[.C108]&amp;&quot;M&quot;" office:value-type="string" office:string-value="1500M" calcext:value-type="string">
            <text:p>1500M</text:p>
          </table:table-cell>
          <table:table-cell table:number-columns-repeated="5"/>
          <table:table-cell table:formula="of:=&quot;(&quot;&amp;[.A108]&amp;&quot;,'&quot;&amp;[.B108]&amp;&quot;',&quot;&amp;[.C108]&amp;&quot;,0,CURDATE(),CURDATE())&quot;&amp;IF([.$A109]&gt;0;&quot;,&quot;;&quot;;&quot;)" office:value-type="string" office:string-value="(60,'P1500',1500,0,CURDATE(),CURDATE());" calcext:value-type="string">
            <text:p>(60,'P1500',1500,0,CURDATE(),CURDATE());</text:p>
          </table:table-cell>
          <table:table-cell table:formula="of:=&quot;    i18n_short_&quot;&amp;[.$B108]&amp;&quot;: &quot;&amp;CHAR(34)&amp;[.H108]&amp;CHAR(34)&amp;CHAR(13)&amp;CHAR(10)&amp;&quot;    i18n_description_&quot;&amp;[.$B108]&amp;&quot;: &quot;&amp;CHAR(34)&amp;[.F108]&amp;CHAR(34)" office:value-type="string" office:string-value="    i18n_short_P1500: &quot;1500M&quot;&#13;&#10;    i18n_description_P1500: &quot;1500 METRI&quot;" calcext:value-type="string">
            <text:p>    i18n_short_P1500: "1500M"</text:p>
            <text:p>    i18n_description_P1500: "1500 METRI"</text:p>
          </table:table-cell>
          <table:table-cell table:formula="of:=&quot;    i18n_short_&quot;&amp;[.$B108]&amp;&quot;: &quot;&amp;CHAR(34)&amp;[.I108]&amp;CHAR(34)&amp;CHAR(13)&amp;CHAR(10)&amp;&quot;    i18n_description_&quot;&amp;[.$B108]&amp;&quot;: &quot;&amp;CHAR(34)&amp;[.G108]&amp;CHAR(34)" office:value-type="string" office:string-value="    i18n_short_P1500: &quot;1500M&quot;&#13;&#10;    i18n_description_P1500: &quot;1500 METERS&quot;" calcext:value-type="string">
            <text:p>    i18n_short_P1500: "1500M"</text:p>
            <text:p>    i18n_description_P1500: "1500 METERS"</text:p>
          </table:table-cell>
          <table:table-cell table:number-columns-repeated="1004"/>
        </table:table-row>
        <table:table-row table:style-name="ro3">
          <table:table-cell table:number-columns-repeated="2"/>
          <table:table-cell table:style-name="ce18" table:number-columns-repeated="3"/>
          <table:table-cell table:number-columns-repeated="1016"/>
        </table:table-row>
        <table:table-row table:style-name="ro4">
          <table:table-cell table:style-name="ce15" office:value-type="string" calcext:value-type="string">
            <text:p>pool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110]&amp;CHAR(13)&amp;CHAR(10)&amp;&quot;-- &quot;" office:value-type="string" office:string-value="--&#13;&#10;-- Dump dei dati per la tabella pool_types&#13;&#10;-- " calcext:value-type="string">
            <text:p>--</text:p>
            <text:p>-- Dump dei dati per la tabella pool_types</text:p>
            <text:p>-- </text:p>
          </table:table-cell>
          <table:table-cell table:style-name="ce20" table:formula="of:=&quot;  &quot;&amp;[.$A110]&amp;&quot;:&quot;" office:value-type="string" office:string-value="  pool_types:" calcext:value-type="string">
            <text:p><text:s text:c="2"/>pool_types:</text:p>
          </table:table-cell>
          <table:table-cell table:style-name="ce20" table:formula="of:=&quot;  &quot;&amp;[.$A110]&amp;&quot;:&quot;" office:value-type="string" office:string-value="  pool_types:" calcext:value-type="string">
            <text:p><text:s text:c="2"/>pool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office:value-type="string" calcext:value-type="string">
            <text:p>length_in_meters</text:p>
          </table:table-cell>
          <table:table-cell table:style-name="ce16" office:value-type="string" calcext:value-type="string">
            <text:p>is_suitable_for_meetings</text:p>
          </table:table-cell>
          <table:table-cell table:style-name="ce16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110]&amp;&quot; (&quot;&amp;[.$A111]&amp;&quot;,&quot;&amp;[.$B111]&amp;IF(ISBLANK([.$C111]);&quot;&quot;;&quot;,&quot;&amp;[.$C111])&amp;IF(ISBLANK([.$D111]);&quot;&quot;;&quot;,&quot;&amp;[.$D111])&amp;&quot;,lock_version,created_at,updated_at) VALUES &quot;" office:value-type="string" office:string-value="INSERT INTO pool_types (id,code,length_in_meters,is_suitable_for_meetings,lock_version,created_at,updated_at) VALUES " calcext:value-type="string">
            <text:p>INSERT INTO pool_types (id,code,length_in_meters,is_suitable_for_meetings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5 METRI</text:p>
          </table:table-cell>
          <table:table-cell office:value-type="string" calcext:value-type="string">
            <text:p>25 METERS</text:p>
          </table:table-cell>
          <table:table-cell table:number-columns-repeated="2" office:value-type="string" calcext:value-type="string">
            <text:p>25 M</text:p>
          </table:table-cell>
          <table:table-cell table:number-columns-repeated="5"/>
          <table:table-cell table:formula="of:=&quot;(&quot;&amp;[.A112]&amp;&quot;,'&quot;&amp;[.B112]&amp;&quot;',&quot;&amp;[.C112]&amp;&quot;,&quot;&amp;[.D112]&amp;&quot;,0,CURDATE(),CURDATE())&quot;&amp;IF([.$A113]&gt;0;&quot;,&quot;;&quot;;&quot;)" office:value-type="string" office:string-value="(1,'25',25,1,0,CURDATE(),CURDATE())," calcext:value-type="string">
            <text:p>(1,'25',25,1,0,CURDATE(),CURDATE()),</text:p>
          </table:table-cell>
          <table:table-cell table:formula="of:=&quot;    i18n_short_&quot;&amp;[.$B112]&amp;&quot;: &quot;&amp;CHAR(34)&amp;[.H112]&amp;CHAR(34)&amp;CHAR(13)&amp;CHAR(10)&amp;&quot;    i18n_description_&quot;&amp;[.$B112]&amp;&quot;: &quot;&amp;CHAR(34)&amp;[.F112]&amp;CHAR(34)" office:value-type="string" office:string-value="    i18n_short_25: &quot;25 M&quot;&#13;&#10;    i18n_description_25: &quot;25 METRI&quot;" calcext:value-type="string">
            <text:p>    i18n_short_25: "25 M"</text:p>
            <text:p>    i18n_description_25: "25 METRI"</text:p>
          </table:table-cell>
          <table:table-cell table:formula="of:=&quot;    i18n_short_&quot;&amp;[.$B112]&amp;&quot;: &quot;&amp;CHAR(34)&amp;[.I112]&amp;CHAR(34)&amp;CHAR(13)&amp;CHAR(10)&amp;&quot;    i18n_description_&quot;&amp;[.$B112]&amp;&quot;: &quot;&amp;CHAR(34)&amp;[.G112]&amp;CHAR(34)" office:value-type="string" office:string-value="    i18n_short_25: &quot;25 M&quot;&#13;&#10;    i18n_description_25: &quot;25 METERS&quot;" calcext:value-type="string">
            <text:p>    i18n_short_25: "25 M"</text:p>
            <text:p>    i18n_description_25: "25 METER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0 METRI</text:p>
          </table:table-cell>
          <table:table-cell office:value-type="string" calcext:value-type="string">
            <text:p>50 METERS</text:p>
          </table:table-cell>
          <table:table-cell table:number-columns-repeated="2" office:value-type="string" calcext:value-type="string">
            <text:p>50 M</text:p>
          </table:table-cell>
          <table:table-cell table:number-columns-repeated="5"/>
          <table:table-cell table:formula="of:=&quot;(&quot;&amp;[.A113]&amp;&quot;,'&quot;&amp;[.B113]&amp;&quot;',&quot;&amp;[.C113]&amp;&quot;,&quot;&amp;[.D113]&amp;&quot;,0,CURDATE(),CURDATE())&quot;&amp;IF([.$A114]&gt;0;&quot;,&quot;;&quot;;&quot;)" office:value-type="string" office:string-value="(2,'50',50,1,0,CURDATE(),CURDATE())," calcext:value-type="string">
            <text:p>(2,'50',50,1,0,CURDATE(),CURDATE()),</text:p>
          </table:table-cell>
          <table:table-cell table:formula="of:=&quot;    i18n_short_&quot;&amp;[.$B113]&amp;&quot;: &quot;&amp;CHAR(34)&amp;[.H113]&amp;CHAR(34)&amp;CHAR(13)&amp;CHAR(10)&amp;&quot;    i18n_description_&quot;&amp;[.$B113]&amp;&quot;: &quot;&amp;CHAR(34)&amp;[.F113]&amp;CHAR(34)" office:value-type="string" office:string-value="    i18n_short_50: &quot;50 M&quot;&#13;&#10;    i18n_description_50: &quot;50 METRI&quot;" calcext:value-type="string">
            <text:p>    i18n_short_50: "50 M"</text:p>
            <text:p>    i18n_description_50: "50 METRI"</text:p>
          </table:table-cell>
          <table:table-cell table:formula="of:=&quot;    i18n_short_&quot;&amp;[.$B113]&amp;&quot;: &quot;&amp;CHAR(34)&amp;[.I113]&amp;CHAR(34)&amp;CHAR(13)&amp;CHAR(10)&amp;&quot;    i18n_description_&quot;&amp;[.$B113]&amp;&quot;: &quot;&amp;CHAR(34)&amp;[.G113]&amp;CHAR(34)" office:value-type="string" office:string-value="    i18n_short_50: &quot;50 M&quot;&#13;&#10;    i18n_description_50: &quot;50 METERS&quot;" calcext:value-type="string">
            <text:p>    i18n_short_50: "50 M"</text:p>
            <text:p>    i18n_description_50: "50 METER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 METRI</text:p>
          </table:table-cell>
          <table:table-cell office:value-type="string" calcext:value-type="string">
            <text:p>33 METERS</text:p>
          </table:table-cell>
          <table:table-cell table:number-columns-repeated="2" office:value-type="string" calcext:value-type="string">
            <text:p>33 M</text:p>
          </table:table-cell>
          <table:table-cell table:number-columns-repeated="5"/>
          <table:table-cell table:formula="of:=&quot;(&quot;&amp;[.A114]&amp;&quot;,'&quot;&amp;[.B114]&amp;&quot;',&quot;&amp;[.C114]&amp;&quot;,&quot;&amp;[.D114]&amp;&quot;,0,CURDATE(),CURDATE())&quot;&amp;IF([.$A115]&gt;0;&quot;,&quot;;&quot;;&quot;)" office:value-type="string" office:string-value="(3,'33',33,0,0,CURDATE(),CURDATE());" calcext:value-type="string">
            <text:p>(3,'33',33,0,0,CURDATE(),CURDATE());</text:p>
          </table:table-cell>
          <table:table-cell table:formula="of:=&quot;    i18n_short_&quot;&amp;[.$B114]&amp;&quot;: &quot;&amp;CHAR(34)&amp;[.H114]&amp;CHAR(34)&amp;CHAR(13)&amp;CHAR(10)&amp;&quot;    i18n_description_&quot;&amp;[.$B114]&amp;&quot;: &quot;&amp;CHAR(34)&amp;[.F114]&amp;CHAR(34)" office:value-type="string" office:string-value="    i18n_short_33: &quot;33 M&quot;&#13;&#10;    i18n_description_33: &quot;33 METRI&quot;" calcext:value-type="string">
            <text:p>    i18n_short_33: "33 M"</text:p>
            <text:p>    i18n_description_33: "33 METRI"</text:p>
          </table:table-cell>
          <table:table-cell table:formula="of:=&quot;    i18n_short_&quot;&amp;[.$B114]&amp;&quot;: &quot;&amp;CHAR(34)&amp;[.I114]&amp;CHAR(34)&amp;CHAR(13)&amp;CHAR(10)&amp;&quot;    i18n_description_&quot;&amp;[.$B114]&amp;&quot;: &quot;&amp;CHAR(34)&amp;[.G114]&amp;CHAR(34)" office:value-type="string" office:string-value="    i18n_short_33: &quot;33 M&quot;&#13;&#10;    i18n_description_33: &quot;33 METERS&quot;" calcext:value-type="string">
            <text:p>    i18n_short_33: "33 M"</text:p>
            <text:p>    i18n_description_33: "33 METERS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achievement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116]&amp;CHAR(13)&amp;CHAR(10)&amp;&quot;-- &quot;" office:value-type="string" office:string-value="--&#13;&#10;-- Dump dei dati per la tabella achievement_types&#13;&#10;-- " calcext:value-type="string">
            <text:p>--</text:p>
            <text:p>-- Dump dei dati per la tabella achievement_types</text:p>
            <text:p>-- </text:p>
          </table:table-cell>
          <table:table-cell table:style-name="ce20" table:formula="of:=&quot;  &quot;&amp;[.$A116]&amp;&quot;:&quot;" office:value-type="string" office:string-value="  achievement_types:" calcext:value-type="string">
            <text:p><text:s text:c="2"/>achievement_types:</text:p>
          </table:table-cell>
          <table:table-cell table:style-name="ce20" table:formula="of:=&quot;  &quot;&amp;[.$A116]&amp;&quot;:&quot;" office:value-type="string" office:string-value="  achievement_types:" calcext:value-type="string">
            <text:p><text:s text:c="2"/>achievement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table:number-columns-repeated="3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116]&amp;&quot; (&quot;&amp;[.$A117]&amp;&quot;,&quot;&amp;[.$B117]&amp;IF(ISBLANK([.$C117]);&quot;&quot;;&quot;,&quot;&amp;[.$C117])&amp;&quot;,lock_version,created_at,updated_at) VALUES &quot;" office:value-type="string" office:string-value="INSERT INTO achievement_types (id,code,lock_version,created_at,updated_at) VALUES " calcext:value-type="string">
            <text:p>INSERT INTO achievement_types (id,code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AAMG</text:p>
          </table:table-cell>
          <table:table-cell table:number-columns-repeated="3"/>
          <table:table-cell office:value-type="string" calcext:value-type="string">
            <text:p>GOGGLERS AMICI</text:p>
          </table:table-cell>
          <table:table-cell office:value-type="string" calcext:value-type="string">
            <text:p>GOGGLERS FRIENDSHIP</text:p>
          </table:table-cell>
          <table:table-cell table:number-columns-repeated="2" office:value-type="string" calcext:value-type="string">
            <text:p>GOGGLERS</text:p>
          </table:table-cell>
          <table:table-cell table:number-columns-repeated="5"/>
          <table:table-cell table:formula="of:=&quot;(&quot;&amp;[.A118]&amp;&quot;,'&quot;&amp;[.B118]&amp;&quot;',0,CURDATE(),CURDATE())&quot;&amp;IF([.$A119]&gt;0;&quot;,&quot;;&quot;;&quot;)" office:value-type="string" office:string-value="(1,'AAMG',0,CURDATE(),CURDATE())," calcext:value-type="string">
            <text:p>(1,'AAMG',0,CURDATE(),CURDATE()),</text:p>
          </table:table-cell>
          <table:table-cell table:formula="of:=&quot;    i18n_short_&quot;&amp;[.$B118]&amp;&quot;: &quot;&amp;CHAR(34)&amp;[.H118]&amp;CHAR(34)&amp;CHAR(13)&amp;CHAR(10)&amp;&quot;    i18n_description_&quot;&amp;[.$B118]&amp;&quot;: &quot;&amp;CHAR(34)&amp;[.F118]&amp;CHAR(34)" office:value-type="string" office:string-value="    i18n_short_AAMG: &quot;GOGGLERS&quot;&#13;&#10;    i18n_description_AAMG: &quot;GOGGLERS AMICI&quot;" calcext:value-type="string">
            <text:p>    i18n_short_AAMG: "GOGGLERS"</text:p>
            <text:p>    i18n_description_AAMG: "GOGGLERS AMICI"</text:p>
          </table:table-cell>
          <table:table-cell table:formula="of:=&quot;    i18n_short_&quot;&amp;[.$B118]&amp;&quot;: &quot;&amp;CHAR(34)&amp;[.I118]&amp;CHAR(34)&amp;CHAR(13)&amp;CHAR(10)&amp;&quot;    i18n_description_&quot;&amp;[.$B118]&amp;&quot;: &quot;&amp;CHAR(34)&amp;[.G118]&amp;CHAR(34)" office:value-type="string" office:string-value="    i18n_short_AAMG: &quot;GOGGLERS&quot;&#13;&#10;    i18n_description_AAMG: &quot;GOGGLERS FRIENDSHIP&quot;" calcext:value-type="string">
            <text:p>    i18n_short_AAMG: "GOGGLERS"</text:p>
            <text:p>    i18n_description_AAMG: "GOGGLERS FRIENDSHIP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ADNG</text:p>
          </table:table-cell>
          <table:table-cell table:number-columns-repeated="3"/>
          <table:table-cell office:value-type="string" calcext:value-type="string">
            <text:p>DISTANZA TOTALE NUOTATA IN GARA</text:p>
          </table:table-cell>
          <table:table-cell office:value-type="string" calcext:value-type="string">
            <text:p>MEETING TOTAL SWAM DISTANCE</text:p>
          </table:table-cell>
          <table:table-cell office:value-type="string" calcext:value-type="string">
            <text:p>MT. GARA</text:p>
          </table:table-cell>
          <table:table-cell office:value-type="string" calcext:value-type="string">
            <text:p>MEETINGS DST</text:p>
          </table:table-cell>
          <table:table-cell table:number-columns-repeated="5"/>
          <table:table-cell table:formula="of:=&quot;(&quot;&amp;[.A119]&amp;&quot;,'&quot;&amp;[.B119]&amp;&quot;',0,CURDATE(),CURDATE())&quot;&amp;IF([.$A120]&gt;0;&quot;,&quot;;&quot;;&quot;)" office:value-type="string" office:string-value="(2,'ADNG',0,CURDATE(),CURDATE())," calcext:value-type="string">
            <text:p>(2,'ADNG',0,CURDATE(),CURDATE()),</text:p>
          </table:table-cell>
          <table:table-cell table:formula="of:=&quot;    i18n_short_&quot;&amp;[.$B119]&amp;&quot;: &quot;&amp;CHAR(34)&amp;[.H119]&amp;CHAR(34)&amp;CHAR(13)&amp;CHAR(10)&amp;&quot;    i18n_description_&quot;&amp;[.$B119]&amp;&quot;: &quot;&amp;CHAR(34)&amp;[.F119]&amp;CHAR(34)" office:value-type="string" office:string-value="    i18n_short_ADNG: &quot;MT. GARA&quot;&#13;&#10;    i18n_description_ADNG: &quot;DISTANZA TOTALE NUOTATA IN GARA&quot;" calcext:value-type="string">
            <text:p>    i18n_short_ADNG: "MT. GARA"</text:p>
            <text:p>    i18n_description_ADNG: "DISTANZA TOTALE NUOTATA IN GARA"</text:p>
          </table:table-cell>
          <table:table-cell table:formula="of:=&quot;    i18n_short_&quot;&amp;[.$B119]&amp;&quot;: &quot;&amp;CHAR(34)&amp;[.I119]&amp;CHAR(34)&amp;CHAR(13)&amp;CHAR(10)&amp;&quot;    i18n_description_&quot;&amp;[.$B119]&amp;&quot;: &quot;&amp;CHAR(34)&amp;[.G119]&amp;CHAR(34)" office:value-type="string" office:string-value="    i18n_short_ADNG: &quot;MEETINGS DST&quot;&#13;&#10;    i18n_description_ADNG: &quot;MEETING TOTAL SWAM DISTANCE&quot;" calcext:value-type="string">
            <text:p>    i18n_short_ADNG: "MEETINGS DST"</text:p>
            <text:p>    i18n_description_ADNG: "MEETING TOTAL SWAM DISTANCE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AMPF</text:p>
          </table:table-cell>
          <table:table-cell table:number-columns-repeated="3"/>
          <table:table-cell office:value-type="string" calcext:value-type="string">
            <text:p>MASSIMO PUNTEGGIO FIN</text:p>
          </table:table-cell>
          <table:table-cell office:value-type="string" calcext:value-type="string">
            <text:p>HIGHEST STANDARD POINTS</text:p>
          </table:table-cell>
          <table:table-cell office:value-type="string" calcext:value-type="string">
            <text:p>MAX FIN</text:p>
          </table:table-cell>
          <table:table-cell office:value-type="string" calcext:value-type="string">
            <text:p>HIGH POINTS</text:p>
          </table:table-cell>
          <table:table-cell table:number-columns-repeated="5"/>
          <table:table-cell table:formula="of:=&quot;(&quot;&amp;[.A120]&amp;&quot;,'&quot;&amp;[.B120]&amp;&quot;',0,CURDATE(),CURDATE())&quot;&amp;IF([.$A121]&gt;0;&quot;,&quot;;&quot;;&quot;)" office:value-type="string" office:string-value="(3,'AMPF',0,CURDATE(),CURDATE())," calcext:value-type="string">
            <text:p>(3,'AMPF',0,CURDATE(),CURDATE()),</text:p>
          </table:table-cell>
          <table:table-cell table:formula="of:=&quot;    i18n_short_&quot;&amp;[.$B120]&amp;&quot;: &quot;&amp;CHAR(34)&amp;[.H120]&amp;CHAR(34)&amp;CHAR(13)&amp;CHAR(10)&amp;&quot;    i18n_description_&quot;&amp;[.$B120]&amp;&quot;: &quot;&amp;CHAR(34)&amp;[.F120]&amp;CHAR(34)" office:value-type="string" office:string-value="    i18n_short_AMPF: &quot;MAX FIN&quot;&#13;&#10;    i18n_description_AMPF: &quot;MASSIMO PUNTEGGIO FIN&quot;" calcext:value-type="string">
            <text:p>    i18n_short_AMPF: "MAX FIN"</text:p>
            <text:p>    i18n_description_AMPF: "MASSIMO PUNTEGGIO FIN"</text:p>
          </table:table-cell>
          <table:table-cell table:formula="of:=&quot;    i18n_short_&quot;&amp;[.$B120]&amp;&quot;: &quot;&amp;CHAR(34)&amp;[.I120]&amp;CHAR(34)&amp;CHAR(13)&amp;CHAR(10)&amp;&quot;    i18n_description_&quot;&amp;[.$B120]&amp;&quot;: &quot;&amp;CHAR(34)&amp;[.G120]&amp;CHAR(34)" office:value-type="string" office:string-value="    i18n_short_AMPF: &quot;HIGH POINTS&quot;&#13;&#10;    i18n_description_AMPF: &quot;HIGHEST STANDARD POINTS&quot;" calcext:value-type="string">
            <text:p>    i18n_short_AMPF: "HIGH POINTS"</text:p>
            <text:p>    i18n_description_AMPF: "HIGHEST STANDARD POINT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NGD</text:p>
          </table:table-cell>
          <table:table-cell table:number-columns-repeated="3"/>
          <table:table-cell office:value-type="string" calcext:value-type="string">
            <text:p>NUMERO MEETING DISPUTATI</text:p>
          </table:table-cell>
          <table:table-cell office:value-type="string" calcext:value-type="string">
            <text:p>MEETING PARTECIPATION</text:p>
          </table:table-cell>
          <table:table-cell office:value-type="string" calcext:value-type="string">
            <text:p>GARE</text:p>
          </table:table-cell>
          <table:table-cell office:value-type="string" calcext:value-type="string">
            <text:p>MEETINGS</text:p>
          </table:table-cell>
          <table:table-cell table:number-columns-repeated="5"/>
          <table:table-cell table:formula="of:=&quot;(&quot;&amp;[.A121]&amp;&quot;,'&quot;&amp;[.B121]&amp;&quot;',0,CURDATE(),CURDATE())&quot;&amp;IF([.$A122]&gt;0;&quot;,&quot;;&quot;;&quot;)" office:value-type="string" office:string-value="(4,'ANGD',0,CURDATE(),CURDATE())," calcext:value-type="string">
            <text:p>(4,'ANGD',0,CURDATE(),CURDATE()),</text:p>
          </table:table-cell>
          <table:table-cell table:formula="of:=&quot;    i18n_short_&quot;&amp;[.$B121]&amp;&quot;: &quot;&amp;CHAR(34)&amp;[.H121]&amp;CHAR(34)&amp;CHAR(13)&amp;CHAR(10)&amp;&quot;    i18n_description_&quot;&amp;[.$B121]&amp;&quot;: &quot;&amp;CHAR(34)&amp;[.F121]&amp;CHAR(34)" office:value-type="string" office:string-value="    i18n_short_ANGD: &quot;GARE&quot;&#13;&#10;    i18n_description_ANGD: &quot;NUMERO MEETING DISPUTATI&quot;" calcext:value-type="string">
            <text:p>    i18n_short_ANGD: "GARE"</text:p>
            <text:p>    i18n_description_ANGD: "NUMERO MEETING DISPUTATI"</text:p>
          </table:table-cell>
          <table:table-cell table:formula="of:=&quot;    i18n_short_&quot;&amp;[.$B121]&amp;&quot;: &quot;&amp;CHAR(34)&amp;[.I121]&amp;CHAR(34)&amp;CHAR(13)&amp;CHAR(10)&amp;&quot;    i18n_description_&quot;&amp;[.$B121]&amp;&quot;: &quot;&amp;CHAR(34)&amp;[.G121]&amp;CHAR(34)" office:value-type="string" office:string-value="    i18n_short_ANGD: &quot;MEETINGS&quot;&#13;&#10;    i18n_description_ANGD: &quot;MEETING PARTECIPATION&quot;" calcext:value-type="string">
            <text:p>    i18n_short_ANGD: "MEETINGS"</text:p>
            <text:p>    i18n_description_ANGD: "MEETING PARTECIPATION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ATNG</text:p>
          </table:table-cell>
          <table:table-cell table:number-columns-repeated="3"/>
          <table:table-cell office:value-type="string" calcext:value-type="string">
            <text:p>TEMPO TOTALE NUOTATO IN GARA</text:p>
          </table:table-cell>
          <table:table-cell office:value-type="string" calcext:value-type="string">
            <text:p>MEETING TOTAL SWAM TIME</text:p>
          </table:table-cell>
          <table:table-cell office:value-type="string" calcext:value-type="string">
            <text:p>TEMPO GARA</text:p>
          </table:table-cell>
          <table:table-cell office:value-type="string" calcext:value-type="string">
            <text:p>MEETING TIME</text:p>
          </table:table-cell>
          <table:table-cell table:number-columns-repeated="5"/>
          <table:table-cell table:formula="of:=&quot;(&quot;&amp;[.A122]&amp;&quot;,'&quot;&amp;[.B122]&amp;&quot;',0,CURDATE(),CURDATE())&quot;&amp;IF([.$A123]&gt;0;&quot;,&quot;;&quot;;&quot;)" office:value-type="string" office:string-value="(5,'ATNG',0,CURDATE(),CURDATE())," calcext:value-type="string">
            <text:p>(5,'ATNG',0,CURDATE(),CURDATE()),</text:p>
          </table:table-cell>
          <table:table-cell table:formula="of:=&quot;    i18n_short_&quot;&amp;[.$B122]&amp;&quot;: &quot;&amp;CHAR(34)&amp;[.H122]&amp;CHAR(34)&amp;CHAR(13)&amp;CHAR(10)&amp;&quot;    i18n_description_&quot;&amp;[.$B122]&amp;&quot;: &quot;&amp;CHAR(34)&amp;[.F122]&amp;CHAR(34)" office:value-type="string" office:string-value="    i18n_short_ATNG: &quot;TEMPO GARA&quot;&#13;&#10;    i18n_description_ATNG: &quot;TEMPO TOTALE NUOTATO IN GARA&quot;" calcext:value-type="string">
            <text:p>    i18n_short_ATNG: "TEMPO GARA"</text:p>
            <text:p>    i18n_description_ATNG: "TEMPO TOTALE NUOTATO IN GARA"</text:p>
          </table:table-cell>
          <table:table-cell table:formula="of:=&quot;    i18n_short_&quot;&amp;[.$B122]&amp;&quot;: &quot;&amp;CHAR(34)&amp;[.I122]&amp;CHAR(34)&amp;CHAR(13)&amp;CHAR(10)&amp;&quot;    i18n_description_&quot;&amp;[.$B122]&amp;&quot;: &quot;&amp;CHAR(34)&amp;[.G122]&amp;CHAR(34)" office:value-type="string" office:string-value="    i18n_short_ATNG: &quot;MEETING TIME&quot;&#13;&#10;    i18n_description_ATNG: &quot;MEETING TOTAL SWAM TIME&quot;" calcext:value-type="string">
            <text:p>    i18n_short_ATNG: "MEETING TIME"</text:p>
            <text:p>    i18n_description_ATNG: "MEETING TOTAL SWAM TIME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ATSV</text:p>
          </table:table-cell>
          <table:table-cell table:number-columns-repeated="3"/>
          <table:table-cell office:value-type="string" calcext:value-type="string">
            <text:p>TUTTE LE SPECIALITA' IN CORTA E LUNGA</text:p>
          </table:table-cell>
          <table:table-cell office:value-type="string" calcext:value-type="string">
            <text:p>ALL STROKES&amp;DISTANCES PER POOL TYPES</text:p>
          </table:table-cell>
          <table:table-cell office:value-type="string" calcext:value-type="string">
            <text:p>TUTTO</text:p>
          </table:table-cell>
          <table:table-cell office:value-type="string" calcext:value-type="string">
            <text:p>ALL</text:p>
          </table:table-cell>
          <table:table-cell table:number-columns-repeated="5"/>
          <table:table-cell table:formula="of:=&quot;(&quot;&amp;[.A123]&amp;&quot;,'&quot;&amp;[.B123]&amp;&quot;',0,CURDATE(),CURDATE())&quot;&amp;IF([.$A131]&gt;0;&quot;,&quot;;&quot;;&quot;)" office:value-type="string" office:string-value="(6,'ATSV',0,CURDATE(),CURDATE())," calcext:value-type="string">
            <text:p>(6,'ATSV',0,CURDATE(),CURDATE()),</text:p>
          </table:table-cell>
          <table:table-cell table:formula="of:=&quot;    i18n_short_&quot;&amp;[.$B123]&amp;&quot;: &quot;&amp;CHAR(34)&amp;[.H123]&amp;CHAR(34)&amp;CHAR(13)&amp;CHAR(10)&amp;&quot;    i18n_description_&quot;&amp;[.$B123]&amp;&quot;: &quot;&amp;CHAR(34)&amp;[.F123]&amp;CHAR(34)" office:value-type="string" office:string-value="    i18n_short_ATSV: &quot;TUTTO&quot;&#13;&#10;    i18n_description_ATSV: &quot;TUTTE LE SPECIALITA' IN CORTA E LUNGA&quot;" calcext:value-type="string">
            <text:p>    i18n_short_ATSV: "TUTTO"</text:p>
            <text:p>    i18n_description_ATSV: "TUTTE LE SPECIALITA' IN CORTA E LUNGA"</text:p>
          </table:table-cell>
          <table:table-cell table:formula="of:=&quot;    i18n_short_&quot;&amp;[.$B123]&amp;&quot;: &quot;&amp;CHAR(34)&amp;[.I123]&amp;CHAR(34)&amp;CHAR(13)&amp;CHAR(10)&amp;&quot;    i18n_description_&quot;&amp;[.$B123]&amp;&quot;: &quot;&amp;CHAR(34)&amp;[.G123]&amp;CHAR(34)" office:value-type="string" office:string-value="    i18n_short_ATSV: &quot;ALL&quot;&#13;&#10;    i18n_description_ATSV: &quot;ALL STROKES&amp;DISTANCES PER POOL TYPES&quot;" calcext:value-type="string">
            <text:p>    i18n_short_ATSV: "ALL"</text:p>
            <text:p>    i18n_description_ATSV: "ALL STROKES&amp;DISTANCES PER POOL TYPES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ASTA</text:p>
          </table:table-cell>
          <table:table-cell table:number-columns-repeated="3"/>
          <table:table-cell office:value-type="string" calcext:value-type="string">
            <text:p>NUMERO STAGIONI</text:p>
          </table:table-cell>
          <table:table-cell office:value-type="string" calcext:value-type="string">
            <text:p>SEASONS COUNT</text:p>
          </table:table-cell>
          <table:table-cell office:value-type="string" calcext:value-type="string">
            <text:p>STAGIONI</text:p>
          </table:table-cell>
          <table:table-cell office:value-type="string" calcext:value-type="string">
            <text:p>SEASONS</text:p>
          </table:table-cell>
          <table:table-cell table:number-columns-repeated="5"/>
          <table:table-cell table:formula="of:=&quot;(&quot;&amp;[.A124]&amp;&quot;,'&quot;&amp;[.B124]&amp;&quot;',0,CURDATE(),CURDATE())&quot;&amp;IF([.$A132]&gt;0;&quot;,&quot;;&quot;;&quot;)" office:value-type="string" office:string-value="(7,'ASTA',0,CURDATE(),CURDATE())," calcext:value-type="string">
            <text:p>(7,'ASTA',0,CURDATE(),CURDATE()),</text:p>
          </table:table-cell>
          <table:table-cell table:formula="of:=&quot;    i18n_short_&quot;&amp;[.$B124]&amp;&quot;: &quot;&amp;CHAR(34)&amp;[.H124]&amp;CHAR(34)&amp;CHAR(13)&amp;CHAR(10)&amp;&quot;    i18n_description_&quot;&amp;[.$B124]&amp;&quot;: &quot;&amp;CHAR(34)&amp;[.F124]&amp;CHAR(34)" office:value-type="string" office:string-value="    i18n_short_ASTA: &quot;STAGIONI&quot;&#13;&#10;    i18n_description_ASTA: &quot;NUMERO STAGIONI&quot;" calcext:value-type="string">
            <text:p>    i18n_short_ASTA: "STAGIONI"</text:p>
            <text:p>    i18n_description_ASTA: "NUMERO STAGIONI"</text:p>
          </table:table-cell>
          <table:table-cell table:formula="of:=&quot;    i18n_short_&quot;&amp;[.$B124]&amp;&quot;: &quot;&amp;CHAR(34)&amp;[.I124]&amp;CHAR(34)&amp;CHAR(13)&amp;CHAR(10)&amp;&quot;    i18n_description_&quot;&amp;[.$B124]&amp;&quot;: &quot;&amp;CHAR(34)&amp;[.G124]&amp;CHAR(34)" office:value-type="string" office:string-value="    i18n_short_ASTA: &quot;SEASONS&quot;&#13;&#10;    i18n_description_ASTA: &quot;SEASONS COUNT&quot;" calcext:value-type="string">
            <text:p>    i18n_short_ASTA: "SEASONS"</text:p>
            <text:p>    i18n_description_ASTA: "SEASONS COUNT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ASQU</text:p>
          </table:table-cell>
          <table:table-cell table:number-columns-repeated="3"/>
          <table:table-cell office:value-type="string" calcext:value-type="string">
            <text:p>NUMERO SQUALIFICHE</text:p>
          </table:table-cell>
          <table:table-cell office:value-type="string" calcext:value-type="string">
            <text:p>DISQUALIFIES COUNT</text:p>
          </table:table-cell>
          <table:table-cell office:value-type="string" calcext:value-type="string">
            <text:p>SQUALIFICHE</text:p>
          </table:table-cell>
          <table:table-cell office:value-type="string" calcext:value-type="string">
            <text:p>DISQUALIFIES</text:p>
          </table:table-cell>
          <table:table-cell table:number-columns-repeated="5"/>
          <table:table-cell table:formula="of:=&quot;(&quot;&amp;[.A125]&amp;&quot;,'&quot;&amp;[.B125]&amp;&quot;',0,CURDATE(),CURDATE())&quot;&amp;IF([.$A132]&gt;0;&quot;,&quot;;&quot;;&quot;)" office:value-type="string" office:string-value="(8,'ASQU',0,CURDATE(),CURDATE())," calcext:value-type="string">
            <text:p>(8,'ASQU',0,CURDATE(),CURDATE()),</text:p>
          </table:table-cell>
          <table:table-cell table:formula="of:=&quot;    i18n_short_&quot;&amp;[.$B125]&amp;&quot;: &quot;&amp;CHAR(34)&amp;[.H125]&amp;CHAR(34)&amp;CHAR(13)&amp;CHAR(10)&amp;&quot;    i18n_description_&quot;&amp;[.$B125]&amp;&quot;: &quot;&amp;CHAR(34)&amp;[.F125]&amp;CHAR(34)" office:value-type="string" office:string-value="    i18n_short_ASQU: &quot;SQUALIFICHE&quot;&#13;&#10;    i18n_description_ASQU: &quot;NUMERO SQUALIFICHE&quot;" calcext:value-type="string">
            <text:p>    i18n_short_ASQU: "SQUALIFICHE"</text:p>
            <text:p>    i18n_description_ASQU: "NUMERO SQUALIFICHE"</text:p>
          </table:table-cell>
          <table:table-cell table:formula="of:=&quot;    i18n_short_&quot;&amp;[.$B125]&amp;&quot;: &quot;&amp;CHAR(34)&amp;[.I125]&amp;CHAR(34)&amp;CHAR(13)&amp;CHAR(10)&amp;&quot;    i18n_description_&quot;&amp;[.$B125]&amp;&quot;: &quot;&amp;CHAR(34)&amp;[.G125]&amp;CHAR(34)" office:value-type="string" office:string-value="    i18n_short_ASQU: &quot;DISQUALIFIES&quot;&#13;&#10;    i18n_description_ASQU: &quot;DISQUALIFIES COUNT&quot;" calcext:value-type="string">
            <text:p>    i18n_short_ASQU: "DISQUALIFIES"</text:p>
            <text:p>    i18n_description_ASQU: "DISQUALIFIES COUNT"</text:p>
          </table:table-cell>
          <table:table-cell table:number-columns-repeated="100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AORO</text:p>
          </table:table-cell>
          <table:table-cell table:number-columns-repeated="3"/>
          <table:table-cell office:value-type="string" calcext:value-type="string">
            <text:p>NUMERO MEDAGLIE D'ORO</text:p>
          </table:table-cell>
          <table:table-cell office:value-type="string" calcext:value-type="string">
            <text:p>GOLD MEDALS COUNT</text:p>
          </table:table-cell>
          <table:table-cell office:value-type="string" calcext:value-type="string">
            <text:p>MEDAGLIE D'ORO</text:p>
          </table:table-cell>
          <table:table-cell office:value-type="string" calcext:value-type="string">
            <text:p>GOLD MEDALS</text:p>
          </table:table-cell>
          <table:table-cell table:number-columns-repeated="5"/>
          <table:table-cell table:formula="of:=&quot;(&quot;&amp;[.A126]&amp;&quot;,'&quot;&amp;[.B126]&amp;&quot;',0,CURDATE(),CURDATE())&quot;&amp;IF([.$A132]&gt;0;&quot;,&quot;;&quot;;&quot;)" office:value-type="string" office:string-value="(9,'AORO',0,CURDATE(),CURDATE())," calcext:value-type="string">
            <text:p>(9,'AORO',0,CURDATE(),CURDATE()),</text:p>
          </table:table-cell>
          <table:table-cell table:formula="of:=&quot;    i18n_short_&quot;&amp;[.$B126]&amp;&quot;: &quot;&amp;CHAR(34)&amp;[.H126]&amp;CHAR(34)&amp;CHAR(13)&amp;CHAR(10)&amp;&quot;    i18n_description_&quot;&amp;[.$B126]&amp;&quot;: &quot;&amp;CHAR(34)&amp;[.F126]&amp;CHAR(34)" office:value-type="string" office:string-value="    i18n_short_AORO: &quot;MEDAGLIE D'ORO&quot;&#13;&#10;    i18n_description_AORO: &quot;NUMERO MEDAGLIE D'ORO&quot;" calcext:value-type="string">
            <text:p>    i18n_short_AORO: "MEDAGLIE D'ORO"</text:p>
            <text:p>    i18n_description_AORO: "NUMERO MEDAGLIE D'ORO"</text:p>
          </table:table-cell>
          <table:table-cell table:formula="of:=&quot;    i18n_short_&quot;&amp;[.$B126]&amp;&quot;: &quot;&amp;CHAR(34)&amp;[.I126]&amp;CHAR(34)&amp;CHAR(13)&amp;CHAR(10)&amp;&quot;    i18n_description_&quot;&amp;[.$B126]&amp;&quot;: &quot;&amp;CHAR(34)&amp;[.G126]&amp;CHAR(34)" office:value-type="string" office:string-value="    i18n_short_AORO: &quot;GOLD MEDALS&quot;&#13;&#10;    i18n_description_AORO: &quot;GOLD MEDALS COUNT&quot;" calcext:value-type="string">
            <text:p>    i18n_short_AORO: "GOLD MEDALS"</text:p>
            <text:p>    i18n_description_AORO: "GOLD MEDALS COUNT"</text:p>
          </table:table-cell>
          <table:table-cell table:number-columns-repeated="100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AMED</text:p>
          </table:table-cell>
          <table:table-cell table:number-columns-repeated="3"/>
          <table:table-cell office:value-type="string" calcext:value-type="string">
            <text:p>NUMERO MEDAGLIE</text:p>
          </table:table-cell>
          <table:table-cell office:value-type="string" calcext:value-type="string">
            <text:p>MEDALS COUNT</text:p>
          </table:table-cell>
          <table:table-cell office:value-type="string" calcext:value-type="string">
            <text:p>MEDAGLIE</text:p>
          </table:table-cell>
          <table:table-cell office:value-type="string" calcext:value-type="string">
            <text:p>MEDALS</text:p>
          </table:table-cell>
          <table:table-cell table:number-columns-repeated="5"/>
          <table:table-cell table:formula="of:=&quot;(&quot;&amp;[.A127]&amp;&quot;,'&quot;&amp;[.B127]&amp;&quot;',0,CURDATE(),CURDATE())&quot;&amp;IF([.$A132]&gt;0;&quot;,&quot;;&quot;;&quot;)" office:value-type="string" office:string-value="(10,'AMED',0,CURDATE(),CURDATE())," calcext:value-type="string">
            <text:p>(10,'AMED',0,CURDATE(),CURDATE()),</text:p>
          </table:table-cell>
          <table:table-cell table:formula="of:=&quot;    i18n_short_&quot;&amp;[.$B127]&amp;&quot;: &quot;&amp;CHAR(34)&amp;[.H127]&amp;CHAR(34)&amp;CHAR(13)&amp;CHAR(10)&amp;&quot;    i18n_description_&quot;&amp;[.$B127]&amp;&quot;: &quot;&amp;CHAR(34)&amp;[.F127]&amp;CHAR(34)" office:value-type="string" office:string-value="    i18n_short_AMED: &quot;MEDAGLIE&quot;&#13;&#10;    i18n_description_AMED: &quot;NUMERO MEDAGLIE&quot;" calcext:value-type="string">
            <text:p>    i18n_short_AMED: "MEDAGLIE"</text:p>
            <text:p>    i18n_description_AMED: "NUMERO MEDAGLIE"</text:p>
          </table:table-cell>
          <table:table-cell table:formula="of:=&quot;    i18n_short_&quot;&amp;[.$B127]&amp;&quot;: &quot;&amp;CHAR(34)&amp;[.I127]&amp;CHAR(34)&amp;CHAR(13)&amp;CHAR(10)&amp;&quot;    i18n_description_&quot;&amp;[.$B127]&amp;&quot;: &quot;&amp;CHAR(34)&amp;[.G127]&amp;CHAR(34)" office:value-type="string" office:string-value="    i18n_short_AMED: &quot;MEDALS&quot;&#13;&#10;    i18n_description_AMED: &quot;MEDALS COUNT&quot;" calcext:value-type="string">
            <text:p>    i18n_short_AMED: "MEDALS"</text:p>
            <text:p>    i18n_description_AMED: "MEDALS COUNT"</text:p>
          </table:table-cell>
          <table:table-cell table:number-columns-repeated="100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AKMA</text:p>
          </table:table-cell>
          <table:table-cell table:number-columns-repeated="3"/>
          <table:table-cell office:value-type="string" calcext:value-type="string">
            <text:p>KM ALLENAMENTO TOTALI</text:p>
          </table:table-cell>
          <table:table-cell office:value-type="string" calcext:value-type="string">
            <text:p>OVERALL TRAINING DISTANCE SWAM</text:p>
          </table:table-cell>
          <table:table-cell office:value-type="string" calcext:value-type="string">
            <text:p>ALLENAMENTI TOTALI</text:p>
          </table:table-cell>
          <table:table-cell office:value-type="string" calcext:value-type="string">
            <text:p>OVERALL TRAINING</text:p>
          </table:table-cell>
          <table:table-cell table:number-columns-repeated="5"/>
          <table:table-cell table:formula="of:=&quot;(&quot;&amp;[.A128]&amp;&quot;,'&quot;&amp;[.B128]&amp;&quot;',0,CURDATE(),CURDATE())&quot;&amp;IF([.$A129]&gt;0;&quot;,&quot;;&quot;;&quot;)" office:value-type="string" office:string-value="(11,'AKMA',0,CURDATE(),CURDATE())," calcext:value-type="string">
            <text:p>(11,'AKMA',0,CURDATE(),CURDATE()),</text:p>
          </table:table-cell>
          <table:table-cell table:formula="of:=&quot;    i18n_short_&quot;&amp;[.$B128]&amp;&quot;: &quot;&amp;CHAR(34)&amp;[.H128]&amp;CHAR(34)&amp;CHAR(13)&amp;CHAR(10)&amp;&quot;    i18n_description_&quot;&amp;[.$B128]&amp;&quot;: &quot;&amp;CHAR(34)&amp;[.F128]&amp;CHAR(34)" office:value-type="string" office:string-value="    i18n_short_AKMA: &quot;ALLENAMENTI TOTALI&quot;&#13;&#10;    i18n_description_AKMA: &quot;KM ALLENAMENTO TOTALI&quot;" calcext:value-type="string">
            <text:p>    i18n_short_AKMA: "ALLENAMENTI TOTALI"</text:p>
            <text:p>    i18n_description_AKMA: "KM ALLENAMENTO TOTALI"</text:p>
          </table:table-cell>
          <table:table-cell table:formula="of:=&quot;    i18n_short_&quot;&amp;[.$B128]&amp;&quot;: &quot;&amp;CHAR(34)&amp;[.I128]&amp;CHAR(34)&amp;CHAR(13)&amp;CHAR(10)&amp;&quot;    i18n_description_&quot;&amp;[.$B128]&amp;&quot;: &quot;&amp;CHAR(34)&amp;[.G128]&amp;CHAR(34)" office:value-type="string" office:string-value="    i18n_short_AKMA: &quot;OVERALL TRAINING&quot;&#13;&#10;    i18n_description_AKMA: &quot;OVERALL TRAINING DISTANCE SWAM&quot;" calcext:value-type="string">
            <text:p>    i18n_short_AKMA: "OVERALL TRAINING"</text:p>
            <text:p>    i18n_description_AKMA: "OVERALL TRAINING DISTANCE SWAM"</text:p>
          </table:table-cell>
          <table:table-cell table:number-columns-repeated="100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AKMF</text:p>
          </table:table-cell>
          <table:table-cell table:number-columns-repeated="3"/>
          <table:table-cell office:value-type="string" calcext:value-type="string">
            <text:p>KM DELFINO TOTALI</text:p>
          </table:table-cell>
          <table:table-cell office:value-type="string" calcext:value-type="string">
            <text:p>OVERALL TRAINING DISTANCE BUTTERFLY SWAM</text:p>
          </table:table-cell>
          <table:table-cell office:value-type="string" calcext:value-type="string">
            <text:p>DELFINO TOTALE</text:p>
          </table:table-cell>
          <table:table-cell office:value-type="string" calcext:value-type="string">
            <text:p>OVERALL BUTTERFLY</text:p>
          </table:table-cell>
          <table:table-cell table:number-columns-repeated="5"/>
          <table:table-cell table:formula="of:=&quot;(&quot;&amp;[.A129]&amp;&quot;,'&quot;&amp;[.B129]&amp;&quot;',0,CURDATE(),CURDATE())&quot;&amp;IF([.$A130]&gt;0;&quot;,&quot;;&quot;;&quot;)" office:value-type="string" office:string-value="(12,'AKMF',0,CURDATE(),CURDATE())," calcext:value-type="string">
            <text:p>(12,'AKMF',0,CURDATE(),CURDATE()),</text:p>
          </table:table-cell>
          <table:table-cell table:formula="of:=&quot;    i18n_short_&quot;&amp;[.$B129]&amp;&quot;: &quot;&amp;CHAR(34)&amp;[.H129]&amp;CHAR(34)&amp;CHAR(13)&amp;CHAR(10)&amp;&quot;    i18n_description_&quot;&amp;[.$B129]&amp;&quot;: &quot;&amp;CHAR(34)&amp;[.F129]&amp;CHAR(34)" office:value-type="string" office:string-value="    i18n_short_AKMF: &quot;DELFINO TOTALE&quot;&#13;&#10;    i18n_description_AKMF: &quot;KM DELFINO TOTALI&quot;" calcext:value-type="string">
            <text:p>    i18n_short_AKMF: "DELFINO TOTALE"</text:p>
            <text:p>    i18n_description_AKMF: "KM DELFINO TOTALI"</text:p>
          </table:table-cell>
          <table:table-cell table:formula="of:=&quot;    i18n_short_&quot;&amp;[.$B129]&amp;&quot;: &quot;&amp;CHAR(34)&amp;[.I129]&amp;CHAR(34)&amp;CHAR(13)&amp;CHAR(10)&amp;&quot;    i18n_description_&quot;&amp;[.$B129]&amp;&quot;: &quot;&amp;CHAR(34)&amp;[.G129]&amp;CHAR(34)" office:value-type="string" office:string-value="    i18n_short_AKMF: &quot;OVERALL BUTTERFLY&quot;&#13;&#10;    i18n_description_AKMF: &quot;OVERALL TRAINING DISTANCE BUTTERFLY SWAM&quot;" calcext:value-type="string">
            <text:p>    i18n_short_AKMF: "OVERALL BUTTERFLY"</text:p>
            <text:p>    i18n_description_AKMF: "OVERALL TRAINING DISTANCE BUTTERFLY SWAM"</text:p>
          </table:table-cell>
          <table:table-cell table:number-columns-repeated="100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AKMG</text:p>
          </table:table-cell>
          <table:table-cell table:number-columns-repeated="3"/>
          <table:table-cell office:value-type="string" calcext:value-type="string">
            <text:p>KM GAMBE TOTALI</text:p>
          </table:table-cell>
          <table:table-cell office:value-type="string" calcext:value-type="string">
            <text:p>OVERALL TRAINING DISTANCE KICK</text:p>
          </table:table-cell>
          <table:table-cell office:value-type="string" calcext:value-type="string">
            <text:p>GAMBE TOTALI</text:p>
          </table:table-cell>
          <table:table-cell office:value-type="string" calcext:value-type="string">
            <text:p>OVERALL KICK</text:p>
          </table:table-cell>
          <table:table-cell table:number-columns-repeated="5"/>
          <table:table-cell table:formula="of:=&quot;(&quot;&amp;[.A130]&amp;&quot;,'&quot;&amp;[.B130]&amp;&quot;',0,CURDATE(),CURDATE())&quot;&amp;IF([.$A131]&gt;0;&quot;,&quot;;&quot;;&quot;)" office:value-type="string" office:string-value="(13,'AKMG',0,CURDATE(),CURDATE())," calcext:value-type="string">
            <text:p>(13,'AKMG',0,CURDATE(),CURDATE()),</text:p>
          </table:table-cell>
          <table:table-cell table:formula="of:=&quot;    i18n_short_&quot;&amp;[.$B130]&amp;&quot;: &quot;&amp;CHAR(34)&amp;[.H130]&amp;CHAR(34)&amp;CHAR(13)&amp;CHAR(10)&amp;&quot;    i18n_description_&quot;&amp;[.$B130]&amp;&quot;: &quot;&amp;CHAR(34)&amp;[.F130]&amp;CHAR(34)" office:value-type="string" office:string-value="    i18n_short_AKMG: &quot;GAMBE TOTALI&quot;&#13;&#10;    i18n_description_AKMG: &quot;KM GAMBE TOTALI&quot;" calcext:value-type="string">
            <text:p>    i18n_short_AKMG: "GAMBE TOTALI"</text:p>
            <text:p>    i18n_description_AKMG: "KM GAMBE TOTALI"</text:p>
          </table:table-cell>
          <table:table-cell table:formula="of:=&quot;    i18n_short_&quot;&amp;[.$B130]&amp;&quot;: &quot;&amp;CHAR(34)&amp;[.I130]&amp;CHAR(34)&amp;CHAR(13)&amp;CHAR(10)&amp;&quot;    i18n_description_&quot;&amp;[.$B130]&amp;&quot;: &quot;&amp;CHAR(34)&amp;[.G130]&amp;CHAR(34)" office:value-type="string" office:string-value="    i18n_short_AKMG: &quot;OVERALL KICK&quot;&#13;&#10;    i18n_description_AKMG: &quot;OVERALL TRAINING DISTANCE KICK&quot;" calcext:value-type="string">
            <text:p>    i18n_short_AKMG: "OVERALL KICK"</text:p>
            <text:p>    i18n_description_AKMG: "OVERALL TRAINING DISTANCE KICK"</text:p>
          </table:table-cell>
          <table:table-cell table:number-columns-repeated="100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SIRN</text:p>
          </table:table-cell>
          <table:table-cell table:number-columns-repeated="3"/>
          <table:table-cell office:value-type="string" calcext:value-type="string">
            <text:p>IRONMASTER COMPLETATO</text:p>
          </table:table-cell>
          <table:table-cell office:value-type="string" calcext:value-type="string">
            <text:p>IRONMASTER COMPLETED</text:p>
          </table:table-cell>
          <table:table-cell table:number-columns-repeated="2" office:value-type="string" calcext:value-type="string">
            <text:p>IRONMASTER</text:p>
          </table:table-cell>
          <table:table-cell table:number-columns-repeated="5"/>
          <table:table-cell table:formula="of:=&quot;(&quot;&amp;[.A131]&amp;&quot;,'&quot;&amp;[.B131]&amp;&quot;',0,CURDATE(),CURDATE())&quot;&amp;IF([.$A132]&gt;0;&quot;,&quot;;&quot;;&quot;)" office:value-type="string" office:string-value="(14,'SIRN',0,CURDATE(),CURDATE())," calcext:value-type="string">
            <text:p>(14,'SIRN',0,CURDATE(),CURDATE()),</text:p>
          </table:table-cell>
          <table:table-cell table:formula="of:=&quot;    i18n_short_&quot;&amp;[.$B131]&amp;&quot;: &quot;&amp;CHAR(34)&amp;[.H131]&amp;CHAR(34)&amp;CHAR(13)&amp;CHAR(10)&amp;&quot;    i18n_description_&quot;&amp;[.$B131]&amp;&quot;: &quot;&amp;CHAR(34)&amp;[.F131]&amp;CHAR(34)" office:value-type="string" office:string-value="    i18n_short_SIRN: &quot;IRONMASTER&quot;&#13;&#10;    i18n_description_SIRN: &quot;IRONMASTER COMPLETATO&quot;" calcext:value-type="string">
            <text:p>    i18n_short_SIRN: "IRONMASTER"</text:p>
            <text:p>    i18n_description_SIRN: "IRONMASTER COMPLETATO"</text:p>
          </table:table-cell>
          <table:table-cell table:formula="of:=&quot;    i18n_short_&quot;&amp;[.$B131]&amp;&quot;: &quot;&amp;CHAR(34)&amp;[.I131]&amp;CHAR(34)&amp;CHAR(13)&amp;CHAR(10)&amp;&quot;    i18n_description_&quot;&amp;[.$B131]&amp;&quot;: &quot;&amp;CHAR(34)&amp;[.G131]&amp;CHAR(34)" office:value-type="string" office:string-value="    i18n_short_SIRN: &quot;IRONMASTER&quot;&#13;&#10;    i18n_description_SIRN: &quot;IRONMASTER COMPLETED&quot;" calcext:value-type="string">
            <text:p>    i18n_short_SIRN: "IRONMASTER"</text:p>
            <text:p>    i18n_description_SIRN: "IRONMASTER COMPLETED"</text:p>
          </table:table-cell>
          <table:table-cell table:number-columns-repeated="100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SKMA</text:p>
          </table:table-cell>
          <table:table-cell table:number-columns-repeated="3"/>
          <table:table-cell office:value-type="string" calcext:value-type="string">
            <text:p>KM ALLENAMENTO STAGIONALI</text:p>
          </table:table-cell>
          <table:table-cell office:value-type="string" calcext:value-type="string">
            <text:p>SEASONAL TRAINING DISTANCE SWAM</text:p>
          </table:table-cell>
          <table:table-cell office:value-type="string" calcext:value-type="string">
            <text:p>ALLENAMENTI</text:p>
          </table:table-cell>
          <table:table-cell office:value-type="string" calcext:value-type="string">
            <text:p>TRAINING</text:p>
          </table:table-cell>
          <table:table-cell table:number-columns-repeated="5"/>
          <table:table-cell table:formula="of:=&quot;(&quot;&amp;[.A132]&amp;&quot;,'&quot;&amp;[.B132]&amp;&quot;',0,CURDATE(),CURDATE())&quot;&amp;IF([.$A133]&gt;0;&quot;,&quot;;&quot;;&quot;)" office:value-type="string" office:string-value="(15,'SKMA',0,CURDATE(),CURDATE())," calcext:value-type="string">
            <text:p>(15,'SKMA',0,CURDATE(),CURDATE()),</text:p>
          </table:table-cell>
          <table:table-cell table:formula="of:=&quot;    i18n_short_&quot;&amp;[.$B132]&amp;&quot;: &quot;&amp;CHAR(34)&amp;[.H132]&amp;CHAR(34)&amp;CHAR(13)&amp;CHAR(10)&amp;&quot;    i18n_description_&quot;&amp;[.$B132]&amp;&quot;: &quot;&amp;CHAR(34)&amp;[.F132]&amp;CHAR(34)" office:value-type="string" office:string-value="    i18n_short_SKMA: &quot;ALLENAMENTI&quot;&#13;&#10;    i18n_description_SKMA: &quot;KM ALLENAMENTO STAGIONALI&quot;" calcext:value-type="string">
            <text:p>    i18n_short_SKMA: "ALLENAMENTI"</text:p>
            <text:p>    i18n_description_SKMA: "KM ALLENAMENTO STAGIONALI"</text:p>
          </table:table-cell>
          <table:table-cell table:formula="of:=&quot;    i18n_short_&quot;&amp;[.$B132]&amp;&quot;: &quot;&amp;CHAR(34)&amp;[.I132]&amp;CHAR(34)&amp;CHAR(13)&amp;CHAR(10)&amp;&quot;    i18n_description_&quot;&amp;[.$B132]&amp;&quot;: &quot;&amp;CHAR(34)&amp;[.G132]&amp;CHAR(34)" office:value-type="string" office:string-value="    i18n_short_SKMA: &quot;TRAINING&quot;&#13;&#10;    i18n_description_SKMA: &quot;SEASONAL TRAINING DISTANCE SWAM&quot;" calcext:value-type="string">
            <text:p>    i18n_short_SKMA: "TRAINING"</text:p>
            <text:p>    i18n_description_SKMA: "SEASONAL TRAINING DISTANCE SWAM"</text:p>
          </table:table-cell>
          <table:table-cell table:number-columns-repeated="100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SKMF</text:p>
          </table:table-cell>
          <table:table-cell table:number-columns-repeated="3"/>
          <table:table-cell office:value-type="string" calcext:value-type="string">
            <text:p>KM DELFINO STAGIONALI</text:p>
          </table:table-cell>
          <table:table-cell office:value-type="string" calcext:value-type="string">
            <text:p>SEASONAL TRAINING DISTANCE BUTTERFLY SWAM</text:p>
          </table:table-cell>
          <table:table-cell office:value-type="string" calcext:value-type="string">
            <text:p>DELFINO</text:p>
          </table:table-cell>
          <table:table-cell office:value-type="string" calcext:value-type="string">
            <text:p>BUTTERFLY</text:p>
          </table:table-cell>
          <table:table-cell table:number-columns-repeated="5"/>
          <table:table-cell table:formula="of:=&quot;(&quot;&amp;[.A133]&amp;&quot;,'&quot;&amp;[.B133]&amp;&quot;',0,CURDATE(),CURDATE())&quot;&amp;IF([.$A134]&gt;0;&quot;,&quot;;&quot;;&quot;)" office:value-type="string" office:string-value="(16,'SKMF',0,CURDATE(),CURDATE())," calcext:value-type="string">
            <text:p>(16,'SKMF',0,CURDATE(),CURDATE()),</text:p>
          </table:table-cell>
          <table:table-cell table:formula="of:=&quot;    i18n_short_&quot;&amp;[.$B133]&amp;&quot;: &quot;&amp;CHAR(34)&amp;[.H133]&amp;CHAR(34)&amp;CHAR(13)&amp;CHAR(10)&amp;&quot;    i18n_description_&quot;&amp;[.$B133]&amp;&quot;: &quot;&amp;CHAR(34)&amp;[.F133]&amp;CHAR(34)" office:value-type="string" office:string-value="    i18n_short_SKMF: &quot;DELFINO&quot;&#13;&#10;    i18n_description_SKMF: &quot;KM DELFINO STAGIONALI&quot;" calcext:value-type="string">
            <text:p>    i18n_short_SKMF: "DELFINO"</text:p>
            <text:p>    i18n_description_SKMF: "KM DELFINO STAGIONALI"</text:p>
          </table:table-cell>
          <table:table-cell table:formula="of:=&quot;    i18n_short_&quot;&amp;[.$B133]&amp;&quot;: &quot;&amp;CHAR(34)&amp;[.I133]&amp;CHAR(34)&amp;CHAR(13)&amp;CHAR(10)&amp;&quot;    i18n_description_&quot;&amp;[.$B133]&amp;&quot;: &quot;&amp;CHAR(34)&amp;[.G133]&amp;CHAR(34)" office:value-type="string" office:string-value="    i18n_short_SKMF: &quot;BUTTERFLY&quot;&#13;&#10;    i18n_description_SKMF: &quot;SEASONAL TRAINING DISTANCE BUTTERFLY SWAM&quot;" calcext:value-type="string">
            <text:p>    i18n_short_SKMF: "BUTTERFLY"</text:p>
            <text:p>    i18n_description_SKMF: "SEASONAL TRAINING DISTANCE BUTTERFLY SWAM"</text:p>
          </table:table-cell>
          <table:table-cell table:number-columns-repeated="100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SKMG</text:p>
          </table:table-cell>
          <table:table-cell table:number-columns-repeated="3"/>
          <table:table-cell office:value-type="string" calcext:value-type="string">
            <text:p>KM GAMBE STAGIONALI</text:p>
          </table:table-cell>
          <table:table-cell office:value-type="string" calcext:value-type="string">
            <text:p>SEASONAL TRAINING DISTANCE KICK</text:p>
          </table:table-cell>
          <table:table-cell office:value-type="string" calcext:value-type="string">
            <text:p>GAMBE</text:p>
          </table:table-cell>
          <table:table-cell office:value-type="string" calcext:value-type="string">
            <text:p>KICK</text:p>
          </table:table-cell>
          <table:table-cell table:number-columns-repeated="5"/>
          <table:table-cell table:formula="of:=&quot;(&quot;&amp;[.A134]&amp;&quot;,'&quot;&amp;[.B134]&amp;&quot;',0,CURDATE(),CURDATE())&quot;&amp;IF([.$A135]&gt;0;&quot;,&quot;;&quot;;&quot;)" office:value-type="string" office:string-value="(17,'SKMG',0,CURDATE(),CURDATE())," calcext:value-type="string">
            <text:p>(17,'SKMG',0,CURDATE(),CURDATE()),</text:p>
          </table:table-cell>
          <table:table-cell table:formula="of:=&quot;    i18n_short_&quot;&amp;[.$B134]&amp;&quot;: &quot;&amp;CHAR(34)&amp;[.H134]&amp;CHAR(34)&amp;CHAR(13)&amp;CHAR(10)&amp;&quot;    i18n_description_&quot;&amp;[.$B134]&amp;&quot;: &quot;&amp;CHAR(34)&amp;[.F134]&amp;CHAR(34)" office:value-type="string" office:string-value="    i18n_short_SKMG: &quot;GAMBE&quot;&#13;&#10;    i18n_description_SKMG: &quot;KM GAMBE STAGIONALI&quot;" calcext:value-type="string">
            <text:p>    i18n_short_SKMG: "GAMBE"</text:p>
            <text:p>    i18n_description_SKMG: "KM GAMBE STAGIONALI"</text:p>
          </table:table-cell>
          <table:table-cell table:formula="of:=&quot;    i18n_short_&quot;&amp;[.$B134]&amp;&quot;: &quot;&amp;CHAR(34)&amp;[.I134]&amp;CHAR(34)&amp;CHAR(13)&amp;CHAR(10)&amp;&quot;    i18n_description_&quot;&amp;[.$B134]&amp;&quot;: &quot;&amp;CHAR(34)&amp;[.G134]&amp;CHAR(34)" office:value-type="string" office:string-value="    i18n_short_SKMG: &quot;KICK&quot;&#13;&#10;    i18n_description_SKMG: &quot;SEASONAL TRAINING DISTANCE KICK&quot;" calcext:value-type="string">
            <text:p>    i18n_short_SKMG: "KICK"</text:p>
            <text:p>    i18n_description_SKMG: "SEASONAL TRAINING DISTANCE KICK"</text:p>
          </table:table-cell>
          <table:table-cell table:number-columns-repeated="1004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SMDF</text:p>
          </table:table-cell>
          <table:table-cell table:number-columns-repeated="3"/>
          <table:table-cell office:value-type="string" calcext:value-type="string">
            <text:p>MEDIA PUNTI FIN DI UNA STAGIONE</text:p>
          </table:table-cell>
          <table:table-cell office:value-type="string" calcext:value-type="string">
            <text:p>SEASONAL EVERAGE STANDARD POINTS</text:p>
          </table:table-cell>
          <table:table-cell office:value-type="string" calcext:value-type="string">
            <text:p>MED FIN</text:p>
          </table:table-cell>
          <table:table-cell office:value-type="string" calcext:value-type="string">
            <text:p>EVE POINTS</text:p>
          </table:table-cell>
          <table:table-cell table:number-columns-repeated="5"/>
          <table:table-cell table:formula="of:=&quot;(&quot;&amp;[.A135]&amp;&quot;,'&quot;&amp;[.B135]&amp;&quot;',0,CURDATE(),CURDATE())&quot;&amp;IF([.$A136]&gt;0;&quot;,&quot;;&quot;;&quot;)" office:value-type="string" office:string-value="(18,'SMDF',0,CURDATE(),CURDATE())," calcext:value-type="string">
            <text:p>(18,'SMDF',0,CURDATE(),CURDATE()),</text:p>
          </table:table-cell>
          <table:table-cell table:formula="of:=&quot;    i18n_short_&quot;&amp;[.$B135]&amp;&quot;: &quot;&amp;CHAR(34)&amp;[.H135]&amp;CHAR(34)&amp;CHAR(13)&amp;CHAR(10)&amp;&quot;    i18n_description_&quot;&amp;[.$B135]&amp;&quot;: &quot;&amp;CHAR(34)&amp;[.F135]&amp;CHAR(34)" office:value-type="string" office:string-value="    i18n_short_SMDF: &quot;MED FIN&quot;&#13;&#10;    i18n_description_SMDF: &quot;MEDIA PUNTI FIN DI UNA STAGIONE&quot;" calcext:value-type="string">
            <text:p>    i18n_short_SMDF: "MED FIN"</text:p>
            <text:p>    i18n_description_SMDF: "MEDIA PUNTI FIN DI UNA STAGIONE"</text:p>
          </table:table-cell>
          <table:table-cell table:formula="of:=&quot;    i18n_short_&quot;&amp;[.$B135]&amp;&quot;: &quot;&amp;CHAR(34)&amp;[.I135]&amp;CHAR(34)&amp;CHAR(13)&amp;CHAR(10)&amp;&quot;    i18n_description_&quot;&amp;[.$B135]&amp;&quot;: &quot;&amp;CHAR(34)&amp;[.G135]&amp;CHAR(34)" office:value-type="string" office:string-value="    i18n_short_SMDF: &quot;EVE POINTS&quot;&#13;&#10;    i18n_description_SMDF: &quot;SEASONAL EVERAGE STANDARD POINTS&quot;" calcext:value-type="string">
            <text:p>    i18n_short_SMDF: "EVE POINTS"</text:p>
            <text:p>    i18n_description_SMDF: "SEASONAL EVERAGE STANDARD POINTS"</text:p>
          </table:table-cell>
          <table:table-cell table:number-columns-repeated="1004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SPBS</text:p>
          </table:table-cell>
          <table:table-cell table:number-columns-repeated="3"/>
          <table:table-cell office:value-type="string" calcext:value-type="string">
            <text:p>PERSONAL BESTS REALIZZATI IN UNA STAGIONE</text:p>
          </table:table-cell>
          <table:table-cell office:value-type="string" calcext:value-type="string">
            <text:p>PERSONAL BESTS REACHED IN A SEASON</text:p>
          </table:table-cell>
          <table:table-cell table:number-columns-repeated="2" office:value-type="string" calcext:value-type="string">
            <text:p>PB</text:p>
          </table:table-cell>
          <table:table-cell table:number-columns-repeated="5"/>
          <table:table-cell table:formula="of:=&quot;(&quot;&amp;[.A136]&amp;&quot;,'&quot;&amp;[.B136]&amp;&quot;',0,CURDATE(),CURDATE())&quot;&amp;IF([.$A137]&gt;0;&quot;,&quot;;&quot;;&quot;)" office:value-type="string" office:string-value="(19,'SPBS',0,CURDATE(),CURDATE());" calcext:value-type="string">
            <text:p>(19,'SPBS',0,CURDATE(),CURDATE());</text:p>
          </table:table-cell>
          <table:table-cell table:formula="of:=&quot;    i18n_short_&quot;&amp;[.$B136]&amp;&quot;: &quot;&amp;CHAR(34)&amp;[.H136]&amp;CHAR(34)&amp;CHAR(13)&amp;CHAR(10)&amp;&quot;    i18n_description_&quot;&amp;[.$B136]&amp;&quot;: &quot;&amp;CHAR(34)&amp;[.F136]&amp;CHAR(34)" office:value-type="string" office:string-value="    i18n_short_SPBS: &quot;PB&quot;&#13;&#10;    i18n_description_SPBS: &quot;PERSONAL BESTS REALIZZATI IN UNA STAGIONE&quot;" calcext:value-type="string">
            <text:p>    i18n_short_SPBS: "PB"</text:p>
            <text:p>    i18n_description_SPBS: "PERSONAL BESTS REALIZZATI IN UNA STAGIONE"</text:p>
          </table:table-cell>
          <table:table-cell table:formula="of:=&quot;    i18n_short_&quot;&amp;[.$B136]&amp;&quot;: &quot;&amp;CHAR(34)&amp;[.I136]&amp;CHAR(34)&amp;CHAR(13)&amp;CHAR(10)&amp;&quot;    i18n_description_&quot;&amp;[.$B136]&amp;&quot;: &quot;&amp;CHAR(34)&amp;[.G136]&amp;CHAR(34)" office:value-type="string" office:string-value="    i18n_short_SPBS: &quot;PB&quot;&#13;&#10;    i18n_description_SPBS: &quot;PERSONAL BESTS REACHED IN A SEASON&quot;" calcext:value-type="string">
            <text:p>    i18n_short_SPBS: "PB"</text:p>
            <text:p>    i18n_description_SPBS: "PERSONAL BESTS REACHED IN A SEASO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day_part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138]&amp;CHAR(13)&amp;CHAR(10)&amp;&quot;-- &quot;" office:value-type="string" office:string-value="--&#13;&#10;-- Dump dei dati per la tabella day_part_types&#13;&#10;-- " calcext:value-type="string">
            <text:p>--</text:p>
            <text:p>-- Dump dei dati per la tabella day_part_types</text:p>
            <text:p>-- </text:p>
          </table:table-cell>
          <table:table-cell table:style-name="ce20" table:formula="of:=&quot;  &quot;&amp;[.$A138]&amp;&quot;:&quot;" office:value-type="string" office:string-value="  day_part_types:" calcext:value-type="string">
            <text:p><text:s text:c="2"/>day_part_types:</text:p>
          </table:table-cell>
          <table:table-cell table:style-name="ce20" table:formula="of:=&quot;  &quot;&amp;[.$A138]&amp;&quot;:&quot;" office:value-type="string" office:string-value="  day_part_types:" calcext:value-type="string">
            <text:p><text:s text:c="2"/>day_part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table:number-columns-repeated="3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138]&amp;&quot; (&quot;&amp;[.$A139]&amp;&quot;,&quot;&amp;[.$B139]&amp;IF(ISBLANK([.$C139]);&quot;&quot;;&quot;,&quot;&amp;[.$C139])&amp;&quot;,lock_version,created_at,updated_at) VALUES &quot;" office:value-type="string" office:string-value="INSERT INTO day_part_types (id,code,lock_version,created_at,updated_at) VALUES " calcext:value-type="string">
            <text:p>INSERT INTO day_part_types (id,code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TTINA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MNG</text:p>
          </table:table-cell>
          <table:table-cell table:number-columns-repeated="5"/>
          <table:table-cell table:formula="of:=&quot;(&quot;&amp;[.A140]&amp;&quot;,'&quot;&amp;[.B140]&amp;&quot;',0,CURDATE(),CURDATE())&quot;&amp;IF([.$A141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140]&amp;&quot;: &quot;&amp;CHAR(34)&amp;[.H140]&amp;CHAR(34)&amp;CHAR(13)&amp;CHAR(10)&amp;&quot;    i18n_description_&quot;&amp;[.$B140]&amp;&quot;: &quot;&amp;CHAR(34)&amp;[.F140]&amp;CHAR(34)" office:value-type="string" office:string-value="    i18n_short_M: &quot;MAT&quot;&#13;&#10;    i18n_description_M: &quot;MATTINA&quot;" calcext:value-type="string">
            <text:p>    i18n_short_M: "MAT"</text:p>
            <text:p>    i18n_description_M: "MATTINA"</text:p>
          </table:table-cell>
          <table:table-cell table:formula="of:=&quot;    i18n_short_&quot;&amp;[.$B140]&amp;&quot;: &quot;&amp;CHAR(34)&amp;[.I140]&amp;CHAR(34)&amp;CHAR(13)&amp;CHAR(10)&amp;&quot;    i18n_description_&quot;&amp;[.$B140]&amp;&quot;: &quot;&amp;CHAR(34)&amp;[.G140]&amp;CHAR(34)" office:value-type="string" office:string-value="    i18n_short_M: &quot;MNG&quot;&#13;&#10;    i18n_description_M: &quot;MORNING&quot;" calcext:value-type="string">
            <text:p>    i18n_short_M: "MNG"</text:p>
            <text:p>    i18n_description_M: "MORNING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OMERIGGIO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POM</text:p>
          </table:table-cell>
          <table:table-cell office:value-type="string" calcext:value-type="string">
            <text:p>AFT</text:p>
          </table:table-cell>
          <table:table-cell table:number-columns-repeated="5"/>
          <table:table-cell table:formula="of:=&quot;(&quot;&amp;[.A141]&amp;&quot;,'&quot;&amp;[.B141]&amp;&quot;',0,CURDATE(),CURDATE())&quot;&amp;IF([.$A142]&gt;0;&quot;,&quot;;&quot;;&quot;)" office:value-type="string" office:string-value="(2,'P',0,CURDATE(),CURDATE())," calcext:value-type="string">
            <text:p>(2,'P',0,CURDATE(),CURDATE()),</text:p>
          </table:table-cell>
          <table:table-cell table:formula="of:=&quot;    i18n_short_&quot;&amp;[.$B141]&amp;&quot;: &quot;&amp;CHAR(34)&amp;[.H141]&amp;CHAR(34)&amp;CHAR(13)&amp;CHAR(10)&amp;&quot;    i18n_description_&quot;&amp;[.$B141]&amp;&quot;: &quot;&amp;CHAR(34)&amp;[.F141]&amp;CHAR(34)" office:value-type="string" office:string-value="    i18n_short_P: &quot;POM&quot;&#13;&#10;    i18n_description_P: &quot;POMERIGGIO&quot;" calcext:value-type="string">
            <text:p>    i18n_short_P: "POM"</text:p>
            <text:p>    i18n_description_P: "POMERIGGIO"</text:p>
          </table:table-cell>
          <table:table-cell table:formula="of:=&quot;    i18n_short_&quot;&amp;[.$B141]&amp;&quot;: &quot;&amp;CHAR(34)&amp;[.I141]&amp;CHAR(34)&amp;CHAR(13)&amp;CHAR(10)&amp;&quot;    i18n_description_&quot;&amp;[.$B141]&amp;&quot;: &quot;&amp;CHAR(34)&amp;[.G141]&amp;CHAR(34)" office:value-type="string" office:string-value="    i18n_short_P: &quot;AFT&quot;&#13;&#10;    i18n_description_P: &quot;AFTERNOON&quot;" calcext:value-type="string">
            <text:p>    i18n_short_P: "AFT"</text:p>
            <text:p>    i18n_description_P: "AFTERNOON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ERA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EVE</text:p>
          </table:table-cell>
          <table:table-cell table:number-columns-repeated="5"/>
          <table:table-cell table:formula="of:=&quot;(&quot;&amp;[.A142]&amp;&quot;,'&quot;&amp;[.B142]&amp;&quot;',0,CURDATE(),CURDATE())&quot;&amp;IF([.$A143]&gt;0;&quot;,&quot;;&quot;;&quot;)" office:value-type="string" office:string-value="(3,'S',0,CURDATE(),CURDATE())," calcext:value-type="string">
            <text:p>(3,'S',0,CURDATE(),CURDATE()),</text:p>
          </table:table-cell>
          <table:table-cell table:formula="of:=&quot;    i18n_short_&quot;&amp;[.$B142]&amp;&quot;: &quot;&amp;CHAR(34)&amp;[.H142]&amp;CHAR(34)&amp;CHAR(13)&amp;CHAR(10)&amp;&quot;    i18n_description_&quot;&amp;[.$B142]&amp;&quot;: &quot;&amp;CHAR(34)&amp;[.F142]&amp;CHAR(34)" office:value-type="string" office:string-value="    i18n_short_S: &quot;SER&quot;&#13;&#10;    i18n_description_S: &quot;SERA&quot;" calcext:value-type="string">
            <text:p>    i18n_short_S: "SER"</text:p>
            <text:p>    i18n_description_S: "SERA"</text:p>
          </table:table-cell>
          <table:table-cell table:formula="of:=&quot;    i18n_short_&quot;&amp;[.$B142]&amp;&quot;: &quot;&amp;CHAR(34)&amp;[.I142]&amp;CHAR(34)&amp;CHAR(13)&amp;CHAR(10)&amp;&quot;    i18n_description_&quot;&amp;[.$B142]&amp;&quot;: &quot;&amp;CHAR(34)&amp;[.G142]&amp;CHAR(34)" office:value-type="string" office:string-value="    i18n_short_S: &quot;EVE&quot;&#13;&#10;    i18n_description_S: &quot;EVENING&quot;" calcext:value-type="string">
            <text:p>    i18n_short_S: "EVE"</text:p>
            <text:p>    i18n_description_S: "EVENING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OTTE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GT</text:p>
          </table:table-cell>
          <table:table-cell table:number-columns-repeated="5"/>
          <table:table-cell table:formula="of:=&quot;(&quot;&amp;[.A143]&amp;&quot;,'&quot;&amp;[.B143]&amp;&quot;',0,CURDATE(),CURDATE())&quot;&amp;IF([.$A144]&gt;0;&quot;,&quot;;&quot;;&quot;)" office:value-type="string" office:string-value="(4,'N',0,CURDATE(),CURDATE());" calcext:value-type="string">
            <text:p>(4,'N',0,CURDATE(),CURDATE());</text:p>
          </table:table-cell>
          <table:table-cell table:formula="of:=&quot;    i18n_short_&quot;&amp;[.$B143]&amp;&quot;: &quot;&amp;CHAR(34)&amp;[.H143]&amp;CHAR(34)&amp;CHAR(13)&amp;CHAR(10)&amp;&quot;    i18n_description_&quot;&amp;[.$B143]&amp;&quot;: &quot;&amp;CHAR(34)&amp;[.F143]&amp;CHAR(34)" office:value-type="string" office:string-value="    i18n_short_N: &quot;NOT&quot;&#13;&#10;    i18n_description_N: &quot;NOTTE&quot;" calcext:value-type="string">
            <text:p>    i18n_short_N: "NOT"</text:p>
            <text:p>    i18n_description_N: "NOTTE"</text:p>
          </table:table-cell>
          <table:table-cell table:formula="of:=&quot;    i18n_short_&quot;&amp;[.$B143]&amp;&quot;: &quot;&amp;CHAR(34)&amp;[.I143]&amp;CHAR(34)&amp;CHAR(13)&amp;CHAR(10)&amp;&quot;    i18n_description_&quot;&amp;[.$B143]&amp;&quot;: &quot;&amp;CHAR(34)&amp;[.G143]&amp;CHAR(34)" office:value-type="string" office:string-value="    i18n_short_N: &quot;NGT&quot;&#13;&#10;    i18n_description_N: &quot;NIGHT&quot;" calcext:value-type="string">
            <text:p>    i18n_short_N: "NGT"</text:p>
            <text:p>    i18n_description_N: "NIGHT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heat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145]&amp;CHAR(13)&amp;CHAR(10)&amp;&quot;-- &quot;" office:value-type="string" office:string-value="--&#13;&#10;-- Dump dei dati per la tabella heat_types&#13;&#10;-- " calcext:value-type="string">
            <text:p>--</text:p>
            <text:p>-- Dump dei dati per la tabella heat_types</text:p>
            <text:p>-- </text:p>
          </table:table-cell>
          <table:table-cell table:style-name="ce20" table:formula="of:=&quot;  &quot;&amp;[.$A145]&amp;&quot;:&quot;" office:value-type="string" office:string-value="  heat_types:" calcext:value-type="string">
            <text:p><text:s text:c="2"/>heat_types:</text:p>
          </table:table-cell>
          <table:table-cell table:style-name="ce20" table:formula="of:=&quot;  &quot;&amp;[.$A145]&amp;&quot;:&quot;" office:value-type="string" office:string-value="  heat_types:" calcext:value-type="string">
            <text:p><text:s text:c="2"/>heat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table:number-columns-repeated="3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145]&amp;&quot; (&quot;&amp;[.$A146]&amp;&quot;,&quot;&amp;[.$B146]&amp;IF(ISBLANK([.$C146]);&quot;&quot;;&quot;,&quot;&amp;[.$C146])&amp;&quot;,lock_version,created_at,updated_at) VALUES &quot;" office:value-type="string" office:string-value="INSERT INTO heat_types (id,code,lock_version,created_at,updated_at) VALUES " calcext:value-type="string">
            <text:p>INSERT INTO heat_types (id,code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ATTERIE</text:p>
          </table:table-cell>
          <table:table-cell office:value-type="string" calcext:value-type="string">
            <text:p>HEATS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HT</text:p>
          </table:table-cell>
          <table:table-cell table:number-columns-repeated="5"/>
          <table:table-cell table:formula="of:=&quot;(&quot;&amp;[.A147]&amp;&quot;,'&quot;&amp;[.B147]&amp;&quot;',0,CURDATE(),CURDATE())&quot;&amp;IF([.$A148]&gt;0;&quot;,&quot;;&quot;;&quot;)" office:value-type="string" office:string-value="(1,'B',0,CURDATE(),CURDATE())," calcext:value-type="string">
            <text:p>(1,'B',0,CURDATE(),CURDATE()),</text:p>
          </table:table-cell>
          <table:table-cell table:formula="of:=&quot;    i18n_short_&quot;&amp;[.$B147]&amp;&quot;: &quot;&amp;CHAR(34)&amp;[.H147]&amp;CHAR(34)&amp;CHAR(13)&amp;CHAR(10)&amp;&quot;    i18n_description_&quot;&amp;[.$B147]&amp;&quot;: &quot;&amp;CHAR(34)&amp;[.F147]&amp;CHAR(34)" office:value-type="string" office:string-value="    i18n_short_B: &quot;BT&quot;&#13;&#10;    i18n_description_B: &quot;BATTERIE&quot;" calcext:value-type="string">
            <text:p>    i18n_short_B: "BT"</text:p>
            <text:p>    i18n_description_B: "BATTERIE"</text:p>
          </table:table-cell>
          <table:table-cell table:formula="of:=&quot;    i18n_short_&quot;&amp;[.$B147]&amp;&quot;: &quot;&amp;CHAR(34)&amp;[.I147]&amp;CHAR(34)&amp;CHAR(13)&amp;CHAR(10)&amp;&quot;    i18n_description_&quot;&amp;[.$B147]&amp;&quot;: &quot;&amp;CHAR(34)&amp;[.G147]&amp;CHAR(34)" office:value-type="string" office:string-value="    i18n_short_B: &quot;HT&quot;&#13;&#10;    i18n_description_B: &quot;HEATS&quot;" calcext:value-type="string">
            <text:p>    i18n_short_B: "HT"</text:p>
            <text:p>    i18n_description_B: "HEAT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EMIFINALI</text:p>
          </table:table-cell>
          <table:table-cell office:value-type="string" calcext:value-type="string">
            <text:p>SEMIFINALS</text:p>
          </table:table-cell>
          <table:table-cell table:number-columns-repeated="2" office:value-type="string" calcext:value-type="string">
            <text:p>SF</text:p>
          </table:table-cell>
          <table:table-cell table:number-columns-repeated="5"/>
          <table:table-cell table:formula="of:=&quot;(&quot;&amp;[.A148]&amp;&quot;,'&quot;&amp;[.B148]&amp;&quot;',0,CURDATE(),CURDATE())&quot;&amp;IF([.$A149]&gt;0;&quot;,&quot;;&quot;;&quot;)" office:value-type="string" office:string-value="(2,'S',0,CURDATE(),CURDATE())," calcext:value-type="string">
            <text:p>(2,'S',0,CURDATE(),CURDATE()),</text:p>
          </table:table-cell>
          <table:table-cell table:formula="of:=&quot;    i18n_short_&quot;&amp;[.$B148]&amp;&quot;: &quot;&amp;CHAR(34)&amp;[.H148]&amp;CHAR(34)&amp;CHAR(13)&amp;CHAR(10)&amp;&quot;    i18n_description_&quot;&amp;[.$B148]&amp;&quot;: &quot;&amp;CHAR(34)&amp;[.F148]&amp;CHAR(34)" office:value-type="string" office:string-value="    i18n_short_S: &quot;SF&quot;&#13;&#10;    i18n_description_S: &quot;SEMIFINALI&quot;" calcext:value-type="string">
            <text:p>    i18n_short_S: "SF"</text:p>
            <text:p>    i18n_description_S: "SEMIFINALI"</text:p>
          </table:table-cell>
          <table:table-cell table:formula="of:=&quot;    i18n_short_&quot;&amp;[.$B148]&amp;&quot;: &quot;&amp;CHAR(34)&amp;[.I148]&amp;CHAR(34)&amp;CHAR(13)&amp;CHAR(10)&amp;&quot;    i18n_description_&quot;&amp;[.$B148]&amp;&quot;: &quot;&amp;CHAR(34)&amp;[.G148]&amp;CHAR(34)" office:value-type="string" office:string-value="    i18n_short_S: &quot;SF&quot;&#13;&#10;    i18n_description_S: &quot;SEMIFINALS&quot;" calcext:value-type="string">
            <text:p>    i18n_short_S: "SF"</text:p>
            <text:p>    i18n_description_S: "SEMIFINAL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INALI</text:p>
          </table:table-cell>
          <table:table-cell office:value-type="string" calcext:value-type="string">
            <text:p>FINALS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N</text:p>
          </table:table-cell>
          <table:table-cell table:number-columns-repeated="5"/>
          <table:table-cell table:formula="of:=&quot;(&quot;&amp;[.A149]&amp;&quot;,'&quot;&amp;[.B149]&amp;&quot;',0,CURDATE(),CURDATE())&quot;&amp;IF([.$A150]&gt;0;&quot;,&quot;;&quot;;&quot;)" office:value-type="string" office:string-value="(3,'F',0,CURDATE(),CURDATE())," calcext:value-type="string">
            <text:p>(3,'F',0,CURDATE(),CURDATE()),</text:p>
          </table:table-cell>
          <table:table-cell table:formula="of:=&quot;    i18n_short_&quot;&amp;[.$B149]&amp;&quot;: &quot;&amp;CHAR(34)&amp;[.H149]&amp;CHAR(34)&amp;CHAR(13)&amp;CHAR(10)&amp;&quot;    i18n_description_&quot;&amp;[.$B149]&amp;&quot;: &quot;&amp;CHAR(34)&amp;[.F149]&amp;CHAR(34)" office:value-type="string" office:string-value="    i18n_short_F: &quot;FI&quot;&#13;&#10;    i18n_description_F: &quot;FINALI&quot;" calcext:value-type="string">
            <text:p>    i18n_short_F: "FI"</text:p>
            <text:p>    i18n_description_F: "FINALI"</text:p>
          </table:table-cell>
          <table:table-cell table:formula="of:=&quot;    i18n_short_&quot;&amp;[.$B149]&amp;&quot;: &quot;&amp;CHAR(34)&amp;[.I149]&amp;CHAR(34)&amp;CHAR(13)&amp;CHAR(10)&amp;&quot;    i18n_description_&quot;&amp;[.$B149]&amp;&quot;: &quot;&amp;CHAR(34)&amp;[.G149]&amp;CHAR(34)" office:value-type="string" office:string-value="    i18n_short_F: &quot;FN&quot;&#13;&#10;    i18n_description_F: &quot;FINALS&quot;" calcext:value-type="string">
            <text:p>    i18n_short_F: "FN"</text:p>
            <text:p>    i18n_description_F: "FINAL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FINALE B</text:p>
          </table:table-cell>
          <table:table-cell office:value-type="string" calcext:value-type="string">
            <text:p>FINAL B</text:p>
          </table:table-cell>
          <table:table-cell table:number-columns-repeated="2" office:value-type="string" calcext:value-type="string">
            <text:p>FB</text:p>
          </table:table-cell>
          <table:table-cell table:number-columns-repeated="5"/>
          <table:table-cell table:formula="of:=&quot;(&quot;&amp;[.A150]&amp;&quot;,'&quot;&amp;[.B150]&amp;&quot;',0,CURDATE(),CURDATE())&quot;&amp;IF([.$A151]&gt;0;&quot;,&quot;;&quot;;&quot;)" office:value-type="string" office:string-value="(4,'C',0,CURDATE(),CURDATE());" calcext:value-type="string">
            <text:p>(4,'C',0,CURDATE(),CURDATE());</text:p>
          </table:table-cell>
          <table:table-cell table:formula="of:=&quot;    i18n_short_&quot;&amp;[.$B150]&amp;&quot;: &quot;&amp;CHAR(34)&amp;[.H150]&amp;CHAR(34)&amp;CHAR(13)&amp;CHAR(10)&amp;&quot;    i18n_description_&quot;&amp;[.$B150]&amp;&quot;: &quot;&amp;CHAR(34)&amp;[.F150]&amp;CHAR(34)" office:value-type="string" office:string-value="    i18n_short_C: &quot;FB&quot;&#13;&#10;    i18n_description_C: &quot;FINALE B&quot;" calcext:value-type="string">
            <text:p>    i18n_short_C: "FB"</text:p>
            <text:p>    i18n_description_C: "FINALE B"</text:p>
          </table:table-cell>
          <table:table-cell table:formula="of:=&quot;    i18n_short_&quot;&amp;[.$B150]&amp;&quot;: &quot;&amp;CHAR(34)&amp;[.I150]&amp;CHAR(34)&amp;CHAR(13)&amp;CHAR(10)&amp;&quot;    i18n_description_&quot;&amp;[.$B150]&amp;&quot;: &quot;&amp;CHAR(34)&amp;[.G150]&amp;CHAR(34)" office:value-type="string" office:string-value="    i18n_short_C: &quot;FB&quot;&#13;&#10;    i18n_description_C: &quot;FINAL B&quot;" calcext:value-type="string">
            <text:p>    i18n_short_C: "FB"</text:p>
            <text:p>    i18n_description_C: "FINAL B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shower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152]&amp;CHAR(13)&amp;CHAR(10)&amp;&quot;-- &quot;" office:value-type="string" office:string-value="--&#13;&#10;-- Dump dei dati per la tabella shower_types&#13;&#10;-- " calcext:value-type="string">
            <text:p>--</text:p>
            <text:p>-- Dump dei dati per la tabella shower_types</text:p>
            <text:p>-- </text:p>
          </table:table-cell>
          <table:table-cell table:style-name="ce20" table:formula="of:=&quot;  &quot;&amp;[.$A152]&amp;&quot;:&quot;" office:value-type="string" office:string-value="  shower_types:" calcext:value-type="string">
            <text:p><text:s text:c="2"/>shower_types:</text:p>
          </table:table-cell>
          <table:table-cell table:style-name="ce20" table:formula="of:=&quot;  &quot;&amp;[.$A152]&amp;&quot;:&quot;" office:value-type="string" office:string-value="  shower_types:" calcext:value-type="string">
            <text:p><text:s text:c="2"/>shower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table:number-columns-repeated="3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152]&amp;&quot; (&quot;&amp;[.$A153]&amp;&quot;,&quot;&amp;[.$B153]&amp;IF(ISBLANK([.$C153]);&quot;&quot;;&quot;,&quot;&amp;[.$C153])&amp;&quot;,lock_version,created_at,updated_at) VALUES &quot;" office:value-type="string" office:string-value="INSERT INTO shower_types (id,code,lock_version,created_at,updated_at) VALUES " calcext:value-type="string">
            <text:p>INSERT INTO shower_types (id,code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GRATUITA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RATUITA</text:p>
          </table:table-cell>
          <table:table-cell office:value-type="string" calcext:value-type="string">
            <text:p>FREE</text:p>
          </table:table-cell>
          <table:table-cell table:number-columns-repeated="5"/>
          <table:table-cell table:formula="of:=&quot;(&quot;&amp;[.A154]&amp;&quot;,'&quot;&amp;[.B154]&amp;&quot;',0,CURDATE(),CURDATE())&quot;&amp;IF([.$A155]&gt;0;&quot;,&quot;;&quot;;&quot;)" office:value-type="string" office:string-value="(1,'G',0,CURDATE(),CURDATE())," calcext:value-type="string">
            <text:p>(1,'G',0,CURDATE(),CURDATE()),</text:p>
          </table:table-cell>
          <table:table-cell table:formula="of:=&quot;    i18n_short_&quot;&amp;[.$B154]&amp;&quot;: &quot;&amp;CHAR(34)&amp;[.H154]&amp;CHAR(34)&amp;CHAR(13)&amp;CHAR(10)&amp;&quot;    i18n_description_&quot;&amp;[.$B154]&amp;&quot;: &quot;&amp;CHAR(34)&amp;[.F154]&amp;CHAR(34)" office:value-type="string" office:string-value="    i18n_short_G: &quot;GRATUITA&quot;&#13;&#10;    i18n_description_G: &quot;GRATUITA&quot;" calcext:value-type="string">
            <text:p>    i18n_short_G: "GRATUITA"</text:p>
            <text:p>    i18n_description_G: "GRATUITA"</text:p>
          </table:table-cell>
          <table:table-cell table:formula="of:=&quot;    i18n_short_&quot;&amp;[.$B154]&amp;&quot;: &quot;&amp;CHAR(34)&amp;[.I154]&amp;CHAR(34)&amp;CHAR(13)&amp;CHAR(10)&amp;&quot;    i18n_description_&quot;&amp;[.$B154]&amp;&quot;: &quot;&amp;CHAR(34)&amp;[.G154]&amp;CHAR(34)" office:value-type="string" office:string-value="    i18n_short_G: &quot;FREE&quot;&#13;&#10;    i18n_description_G: &quot;FREE&quot;" calcext:value-type="string">
            <text:p>    i18n_short_G: "FREE"</text:p>
            <text:p>    i18n_description_G: "FREE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MONETA DA 20 CENT.</text:p>
          </table:table-cell>
          <table:table-cell office:value-type="string" calcext:value-type="string">
            <text:p>20 CENT COIN</text:p>
          </table:table-cell>
          <table:table-cell table:number-columns-repeated="2" office:value-type="string" calcext:value-type="string">
            <text:p>20 CENT.</text:p>
          </table:table-cell>
          <table:table-cell table:number-columns-repeated="5"/>
          <table:table-cell table:formula="of:=&quot;(&quot;&amp;[.A155]&amp;&quot;,'&quot;&amp;[.B155]&amp;&quot;',0,CURDATE(),CURDATE())&quot;&amp;IF([.$A156]&gt;0;&quot;,&quot;;&quot;;&quot;)" office:value-type="string" office:string-value="(2,'2',0,CURDATE(),CURDATE())," calcext:value-type="string">
            <text:p>(2,'2',0,CURDATE(),CURDATE()),</text:p>
          </table:table-cell>
          <table:table-cell table:formula="of:=&quot;    i18n_short_&quot;&amp;[.$B155]&amp;&quot;: &quot;&amp;CHAR(34)&amp;[.H155]&amp;CHAR(34)&amp;CHAR(13)&amp;CHAR(10)&amp;&quot;    i18n_description_&quot;&amp;[.$B155]&amp;&quot;: &quot;&amp;CHAR(34)&amp;[.F155]&amp;CHAR(34)" office:value-type="string" office:string-value="    i18n_short_2: &quot;20 CENT.&quot;&#13;&#10;    i18n_description_2: &quot;MONETA DA 20 CENT.&quot;" calcext:value-type="string">
            <text:p>    i18n_short_2: "20 CENT."</text:p>
            <text:p>    i18n_description_2: "MONETA DA 20 CENT."</text:p>
          </table:table-cell>
          <table:table-cell table:formula="of:=&quot;    i18n_short_&quot;&amp;[.$B155]&amp;&quot;: &quot;&amp;CHAR(34)&amp;[.I155]&amp;CHAR(34)&amp;CHAR(13)&amp;CHAR(10)&amp;&quot;    i18n_description_&quot;&amp;[.$B155]&amp;&quot;: &quot;&amp;CHAR(34)&amp;[.G155]&amp;CHAR(34)" office:value-type="string" office:string-value="    i18n_short_2: &quot;20 CENT.&quot;&#13;&#10;    i18n_description_2: &quot;20 CENT COIN&quot;" calcext:value-type="string">
            <text:p>    i18n_short_2: "20 CENT."</text:p>
            <text:p>    i18n_description_2: "20 CENT COIN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table:number-columns-repeated="5"/>
          <table:table-cell table:formula="of:=&quot;(&quot;&amp;[.A156]&amp;&quot;,'&quot;&amp;[.B156]&amp;&quot;',0,CURDATE(),CURDATE())&quot;&amp;IF([.$A157]&gt;0;&quot;,&quot;;&quot;;&quot;)" office:value-type="string" office:string-value="(3,'C',0,CURDATE(),CURDATE())," calcext:value-type="string">
            <text:p>(3,'C',0,CURDATE(),CURDATE()),</text:p>
          </table:table-cell>
          <table:table-cell table:formula="of:=&quot;    i18n_short_&quot;&amp;[.$B156]&amp;&quot;: &quot;&amp;CHAR(34)&amp;[.H156]&amp;CHAR(34)&amp;CHAR(13)&amp;CHAR(10)&amp;&quot;    i18n_description_&quot;&amp;[.$B156]&amp;&quot;: &quot;&amp;CHAR(34)&amp;[.F156]&amp;CHAR(34)" office:value-type="string" office:string-value="    i18n_short_C: &quot;CHIAVETTA&quot;&#13;&#10;    i18n_description_C: &quot;CHIAVETTA&quot;" calcext:value-type="string">
            <text:p>    i18n_short_C: "CHIAVETTA"</text:p>
            <text:p>    i18n_description_C: "CHIAVETTA"</text:p>
          </table:table-cell>
          <table:table-cell table:formula="of:=&quot;    i18n_short_&quot;&amp;[.$B156]&amp;&quot;: &quot;&amp;CHAR(34)&amp;[.I156]&amp;CHAR(34)&amp;CHAR(13)&amp;CHAR(10)&amp;&quot;    i18n_description_&quot;&amp;[.$B156]&amp;&quot;: &quot;&amp;CHAR(34)&amp;[.G156]&amp;CHAR(34)" office:value-type="string" office:string-value="    i18n_short_C: &quot;KEY&quot;&#13;&#10;    i18n_description_C: &quot;KEY&quot;" calcext:value-type="string">
            <text:p>    i18n_short_C: "KEY"</text:p>
            <text:p>    i18n_description_C: "KE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number-columns-repeated="4" office:value-type="string" calcext:value-type="string">
            <text:p>BADGE</text:p>
          </table:table-cell>
          <table:table-cell table:number-columns-repeated="5"/>
          <table:table-cell table:formula="of:=&quot;(&quot;&amp;[.A157]&amp;&quot;,'&quot;&amp;[.B157]&amp;&quot;',0,CURDATE(),CURDATE())&quot;&amp;IF([.$A158]&gt;0;&quot;,&quot;;&quot;;&quot;)" office:value-type="string" office:string-value="(4,'B',0,CURDATE(),CURDATE());" calcext:value-type="string">
            <text:p>(4,'B',0,CURDATE(),CURDATE());</text:p>
          </table:table-cell>
          <table:table-cell table:formula="of:=&quot;    i18n_short_&quot;&amp;[.$B157]&amp;&quot;: &quot;&amp;CHAR(34)&amp;[.H157]&amp;CHAR(34)&amp;CHAR(13)&amp;CHAR(10)&amp;&quot;    i18n_description_&quot;&amp;[.$B157]&amp;&quot;: &quot;&amp;CHAR(34)&amp;[.F157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formula="of:=&quot;    i18n_short_&quot;&amp;[.$B157]&amp;&quot;: &quot;&amp;CHAR(34)&amp;[.I157]&amp;CHAR(34)&amp;CHAR(13)&amp;CHAR(10)&amp;&quot;    i18n_description_&quot;&amp;[.$B157]&amp;&quot;: &quot;&amp;CHAR(34)&amp;[.G157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hair_dryer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159]&amp;CHAR(13)&amp;CHAR(10)&amp;&quot;-- &quot;" office:value-type="string" office:string-value="--&#13;&#10;-- Dump dei dati per la tabella hair_dryer_types&#13;&#10;-- " calcext:value-type="string">
            <text:p>--</text:p>
            <text:p>-- Dump dei dati per la tabella hair_dryer_types</text:p>
            <text:p>-- </text:p>
          </table:table-cell>
          <table:table-cell table:style-name="ce20" table:formula="of:=&quot;  &quot;&amp;[.$A159]&amp;&quot;:&quot;" office:value-type="string" office:string-value="  hair_dryer_types:" calcext:value-type="string">
            <text:p><text:s text:c="2"/>hair_dryer_types:</text:p>
          </table:table-cell>
          <table:table-cell table:style-name="ce20" table:formula="of:=&quot;  &quot;&amp;[.$A159]&amp;&quot;:&quot;" office:value-type="string" office:string-value="  hair_dryer_types:" calcext:value-type="string">
            <text:p><text:s text:c="2"/>hair_dryer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table:number-columns-repeated="3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159]&amp;&quot; (&quot;&amp;[.$A160]&amp;&quot;,&quot;&amp;[.$B160]&amp;IF(ISBLANK([.$C160]);&quot;&quot;;&quot;,&quot;&amp;[.$C160])&amp;&quot;,lock_version,created_at,updated_at) VALUES &quot;" office:value-type="string" office:string-value="INSERT INTO hair_dryer_types (id,code,lock_version,created_at,updated_at) VALUES " calcext:value-type="string">
            <text:p>INSERT INTO hair_dryer_types (id,code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GRATUITO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RATUITO</text:p>
          </table:table-cell>
          <table:table-cell office:value-type="string" calcext:value-type="string">
            <text:p>FREE</text:p>
          </table:table-cell>
          <table:table-cell table:number-columns-repeated="5"/>
          <table:table-cell table:formula="of:=&quot;(&quot;&amp;[.A161]&amp;&quot;,'&quot;&amp;[.B161]&amp;&quot;',0,CURDATE(),CURDATE())&quot;&amp;IF([.$A162]&gt;0;&quot;,&quot;;&quot;;&quot;)" office:value-type="string" office:string-value="(1,'G',0,CURDATE(),CURDATE())," calcext:value-type="string">
            <text:p>(1,'G',0,CURDATE(),CURDATE()),</text:p>
          </table:table-cell>
          <table:table-cell table:formula="of:=&quot;    i18n_short_&quot;&amp;[.$B161]&amp;&quot;: &quot;&amp;CHAR(34)&amp;[.H161]&amp;CHAR(34)&amp;CHAR(13)&amp;CHAR(10)&amp;&quot;    i18n_description_&quot;&amp;[.$B161]&amp;&quot;: &quot;&amp;CHAR(34)&amp;[.F161]&amp;CHAR(34)" office:value-type="string" office:string-value="    i18n_short_G: &quot;GRATUITO&quot;&#13;&#10;    i18n_description_G: &quot;GRATUITO&quot;" calcext:value-type="string">
            <text:p>    i18n_short_G: "GRATUITO"</text:p>
            <text:p>    i18n_description_G: "GRATUITO"</text:p>
          </table:table-cell>
          <table:table-cell table:formula="of:=&quot;    i18n_short_&quot;&amp;[.$B161]&amp;&quot;: &quot;&amp;CHAR(34)&amp;[.I161]&amp;CHAR(34)&amp;CHAR(13)&amp;CHAR(10)&amp;&quot;    i18n_description_&quot;&amp;[.$B161]&amp;&quot;: &quot;&amp;CHAR(34)&amp;[.G161]&amp;CHAR(34)" office:value-type="string" office:string-value="    i18n_short_G: &quot;FREE&quot;&#13;&#10;    i18n_description_G: &quot;FREE&quot;" calcext:value-type="string">
            <text:p>    i18n_short_G: "FREE"</text:p>
            <text:p>    i18n_description_G: "FREE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PAGAMENTO MONETA DA 20 CENT.</text:p>
          </table:table-cell>
          <table:table-cell office:value-type="string" calcext:value-type="string">
            <text:p>20 CENT COIN</text:p>
          </table:table-cell>
          <table:table-cell table:number-columns-repeated="2" office:value-type="string" calcext:value-type="string">
            <text:p>20 CENT.</text:p>
          </table:table-cell>
          <table:table-cell table:number-columns-repeated="5"/>
          <table:table-cell table:formula="of:=&quot;(&quot;&amp;[.A162]&amp;&quot;,'&quot;&amp;[.B162]&amp;&quot;',0,CURDATE(),CURDATE())&quot;&amp;IF([.$A163]&gt;0;&quot;,&quot;;&quot;;&quot;)" office:value-type="string" office:string-value="(2,'2',0,CURDATE(),CURDATE())," calcext:value-type="string">
            <text:p>(2,'2',0,CURDATE(),CURDATE()),</text:p>
          </table:table-cell>
          <table:table-cell table:formula="of:=&quot;    i18n_short_&quot;&amp;[.$B162]&amp;&quot;: &quot;&amp;CHAR(34)&amp;[.H162]&amp;CHAR(34)&amp;CHAR(13)&amp;CHAR(10)&amp;&quot;    i18n_description_&quot;&amp;[.$B162]&amp;&quot;: &quot;&amp;CHAR(34)&amp;[.F162]&amp;CHAR(34)" office:value-type="string" office:string-value="    i18n_short_2: &quot;20 CENT.&quot;&#13;&#10;    i18n_description_2: &quot;PAGAMENTO MONETA DA 20 CENT.&quot;" calcext:value-type="string">
            <text:p>    i18n_short_2: "20 CENT."</text:p>
            <text:p>    i18n_description_2: "PAGAMENTO MONETA DA 20 CENT."</text:p>
          </table:table-cell>
          <table:table-cell table:formula="of:=&quot;    i18n_short_&quot;&amp;[.$B162]&amp;&quot;: &quot;&amp;CHAR(34)&amp;[.I162]&amp;CHAR(34)&amp;CHAR(13)&amp;CHAR(10)&amp;&quot;    i18n_description_&quot;&amp;[.$B162]&amp;&quot;: &quot;&amp;CHAR(34)&amp;[.G162]&amp;CHAR(34)" office:value-type="string" office:string-value="    i18n_short_2: &quot;20 CENT.&quot;&#13;&#10;    i18n_description_2: &quot;20 CENT COIN&quot;" calcext:value-type="string">
            <text:p>    i18n_short_2: "20 CENT."</text:p>
            <text:p>    i18n_description_2: "20 CENT COIN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table:number-columns-repeated="5"/>
          <table:table-cell table:formula="of:=&quot;(&quot;&amp;[.A163]&amp;&quot;,'&quot;&amp;[.B163]&amp;&quot;',0,CURDATE(),CURDATE())&quot;&amp;IF([.$A164]&gt;0;&quot;,&quot;;&quot;;&quot;)" office:value-type="string" office:string-value="(3,'C',0,CURDATE(),CURDATE())," calcext:value-type="string">
            <text:p>(3,'C',0,CURDATE(),CURDATE()),</text:p>
          </table:table-cell>
          <table:table-cell table:formula="of:=&quot;    i18n_short_&quot;&amp;[.$B163]&amp;&quot;: &quot;&amp;CHAR(34)&amp;[.H163]&amp;CHAR(34)&amp;CHAR(13)&amp;CHAR(10)&amp;&quot;    i18n_description_&quot;&amp;[.$B163]&amp;&quot;: &quot;&amp;CHAR(34)&amp;[.F163]&amp;CHAR(34)" office:value-type="string" office:string-value="    i18n_short_C: &quot;CHIAVETTA&quot;&#13;&#10;    i18n_description_C: &quot;CHIAVETTA&quot;" calcext:value-type="string">
            <text:p>    i18n_short_C: "CHIAVETTA"</text:p>
            <text:p>    i18n_description_C: "CHIAVETTA"</text:p>
          </table:table-cell>
          <table:table-cell table:formula="of:=&quot;    i18n_short_&quot;&amp;[.$B163]&amp;&quot;: &quot;&amp;CHAR(34)&amp;[.I163]&amp;CHAR(34)&amp;CHAR(13)&amp;CHAR(10)&amp;&quot;    i18n_description_&quot;&amp;[.$B163]&amp;&quot;: &quot;&amp;CHAR(34)&amp;[.G163]&amp;CHAR(34)" office:value-type="string" office:string-value="    i18n_short_C: &quot;KEY&quot;&#13;&#10;    i18n_description_C: &quot;KEY&quot;" calcext:value-type="string">
            <text:p>    i18n_short_C: "KEY"</text:p>
            <text:p>    i18n_description_C: "KE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number-columns-repeated="4" office:value-type="string" calcext:value-type="string">
            <text:p>BADGE</text:p>
          </table:table-cell>
          <table:table-cell table:number-columns-repeated="5"/>
          <table:table-cell table:formula="of:=&quot;(&quot;&amp;[.A164]&amp;&quot;,'&quot;&amp;[.B164]&amp;&quot;',0,CURDATE(),CURDATE())&quot;&amp;IF([.$A165]&gt;0;&quot;,&quot;;&quot;;&quot;)" office:value-type="string" office:string-value="(4,'B',0,CURDATE(),CURDATE())," calcext:value-type="string">
            <text:p>(4,'B',0,CURDATE(),CURDATE()),</text:p>
          </table:table-cell>
          <table:table-cell table:formula="of:=&quot;    i18n_short_&quot;&amp;[.$B164]&amp;&quot;: &quot;&amp;CHAR(34)&amp;[.H164]&amp;CHAR(34)&amp;CHAR(13)&amp;CHAR(10)&amp;&quot;    i18n_description_&quot;&amp;[.$B164]&amp;&quot;: &quot;&amp;CHAR(34)&amp;[.F164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formula="of:=&quot;    i18n_short_&quot;&amp;[.$B164]&amp;&quot;: &quot;&amp;CHAR(34)&amp;[.I164]&amp;CHAR(34)&amp;CHAR(13)&amp;CHAR(10)&amp;&quot;    i18n_description_&quot;&amp;[.$B164]&amp;&quot;: &quot;&amp;CHAR(34)&amp;[.G164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PRESE DI CORRENTE TEDESCHE</text:p>
          </table:table-cell>
          <table:table-cell office:value-type="string" calcext:value-type="string">
            <text:p>GERMAN SCHUKO</text:p>
          </table:table-cell>
          <table:table-cell office:value-type="string" calcext:value-type="string">
            <text:p>PRESA SCHUKO TEDESCA</text:p>
          </table:table-cell>
          <table:table-cell office:value-type="string" calcext:value-type="string">
            <text:p>GERMAN</text:p>
          </table:table-cell>
          <table:table-cell table:number-columns-repeated="5"/>
          <table:table-cell table:formula="of:=&quot;(&quot;&amp;[.A165]&amp;&quot;,'&quot;&amp;[.B165]&amp;&quot;',0,CURDATE(),CURDATE())&quot;&amp;IF([.$A166]&gt;0;&quot;,&quot;;&quot;;&quot;)" office:value-type="string" office:string-value="(5,'T',0,CURDATE(),CURDATE())," calcext:value-type="string">
            <text:p>(5,'T',0,CURDATE(),CURDATE()),</text:p>
          </table:table-cell>
          <table:table-cell table:formula="of:=&quot;    i18n_short_&quot;&amp;[.$B165]&amp;&quot;: &quot;&amp;CHAR(34)&amp;[.H165]&amp;CHAR(34)&amp;CHAR(13)&amp;CHAR(10)&amp;&quot;    i18n_description_&quot;&amp;[.$B165]&amp;&quot;: &quot;&amp;CHAR(34)&amp;[.F165]&amp;CHAR(34)" office:value-type="string" office:string-value="    i18n_short_T: &quot;PRESA SCHUKO TEDESCA&quot;&#13;&#10;    i18n_description_T: &quot;PRESE DI CORRENTE TEDESCHE&quot;" calcext:value-type="string">
            <text:p>    i18n_short_T: "PRESA SCHUKO TEDESCA"</text:p>
            <text:p>    i18n_description_T: "PRESE DI CORRENTE TEDESCHE"</text:p>
          </table:table-cell>
          <table:table-cell table:formula="of:=&quot;    i18n_short_&quot;&amp;[.$B165]&amp;&quot;: &quot;&amp;CHAR(34)&amp;[.I165]&amp;CHAR(34)&amp;CHAR(13)&amp;CHAR(10)&amp;&quot;    i18n_description_&quot;&amp;[.$B165]&amp;&quot;: &quot;&amp;CHAR(34)&amp;[.G165]&amp;CHAR(34)" office:value-type="string" office:string-value="    i18n_short_T: &quot;GERMAN&quot;&#13;&#10;    i18n_description_T: &quot;GERMAN SCHUKO&quot;" calcext:value-type="string">
            <text:p>    i18n_short_T: "GERMAN"</text:p>
            <text:p>    i18n_description_T: "GERMAN SCHUKO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RESE DI CORRENTE PICCOLE 12A</text:p>
          </table:table-cell>
          <table:table-cell office:value-type="string" calcext:value-type="string">
            <text:p>ITALIAN 12A</text:p>
          </table:table-cell>
          <table:table-cell office:value-type="string" calcext:value-type="string">
            <text:p>PRESA PICCOLA (12A)</text:p>
          </table:table-cell>
          <table:table-cell office:value-type="string" calcext:value-type="string">
            <text:p>ITA12</text:p>
          </table:table-cell>
          <table:table-cell table:number-columns-repeated="5"/>
          <table:table-cell table:formula="of:=&quot;(&quot;&amp;[.A166]&amp;&quot;,'&quot;&amp;[.B166]&amp;&quot;',0,CURDATE(),CURDATE())&quot;&amp;IF([.$A167]&gt;0;&quot;,&quot;;&quot;;&quot;)" office:value-type="string" office:string-value="(6,'P',0,CURDATE(),CURDATE())," calcext:value-type="string">
            <text:p>(6,'P',0,CURDATE(),CURDATE()),</text:p>
          </table:table-cell>
          <table:table-cell table:formula="of:=&quot;    i18n_short_&quot;&amp;[.$B166]&amp;&quot;: &quot;&amp;CHAR(34)&amp;[.H166]&amp;CHAR(34)&amp;CHAR(13)&amp;CHAR(10)&amp;&quot;    i18n_description_&quot;&amp;[.$B166]&amp;&quot;: &quot;&amp;CHAR(34)&amp;[.F166]&amp;CHAR(34)" office:value-type="string" office:string-value="    i18n_short_P: &quot;PRESA PICCOLA (12A)&quot;&#13;&#10;    i18n_description_P: &quot;PRESE DI CORRENTE PICCOLE 12A&quot;" calcext:value-type="string">
            <text:p>    i18n_short_P: "PRESA PICCOLA (12A)"</text:p>
            <text:p>    i18n_description_P: "PRESE DI CORRENTE PICCOLE 12A"</text:p>
          </table:table-cell>
          <table:table-cell table:formula="of:=&quot;    i18n_short_&quot;&amp;[.$B166]&amp;&quot;: &quot;&amp;CHAR(34)&amp;[.I166]&amp;CHAR(34)&amp;CHAR(13)&amp;CHAR(10)&amp;&quot;    i18n_description_&quot;&amp;[.$B166]&amp;&quot;: &quot;&amp;CHAR(34)&amp;[.G166]&amp;CHAR(34)" office:value-type="string" office:string-value="    i18n_short_P: &quot;ITA12&quot;&#13;&#10;    i18n_description_P: &quot;ITALIAN 12A&quot;" calcext:value-type="string">
            <text:p>    i18n_short_P: "ITA12"</text:p>
            <text:p>    i18n_description_P: "ITALIAN 12A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PRESE DI CORRENTE GRANDI 16A</text:p>
          </table:table-cell>
          <table:table-cell office:value-type="string" calcext:value-type="string">
            <text:p>ITALIAN 16A</text:p>
          </table:table-cell>
          <table:table-cell office:value-type="string" calcext:value-type="string">
            <text:p>PRESA GRANDE (16A)</text:p>
          </table:table-cell>
          <table:table-cell office:value-type="string" calcext:value-type="string">
            <text:p>ITA16</text:p>
          </table:table-cell>
          <table:table-cell table:number-columns-repeated="5"/>
          <table:table-cell table:formula="of:=&quot;(&quot;&amp;[.A167]&amp;&quot;,'&quot;&amp;[.B167]&amp;&quot;',0,CURDATE(),CURDATE())&quot;&amp;IF([.$A168]&gt;0;&quot;,&quot;;&quot;;&quot;)" office:value-type="string" office:string-value="(7,'E',0,CURDATE(),CURDATE())," calcext:value-type="string">
            <text:p>(7,'E',0,CURDATE(),CURDATE()),</text:p>
          </table:table-cell>
          <table:table-cell table:formula="of:=&quot;    i18n_short_&quot;&amp;[.$B167]&amp;&quot;: &quot;&amp;CHAR(34)&amp;[.H167]&amp;CHAR(34)&amp;CHAR(13)&amp;CHAR(10)&amp;&quot;    i18n_description_&quot;&amp;[.$B167]&amp;&quot;: &quot;&amp;CHAR(34)&amp;[.F167]&amp;CHAR(34)" office:value-type="string" office:string-value="    i18n_short_E: &quot;PRESA GRANDE (16A)&quot;&#13;&#10;    i18n_description_E: &quot;PRESE DI CORRENTE GRANDI 16A&quot;" calcext:value-type="string">
            <text:p>    i18n_short_E: "PRESA GRANDE (16A)"</text:p>
            <text:p>    i18n_description_E: "PRESE DI CORRENTE GRANDI 16A"</text:p>
          </table:table-cell>
          <table:table-cell table:formula="of:=&quot;    i18n_short_&quot;&amp;[.$B167]&amp;&quot;: &quot;&amp;CHAR(34)&amp;[.I167]&amp;CHAR(34)&amp;CHAR(13)&amp;CHAR(10)&amp;&quot;    i18n_description_&quot;&amp;[.$B167]&amp;&quot;: &quot;&amp;CHAR(34)&amp;[.G167]&amp;CHAR(34)" office:value-type="string" office:string-value="    i18n_short_E: &quot;ITA16&quot;&#13;&#10;    i18n_description_E: &quot;ITALIAN 16A&quot;" calcext:value-type="string">
            <text:p>    i18n_short_E: "ITA16"</text:p>
            <text:p>    i18n_description_E: "ITALIAN 16A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PRESE DI CORRENTE UNIVERSALI</text:p>
          </table:table-cell>
          <table:table-cell office:value-type="string" calcext:value-type="string">
            <text:p>ITALIAN UNIVERSAL</text:p>
          </table:table-cell>
          <table:table-cell office:value-type="string" calcext:value-type="string">
            <text:p>PRESA UNIVERSALE</text:p>
          </table:table-cell>
          <table:table-cell office:value-type="string" calcext:value-type="string">
            <text:p>ITAUNI</text:p>
          </table:table-cell>
          <table:table-cell table:number-columns-repeated="5"/>
          <table:table-cell table:formula="of:=&quot;(&quot;&amp;[.A168]&amp;&quot;,'&quot;&amp;[.B168]&amp;&quot;',0,CURDATE(),CURDATE())&quot;&amp;IF([.$A169]&gt;0;&quot;,&quot;;&quot;;&quot;)" office:value-type="string" office:string-value="(8,'U',0,CURDATE(),CURDATE());" calcext:value-type="string">
            <text:p>(8,'U',0,CURDATE(),CURDATE());</text:p>
          </table:table-cell>
          <table:table-cell table:formula="of:=&quot;    i18n_short_&quot;&amp;[.$B168]&amp;&quot;: &quot;&amp;CHAR(34)&amp;[.H168]&amp;CHAR(34)&amp;CHAR(13)&amp;CHAR(10)&amp;&quot;    i18n_description_&quot;&amp;[.$B168]&amp;&quot;: &quot;&amp;CHAR(34)&amp;[.F168]&amp;CHAR(34)" office:value-type="string" office:string-value="    i18n_short_U: &quot;PRESA UNIVERSALE&quot;&#13;&#10;    i18n_description_U: &quot;PRESE DI CORRENTE UNIVERSALI&quot;" calcext:value-type="string">
            <text:p>    i18n_short_U: "PRESA UNIVERSALE"</text:p>
            <text:p>    i18n_description_U: "PRESE DI CORRENTE UNIVERSALI"</text:p>
          </table:table-cell>
          <table:table-cell table:formula="of:=&quot;    i18n_short_&quot;&amp;[.$B168]&amp;&quot;: &quot;&amp;CHAR(34)&amp;[.I168]&amp;CHAR(34)&amp;CHAR(13)&amp;CHAR(10)&amp;&quot;    i18n_description_&quot;&amp;[.$B168]&amp;&quot;: &quot;&amp;CHAR(34)&amp;[.G168]&amp;CHAR(34)" office:value-type="string" office:string-value="    i18n_short_U: &quot;ITAUNI&quot;&#13;&#10;    i18n_description_U: &quot;ITALIAN UNIVERSAL&quot;" calcext:value-type="string">
            <text:p>    i18n_short_U: "ITAUNI"</text:p>
            <text:p>    i18n_description_U: "ITALIAN UNIVERSAL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locker_cabinet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170]&amp;CHAR(13)&amp;CHAR(10)&amp;&quot;-- &quot;" office:value-type="string" office:string-value="--&#13;&#10;-- Dump dei dati per la tabella locker_cabinet_types&#13;&#10;-- " calcext:value-type="string">
            <text:p>--</text:p>
            <text:p>-- Dump dei dati per la tabella locker_cabinet_types</text:p>
            <text:p>-- </text:p>
          </table:table-cell>
          <table:table-cell table:style-name="ce20" table:formula="of:=&quot;  &quot;&amp;[.$A170]&amp;&quot;:&quot;" office:value-type="string" office:string-value="  locker_cabinet_types:" calcext:value-type="string">
            <text:p><text:s text:c="2"/>locker_cabinet_types:</text:p>
          </table:table-cell>
          <table:table-cell table:style-name="ce20" table:formula="of:=&quot;  &quot;&amp;[.$A170]&amp;&quot;:&quot;" office:value-type="string" office:string-value="  locker_cabinet_types:" calcext:value-type="string">
            <text:p><text:s text:c="2"/>locker_cabinet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table:number-columns-repeated="3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170]&amp;&quot; (&quot;&amp;[.$A171]&amp;&quot;,&quot;&amp;[.$B171]&amp;IF(ISBLANK([.$C171]);&quot;&quot;;&quot;,&quot;&amp;[.$C171])&amp;&quot;,lock_version,created_at,updated_at) VALUES &quot;" office:value-type="string" office:string-value="INSERT INTO locker_cabinet_types (id,code,lock_version,created_at,updated_at) VALUES " calcext:value-type="string">
            <text:p>INSERT INTO locker_cabinet_types (id,code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G</text:p>
          </table:table-cell>
          <table:table-cell table:style-name="ce17" table:number-columns-repeated="3"/>
          <table:table-cell office:value-type="string" calcext:value-type="string">
            <text:p>LUCCHETTO GRANDE</text:p>
          </table:table-cell>
          <table:table-cell office:value-type="string" calcext:value-type="string">
            <text:p>LOCKER (big)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BIG</text:p>
          </table:table-cell>
          <table:table-cell table:number-columns-repeated="5"/>
          <table:table-cell table:formula="of:=&quot;(&quot;&amp;[.A172]&amp;&quot;,'&quot;&amp;[.B172]&amp;&quot;',0,CURDATE(),CURDATE())&quot;&amp;IF([.$A173]&gt;0;&quot;,&quot;;&quot;;&quot;)" office:value-type="string" office:string-value="(1,'G',0,CURDATE(),CURDATE())," calcext:value-type="string">
            <text:p>(1,'G',0,CURDATE(),CURDATE()),</text:p>
          </table:table-cell>
          <table:table-cell table:formula="of:=&quot;    i18n_short_&quot;&amp;[.$B172]&amp;&quot;: &quot;&amp;CHAR(34)&amp;[.H172]&amp;CHAR(34)&amp;CHAR(13)&amp;CHAR(10)&amp;&quot;    i18n_description_&quot;&amp;[.$B172]&amp;&quot;: &quot;&amp;CHAR(34)&amp;[.F172]&amp;CHAR(34)" office:value-type="string" office:string-value="    i18n_short_G: &quot;GRANDE&quot;&#13;&#10;    i18n_description_G: &quot;LUCCHETTO GRANDE&quot;" calcext:value-type="string">
            <text:p>    i18n_short_G: "GRANDE"</text:p>
            <text:p>    i18n_description_G: "LUCCHETTO GRANDE"</text:p>
          </table:table-cell>
          <table:table-cell table:formula="of:=&quot;    i18n_short_&quot;&amp;[.$B172]&amp;&quot;: &quot;&amp;CHAR(34)&amp;[.I172]&amp;CHAR(34)&amp;CHAR(13)&amp;CHAR(10)&amp;&quot;    i18n_description_&quot;&amp;[.$B172]&amp;&quot;: &quot;&amp;CHAR(34)&amp;[.G172]&amp;CHAR(34)" office:value-type="string" office:string-value="    i18n_short_G: &quot;BIG&quot;&#13;&#10;    i18n_description_G: &quot;LOCKER (big)&quot;" calcext:value-type="string">
            <text:p>    i18n_short_G: "BIG"</text:p>
            <text:p>    i18n_description_G: "LOCKER (big)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P</text:p>
          </table:table-cell>
          <table:table-cell table:style-name="ce17" table:number-columns-repeated="3"/>
          <table:table-cell office:value-type="string" calcext:value-type="string">
            <text:p>LUCCHETTO PICCOLO</text:p>
          </table:table-cell>
          <table:table-cell office:value-type="string" calcext:value-type="string">
            <text:p>LOCKER (small)</text:p>
          </table:table-cell>
          <table:table-cell office:value-type="string" calcext:value-type="string">
            <text:p>PICCOLO</text:p>
          </table:table-cell>
          <table:table-cell office:value-type="string" calcext:value-type="string">
            <text:p>SMALL</text:p>
          </table:table-cell>
          <table:table-cell table:number-columns-repeated="5"/>
          <table:table-cell table:formula="of:=&quot;(&quot;&amp;[.A173]&amp;&quot;,'&quot;&amp;[.B173]&amp;&quot;',0,CURDATE(),CURDATE())&quot;&amp;IF([.$A174]&gt;0;&quot;,&quot;;&quot;;&quot;)" office:value-type="string" office:string-value="(2,'P',0,CURDATE(),CURDATE())," calcext:value-type="string">
            <text:p>(2,'P',0,CURDATE(),CURDATE()),</text:p>
          </table:table-cell>
          <table:table-cell table:formula="of:=&quot;    i18n_short_&quot;&amp;[.$B173]&amp;&quot;: &quot;&amp;CHAR(34)&amp;[.H173]&amp;CHAR(34)&amp;CHAR(13)&amp;CHAR(10)&amp;&quot;    i18n_description_&quot;&amp;[.$B173]&amp;&quot;: &quot;&amp;CHAR(34)&amp;[.F173]&amp;CHAR(34)" office:value-type="string" office:string-value="    i18n_short_P: &quot;PICCOLO&quot;&#13;&#10;    i18n_description_P: &quot;LUCCHETTO PICCOLO&quot;" calcext:value-type="string">
            <text:p>    i18n_short_P: "PICCOLO"</text:p>
            <text:p>    i18n_description_P: "LUCCHETTO PICCOLO"</text:p>
          </table:table-cell>
          <table:table-cell table:formula="of:=&quot;    i18n_short_&quot;&amp;[.$B173]&amp;&quot;: &quot;&amp;CHAR(34)&amp;[.I173]&amp;CHAR(34)&amp;CHAR(13)&amp;CHAR(10)&amp;&quot;    i18n_description_&quot;&amp;[.$B173]&amp;&quot;: &quot;&amp;CHAR(34)&amp;[.G173]&amp;CHAR(34)" office:value-type="string" office:string-value="    i18n_short_P: &quot;SMALL&quot;&#13;&#10;    i18n_description_P: &quot;LOCKER (small)&quot;" calcext:value-type="string">
            <text:p>    i18n_short_P: "SMALL"</text:p>
            <text:p>    i18n_description_P: "LOCKER (small)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C</text:p>
          </table:table-cell>
          <table:table-cell table:style-name="ce17" table:number-columns-repeated="3"/>
          <table:table-cell office:value-type="string" calcext:value-type="string">
            <text:p>CHIAVE A NOLEGGIO</text:p>
          </table:table-cell>
          <table:table-cell office:value-type="string" calcext:value-type="string">
            <text:p>RENT KEY</text:p>
          </table:table-cell>
          <table:table-cell office:value-type="string" calcext:value-type="string">
            <text:p>CHIAVE</text:p>
          </table:table-cell>
          <table:table-cell office:value-type="string" calcext:value-type="string">
            <text:p>KEY</text:p>
          </table:table-cell>
          <table:table-cell table:number-columns-repeated="5"/>
          <table:table-cell table:formula="of:=&quot;(&quot;&amp;[.A174]&amp;&quot;,'&quot;&amp;[.B174]&amp;&quot;',0,CURDATE(),CURDATE())&quot;&amp;IF([.$A175]&gt;0;&quot;,&quot;;&quot;;&quot;)" office:value-type="string" office:string-value="(3,'C',0,CURDATE(),CURDATE())," calcext:value-type="string">
            <text:p>(3,'C',0,CURDATE(),CURDATE()),</text:p>
          </table:table-cell>
          <table:table-cell table:formula="of:=&quot;    i18n_short_&quot;&amp;[.$B174]&amp;&quot;: &quot;&amp;CHAR(34)&amp;[.H174]&amp;CHAR(34)&amp;CHAR(13)&amp;CHAR(10)&amp;&quot;    i18n_description_&quot;&amp;[.$B174]&amp;&quot;: &quot;&amp;CHAR(34)&amp;[.F174]&amp;CHAR(34)" office:value-type="string" office:string-value="    i18n_short_C: &quot;CHIAVE&quot;&#13;&#10;    i18n_description_C: &quot;CHIAVE A NOLEGGIO&quot;" calcext:value-type="string">
            <text:p>    i18n_short_C: "CHIAVE"</text:p>
            <text:p>    i18n_description_C: "CHIAVE A NOLEGGIO"</text:p>
          </table:table-cell>
          <table:table-cell table:formula="of:=&quot;    i18n_short_&quot;&amp;[.$B174]&amp;&quot;: &quot;&amp;CHAR(34)&amp;[.I174]&amp;CHAR(34)&amp;CHAR(13)&amp;CHAR(10)&amp;&quot;    i18n_description_&quot;&amp;[.$B174]&amp;&quot;: &quot;&amp;CHAR(34)&amp;[.G174]&amp;CHAR(34)" office:value-type="string" office:string-value="    i18n_short_C: &quot;KEY&quot;&#13;&#10;    i18n_description_C: &quot;RENT KEY&quot;" calcext:value-type="string">
            <text:p>    i18n_short_C: "KEY"</text:p>
            <text:p>    i18n_description_C: "RENT KE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N</text:p>
          </table:table-cell>
          <table:table-cell table:style-name="ce17" table:number-columns-repeated="3"/>
          <table:table-cell office:value-type="string" calcext:value-type="string">
            <text:p>NESSUNA SICUREZZA</text:p>
          </table:table-cell>
          <table:table-cell office:value-type="string" calcext:value-type="string">
            <text:p>NO LOCKING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formula="of:=&quot;(&quot;&amp;[.A175]&amp;&quot;,'&quot;&amp;[.B175]&amp;&quot;',0,CURDATE(),CURDATE())&quot;&amp;IF([.$A176]&gt;0;&quot;,&quot;;&quot;;&quot;)" office:value-type="string" office:string-value="(4,'N',0,CURDATE(),CURDATE())," calcext:value-type="string">
            <text:p>(4,'N',0,CURDATE(),CURDATE()),</text:p>
          </table:table-cell>
          <table:table-cell table:formula="of:=&quot;    i18n_short_&quot;&amp;[.$B175]&amp;&quot;: &quot;&amp;CHAR(34)&amp;[.H175]&amp;CHAR(34)&amp;CHAR(13)&amp;CHAR(10)&amp;&quot;    i18n_description_&quot;&amp;[.$B175]&amp;&quot;: &quot;&amp;CHAR(34)&amp;[.F175]&amp;CHAR(34)" office:value-type="string" office:string-value="    i18n_short_N: &quot;NESSUNO&quot;&#13;&#10;    i18n_description_N: &quot;NESSUNA SICUREZZA&quot;" calcext:value-type="string">
            <text:p>    i18n_short_N: "NESSUNO"</text:p>
            <text:p>    i18n_description_N: "NESSUNA SICUREZZA"</text:p>
          </table:table-cell>
          <table:table-cell table:formula="of:=&quot;    i18n_short_&quot;&amp;[.$B175]&amp;&quot;: &quot;&amp;CHAR(34)&amp;[.I175]&amp;CHAR(34)&amp;CHAR(13)&amp;CHAR(10)&amp;&quot;    i18n_description_&quot;&amp;[.$B175]&amp;&quot;: &quot;&amp;CHAR(34)&amp;[.G175]&amp;CHAR(34)" office:value-type="string" office:string-value="    i18n_short_N: &quot;NO&quot;&#13;&#10;    i18n_description_N: &quot;NO LOCKING&quot;" calcext:value-type="string">
            <text:p>    i18n_short_N: "NO"</text:p>
            <text:p>    i18n_description_N: "NO LOCKING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office:value-type="string" calcext:value-type="string">
            <text:p>MONETA DA 20 CENT.</text:p>
          </table:table-cell>
          <table:table-cell office:value-type="string" calcext:value-type="string">
            <text:p>20 CENT COIN</text:p>
          </table:table-cell>
          <table:table-cell table:number-columns-repeated="2" office:value-type="string" calcext:value-type="string">
            <text:p>20 CENT.</text:p>
          </table:table-cell>
          <table:table-cell table:number-columns-repeated="5"/>
          <table:table-cell table:formula="of:=&quot;(&quot;&amp;[.A176]&amp;&quot;,'&quot;&amp;[.B176]&amp;&quot;',0,CURDATE(),CURDATE())&quot;&amp;IF([.$A177]&gt;0;&quot;,&quot;;&quot;;&quot;)" office:value-type="string" office:string-value="(5,'2',0,CURDATE(),CURDATE())," calcext:value-type="string">
            <text:p>(5,'2',0,CURDATE(),CURDATE()),</text:p>
          </table:table-cell>
          <table:table-cell table:formula="of:=&quot;    i18n_short_&quot;&amp;[.$B176]&amp;&quot;: &quot;&amp;CHAR(34)&amp;[.H176]&amp;CHAR(34)&amp;CHAR(13)&amp;CHAR(10)&amp;&quot;    i18n_description_&quot;&amp;[.$B176]&amp;&quot;: &quot;&amp;CHAR(34)&amp;[.F176]&amp;CHAR(34)" office:value-type="string" office:string-value="    i18n_short_2: &quot;20 CENT.&quot;&#13;&#10;    i18n_description_2: &quot;MONETA DA 20 CENT.&quot;" calcext:value-type="string">
            <text:p>    i18n_short_2: "20 CENT."</text:p>
            <text:p>    i18n_description_2: "MONETA DA 20 CENT."</text:p>
          </table:table-cell>
          <table:table-cell table:formula="of:=&quot;    i18n_short_&quot;&amp;[.$B176]&amp;&quot;: &quot;&amp;CHAR(34)&amp;[.I176]&amp;CHAR(34)&amp;CHAR(13)&amp;CHAR(10)&amp;&quot;    i18n_description_&quot;&amp;[.$B176]&amp;&quot;: &quot;&amp;CHAR(34)&amp;[.G176]&amp;CHAR(34)" office:value-type="string" office:string-value="    i18n_short_2: &quot;20 CENT.&quot;&#13;&#10;    i18n_description_2: &quot;20 CENT COIN&quot;" calcext:value-type="string">
            <text:p>    i18n_short_2: "20 CENT."</text:p>
            <text:p>    i18n_description_2: "20 CENT COIN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B</text:p>
          </table:table-cell>
          <table:table-cell table:style-name="ce17" table:number-columns-repeated="3"/>
          <table:table-cell table:number-columns-repeated="4" office:value-type="string" calcext:value-type="string">
            <text:p>BADGE</text:p>
          </table:table-cell>
          <table:table-cell table:number-columns-repeated="5"/>
          <table:table-cell table:formula="of:=&quot;(&quot;&amp;[.A177]&amp;&quot;,'&quot;&amp;[.B177]&amp;&quot;',0,CURDATE(),CURDATE())&quot;&amp;IF([.$A178]&gt;0;&quot;,&quot;;&quot;;&quot;)" office:value-type="string" office:string-value="(6,'B',0,CURDATE(),CURDATE())," calcext:value-type="string">
            <text:p>(6,'B',0,CURDATE(),CURDATE()),</text:p>
          </table:table-cell>
          <table:table-cell table:formula="of:=&quot;    i18n_short_&quot;&amp;[.$B177]&amp;&quot;: &quot;&amp;CHAR(34)&amp;[.H177]&amp;CHAR(34)&amp;CHAR(13)&amp;CHAR(10)&amp;&quot;    i18n_description_&quot;&amp;[.$B177]&amp;&quot;: &quot;&amp;CHAR(34)&amp;[.F177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formula="of:=&quot;    i18n_short_&quot;&amp;[.$B177]&amp;&quot;: &quot;&amp;CHAR(34)&amp;[.I177]&amp;CHAR(34)&amp;CHAR(13)&amp;CHAR(10)&amp;&quot;    i18n_description_&quot;&amp;[.$B177]&amp;&quot;: &quot;&amp;CHAR(34)&amp;[.G177]&amp;CHAR(34)" office:value-type="string" office:string-value="    i18n_short_B: &quot;BADGE&quot;&#13;&#10;    i18n_description_B: &quot;BADGE&quot;" calcext:value-type="string">
            <text:p>    i18n_short_B: "BADGE"</text:p>
            <text:p>    i18n_description_B: "BADGE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3"/>
          <table:table-cell office:value-type="string" calcext:value-type="string">
            <text:p>COMBINAZIONE (fornita)</text:p>
          </table:table-cell>
          <table:table-cell office:value-type="string" calcext:value-type="string">
            <text:p>COMBINATION LOCK (with a given combination)</text:p>
          </table:table-cell>
          <table:table-cell office:value-type="string" calcext:value-type="string">
            <text:p>COMBINAZIONE</text:p>
          </table:table-cell>
          <table:table-cell office:value-type="string" calcext:value-type="string">
            <text:p>COMBINATION</text:p>
          </table:table-cell>
          <table:table-cell table:number-columns-repeated="5"/>
          <table:table-cell table:formula="of:=&quot;(&quot;&amp;[.A178]&amp;&quot;,'&quot;&amp;[.B178]&amp;&quot;',0,CURDATE(),CURDATE())&quot;&amp;IF([.$A179]&gt;0;&quot;,&quot;;&quot;;&quot;)" office:value-type="string" office:string-value="(7,'0',0,CURDATE(),CURDATE())," calcext:value-type="string">
            <text:p>(7,'0',0,CURDATE(),CURDATE()),</text:p>
          </table:table-cell>
          <table:table-cell table:formula="of:=&quot;    i18n_short_&quot;&amp;[.$B178]&amp;&quot;: &quot;&amp;CHAR(34)&amp;[.H178]&amp;CHAR(34)&amp;CHAR(13)&amp;CHAR(10)&amp;&quot;    i18n_description_&quot;&amp;[.$B178]&amp;&quot;: &quot;&amp;CHAR(34)&amp;[.F178]&amp;CHAR(34)" office:value-type="string" office:string-value="    i18n_short_0: &quot;COMBINAZIONE&quot;&#13;&#10;    i18n_description_0: &quot;COMBINAZIONE (fornita)&quot;" calcext:value-type="string">
            <text:p>    i18n_short_0: "COMBINAZIONE"</text:p>
            <text:p>    i18n_description_0: "COMBINAZIONE (fornita)"</text:p>
          </table:table-cell>
          <table:table-cell table:formula="of:=&quot;    i18n_short_&quot;&amp;[.$B178]&amp;&quot;: &quot;&amp;CHAR(34)&amp;[.I178]&amp;CHAR(34)&amp;CHAR(13)&amp;CHAR(10)&amp;&quot;    i18n_description_&quot;&amp;[.$B178]&amp;&quot;: &quot;&amp;CHAR(34)&amp;[.G178]&amp;CHAR(34)" office:value-type="string" office:string-value="    i18n_short_0: &quot;COMBINATION&quot;&#13;&#10;    i18n_description_0: &quot;COMBINATION LOCK (with a given combination)&quot;" calcext:value-type="string">
            <text:p>    i18n_short_0: "COMBINATION"</text:p>
            <text:p>    i18n_description_0: "COMBINATION LOCK (with a given combination)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number-columns-repeated="3"/>
          <table:table-cell office:value-type="string" calcext:value-type="string">
            <text:p>MONETA DA 50 CENT.</text:p>
          </table:table-cell>
          <table:table-cell office:value-type="string" calcext:value-type="string">
            <text:p>50 CENT COIN</text:p>
          </table:table-cell>
          <table:table-cell table:number-columns-repeated="2" office:value-type="string" calcext:value-type="string">
            <text:p>50 CENT.</text:p>
          </table:table-cell>
          <table:table-cell table:number-columns-repeated="5"/>
          <table:table-cell table:formula="of:=&quot;(&quot;&amp;[.A179]&amp;&quot;,'&quot;&amp;[.B179]&amp;&quot;',0,CURDATE(),CURDATE())&quot;&amp;IF([.$A180]&gt;0;&quot;,&quot;;&quot;;&quot;)" office:value-type="string" office:string-value="(8,'5',0,CURDATE(),CURDATE());" calcext:value-type="string">
            <text:p>(8,'5',0,CURDATE(),CURDATE());</text:p>
          </table:table-cell>
          <table:table-cell table:formula="of:=&quot;    i18n_short_&quot;&amp;[.$B179]&amp;&quot;: &quot;&amp;CHAR(34)&amp;[.H179]&amp;CHAR(34)&amp;CHAR(13)&amp;CHAR(10)&amp;&quot;    i18n_description_&quot;&amp;[.$B179]&amp;&quot;: &quot;&amp;CHAR(34)&amp;[.F179]&amp;CHAR(34)" office:value-type="string" office:string-value="    i18n_short_5: &quot;50 CENT.&quot;&#13;&#10;    i18n_description_5: &quot;MONETA DA 50 CENT.&quot;" calcext:value-type="string">
            <text:p>    i18n_short_5: "50 CENT."</text:p>
            <text:p>    i18n_description_5: "MONETA DA 50 CENT."</text:p>
          </table:table-cell>
          <table:table-cell table:formula="of:=&quot;    i18n_short_&quot;&amp;[.$B179]&amp;&quot;: &quot;&amp;CHAR(34)&amp;[.I179]&amp;CHAR(34)&amp;CHAR(13)&amp;CHAR(10)&amp;&quot;    i18n_description_&quot;&amp;[.$B179]&amp;&quot;: &quot;&amp;CHAR(34)&amp;[.G179]&amp;CHAR(34)" office:value-type="string" office:string-value="    i18n_short_5: &quot;50 CENT.&quot;&#13;&#10;    i18n_description_5: &quot;50 CENT COIN&quot;" calcext:value-type="string">
            <text:p>    i18n_short_5: "50 CENT."</text:p>
            <text:p>    i18n_description_5: "50 CENT COI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edition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181]&amp;CHAR(13)&amp;CHAR(10)&amp;&quot;-- &quot;" office:value-type="string" office:string-value="--&#13;&#10;-- Dump dei dati per la tabella edition_types&#13;&#10;-- " calcext:value-type="string">
            <text:p>--</text:p>
            <text:p>-- Dump dei dati per la tabella edition_types</text:p>
            <text:p>-- </text:p>
          </table:table-cell>
          <table:table-cell table:style-name="ce20" table:formula="of:=&quot;  &quot;&amp;[.$A181]&amp;&quot;:&quot;" office:value-type="string" office:string-value="  edition_types:" calcext:value-type="string">
            <text:p><text:s text:c="2"/>edition_types:</text:p>
          </table:table-cell>
          <table:table-cell table:style-name="ce20" table:formula="of:=&quot;  &quot;&amp;[.$A181]&amp;&quot;:&quot;" office:value-type="string" office:string-value="  edition_types:" calcext:value-type="string">
            <text:p><text:s text:c="2"/>edition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table:number-columns-repeated="3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181]&amp;&quot; (&quot;&amp;[.$A182]&amp;&quot;,&quot;&amp;[.$B182]&amp;IF(ISBLANK([.$C182]);&quot;&quot;;&quot;,&quot;&amp;[.$C182])&amp;&quot;,lock_version,created_at,updated_at) VALUES &quot;" office:value-type="string" office:string-value="INSERT INTO edition_types (id,code,lock_version,created_at,updated_at) VALUES " calcext:value-type="string">
            <text:p>INSERT INTO edition_types (id,code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RDINALE</text:p>
          </table:table-cell>
          <table:table-cell office:value-type="string" calcext:value-type="string">
            <text:p>ORDINAL</text:p>
          </table:table-cell>
          <table:table-cell table:number-columns-repeated="2" office:value-type="string" calcext:value-type="string">
            <text:p>ORD</text:p>
          </table:table-cell>
          <table:table-cell table:number-columns-repeated="5"/>
          <table:table-cell table:formula="of:=&quot;(&quot;&amp;[.A183]&amp;&quot;,'&quot;&amp;[.B183]&amp;&quot;',0,CURDATE(),CURDATE())&quot;&amp;IF([.$A184]&gt;0;&quot;,&quot;;&quot;;&quot;)" office:value-type="string" office:string-value="(1,'O',0,CURDATE(),CURDATE())," calcext:value-type="string">
            <text:p>(1,'O',0,CURDATE(),CURDATE()),</text:p>
          </table:table-cell>
          <table:table-cell table:formula="of:=&quot;    i18n_short_&quot;&amp;[.$B183]&amp;&quot;: &quot;&amp;CHAR(34)&amp;[.H183]&amp;CHAR(34)&amp;CHAR(13)&amp;CHAR(10)&amp;&quot;    i18n_description_&quot;&amp;[.$B183]&amp;&quot;: &quot;&amp;CHAR(34)&amp;[.F183]&amp;CHAR(34)" office:value-type="string" office:string-value="    i18n_short_O: &quot;ORD&quot;&#13;&#10;    i18n_description_O: &quot;ORDINALE&quot;" calcext:value-type="string">
            <text:p>    i18n_short_O: "ORD"</text:p>
            <text:p>    i18n_description_O: "ORDINALE"</text:p>
          </table:table-cell>
          <table:table-cell table:formula="of:=&quot;    i18n_short_&quot;&amp;[.$B183]&amp;&quot;: &quot;&amp;CHAR(34)&amp;[.I183]&amp;CHAR(34)&amp;CHAR(13)&amp;CHAR(10)&amp;&quot;    i18n_description_&quot;&amp;[.$B183]&amp;&quot;: &quot;&amp;CHAR(34)&amp;[.G183]&amp;CHAR(34)" office:value-type="string" office:string-value="    i18n_short_O: &quot;ORD&quot;&#13;&#10;    i18n_description_O: &quot;ORDINAL&quot;" calcext:value-type="string">
            <text:p>    i18n_short_O: "ORD"</text:p>
            <text:p>    i18n_description_O: "ORDINAL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OMANO</text:p>
          </table:table-cell>
          <table:table-cell office:value-type="string" calcext:value-type="string">
            <text:p>ROMAN</text:p>
          </table:table-cell>
          <table:table-cell table:number-columns-repeated="2" office:value-type="string" calcext:value-type="string">
            <text:p>ROM</text:p>
          </table:table-cell>
          <table:table-cell table:number-columns-repeated="5"/>
          <table:table-cell table:formula="of:=&quot;(&quot;&amp;[.A184]&amp;&quot;,'&quot;&amp;[.B184]&amp;&quot;',0,CURDATE(),CURDATE())&quot;&amp;IF([.$A185]&gt;0;&quot;,&quot;;&quot;;&quot;)" office:value-type="string" office:string-value="(2,'R',0,CURDATE(),CURDATE())," calcext:value-type="string">
            <text:p>(2,'R',0,CURDATE(),CURDATE()),</text:p>
          </table:table-cell>
          <table:table-cell table:formula="of:=&quot;    i18n_short_&quot;&amp;[.$B184]&amp;&quot;: &quot;&amp;CHAR(34)&amp;[.H184]&amp;CHAR(34)&amp;CHAR(13)&amp;CHAR(10)&amp;&quot;    i18n_description_&quot;&amp;[.$B184]&amp;&quot;: &quot;&amp;CHAR(34)&amp;[.F184]&amp;CHAR(34)" office:value-type="string" office:string-value="    i18n_short_R: &quot;ROM&quot;&#13;&#10;    i18n_description_R: &quot;ROMANO&quot;" calcext:value-type="string">
            <text:p>    i18n_short_R: "ROM"</text:p>
            <text:p>    i18n_description_R: "ROMANO"</text:p>
          </table:table-cell>
          <table:table-cell table:formula="of:=&quot;    i18n_short_&quot;&amp;[.$B184]&amp;&quot;: &quot;&amp;CHAR(34)&amp;[.I184]&amp;CHAR(34)&amp;CHAR(13)&amp;CHAR(10)&amp;&quot;    i18n_description_&quot;&amp;[.$B184]&amp;&quot;: &quot;&amp;CHAR(34)&amp;[.G184]&amp;CHAR(34)" office:value-type="string" office:string-value="    i18n_short_R: &quot;ROM&quot;&#13;&#10;    i18n_description_R: &quot;ROMAN&quot;" calcext:value-type="string">
            <text:p>    i18n_short_R: "ROM"</text:p>
            <text:p>    i18n_description_R: "ROMAN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ESSU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/>
          <table:table-cell table:formula="of:=&quot;(&quot;&amp;[.A185]&amp;&quot;,'&quot;&amp;[.B185]&amp;&quot;',0,CURDATE(),CURDATE())&quot;&amp;IF([.$A186]&gt;0;&quot;,&quot;;&quot;;&quot;)" office:value-type="string" office:string-value="(3,'N',0,CURDATE(),CURDATE())," calcext:value-type="string">
            <text:p>(3,'N',0,CURDATE(),CURDATE()),</text:p>
          </table:table-cell>
          <table:table-cell table:formula="of:=&quot;    i18n_short_&quot;&amp;[.$B185]&amp;&quot;: &quot;&amp;CHAR(34)&amp;[.H185]&amp;CHAR(34)&amp;CHAR(13)&amp;CHAR(10)&amp;&quot;    i18n_description_&quot;&amp;[.$B185]&amp;&quot;: &quot;&amp;CHAR(34)&amp;[.F185]&amp;CHAR(34)" office:value-type="string" office:string-value="    i18n_short_N: &quot;NO&quot;&#13;&#10;    i18n_description_N: &quot;NESSUNO&quot;" calcext:value-type="string">
            <text:p>    i18n_short_N: "NO"</text:p>
            <text:p>    i18n_description_N: "NESSUNO"</text:p>
          </table:table-cell>
          <table:table-cell table:formula="of:=&quot;    i18n_short_&quot;&amp;[.$B185]&amp;&quot;: &quot;&amp;CHAR(34)&amp;[.I185]&amp;CHAR(34)&amp;CHAR(13)&amp;CHAR(10)&amp;&quot;    i18n_description_&quot;&amp;[.$B185]&amp;&quot;: &quot;&amp;CHAR(34)&amp;[.G185]&amp;CHAR(34)" office:value-type="string" office:string-value="    i18n_short_N: &quot;NO&quot;&#13;&#10;    i18n_description_N: &quot;NONE&quot;" calcext:value-type="string">
            <text:p>    i18n_short_N: "NO"</text:p>
            <text:p>    i18n_description_N: "NONE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NNO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YEA</text:p>
          </table:table-cell>
          <table:table-cell table:number-columns-repeated="5"/>
          <table:table-cell table:formula="of:=&quot;(&quot;&amp;[.A186]&amp;&quot;,'&quot;&amp;[.B186]&amp;&quot;',0,CURDATE(),CURDATE())&quot;&amp;IF([.$A187]&gt;0;&quot;,&quot;;&quot;;&quot;)" office:value-type="string" office:string-value="(4,'A',0,CURDATE(),CURDATE())," calcext:value-type="string">
            <text:p>(4,'A',0,CURDATE(),CURDATE()),</text:p>
          </table:table-cell>
          <table:table-cell table:formula="of:=&quot;    i18n_short_&quot;&amp;[.$B186]&amp;&quot;: &quot;&amp;CHAR(34)&amp;[.H186]&amp;CHAR(34)&amp;CHAR(13)&amp;CHAR(10)&amp;&quot;    i18n_description_&quot;&amp;[.$B186]&amp;&quot;: &quot;&amp;CHAR(34)&amp;[.F186]&amp;CHAR(34)" office:value-type="string" office:string-value="    i18n_short_A: &quot;ANN&quot;&#13;&#10;    i18n_description_A: &quot;ANNO&quot;" calcext:value-type="string">
            <text:p>    i18n_short_A: "ANN"</text:p>
            <text:p>    i18n_description_A: "ANNO"</text:p>
          </table:table-cell>
          <table:table-cell table:formula="of:=&quot;    i18n_short_&quot;&amp;[.$B186]&amp;&quot;: &quot;&amp;CHAR(34)&amp;[.I186]&amp;CHAR(34)&amp;CHAR(13)&amp;CHAR(10)&amp;&quot;    i18n_description_&quot;&amp;[.$B186]&amp;&quot;: &quot;&amp;CHAR(34)&amp;[.G186]&amp;CHAR(34)" office:value-type="string" office:string-value="    i18n_short_A: &quot;YEA&quot;&#13;&#10;    i18n_description_A: &quot;YEAR&quot;" calcext:value-type="string">
            <text:p>    i18n_short_A: "YEA"</text:p>
            <text:p>    i18n_description_A: "YEAR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TAGIONE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SEA</text:p>
          </table:table-cell>
          <table:table-cell table:number-columns-repeated="5"/>
          <table:table-cell table:formula="of:=&quot;(&quot;&amp;[.A187]&amp;&quot;,'&quot;&amp;[.B187]&amp;&quot;',0,CURDATE(),CURDATE())&quot;&amp;IF([.$A188]&gt;0;&quot;,&quot;;&quot;;&quot;)" office:value-type="string" office:string-value="(5,'S',0,CURDATE(),CURDATE());" calcext:value-type="string">
            <text:p>(5,'S',0,CURDATE(),CURDATE());</text:p>
          </table:table-cell>
          <table:table-cell table:formula="of:=&quot;    i18n_short_&quot;&amp;[.$B187]&amp;&quot;: &quot;&amp;CHAR(34)&amp;[.H187]&amp;CHAR(34)&amp;CHAR(13)&amp;CHAR(10)&amp;&quot;    i18n_description_&quot;&amp;[.$B187]&amp;&quot;: &quot;&amp;CHAR(34)&amp;[.F187]&amp;CHAR(34)" office:value-type="string" office:string-value="    i18n_short_S: &quot;STA&quot;&#13;&#10;    i18n_description_S: &quot;STAGIONE&quot;" calcext:value-type="string">
            <text:p>    i18n_short_S: "STA"</text:p>
            <text:p>    i18n_description_S: "STAGIONE"</text:p>
          </table:table-cell>
          <table:table-cell table:formula="of:=&quot;    i18n_short_&quot;&amp;[.$B187]&amp;&quot;: &quot;&amp;CHAR(34)&amp;[.I187]&amp;CHAR(34)&amp;CHAR(13)&amp;CHAR(10)&amp;&quot;    i18n_description_&quot;&amp;[.$B187]&amp;&quot;: &quot;&amp;CHAR(34)&amp;[.G187]&amp;CHAR(34)" office:value-type="string" office:string-value="    i18n_short_S: &quot;SEA&quot;&#13;&#10;    i18n_description_S: &quot;SEASON&quot;" calcext:value-type="string">
            <text:p>    i18n_short_S: "SEA"</text:p>
            <text:p>    i18n_description_S: "SEASO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timing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189]&amp;CHAR(13)&amp;CHAR(10)&amp;&quot;-- &quot;" office:value-type="string" office:string-value="--&#13;&#10;-- Dump dei dati per la tabella timing_types&#13;&#10;-- " calcext:value-type="string">
            <text:p>--</text:p>
            <text:p>-- Dump dei dati per la tabella timing_types</text:p>
            <text:p>-- </text:p>
          </table:table-cell>
          <table:table-cell table:style-name="ce20" table:formula="of:=&quot;  &quot;&amp;[.$A189]&amp;&quot;:&quot;" office:value-type="string" office:string-value="  timing_types:" calcext:value-type="string">
            <text:p><text:s text:c="2"/>timing_types:</text:p>
          </table:table-cell>
          <table:table-cell table:style-name="ce20" table:formula="of:=&quot;  &quot;&amp;[.$A189]&amp;&quot;:&quot;" office:value-type="string" office:string-value="  timing_types:" calcext:value-type="string">
            <text:p><text:s text:c="2"/>timing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table:number-columns-repeated="3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189]&amp;&quot; (&quot;&amp;[.$A190]&amp;&quot;,&quot;&amp;[.$B190]&amp;IF(ISBLANK([.$C190]);&quot;&quot;;&quot;,&quot;&amp;[.$C190])&amp;&quot;,lock_version,created_at,updated_at) VALUES &quot;" office:value-type="string" office:string-value="INSERT INTO timing_types (id,code,lock_version,created_at,updated_at) VALUES " calcext:value-type="string">
            <text:p>INSERT INTO timing_types (id,code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NUALE</text:p>
          </table:table-cell>
          <table:table-cell office:value-type="string" calcext:value-type="string">
            <text:p>MANUAL</text:p>
          </table:table-cell>
          <table:table-cell table:number-columns-repeated="2" office:value-type="string" calcext:value-type="string">
            <text:p>MAN</text:p>
          </table:table-cell>
          <table:table-cell table:number-columns-repeated="5"/>
          <table:table-cell table:formula="of:=&quot;(&quot;&amp;[.A191]&amp;&quot;,'&quot;&amp;[.B191]&amp;&quot;',0,CURDATE(),CURDATE())&quot;&amp;IF([.$A192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191]&amp;&quot;: &quot;&amp;CHAR(34)&amp;[.H191]&amp;CHAR(34)&amp;CHAR(13)&amp;CHAR(10)&amp;&quot;    i18n_description_&quot;&amp;[.$B191]&amp;&quot;: &quot;&amp;CHAR(34)&amp;[.F191]&amp;CHAR(34)" office:value-type="string" office:string-value="    i18n_short_M: &quot;MAN&quot;&#13;&#10;    i18n_description_M: &quot;MANUALE&quot;" calcext:value-type="string">
            <text:p>    i18n_short_M: "MAN"</text:p>
            <text:p>    i18n_description_M: "MANUALE"</text:p>
          </table:table-cell>
          <table:table-cell table:formula="of:=&quot;    i18n_short_&quot;&amp;[.$B191]&amp;&quot;: &quot;&amp;CHAR(34)&amp;[.I191]&amp;CHAR(34)&amp;CHAR(13)&amp;CHAR(10)&amp;&quot;    i18n_description_&quot;&amp;[.$B191]&amp;&quot;: &quot;&amp;CHAR(34)&amp;[.G191]&amp;CHAR(34)" office:value-type="string" office:string-value="    i18n_short_M: &quot;MAN&quot;&#13;&#10;    i18n_description_M: &quot;MANUAL&quot;" calcext:value-type="string">
            <text:p>    i18n_short_M: "MAN"</text:p>
            <text:p>    i18n_description_M: "MANUAL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EMIAUTOMATICO</text:p>
          </table:table-cell>
          <table:table-cell office:value-type="string" calcext:value-type="string">
            <text:p>SEMIAUTOMATIC</text:p>
          </table:table-cell>
          <table:table-cell table:number-columns-repeated="2" office:value-type="string" calcext:value-type="string">
            <text:p>SEM</text:p>
          </table:table-cell>
          <table:table-cell table:number-columns-repeated="5"/>
          <table:table-cell table:formula="of:=&quot;(&quot;&amp;[.A192]&amp;&quot;,'&quot;&amp;[.B192]&amp;&quot;',0,CURDATE(),CURDATE())&quot;&amp;IF([.$A193]&gt;0;&quot;,&quot;;&quot;;&quot;)" office:value-type="string" office:string-value="(2,'S',0,CURDATE(),CURDATE())," calcext:value-type="string">
            <text:p>(2,'S',0,CURDATE(),CURDATE()),</text:p>
          </table:table-cell>
          <table:table-cell table:formula="of:=&quot;    i18n_short_&quot;&amp;[.$B192]&amp;&quot;: &quot;&amp;CHAR(34)&amp;[.H192]&amp;CHAR(34)&amp;CHAR(13)&amp;CHAR(10)&amp;&quot;    i18n_description_&quot;&amp;[.$B192]&amp;&quot;: &quot;&amp;CHAR(34)&amp;[.F192]&amp;CHAR(34)" office:value-type="string" office:string-value="    i18n_short_S: &quot;SEM&quot;&#13;&#10;    i18n_description_S: &quot;SEMIAUTOMATICO&quot;" calcext:value-type="string">
            <text:p>    i18n_short_S: "SEM"</text:p>
            <text:p>    i18n_description_S: "SEMIAUTOMATICO"</text:p>
          </table:table-cell>
          <table:table-cell table:formula="of:=&quot;    i18n_short_&quot;&amp;[.$B192]&amp;&quot;: &quot;&amp;CHAR(34)&amp;[.I192]&amp;CHAR(34)&amp;CHAR(13)&amp;CHAR(10)&amp;&quot;    i18n_description_&quot;&amp;[.$B192]&amp;&quot;: &quot;&amp;CHAR(34)&amp;[.G192]&amp;CHAR(34)" office:value-type="string" office:string-value="    i18n_short_S: &quot;SEM&quot;&#13;&#10;    i18n_description_S: &quot;SEMIAUTOMATIC&quot;" calcext:value-type="string">
            <text:p>    i18n_short_S: "SEM"</text:p>
            <text:p>    i18n_description_S: "SEMIAUTOMATIC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UTOMATICO</text:p>
          </table:table-cell>
          <table:table-cell office:value-type="string" calcext:value-type="string">
            <text:p>AUTOMATIC</text:p>
          </table:table-cell>
          <table:table-cell table:number-columns-repeated="2" office:value-type="string" calcext:value-type="string">
            <text:p>AUT</text:p>
          </table:table-cell>
          <table:table-cell table:number-columns-repeated="5"/>
          <table:table-cell table:formula="of:=&quot;(&quot;&amp;[.A193]&amp;&quot;,'&quot;&amp;[.B193]&amp;&quot;',0,CURDATE(),CURDATE())&quot;&amp;IF([.$A194]&gt;0;&quot;,&quot;;&quot;;&quot;)" office:value-type="string" office:string-value="(3,'A',0,CURDATE(),CURDATE());" calcext:value-type="string">
            <text:p>(3,'A',0,CURDATE(),CURDATE());</text:p>
          </table:table-cell>
          <table:table-cell table:formula="of:=&quot;    i18n_short_&quot;&amp;[.$B193]&amp;&quot;: &quot;&amp;CHAR(34)&amp;[.H193]&amp;CHAR(34)&amp;CHAR(13)&amp;CHAR(10)&amp;&quot;    i18n_description_&quot;&amp;[.$B193]&amp;&quot;: &quot;&amp;CHAR(34)&amp;[.F193]&amp;CHAR(34)" office:value-type="string" office:string-value="    i18n_short_A: &quot;AUT&quot;&#13;&#10;    i18n_description_A: &quot;AUTOMATICO&quot;" calcext:value-type="string">
            <text:p>    i18n_short_A: "AUT"</text:p>
            <text:p>    i18n_description_A: "AUTOMATICO"</text:p>
          </table:table-cell>
          <table:table-cell table:formula="of:=&quot;    i18n_short_&quot;&amp;[.$B193]&amp;&quot;: &quot;&amp;CHAR(34)&amp;[.I193]&amp;CHAR(34)&amp;CHAR(13)&amp;CHAR(10)&amp;&quot;    i18n_description_&quot;&amp;[.$B193]&amp;&quot;: &quot;&amp;CHAR(34)&amp;[.G193]&amp;CHAR(34)" office:value-type="string" office:string-value="    i18n_short_A: &quot;AUT&quot;&#13;&#10;    i18n_description_A: &quot;AUTOMATIC&quot;" calcext:value-type="string">
            <text:p>    i18n_short_A: "AUT"</text:p>
            <text:p>    i18n_description_A: "AUTOMATIC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training_mode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195]&amp;CHAR(13)&amp;CHAR(10)&amp;&quot;-- &quot;" office:value-type="string" office:string-value="--&#13;&#10;-- Dump dei dati per la tabella training_mode_types&#13;&#10;-- " calcext:value-type="string">
            <text:p>--</text:p>
            <text:p>-- Dump dei dati per la tabella training_mode_types</text:p>
            <text:p>-- </text:p>
          </table:table-cell>
          <table:table-cell table:style-name="ce20" table:formula="of:=&quot;  &quot;&amp;[.$A195]&amp;&quot;:&quot;" office:value-type="string" office:string-value="  training_mode_types:" calcext:value-type="string">
            <text:p><text:s text:c="2"/>training_mode_types:</text:p>
          </table:table-cell>
          <table:table-cell table:style-name="ce20" table:formula="of:=&quot;  &quot;&amp;[.$A195]&amp;&quot;:&quot;" office:value-type="string" office:string-value="  training_mode_types:" calcext:value-type="string">
            <text:p><text:s text:c="2"/>training_mode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table:number-columns-repeated="3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office:value-type="string" calcext:value-type="string">
            <text:p>alternate</text:p>
          </table:table-cell>
          <table:table-cell table:style-name="ce16" office:value-type="string" calcext:value-type="string">
            <text:p>alternate_en</text:p>
          </table:table-cell>
          <table:table-cell table:style-name="ce16" table:number-columns-repeated="3"/>
          <table:table-cell table:formula="of:=&quot;INSERT INTO &quot;&amp;[.$A195]&amp;&quot; (&quot;&amp;[.$A196]&amp;&quot;,&quot;&amp;[.$B196]&amp;IF(ISBLANK([.$C196]);&quot;&quot;;&quot;,&quot;&amp;[.$C196])&amp;&quot;,lock_version,created_at,updated_at) VALUES &quot;" office:value-type="string" office:string-value="INSERT INTO training_mode_types (id,code,lock_version,created_at,updated_at) VALUES " calcext:value-type="string">
            <text:p>INSERT INTO training_mode_types (id,code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string" calcext:value-type="string">
            <text:p>Regime aerobico blando (sotto i 125 battiti per un giovane maschio allenato); riscaldamento, defaticamento e parti tecniche; non produce acido lattico</text:p>
          </table:table-cell>
          <table:table-cell office:value-type="string" calcext:value-type="string">
            <text:p>Mild or moderate aerobic training (below ~125 bpm for a young male athlete); warm-up, cool-down, stretching and technical exercises; it doesn't have lactate production</text:p>
          </table:table-cell>
          <table:table-cell office:value-type="string" calcext:value-type="string">
            <text:p>AEROBICO BLANDO/TECNICA (A1)</text:p>
          </table:table-cell>
          <table:table-cell office:value-type="string" calcext:value-type="string">
            <text:p>SLOW AEROBIC (A1)</text:p>
          </table:table-cell>
          <table:table-cell office:value-type="string" calcext:value-type="string">
            <text:p>sciolto</text:p>
          </table:table-cell>
          <table:table-cell office:value-type="string" calcext:value-type="string">
            <text:p>slow</text:p>
          </table:table-cell>
          <table:table-cell table:number-columns-repeated="3"/>
          <table:table-cell table:formula="of:=&quot;(&quot;&amp;[.A197]&amp;&quot;,'&quot;&amp;[.B197]&amp;&quot;',0,CURDATE(),CURDATE())&quot;&amp;IF([.$A198]&gt;0;&quot;,&quot;;&quot;;&quot;)" office:value-type="string" office:string-value="(1,'A1',0,CURDATE(),CURDATE())," calcext:value-type="string">
            <text:p>(1,'A1',0,CURDATE(),CURDATE()),</text:p>
          </table:table-cell>
          <table:table-cell table:formula="of:=&quot;    i18n_short_&quot;&amp;[.$B197]&amp;&quot;: &quot;&amp;CHAR(34)&amp;[.H197]&amp;CHAR(34)&amp;CHAR(13)&amp;CHAR(10)&amp;&quot;    i18n_description_&quot;&amp;[.$B197]&amp;&quot;: &quot;&amp;CHAR(34)&amp;[.F197]&amp;CHAR(34)&amp;CHAR(13)&amp;CHAR(10)&amp;&quot;    i18n_alternate_&quot;&amp;[.$B197]&amp;&quot;: &quot;&amp;CHAR(34)&amp;[.J197]&amp;CHAR(34)" office:value-type="string" office:string-value="    i18n_short_A1: &quot;AEROBICO BLANDO/TECNICA (A1)&quot;&#13;&#10;    i18n_description_A1: &quot;Regime aerobico blando (sotto i 125 battiti per un giovane maschio allenato); riscaldamento, defaticamento e parti tecniche; non produce acido lattico&quot;&#13;&#10;    i18n_alternate_A1: &quot;sciolto&quot;" calcext:value-type="string">
            <text:p>    i18n_short_A1: "AEROBICO BLANDO/TECNICA (A1)"</text:p>
            <text:p>    i18n_description_A1: "Regime aerobico blando (sotto i 125 battiti per un giovane maschio allenato); riscaldamento, defaticamento e parti tecniche; non produce acido lattico"</text:p>
            <text:p>    i18n_alternate_A1: "sciolto"</text:p>
          </table:table-cell>
          <table:table-cell table:formula="of:=&quot;    i18n_short_&quot;&amp;[.$B197]&amp;&quot;: &quot;&amp;CHAR(34)&amp;[.I197]&amp;CHAR(34)&amp;CHAR(13)&amp;CHAR(10)&amp;&quot;    i18n_description_&quot;&amp;[.$B197]&amp;&quot;: &quot;&amp;CHAR(34)&amp;[.G197]&amp;CHAR(34)&amp;CHAR(13)&amp;CHAR(10)&amp;&quot;    i18n_alternate_&quot;&amp;[.$B197]&amp;&quot;: &quot;&amp;CHAR(34)&amp;[.K197]&amp;CHAR(34)" office:value-type="string" office:string-value="    i18n_short_A1: &quot;SLOW AEROBIC (A1)&quot;&#13;&#10;    i18n_description_A1: &quot;Mild or moderate aerobic training (below ~125 bpm for a young male athlete); warm-up, cool-down, stretching and technical exercises; it doesn't have lactate production&quot;&#13;&#10;    i18n_alternate_A1: &quot;slow&quot;" calcext:value-type="string">
            <text:p>    i18n_short_A1: "SLOW AEROBIC (A1)"</text:p>
            <text:p>    i18n_description_A1: "Mild or moderate aerobic training (below ~125 bpm for a young male athlete); warm-up, cool-down, stretching and technical exercises; it doesn't have lactate production"</text:p>
            <text:p>    i18n_alternate_A1: "slow"</text:p>
          </table:table-cell>
          <table:table-cell table:number-columns-repeated="100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string" calcext:value-type="string">
            <text:p>Regime aerobico (sotto i 145 battiti per un giovane maschio allenato); non produce acido lattico; riposi brevi, richiede serie molto lunghe</text:p>
          </table:table-cell>
          <table:table-cell office:value-type="string" calcext:value-type="string">
            <text:p>Aerobic training (below ~145 bpm for a young male athlete); it doesn't have lactate production; short rests for very long reps</text:p>
          </table:table-cell>
          <table:table-cell office:value-type="string" calcext:value-type="string">
            <text:p>AEROBICO (A2)</text:p>
          </table:table-cell>
          <table:table-cell office:value-type="string" calcext:value-type="string">
            <text:p>AEROBIC (A2)</text:p>
          </table:table-cell>
          <table:table-cell office:value-type="string" calcext:value-type="string">
            <text:p>passo costante</text:p>
          </table:table-cell>
          <table:table-cell office:value-type="string" calcext:value-type="string">
            <text:p>constant</text:p>
          </table:table-cell>
          <table:table-cell table:number-columns-repeated="3"/>
          <table:table-cell table:formula="of:=&quot;(&quot;&amp;[.A198]&amp;&quot;,'&quot;&amp;[.B198]&amp;&quot;',0,CURDATE(),CURDATE())&quot;&amp;IF([.$A199]&gt;0;&quot;,&quot;;&quot;;&quot;)" office:value-type="string" office:string-value="(2,'A2',0,CURDATE(),CURDATE())," calcext:value-type="string">
            <text:p>(2,'A2',0,CURDATE(),CURDATE()),</text:p>
          </table:table-cell>
          <table:table-cell table:formula="of:=&quot;    i18n_short_&quot;&amp;[.$B198]&amp;&quot;: &quot;&amp;CHAR(34)&amp;[.H198]&amp;CHAR(34)&amp;CHAR(13)&amp;CHAR(10)&amp;&quot;    i18n_description_&quot;&amp;[.$B198]&amp;&quot;: &quot;&amp;CHAR(34)&amp;[.F198]&amp;CHAR(34)&amp;CHAR(13)&amp;CHAR(10)&amp;&quot;    i18n_alternate_&quot;&amp;[.$B198]&amp;&quot;: &quot;&amp;CHAR(34)&amp;[.J198]&amp;CHAR(34)" office:value-type="string" office:string-value="    i18n_short_A2: &quot;AEROBICO (A2)&quot;&#13;&#10;    i18n_description_A2: &quot;Regime aerobico (sotto i 145 battiti per un giovane maschio allenato); non produce acido lattico; riposi brevi, richiede serie molto lunghe&quot;&#13;&#10;    i18n_alternate_A2: &quot;passo costante&quot;" calcext:value-type="string">
            <text:p>    i18n_short_A2: "AEROBICO (A2)"</text:p>
            <text:p>    i18n_description_A2: "Regime aerobico (sotto i 145 battiti per un giovane maschio allenato); non produce acido lattico; riposi brevi, richiede serie molto lunghe"</text:p>
            <text:p>    i18n_alternate_A2: "passo costante"</text:p>
          </table:table-cell>
          <table:table-cell table:formula="of:=&quot;    i18n_short_&quot;&amp;[.$B198]&amp;&quot;: &quot;&amp;CHAR(34)&amp;[.I198]&amp;CHAR(34)&amp;CHAR(13)&amp;CHAR(10)&amp;&quot;    i18n_description_&quot;&amp;[.$B198]&amp;&quot;: &quot;&amp;CHAR(34)&amp;[.G198]&amp;CHAR(34)&amp;CHAR(13)&amp;CHAR(10)&amp;&quot;    i18n_alternate_&quot;&amp;[.$B198]&amp;&quot;: &quot;&amp;CHAR(34)&amp;[.K198]&amp;CHAR(34)" office:value-type="string" office:string-value="    i18n_short_A2: &quot;AEROBIC (A2)&quot;&#13;&#10;    i18n_description_A2: &quot;Aerobic training (below ~145 bpm for a young male athlete); it doesn't have lactate production; short rests for very long reps&quot;&#13;&#10;    i18n_alternate_A2: &quot;constant&quot;" calcext:value-type="string">
            <text:p>    i18n_short_A2: "AEROBIC (A2)"</text:p>
            <text:p>    i18n_description_A2: "Aerobic training (below ~145 bpm for a young male athlete); it doesn't have lactate production; short rests for very long reps"</text:p>
            <text:p>    i18n_alternate_A2: "constant"</text:p>
          </table:table-cell>
          <table:table-cell table:number-columns-repeated="100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table:number-columns-repeated="3"/>
          <table:table-cell office:value-type="string" calcext:value-type="string">
            <text:p>Soglia aerobica (tra i 145 e 160 battiti per un giovane maschio allenato); produce poco acido lattico; serie lunghe di intensita media con riposi contenuti</text:p>
          </table:table-cell>
          <table:table-cell office:value-type="string" calcext:value-type="string">
            <text:p>Aerobic threshold (between 145~160 bpm for a young male athlete); it has a limited lactate production; long reps of medium intensity with limited resting periods</text:p>
          </table:table-cell>
          <table:table-cell office:value-type="string" calcext:value-type="string">
            <text:p>SOGLIA (B1)</text:p>
          </table:table-cell>
          <table:table-cell office:value-type="string" calcext:value-type="string">
            <text:p>AEROBIC THRESHOLD (B1)</text:p>
          </table:table-cell>
          <table:table-cell office:value-type="string" calcext:value-type="string">
            <text:p>allegro</text:p>
          </table:table-cell>
          <table:table-cell office:value-type="string" calcext:value-type="string">
            <text:p>happy</text:p>
          </table:table-cell>
          <table:table-cell table:number-columns-repeated="3"/>
          <table:table-cell table:formula="of:=&quot;(&quot;&amp;[.A199]&amp;&quot;,'&quot;&amp;[.B199]&amp;&quot;',0,CURDATE(),CURDATE())&quot;&amp;IF([.$A200]&gt;0;&quot;,&quot;;&quot;;&quot;)" office:value-type="string" office:string-value="(3,'B1',0,CURDATE(),CURDATE())," calcext:value-type="string">
            <text:p>(3,'B1',0,CURDATE(),CURDATE()),</text:p>
          </table:table-cell>
          <table:table-cell table:formula="of:=&quot;    i18n_short_&quot;&amp;[.$B199]&amp;&quot;: &quot;&amp;CHAR(34)&amp;[.H199]&amp;CHAR(34)&amp;CHAR(13)&amp;CHAR(10)&amp;&quot;    i18n_description_&quot;&amp;[.$B199]&amp;&quot;: &quot;&amp;CHAR(34)&amp;[.F199]&amp;CHAR(34)&amp;CHAR(13)&amp;CHAR(10)&amp;&quot;    i18n_alternate_&quot;&amp;[.$B199]&amp;&quot;: &quot;&amp;CHAR(34)&amp;[.J199]&amp;CHAR(34)" office:value-type="string" office:string-value="    i18n_short_B1: &quot;SOGLIA (B1)&quot;&#13;&#10;    i18n_description_B1: &quot;Soglia aerobica (tra i 145 e 160 battiti per un giovane maschio allenato); produce poco acido lattico; serie lunghe di intensita media con riposi contenuti&quot;&#13;&#10;    i18n_alternate_B1: &quot;allegro&quot;" calcext:value-type="string">
            <text:p>    i18n_short_B1: "SOGLIA (B1)"</text:p>
            <text:p>    i18n_description_B1: "Soglia aerobica (tra i 145 e 160 battiti per un giovane maschio allenato); produce poco acido lattico; serie lunghe di intensita media con riposi contenuti"</text:p>
            <text:p>    i18n_alternate_B1: "allegro"</text:p>
          </table:table-cell>
          <table:table-cell table:formula="of:=&quot;    i18n_short_&quot;&amp;[.$B199]&amp;&quot;: &quot;&amp;CHAR(34)&amp;[.I199]&amp;CHAR(34)&amp;CHAR(13)&amp;CHAR(10)&amp;&quot;    i18n_description_&quot;&amp;[.$B199]&amp;&quot;: &quot;&amp;CHAR(34)&amp;[.G199]&amp;CHAR(34)&amp;CHAR(13)&amp;CHAR(10)&amp;&quot;    i18n_alternate_&quot;&amp;[.$B199]&amp;&quot;: &quot;&amp;CHAR(34)&amp;[.K199]&amp;CHAR(34)" office:value-type="string" office:string-value="    i18n_short_B1: &quot;AEROBIC THRESHOLD (B1)&quot;&#13;&#10;    i18n_description_B1: &quot;Aerobic threshold (between 145~160 bpm for a young male athlete); it has a limited lactate production; long reps of medium intensity with limited resting periods&quot;&#13;&#10;    i18n_alternate_B1: &quot;happy&quot;" calcext:value-type="string">
            <text:p>    i18n_short_B1: "AEROBIC THRESHOLD (B1)"</text:p>
            <text:p>    i18n_description_B1: "Aerobic threshold (between 145~160 bpm for a young male athlete); it has a limited lactate production; long reps of medium intensity with limited resting periods"</text:p>
            <text:p>    i18n_alternate_B1: "happy"</text:p>
          </table:table-cell>
          <table:table-cell table:number-columns-repeated="100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string" calcext:value-type="string">
            <text:p>Massimo consumo di ossigeno (attorno ai 165 battiti per un giovane maschio allenato); produce acido lattico in quantità moderate; necessita di riposi più ampi</text:p>
          </table:table-cell>
          <table:table-cell office:value-type="string" calcext:value-type="string">
            <text:p>Maximal oxigen consumption (~165 bpm for a young male athlete); it has a moderate lactate production; it needs longer resting periods than a normal anaerobic threshold training</text:p>
          </table:table-cell>
          <table:table-cell office:value-type="string" calcext:value-type="string">
            <text:p>VO2MAX (B2)</text:p>
          </table:table-cell>
          <table:table-cell office:value-type="string" calcext:value-type="string">
            <text:p>VO2max/ANAEROBIC THRESHOLD (B2)</text:p>
          </table:table-cell>
          <table:table-cell office:value-type="string" calcext:value-type="string">
            <text:p>sostenuto</text:p>
          </table:table-cell>
          <table:table-cell office:value-type="string" calcext:value-type="string">
            <text:p>substained</text:p>
          </table:table-cell>
          <table:table-cell table:number-columns-repeated="3"/>
          <table:table-cell table:formula="of:=&quot;(&quot;&amp;[.A200]&amp;&quot;,'&quot;&amp;[.B200]&amp;&quot;',0,CURDATE(),CURDATE())&quot;&amp;IF([.$A201]&gt;0;&quot;,&quot;;&quot;;&quot;)" office:value-type="string" office:string-value="(4,'B2',0,CURDATE(),CURDATE())," calcext:value-type="string">
            <text:p>(4,'B2',0,CURDATE(),CURDATE()),</text:p>
          </table:table-cell>
          <table:table-cell table:formula="of:=&quot;    i18n_short_&quot;&amp;[.$B200]&amp;&quot;: &quot;&amp;CHAR(34)&amp;[.H200]&amp;CHAR(34)&amp;CHAR(13)&amp;CHAR(10)&amp;&quot;    i18n_description_&quot;&amp;[.$B200]&amp;&quot;: &quot;&amp;CHAR(34)&amp;[.F200]&amp;CHAR(34)&amp;CHAR(13)&amp;CHAR(10)&amp;&quot;    i18n_alternate_&quot;&amp;[.$B200]&amp;&quot;: &quot;&amp;CHAR(34)&amp;[.J200]&amp;CHAR(34)" office:value-type="string" office:string-value="    i18n_short_B2: &quot;VO2MAX (B2)&quot;&#13;&#10;    i18n_description_B2: &quot;Massimo consumo di ossigeno (attorno ai 165 battiti per un giovane maschio allenato); produce acido lattico in quantità moderate; necessita di riposi più ampi&quot;&#13;&#10;    i18n_alternate_B2: &quot;sostenuto&quot;" calcext:value-type="string">
            <text:p>    i18n_short_B2: "VO2MAX (B2)"</text:p>
            <text:p>    i18n_description_B2: "Massimo consumo di ossigeno (attorno ai 165 battiti per un giovane maschio allenato); produce acido lattico in quantità moderate; necessita di riposi più ampi"</text:p>
            <text:p>    i18n_alternate_B2: "sostenuto"</text:p>
          </table:table-cell>
          <table:table-cell table:formula="of:=&quot;    i18n_short_&quot;&amp;[.$B200]&amp;&quot;: &quot;&amp;CHAR(34)&amp;[.I200]&amp;CHAR(34)&amp;CHAR(13)&amp;CHAR(10)&amp;&quot;    i18n_description_&quot;&amp;[.$B200]&amp;&quot;: &quot;&amp;CHAR(34)&amp;[.G200]&amp;CHAR(34)&amp;CHAR(13)&amp;CHAR(10)&amp;&quot;    i18n_alternate_&quot;&amp;[.$B200]&amp;&quot;: &quot;&amp;CHAR(34)&amp;[.K200]&amp;CHAR(34)" office:value-type="string" office:string-value="    i18n_short_B2: &quot;VO2max/ANAEROBIC THRESHOLD (B2)&quot;&#13;&#10;    i18n_description_B2: &quot;Maximal oxigen consumption (~165 bpm for a young male athlete); it has a moderate lactate production; it needs longer resting periods than a normal anaerobic threshold training&quot;&#13;&#10;    i18n_alternate_B2: &quot;substained&quot;" calcext:value-type="string">
            <text:p>    i18n_short_B2: "VO2max/ANAEROBIC THRESHOLD (B2)"</text:p>
            <text:p>    i18n_description_B2: "Maximal oxigen consumption (~165 bpm for a young male athlete); it has a moderate lactate production; it needs longer resting periods than a normal anaerobic threshold training"</text:p>
            <text:p>    i18n_alternate_B2: "substained"</text:p>
          </table:table-cell>
          <table:table-cell table:number-columns-repeated="1004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C1</text:p>
          </table:table-cell>
          <table:table-cell table:number-columns-repeated="3"/>
          <table:table-cell office:value-type="string" calcext:value-type="string">
            <text:p>Regime anaerobico (oltre ai 180 battiti per un giovane maschio allenato); andature massimali o submassimali con riposi sostanziosi; distanze ridotte</text:p>
          </table:table-cell>
          <table:table-cell office:value-type="string" calcext:value-type="string">
            <text:p>Heart rate over anaerobic threshold (&gt; ~180 bpm for a young male athlete); maximal or sub-maximal speed on short distances with long resting periods</text:p>
          </table:table-cell>
          <table:table-cell office:value-type="string" calcext:value-type="string">
            <text:p>TOLLERANZA (C1)</text:p>
          </table:table-cell>
          <table:table-cell office:value-type="string" calcext:value-type="string">
            <text:p>ANAEROBIC TOLERANCE (C1)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fast</text:p>
          </table:table-cell>
          <table:table-cell table:number-columns-repeated="3"/>
          <table:table-cell table:formula="of:=&quot;(&quot;&amp;[.A201]&amp;&quot;,'&quot;&amp;[.B201]&amp;&quot;',0,CURDATE(),CURDATE())&quot;&amp;IF([.$A202]&gt;0;&quot;,&quot;;&quot;;&quot;)" office:value-type="string" office:string-value="(5,'C1',0,CURDATE(),CURDATE())," calcext:value-type="string">
            <text:p>(5,'C1',0,CURDATE(),CURDATE()),</text:p>
          </table:table-cell>
          <table:table-cell table:formula="of:=&quot;    i18n_short_&quot;&amp;[.$B201]&amp;&quot;: &quot;&amp;CHAR(34)&amp;[.H201]&amp;CHAR(34)&amp;CHAR(13)&amp;CHAR(10)&amp;&quot;    i18n_description_&quot;&amp;[.$B201]&amp;&quot;: &quot;&amp;CHAR(34)&amp;[.F201]&amp;CHAR(34)&amp;CHAR(13)&amp;CHAR(10)&amp;&quot;    i18n_alternate_&quot;&amp;[.$B201]&amp;&quot;: &quot;&amp;CHAR(34)&amp;[.J201]&amp;CHAR(34)" office:value-type="string" office:string-value="    i18n_short_C1: &quot;TOLLERANZA (C1)&quot;&#13;&#10;    i18n_description_C1: &quot;Regime anaerobico (oltre ai 180 battiti per un giovane maschio allenato); andature massimali o submassimali con riposi sostanziosi; distanze ridotte&quot;&#13;&#10;    i18n_alternate_C1: &quot;forte&quot;" calcext:value-type="string">
            <text:p>    i18n_short_C1: "TOLLERANZA (C1)"</text:p>
            <text:p>    i18n_description_C1: "Regime anaerobico (oltre ai 180 battiti per un giovane maschio allenato); andature massimali o submassimali con riposi sostanziosi; distanze ridotte"</text:p>
            <text:p>    i18n_alternate_C1: "forte"</text:p>
          </table:table-cell>
          <table:table-cell table:formula="of:=&quot;    i18n_short_&quot;&amp;[.$B201]&amp;&quot;: &quot;&amp;CHAR(34)&amp;[.I201]&amp;CHAR(34)&amp;CHAR(13)&amp;CHAR(10)&amp;&quot;    i18n_description_&quot;&amp;[.$B201]&amp;&quot;: &quot;&amp;CHAR(34)&amp;[.G201]&amp;CHAR(34)&amp;CHAR(13)&amp;CHAR(10)&amp;&quot;    i18n_alternate_&quot;&amp;[.$B201]&amp;&quot;: &quot;&amp;CHAR(34)&amp;[.K201]&amp;CHAR(34)" office:value-type="string" office:string-value="    i18n_short_C1: &quot;ANAEROBIC TOLERANCE (C1)&quot;&#13;&#10;    i18n_description_C1: &quot;Heart rate over anaerobic threshold (&gt; ~180 bpm for a young male athlete); maximal or sub-maximal speed on short distances with long resting periods&quot;&#13;&#10;    i18n_alternate_C1: &quot;fast&quot;" calcext:value-type="string">
            <text:p>    i18n_short_C1: "ANAEROBIC TOLERANCE (C1)"</text:p>
            <text:p>    i18n_description_C1: "Heart rate over anaerobic threshold (&gt; ~180 bpm for a young male athlete); maximal or sub-maximal speed on short distances with long resting periods"</text:p>
            <text:p>    i18n_alternate_C1: "fast"</text:p>
          </table:table-cell>
          <table:table-cell table:number-columns-repeated="1004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C2</text:p>
          </table:table-cell>
          <table:table-cell table:number-columns-repeated="3"/>
          <table:table-cell office:value-type="string" calcext:value-type="string">
            <text:p>Regime anaerobico (oltre 180 battiti per un giovane maschio allenato); velocita massimali; distanze brevi; Recuperi molto ampi</text:p>
          </table:table-cell>
          <table:table-cell office:value-type="string" calcext:value-type="string">
            <text:p>Heart rate over anaerobic threshold (&gt; ~180 bpm for a young male athlete); maximal speed on short distances; very long resting periods</text:p>
          </table:table-cell>
          <table:table-cell office:value-type="string" calcext:value-type="string">
            <text:p>PICCO (C2)</text:p>
          </table:table-cell>
          <table:table-cell office:value-type="string" calcext:value-type="string">
            <text:p>ANAEROBIC SPIKE (C2)</text:p>
          </table:table-cell>
          <table:table-cell office:value-type="string" calcext:value-type="string">
            <text:p>fortissimo</text:p>
          </table:table-cell>
          <table:table-cell office:value-type="string" calcext:value-type="string">
            <text:p>very fast</text:p>
          </table:table-cell>
          <table:table-cell table:number-columns-repeated="3"/>
          <table:table-cell table:formula="of:=&quot;(&quot;&amp;[.A202]&amp;&quot;,'&quot;&amp;[.B202]&amp;&quot;',0,CURDATE(),CURDATE())&quot;&amp;IF([.$A203]&gt;0;&quot;,&quot;;&quot;;&quot;)" office:value-type="string" office:string-value="(6,'C2',0,CURDATE(),CURDATE())," calcext:value-type="string">
            <text:p>(6,'C2',0,CURDATE(),CURDATE()),</text:p>
          </table:table-cell>
          <table:table-cell table:formula="of:=&quot;    i18n_short_&quot;&amp;[.$B202]&amp;&quot;: &quot;&amp;CHAR(34)&amp;[.H202]&amp;CHAR(34)&amp;CHAR(13)&amp;CHAR(10)&amp;&quot;    i18n_description_&quot;&amp;[.$B202]&amp;&quot;: &quot;&amp;CHAR(34)&amp;[.F202]&amp;CHAR(34)&amp;CHAR(13)&amp;CHAR(10)&amp;&quot;    i18n_alternate_&quot;&amp;[.$B202]&amp;&quot;: &quot;&amp;CHAR(34)&amp;[.J202]&amp;CHAR(34)" office:value-type="string" office:string-value="    i18n_short_C2: &quot;PICCO (C2)&quot;&#13;&#10;    i18n_description_C2: &quot;Regime anaerobico (oltre 180 battiti per un giovane maschio allenato); velocita massimali; distanze brevi; Recuperi molto ampi&quot;&#13;&#10;    i18n_alternate_C2: &quot;fortissimo&quot;" calcext:value-type="string">
            <text:p>    i18n_short_C2: "PICCO (C2)"</text:p>
            <text:p>    i18n_description_C2: "Regime anaerobico (oltre 180 battiti per un giovane maschio allenato); velocita massimali; distanze brevi; Recuperi molto ampi"</text:p>
            <text:p>    i18n_alternate_C2: "fortissimo"</text:p>
          </table:table-cell>
          <table:table-cell table:formula="of:=&quot;    i18n_short_&quot;&amp;[.$B202]&amp;&quot;: &quot;&amp;CHAR(34)&amp;[.I202]&amp;CHAR(34)&amp;CHAR(13)&amp;CHAR(10)&amp;&quot;    i18n_description_&quot;&amp;[.$B202]&amp;&quot;: &quot;&amp;CHAR(34)&amp;[.G202]&amp;CHAR(34)&amp;CHAR(13)&amp;CHAR(10)&amp;&quot;    i18n_alternate_&quot;&amp;[.$B202]&amp;&quot;: &quot;&amp;CHAR(34)&amp;[.K202]&amp;CHAR(34)" office:value-type="string" office:string-value="    i18n_short_C2: &quot;ANAEROBIC SPIKE (C2)&quot;&#13;&#10;    i18n_description_C2: &quot;Heart rate over anaerobic threshold (&gt; ~180 bpm for a young male athlete); maximal speed on short distances; very long resting periods&quot;&#13;&#10;    i18n_alternate_C2: &quot;very fast&quot;" calcext:value-type="string">
            <text:p>    i18n_short_C2: "ANAEROBIC SPIKE (C2)"</text:p>
            <text:p>    i18n_description_C2: "Heart rate over anaerobic threshold (&gt; ~180 bpm for a young male athlete); maximal speed on short distances; very long resting periods"</text:p>
            <text:p>    i18n_alternate_C2: "very fast"</text:p>
          </table:table-cell>
          <table:table-cell table:number-columns-repeated="1004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string" calcext:value-type="string">
            <text:p>Regime anaerobico alattacido; frequenza massimale, intensità massimale; durate attorno ai 10\" con recuperi di almeno 45\"</text:p>
          </table:table-cell>
          <table:table-cell office:value-type="string" calcext:value-type="string">
            <text:p>Sprint training or speed conditioning; maximal heart rate, maximal intesity; ~10\" reps with rests of about 45\"</text:p>
          </table:table-cell>
          <table:table-cell office:value-type="string" calcext:value-type="string">
            <text:p>RAPIDITÀ (C3)</text:p>
          </table:table-cell>
          <table:table-cell office:value-type="string" calcext:value-type="string">
            <text:p>SPRINT/SPEED (C3)</text:p>
          </table:table-cell>
          <table:table-cell office:value-type="string" calcext:value-type="string">
            <text:p>intensità max</text:p>
          </table:table-cell>
          <table:table-cell office:value-type="string" calcext:value-type="string">
            <text:p>intensity max</text:p>
          </table:table-cell>
          <table:table-cell table:number-columns-repeated="3"/>
          <table:table-cell table:formula="of:=&quot;(&quot;&amp;[.A203]&amp;&quot;,'&quot;&amp;[.B203]&amp;&quot;',0,CURDATE(),CURDATE())&quot;&amp;IF([.$A204]&gt;0;&quot;,&quot;;&quot;;&quot;)" office:value-type="string" office:string-value="(7,'C3',0,CURDATE(),CURDATE())," calcext:value-type="string">
            <text:p>(7,'C3',0,CURDATE(),CURDATE()),</text:p>
          </table:table-cell>
          <table:table-cell table:formula="of:=&quot;    i18n_short_&quot;&amp;[.$B203]&amp;&quot;: &quot;&amp;CHAR(34)&amp;[.H203]&amp;CHAR(34)&amp;CHAR(13)&amp;CHAR(10)&amp;&quot;    i18n_description_&quot;&amp;[.$B203]&amp;&quot;: &quot;&amp;CHAR(34)&amp;[.F203]&amp;CHAR(34)&amp;CHAR(13)&amp;CHAR(10)&amp;&quot;    i18n_alternate_&quot;&amp;[.$B203]&amp;&quot;: &quot;&amp;CHAR(34)&amp;[.J203]&amp;CHAR(34)" office:value-type="string" office:string-value="    i18n_short_C3: &quot;RAPIDITÀ (C3)&quot;&#13;&#10;    i18n_description_C3: &quot;Regime anaerobico alattacido; frequenza massimale, intensità massimale; durate attorno ai 10\&quot; con recuperi di almeno 45\&quot;&quot;&#13;&#10;    i18n_alternate_C3: &quot;intensità max&quot;" calcext:value-type="string">
            <text:p>    i18n_short_C3: "RAPIDITÀ (C3)"</text:p>
            <text:p>    i18n_description_C3: "Regime anaerobico alattacido; frequenza massimale, intensità massimale; durate attorno ai 10\" con recuperi di almeno 45\""</text:p>
            <text:p>    i18n_alternate_C3: "intensità max"</text:p>
          </table:table-cell>
          <table:table-cell table:formula="of:=&quot;    i18n_short_&quot;&amp;[.$B203]&amp;&quot;: &quot;&amp;CHAR(34)&amp;[.I203]&amp;CHAR(34)&amp;CHAR(13)&amp;CHAR(10)&amp;&quot;    i18n_description_&quot;&amp;[.$B203]&amp;&quot;: &quot;&amp;CHAR(34)&amp;[.G203]&amp;CHAR(34)&amp;CHAR(13)&amp;CHAR(10)&amp;&quot;    i18n_alternate_&quot;&amp;[.$B203]&amp;&quot;: &quot;&amp;CHAR(34)&amp;[.K203]&amp;CHAR(34)" office:value-type="string" office:string-value="    i18n_short_C3: &quot;SPRINT/SPEED (C3)&quot;&#13;&#10;    i18n_description_C3: &quot;Sprint training or speed conditioning; maximal heart rate, maximal intesity; ~10\&quot; reps with rests of about 45\&quot;&quot;&#13;&#10;    i18n_alternate_C3: &quot;intensity max&quot;" calcext:value-type="string">
            <text:p>    i18n_short_C3: "SPRINT/SPEED (C3)"</text:p>
            <text:p>    i18n_description_C3: "Sprint training or speed conditioning; maximal heart rate, maximal intesity; ~10\" reps with rests of about 45\""</text:p>
            <text:p>    i18n_alternate_C3: "intensity max"</text:p>
          </table:table-cell>
          <table:table-cell table:number-columns-repeated="100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A1/C3</text:p>
          </table:table-cell>
          <table:table-cell table:number-columns-repeated="3"/>
          <table:table-cell office:value-type="string" calcext:value-type="string">
            <text:p>Progressione (da sciolto a massimale)</text:p>
          </table:table-cell>
          <table:table-cell office:value-type="string" calcext:value-type="string">
            <text:p>Acceleration (from slow to maximal speed)</text:p>
          </table:table-cell>
          <table:table-cell table:number-columns-repeated="2" office:value-type="string" calcext:value-type="string">
            <text:p>PROGR. (A1-C3)</text:p>
          </table:table-cell>
          <table:table-cell office:value-type="string" calcext:value-type="string">
            <text:p>progr.</text:p>
          </table:table-cell>
          <table:table-cell office:value-type="string" calcext:value-type="string">
            <text:p>accel.</text:p>
          </table:table-cell>
          <table:table-cell table:number-columns-repeated="3"/>
          <table:table-cell table:formula="of:=&quot;(&quot;&amp;[.A204]&amp;&quot;,'&quot;&amp;[.B204]&amp;&quot;',0,CURDATE(),CURDATE())&quot;&amp;IF([.$A205]&gt;0;&quot;,&quot;;&quot;;&quot;)" office:value-type="string" office:string-value="(8,'A1/C3',0,CURDATE(),CURDATE())," calcext:value-type="string">
            <text:p>(8,'A1/C3',0,CURDATE(),CURDATE()),</text:p>
          </table:table-cell>
          <table:table-cell table:formula="of:=&quot;    i18n_short_&quot;&amp;[.$B204]&amp;&quot;: &quot;&amp;CHAR(34)&amp;[.H204]&amp;CHAR(34)&amp;CHAR(13)&amp;CHAR(10)&amp;&quot;    i18n_description_&quot;&amp;[.$B204]&amp;&quot;: &quot;&amp;CHAR(34)&amp;[.F204]&amp;CHAR(34)&amp;CHAR(13)&amp;CHAR(10)&amp;&quot;    i18n_alternate_&quot;&amp;[.$B204]&amp;&quot;: &quot;&amp;CHAR(34)&amp;[.J204]&amp;CHAR(34)" office:value-type="string" office:string-value="    i18n_short_A1/C3: &quot;PROGR. (A1-C3)&quot;&#13;&#10;    i18n_description_A1/C3: &quot;Progressione (da sciolto a massimale)&quot;&#13;&#10;    i18n_alternate_A1/C3: &quot;progr.&quot;" calcext:value-type="string">
            <text:p>    i18n_short_A1/C3: "PROGR. (A1-C3)"</text:p>
            <text:p>    i18n_description_A1/C3: "Progressione (da sciolto a massimale)"</text:p>
            <text:p>    i18n_alternate_A1/C3: "progr."</text:p>
          </table:table-cell>
          <table:table-cell table:formula="of:=&quot;    i18n_short_&quot;&amp;[.$B204]&amp;&quot;: &quot;&amp;CHAR(34)&amp;[.I204]&amp;CHAR(34)&amp;CHAR(13)&amp;CHAR(10)&amp;&quot;    i18n_description_&quot;&amp;[.$B204]&amp;&quot;: &quot;&amp;CHAR(34)&amp;[.G204]&amp;CHAR(34)&amp;CHAR(13)&amp;CHAR(10)&amp;&quot;    i18n_alternate_&quot;&amp;[.$B204]&amp;&quot;: &quot;&amp;CHAR(34)&amp;[.K204]&amp;CHAR(34)" office:value-type="string" office:string-value="    i18n_short_A1/C3: &quot;PROGR. (A1-C3)&quot;&#13;&#10;    i18n_description_A1/C3: &quot;Acceleration (from slow to maximal speed)&quot;&#13;&#10;    i18n_alternate_A1/C3: &quot;accel.&quot;" calcext:value-type="string">
            <text:p>    i18n_short_A1/C3: "PROGR. (A1-C3)"</text:p>
            <text:p>    i18n_description_A1/C3: "Acceleration (from slow to maximal speed)"</text:p>
            <text:p>    i18n_alternate_A1/C3: "accel."</text:p>
          </table:table-cell>
          <table:table-cell table:number-columns-repeated="1004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C3/A1</text:p>
          </table:table-cell>
          <table:table-cell table:number-columns-repeated="3"/>
          <table:table-cell office:value-type="string" calcext:value-type="string">
            <text:p>Decelerazione (da massimale a sciolto)</text:p>
          </table:table-cell>
          <table:table-cell office:value-type="string" calcext:value-type="string">
            <text:p>Deceleration (from maximal speed to slow)</text:p>
          </table:table-cell>
          <table:table-cell table:number-columns-repeated="2" office:value-type="string" calcext:value-type="string">
            <text:p>DECEL. (C3-A1)</text:p>
          </table:table-cell>
          <table:table-cell table:number-columns-repeated="2" office:value-type="string" calcext:value-type="string">
            <text:p>decel.</text:p>
          </table:table-cell>
          <table:table-cell table:number-columns-repeated="3"/>
          <table:table-cell table:formula="of:=&quot;(&quot;&amp;[.A205]&amp;&quot;,'&quot;&amp;[.B205]&amp;&quot;',0,CURDATE(),CURDATE())&quot;&amp;IF([.$A206]&gt;0;&quot;,&quot;;&quot;;&quot;)" office:value-type="string" office:string-value="(9,'C3/A1',0,CURDATE(),CURDATE())," calcext:value-type="string">
            <text:p>(9,'C3/A1',0,CURDATE(),CURDATE()),</text:p>
          </table:table-cell>
          <table:table-cell table:formula="of:=&quot;    i18n_short_&quot;&amp;[.$B205]&amp;&quot;: &quot;&amp;CHAR(34)&amp;[.H205]&amp;CHAR(34)&amp;CHAR(13)&amp;CHAR(10)&amp;&quot;    i18n_description_&quot;&amp;[.$B205]&amp;&quot;: &quot;&amp;CHAR(34)&amp;[.F205]&amp;CHAR(34)&amp;CHAR(13)&amp;CHAR(10)&amp;&quot;    i18n_alternate_&quot;&amp;[.$B205]&amp;&quot;: &quot;&amp;CHAR(34)&amp;[.J205]&amp;CHAR(34)" office:value-type="string" office:string-value="    i18n_short_C3/A1: &quot;DECEL. (C3-A1)&quot;&#13;&#10;    i18n_description_C3/A1: &quot;Decelerazione (da massimale a sciolto)&quot;&#13;&#10;    i18n_alternate_C3/A1: &quot;decel.&quot;" calcext:value-type="string">
            <text:p>    i18n_short_C3/A1: "DECEL. (C3-A1)"</text:p>
            <text:p>    i18n_description_C3/A1: "Decelerazione (da massimale a sciolto)"</text:p>
            <text:p>    i18n_alternate_C3/A1: "decel."</text:p>
          </table:table-cell>
          <table:table-cell table:formula="of:=&quot;    i18n_short_&quot;&amp;[.$B205]&amp;&quot;: &quot;&amp;CHAR(34)&amp;[.I205]&amp;CHAR(34)&amp;CHAR(13)&amp;CHAR(10)&amp;&quot;    i18n_description_&quot;&amp;[.$B205]&amp;&quot;: &quot;&amp;CHAR(34)&amp;[.G205]&amp;CHAR(34)&amp;CHAR(13)&amp;CHAR(10)&amp;&quot;    i18n_alternate_&quot;&amp;[.$B205]&amp;&quot;: &quot;&amp;CHAR(34)&amp;[.K205]&amp;CHAR(34)" office:value-type="string" office:string-value="    i18n_short_C3/A1: &quot;DECEL. (C3-A1)&quot;&#13;&#10;    i18n_description_C3/A1: &quot;Deceleration (from maximal speed to slow)&quot;&#13;&#10;    i18n_alternate_C3/A1: &quot;decel.&quot;" calcext:value-type="string">
            <text:p>    i18n_short_C3/A1: "DECEL. (C3-A1)"</text:p>
            <text:p>    i18n_description_C3/A1: "Deceleration (from maximal speed to slow)"</text:p>
            <text:p>    i18n_alternate_C3/A1: "decel."</text:p>
          </table:table-cell>
          <table:table-cell table:number-columns-repeated="1004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Passi gara</text:p>
          </table:table-cell>
          <table:table-cell office:value-type="string" calcext:value-type="string">
            <text:p>Maximal speed attainable (heat run simulation)</text:p>
          </table:table-cell>
          <table:table-cell office:value-type="string" calcext:value-type="string">
            <text:p>GARA (D)</text:p>
          </table:table-cell>
          <table:table-cell office:value-type="string" calcext:value-type="string">
            <text:p>CHRONO (D)</text:p>
          </table:table-cell>
          <table:table-cell office:value-type="string" calcext:value-type="string">
            <text:p>crono</text:p>
          </table:table-cell>
          <table:table-cell office:value-type="string" calcext:value-type="string">
            <text:p>chrono</text:p>
          </table:table-cell>
          <table:table-cell table:number-columns-repeated="3"/>
          <table:table-cell table:formula="of:=&quot;(&quot;&amp;[.A206]&amp;&quot;,'&quot;&amp;[.B206]&amp;&quot;',0,CURDATE(),CURDATE())&quot;&amp;IF([.$A207]&gt;0;&quot;,&quot;;&quot;;&quot;)" office:value-type="string" office:string-value="(10,'D',0,CURDATE(),CURDATE());" calcext:value-type="string">
            <text:p>(10,'D',0,CURDATE(),CURDATE());</text:p>
          </table:table-cell>
          <table:table-cell table:formula="of:=&quot;    i18n_short_&quot;&amp;[.$B206]&amp;&quot;: &quot;&amp;CHAR(34)&amp;[.H206]&amp;CHAR(34)&amp;CHAR(13)&amp;CHAR(10)&amp;&quot;    i18n_description_&quot;&amp;[.$B206]&amp;&quot;: &quot;&amp;CHAR(34)&amp;[.F206]&amp;CHAR(34)&amp;CHAR(13)&amp;CHAR(10)&amp;&quot;    i18n_alternate_&quot;&amp;[.$B206]&amp;&quot;: &quot;&amp;CHAR(34)&amp;[.J206]&amp;CHAR(34)" office:value-type="string" office:string-value="    i18n_short_D: &quot;GARA (D)&quot;&#13;&#10;    i18n_description_D: &quot;Passi gara&quot;&#13;&#10;    i18n_alternate_D: &quot;crono&quot;" calcext:value-type="string">
            <text:p>    i18n_short_D: "GARA (D)"</text:p>
            <text:p>    i18n_description_D: "Passi gara"</text:p>
            <text:p>    i18n_alternate_D: "crono"</text:p>
          </table:table-cell>
          <table:table-cell table:formula="of:=&quot;    i18n_short_&quot;&amp;[.$B206]&amp;&quot;: &quot;&amp;CHAR(34)&amp;[.I206]&amp;CHAR(34)&amp;CHAR(13)&amp;CHAR(10)&amp;&quot;    i18n_description_&quot;&amp;[.$B206]&amp;&quot;: &quot;&amp;CHAR(34)&amp;[.G206]&amp;CHAR(34)&amp;CHAR(13)&amp;CHAR(10)&amp;&quot;    i18n_alternate_&quot;&amp;[.$B206]&amp;&quot;: &quot;&amp;CHAR(34)&amp;[.K206]&amp;CHAR(34)" office:value-type="string" office:string-value="    i18n_short_D: &quot;CHRONO (D)&quot;&#13;&#10;    i18n_description_D: &quot;Maximal speed attainable (heat run simulation)&quot;&#13;&#10;    i18n_alternate_D: &quot;chrono&quot;" calcext:value-type="string">
            <text:p>    i18n_short_D: "CHRONO (D)"</text:p>
            <text:p>    i18n_description_D: "Maximal speed attainable (heat run simulation)"</text:p>
            <text:p>    i18n_alternate_D: "chrono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training_step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208]&amp;CHAR(13)&amp;CHAR(10)&amp;&quot;-- &quot;" office:value-type="string" office:string-value="--&#13;&#10;-- Dump dei dati per la tabella training_step_types&#13;&#10;-- " calcext:value-type="string">
            <text:p>--</text:p>
            <text:p>-- Dump dei dati per la tabella training_step_types</text:p>
            <text:p>-- </text:p>
          </table:table-cell>
          <table:table-cell table:style-name="ce20" table:formula="of:=&quot;  &quot;&amp;[.$A208]&amp;&quot;:&quot;" office:value-type="string" office:string-value="  training_step_types:" calcext:value-type="string">
            <text:p><text:s text:c="2"/>training_step_types:</text:p>
          </table:table-cell>
          <table:table-cell table:style-name="ce20" table:formula="of:=&quot;  &quot;&amp;[.$A208]&amp;&quot;:&quot;" office:value-type="string" office:string-value="  training_step_types:" calcext:value-type="string">
            <text:p><text:s text:c="2"/>training_step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office:value-type="string" calcext:value-type="string">
            <text:p>step_order</text:p>
          </table:table-cell>
          <table:table-cell table:style-name="ce16" table:number-columns-repeated="2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208]&amp;&quot; (&quot;&amp;[.$A209]&amp;&quot;,&quot;&amp;[.$B209]&amp;IF(ISBLANK([.$C209]);&quot;&quot;;&quot;,&quot;&amp;[.$C209])&amp;&quot;,lock_version,created_at,updated_at) VALUES &quot;" office:value-type="string" office:string-value="INSERT INTO training_step_types (id,code,step_order,lock_version,created_at,updated_at) VALUES " calcext:value-type="string">
            <text:p>INSERT INTO training_step_types (id,code,step_order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ISCALDAMENTO</text:p>
          </table:table-cell>
          <table:table-cell office:value-type="string" calcext:value-type="string">
            <text:p>WARM-UP</text:p>
          </table:table-cell>
          <table:table-cell office:value-type="string" calcext:value-type="string">
            <text:p>RISC</text:p>
          </table:table-cell>
          <table:table-cell office:value-type="string" calcext:value-type="string">
            <text:p>WARMUP</text:p>
          </table:table-cell>
          <table:table-cell table:number-columns-repeated="5"/>
          <table:table-cell table:formula="of:=&quot;(&quot;&amp;[.A210]&amp;&quot;,'&quot;&amp;[.B210]&amp;&quot;',&quot;&amp;[.C210]&amp;&quot;,0,CURDATE(),CURDATE())&quot;&amp;IF([.$A211]&gt;0;&quot;,&quot;;&quot;;&quot;)" office:value-type="string" office:string-value="(1,'R',1,0,CURDATE(),CURDATE())," calcext:value-type="string">
            <text:p>(1,'R',1,0,CURDATE(),CURDATE()),</text:p>
          </table:table-cell>
          <table:table-cell table:formula="of:=&quot;    i18n_short_&quot;&amp;[.$B210]&amp;&quot;: &quot;&amp;CHAR(34)&amp;[.H210]&amp;CHAR(34)&amp;CHAR(13)&amp;CHAR(10)&amp;&quot;    i18n_description_&quot;&amp;[.$B210]&amp;&quot;: &quot;&amp;CHAR(34)&amp;[.F210]&amp;CHAR(34)" office:value-type="string" office:string-value="    i18n_short_R: &quot;RISC&quot;&#13;&#10;    i18n_description_R: &quot;RISCALDAMENTO&quot;" calcext:value-type="string">
            <text:p>    i18n_short_R: "RISC"</text:p>
            <text:p>    i18n_description_R: "RISCALDAMENTO"</text:p>
          </table:table-cell>
          <table:table-cell table:formula="of:=&quot;    i18n_short_&quot;&amp;[.$B210]&amp;&quot;: &quot;&amp;CHAR(34)&amp;[.I210]&amp;CHAR(34)&amp;CHAR(13)&amp;CHAR(10)&amp;&quot;    i18n_description_&quot;&amp;[.$B210]&amp;&quot;: &quot;&amp;CHAR(34)&amp;[.G210]&amp;CHAR(34)" office:value-type="string" office:string-value="    i18n_short_R: &quot;WARMUP&quot;&#13;&#10;    i18n_description_R: &quot;WARM-UP&quot;" calcext:value-type="string">
            <text:p>    i18n_short_R: "WARMUP"</text:p>
            <text:p>    i18n_description_R: "WARM-UP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SERCITAZIONI TECNICHE</text:p>
          </table:table-cell>
          <table:table-cell office:value-type="string" calcext:value-type="string">
            <text:p>TECHNICAL EXERCISES</text:p>
          </table:table-cell>
          <table:table-cell office:value-type="string" calcext:value-type="string">
            <text:p>TECNICA</text:p>
          </table:table-cell>
          <table:table-cell office:value-type="string" calcext:value-type="string">
            <text:p>TECH</text:p>
          </table:table-cell>
          <table:table-cell table:number-columns-repeated="5"/>
          <table:table-cell table:formula="of:=&quot;(&quot;&amp;[.A211]&amp;&quot;,'&quot;&amp;[.B211]&amp;&quot;',&quot;&amp;[.C211]&amp;&quot;,0,CURDATE(),CURDATE())&quot;&amp;IF([.$A212]&gt;0;&quot;,&quot;;&quot;;&quot;)" office:value-type="string" office:string-value="(2,'T',2,0,CURDATE(),CURDATE())," calcext:value-type="string">
            <text:p>(2,'T',2,0,CURDATE(),CURDATE()),</text:p>
          </table:table-cell>
          <table:table-cell table:formula="of:=&quot;    i18n_short_&quot;&amp;[.$B211]&amp;&quot;: &quot;&amp;CHAR(34)&amp;[.H211]&amp;CHAR(34)&amp;CHAR(13)&amp;CHAR(10)&amp;&quot;    i18n_description_&quot;&amp;[.$B211]&amp;&quot;: &quot;&amp;CHAR(34)&amp;[.F211]&amp;CHAR(34)" office:value-type="string" office:string-value="    i18n_short_T: &quot;TECNICA&quot;&#13;&#10;    i18n_description_T: &quot;ESERCITAZIONI TECNICHE&quot;" calcext:value-type="string">
            <text:p>    i18n_short_T: "TECNICA"</text:p>
            <text:p>    i18n_description_T: "ESERCITAZIONI TECNICHE"</text:p>
          </table:table-cell>
          <table:table-cell table:formula="of:=&quot;    i18n_short_&quot;&amp;[.$B211]&amp;&quot;: &quot;&amp;CHAR(34)&amp;[.I211]&amp;CHAR(34)&amp;CHAR(13)&amp;CHAR(10)&amp;&quot;    i18n_description_&quot;&amp;[.$B211]&amp;&quot;: &quot;&amp;CHAR(34)&amp;[.G211]&amp;CHAR(34)" office:value-type="string" office:string-value="    i18n_short_T: &quot;TECH&quot;&#13;&#10;    i18n_description_T: &quot;TECHNICAL EXERCISES&quot;" calcext:value-type="string">
            <text:p>    i18n_short_T: "TECH"</text:p>
            <text:p>    i18n_description_T: "TECHNICAL EXERCISE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TTIVAZIONE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ATTIVAZIONE</text:p>
          </table:table-cell>
          <table:table-cell office:value-type="string" calcext:value-type="string">
            <text:p>ACTIV.</text:p>
          </table:table-cell>
          <table:table-cell table:number-columns-repeated="5"/>
          <table:table-cell table:formula="of:=&quot;(&quot;&amp;[.A212]&amp;&quot;,'&quot;&amp;[.B212]&amp;&quot;',&quot;&amp;[.C212]&amp;&quot;,0,CURDATE(),CURDATE())&quot;&amp;IF([.$A213]&gt;0;&quot;,&quot;;&quot;;&quot;)" office:value-type="string" office:string-value="(3,'A',3,0,CURDATE(),CURDATE())," calcext:value-type="string">
            <text:p>(3,'A',3,0,CURDATE(),CURDATE()),</text:p>
          </table:table-cell>
          <table:table-cell table:formula="of:=&quot;    i18n_short_&quot;&amp;[.$B212]&amp;&quot;: &quot;&amp;CHAR(34)&amp;[.H212]&amp;CHAR(34)&amp;CHAR(13)&amp;CHAR(10)&amp;&quot;    i18n_description_&quot;&amp;[.$B212]&amp;&quot;: &quot;&amp;CHAR(34)&amp;[.F212]&amp;CHAR(34)" office:value-type="string" office:string-value="    i18n_short_A: &quot;ATTIVAZIONE&quot;&#13;&#10;    i18n_description_A: &quot;ATTIVAZIONE&quot;" calcext:value-type="string">
            <text:p>    i18n_short_A: "ATTIVAZIONE"</text:p>
            <text:p>    i18n_description_A: "ATTIVAZIONE"</text:p>
          </table:table-cell>
          <table:table-cell table:formula="of:=&quot;    i18n_short_&quot;&amp;[.$B212]&amp;&quot;: &quot;&amp;CHAR(34)&amp;[.I212]&amp;CHAR(34)&amp;CHAR(13)&amp;CHAR(10)&amp;&quot;    i18n_description_&quot;&amp;[.$B212]&amp;&quot;: &quot;&amp;CHAR(34)&amp;[.G212]&amp;CHAR(34)" office:value-type="string" office:string-value="    i18n_short_A: &quot;ACTIV.&quot;&#13;&#10;    i18n_description_A: &quot;ACTIVATION&quot;" calcext:value-type="string">
            <text:p>    i18n_short_A: "ACTIV."</text:p>
            <text:p>    i18n_description_A: "ACTIVATION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LAVORO CENTRALE</text:p>
          </table:table-cell>
          <table:table-cell office:value-type="string" calcext:value-type="string">
            <text:p>TRAINING CORE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CORE</text:p>
          </table:table-cell>
          <table:table-cell table:number-columns-repeated="5"/>
          <table:table-cell table:formula="of:=&quot;(&quot;&amp;[.A213]&amp;&quot;,'&quot;&amp;[.B213]&amp;&quot;',&quot;&amp;[.C213]&amp;&quot;,0,CURDATE(),CURDATE())&quot;&amp;IF([.$A214]&gt;0;&quot;,&quot;;&quot;;&quot;)" office:value-type="string" office:string-value="(4,'C',4,0,CURDATE(),CURDATE())," calcext:value-type="string">
            <text:p>(4,'C',4,0,CURDATE(),CURDATE()),</text:p>
          </table:table-cell>
          <table:table-cell table:formula="of:=&quot;    i18n_short_&quot;&amp;[.$B213]&amp;&quot;: &quot;&amp;CHAR(34)&amp;[.H213]&amp;CHAR(34)&amp;CHAR(13)&amp;CHAR(10)&amp;&quot;    i18n_description_&quot;&amp;[.$B213]&amp;&quot;: &quot;&amp;CHAR(34)&amp;[.F213]&amp;CHAR(34)" office:value-type="string" office:string-value="    i18n_short_C: &quot;CENTRALE&quot;&#13;&#10;    i18n_description_C: &quot;LAVORO CENTRALE&quot;" calcext:value-type="string">
            <text:p>    i18n_short_C: "CENTRALE"</text:p>
            <text:p>    i18n_description_C: "LAVORO CENTRALE"</text:p>
          </table:table-cell>
          <table:table-cell table:formula="of:=&quot;    i18n_short_&quot;&amp;[.$B213]&amp;&quot;: &quot;&amp;CHAR(34)&amp;[.I213]&amp;CHAR(34)&amp;CHAR(13)&amp;CHAR(10)&amp;&quot;    i18n_description_&quot;&amp;[.$B213]&amp;&quot;: &quot;&amp;CHAR(34)&amp;[.G213]&amp;CHAR(34)" office:value-type="string" office:string-value="    i18n_short_C: &quot;CORE&quot;&#13;&#10;    i18n_description_C: &quot;TRAINING CORE&quot;" calcext:value-type="string">
            <text:p>    i18n_short_C: "CORE"</text:p>
            <text:p>    i18n_description_C: "TRAINING CORE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FATICAMENTO</text:p>
          </table:table-cell>
          <table:table-cell office:value-type="string" calcext:value-type="string">
            <text:p>COOL-DOWN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OWN</text:p>
          </table:table-cell>
          <table:table-cell table:number-columns-repeated="5"/>
          <table:table-cell table:formula="of:=&quot;(&quot;&amp;[.A214]&amp;&quot;,'&quot;&amp;[.B214]&amp;&quot;',&quot;&amp;[.C214]&amp;&quot;,0,CURDATE(),CURDATE())&quot;&amp;IF([.$A215]&gt;0;&quot;,&quot;;&quot;;&quot;)" office:value-type="string" office:string-value="(5,'D',5,0,CURDATE(),CURDATE());" calcext:value-type="string">
            <text:p>(5,'D',5,0,CURDATE(),CURDATE());</text:p>
          </table:table-cell>
          <table:table-cell table:formula="of:=&quot;    i18n_short_&quot;&amp;[.$B214]&amp;&quot;: &quot;&amp;CHAR(34)&amp;[.H214]&amp;CHAR(34)&amp;CHAR(13)&amp;CHAR(10)&amp;&quot;    i18n_description_&quot;&amp;[.$B214]&amp;&quot;: &quot;&amp;CHAR(34)&amp;[.F214]&amp;CHAR(34)" office:value-type="string" office:string-value="    i18n_short_D: &quot;DEF&quot;&#13;&#10;    i18n_description_D: &quot;DEFATICAMENTO&quot;" calcext:value-type="string">
            <text:p>    i18n_short_D: "DEF"</text:p>
            <text:p>    i18n_description_D: "DEFATICAMENTO"</text:p>
          </table:table-cell>
          <table:table-cell table:formula="of:=&quot;    i18n_short_&quot;&amp;[.$B214]&amp;&quot;: &quot;&amp;CHAR(34)&amp;[.I214]&amp;CHAR(34)&amp;CHAR(13)&amp;CHAR(10)&amp;&quot;    i18n_description_&quot;&amp;[.$B214]&amp;&quot;: &quot;&amp;CHAR(34)&amp;[.G214]&amp;CHAR(34)" office:value-type="string" office:string-value="    i18n_short_D: &quot;DOWN&quot;&#13;&#10;    i18n_description_D: &quot;COOL-DOWN&quot;" calcext:value-type="string">
            <text:p>    i18n_short_D: "DOWN"</text:p>
            <text:p>    i18n_description_D: "COOL-DOW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movement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216]&amp;CHAR(13)&amp;CHAR(10)&amp;&quot;-- &quot;" office:value-type="string" office:string-value="--&#13;&#10;-- Dump dei dati per la tabella movement_types&#13;&#10;-- " calcext:value-type="string">
            <text:p>--</text:p>
            <text:p>-- Dump dei dati per la tabella movement_types</text:p>
            <text:p>-- </text:p>
          </table:table-cell>
          <table:table-cell table:style-name="ce20" table:formula="of:=&quot;  &quot;&amp;[.$A216]&amp;&quot;:&quot;" office:value-type="string" office:string-value="  movement_types:" calcext:value-type="string">
            <text:p><text:s text:c="2"/>movement_types:</text:p>
          </table:table-cell>
          <table:table-cell table:style-name="ce20" table:formula="of:=&quot;  &quot;&amp;[.$A216]&amp;&quot;:&quot;" office:value-type="string" office:string-value="  movement_types:" calcext:value-type="string">
            <text:p><text:s text:c="2"/>movement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table:number-columns-repeated="3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216]&amp;&quot; (&quot;&amp;[.$A217]&amp;&quot;,&quot;&amp;[.$B217]&amp;IF(ISBLANK([.$C217]);&quot;&quot;;&quot;,&quot;&amp;[.$C217])&amp;&quot;,lock_version,created_at,updated_at) VALUES &quot;" office:value-type="string" office:string-value="INSERT INTO movement_types (id,code,lock_version,created_at,updated_at) VALUES " calcext:value-type="string">
            <text:p>INSERT INTO movement_types (id,code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ompleto</text:p>
          </table:table-cell>
          <table:table-cell office:value-type="string" calcext:value-type="string">
            <text:p>complete</text:p>
          </table:table-cell>
          <table:table-cell table:number-columns-repeated="2" office:value-type="string" calcext:value-type="string">
            <text:p>comp.</text:p>
          </table:table-cell>
          <table:table-cell table:number-columns-repeated="5"/>
          <table:table-cell table:formula="of:=&quot;(&quot;&amp;[.A218]&amp;&quot;,'&quot;&amp;[.B218]&amp;&quot;',0,CURDATE(),CURDATE())&quot;&amp;IF([.$A219]&gt;0;&quot;,&quot;;&quot;;&quot;)" office:value-type="string" office:string-value="(1,'C',0,CURDATE(),CURDATE())," calcext:value-type="string">
            <text:p>(1,'C',0,CURDATE(),CURDATE()),</text:p>
          </table:table-cell>
          <table:table-cell table:formula="of:=&quot;    i18n_short_&quot;&amp;[.$B218]&amp;&quot;: &quot;&amp;CHAR(34)&amp;[.H218]&amp;CHAR(34)&amp;CHAR(13)&amp;CHAR(10)&amp;&quot;    i18n_description_&quot;&amp;[.$B218]&amp;&quot;: &quot;&amp;CHAR(34)&amp;[.F218]&amp;CHAR(34)" office:value-type="string" office:string-value="    i18n_short_C: &quot;comp.&quot;&#13;&#10;    i18n_description_C: &quot;completo&quot;" calcext:value-type="string">
            <text:p>    i18n_short_C: "comp."</text:p>
            <text:p>    i18n_description_C: "completo"</text:p>
          </table:table-cell>
          <table:table-cell table:formula="of:=&quot;    i18n_short_&quot;&amp;[.$B218]&amp;&quot;: &quot;&amp;CHAR(34)&amp;[.I218]&amp;CHAR(34)&amp;CHAR(13)&amp;CHAR(10)&amp;&quot;    i18n_description_&quot;&amp;[.$B218]&amp;&quot;: &quot;&amp;CHAR(34)&amp;[.G218]&amp;CHAR(34)" office:value-type="string" office:string-value="    i18n_short_C: &quot;comp.&quot;&#13;&#10;    i18n_description_C: &quot;complete&quot;" calcext:value-type="string">
            <text:p>    i18n_short_C: "comp."</text:p>
            <text:p>    i18n_description_C: "complete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solo gambe</text:p>
          </table:table-cell>
          <table:table-cell office:value-type="string" calcext:value-type="string">
            <text:p>kick only</text:p>
          </table:table-cell>
          <table:table-cell office:value-type="string" calcext:value-type="string">
            <text:p>gambe</text:p>
          </table:table-cell>
          <table:table-cell office:value-type="string" calcext:value-type="string">
            <text:p>kick</text:p>
          </table:table-cell>
          <table:table-cell table:number-columns-repeated="5"/>
          <table:table-cell table:formula="of:=&quot;(&quot;&amp;[.A219]&amp;&quot;,'&quot;&amp;[.B219]&amp;&quot;',0,CURDATE(),CURDATE())&quot;&amp;IF([.$A220]&gt;0;&quot;,&quot;;&quot;;&quot;)" office:value-type="string" office:string-value="(2,'G',0,CURDATE(),CURDATE())," calcext:value-type="string">
            <text:p>(2,'G',0,CURDATE(),CURDATE()),</text:p>
          </table:table-cell>
          <table:table-cell table:formula="of:=&quot;    i18n_short_&quot;&amp;[.$B219]&amp;&quot;: &quot;&amp;CHAR(34)&amp;[.H219]&amp;CHAR(34)&amp;CHAR(13)&amp;CHAR(10)&amp;&quot;    i18n_description_&quot;&amp;[.$B219]&amp;&quot;: &quot;&amp;CHAR(34)&amp;[.F219]&amp;CHAR(34)" office:value-type="string" office:string-value="    i18n_short_G: &quot;gambe&quot;&#13;&#10;    i18n_description_G: &quot;solo gambe&quot;" calcext:value-type="string">
            <text:p>    i18n_short_G: "gambe"</text:p>
            <text:p>    i18n_description_G: "solo gambe"</text:p>
          </table:table-cell>
          <table:table-cell table:formula="of:=&quot;    i18n_short_&quot;&amp;[.$B219]&amp;&quot;: &quot;&amp;CHAR(34)&amp;[.I219]&amp;CHAR(34)&amp;CHAR(13)&amp;CHAR(10)&amp;&quot;    i18n_description_&quot;&amp;[.$B219]&amp;&quot;: &quot;&amp;CHAR(34)&amp;[.G219]&amp;CHAR(34)" office:value-type="string" office:string-value="    i18n_short_G: &quot;kick&quot;&#13;&#10;    i18n_description_G: &quot;kick only&quot;" calcext:value-type="string">
            <text:p>    i18n_short_G: "kick"</text:p>
            <text:p>    i18n_description_G: "kick only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solo braccia</text:p>
          </table:table-cell>
          <table:table-cell office:value-type="string" calcext:value-type="string">
            <text:p>arm only</text:p>
          </table:table-cell>
          <table:table-cell office:value-type="string" calcext:value-type="string">
            <text:p>braccia</text:p>
          </table:table-cell>
          <table:table-cell office:value-type="string" calcext:value-type="string">
            <text:p>arm</text:p>
          </table:table-cell>
          <table:table-cell table:number-columns-repeated="5"/>
          <table:table-cell table:formula="of:=&quot;(&quot;&amp;[.A220]&amp;&quot;,'&quot;&amp;[.B220]&amp;&quot;',0,CURDATE(),CURDATE())&quot;&amp;IF([.$A222]&gt;0;&quot;,&quot;;&quot;;&quot;)" office:value-type="string" office:string-value="(3,'B',0,CURDATE(),CURDATE());" calcext:value-type="string">
            <text:p>(3,'B',0,CURDATE(),CURDATE());</text:p>
          </table:table-cell>
          <table:table-cell table:formula="of:=&quot;    i18n_short_&quot;&amp;[.$B220]&amp;&quot;: &quot;&amp;CHAR(34)&amp;[.H220]&amp;CHAR(34)&amp;CHAR(13)&amp;CHAR(10)&amp;&quot;    i18n_description_&quot;&amp;[.$B220]&amp;&quot;: &quot;&amp;CHAR(34)&amp;[.F220]&amp;CHAR(34)" office:value-type="string" office:string-value="    i18n_short_B: &quot;braccia&quot;&#13;&#10;    i18n_description_B: &quot;solo braccia&quot;" calcext:value-type="string">
            <text:p>    i18n_short_B: "braccia"</text:p>
            <text:p>    i18n_description_B: "solo braccia"</text:p>
          </table:table-cell>
          <table:table-cell table:formula="of:=&quot;    i18n_short_&quot;&amp;[.$B220]&amp;&quot;: &quot;&amp;CHAR(34)&amp;[.I220]&amp;CHAR(34)&amp;CHAR(13)&amp;CHAR(10)&amp;&quot;    i18n_description_&quot;&amp;[.$B220]&amp;&quot;: &quot;&amp;CHAR(34)&amp;[.G220]&amp;CHAR(34)" office:value-type="string" office:string-value="    i18n_short_B: &quot;arm&quot;&#13;&#10;    i18n_description_B: &quot;arm only&quot;" calcext:value-type="string">
            <text:p>    i18n_short_B: "arm"</text:p>
            <text:p>    i18n_description_B: "arm onl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esercitazione tecnica</text:p>
          </table:table-cell>
          <table:table-cell office:value-type="string" calcext:value-type="string">
            <text:p>technical exercise</text:p>
          </table:table-cell>
          <table:table-cell office:value-type="string" calcext:value-type="string">
            <text:p>tecnica</text:p>
          </table:table-cell>
          <table:table-cell office:value-type="string" calcext:value-type="string">
            <text:p>exercise</text:p>
          </table:table-cell>
          <table:table-cell table:number-columns-repeated="5"/>
          <table:table-cell table:formula="of:=&quot;(&quot;&amp;[.A221]&amp;&quot;,'&quot;&amp;[.B221]&amp;&quot;',0,CURDATE(),CURDATE())&quot;&amp;IF([.$A223]&gt;0;&quot;,&quot;;&quot;;&quot;)" office:value-type="string" office:string-value="(4,'T',0,CURDATE(),CURDATE())," calcext:value-type="string">
            <text:p>(4,'T',0,CURDATE(),CURDATE()),</text:p>
          </table:table-cell>
          <table:table-cell table:formula="of:=&quot;    i18n_short_&quot;&amp;[.$B221]&amp;&quot;: &quot;&amp;CHAR(34)&amp;[.H221]&amp;CHAR(34)&amp;CHAR(13)&amp;CHAR(10)&amp;&quot;    i18n_description_&quot;&amp;[.$B221]&amp;&quot;: &quot;&amp;CHAR(34)&amp;[.F221]&amp;CHAR(34)" office:value-type="string" office:string-value="    i18n_short_T: &quot;tecnica&quot;&#13;&#10;    i18n_description_T: &quot;esercitazione tecnica&quot;" calcext:value-type="string">
            <text:p>    i18n_short_T: "tecnica"</text:p>
            <text:p>    i18n_description_T: "esercitazione tecnica"</text:p>
          </table:table-cell>
          <table:table-cell table:formula="of:=&quot;    i18n_short_&quot;&amp;[.$B221]&amp;&quot;: &quot;&amp;CHAR(34)&amp;[.I221]&amp;CHAR(34)&amp;CHAR(13)&amp;CHAR(10)&amp;&quot;    i18n_description_&quot;&amp;[.$B221]&amp;&quot;: &quot;&amp;CHAR(34)&amp;[.G221]&amp;CHAR(34)" office:value-type="string" office:string-value="    i18n_short_T: &quot;exercise&quot;&#13;&#10;    i18n_description_T: &quot;technical exercise&quot;" calcext:value-type="string">
            <text:p>    i18n_short_T: "exercise"</text:p>
            <text:p>    i18n_description_T: "technical exercise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movement_scope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223]&amp;CHAR(13)&amp;CHAR(10)&amp;&quot;-- &quot;" office:value-type="string" office:string-value="--&#13;&#10;-- Dump dei dati per la tabella movement_scope_types&#13;&#10;-- " calcext:value-type="string">
            <text:p>--</text:p>
            <text:p>-- Dump dei dati per la tabella movement_scope_types</text:p>
            <text:p>-- </text:p>
          </table:table-cell>
          <table:table-cell table:style-name="ce20" table:formula="of:=&quot;  &quot;&amp;[.$A223]&amp;&quot;:&quot;" office:value-type="string" office:string-value="  movement_scope_types:" calcext:value-type="string">
            <text:p><text:s text:c="2"/>movement_scope_types:</text:p>
          </table:table-cell>
          <table:table-cell table:style-name="ce20" table:formula="of:=&quot;  &quot;&amp;[.$A223]&amp;&quot;:&quot;" office:value-type="string" office:string-value="  movement_scope_types:" calcext:value-type="string">
            <text:p><text:s text:c="2"/>movement_scope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table:number-columns-repeated="3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223]&amp;&quot; (&quot;&amp;[.$A224]&amp;&quot;,&quot;&amp;[.$B224]&amp;IF(ISBLANK([.$C224]);&quot;&quot;;&quot;,&quot;&amp;[.$C224])&amp;&quot;,lock_version,created_at,updated_at) VALUES &quot;" office:value-type="string" office:string-value="INSERT INTO movement_scope_types (id,code,lock_version,created_at,updated_at) VALUES " calcext:value-type="string">
            <text:p>INSERT INTO movement_scope_types (id,code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solamento o esclusione</text:p>
          </table:table-cell>
          <table:table-cell office:value-type="string" calcext:value-type="string">
            <text:p>Isolation</text:p>
          </table:table-cell>
          <table:table-cell office:value-type="string" calcext:value-type="string">
            <text:p>Isolamento</text:p>
          </table:table-cell>
          <table:table-cell office:value-type="string" calcext:value-type="string">
            <text:p>Isolation</text:p>
          </table:table-cell>
          <table:table-cell table:number-columns-repeated="5"/>
          <table:table-cell table:formula="of:=&quot;(&quot;&amp;[.A225]&amp;&quot;,'&quot;&amp;[.B225]&amp;&quot;',0,CURDATE(),CURDATE())&quot;&amp;IF([.$A226]&gt;0;&quot;,&quot;;&quot;;&quot;)" office:value-type="string" office:string-value="(1,'I',0,CURDATE(),CURDATE())," calcext:value-type="string">
            <text:p>(1,'I',0,CURDATE(),CURDATE()),</text:p>
          </table:table-cell>
          <table:table-cell table:formula="of:=&quot;    i18n_short_&quot;&amp;[.$B225]&amp;&quot;: &quot;&amp;CHAR(34)&amp;[.H225]&amp;CHAR(34)&amp;CHAR(13)&amp;CHAR(10)&amp;&quot;    i18n_description_&quot;&amp;[.$B225]&amp;&quot;: &quot;&amp;CHAR(34)&amp;[.F225]&amp;CHAR(34)" office:value-type="string" office:string-value="    i18n_short_I: &quot;Isolamento&quot;&#13;&#10;    i18n_description_I: &quot;Isolamento o esclusione&quot;" calcext:value-type="string">
            <text:p>    i18n_short_I: "Isolamento"</text:p>
            <text:p>    i18n_description_I: "Isolamento o esclusione"</text:p>
          </table:table-cell>
          <table:table-cell table:formula="of:=&quot;    i18n_short_&quot;&amp;[.$B225]&amp;&quot;: &quot;&amp;CHAR(34)&amp;[.I225]&amp;CHAR(34)&amp;CHAR(13)&amp;CHAR(10)&amp;&quot;    i18n_description_&quot;&amp;[.$B225]&amp;&quot;: &quot;&amp;CHAR(34)&amp;[.G225]&amp;CHAR(34)" office:value-type="string" office:string-value="    i18n_short_I: &quot;Isolation&quot;&#13;&#10;    i18n_description_I: &quot;Isolation&quot;" calcext:value-type="string">
            <text:p>    i18n_short_I: "Isolation"</text:p>
            <text:p>    i18n_description_I: "Isolation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nfatizzazione (errori)</text:p>
          </table:table-cell>
          <table:table-cell office:value-type="string" calcext:value-type="string">
            <text:p>Enphasys</text:p>
          </table:table-cell>
          <table:table-cell office:value-type="string" calcext:value-type="string">
            <text:p>Enfatizzazione</text:p>
          </table:table-cell>
          <table:table-cell office:value-type="string" calcext:value-type="string">
            <text:p>Enphasys</text:p>
          </table:table-cell>
          <table:table-cell table:number-columns-repeated="5"/>
          <table:table-cell table:formula="of:=&quot;(&quot;&amp;[.A226]&amp;&quot;,'&quot;&amp;[.B226]&amp;&quot;',0,CURDATE(),CURDATE())&quot;&amp;IF([.$A227]&gt;0;&quot;,&quot;;&quot;;&quot;)" office:value-type="string" office:string-value="(2,'E',0,CURDATE(),CURDATE())," calcext:value-type="string">
            <text:p>(2,'E',0,CURDATE(),CURDATE()),</text:p>
          </table:table-cell>
          <table:table-cell table:formula="of:=&quot;    i18n_short_&quot;&amp;[.$B226]&amp;&quot;: &quot;&amp;CHAR(34)&amp;[.H226]&amp;CHAR(34)&amp;CHAR(13)&amp;CHAR(10)&amp;&quot;    i18n_description_&quot;&amp;[.$B226]&amp;&quot;: &quot;&amp;CHAR(34)&amp;[.F226]&amp;CHAR(34)" office:value-type="string" office:string-value="    i18n_short_E: &quot;Enfatizzazione&quot;&#13;&#10;    i18n_description_E: &quot;Enfatizzazione (errori)&quot;" calcext:value-type="string">
            <text:p>    i18n_short_E: "Enfatizzazione"</text:p>
            <text:p>    i18n_description_E: "Enfatizzazione (errori)"</text:p>
          </table:table-cell>
          <table:table-cell table:formula="of:=&quot;    i18n_short_&quot;&amp;[.$B226]&amp;&quot;: &quot;&amp;CHAR(34)&amp;[.I226]&amp;CHAR(34)&amp;CHAR(13)&amp;CHAR(10)&amp;&quot;    i18n_description_&quot;&amp;[.$B226]&amp;&quot;: &quot;&amp;CHAR(34)&amp;[.G226]&amp;CHAR(34)" office:value-type="string" office:string-value="    i18n_short_E: &quot;Enphasys&quot;&#13;&#10;    i18n_description_E: &quot;Enphasys&quot;" calcext:value-type="string">
            <text:p>    i18n_short_E: "Enphasys"</text:p>
            <text:p>    i18n_description_E: "Enphasy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uotata generale</text:p>
          </table:table-cell>
          <table:table-cell office:value-type="string" calcext:value-type="string">
            <text:p>General swimming</text:p>
          </table:table-cell>
          <table:table-cell office:value-type="string" calcext:value-type="string">
            <text:p>Nuotata</text:p>
          </table:table-cell>
          <table:table-cell office:value-type="string" calcext:value-type="string">
            <text:p>General</text:p>
          </table:table-cell>
          <table:table-cell table:number-columns-repeated="5"/>
          <table:table-cell table:formula="of:=&quot;(&quot;&amp;[.A227]&amp;&quot;,'&quot;&amp;[.B227]&amp;&quot;',0,CURDATE(),CURDATE())&quot;&amp;IF([.$A228]&gt;0;&quot;,&quot;;&quot;;&quot;)" office:value-type="string" office:string-value="(3,'N',0,CURDATE(),CURDATE())," calcext:value-type="string">
            <text:p>(3,'N',0,CURDATE(),CURDATE()),</text:p>
          </table:table-cell>
          <table:table-cell table:formula="of:=&quot;    i18n_short_&quot;&amp;[.$B227]&amp;&quot;: &quot;&amp;CHAR(34)&amp;[.H227]&amp;CHAR(34)&amp;CHAR(13)&amp;CHAR(10)&amp;&quot;    i18n_description_&quot;&amp;[.$B227]&amp;&quot;: &quot;&amp;CHAR(34)&amp;[.F227]&amp;CHAR(34)" office:value-type="string" office:string-value="    i18n_short_N: &quot;Nuotata&quot;&#13;&#10;    i18n_description_N: &quot;Nuotata generale&quot;" calcext:value-type="string">
            <text:p>    i18n_short_N: "Nuotata"</text:p>
            <text:p>    i18n_description_N: "Nuotata generale"</text:p>
          </table:table-cell>
          <table:table-cell table:formula="of:=&quot;    i18n_short_&quot;&amp;[.$B227]&amp;&quot;: &quot;&amp;CHAR(34)&amp;[.I227]&amp;CHAR(34)&amp;CHAR(13)&amp;CHAR(10)&amp;&quot;    i18n_description_&quot;&amp;[.$B227]&amp;&quot;: &quot;&amp;CHAR(34)&amp;[.G227]&amp;CHAR(34)" office:value-type="string" office:string-value="    i18n_short_N: &quot;General&quot;&#13;&#10;    i18n_description_N: &quot;General swimming&quot;" calcext:value-type="string">
            <text:p>    i18n_short_N: "General"</text:p>
            <text:p>    i18n_description_N: "General swimming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oordinazione</text:p>
          </table:table-cell>
          <table:table-cell office:value-type="string" calcext:value-type="string">
            <text:p>Coordination</text:p>
          </table:table-cell>
          <table:table-cell table:number-columns-repeated="2" office:value-type="string" calcext:value-type="string">
            <text:p>Coord.</text:p>
          </table:table-cell>
          <table:table-cell table:number-columns-repeated="5"/>
          <table:table-cell table:formula="of:=&quot;(&quot;&amp;[.A228]&amp;&quot;,'&quot;&amp;[.B228]&amp;&quot;',0,CURDATE(),CURDATE())&quot;&amp;IF([.$A229]&gt;0;&quot;,&quot;;&quot;;&quot;)" office:value-type="string" office:string-value="(4,'C',0,CURDATE(),CURDATE());" calcext:value-type="string">
            <text:p>(4,'C',0,CURDATE(),CURDATE());</text:p>
          </table:table-cell>
          <table:table-cell table:formula="of:=&quot;    i18n_short_&quot;&amp;[.$B228]&amp;&quot;: &quot;&amp;CHAR(34)&amp;[.H228]&amp;CHAR(34)&amp;CHAR(13)&amp;CHAR(10)&amp;&quot;    i18n_description_&quot;&amp;[.$B228]&amp;&quot;: &quot;&amp;CHAR(34)&amp;[.F228]&amp;CHAR(34)" office:value-type="string" office:string-value="    i18n_short_C: &quot;Coord.&quot;&#13;&#10;    i18n_description_C: &quot;Coordinazione&quot;" calcext:value-type="string">
            <text:p>    i18n_short_C: "Coord."</text:p>
            <text:p>    i18n_description_C: "Coordinazione"</text:p>
          </table:table-cell>
          <table:table-cell table:formula="of:=&quot;    i18n_short_&quot;&amp;[.$B228]&amp;&quot;: &quot;&amp;CHAR(34)&amp;[.I228]&amp;CHAR(34)&amp;CHAR(13)&amp;CHAR(10)&amp;&quot;    i18n_description_&quot;&amp;[.$B228]&amp;&quot;: &quot;&amp;CHAR(34)&amp;[.G228]&amp;CHAR(34)" office:value-type="string" office:string-value="    i18n_short_C: &quot;Coord.&quot;&#13;&#10;    i18n_description_C: &quot;Coordination&quot;" calcext:value-type="string">
            <text:p>    i18n_short_C: "Coord."</text:p>
            <text:p>    i18n_description_C: "Coordination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arm_aux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230]&amp;CHAR(13)&amp;CHAR(10)&amp;&quot;-- &quot;" office:value-type="string" office:string-value="--&#13;&#10;-- Dump dei dati per la tabella arm_aux_types&#13;&#10;-- " calcext:value-type="string">
            <text:p>--</text:p>
            <text:p>-- Dump dei dati per la tabella arm_aux_types</text:p>
            <text:p>-- </text:p>
          </table:table-cell>
          <table:table-cell table:style-name="ce20" table:formula="of:=&quot;  &quot;&amp;[.$A230]&amp;&quot;:&quot;" office:value-type="string" office:string-value="  arm_aux_types:" calcext:value-type="string">
            <text:p><text:s text:c="2"/>arm_aux_types:</text:p>
          </table:table-cell>
          <table:table-cell table:style-name="ce20" table:formula="of:=&quot;  &quot;&amp;[.$A230]&amp;&quot;:&quot;" office:value-type="string" office:string-value="  arm_aux_types:" calcext:value-type="string">
            <text:p><text:s text:c="2"/>arm_aux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table:number-columns-repeated="3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230]&amp;&quot; (&quot;&amp;[.$A231]&amp;&quot;,&quot;&amp;[.$B231]&amp;IF(ISBLANK([.$C231]);&quot;&quot;;&quot;,&quot;&amp;[.$C231])&amp;&quot;,lock_version,created_at,updated_at) VALUES &quot;" office:value-type="string" office:string-value="INSERT INTO arm_aux_types (id,code,lock_version,created_at,updated_at) VALUES " calcext:value-type="string">
            <text:p>INSERT INTO arm_aux_types (id,code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alette</text:p>
          </table:table-cell>
          <table:table-cell office:value-type="string" calcext:value-type="string">
            <text:p>Paddles</text:p>
          </table:table-cell>
          <table:table-cell office:value-type="string" calcext:value-type="string">
            <text:p>Pale</text:p>
          </table:table-cell>
          <table:table-cell office:value-type="string" calcext:value-type="string">
            <text:p>Pad</text:p>
          </table:table-cell>
          <table:table-cell table:number-columns-repeated="5"/>
          <table:table-cell table:formula="of:=&quot;(&quot;&amp;[.A232]&amp;&quot;,'&quot;&amp;[.B232]&amp;&quot;',0,CURDATE(),CURDATE())&quot;&amp;IF([.$A233]&gt;0;&quot;,&quot;;&quot;;&quot;)" office:value-type="string" office:string-value="(1,'P',0,CURDATE(),CURDATE())," calcext:value-type="string">
            <text:p>(1,'P',0,CURDATE(),CURDATE()),</text:p>
          </table:table-cell>
          <table:table-cell table:formula="of:=&quot;    i18n_short_&quot;&amp;[.$B232]&amp;&quot;: &quot;&amp;CHAR(34)&amp;[.H232]&amp;CHAR(34)&amp;CHAR(13)&amp;CHAR(10)&amp;&quot;    i18n_description_&quot;&amp;[.$B232]&amp;&quot;: &quot;&amp;CHAR(34)&amp;[.F232]&amp;CHAR(34)" office:value-type="string" office:string-value="    i18n_short_P: &quot;Pale&quot;&#13;&#10;    i18n_description_P: &quot;Palette&quot;" calcext:value-type="string">
            <text:p>    i18n_short_P: "Pale"</text:p>
            <text:p>    i18n_description_P: "Palette"</text:p>
          </table:table-cell>
          <table:table-cell table:formula="of:=&quot;    i18n_short_&quot;&amp;[.$B232]&amp;&quot;: &quot;&amp;CHAR(34)&amp;[.I232]&amp;CHAR(34)&amp;CHAR(13)&amp;CHAR(10)&amp;&quot;    i18n_description_&quot;&amp;[.$B232]&amp;&quot;: &quot;&amp;CHAR(34)&amp;[.G232]&amp;CHAR(34)" office:value-type="string" office:string-value="    i18n_short_P: &quot;Pad&quot;&#13;&#10;    i18n_description_P: &quot;Paddles&quot;" calcext:value-type="string">
            <text:p>    i18n_short_P: "Pad"</text:p>
            <text:p>    i18n_description_P: "Paddle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Mezze palette</text:p>
          </table:table-cell>
          <table:table-cell office:value-type="string" calcext:value-type="string">
            <text:p>Half paddles</text:p>
          </table:table-cell>
          <table:table-cell office:value-type="string" calcext:value-type="string">
            <text:p>1/2 pale</text:p>
          </table:table-cell>
          <table:table-cell office:value-type="string" calcext:value-type="string">
            <text:p>1/2 pad</text:p>
          </table:table-cell>
          <table:table-cell table:number-columns-repeated="5"/>
          <table:table-cell table:formula="of:=&quot;(&quot;&amp;[.A233]&amp;&quot;,'&quot;&amp;[.B233]&amp;&quot;',0,CURDATE(),CURDATE())&quot;&amp;IF([.$A234]&gt;0;&quot;,&quot;;&quot;;&quot;)" office:value-type="string" office:string-value="(2,'H',0,CURDATE(),CURDATE())," calcext:value-type="string">
            <text:p>(2,'H',0,CURDATE(),CURDATE()),</text:p>
          </table:table-cell>
          <table:table-cell table:formula="of:=&quot;    i18n_short_&quot;&amp;[.$B233]&amp;&quot;: &quot;&amp;CHAR(34)&amp;[.H233]&amp;CHAR(34)&amp;CHAR(13)&amp;CHAR(10)&amp;&quot;    i18n_description_&quot;&amp;[.$B233]&amp;&quot;: &quot;&amp;CHAR(34)&amp;[.F233]&amp;CHAR(34)" office:value-type="string" office:string-value="    i18n_short_H: &quot;1/2 pale&quot;&#13;&#10;    i18n_description_H: &quot;Mezze palette&quot;" calcext:value-type="string">
            <text:p>    i18n_short_H: "1/2 pale"</text:p>
            <text:p>    i18n_description_H: "Mezze palette"</text:p>
          </table:table-cell>
          <table:table-cell table:formula="of:=&quot;    i18n_short_&quot;&amp;[.$B233]&amp;&quot;: &quot;&amp;CHAR(34)&amp;[.I233]&amp;CHAR(34)&amp;CHAR(13)&amp;CHAR(10)&amp;&quot;    i18n_description_&quot;&amp;[.$B233]&amp;&quot;: &quot;&amp;CHAR(34)&amp;[.G233]&amp;CHAR(34)" office:value-type="string" office:string-value="    i18n_short_H: &quot;1/2 pad&quot;&#13;&#10;    i18n_description_H: &quot;Half paddles&quot;" calcext:value-type="string">
            <text:p>    i18n_short_H: "1/2 pad"</text:p>
            <text:p>    i18n_description_H: "Half paddle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Guanti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Guanti</text:p>
          </table:table-cell>
          <table:table-cell office:value-type="string" calcext:value-type="string">
            <text:p>Gloves</text:p>
          </table:table-cell>
          <table:table-cell table:number-columns-repeated="5"/>
          <table:table-cell table:formula="of:=&quot;(&quot;&amp;[.A234]&amp;&quot;,'&quot;&amp;[.B234]&amp;&quot;',0,CURDATE(),CURDATE())&quot;&amp;IF([.$A235]&gt;0;&quot;,&quot;;&quot;;&quot;)" office:value-type="string" office:string-value="(3,'G',0,CURDATE(),CURDATE())," calcext:value-type="string">
            <text:p>(3,'G',0,CURDATE(),CURDATE()),</text:p>
          </table:table-cell>
          <table:table-cell table:formula="of:=&quot;    i18n_short_&quot;&amp;[.$B234]&amp;&quot;: &quot;&amp;CHAR(34)&amp;[.H234]&amp;CHAR(34)&amp;CHAR(13)&amp;CHAR(10)&amp;&quot;    i18n_description_&quot;&amp;[.$B234]&amp;&quot;: &quot;&amp;CHAR(34)&amp;[.F234]&amp;CHAR(34)" office:value-type="string" office:string-value="    i18n_short_G: &quot;Guanti&quot;&#13;&#10;    i18n_description_G: &quot;Guanti&quot;" calcext:value-type="string">
            <text:p>    i18n_short_G: "Guanti"</text:p>
            <text:p>    i18n_description_G: "Guanti"</text:p>
          </table:table-cell>
          <table:table-cell table:formula="of:=&quot;    i18n_short_&quot;&amp;[.$B234]&amp;&quot;: &quot;&amp;CHAR(34)&amp;[.I234]&amp;CHAR(34)&amp;CHAR(13)&amp;CHAR(10)&amp;&quot;    i18n_description_&quot;&amp;[.$B234]&amp;&quot;: &quot;&amp;CHAR(34)&amp;[.G234]&amp;CHAR(34)" office:value-type="string" office:string-value="    i18n_short_G: &quot;Gloves&quot;&#13;&#10;    i18n_description_G: &quot;Gloves&quot;" calcext:value-type="string">
            <text:p>    i18n_short_G: "Gloves"</text:p>
            <text:p>    i18n_description_G: "Glove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number-columns-repeated="3"/>
          <table:table-cell office:value-type="string" calcext:value-type="string">
            <text:p>Tutore posizione polso ad 8</text:p>
          </table:table-cell>
          <table:table-cell office:value-type="string" calcext:value-type="string">
            <text:p>8-shaped wrist tutor</text:p>
          </table:table-cell>
          <table:table-cell office:value-type="string" calcext:value-type="string">
            <text:p>Tutore 8</text:p>
          </table:table-cell>
          <table:table-cell office:value-type="string" calcext:value-type="string">
            <text:p>8 tutor</text:p>
          </table:table-cell>
          <table:table-cell table:number-columns-repeated="5"/>
          <table:table-cell table:formula="of:=&quot;(&quot;&amp;[.A235]&amp;&quot;,'&quot;&amp;[.B235]&amp;&quot;',0,CURDATE(),CURDATE())&quot;&amp;IF([.$A236]&gt;0;&quot;,&quot;;&quot;;&quot;)" office:value-type="string" office:string-value="(4,'8',0,CURDATE(),CURDATE());" calcext:value-type="string">
            <text:p>(4,'8',0,CURDATE(),CURDATE());</text:p>
          </table:table-cell>
          <table:table-cell table:formula="of:=&quot;    i18n_short_&quot;&amp;[.$B235]&amp;&quot;: &quot;&amp;CHAR(34)&amp;[.H235]&amp;CHAR(34)&amp;CHAR(13)&amp;CHAR(10)&amp;&quot;    i18n_description_&quot;&amp;[.$B235]&amp;&quot;: &quot;&amp;CHAR(34)&amp;[.F235]&amp;CHAR(34)" office:value-type="string" office:string-value="    i18n_short_8: &quot;Tutore 8&quot;&#13;&#10;    i18n_description_8: &quot;Tutore posizione polso ad 8&quot;" calcext:value-type="string">
            <text:p>    i18n_short_8: "Tutore 8"</text:p>
            <text:p>    i18n_description_8: "Tutore posizione polso ad 8"</text:p>
          </table:table-cell>
          <table:table-cell table:formula="of:=&quot;    i18n_short_&quot;&amp;[.$B235]&amp;&quot;: &quot;&amp;CHAR(34)&amp;[.I235]&amp;CHAR(34)&amp;CHAR(13)&amp;CHAR(10)&amp;&quot;    i18n_description_&quot;&amp;[.$B235]&amp;&quot;: &quot;&amp;CHAR(34)&amp;[.G235]&amp;CHAR(34)" office:value-type="string" office:string-value="    i18n_short_8: &quot;8 tutor&quot;&#13;&#10;    i18n_description_8: &quot;8-shaped wrist tutor&quot;" calcext:value-type="string">
            <text:p>    i18n_short_8: "8 tutor"</text:p>
            <text:p>    i18n_description_8: "8-shaped wrist tutor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kick_aux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237]&amp;CHAR(13)&amp;CHAR(10)&amp;&quot;-- &quot;" office:value-type="string" office:string-value="--&#13;&#10;-- Dump dei dati per la tabella kick_aux_types&#13;&#10;-- " calcext:value-type="string">
            <text:p>--</text:p>
            <text:p>-- Dump dei dati per la tabella kick_aux_types</text:p>
            <text:p>-- </text:p>
          </table:table-cell>
          <table:table-cell table:style-name="ce20" table:formula="of:=&quot;  &quot;&amp;[.$A237]&amp;&quot;:&quot;" office:value-type="string" office:string-value="  kick_aux_types:" calcext:value-type="string">
            <text:p><text:s text:c="2"/>kick_aux_types:</text:p>
          </table:table-cell>
          <table:table-cell table:style-name="ce20" table:formula="of:=&quot;  &quot;&amp;[.$A237]&amp;&quot;:&quot;" office:value-type="string" office:string-value="  kick_aux_types:" calcext:value-type="string">
            <text:p><text:s text:c="2"/>kick_aux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table:number-columns-repeated="3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237]&amp;&quot; (&quot;&amp;[.$A238]&amp;&quot;,&quot;&amp;[.$B238]&amp;IF(ISBLANK([.$C238]);&quot;&quot;;&quot;,&quot;&amp;[.$C238])&amp;&quot;,lock_version,created_at,updated_at) VALUES &quot;" office:value-type="string" office:string-value="INSERT INTO kick_aux_types (id,code,lock_version,created_at,updated_at) VALUES " calcext:value-type="string">
            <text:p>INSERT INTO kick_aux_types (id,code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string" calcext:value-type="string">
            <text:p>Pinne lunghe</text:p>
          </table:table-cell>
          <table:table-cell office:value-type="string" calcext:value-type="string">
            <text:p>Long fins</text:p>
          </table:table-cell>
          <table:table-cell office:value-type="string" calcext:value-type="string">
            <text:p>Pinne lunghe</text:p>
          </table:table-cell>
          <table:table-cell office:value-type="string" calcext:value-type="string">
            <text:p>Long fins</text:p>
          </table:table-cell>
          <table:table-cell table:number-columns-repeated="5"/>
          <table:table-cell table:formula="of:=&quot;(&quot;&amp;[.A239]&amp;&quot;,'&quot;&amp;[.B239]&amp;&quot;',0,CURDATE(),CURDATE())&quot;&amp;IF([.$A240]&gt;0;&quot;,&quot;;&quot;;&quot;)" office:value-type="string" office:string-value="(1,'L',0,CURDATE(),CURDATE())," calcext:value-type="string">
            <text:p>(1,'L',0,CURDATE(),CURDATE()),</text:p>
          </table:table-cell>
          <table:table-cell table:formula="of:=&quot;    i18n_short_&quot;&amp;[.$B239]&amp;&quot;: &quot;&amp;CHAR(34)&amp;[.H239]&amp;CHAR(34)&amp;CHAR(13)&amp;CHAR(10)&amp;&quot;    i18n_description_&quot;&amp;[.$B239]&amp;&quot;: &quot;&amp;CHAR(34)&amp;[.F239]&amp;CHAR(34)" office:value-type="string" office:string-value="    i18n_short_L: &quot;Pinne lunghe&quot;&#13;&#10;    i18n_description_L: &quot;Pinne lunghe&quot;" calcext:value-type="string">
            <text:p>    i18n_short_L: "Pinne lunghe"</text:p>
            <text:p>    i18n_description_L: "Pinne lunghe"</text:p>
          </table:table-cell>
          <table:table-cell table:formula="of:=&quot;    i18n_short_&quot;&amp;[.$B239]&amp;&quot;: &quot;&amp;CHAR(34)&amp;[.I239]&amp;CHAR(34)&amp;CHAR(13)&amp;CHAR(10)&amp;&quot;    i18n_description_&quot;&amp;[.$B239]&amp;&quot;: &quot;&amp;CHAR(34)&amp;[.G239]&amp;CHAR(34)" office:value-type="string" office:string-value="    i18n_short_L: &quot;Long fins&quot;&#13;&#10;    i18n_description_L: &quot;Long fins&quot;" calcext:value-type="string">
            <text:p>    i18n_short_L: "Long fins"</text:p>
            <text:p>    i18n_description_L: "Long fin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Pinnette corte</text:p>
          </table:table-cell>
          <table:table-cell office:value-type="string" calcext:value-type="string">
            <text:p>Short fins</text:p>
          </table:table-cell>
          <table:table-cell office:value-type="string" calcext:value-type="string">
            <text:p>Pinne</text:p>
          </table:table-cell>
          <table:table-cell office:value-type="string" calcext:value-type="string">
            <text:p>Fins</text:p>
          </table:table-cell>
          <table:table-cell table:number-columns-repeated="5"/>
          <table:table-cell table:formula="of:=&quot;(&quot;&amp;[.A240]&amp;&quot;,'&quot;&amp;[.B240]&amp;&quot;',0,CURDATE(),CURDATE())&quot;&amp;IF([.$A241]&gt;0;&quot;,&quot;;&quot;;&quot;)" office:value-type="string" office:string-value="(2,'C',0,CURDATE(),CURDATE())," calcext:value-type="string">
            <text:p>(2,'C',0,CURDATE(),CURDATE()),</text:p>
          </table:table-cell>
          <table:table-cell table:formula="of:=&quot;    i18n_short_&quot;&amp;[.$B240]&amp;&quot;: &quot;&amp;CHAR(34)&amp;[.H240]&amp;CHAR(34)&amp;CHAR(13)&amp;CHAR(10)&amp;&quot;    i18n_description_&quot;&amp;[.$B240]&amp;&quot;: &quot;&amp;CHAR(34)&amp;[.F240]&amp;CHAR(34)" office:value-type="string" office:string-value="    i18n_short_C: &quot;Pinne&quot;&#13;&#10;    i18n_description_C: &quot;Pinnette corte&quot;" calcext:value-type="string">
            <text:p>    i18n_short_C: "Pinne"</text:p>
            <text:p>    i18n_description_C: "Pinnette corte"</text:p>
          </table:table-cell>
          <table:table-cell table:formula="of:=&quot;    i18n_short_&quot;&amp;[.$B240]&amp;&quot;: &quot;&amp;CHAR(34)&amp;[.I240]&amp;CHAR(34)&amp;CHAR(13)&amp;CHAR(10)&amp;&quot;    i18n_description_&quot;&amp;[.$B240]&amp;&quot;: &quot;&amp;CHAR(34)&amp;[.G240]&amp;CHAR(34)" office:value-type="string" office:string-value="    i18n_short_C: &quot;Fins&quot;&#13;&#10;    i18n_description_C: &quot;Short fins&quot;" calcext:value-type="string">
            <text:p>    i18n_short_C: "Fins"</text:p>
            <text:p>    i18n_description_C: "Short fins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onopinna</text:p>
          </table:table-cell>
          <table:table-cell office:value-type="string" calcext:value-type="string">
            <text:p>Twin fins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Twin</text:p>
          </table:table-cell>
          <table:table-cell table:number-columns-repeated="5"/>
          <table:table-cell table:formula="of:=&quot;(&quot;&amp;[.A241]&amp;&quot;,'&quot;&amp;[.B241]&amp;&quot;',0,CURDATE(),CURDATE())&quot;&amp;IF([.$A242]&gt;0;&quot;,&quot;;&quot;;&quot;)" office:value-type="string" office:string-value="(3,'M',0,CURDATE(),CURDATE())," calcext:value-type="string">
            <text:p>(3,'M',0,CURDATE(),CURDATE()),</text:p>
          </table:table-cell>
          <table:table-cell table:formula="of:=&quot;    i18n_short_&quot;&amp;[.$B241]&amp;&quot;: &quot;&amp;CHAR(34)&amp;[.H241]&amp;CHAR(34)&amp;CHAR(13)&amp;CHAR(10)&amp;&quot;    i18n_description_&quot;&amp;[.$B241]&amp;&quot;: &quot;&amp;CHAR(34)&amp;[.F241]&amp;CHAR(34)" office:value-type="string" office:string-value="    i18n_short_M: &quot;Mono&quot;&#13;&#10;    i18n_description_M: &quot;Monopinna&quot;" calcext:value-type="string">
            <text:p>    i18n_short_M: "Mono"</text:p>
            <text:p>    i18n_description_M: "Monopinna"</text:p>
          </table:table-cell>
          <table:table-cell table:formula="of:=&quot;    i18n_short_&quot;&amp;[.$B241]&amp;&quot;: &quot;&amp;CHAR(34)&amp;[.I241]&amp;CHAR(34)&amp;CHAR(13)&amp;CHAR(10)&amp;&quot;    i18n_description_&quot;&amp;[.$B241]&amp;&quot;: &quot;&amp;CHAR(34)&amp;[.G241]&amp;CHAR(34)" office:value-type="string" office:string-value="    i18n_short_M: &quot;Twin&quot;&#13;&#10;    i18n_description_M: &quot;Twin fins&quot;" calcext:value-type="string">
            <text:p>    i18n_short_M: "Twin"</text:p>
            <text:p>    i18n_description_M: "Twin fins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P</text:p>
          </table:table-cell>
          <table:table-cell table:style-name="ce17" table:number-columns-repeated="3"/>
          <table:table-cell table:number-columns-repeated="2" office:value-type="string" calcext:value-type="string">
            <text:p>Pull-buoy</text:p>
          </table:table-cell>
          <table:table-cell office:value-type="string" calcext:value-type="string">
            <text:p>Pullbuoy</text:p>
          </table:table-cell>
          <table:table-cell office:value-type="string" calcext:value-type="string">
            <text:p>Pull</text:p>
          </table:table-cell>
          <table:table-cell table:number-columns-repeated="5"/>
          <table:table-cell table:formula="of:=&quot;(&quot;&amp;[.A242]&amp;&quot;,'&quot;&amp;[.B242]&amp;&quot;',0,CURDATE(),CURDATE())&quot;&amp;IF([.$A243]&gt;0;&quot;,&quot;;&quot;;&quot;)" office:value-type="string" office:string-value="(4,'P',0,CURDATE(),CURDATE())," calcext:value-type="string">
            <text:p>(4,'P',0,CURDATE(),CURDATE()),</text:p>
          </table:table-cell>
          <table:table-cell table:formula="of:=&quot;    i18n_short_&quot;&amp;[.$B242]&amp;&quot;: &quot;&amp;CHAR(34)&amp;[.H242]&amp;CHAR(34)&amp;CHAR(13)&amp;CHAR(10)&amp;&quot;    i18n_description_&quot;&amp;[.$B242]&amp;&quot;: &quot;&amp;CHAR(34)&amp;[.F242]&amp;CHAR(34)" office:value-type="string" office:string-value="    i18n_short_P: &quot;Pullbuoy&quot;&#13;&#10;    i18n_description_P: &quot;Pull-buoy&quot;" calcext:value-type="string">
            <text:p>    i18n_short_P: "Pullbuoy"</text:p>
            <text:p>    i18n_description_P: "Pull-buoy"</text:p>
          </table:table-cell>
          <table:table-cell table:formula="of:=&quot;    i18n_short_&quot;&amp;[.$B242]&amp;&quot;: &quot;&amp;CHAR(34)&amp;[.I242]&amp;CHAR(34)&amp;CHAR(13)&amp;CHAR(10)&amp;&quot;    i18n_description_&quot;&amp;[.$B242]&amp;&quot;: &quot;&amp;CHAR(34)&amp;[.G242]&amp;CHAR(34)" office:value-type="string" office:string-value="    i18n_short_P: &quot;Pull&quot;&#13;&#10;    i18n_description_P: &quot;Pull-buoy&quot;" calcext:value-type="string">
            <text:p>    i18n_short_P: "Pull"</text:p>
            <text:p>    i18n_description_P: "Pull-buoy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E</text:p>
          </table:table-cell>
          <table:table-cell table:style-name="ce17" table:number-columns-repeated="3"/>
          <table:table-cell office:value-type="string" calcext:value-type="string">
            <text:p>Elastico (gambe ferme)</text:p>
          </table:table-cell>
          <table:table-cell office:value-type="string" calcext:value-type="string">
            <text:p>Elastic on legs</text:p>
          </table:table-cell>
          <table:table-cell office:value-type="string" calcext:value-type="string">
            <text:p>Elastico</text:p>
          </table:table-cell>
          <table:table-cell office:value-type="string" calcext:value-type="string">
            <text:p>Elastic</text:p>
          </table:table-cell>
          <table:table-cell table:number-columns-repeated="5"/>
          <table:table-cell table:formula="of:=&quot;(&quot;&amp;[.A243]&amp;&quot;,'&quot;&amp;[.B243]&amp;&quot;',0,CURDATE(),CURDATE())&quot;&amp;IF([.$A244]&gt;0;&quot;,&quot;;&quot;;&quot;)" office:value-type="string" office:string-value="(5,'E',0,CURDATE(),CURDATE())," calcext:value-type="string">
            <text:p>(5,'E',0,CURDATE(),CURDATE()),</text:p>
          </table:table-cell>
          <table:table-cell table:formula="of:=&quot;    i18n_short_&quot;&amp;[.$B243]&amp;&quot;: &quot;&amp;CHAR(34)&amp;[.H243]&amp;CHAR(34)&amp;CHAR(13)&amp;CHAR(10)&amp;&quot;    i18n_description_&quot;&amp;[.$B243]&amp;&quot;: &quot;&amp;CHAR(34)&amp;[.F243]&amp;CHAR(34)" office:value-type="string" office:string-value="    i18n_short_E: &quot;Elastico&quot;&#13;&#10;    i18n_description_E: &quot;Elastico (gambe ferme)&quot;" calcext:value-type="string">
            <text:p>    i18n_short_E: "Elastico"</text:p>
            <text:p>    i18n_description_E: "Elastico (gambe ferme)"</text:p>
          </table:table-cell>
          <table:table-cell table:formula="of:=&quot;    i18n_short_&quot;&amp;[.$B243]&amp;&quot;: &quot;&amp;CHAR(34)&amp;[.I243]&amp;CHAR(34)&amp;CHAR(13)&amp;CHAR(10)&amp;&quot;    i18n_description_&quot;&amp;[.$B243]&amp;&quot;: &quot;&amp;CHAR(34)&amp;[.G243]&amp;CHAR(34)" office:value-type="string" office:string-value="    i18n_short_E: &quot;Elastic&quot;&#13;&#10;    i18n_description_E: &quot;Elastic on legs&quot;" calcext:value-type="string">
            <text:p>    i18n_short_E: "Elastic"</text:p>
            <text:p>    i18n_description_E: "Elastic on legs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Tavoletta</text:p>
          </table:table-cell>
          <table:table-cell office:value-type="string" calcext:value-type="string">
            <text:p>Kickboard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Board</text:p>
          </table:table-cell>
          <table:table-cell table:number-columns-repeated="5"/>
          <table:table-cell table:formula="of:=&quot;(&quot;&amp;[.A244]&amp;&quot;,'&quot;&amp;[.B244]&amp;&quot;',0,CURDATE(),CURDATE())&quot;&amp;IF([.$A245]&gt;0;&quot;,&quot;;&quot;;&quot;)" office:value-type="string" office:string-value="(6,'T',0,CURDATE(),CURDATE());" calcext:value-type="string">
            <text:p>(6,'T',0,CURDATE(),CURDATE());</text:p>
          </table:table-cell>
          <table:table-cell table:formula="of:=&quot;    i18n_short_&quot;&amp;[.$B244]&amp;&quot;: &quot;&amp;CHAR(34)&amp;[.H244]&amp;CHAR(34)&amp;CHAR(13)&amp;CHAR(10)&amp;&quot;    i18n_description_&quot;&amp;[.$B244]&amp;&quot;: &quot;&amp;CHAR(34)&amp;[.F244]&amp;CHAR(34)" office:value-type="string" office:string-value="    i18n_short_T: &quot;Tavola&quot;&#13;&#10;    i18n_description_T: &quot;Tavoletta&quot;" calcext:value-type="string">
            <text:p>    i18n_short_T: "Tavola"</text:p>
            <text:p>    i18n_description_T: "Tavoletta"</text:p>
          </table:table-cell>
          <table:table-cell table:formula="of:=&quot;    i18n_short_&quot;&amp;[.$B244]&amp;&quot;: &quot;&amp;CHAR(34)&amp;[.I244]&amp;CHAR(34)&amp;CHAR(13)&amp;CHAR(10)&amp;&quot;    i18n_description_&quot;&amp;[.$B244]&amp;&quot;: &quot;&amp;CHAR(34)&amp;[.G244]&amp;CHAR(34)" office:value-type="string" office:string-value="    i18n_short_T: &quot;Board&quot;&#13;&#10;    i18n_description_T: &quot;Kickboard&quot;" calcext:value-type="string">
            <text:p>    i18n_short_T: "Board"</text:p>
            <text:p>    i18n_description_T: "Kickboard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breath_aux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246]&amp;CHAR(13)&amp;CHAR(10)&amp;&quot;-- &quot;" office:value-type="string" office:string-value="--&#13;&#10;-- Dump dei dati per la tabella breath_aux_types&#13;&#10;-- " calcext:value-type="string">
            <text:p>--</text:p>
            <text:p>-- Dump dei dati per la tabella breath_aux_types</text:p>
            <text:p>-- </text:p>
          </table:table-cell>
          <table:table-cell table:style-name="ce20" table:formula="of:=&quot;  &quot;&amp;[.$A246]&amp;&quot;:&quot;" office:value-type="string" office:string-value="  breath_aux_types:" calcext:value-type="string">
            <text:p><text:s text:c="2"/>breath_aux_types:</text:p>
          </table:table-cell>
          <table:table-cell table:style-name="ce20" table:formula="of:=&quot;  &quot;&amp;[.$A246]&amp;&quot;:&quot;" office:value-type="string" office:string-value="  breath_aux_types:" calcext:value-type="string">
            <text:p><text:s text:c="2"/>breath_aux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table:number-columns-repeated="3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246]&amp;&quot; (&quot;&amp;[.$A247]&amp;&quot;,&quot;&amp;[.$B247]&amp;IF(ISBLANK([.$C247]);&quot;&quot;;&quot;,&quot;&amp;[.$C247])&amp;&quot;,lock_version,created_at,updated_at) VALUES &quot;" office:value-type="string" office:string-value="INSERT INTO breath_aux_types (id,code,lock_version,created_at,updated_at) VALUES " calcext:value-type="string">
            <text:p>INSERT INTO breath_aux_types (id,code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norkel centrale</text:p>
          </table:table-cell>
          <table:table-cell table:number-columns-repeated="3" office:value-type="string" calcext:value-type="string">
            <text:p>Snorkel</text:p>
          </table:table-cell>
          <table:table-cell table:number-columns-repeated="5"/>
          <table:table-cell table:formula="of:=&quot;(&quot;&amp;[.A248]&amp;&quot;,'&quot;&amp;[.B248]&amp;&quot;',0,CURDATE(),CURDATE())&quot;&amp;IF([.$A249]&gt;0;&quot;,&quot;;&quot;;&quot;)" office:value-type="string" office:string-value="(1,'S',0,CURDATE(),CURDATE())," calcext:value-type="string">
            <text:p>(1,'S',0,CURDATE(),CURDATE()),</text:p>
          </table:table-cell>
          <table:table-cell table:formula="of:=&quot;    i18n_short_&quot;&amp;[.$B248]&amp;&quot;: &quot;&amp;CHAR(34)&amp;[.H248]&amp;CHAR(34)&amp;CHAR(13)&amp;CHAR(10)&amp;&quot;    i18n_description_&quot;&amp;[.$B248]&amp;&quot;: &quot;&amp;CHAR(34)&amp;[.F248]&amp;CHAR(34)" office:value-type="string" office:string-value="    i18n_short_S: &quot;Snorkel&quot;&#13;&#10;    i18n_description_S: &quot;Snorkel centrale&quot;" calcext:value-type="string">
            <text:p>    i18n_short_S: "Snorkel"</text:p>
            <text:p>    i18n_description_S: "Snorkel centrale"</text:p>
          </table:table-cell>
          <table:table-cell table:formula="of:=&quot;    i18n_short_&quot;&amp;[.$B248]&amp;&quot;: &quot;&amp;CHAR(34)&amp;[.I248]&amp;CHAR(34)&amp;CHAR(13)&amp;CHAR(10)&amp;&quot;    i18n_description_&quot;&amp;[.$B248]&amp;&quot;: &quot;&amp;CHAR(34)&amp;[.G248]&amp;CHAR(34)" office:value-type="string" office:string-value="    i18n_short_S: &quot;Snorkel&quot;&#13;&#10;    i18n_description_S: &quot;Snorkel&quot;" calcext:value-type="string">
            <text:p>    i18n_short_S: "Snorkel"</text:p>
            <text:p>    i18n_description_S: "Snorkel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occaglio laterale</text:p>
          </table:table-cell>
          <table:table-cell office:value-type="string" calcext:value-type="string">
            <text:p>Side snorkel</text:p>
          </table:table-cell>
          <table:table-cell office:value-type="string" calcext:value-type="string">
            <text:p>Boccaglio</text:p>
          </table:table-cell>
          <table:table-cell office:value-type="string" calcext:value-type="string">
            <text:p>Side snorkel</text:p>
          </table:table-cell>
          <table:table-cell table:number-columns-repeated="5"/>
          <table:table-cell table:formula="of:=&quot;(&quot;&amp;[.A249]&amp;&quot;,'&quot;&amp;[.B249]&amp;&quot;',0,CURDATE(),CURDATE())&quot;&amp;IF([.$A250]&gt;0;&quot;,&quot;;&quot;;&quot;)" office:value-type="string" office:string-value="(2,'B',0,CURDATE(),CURDATE());" calcext:value-type="string">
            <text:p>(2,'B',0,CURDATE(),CURDATE());</text:p>
          </table:table-cell>
          <table:table-cell table:formula="of:=&quot;    i18n_short_&quot;&amp;[.$B249]&amp;&quot;: &quot;&amp;CHAR(34)&amp;[.H249]&amp;CHAR(34)&amp;CHAR(13)&amp;CHAR(10)&amp;&quot;    i18n_description_&quot;&amp;[.$B249]&amp;&quot;: &quot;&amp;CHAR(34)&amp;[.F249]&amp;CHAR(34)" office:value-type="string" office:string-value="    i18n_short_B: &quot;Boccaglio&quot;&#13;&#10;    i18n_description_B: &quot;Boccaglio laterale&quot;" calcext:value-type="string">
            <text:p>    i18n_short_B: "Boccaglio"</text:p>
            <text:p>    i18n_description_B: "Boccaglio laterale"</text:p>
          </table:table-cell>
          <table:table-cell table:formula="of:=&quot;    i18n_short_&quot;&amp;[.$B249]&amp;&quot;: &quot;&amp;CHAR(34)&amp;[.I249]&amp;CHAR(34)&amp;CHAR(13)&amp;CHAR(10)&amp;&quot;    i18n_description_&quot;&amp;[.$B249]&amp;&quot;: &quot;&amp;CHAR(34)&amp;[.G249]&amp;CHAR(34)" office:value-type="string" office:string-value="    i18n_short_B: &quot;Side snorkel&quot;&#13;&#10;    i18n_description_B: &quot;Side snorkel&quot;" calcext:value-type="string">
            <text:p>    i18n_short_B: "Side snorkel"</text:p>
            <text:p>    i18n_description_B: "Side snorkel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body_aux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251]&amp;CHAR(13)&amp;CHAR(10)&amp;&quot;-- &quot;" office:value-type="string" office:string-value="--&#13;&#10;-- Dump dei dati per la tabella body_aux_types&#13;&#10;-- " calcext:value-type="string">
            <text:p>--</text:p>
            <text:p>-- Dump dei dati per la tabella body_aux_types</text:p>
            <text:p>-- </text:p>
          </table:table-cell>
          <table:table-cell table:style-name="ce20" table:formula="of:=&quot;  &quot;&amp;[.$A251]&amp;&quot;:&quot;" office:value-type="string" office:string-value="  body_aux_types:" calcext:value-type="string">
            <text:p><text:s text:c="2"/>body_aux_types:</text:p>
          </table:table-cell>
          <table:table-cell table:style-name="ce20" table:formula="of:=&quot;  &quot;&amp;[.$A251]&amp;&quot;:&quot;" office:value-type="string" office:string-value="  body_aux_types:" calcext:value-type="string">
            <text:p><text:s text:c="2"/>body_aux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table:number-columns-repeated="3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251]&amp;&quot; (&quot;&amp;[.$A252]&amp;&quot;,&quot;&amp;[.$B252]&amp;IF(ISBLANK([.$C252]);&quot;&quot;;&quot;,&quot;&amp;[.$C252])&amp;&quot;,lock_version,created_at,updated_at) VALUES &quot;" office:value-type="string" office:string-value="INSERT INTO body_aux_types (id,code,lock_version,created_at,updated_at) VALUES " calcext:value-type="string">
            <text:p>INSERT INTO body_aux_types (id,code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aglietta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Maglia</text:p>
          </table:table-cell>
          <table:table-cell office:value-type="string" calcext:value-type="string">
            <text:p>T-shirt</text:p>
          </table:table-cell>
          <table:table-cell table:number-columns-repeated="5"/>
          <table:table-cell table:formula="of:=&quot;(&quot;&amp;[.A253]&amp;&quot;,'&quot;&amp;[.B253]&amp;&quot;',0,CURDATE(),CURDATE())&quot;&amp;IF([.$A254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253]&amp;&quot;: &quot;&amp;CHAR(34)&amp;[.H253]&amp;CHAR(34)&amp;CHAR(13)&amp;CHAR(10)&amp;&quot;    i18n_description_&quot;&amp;[.$B253]&amp;&quot;: &quot;&amp;CHAR(34)&amp;[.F253]&amp;CHAR(34)" office:value-type="string" office:string-value="    i18n_short_M: &quot;Maglia&quot;&#13;&#10;    i18n_description_M: &quot;Maglietta&quot;" calcext:value-type="string">
            <text:p>    i18n_short_M: "Maglia"</text:p>
            <text:p>    i18n_description_M: "Maglietta"</text:p>
          </table:table-cell>
          <table:table-cell table:formula="of:=&quot;    i18n_short_&quot;&amp;[.$B253]&amp;&quot;: &quot;&amp;CHAR(34)&amp;[.I253]&amp;CHAR(34)&amp;CHAR(13)&amp;CHAR(10)&amp;&quot;    i18n_description_&quot;&amp;[.$B253]&amp;&quot;: &quot;&amp;CHAR(34)&amp;[.G253]&amp;CHAR(34)" office:value-type="string" office:string-value="    i18n_short_M: &quot;T-shirt&quot;&#13;&#10;    i18n_description_M: &quot;T-shirt&quot;" calcext:value-type="string">
            <text:p>    i18n_short_M: "T-shirt"</text:p>
            <text:p>    i18n_description_M: "T-shirt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ostume frenante</text:p>
          </table:table-cell>
          <table:table-cell office:value-type="string" calcext:value-type="string">
            <text:p>Brakeing slip</text:p>
          </table:table-cell>
          <table:table-cell office:value-type="string" calcext:value-type="string">
            <text:p>Slip freno</text:p>
          </table:table-cell>
          <table:table-cell office:value-type="string" calcext:value-type="string">
            <text:p>Brakers</text:p>
          </table:table-cell>
          <table:table-cell table:number-columns-repeated="5"/>
          <table:table-cell table:formula="of:=&quot;(&quot;&amp;[.A254]&amp;&quot;,'&quot;&amp;[.B254]&amp;&quot;',0,CURDATE(),CURDATE())&quot;&amp;IF([.$A255]&gt;0;&quot;,&quot;;&quot;;&quot;)" office:value-type="string" office:string-value="(2,'C',0,CURDATE(),CURDATE())," calcext:value-type="string">
            <text:p>(2,'C',0,CURDATE(),CURDATE()),</text:p>
          </table:table-cell>
          <table:table-cell table:formula="of:=&quot;    i18n_short_&quot;&amp;[.$B254]&amp;&quot;: &quot;&amp;CHAR(34)&amp;[.H254]&amp;CHAR(34)&amp;CHAR(13)&amp;CHAR(10)&amp;&quot;    i18n_description_&quot;&amp;[.$B254]&amp;&quot;: &quot;&amp;CHAR(34)&amp;[.F254]&amp;CHAR(34)" office:value-type="string" office:string-value="    i18n_short_C: &quot;Slip freno&quot;&#13;&#10;    i18n_description_C: &quot;Costume frenante&quot;" calcext:value-type="string">
            <text:p>    i18n_short_C: "Slip freno"</text:p>
            <text:p>    i18n_description_C: "Costume frenante"</text:p>
          </table:table-cell>
          <table:table-cell table:formula="of:=&quot;    i18n_short_&quot;&amp;[.$B254]&amp;&quot;: &quot;&amp;CHAR(34)&amp;[.I254]&amp;CHAR(34)&amp;CHAR(13)&amp;CHAR(10)&amp;&quot;    i18n_description_&quot;&amp;[.$B254]&amp;&quot;: &quot;&amp;CHAR(34)&amp;[.G254]&amp;CHAR(34)" office:value-type="string" office:string-value="    i18n_short_C: &quot;Brakers&quot;&#13;&#10;    i18n_description_C: &quot;Brakeing slip&quot;" calcext:value-type="string">
            <text:p>    i18n_short_C: "Brakers"</text:p>
            <text:p>    i18n_description_C: "Brakeing slip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ecchio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Secchio</text:p>
          </table:table-cell>
          <table:table-cell office:value-type="string" calcext:value-type="string">
            <text:p>Bin</text:p>
          </table:table-cell>
          <table:table-cell table:number-columns-repeated="5"/>
          <table:table-cell table:formula="of:=&quot;(&quot;&amp;[.A255]&amp;&quot;,'&quot;&amp;[.B255]&amp;&quot;',0,CURDATE(),CURDATE())&quot;&amp;IF([.$A256]&gt;0;&quot;,&quot;;&quot;;&quot;)" office:value-type="string" office:string-value="(3,'S',0,CURDATE(),CURDATE())," calcext:value-type="string">
            <text:p>(3,'S',0,CURDATE(),CURDATE()),</text:p>
          </table:table-cell>
          <table:table-cell table:formula="of:=&quot;    i18n_short_&quot;&amp;[.$B255]&amp;&quot;: &quot;&amp;CHAR(34)&amp;[.H255]&amp;CHAR(34)&amp;CHAR(13)&amp;CHAR(10)&amp;&quot;    i18n_description_&quot;&amp;[.$B255]&amp;&quot;: &quot;&amp;CHAR(34)&amp;[.F255]&amp;CHAR(34)" office:value-type="string" office:string-value="    i18n_short_S: &quot;Secchio&quot;&#13;&#10;    i18n_description_S: &quot;Secchio&quot;" calcext:value-type="string">
            <text:p>    i18n_short_S: "Secchio"</text:p>
            <text:p>    i18n_description_S: "Secchio"</text:p>
          </table:table-cell>
          <table:table-cell table:formula="of:=&quot;    i18n_short_&quot;&amp;[.$B255]&amp;&quot;: &quot;&amp;CHAR(34)&amp;[.I255]&amp;CHAR(34)&amp;CHAR(13)&amp;CHAR(10)&amp;&quot;    i18n_description_&quot;&amp;[.$B255]&amp;&quot;: &quot;&amp;CHAR(34)&amp;[.G255]&amp;CHAR(34)" office:value-type="string" office:string-value="    i18n_short_S: &quot;Bin&quot;&#13;&#10;    i18n_description_S: &quot;Bin&quot;" calcext:value-type="string">
            <text:p>    i18n_short_S: "Bin"</text:p>
            <text:p>    i18n_description_S: "Bin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E</text:p>
          </table:table-cell>
          <table:table-cell table:style-name="ce17" table:number-columns-repeated="3"/>
          <table:table-cell office:value-type="string" calcext:value-type="string">
            <text:p>Elastico al bordo</text:p>
          </table:table-cell>
          <table:table-cell office:value-type="string" calcext:value-type="string">
            <text:p>Elastic from wall</text:p>
          </table:table-cell>
          <table:table-cell office:value-type="string" calcext:value-type="string">
            <text:p>Elastico</text:p>
          </table:table-cell>
          <table:table-cell office:value-type="string" calcext:value-type="string">
            <text:p>Elastic</text:p>
          </table:table-cell>
          <table:table-cell table:number-columns-repeated="5"/>
          <table:table-cell table:formula="of:=&quot;(&quot;&amp;[.A256]&amp;&quot;,'&quot;&amp;[.B256]&amp;&quot;',0,CURDATE(),CURDATE())&quot;&amp;IF([.$A257]&gt;0;&quot;,&quot;;&quot;;&quot;)" office:value-type="string" office:string-value="(4,'E',0,CURDATE(),CURDATE())," calcext:value-type="string">
            <text:p>(4,'E',0,CURDATE(),CURDATE()),</text:p>
          </table:table-cell>
          <table:table-cell table:formula="of:=&quot;    i18n_short_&quot;&amp;[.$B256]&amp;&quot;: &quot;&amp;CHAR(34)&amp;[.H256]&amp;CHAR(34)&amp;CHAR(13)&amp;CHAR(10)&amp;&quot;    i18n_description_&quot;&amp;[.$B256]&amp;&quot;: &quot;&amp;CHAR(34)&amp;[.F256]&amp;CHAR(34)" office:value-type="string" office:string-value="    i18n_short_E: &quot;Elastico&quot;&#13;&#10;    i18n_description_E: &quot;Elastico al bordo&quot;" calcext:value-type="string">
            <text:p>    i18n_short_E: "Elastico"</text:p>
            <text:p>    i18n_description_E: "Elastico al bordo"</text:p>
          </table:table-cell>
          <table:table-cell table:formula="of:=&quot;    i18n_short_&quot;&amp;[.$B256]&amp;&quot;: &quot;&amp;CHAR(34)&amp;[.I256]&amp;CHAR(34)&amp;CHAR(13)&amp;CHAR(10)&amp;&quot;    i18n_description_&quot;&amp;[.$B256]&amp;&quot;: &quot;&amp;CHAR(34)&amp;[.G256]&amp;CHAR(34)" office:value-type="string" office:string-value="    i18n_short_E: &quot;Elastic&quot;&#13;&#10;    i18n_description_E: &quot;Elastic from wall&quot;" calcext:value-type="string">
            <text:p>    i18n_short_E: "Elastic"</text:p>
            <text:p>    i18n_description_E: "Elastic from wall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P</text:p>
          </table:table-cell>
          <table:table-cell table:style-name="ce17" table:number-columns-repeated="3"/>
          <table:table-cell office:value-type="string" calcext:value-type="string">
            <text:p>Elastico al traino</text:p>
          </table:table-cell>
          <table:table-cell office:value-type="string" calcext:value-type="string">
            <text:p>Aiding elastic</text:p>
          </table:table-cell>
          <table:table-cell office:value-type="string" calcext:value-type="string">
            <text:p>Traino</text:p>
          </table:table-cell>
          <table:table-cell office:value-type="string" calcext:value-type="string">
            <text:p>Aiding el</text:p>
          </table:table-cell>
          <table:table-cell table:number-columns-repeated="5"/>
          <table:table-cell table:formula="of:=&quot;(&quot;&amp;[.A257]&amp;&quot;,'&quot;&amp;[.B257]&amp;&quot;',0,CURDATE(),CURDATE())&quot;&amp;IF([.$A258]&gt;0;&quot;,&quot;;&quot;;&quot;)" office:value-type="string" office:string-value="(5,'P',0,CURDATE(),CURDATE())," calcext:value-type="string">
            <text:p>(5,'P',0,CURDATE(),CURDATE()),</text:p>
          </table:table-cell>
          <table:table-cell table:formula="of:=&quot;    i18n_short_&quot;&amp;[.$B257]&amp;&quot;: &quot;&amp;CHAR(34)&amp;[.H257]&amp;CHAR(34)&amp;CHAR(13)&amp;CHAR(10)&amp;&quot;    i18n_description_&quot;&amp;[.$B257]&amp;&quot;: &quot;&amp;CHAR(34)&amp;[.F257]&amp;CHAR(34)" office:value-type="string" office:string-value="    i18n_short_P: &quot;Traino&quot;&#13;&#10;    i18n_description_P: &quot;Elastico al traino&quot;" calcext:value-type="string">
            <text:p>    i18n_short_P: "Traino"</text:p>
            <text:p>    i18n_description_P: "Elastico al traino"</text:p>
          </table:table-cell>
          <table:table-cell table:formula="of:=&quot;    i18n_short_&quot;&amp;[.$B257]&amp;&quot;: &quot;&amp;CHAR(34)&amp;[.I257]&amp;CHAR(34)&amp;CHAR(13)&amp;CHAR(10)&amp;&quot;    i18n_description_&quot;&amp;[.$B257]&amp;&quot;: &quot;&amp;CHAR(34)&amp;[.G257]&amp;CHAR(34)" office:value-type="string" office:string-value="    i18n_short_P: &quot;Aiding el&quot;&#13;&#10;    i18n_description_P: &quot;Aiding elastic&quot;" calcext:value-type="string">
            <text:p>    i18n_short_P: "Aiding el"</text:p>
            <text:p>    i18n_description_P: "Aiding elastic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T</text:p>
          </table:table-cell>
          <table:table-cell table:style-name="ce17" table:number-columns-repeated="3"/>
          <table:table-cell office:value-type="string" calcext:value-type="string">
            <text:p>Tavoletta</text:p>
          </table:table-cell>
          <table:table-cell office:value-type="string" calcext:value-type="string">
            <text:p>Kickboard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Board</text:p>
          </table:table-cell>
          <table:table-cell table:number-columns-repeated="5"/>
          <table:table-cell table:formula="of:=&quot;(&quot;&amp;[.A258]&amp;&quot;,'&quot;&amp;[.B258]&amp;&quot;',0,CURDATE(),CURDATE())&quot;&amp;IF([.$A259]&gt;0;&quot;,&quot;;&quot;;&quot;)" office:value-type="string" office:string-value="(6,'T',0,CURDATE(),CURDATE());" calcext:value-type="string">
            <text:p>(6,'T',0,CURDATE(),CURDATE());</text:p>
          </table:table-cell>
          <table:table-cell table:formula="of:=&quot;    i18n_short_&quot;&amp;[.$B258]&amp;&quot;: &quot;&amp;CHAR(34)&amp;[.H258]&amp;CHAR(34)&amp;CHAR(13)&amp;CHAR(10)&amp;&quot;    i18n_description_&quot;&amp;[.$B258]&amp;&quot;: &quot;&amp;CHAR(34)&amp;[.F258]&amp;CHAR(34)" office:value-type="string" office:string-value="    i18n_short_T: &quot;Tavola&quot;&#13;&#10;    i18n_description_T: &quot;Tavoletta&quot;" calcext:value-type="string">
            <text:p>    i18n_short_T: "Tavola"</text:p>
            <text:p>    i18n_description_T: "Tavoletta"</text:p>
          </table:table-cell>
          <table:table-cell table:formula="of:=&quot;    i18n_short_&quot;&amp;[.$B258]&amp;&quot;: &quot;&amp;CHAR(34)&amp;[.I258]&amp;CHAR(34)&amp;CHAR(13)&amp;CHAR(10)&amp;&quot;    i18n_description_&quot;&amp;[.$B258]&amp;&quot;: &quot;&amp;CHAR(34)&amp;[.G258]&amp;CHAR(34)" office:value-type="string" office:string-value="    i18n_short_T: &quot;Board&quot;&#13;&#10;    i18n_description_T: &quot;Kickboard&quot;" calcext:value-type="string">
            <text:p>    i18n_short_T: "Board"</text:p>
            <text:p>    i18n_description_T: "Kickboard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execution_note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260]&amp;CHAR(13)&amp;CHAR(10)&amp;&quot;-- &quot;" office:value-type="string" office:string-value="--&#13;&#10;-- Dump dei dati per la tabella execution_note_types&#13;&#10;-- " calcext:value-type="string">
            <text:p>--</text:p>
            <text:p>-- Dump dei dati per la tabella execution_note_types</text:p>
            <text:p>-- </text:p>
          </table:table-cell>
          <table:table-cell table:style-name="ce20" table:formula="of:=&quot;  &quot;&amp;[.$A260]&amp;&quot;:&quot;" office:value-type="string" office:string-value="  execution_note_types:" calcext:value-type="string">
            <text:p><text:s text:c="2"/>execution_note_types:</text:p>
          </table:table-cell>
          <table:table-cell table:style-name="ce20" table:formula="of:=&quot;  &quot;&amp;[.$A260]&amp;&quot;:&quot;" office:value-type="string" office:string-value="  execution_note_types:" calcext:value-type="string">
            <text:p><text:s text:c="2"/>execution_note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table:number-columns-repeated="3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260]&amp;&quot; (&quot;&amp;[.$A261]&amp;&quot;,&quot;&amp;[.$B261]&amp;IF(ISBLANK([.$C261]);&quot;&quot;;&quot;,&quot;&amp;[.$C261])&amp;&quot;,lock_version,created_at,updated_at) VALUES &quot;" office:value-type="string" office:string-value="INSERT INTO execution_note_types (id,code,lock_version,created_at,updated_at) VALUES " calcext:value-type="string">
            <text:p>INSERT INTO execution_note_types (id,code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BR</text:p>
          </table:table-cell>
          <table:table-cell table:number-columns-repeated="3"/>
          <table:table-cell office:value-type="string" calcext:value-type="string">
            <text:p>Lungo, contando le bracciate</text:p>
          </table:table-cell>
          <table:table-cell office:value-type="string" calcext:value-type="string">
            <text:p>Long, counting stroke cycles</text:p>
          </table:table-cell>
          <table:table-cell office:value-type="string" calcext:value-type="string">
            <text:p>contando bracc.</text:p>
          </table:table-cell>
          <table:table-cell office:value-type="string" calcext:value-type="string">
            <text:p>counting strokes</text:p>
          </table:table-cell>
          <table:table-cell table:number-columns-repeated="5"/>
          <table:table-cell table:formula="of:=&quot;(&quot;&amp;[.A262]&amp;&quot;,'&quot;&amp;[.B262]&amp;&quot;',0,CURDATE(),CURDATE())&quot;&amp;IF([.$A263]&gt;0;&quot;,&quot;;&quot;;&quot;)" office:value-type="string" office:string-value="(1,'CBR',0,CURDATE(),CURDATE())," calcext:value-type="string">
            <text:p>(1,'CBR',0,CURDATE(),CURDATE()),</text:p>
          </table:table-cell>
          <table:table-cell table:formula="of:=&quot;    i18n_short_&quot;&amp;[.$B262]&amp;&quot;: &quot;&amp;CHAR(34)&amp;[.H262]&amp;CHAR(34)&amp;CHAR(13)&amp;CHAR(10)&amp;&quot;    i18n_description_&quot;&amp;[.$B262]&amp;&quot;: &quot;&amp;CHAR(34)&amp;[.F262]&amp;CHAR(34)" office:value-type="string" office:string-value="    i18n_short_CBR: &quot;contando bracc.&quot;&#13;&#10;    i18n_description_CBR: &quot;Lungo, contando le bracciate&quot;" calcext:value-type="string">
            <text:p>    i18n_short_CBR: "contando bracc."</text:p>
            <text:p>    i18n_description_CBR: "Lungo, contando le bracciate"</text:p>
          </table:table-cell>
          <table:table-cell table:formula="of:=&quot;    i18n_short_&quot;&amp;[.$B262]&amp;&quot;: &quot;&amp;CHAR(34)&amp;[.I262]&amp;CHAR(34)&amp;CHAR(13)&amp;CHAR(10)&amp;&quot;    i18n_description_&quot;&amp;[.$B262]&amp;&quot;: &quot;&amp;CHAR(34)&amp;[.G262]&amp;CHAR(34)" office:value-type="string" office:string-value="    i18n_short_CBR: &quot;counting strokes&quot;&#13;&#10;    i18n_description_CBR: &quot;Long, counting stroke cycles&quot;" calcext:value-type="string">
            <text:p>    i18n_short_CBR: "counting strokes"</text:p>
            <text:p>    i18n_description_CBR: "Long, counting stroke cycles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LUN</text:p>
          </table:table-cell>
          <table:table-cell table:number-columns-repeated="3"/>
          <table:table-cell office:value-type="string" calcext:value-type="string">
            <text:p>Lungo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ungo</text:p>
          </table:table-cell>
          <table:table-cell office:value-type="string" calcext:value-type="string">
            <text:p>long</text:p>
          </table:table-cell>
          <table:table-cell table:number-columns-repeated="5"/>
          <table:table-cell table:formula="of:=&quot;(&quot;&amp;[.A263]&amp;&quot;,'&quot;&amp;[.B263]&amp;&quot;',0,CURDATE(),CURDATE())&quot;&amp;IF([.$A264]&gt;0;&quot;,&quot;;&quot;;&quot;)" office:value-type="string" office:string-value="(2,'LUN',0,CURDATE(),CURDATE())," calcext:value-type="string">
            <text:p>(2,'LUN',0,CURDATE(),CURDATE()),</text:p>
          </table:table-cell>
          <table:table-cell table:formula="of:=&quot;    i18n_short_&quot;&amp;[.$B263]&amp;&quot;: &quot;&amp;CHAR(34)&amp;[.H263]&amp;CHAR(34)&amp;CHAR(13)&amp;CHAR(10)&amp;&quot;    i18n_description_&quot;&amp;[.$B263]&amp;&quot;: &quot;&amp;CHAR(34)&amp;[.F263]&amp;CHAR(34)" office:value-type="string" office:string-value="    i18n_short_LUN: &quot;lungo&quot;&#13;&#10;    i18n_description_LUN: &quot;Lungo&quot;" calcext:value-type="string">
            <text:p>    i18n_short_LUN: "lungo"</text:p>
            <text:p>    i18n_description_LUN: "Lungo"</text:p>
          </table:table-cell>
          <table:table-cell table:formula="of:=&quot;    i18n_short_&quot;&amp;[.$B263]&amp;&quot;: &quot;&amp;CHAR(34)&amp;[.I263]&amp;CHAR(34)&amp;CHAR(13)&amp;CHAR(10)&amp;&quot;    i18n_description_&quot;&amp;[.$B263]&amp;&quot;: &quot;&amp;CHAR(34)&amp;[.G263]&amp;CHAR(34)" office:value-type="string" office:string-value="    i18n_short_LUN: &quot;long&quot;&#13;&#10;    i18n_description_LUN: &quot;Long&quot;" calcext:value-type="string">
            <text:p>    i18n_short_LUN: "long"</text:p>
            <text:p>    i18n_description_LUN: "Long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FMX</text:p>
          </table:table-cell>
          <table:table-cell table:number-columns-repeated="3"/>
          <table:table-cell office:value-type="string" calcext:value-type="string">
            <text:p>Massima frequenza</text:p>
          </table:table-cell>
          <table:table-cell office:value-type="string" calcext:value-type="string">
            <text:p>Maximal frequency</text:p>
          </table:table-cell>
          <table:table-cell table:number-columns-repeated="2" office:value-type="string" calcext:value-type="string">
            <text:p>max freq</text:p>
          </table:table-cell>
          <table:table-cell table:number-columns-repeated="5"/>
          <table:table-cell table:formula="of:=&quot;(&quot;&amp;[.A264]&amp;&quot;,'&quot;&amp;[.B264]&amp;&quot;',0,CURDATE(),CURDATE())&quot;&amp;IF([.$A265]&gt;0;&quot;,&quot;;&quot;;&quot;)" office:value-type="string" office:string-value="(3,'FMX',0,CURDATE(),CURDATE())," calcext:value-type="string">
            <text:p>(3,'FMX',0,CURDATE(),CURDATE()),</text:p>
          </table:table-cell>
          <table:table-cell table:formula="of:=&quot;    i18n_short_&quot;&amp;[.$B264]&amp;&quot;: &quot;&amp;CHAR(34)&amp;[.H264]&amp;CHAR(34)&amp;CHAR(13)&amp;CHAR(10)&amp;&quot;    i18n_description_&quot;&amp;[.$B264]&amp;&quot;: &quot;&amp;CHAR(34)&amp;[.F264]&amp;CHAR(34)" office:value-type="string" office:string-value="    i18n_short_FMX: &quot;max freq&quot;&#13;&#10;    i18n_description_FMX: &quot;Massima frequenza&quot;" calcext:value-type="string">
            <text:p>    i18n_short_FMX: "max freq"</text:p>
            <text:p>    i18n_description_FMX: "Massima frequenza"</text:p>
          </table:table-cell>
          <table:table-cell table:formula="of:=&quot;    i18n_short_&quot;&amp;[.$B264]&amp;&quot;: &quot;&amp;CHAR(34)&amp;[.I264]&amp;CHAR(34)&amp;CHAR(13)&amp;CHAR(10)&amp;&quot;    i18n_description_&quot;&amp;[.$B264]&amp;&quot;: &quot;&amp;CHAR(34)&amp;[.G264]&amp;CHAR(34)" office:value-type="string" office:string-value="    i18n_short_FMX: &quot;max freq&quot;&#13;&#10;    i18n_description_FMX: &quot;Maximal frequency&quot;" calcext:value-type="string">
            <text:p>    i18n_short_FMX: "max freq"</text:p>
            <text:p>    i18n_description_FMX: "Maximal frequency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VLN</text:p>
          </table:table-cell>
          <table:table-cell table:number-columns-repeated="3"/>
          <table:table-cell office:value-type="string" calcext:value-type="string">
            <text:p>Virata lunga</text:p>
          </table:table-cell>
          <table:table-cell office:value-type="string" calcext:value-type="string">
            <text:p>Long turn</text:p>
          </table:table-cell>
          <table:table-cell office:value-type="string" calcext:value-type="string">
            <text:p>vir lunga</text:p>
          </table:table-cell>
          <table:table-cell office:value-type="string" calcext:value-type="string">
            <text:p>long turn</text:p>
          </table:table-cell>
          <table:table-cell table:number-columns-repeated="5"/>
          <table:table-cell table:formula="of:=&quot;(&quot;&amp;[.A265]&amp;&quot;,'&quot;&amp;[.B265]&amp;&quot;',0,CURDATE(),CURDATE())&quot;&amp;IF([.$A266]&gt;0;&quot;,&quot;;&quot;;&quot;)" office:value-type="string" office:string-value="(4,'VLN',0,CURDATE(),CURDATE())," calcext:value-type="string">
            <text:p>(4,'VLN',0,CURDATE(),CURDATE()),</text:p>
          </table:table-cell>
          <table:table-cell table:formula="of:=&quot;    i18n_short_&quot;&amp;[.$B265]&amp;&quot;: &quot;&amp;CHAR(34)&amp;[.H265]&amp;CHAR(34)&amp;CHAR(13)&amp;CHAR(10)&amp;&quot;    i18n_description_&quot;&amp;[.$B265]&amp;&quot;: &quot;&amp;CHAR(34)&amp;[.F265]&amp;CHAR(34)" office:value-type="string" office:string-value="    i18n_short_VLN: &quot;vir lunga&quot;&#13;&#10;    i18n_description_VLN: &quot;Virata lunga&quot;" calcext:value-type="string">
            <text:p>    i18n_short_VLN: "vir lunga"</text:p>
            <text:p>    i18n_description_VLN: "Virata lunga"</text:p>
          </table:table-cell>
          <table:table-cell table:formula="of:=&quot;    i18n_short_&quot;&amp;[.$B265]&amp;&quot;: &quot;&amp;CHAR(34)&amp;[.I265]&amp;CHAR(34)&amp;CHAR(13)&amp;CHAR(10)&amp;&quot;    i18n_description_&quot;&amp;[.$B265]&amp;&quot;: &quot;&amp;CHAR(34)&amp;[.G265]&amp;CHAR(34)" office:value-type="string" office:string-value="    i18n_short_VLN: &quot;long turn&quot;&#13;&#10;    i18n_description_VLN: &quot;Long turn&quot;" calcext:value-type="string">
            <text:p>    i18n_short_VLN: "long turn"</text:p>
            <text:p>    i18n_description_VLN: "Long turn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FUO</text:p>
          </table:table-cell>
          <table:table-cell table:number-columns-repeated="3"/>
          <table:table-cell office:value-type="string" calcext:value-type="string">
            <text:p>Con partenza da fuori</text:p>
          </table:table-cell>
          <table:table-cell office:value-type="string" calcext:value-type="string">
            <text:p>Starting from block</text:p>
          </table:table-cell>
          <table:table-cell office:value-type="string" calcext:value-type="string">
            <text:p>partenza</text:p>
          </table:table-cell>
          <table:table-cell office:value-type="string" calcext:value-type="string">
            <text:p>start</text:p>
          </table:table-cell>
          <table:table-cell table:number-columns-repeated="5"/>
          <table:table-cell table:formula="of:=&quot;(&quot;&amp;[.A266]&amp;&quot;,'&quot;&amp;[.B266]&amp;&quot;',0,CURDATE(),CURDATE())&quot;&amp;IF([.$A267]&gt;0;&quot;,&quot;;&quot;;&quot;)" office:value-type="string" office:string-value="(5,'FUO',0,CURDATE(),CURDATE())," calcext:value-type="string">
            <text:p>(5,'FUO',0,CURDATE(),CURDATE()),</text:p>
          </table:table-cell>
          <table:table-cell table:formula="of:=&quot;    i18n_short_&quot;&amp;[.$B266]&amp;&quot;: &quot;&amp;CHAR(34)&amp;[.H266]&amp;CHAR(34)&amp;CHAR(13)&amp;CHAR(10)&amp;&quot;    i18n_description_&quot;&amp;[.$B266]&amp;&quot;: &quot;&amp;CHAR(34)&amp;[.F266]&amp;CHAR(34)" office:value-type="string" office:string-value="    i18n_short_FUO: &quot;partenza&quot;&#13;&#10;    i18n_description_FUO: &quot;Con partenza da fuori&quot;" calcext:value-type="string">
            <text:p>    i18n_short_FUO: "partenza"</text:p>
            <text:p>    i18n_description_FUO: "Con partenza da fuori"</text:p>
          </table:table-cell>
          <table:table-cell table:formula="of:=&quot;    i18n_short_&quot;&amp;[.$B266]&amp;&quot;: &quot;&amp;CHAR(34)&amp;[.I266]&amp;CHAR(34)&amp;CHAR(13)&amp;CHAR(10)&amp;&quot;    i18n_description_&quot;&amp;[.$B266]&amp;&quot;: &quot;&amp;CHAR(34)&amp;[.G266]&amp;CHAR(34)" office:value-type="string" office:string-value="    i18n_short_FUO: &quot;start&quot;&#13;&#10;    i18n_description_FUO: &quot;Starting from block&quot;" calcext:value-type="string">
            <text:p>    i18n_short_FUO: "start"</text:p>
            <text:p>    i18n_description_FUO: "Starting from block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GAL</text:p>
          </table:table-cell>
          <table:table-cell table:number-columns-repeated="3"/>
          <table:table-cell office:value-type="string" calcext:value-type="string">
            <text:p>Con partenza in galleggiamento</text:p>
          </table:table-cell>
          <table:table-cell office:value-type="string" calcext:value-type="string">
            <text:p>Starting without border push</text:p>
          </table:table-cell>
          <table:table-cell office:value-type="string" calcext:value-type="string">
            <text:p>partenza in galleggiamento</text:p>
          </table:table-cell>
          <table:table-cell office:value-type="string" calcext:value-type="string">
            <text:p>no push at start</text:p>
          </table:table-cell>
          <table:table-cell table:number-columns-repeated="5"/>
          <table:table-cell table:formula="of:=&quot;(&quot;&amp;[.A267]&amp;&quot;,'&quot;&amp;[.B267]&amp;&quot;',0,CURDATE(),CURDATE())&quot;&amp;IF([.$A268]&gt;0;&quot;,&quot;;&quot;;&quot;)" office:value-type="string" office:string-value="(6,'GAL',0,CURDATE(),CURDATE())," calcext:value-type="string">
            <text:p>(6,'GAL',0,CURDATE(),CURDATE()),</text:p>
          </table:table-cell>
          <table:table-cell table:formula="of:=&quot;    i18n_short_&quot;&amp;[.$B267]&amp;&quot;: &quot;&amp;CHAR(34)&amp;[.H267]&amp;CHAR(34)&amp;CHAR(13)&amp;CHAR(10)&amp;&quot;    i18n_description_&quot;&amp;[.$B267]&amp;&quot;: &quot;&amp;CHAR(34)&amp;[.F267]&amp;CHAR(34)" office:value-type="string" office:string-value="    i18n_short_GAL: &quot;partenza in galleggiamento&quot;&#13;&#10;    i18n_description_GAL: &quot;Con partenza in galleggiamento&quot;" calcext:value-type="string">
            <text:p>    i18n_short_GAL: "partenza in galleggiamento"</text:p>
            <text:p>    i18n_description_GAL: "Con partenza in galleggiamento"</text:p>
          </table:table-cell>
          <table:table-cell table:formula="of:=&quot;    i18n_short_&quot;&amp;[.$B267]&amp;&quot;: &quot;&amp;CHAR(34)&amp;[.I267]&amp;CHAR(34)&amp;CHAR(13)&amp;CHAR(10)&amp;&quot;    i18n_description_&quot;&amp;[.$B267]&amp;&quot;: &quot;&amp;CHAR(34)&amp;[.G267]&amp;CHAR(34)" office:value-type="string" office:string-value="    i18n_short_GAL: &quot;no push at start&quot;&#13;&#10;    i18n_description_GAL: &quot;Starting without border push&quot;" calcext:value-type="string">
            <text:p>    i18n_short_GAL: "no push at start"</text:p>
            <text:p>    i18n_description_GAL: "Starting without border push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VIR</text:p>
          </table:table-cell>
          <table:table-cell table:number-columns-repeated="3"/>
          <table:table-cell office:value-type="string" calcext:value-type="string">
            <text:p>Partenza fronte bordo con virata</text:p>
          </table:table-cell>
          <table:table-cell office:value-type="string" calcext:value-type="string">
            <text:p>Starting locking at the border with turn</text:p>
          </table:table-cell>
          <table:table-cell office:value-type="string" calcext:value-type="string">
            <text:p>partenza con virata</text:p>
          </table:table-cell>
          <table:table-cell office:value-type="string" calcext:value-type="string">
            <text:p>turn start</text:p>
          </table:table-cell>
          <table:table-cell table:number-columns-repeated="5"/>
          <table:table-cell table:formula="of:=&quot;(&quot;&amp;[.A268]&amp;&quot;,'&quot;&amp;[.B268]&amp;&quot;',0,CURDATE(),CURDATE())&quot;&amp;IF([.$A269]&gt;0;&quot;,&quot;;&quot;;&quot;)" office:value-type="string" office:string-value="(7,'VIR',0,CURDATE(),CURDATE())," calcext:value-type="string">
            <text:p>(7,'VIR',0,CURDATE(),CURDATE()),</text:p>
          </table:table-cell>
          <table:table-cell table:formula="of:=&quot;    i18n_short_&quot;&amp;[.$B268]&amp;&quot;: &quot;&amp;CHAR(34)&amp;[.H268]&amp;CHAR(34)&amp;CHAR(13)&amp;CHAR(10)&amp;&quot;    i18n_description_&quot;&amp;[.$B268]&amp;&quot;: &quot;&amp;CHAR(34)&amp;[.F268]&amp;CHAR(34)" office:value-type="string" office:string-value="    i18n_short_VIR: &quot;partenza con virata&quot;&#13;&#10;    i18n_description_VIR: &quot;Partenza fronte bordo con virata&quot;" calcext:value-type="string">
            <text:p>    i18n_short_VIR: "partenza con virata"</text:p>
            <text:p>    i18n_description_VIR: "Partenza fronte bordo con virata"</text:p>
          </table:table-cell>
          <table:table-cell table:formula="of:=&quot;    i18n_short_&quot;&amp;[.$B268]&amp;&quot;: &quot;&amp;CHAR(34)&amp;[.I268]&amp;CHAR(34)&amp;CHAR(13)&amp;CHAR(10)&amp;&quot;    i18n_description_&quot;&amp;[.$B268]&amp;&quot;: &quot;&amp;CHAR(34)&amp;[.G268]&amp;CHAR(34)" office:value-type="string" office:string-value="    i18n_short_VIR: &quot;turn start&quot;&#13;&#10;    i18n_description_VIR: &quot;Starting locking at the border with turn&quot;" calcext:value-type="string">
            <text:p>    i18n_short_VIR: "turn start"</text:p>
            <text:p>    i18n_description_VIR: "Starting locking at the border with turn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SAL</text:p>
          </table:table-cell>
          <table:table-cell table:number-columns-repeated="3"/>
          <table:table-cell office:value-type="string" calcext:value-type="string">
            <text:p>A salire</text:p>
          </table:table-cell>
          <table:table-cell office:value-type="string" calcext:value-type="string">
            <text:p>From first to last</text:p>
          </table:table-cell>
          <table:table-cell office:value-type="string" calcext:value-type="string">
            <text:p>A salire</text:p>
          </table:table-cell>
          <table:table-cell office:value-type="string" calcext:value-type="string">
            <text:p>From first</text:p>
          </table:table-cell>
          <table:table-cell table:number-columns-repeated="5"/>
          <table:table-cell table:formula="of:=&quot;(&quot;&amp;[.A269]&amp;&quot;,'&quot;&amp;[.B269]&amp;&quot;',0,CURDATE(),CURDATE())&quot;&amp;IF([.$A270]&gt;0;&quot;,&quot;;&quot;;&quot;)" office:value-type="string" office:string-value="(8,'SAL',0,CURDATE(),CURDATE())," calcext:value-type="string">
            <text:p>(8,'SAL',0,CURDATE(),CURDATE()),</text:p>
          </table:table-cell>
          <table:table-cell table:formula="of:=&quot;    i18n_short_&quot;&amp;[.$B269]&amp;&quot;: &quot;&amp;CHAR(34)&amp;[.H269]&amp;CHAR(34)&amp;CHAR(13)&amp;CHAR(10)&amp;&quot;    i18n_description_&quot;&amp;[.$B269]&amp;&quot;: &quot;&amp;CHAR(34)&amp;[.F269]&amp;CHAR(34)" office:value-type="string" office:string-value="    i18n_short_SAL: &quot;A salire&quot;&#13;&#10;    i18n_description_SAL: &quot;A salire&quot;" calcext:value-type="string">
            <text:p>    i18n_short_SAL: "A salire"</text:p>
            <text:p>    i18n_description_SAL: "A salire"</text:p>
          </table:table-cell>
          <table:table-cell table:formula="of:=&quot;    i18n_short_&quot;&amp;[.$B269]&amp;&quot;: &quot;&amp;CHAR(34)&amp;[.I269]&amp;CHAR(34)&amp;CHAR(13)&amp;CHAR(10)&amp;&quot;    i18n_description_&quot;&amp;[.$B269]&amp;&quot;: &quot;&amp;CHAR(34)&amp;[.G269]&amp;CHAR(34)" office:value-type="string" office:string-value="    i18n_short_SAL: &quot;From first&quot;&#13;&#10;    i18n_description_SAL: &quot;From first to last&quot;" calcext:value-type="string">
            <text:p>    i18n_short_SAL: "From first"</text:p>
            <text:p>    i18n_description_SAL: "From first to last"</text:p>
          </table:table-cell>
          <table:table-cell table:number-columns-repeated="100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SCA</text:p>
          </table:table-cell>
          <table:table-cell table:number-columns-repeated="3"/>
          <table:table-cell office:value-type="string" calcext:value-type="string">
            <text:p>A scalare</text:p>
          </table:table-cell>
          <table:table-cell office:value-type="string" calcext:value-type="string">
            <text:p>From last to first</text:p>
          </table:table-cell>
          <table:table-cell office:value-type="string" calcext:value-type="string">
            <text:p>A scalare</text:p>
          </table:table-cell>
          <table:table-cell office:value-type="string" calcext:value-type="string">
            <text:p>From last</text:p>
          </table:table-cell>
          <table:table-cell table:number-columns-repeated="5"/>
          <table:table-cell table:formula="of:=&quot;(&quot;&amp;[.A270]&amp;&quot;,'&quot;&amp;[.B270]&amp;&quot;',0,CURDATE(),CURDATE())&quot;&amp;IF([.$A271]&gt;0;&quot;,&quot;;&quot;;&quot;)" office:value-type="string" office:string-value="(9,'SCA',0,CURDATE(),CURDATE())," calcext:value-type="string">
            <text:p>(9,'SCA',0,CURDATE(),CURDATE()),</text:p>
          </table:table-cell>
          <table:table-cell table:formula="of:=&quot;    i18n_short_&quot;&amp;[.$B270]&amp;&quot;: &quot;&amp;CHAR(34)&amp;[.H270]&amp;CHAR(34)&amp;CHAR(13)&amp;CHAR(10)&amp;&quot;    i18n_description_&quot;&amp;[.$B270]&amp;&quot;: &quot;&amp;CHAR(34)&amp;[.F270]&amp;CHAR(34)" office:value-type="string" office:string-value="    i18n_short_SCA: &quot;A scalare&quot;&#13;&#10;    i18n_description_SCA: &quot;A scalare&quot;" calcext:value-type="string">
            <text:p>    i18n_short_SCA: "A scalare"</text:p>
            <text:p>    i18n_description_SCA: "A scalare"</text:p>
          </table:table-cell>
          <table:table-cell table:formula="of:=&quot;    i18n_short_&quot;&amp;[.$B270]&amp;&quot;: &quot;&amp;CHAR(34)&amp;[.I270]&amp;CHAR(34)&amp;CHAR(13)&amp;CHAR(10)&amp;&quot;    i18n_description_&quot;&amp;[.$B270]&amp;&quot;: &quot;&amp;CHAR(34)&amp;[.G270]&amp;CHAR(34)" office:value-type="string" office:string-value="    i18n_short_SCA: &quot;From last&quot;&#13;&#10;    i18n_description_SCA: &quot;From last to first&quot;" calcext:value-type="string">
            <text:p>    i18n_short_SCA: "From last"</text:p>
            <text:p>    i18n_description_SCA: "From last to first"</text:p>
          </table:table-cell>
          <table:table-cell table:number-columns-repeated="100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R02</text:p>
          </table:table-cell>
          <table:table-cell table:number-columns-repeated="3"/>
          <table:table-cell office:value-type="string" calcext:value-type="string">
            <text:p>Ogni 2 bracciate</text:p>
          </table:table-cell>
          <table:table-cell office:value-type="string" calcext:value-type="string">
            <text:p>Every 2 strokes</text:p>
          </table:table-cell>
          <table:table-cell office:value-type="string" calcext:value-type="string">
            <text:p>Ogni 2</text:p>
          </table:table-cell>
          <table:table-cell office:value-type="string" calcext:value-type="string">
            <text:p>Every 2</text:p>
          </table:table-cell>
          <table:table-cell table:number-columns-repeated="5"/>
          <table:table-cell table:formula="of:=&quot;(&quot;&amp;[.A271]&amp;&quot;,'&quot;&amp;[.B271]&amp;&quot;',0,CURDATE(),CURDATE())&quot;&amp;IF([.$A272]&gt;0;&quot;,&quot;;&quot;;&quot;)" office:value-type="string" office:string-value="(10,'R02',0,CURDATE(),CURDATE())," calcext:value-type="string">
            <text:p>(10,'R02',0,CURDATE(),CURDATE()),</text:p>
          </table:table-cell>
          <table:table-cell table:formula="of:=&quot;    i18n_short_&quot;&amp;[.$B271]&amp;&quot;: &quot;&amp;CHAR(34)&amp;[.H271]&amp;CHAR(34)&amp;CHAR(13)&amp;CHAR(10)&amp;&quot;    i18n_description_&quot;&amp;[.$B271]&amp;&quot;: &quot;&amp;CHAR(34)&amp;[.F271]&amp;CHAR(34)" office:value-type="string" office:string-value="    i18n_short_R02: &quot;Ogni 2&quot;&#13;&#10;    i18n_description_R02: &quot;Ogni 2 bracciate&quot;" calcext:value-type="string">
            <text:p>    i18n_short_R02: "Ogni 2"</text:p>
            <text:p>    i18n_description_R02: "Ogni 2 bracciate"</text:p>
          </table:table-cell>
          <table:table-cell table:formula="of:=&quot;    i18n_short_&quot;&amp;[.$B271]&amp;&quot;: &quot;&amp;CHAR(34)&amp;[.I271]&amp;CHAR(34)&amp;CHAR(13)&amp;CHAR(10)&amp;&quot;    i18n_description_&quot;&amp;[.$B271]&amp;&quot;: &quot;&amp;CHAR(34)&amp;[.G271]&amp;CHAR(34)" office:value-type="string" office:string-value="    i18n_short_R02: &quot;Every 2&quot;&#13;&#10;    i18n_description_R02: &quot;Every 2 strokes&quot;" calcext:value-type="string">
            <text:p>    i18n_short_R02: "Every 2"</text:p>
            <text:p>    i18n_description_R02: "Every 2 strokes"</text:p>
          </table:table-cell>
          <table:table-cell table:number-columns-repeated="100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R03</text:p>
          </table:table-cell>
          <table:table-cell table:number-columns-repeated="3"/>
          <table:table-cell office:value-type="string" calcext:value-type="string">
            <text:p>Ogni 3 bracciate</text:p>
          </table:table-cell>
          <table:table-cell office:value-type="string" calcext:value-type="string">
            <text:p>Every 3 strokes</text:p>
          </table:table-cell>
          <table:table-cell office:value-type="string" calcext:value-type="string">
            <text:p>Ogni 3</text:p>
          </table:table-cell>
          <table:table-cell office:value-type="string" calcext:value-type="string">
            <text:p>Every 3</text:p>
          </table:table-cell>
          <table:table-cell table:number-columns-repeated="5"/>
          <table:table-cell table:formula="of:=&quot;(&quot;&amp;[.A272]&amp;&quot;,'&quot;&amp;[.B272]&amp;&quot;',0,CURDATE(),CURDATE())&quot;&amp;IF([.$A273]&gt;0;&quot;,&quot;;&quot;;&quot;)" office:value-type="string" office:string-value="(11,'R03',0,CURDATE(),CURDATE())," calcext:value-type="string">
            <text:p>(11,'R03',0,CURDATE(),CURDATE()),</text:p>
          </table:table-cell>
          <table:table-cell table:formula="of:=&quot;    i18n_short_&quot;&amp;[.$B272]&amp;&quot;: &quot;&amp;CHAR(34)&amp;[.H272]&amp;CHAR(34)&amp;CHAR(13)&amp;CHAR(10)&amp;&quot;    i18n_description_&quot;&amp;[.$B272]&amp;&quot;: &quot;&amp;CHAR(34)&amp;[.F272]&amp;CHAR(34)" office:value-type="string" office:string-value="    i18n_short_R03: &quot;Ogni 3&quot;&#13;&#10;    i18n_description_R03: &quot;Ogni 3 bracciate&quot;" calcext:value-type="string">
            <text:p>    i18n_short_R03: "Ogni 3"</text:p>
            <text:p>    i18n_description_R03: "Ogni 3 bracciate"</text:p>
          </table:table-cell>
          <table:table-cell table:formula="of:=&quot;    i18n_short_&quot;&amp;[.$B272]&amp;&quot;: &quot;&amp;CHAR(34)&amp;[.I272]&amp;CHAR(34)&amp;CHAR(13)&amp;CHAR(10)&amp;&quot;    i18n_description_&quot;&amp;[.$B272]&amp;&quot;: &quot;&amp;CHAR(34)&amp;[.G272]&amp;CHAR(34)" office:value-type="string" office:string-value="    i18n_short_R03: &quot;Every 3&quot;&#13;&#10;    i18n_description_R03: &quot;Every 3 strokes&quot;" calcext:value-type="string">
            <text:p>    i18n_short_R03: "Every 3"</text:p>
            <text:p>    i18n_description_R03: "Every 3 strokes"</text:p>
          </table:table-cell>
          <table:table-cell table:number-columns-repeated="100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R04</text:p>
          </table:table-cell>
          <table:table-cell table:number-columns-repeated="3"/>
          <table:table-cell office:value-type="string" calcext:value-type="string">
            <text:p>Ogni 4 bracciate</text:p>
          </table:table-cell>
          <table:table-cell office:value-type="string" calcext:value-type="string">
            <text:p>Every 4 strokes</text:p>
          </table:table-cell>
          <table:table-cell office:value-type="string" calcext:value-type="string">
            <text:p>Ogni 4</text:p>
          </table:table-cell>
          <table:table-cell office:value-type="string" calcext:value-type="string">
            <text:p>Every 4</text:p>
          </table:table-cell>
          <table:table-cell table:number-columns-repeated="5"/>
          <table:table-cell table:formula="of:=&quot;(&quot;&amp;[.A273]&amp;&quot;,'&quot;&amp;[.B273]&amp;&quot;',0,CURDATE(),CURDATE())&quot;&amp;IF([.$A274]&gt;0;&quot;,&quot;;&quot;;&quot;)" office:value-type="string" office:string-value="(12,'R04',0,CURDATE(),CURDATE())," calcext:value-type="string">
            <text:p>(12,'R04',0,CURDATE(),CURDATE()),</text:p>
          </table:table-cell>
          <table:table-cell table:formula="of:=&quot;    i18n_short_&quot;&amp;[.$B273]&amp;&quot;: &quot;&amp;CHAR(34)&amp;[.H273]&amp;CHAR(34)&amp;CHAR(13)&amp;CHAR(10)&amp;&quot;    i18n_description_&quot;&amp;[.$B273]&amp;&quot;: &quot;&amp;CHAR(34)&amp;[.F273]&amp;CHAR(34)" office:value-type="string" office:string-value="    i18n_short_R04: &quot;Ogni 4&quot;&#13;&#10;    i18n_description_R04: &quot;Ogni 4 bracciate&quot;" calcext:value-type="string">
            <text:p>    i18n_short_R04: "Ogni 4"</text:p>
            <text:p>    i18n_description_R04: "Ogni 4 bracciate"</text:p>
          </table:table-cell>
          <table:table-cell table:formula="of:=&quot;    i18n_short_&quot;&amp;[.$B273]&amp;&quot;: &quot;&amp;CHAR(34)&amp;[.I273]&amp;CHAR(34)&amp;CHAR(13)&amp;CHAR(10)&amp;&quot;    i18n_description_&quot;&amp;[.$B273]&amp;&quot;: &quot;&amp;CHAR(34)&amp;[.G273]&amp;CHAR(34)" office:value-type="string" office:string-value="    i18n_short_R04: &quot;Every 4&quot;&#13;&#10;    i18n_description_R04: &quot;Every 4 strokes&quot;" calcext:value-type="string">
            <text:p>    i18n_short_R04: "Every 4"</text:p>
            <text:p>    i18n_description_R04: "Every 4 strokes"</text:p>
          </table:table-cell>
          <table:table-cell table:number-columns-repeated="100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R05</text:p>
          </table:table-cell>
          <table:table-cell table:number-columns-repeated="3"/>
          <table:table-cell office:value-type="string" calcext:value-type="string">
            <text:p>Ogni 5 bracciate</text:p>
          </table:table-cell>
          <table:table-cell office:value-type="string" calcext:value-type="string">
            <text:p>Every 5 strokes</text:p>
          </table:table-cell>
          <table:table-cell office:value-type="string" calcext:value-type="string">
            <text:p>Ogni 5</text:p>
          </table:table-cell>
          <table:table-cell office:value-type="string" calcext:value-type="string">
            <text:p>Every 5</text:p>
          </table:table-cell>
          <table:table-cell table:number-columns-repeated="5"/>
          <table:table-cell table:formula="of:=&quot;(&quot;&amp;[.A274]&amp;&quot;,'&quot;&amp;[.B274]&amp;&quot;',0,CURDATE(),CURDATE())&quot;&amp;IF([.$A275]&gt;0;&quot;,&quot;;&quot;;&quot;)" office:value-type="string" office:string-value="(13,'R05',0,CURDATE(),CURDATE())," calcext:value-type="string">
            <text:p>(13,'R05',0,CURDATE(),CURDATE()),</text:p>
          </table:table-cell>
          <table:table-cell table:formula="of:=&quot;    i18n_short_&quot;&amp;[.$B274]&amp;&quot;: &quot;&amp;CHAR(34)&amp;[.H274]&amp;CHAR(34)&amp;CHAR(13)&amp;CHAR(10)&amp;&quot;    i18n_description_&quot;&amp;[.$B274]&amp;&quot;: &quot;&amp;CHAR(34)&amp;[.F274]&amp;CHAR(34)" office:value-type="string" office:string-value="    i18n_short_R05: &quot;Ogni 5&quot;&#13;&#10;    i18n_description_R05: &quot;Ogni 5 bracciate&quot;" calcext:value-type="string">
            <text:p>    i18n_short_R05: "Ogni 5"</text:p>
            <text:p>    i18n_description_R05: "Ogni 5 bracciate"</text:p>
          </table:table-cell>
          <table:table-cell table:formula="of:=&quot;    i18n_short_&quot;&amp;[.$B274]&amp;&quot;: &quot;&amp;CHAR(34)&amp;[.I274]&amp;CHAR(34)&amp;CHAR(13)&amp;CHAR(10)&amp;&quot;    i18n_description_&quot;&amp;[.$B274]&amp;&quot;: &quot;&amp;CHAR(34)&amp;[.G274]&amp;CHAR(34)" office:value-type="string" office:string-value="    i18n_short_R05: &quot;Every 5&quot;&#13;&#10;    i18n_description_R05: &quot;Every 5 strokes&quot;" calcext:value-type="string">
            <text:p>    i18n_short_R05: "Every 5"</text:p>
            <text:p>    i18n_description_R05: "Every 5 strokes"</text:p>
          </table:table-cell>
          <table:table-cell table:number-columns-repeated="100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R07</text:p>
          </table:table-cell>
          <table:table-cell table:number-columns-repeated="3"/>
          <table:table-cell office:value-type="string" calcext:value-type="string">
            <text:p>Ogni 7 bracciate</text:p>
          </table:table-cell>
          <table:table-cell office:value-type="string" calcext:value-type="string">
            <text:p>Every 7 strokes</text:p>
          </table:table-cell>
          <table:table-cell office:value-type="string" calcext:value-type="string">
            <text:p>Ogni 7</text:p>
          </table:table-cell>
          <table:table-cell office:value-type="string" calcext:value-type="string">
            <text:p>Every 7</text:p>
          </table:table-cell>
          <table:table-cell table:number-columns-repeated="5"/>
          <table:table-cell table:formula="of:=&quot;(&quot;&amp;[.A275]&amp;&quot;,'&quot;&amp;[.B275]&amp;&quot;',0,CURDATE(),CURDATE())&quot;&amp;IF([.$A276]&gt;0;&quot;,&quot;;&quot;;&quot;)" office:value-type="string" office:string-value="(14,'R07',0,CURDATE(),CURDATE())," calcext:value-type="string">
            <text:p>(14,'R07',0,CURDATE(),CURDATE()),</text:p>
          </table:table-cell>
          <table:table-cell table:formula="of:=&quot;    i18n_short_&quot;&amp;[.$B275]&amp;&quot;: &quot;&amp;CHAR(34)&amp;[.H275]&amp;CHAR(34)&amp;CHAR(13)&amp;CHAR(10)&amp;&quot;    i18n_description_&quot;&amp;[.$B275]&amp;&quot;: &quot;&amp;CHAR(34)&amp;[.F275]&amp;CHAR(34)" office:value-type="string" office:string-value="    i18n_short_R07: &quot;Ogni 7&quot;&#13;&#10;    i18n_description_R07: &quot;Ogni 7 bracciate&quot;" calcext:value-type="string">
            <text:p>    i18n_short_R07: "Ogni 7"</text:p>
            <text:p>    i18n_description_R07: "Ogni 7 bracciate"</text:p>
          </table:table-cell>
          <table:table-cell table:formula="of:=&quot;    i18n_short_&quot;&amp;[.$B275]&amp;&quot;: &quot;&amp;CHAR(34)&amp;[.I275]&amp;CHAR(34)&amp;CHAR(13)&amp;CHAR(10)&amp;&quot;    i18n_description_&quot;&amp;[.$B275]&amp;&quot;: &quot;&amp;CHAR(34)&amp;[.G275]&amp;CHAR(34)" office:value-type="string" office:string-value="    i18n_short_R07: &quot;Every 7&quot;&#13;&#10;    i18n_description_R07: &quot;Every 7 strokes&quot;" calcext:value-type="string">
            <text:p>    i18n_short_R07: "Every 7"</text:p>
            <text:p>    i18n_description_R07: "Every 7 strokes"</text:p>
          </table:table-cell>
          <table:table-cell table:number-columns-repeated="100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R09</text:p>
          </table:table-cell>
          <table:table-cell table:number-columns-repeated="3"/>
          <table:table-cell office:value-type="string" calcext:value-type="string">
            <text:p>Ogni 9 bracciate</text:p>
          </table:table-cell>
          <table:table-cell office:value-type="string" calcext:value-type="string">
            <text:p>Every 9 strokes</text:p>
          </table:table-cell>
          <table:table-cell office:value-type="string" calcext:value-type="string">
            <text:p>Ogni 9</text:p>
          </table:table-cell>
          <table:table-cell office:value-type="string" calcext:value-type="string">
            <text:p>Every 9</text:p>
          </table:table-cell>
          <table:table-cell table:number-columns-repeated="5"/>
          <table:table-cell table:formula="of:=&quot;(&quot;&amp;[.A276]&amp;&quot;,'&quot;&amp;[.B276]&amp;&quot;',0,CURDATE(),CURDATE())&quot;&amp;IF([.$A277]&gt;0;&quot;,&quot;;&quot;;&quot;)" office:value-type="string" office:string-value="(15,'R09',0,CURDATE(),CURDATE());" calcext:value-type="string">
            <text:p>(15,'R09',0,CURDATE(),CURDATE());</text:p>
          </table:table-cell>
          <table:table-cell table:formula="of:=&quot;    i18n_short_&quot;&amp;[.$B276]&amp;&quot;: &quot;&amp;CHAR(34)&amp;[.H276]&amp;CHAR(34)&amp;CHAR(13)&amp;CHAR(10)&amp;&quot;    i18n_description_&quot;&amp;[.$B276]&amp;&quot;: &quot;&amp;CHAR(34)&amp;[.F276]&amp;CHAR(34)" office:value-type="string" office:string-value="    i18n_short_R09: &quot;Ogni 9&quot;&#13;&#10;    i18n_description_R09: &quot;Ogni 9 bracciate&quot;" calcext:value-type="string">
            <text:p>    i18n_short_R09: "Ogni 9"</text:p>
            <text:p>    i18n_description_R09: "Ogni 9 bracciate"</text:p>
          </table:table-cell>
          <table:table-cell table:formula="of:=&quot;    i18n_short_&quot;&amp;[.$B276]&amp;&quot;: &quot;&amp;CHAR(34)&amp;[.I276]&amp;CHAR(34)&amp;CHAR(13)&amp;CHAR(10)&amp;&quot;    i18n_description_&quot;&amp;[.$B276]&amp;&quot;: &quot;&amp;CHAR(34)&amp;[.G276]&amp;CHAR(34)" office:value-type="string" office:string-value="    i18n_short_R09: &quot;Every 9&quot;&#13;&#10;    i18n_description_R09: &quot;Every 9 strokes&quot;" calcext:value-type="string">
            <text:p>    i18n_short_R09: "Every 9"</text:p>
            <text:p>    i18n_description_R09: "Every 9 strokes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coach_level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278]&amp;CHAR(13)&amp;CHAR(10)&amp;&quot;-- &quot;" office:value-type="string" office:string-value="--&#13;&#10;-- Dump dei dati per la tabella coach_level_types&#13;&#10;-- " calcext:value-type="string">
            <text:p>--</text:p>
            <text:p>-- Dump dei dati per la tabella coach_level_types</text:p>
            <text:p>-- </text:p>
          </table:table-cell>
          <table:table-cell table:style-name="ce20" table:formula="of:=&quot;  &quot;&amp;[.$A278]&amp;&quot;:&quot;" office:value-type="string" office:string-value="  coach_level_types:" calcext:value-type="string">
            <text:p><text:s text:c="2"/>coach_level_types:</text:p>
          </table:table-cell>
          <table:table-cell table:style-name="ce20" table:formula="of:=&quot;  &quot;&amp;[.$A278]&amp;&quot;:&quot;" office:value-type="string" office:string-value="  coach_level_types:" calcext:value-type="string">
            <text:p><text:s text:c="2"/>coach_level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office:value-type="string" calcext:value-type="string">
            <text:p>level</text:p>
          </table:table-cell>
          <table:table-cell table:style-name="ce16" table:number-columns-repeated="2"/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278]&amp;&quot; (&quot;&amp;[.$A279]&amp;&quot;,&quot;&amp;[.$B279]&amp;IF(ISBLANK([.$C279]);&quot;&quot;;&quot;,&quot;&amp;[.$C279])&amp;&quot;,lock_version,created_at,updated_at) VALUES &quot;" office:value-type="string" office:string-value="INSERT INTO coach_level_types (id,code,level,lock_version,created_at,updated_at) VALUES " calcext:value-type="string">
            <text:p>INSERT INTO coach_level_types (id,code,level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APITANO</text:p>
          </table:table-cell>
          <table:table-cell office:value-type="string" calcext:value-type="string">
            <text:p>CAPTAIN</text:p>
          </table:table-cell>
          <table:table-cell table:number-columns-repeated="2" office:value-type="string" calcext:value-type="string">
            <text:p>CAP</text:p>
          </table:table-cell>
          <table:table-cell table:number-columns-repeated="5"/>
          <table:table-cell table:formula="of:=&quot;(&quot;&amp;[.A280]&amp;&quot;,'&quot;&amp;[.B280]&amp;&quot;',&quot;&amp;[.C280]&amp;&quot;,0,CURDATE(),CURDATE())&quot;&amp;IF([.$A281]&gt;0;&quot;,&quot;;&quot;;&quot;)" office:value-type="string" office:string-value="(1,'CA',10,0,CURDATE(),CURDATE())," calcext:value-type="string">
            <text:p>(1,'CA',10,0,CURDATE(),CURDATE()),</text:p>
          </table:table-cell>
          <table:table-cell table:formula="of:=&quot;    i18n_short_&quot;&amp;[.$B280]&amp;&quot;: &quot;&amp;CHAR(34)&amp;[.H280]&amp;CHAR(34)&amp;CHAR(13)&amp;CHAR(10)&amp;&quot;    i18n_description_&quot;&amp;[.$B280]&amp;&quot;: &quot;&amp;CHAR(34)&amp;[.F280]&amp;CHAR(34)" office:value-type="string" office:string-value="    i18n_short_CA: &quot;CAP&quot;&#13;&#10;    i18n_description_CA: &quot;CAPITANO&quot;" calcext:value-type="string">
            <text:p>    i18n_short_CA: "CAP"</text:p>
            <text:p>    i18n_description_CA: "CAPITANO"</text:p>
          </table:table-cell>
          <table:table-cell table:formula="of:=&quot;    i18n_short_&quot;&amp;[.$B280]&amp;&quot;: &quot;&amp;CHAR(34)&amp;[.I280]&amp;CHAR(34)&amp;CHAR(13)&amp;CHAR(10)&amp;&quot;    i18n_description_&quot;&amp;[.$B280]&amp;&quot;: &quot;&amp;CHAR(34)&amp;[.G280]&amp;CHAR(34)" office:value-type="string" office:string-value="    i18n_short_CA: &quot;CAP&quot;&#13;&#10;    i18n_description_CA: &quot;CAPTAIN&quot;" calcext:value-type="string">
            <text:p>    i18n_short_CA: "CAP"</text:p>
            <text:p>    i18n_description_CA: "CAPTAIN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I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ISTRUTTORE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TEACH</text:p>
          </table:table-cell>
          <table:table-cell table:number-columns-repeated="5"/>
          <table:table-cell table:formula="of:=&quot;(&quot;&amp;[.A281]&amp;&quot;,'&quot;&amp;[.B281]&amp;&quot;',&quot;&amp;[.C281]&amp;&quot;,0,CURDATE(),CURDATE())&quot;&amp;IF([.$A282]&gt;0;&quot;,&quot;;&quot;;&quot;)" office:value-type="string" office:string-value="(2,'IS',100,0,CURDATE(),CURDATE())," calcext:value-type="string">
            <text:p>(2,'IS',100,0,CURDATE(),CURDATE()),</text:p>
          </table:table-cell>
          <table:table-cell table:formula="of:=&quot;    i18n_short_&quot;&amp;[.$B281]&amp;&quot;: &quot;&amp;CHAR(34)&amp;[.H281]&amp;CHAR(34)&amp;CHAR(13)&amp;CHAR(10)&amp;&quot;    i18n_description_&quot;&amp;[.$B281]&amp;&quot;: &quot;&amp;CHAR(34)&amp;[.F281]&amp;CHAR(34)" office:value-type="string" office:string-value="    i18n_short_IS: &quot;IST&quot;&#13;&#10;    i18n_description_IS: &quot;ISTRUTTORE&quot;" calcext:value-type="string">
            <text:p>    i18n_short_IS: "IST"</text:p>
            <text:p>    i18n_description_IS: "ISTRUTTORE"</text:p>
          </table:table-cell>
          <table:table-cell table:formula="of:=&quot;    i18n_short_&quot;&amp;[.$B281]&amp;&quot;: &quot;&amp;CHAR(34)&amp;[.I281]&amp;CHAR(34)&amp;CHAR(13)&amp;CHAR(10)&amp;&quot;    i18n_description_&quot;&amp;[.$B281]&amp;&quot;: &quot;&amp;CHAR(34)&amp;[.G281]&amp;CHAR(34)" office:value-type="string" office:string-value="    i18n_short_IS: &quot;TEACH&quot;&#13;&#10;    i18n_description_IS: &quot;TEACHER&quot;" calcext:value-type="string">
            <text:p>    i18n_short_IS: "TEACH"</text:p>
            <text:p>    i18n_description_IS: "TEACHER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F1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ISTRUTTORE FEDERALE I LIVELLO</text:p>
          </table:table-cell>
          <table:table-cell office:value-type="string" calcext:value-type="string">
            <text:p>1st LEVEL TEACHER</text:p>
          </table:table-cell>
          <table:table-cell office:value-type="string" calcext:value-type="string">
            <text:p>IST FIN I</text:p>
          </table:table-cell>
          <table:table-cell office:value-type="string" calcext:value-type="string">
            <text:p>FED TEACH I</text:p>
          </table:table-cell>
          <table:table-cell table:number-columns-repeated="5"/>
          <table:table-cell table:formula="of:=&quot;(&quot;&amp;[.A282]&amp;&quot;,'&quot;&amp;[.B282]&amp;&quot;',&quot;&amp;[.C282]&amp;&quot;,0,CURDATE(),CURDATE())&quot;&amp;IF([.$A283]&gt;0;&quot;,&quot;;&quot;;&quot;)" office:value-type="string" office:string-value="(3,'F1',200,0,CURDATE(),CURDATE())," calcext:value-type="string">
            <text:p>(3,'F1',200,0,CURDATE(),CURDATE()),</text:p>
          </table:table-cell>
          <table:table-cell table:formula="of:=&quot;    i18n_short_&quot;&amp;[.$B282]&amp;&quot;: &quot;&amp;CHAR(34)&amp;[.H282]&amp;CHAR(34)&amp;CHAR(13)&amp;CHAR(10)&amp;&quot;    i18n_description_&quot;&amp;[.$B282]&amp;&quot;: &quot;&amp;CHAR(34)&amp;[.F282]&amp;CHAR(34)" office:value-type="string" office:string-value="    i18n_short_F1: &quot;IST FIN I&quot;&#13;&#10;    i18n_description_F1: &quot;ISTRUTTORE FEDERALE I LIVELLO&quot;" calcext:value-type="string">
            <text:p>    i18n_short_F1: "IST FIN I"</text:p>
            <text:p>    i18n_description_F1: "ISTRUTTORE FEDERALE I LIVELLO"</text:p>
          </table:table-cell>
          <table:table-cell table:formula="of:=&quot;    i18n_short_&quot;&amp;[.$B282]&amp;&quot;: &quot;&amp;CHAR(34)&amp;[.I282]&amp;CHAR(34)&amp;CHAR(13)&amp;CHAR(10)&amp;&quot;    i18n_description_&quot;&amp;[.$B282]&amp;&quot;: &quot;&amp;CHAR(34)&amp;[.G282]&amp;CHAR(34)" office:value-type="string" office:string-value="    i18n_short_F1: &quot;FED TEACH I&quot;&#13;&#10;    i18n_description_F1: &quot;1st LEVEL TEACHER&quot;" calcext:value-type="string">
            <text:p>    i18n_short_F1: "FED TEACH I"</text:p>
            <text:p>    i18n_description_F1: "1st LEVEL TEACHER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F2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ISTRUTTORE FEDERALE II LIVELLO</text:p>
          </table:table-cell>
          <table:table-cell office:value-type="string" calcext:value-type="string">
            <text:p>2nd LEVEL TEACHER</text:p>
          </table:table-cell>
          <table:table-cell office:value-type="string" calcext:value-type="string">
            <text:p>IST FIN II</text:p>
          </table:table-cell>
          <table:table-cell office:value-type="string" calcext:value-type="string">
            <text:p>FED TEACH II</text:p>
          </table:table-cell>
          <table:table-cell table:number-columns-repeated="5"/>
          <table:table-cell table:formula="of:=&quot;(&quot;&amp;[.A283]&amp;&quot;,'&quot;&amp;[.B283]&amp;&quot;',&quot;&amp;[.C283]&amp;&quot;,0,CURDATE(),CURDATE())&quot;&amp;IF([.$A284]&gt;0;&quot;,&quot;;&quot;;&quot;)" office:value-type="string" office:string-value="(4,'F2',250,0,CURDATE(),CURDATE())," calcext:value-type="string">
            <text:p>(4,'F2',250,0,CURDATE(),CURDATE()),</text:p>
          </table:table-cell>
          <table:table-cell table:formula="of:=&quot;    i18n_short_&quot;&amp;[.$B283]&amp;&quot;: &quot;&amp;CHAR(34)&amp;[.H283]&amp;CHAR(34)&amp;CHAR(13)&amp;CHAR(10)&amp;&quot;    i18n_description_&quot;&amp;[.$B283]&amp;&quot;: &quot;&amp;CHAR(34)&amp;[.F283]&amp;CHAR(34)" office:value-type="string" office:string-value="    i18n_short_F2: &quot;IST FIN II&quot;&#13;&#10;    i18n_description_F2: &quot;ISTRUTTORE FEDERALE II LIVELLO&quot;" calcext:value-type="string">
            <text:p>    i18n_short_F2: "IST FIN II"</text:p>
            <text:p>    i18n_description_F2: "ISTRUTTORE FEDERALE II LIVELLO"</text:p>
          </table:table-cell>
          <table:table-cell table:formula="of:=&quot;    i18n_short_&quot;&amp;[.$B283]&amp;&quot;: &quot;&amp;CHAR(34)&amp;[.I283]&amp;CHAR(34)&amp;CHAR(13)&amp;CHAR(10)&amp;&quot;    i18n_description_&quot;&amp;[.$B283]&amp;&quot;: &quot;&amp;CHAR(34)&amp;[.G283]&amp;CHAR(34)" office:value-type="string" office:string-value="    i18n_short_F2: &quot;FED TEACH II&quot;&#13;&#10;    i18n_description_F2: &quot;2nd LEVEL TEACHER&quot;" calcext:value-type="string">
            <text:p>    i18n_short_F2: "FED TEACH II"</text:p>
            <text:p>    i18n_description_F2: "2nd LEVEL TEACHER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LLENATOR I LIVELLO</text:p>
          </table:table-cell>
          <table:table-cell office:value-type="string" calcext:value-type="string">
            <text:p>1st LEVEL COACH</text:p>
          </table:table-cell>
          <table:table-cell office:value-type="string" calcext:value-type="string">
            <text:p>ALL I</text:p>
          </table:table-cell>
          <table:table-cell office:value-type="string" calcext:value-type="string">
            <text:p>COACH I</text:p>
          </table:table-cell>
          <table:table-cell table:number-columns-repeated="5"/>
          <table:table-cell table:formula="of:=&quot;(&quot;&amp;[.A284]&amp;&quot;,'&quot;&amp;[.B284]&amp;&quot;',&quot;&amp;[.C284]&amp;&quot;,0,CURDATE(),CURDATE())&quot;&amp;IF([.$A285]&gt;0;&quot;,&quot;;&quot;;&quot;)" office:value-type="string" office:string-value="(5,'A1',300,0,CURDATE(),CURDATE())," calcext:value-type="string">
            <text:p>(5,'A1',300,0,CURDATE(),CURDATE()),</text:p>
          </table:table-cell>
          <table:table-cell table:formula="of:=&quot;    i18n_short_&quot;&amp;[.$B284]&amp;&quot;: &quot;&amp;CHAR(34)&amp;[.H284]&amp;CHAR(34)&amp;CHAR(13)&amp;CHAR(10)&amp;&quot;    i18n_description_&quot;&amp;[.$B284]&amp;&quot;: &quot;&amp;CHAR(34)&amp;[.F284]&amp;CHAR(34)" office:value-type="string" office:string-value="    i18n_short_A1: &quot;ALL I&quot;&#13;&#10;    i18n_description_A1: &quot;ALLENATOR I LIVELLO&quot;" calcext:value-type="string">
            <text:p>    i18n_short_A1: "ALL I"</text:p>
            <text:p>    i18n_description_A1: "ALLENATOR I LIVELLO"</text:p>
          </table:table-cell>
          <table:table-cell table:formula="of:=&quot;    i18n_short_&quot;&amp;[.$B284]&amp;&quot;: &quot;&amp;CHAR(34)&amp;[.I284]&amp;CHAR(34)&amp;CHAR(13)&amp;CHAR(10)&amp;&quot;    i18n_description_&quot;&amp;[.$B284]&amp;&quot;: &quot;&amp;CHAR(34)&amp;[.G284]&amp;CHAR(34)" office:value-type="string" office:string-value="    i18n_short_A1: &quot;COACH I&quot;&#13;&#10;    i18n_description_A1: &quot;1st LEVEL COACH&quot;" calcext:value-type="string">
            <text:p>    i18n_short_A1: "COACH I"</text:p>
            <text:p>    i18n_description_A1: "1st LEVEL COACH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A2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ALLENATORE II LIVELLO</text:p>
          </table:table-cell>
          <table:table-cell office:value-type="string" calcext:value-type="string">
            <text:p>2nd LEVEL COACH</text:p>
          </table:table-cell>
          <table:table-cell office:value-type="string" calcext:value-type="string">
            <text:p>ALL II</text:p>
          </table:table-cell>
          <table:table-cell office:value-type="string" calcext:value-type="string">
            <text:p>COACH II</text:p>
          </table:table-cell>
          <table:table-cell table:number-columns-repeated="5"/>
          <table:table-cell table:formula="of:=&quot;(&quot;&amp;[.A285]&amp;&quot;,'&quot;&amp;[.B285]&amp;&quot;',&quot;&amp;[.C285]&amp;&quot;,0,CURDATE(),CURDATE())&quot;&amp;IF([.$A286]&gt;0;&quot;,&quot;;&quot;;&quot;)" office:value-type="string" office:string-value="(6,'A2',350,0,CURDATE(),CURDATE())," calcext:value-type="string">
            <text:p>(6,'A2',350,0,CURDATE(),CURDATE()),</text:p>
          </table:table-cell>
          <table:table-cell table:formula="of:=&quot;    i18n_short_&quot;&amp;[.$B285]&amp;&quot;: &quot;&amp;CHAR(34)&amp;[.H285]&amp;CHAR(34)&amp;CHAR(13)&amp;CHAR(10)&amp;&quot;    i18n_description_&quot;&amp;[.$B285]&amp;&quot;: &quot;&amp;CHAR(34)&amp;[.F285]&amp;CHAR(34)" office:value-type="string" office:string-value="    i18n_short_A2: &quot;ALL II&quot;&#13;&#10;    i18n_description_A2: &quot;ALLENATORE II LIVELLO&quot;" calcext:value-type="string">
            <text:p>    i18n_short_A2: "ALL II"</text:p>
            <text:p>    i18n_description_A2: "ALLENATORE II LIVELLO"</text:p>
          </table:table-cell>
          <table:table-cell table:formula="of:=&quot;    i18n_short_&quot;&amp;[.$B285]&amp;&quot;: &quot;&amp;CHAR(34)&amp;[.I285]&amp;CHAR(34)&amp;CHAR(13)&amp;CHAR(10)&amp;&quot;    i18n_description_&quot;&amp;[.$B285]&amp;&quot;: &quot;&amp;CHAR(34)&amp;[.G285]&amp;CHAR(34)" office:value-type="string" office:string-value="    i18n_short_A2: &quot;COACH II&quot;&#13;&#10;    i18n_description_A2: &quot;2nd LEVEL COACH&quot;" calcext:value-type="string">
            <text:p>    i18n_short_A2: "COACH II"</text:p>
            <text:p>    i18n_description_A2: "2nd LEVEL COACH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AC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ALLENATORE CAPO</text:p>
          </table:table-cell>
          <table:table-cell office:value-type="string" calcext:value-type="string">
            <text:p>HEAD COACH</text:p>
          </table:table-cell>
          <table:table-cell office:value-type="string" calcext:value-type="string">
            <text:p>ALL CAPO</text:p>
          </table:table-cell>
          <table:table-cell office:value-type="string" calcext:value-type="string">
            <text:p>HEAD COACH</text:p>
          </table:table-cell>
          <table:table-cell table:number-columns-repeated="5"/>
          <table:table-cell table:formula="of:=&quot;(&quot;&amp;[.A286]&amp;&quot;,'&quot;&amp;[.B286]&amp;&quot;',&quot;&amp;[.C286]&amp;&quot;,0,CURDATE(),CURDATE())&quot;&amp;IF([.$A287]&gt;0;&quot;,&quot;;&quot;;&quot;)" office:value-type="string" office:string-value="(7,'AC',400,0,CURDATE(),CURDATE());" calcext:value-type="string">
            <text:p>(7,'AC',400,0,CURDATE(),CURDATE());</text:p>
          </table:table-cell>
          <table:table-cell table:formula="of:=&quot;    i18n_short_&quot;&amp;[.$B286]&amp;&quot;: &quot;&amp;CHAR(34)&amp;[.H286]&amp;CHAR(34)&amp;CHAR(13)&amp;CHAR(10)&amp;&quot;    i18n_description_&quot;&amp;[.$B286]&amp;&quot;: &quot;&amp;CHAR(34)&amp;[.F286]&amp;CHAR(34)" office:value-type="string" office:string-value="    i18n_short_AC: &quot;ALL CAPO&quot;&#13;&#10;    i18n_description_AC: &quot;ALLENATORE CAPO&quot;" calcext:value-type="string">
            <text:p>    i18n_short_AC: "ALL CAPO"</text:p>
            <text:p>    i18n_description_AC: "ALLENATORE CAPO"</text:p>
          </table:table-cell>
          <table:table-cell table:formula="of:=&quot;    i18n_short_&quot;&amp;[.$B286]&amp;&quot;: &quot;&amp;CHAR(34)&amp;[.I286]&amp;CHAR(34)&amp;CHAR(13)&amp;CHAR(10)&amp;&quot;    i18n_description_&quot;&amp;[.$B286]&amp;&quot;: &quot;&amp;CHAR(34)&amp;[.G286]&amp;CHAR(34)" office:value-type="string" office:string-value="    i18n_short_AC: &quot;HEAD COACH&quot;&#13;&#10;    i18n_description_AC: &quot;HEAD COACH&quot;" calcext:value-type="string">
            <text:p>    i18n_short_AC: "HEAD COACH"</text:p>
            <text:p>    i18n_description_AC: "HEAD COACH"</text:p>
          </table:table-cell>
          <table:table-cell table:number-columns-repeated="1004"/>
        </table:table-row>
        <table:table-row table:style-name="ro3">
          <table:table-cell table:number-columns-repeated="2"/>
          <table:table-cell table:style-name="ce18" table:number-columns-repeated="3"/>
          <table:table-cell table:number-columns-repeated="1016"/>
        </table:table-row>
        <table:table-row table:style-name="ro4">
          <table:table-cell table:style-name="ce15" office:value-type="string" calcext:value-type="string">
            <text:p>medal_types</text:p>
          </table:table-cell>
          <table:table-cell table:number-columns-repeated="13"/>
          <table:table-cell table:style-name="ce20" table:formula="of:=&quot;--&quot;&amp;CHAR(13)&amp;CHAR(10)&amp;&quot;-- Dump dei dati per la tabella &quot;&amp;[.$A288]&amp;CHAR(13)&amp;CHAR(10)&amp;&quot;-- &quot;" office:value-type="string" office:string-value="--&#13;&#10;-- Dump dei dati per la tabella medal_types&#13;&#10;-- " calcext:value-type="string">
            <text:p>--</text:p>
            <text:p>-- Dump dei dati per la tabella medal_types</text:p>
            <text:p>-- </text:p>
          </table:table-cell>
          <table:table-cell table:style-name="ce20" table:formula="of:=&quot;  &quot;&amp;[.$A288]&amp;&quot;:&quot;" office:value-type="string" office:string-value="  medal_types:" calcext:value-type="string">
            <text:p><text:s text:c="2"/>medal_types:</text:p>
          </table:table-cell>
          <table:table-cell table:style-name="ce20" table:formula="of:=&quot;  &quot;&amp;[.$A288]&amp;&quot;:&quot;" office:value-type="string" office:string-value="  medal_types:" calcext:value-type="string">
            <text:p><text:s text:c="2"/>medal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office:value-type="string" calcext:value-type="string">
            <text:p>rank</text:p>
          </table:table-cell>
          <table:table-cell table:style-name="ce16" office:value-type="string" calcext:value-type="string">
            <text:p>weigth</text:p>
          </table:table-cell>
          <table:table-cell table:style-name="ce16" office:value-type="string" calcext:value-type="string">
            <text:p>image_uri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office:value-type="string" calcext:value-type="string">
            <text:p>alternate</text:p>
          </table:table-cell>
          <table:table-cell table:style-name="ce16" office:value-type="string" calcext:value-type="string">
            <text:p>alternate_en</text:p>
          </table:table-cell>
          <table:table-cell table:style-name="ce16" table:number-columns-repeated="3"/>
          <table:table-cell table:formula="of:=&quot;INSERT INTO &quot;&amp;[.$A288]&amp;&quot; (&quot;&amp;[.$A289]&amp;&quot;,&quot;&amp;[.$B289]&amp;IF(ISBLANK([.$C289]);&quot;&quot;;&quot;,&quot;&amp;[.$C289])&amp;IF(ISBLANK([.$D289]);&quot;&quot;;&quot;,&quot;&amp;[.$D289])&amp;IF(ISBLANK([.$E289]);&quot;&quot;;&quot;,&quot;&amp;[.$E289])&amp;&quot;,lock_version,created_at,updated_at) VALUES &quot;" office:value-type="string" office:string-value="INSERT INTO medal_types (id,code,rank,weigth,image_uri,lock_version,created_at,updated_at) VALUES " calcext:value-type="string">
            <text:p>INSERT INTO medal_types (id,code,rank,weigth,image_uri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number-columns-repeated="100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dal_gold_3.png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Medaglia d'oro</text:p>
          </table:table-cell>
          <table:table-cell office:value-type="string" calcext:value-type="string">
            <text:p>Gold medal</text:p>
          </table:table-cell>
          <table:table-cell table:number-columns-repeated="3"/>
          <table:table-cell table:formula="of:=&quot;(&quot;&amp;[.A290]&amp;&quot;,'&quot;&amp;[.B290]&amp;&quot;',&quot;&amp;[.C290]&amp;&quot;,&quot;&amp;[.D290]&amp;&quot;,'&quot;&amp;[.E290]&amp;&quot;',0,CURDATE(),CURDATE())&quot;&amp;IF([.$A291]&gt;0;&quot;,&quot;;&quot;;&quot;)" office:value-type="string" office:string-value="(1,'O',1,10000,'medal_gold_3.png',0,CURDATE(),CURDATE())," calcext:value-type="string">
            <text:p>(1,'O',1,10000,'medal_gold_3.png',0,CURDATE(),CURDATE()),</text:p>
          </table:table-cell>
          <table:table-cell table:formula="of:=&quot;    i18n_short_&quot;&amp;[.$B290]&amp;&quot;: &quot;&amp;CHAR(34)&amp;[.H290]&amp;CHAR(34)&amp;CHAR(13)&amp;CHAR(10)&amp;&quot;    i18n_description_&quot;&amp;[.$B290]&amp;&quot;: &quot;&amp;CHAR(34)&amp;[.F290]&amp;CHAR(34)&amp;CHAR(13)&amp;CHAR(10)&amp;&quot;    i18n_alternate_&quot;&amp;[.$B290]&amp;&quot;: &quot;&amp;CHAR(34)&amp;[.J290]&amp;CHAR(34)" office:value-type="string" office:string-value="    i18n_short_O: &quot;Oro&quot;&#13;&#10;    i18n_description_O: &quot;Oro&quot;&#13;&#10;    i18n_alternate_O: &quot;Medaglia d'oro&quot;" calcext:value-type="string">
            <text:p>    i18n_short_O: "Oro"</text:p>
            <text:p>    i18n_description_O: "Oro"</text:p>
            <text:p>    i18n_alternate_O: "Medaglia d'oro"</text:p>
          </table:table-cell>
          <table:table-cell table:formula="of:=&quot;    i18n_short_&quot;&amp;[.$B290]&amp;&quot;: &quot;&amp;CHAR(34)&amp;[.I290]&amp;CHAR(34)&amp;CHAR(13)&amp;CHAR(10)&amp;&quot;    i18n_description_&quot;&amp;[.$B290]&amp;&quot;: &quot;&amp;CHAR(34)&amp;[.G290]&amp;CHAR(34)&amp;CHAR(13)&amp;CHAR(10)&amp;&quot;    i18n_alternate_&quot;&amp;[.$B290]&amp;&quot;: &quot;&amp;CHAR(34)&amp;[.K290]&amp;CHAR(34)" office:value-type="string" office:string-value="    i18n_short_O: &quot;Gold&quot;&#13;&#10;    i18n_description_O: &quot;Gold&quot;&#13;&#10;    i18n_alternate_O: &quot;Gold medal&quot;" calcext:value-type="string">
            <text:p>    i18n_short_O: "Gold"</text:p>
            <text:p>    i18n_description_O: "Gold"</text:p>
            <text:p>    i18n_alternate_O: "Gold medal"</text:p>
          </table:table-cell>
          <table:table-cell table:number-columns-repeated="100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al_silver_3.png</text:p>
          </table:table-cell>
          <table:table-cell office:value-type="string" calcext:value-type="string">
            <text:p>Argento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ilv</text:p>
          </table:table-cell>
          <table:table-cell office:value-type="string" calcext:value-type="string">
            <text:p>Medaglia d'argento</text:p>
          </table:table-cell>
          <table:table-cell office:value-type="string" calcext:value-type="string">
            <text:p>Silver medal</text:p>
          </table:table-cell>
          <table:table-cell table:number-columns-repeated="3"/>
          <table:table-cell table:formula="of:=&quot;(&quot;&amp;[.A291]&amp;&quot;,'&quot;&amp;[.B291]&amp;&quot;',&quot;&amp;[.C291]&amp;&quot;,&quot;&amp;[.D291]&amp;&quot;,'&quot;&amp;[.E291]&amp;&quot;',0,CURDATE(),CURDATE())&quot;&amp;IF([.$A292]&gt;0;&quot;,&quot;;&quot;;&quot;)" office:value-type="string" office:string-value="(2,'A',2,100,'medal_silver_3.png',0,CURDATE(),CURDATE())," calcext:value-type="string">
            <text:p>(2,'A',2,100,'medal_silver_3.png',0,CURDATE(),CURDATE()),</text:p>
          </table:table-cell>
          <table:table-cell table:formula="of:=&quot;    i18n_short_&quot;&amp;[.$B291]&amp;&quot;: &quot;&amp;CHAR(34)&amp;[.H291]&amp;CHAR(34)&amp;CHAR(13)&amp;CHAR(10)&amp;&quot;    i18n_description_&quot;&amp;[.$B291]&amp;&quot;: &quot;&amp;CHAR(34)&amp;[.F291]&amp;CHAR(34)&amp;CHAR(13)&amp;CHAR(10)&amp;&quot;    i18n_alternate_&quot;&amp;[.$B291]&amp;&quot;: &quot;&amp;CHAR(34)&amp;[.J291]&amp;CHAR(34)" office:value-type="string" office:string-value="    i18n_short_A: &quot;Arg&quot;&#13;&#10;    i18n_description_A: &quot;Argento&quot;&#13;&#10;    i18n_alternate_A: &quot;Medaglia d'argento&quot;" calcext:value-type="string">
            <text:p>    i18n_short_A: "Arg"</text:p>
            <text:p>    i18n_description_A: "Argento"</text:p>
            <text:p>    i18n_alternate_A: "Medaglia d'argento"</text:p>
          </table:table-cell>
          <table:table-cell table:formula="of:=&quot;    i18n_short_&quot;&amp;[.$B291]&amp;&quot;: &quot;&amp;CHAR(34)&amp;[.I291]&amp;CHAR(34)&amp;CHAR(13)&amp;CHAR(10)&amp;&quot;    i18n_description_&quot;&amp;[.$B291]&amp;&quot;: &quot;&amp;CHAR(34)&amp;[.G291]&amp;CHAR(34)&amp;CHAR(13)&amp;CHAR(10)&amp;&quot;    i18n_alternate_&quot;&amp;[.$B291]&amp;&quot;: &quot;&amp;CHAR(34)&amp;[.K291]&amp;CHAR(34)" office:value-type="string" office:string-value="    i18n_short_A: &quot;Silv&quot;&#13;&#10;    i18n_description_A: &quot;Silver&quot;&#13;&#10;    i18n_alternate_A: &quot;Silver medal&quot;" calcext:value-type="string">
            <text:p>    i18n_short_A: "Silv"</text:p>
            <text:p>    i18n_description_A: "Silver"</text:p>
            <text:p>    i18n_alternate_A: "Silver medal"</text:p>
          </table:table-cell>
          <table:table-cell table:number-columns-repeated="100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al_bronze_3.png</text:p>
          </table:table-cell>
          <table:table-cell office:value-type="string" calcext:value-type="string">
            <text:p>Bronzo</text:p>
          </table:table-cell>
          <table:table-cell office:value-type="string" calcext:value-type="string">
            <text:p>Bronze</text:p>
          </table:table-cell>
          <table:table-cell table:number-columns-repeated="2" office:value-type="string" calcext:value-type="string">
            <text:p>Bro</text:p>
          </table:table-cell>
          <table:table-cell office:value-type="string" calcext:value-type="string">
            <text:p>Medaglia di bronzo</text:p>
          </table:table-cell>
          <table:table-cell office:value-type="string" calcext:value-type="string">
            <text:p>Bronze medal</text:p>
          </table:table-cell>
          <table:table-cell table:number-columns-repeated="3"/>
          <table:table-cell table:formula="of:=&quot;(&quot;&amp;[.A292]&amp;&quot;,'&quot;&amp;[.B292]&amp;&quot;',&quot;&amp;[.C292]&amp;&quot;,&quot;&amp;[.D292]&amp;&quot;,'&quot;&amp;[.E292]&amp;&quot;',0,CURDATE(),CURDATE())&quot;&amp;IF([.$A293]&gt;0;&quot;,&quot;;&quot;;&quot;)" office:value-type="string" office:string-value="(3,'B',3,1,'medal_bronze_3.png',0,CURDATE(),CURDATE())," calcext:value-type="string">
            <text:p>(3,'B',3,1,'medal_bronze_3.png',0,CURDATE(),CURDATE()),</text:p>
          </table:table-cell>
          <table:table-cell table:formula="of:=&quot;    i18n_short_&quot;&amp;[.$B292]&amp;&quot;: &quot;&amp;CHAR(34)&amp;[.H292]&amp;CHAR(34)&amp;CHAR(13)&amp;CHAR(10)&amp;&quot;    i18n_description_&quot;&amp;[.$B292]&amp;&quot;: &quot;&amp;CHAR(34)&amp;[.F292]&amp;CHAR(34)&amp;CHAR(13)&amp;CHAR(10)&amp;&quot;    i18n_alternate_&quot;&amp;[.$B292]&amp;&quot;: &quot;&amp;CHAR(34)&amp;[.J292]&amp;CHAR(34)" office:value-type="string" office:string-value="    i18n_short_B: &quot;Bro&quot;&#13;&#10;    i18n_description_B: &quot;Bronzo&quot;&#13;&#10;    i18n_alternate_B: &quot;Medaglia di bronzo&quot;" calcext:value-type="string">
            <text:p>    i18n_short_B: "Bro"</text:p>
            <text:p>    i18n_description_B: "Bronzo"</text:p>
            <text:p>    i18n_alternate_B: "Medaglia di bronzo"</text:p>
          </table:table-cell>
          <table:table-cell table:formula="of:=&quot;    i18n_short_&quot;&amp;[.$B292]&amp;&quot;: &quot;&amp;CHAR(34)&amp;[.I292]&amp;CHAR(34)&amp;CHAR(13)&amp;CHAR(10)&amp;&quot;    i18n_description_&quot;&amp;[.$B292]&amp;&quot;: &quot;&amp;CHAR(34)&amp;[.G292]&amp;CHAR(34)&amp;CHAR(13)&amp;CHAR(10)&amp;&quot;    i18n_alternate_&quot;&amp;[.$B292]&amp;&quot;: &quot;&amp;CHAR(34)&amp;[.K292]&amp;CHAR(34)" office:value-type="string" office:string-value="    i18n_short_B: &quot;Bro&quot;&#13;&#10;    i18n_description_B: &quot;Bronze&quot;&#13;&#10;    i18n_alternate_B: &quot;Bronze medal&quot;" calcext:value-type="string">
            <text:p>    i18n_short_B: "Bro"</text:p>
            <text:p>    i18n_description_B: "Bronze"</text:p>
            <text:p>    i18n_alternate_B: "Bronze medal"</text:p>
          </table:table-cell>
          <table:table-cell table:number-columns-repeated="100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gno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Medaglia di legno</text:p>
          </table:table-cell>
          <table:table-cell office:value-type="string" calcext:value-type="string">
            <text:p>Wooden medal</text:p>
          </table:table-cell>
          <table:table-cell table:number-columns-repeated="3"/>
          <table:table-cell table:formula="of:=&quot;(&quot;&amp;[.A293]&amp;&quot;,'&quot;&amp;[.B293]&amp;&quot;',&quot;&amp;[.C293]&amp;&quot;,&quot;&amp;[.D293]&amp;&quot;,'&quot;&amp;[.E293]&amp;&quot;',0,CURDATE(),CURDATE())&quot;&amp;IF([.$A294]&gt;0;&quot;,&quot;;&quot;;&quot;)" office:value-type="string" office:string-value="(4,'L',4,0,'',0,CURDATE(),CURDATE());" calcext:value-type="string">
            <text:p>(4,'L',4,0,'',0,CURDATE(),CURDATE());</text:p>
          </table:table-cell>
          <table:table-cell table:formula="of:=&quot;    i18n_short_&quot;&amp;[.$B293]&amp;&quot;: &quot;&amp;CHAR(34)&amp;[.H293]&amp;CHAR(34)&amp;CHAR(13)&amp;CHAR(10)&amp;&quot;    i18n_description_&quot;&amp;[.$B293]&amp;&quot;: &quot;&amp;CHAR(34)&amp;[.F293]&amp;CHAR(34)&amp;CHAR(13)&amp;CHAR(10)&amp;&quot;    i18n_alternate_&quot;&amp;[.$B293]&amp;&quot;: &quot;&amp;CHAR(34)&amp;[.J293]&amp;CHAR(34)" office:value-type="string" office:string-value="    i18n_short_L: &quot;Leg&quot;&#13;&#10;    i18n_description_L: &quot;Legno&quot;&#13;&#10;    i18n_alternate_L: &quot;Medaglia di legno&quot;" calcext:value-type="string">
            <text:p>    i18n_short_L: "Leg"</text:p>
            <text:p>    i18n_description_L: "Legno"</text:p>
            <text:p>    i18n_alternate_L: "Medaglia di legno"</text:p>
          </table:table-cell>
          <table:table-cell table:formula="of:=&quot;    i18n_short_&quot;&amp;[.$B293]&amp;&quot;: &quot;&amp;CHAR(34)&amp;[.I293]&amp;CHAR(34)&amp;CHAR(13)&amp;CHAR(10)&amp;&quot;    i18n_description_&quot;&amp;[.$B293]&amp;&quot;: &quot;&amp;CHAR(34)&amp;[.G293]&amp;CHAR(34)&amp;CHAR(13)&amp;CHAR(10)&amp;&quot;    i18n_alternate_&quot;&amp;[.$B293]&amp;&quot;: &quot;&amp;CHAR(34)&amp;[.K293]&amp;CHAR(34)" office:value-type="string" office:string-value="    i18n_short_L: &quot;Wood&quot;&#13;&#10;    i18n_description_L: &quot;Wooden&quot;&#13;&#10;    i18n_alternate_L: &quot;Wooden medal&quot;" calcext:value-type="string">
            <text:p>    i18n_short_L: "Wood"</text:p>
            <text:p>    i18n_description_L: "Wooden"</text:p>
            <text:p>    i18n_alternate_L: "Wooden medal"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4">
          <table:table-cell table:style-name="ce15" office:value-type="string" calcext:value-type="string">
            <text:p>record_types</text:p>
          </table:table-cell>
          <table:table-cell table:number-columns-repeated="2"/>
          <table:table-cell table:style-name="ce19" table:number-columns-repeated="2"/>
          <table:table-cell table:number-columns-repeated="9"/>
          <table:table-cell table:style-name="ce20" table:formula="of:=&quot;--&quot;&amp;CHAR(13)&amp;CHAR(10)&amp;&quot;-- Dump dei dati per la tabella &quot;&amp;[.$A$2]&amp;CHAR(13)&amp;CHAR(10)&amp;&quot;-- &quot;" office:value-type="string" office:string-value="--&#13;&#10;-- Dump dei dati per la tabella &#13;&#10;-- " calcext:value-type="string">
            <text:p>--</text:p>
            <text:p>-- Dump dei dati per la tabella </text:p>
            <text:p>-- </text:p>
          </table:table-cell>
          <table:table-cell table:style-name="ce20" table:formula="of:=&quot;  &quot;&amp;[.$A295]&amp;&quot;:&quot;" office:value-type="string" office:string-value="  record_types:" calcext:value-type="string">
            <text:p><text:s text:c="2"/>record_types:</text:p>
          </table:table-cell>
          <table:table-cell table:style-name="ce20" table:formula="of:=&quot;  &quot;&amp;[.$A295]&amp;&quot;:&quot;" office:value-type="string" office:string-value="  record_types:" calcext:value-type="string">
            <text:p><text:s text:c="2"/>record_types: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e</text:p>
          </table:table-cell>
          <table:table-cell table:style-name="ce16" office:value-type="string" calcext:value-type="string">
            <text:p>is_for_swimmers</text:p>
          </table:table-cell>
          <table:table-cell table:style-name="ce16" office:value-type="string" calcext:value-type="string">
            <text:p>is_for_teams</text:p>
          </table:table-cell>
          <table:table-cell table:style-name="ce16" office:value-type="string" calcext:value-type="string">
            <text:p>is_for_seasons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escription_en</text:p>
          </table:table-cell>
          <table:table-cell table:style-name="ce16" office:value-type="string" calcext:value-type="string">
            <text:p>short_name</text:p>
          </table:table-cell>
          <table:table-cell table:style-name="ce16" office:value-type="string" calcext:value-type="string">
            <text:p>short_name_en</text:p>
          </table:table-cell>
          <table:table-cell table:style-name="ce16" table:number-columns-repeated="5"/>
          <table:table-cell table:formula="of:=&quot;INSERT INTO &quot;&amp;[.$A$295]&amp;&quot; (&quot;&amp;[.$A$296]&amp;&quot;,&quot;&amp;[.$B$296]&amp;&quot;,&quot;&amp;[.$C$296]&amp;&quot;,&quot;&amp;[.$D$296]&amp;&quot;,&quot;&amp;[.$E$296]&amp;&quot;,lock_version,created_at,updated_at) VALUES &quot;" office:value-type="string" office:string-value="INSERT INTO record_types (id,code,is_for_swimmers,is_for_teams,is_for_seasons,lock_version,created_at,updated_at) VALUES " calcext:value-type="string">
            <text:p>INSERT INTO record_types (id,code,is_for_swimmers,is_for_teams,is_for_seasons,lock_version,created_at,updated_at) VALUES </text:p>
          </table:table-cell>
          <table:table-cell table:style-name="ce20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0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  <table:table-cell table:style-name="ce16"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B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string" calcext:value-type="string">
            <text:p>MIGLIOR PRESTAZIONE</text:p>
          </table:table-cell>
          <table:table-cell office:value-type="string" calcext:value-type="string">
            <text:p>PERSONAL BEST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B</text:p>
          </table:table-cell>
          <table:table-cell table:number-columns-repeated="5"/>
          <table:table-cell table:formula="of:=&quot;(&quot;&amp;[.A297]&amp;&quot;,'&quot;&amp;[.B297]&amp;&quot;',&quot;&amp;[.C297]&amp;&quot;,&quot;&amp;[.D297]&amp;&quot;,&quot;&amp;[.E297]&amp;&quot;,0,CURDATE(),CURDATE())&quot;&amp;IF(AND(MOD((ROW([.A297]) - 3);100) = 0;INDIRECT(ADDRESS(ROW([.A297]) + 1;1)) &gt; 0); &quot;;&quot;&amp;CHAR(13)&amp;CHAR(10)&amp;CHAR(13)&amp;CHAR(10)&amp;[.AK$3];IF(INDIRECT(ADDRESS(ROW([.A297]) + 1;1)) &gt; 0;&quot;,&quot;;&quot;;&quot;))" office:value-type="string" office:string-value="(1,'SPB',1,0,0,0,CURDATE(),CURDATE())," calcext:value-type="string">
            <text:p>(1,'SPB',1,0,0,0,CURDATE(),CURDATE()),</text:p>
          </table:table-cell>
          <table:table-cell table:formula="of:=&quot;    i18n_short_&quot;&amp;[.$B297]&amp;&quot;: &quot;&amp;CHAR(34)&amp;[.H297]&amp;CHAR(34)&amp;CHAR(13)&amp;CHAR(10)&amp;&quot;    i18n_description_&quot;&amp;[.$B297]&amp;&quot;: &quot;&amp;CHAR(34)&amp;[.F297]&amp;CHAR(34)" office:value-type="string" office:string-value="    i18n_short_SPB: &quot;PP&quot;&#13;&#10;    i18n_description_SPB: &quot;MIGLIOR PRESTAZIONE&quot;" calcext:value-type="string">
            <text:p>    i18n_short_SPB: "PP"</text:p>
            <text:p>    i18n_description_SPB: "MIGLIOR PRESTAZIONE"</text:p>
          </table:table-cell>
          <table:table-cell table:formula="of:=&quot;    i18n_short_&quot;&amp;[.$B297]&amp;&quot;: &quot;&amp;CHAR(34)&amp;[.I297]&amp;CHAR(34)&amp;CHAR(13)&amp;CHAR(10)&amp;&quot;    i18n_description_&quot;&amp;[.$B297]&amp;&quot;: &quot;&amp;CHAR(34)&amp;[.G297]&amp;CHAR(34)" office:value-type="string" office:string-value="    i18n_short_SPB: &quot;PB&quot;&#13;&#10;    i18n_description_SPB: &quot;PERSONAL BEST&quot;" calcext:value-type="string">
            <text:p>    i18n_short_SPB: "PB"</text:p>
            <text:p>    i18n_description_SPB: "PERSONAL BEST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SB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string" calcext:value-type="string">
            <text:p>MIGLIORE STAGIONALE</text:p>
          </table:table-cell>
          <table:table-cell office:value-type="string" calcext:value-type="string">
            <text:p>SEASONAL BES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B</text:p>
          </table:table-cell>
          <table:table-cell table:number-columns-repeated="5"/>
          <table:table-cell table:formula="of:=&quot;(&quot;&amp;[.A298]&amp;&quot;,'&quot;&amp;[.B298]&amp;&quot;',&quot;&amp;[.C298]&amp;&quot;,&quot;&amp;[.D298]&amp;&quot;,&quot;&amp;[.E298]&amp;&quot;,0,CURDATE(),CURDATE())&quot;&amp;IF(AND(MOD((ROW([.A298]) - 3);100) = 0;INDIRECT(ADDRESS(ROW([.A298]) + 1;1)) &gt; 0); &quot;;&quot;&amp;CHAR(13)&amp;CHAR(10)&amp;CHAR(13)&amp;CHAR(10)&amp;[.AK$3];IF(INDIRECT(ADDRESS(ROW([.A298]) + 1;1)) &gt; 0;&quot;,&quot;;&quot;;&quot;))" office:value-type="string" office:string-value="(2,'SSB',1,0,0,0,CURDATE(),CURDATE())," calcext:value-type="string">
            <text:p>(2,'SSB',1,0,0,0,CURDATE(),CURDATE()),</text:p>
          </table:table-cell>
          <table:table-cell table:formula="of:=&quot;    i18n_short_&quot;&amp;[.$B298]&amp;&quot;: &quot;&amp;CHAR(34)&amp;[.H298]&amp;CHAR(34)&amp;CHAR(13)&amp;CHAR(10)&amp;&quot;    i18n_description_&quot;&amp;[.$B298]&amp;&quot;: &quot;&amp;CHAR(34)&amp;[.F298]&amp;CHAR(34)" office:value-type="string" office:string-value="    i18n_short_SSB: &quot;MS&quot;&#13;&#10;    i18n_description_SSB: &quot;MIGLIORE STAGIONALE&quot;" calcext:value-type="string">
            <text:p>    i18n_short_SSB: "MS"</text:p>
            <text:p>    i18n_description_SSB: "MIGLIORE STAGIONALE"</text:p>
          </table:table-cell>
          <table:table-cell table:formula="of:=&quot;    i18n_short_&quot;&amp;[.$B298]&amp;&quot;: &quot;&amp;CHAR(34)&amp;[.I298]&amp;CHAR(34)&amp;CHAR(13)&amp;CHAR(10)&amp;&quot;    i18n_description_&quot;&amp;[.$B298]&amp;&quot;: &quot;&amp;CHAR(34)&amp;[.G298]&amp;CHAR(34)" office:value-type="string" office:string-value="    i18n_short_SSB: &quot;SB&quot;&#13;&#10;    i18n_description_SSB: &quot;SEASONAL BEST&quot;" calcext:value-type="string">
            <text:p>    i18n_short_SSB: "SB"</text:p>
            <text:p>    i18n_description_SSB: "SEASONAL BEST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SLP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string" calcext:value-type="string">
            <text:p>ULTIMA PRESTAZIONE</text:p>
          </table:table-cell>
          <table:table-cell office:value-type="string" calcext:value-type="string">
            <text:p>LAST PERFORMANCE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P</text:p>
          </table:table-cell>
          <table:table-cell table:number-columns-repeated="5"/>
          <table:table-cell table:formula="of:=&quot;(&quot;&amp;[.A299]&amp;&quot;,'&quot;&amp;[.B299]&amp;&quot;',&quot;&amp;[.C299]&amp;&quot;,&quot;&amp;[.D299]&amp;&quot;,&quot;&amp;[.E299]&amp;&quot;,0,CURDATE(),CURDATE())&quot;&amp;IF(AND(MOD((ROW([.A299]) - 3);100) = 0;INDIRECT(ADDRESS(ROW([.A299]) + 1;1)) &gt; 0); &quot;;&quot;&amp;CHAR(13)&amp;CHAR(10)&amp;CHAR(13)&amp;CHAR(10)&amp;[.AK$3];IF(INDIRECT(ADDRESS(ROW([.A299]) + 1;1)) &gt; 0;&quot;,&quot;;&quot;;&quot;))" office:value-type="string" office:string-value="(3,'SLP',1,0,0,0,CURDATE(),CURDATE())," calcext:value-type="string">
            <text:p>(3,'SLP',1,0,0,0,CURDATE(),CURDATE()),</text:p>
          </table:table-cell>
          <table:table-cell table:formula="of:=&quot;    i18n_short_&quot;&amp;[.$B299]&amp;&quot;: &quot;&amp;CHAR(34)&amp;[.H299]&amp;CHAR(34)&amp;CHAR(13)&amp;CHAR(10)&amp;&quot;    i18n_description_&quot;&amp;[.$B299]&amp;&quot;: &quot;&amp;CHAR(34)&amp;[.F299]&amp;CHAR(34)" office:value-type="string" office:string-value="    i18n_short_SLP: &quot;UP&quot;&#13;&#10;    i18n_description_SLP: &quot;ULTIMA PRESTAZIONE&quot;" calcext:value-type="string">
            <text:p>    i18n_short_SLP: "UP"</text:p>
            <text:p>    i18n_description_SLP: "ULTIMA PRESTAZIONE"</text:p>
          </table:table-cell>
          <table:table-cell table:formula="of:=&quot;    i18n_short_&quot;&amp;[.$B299]&amp;&quot;: &quot;&amp;CHAR(34)&amp;[.I299]&amp;CHAR(34)&amp;CHAR(13)&amp;CHAR(10)&amp;&quot;    i18n_description_&quot;&amp;[.$B299]&amp;&quot;: &quot;&amp;CHAR(34)&amp;[.G299]&amp;CHAR(34)" office:value-type="string" office:string-value="    i18n_short_SLP: &quot;LP&quot;&#13;&#10;    i18n_description_SLP: &quot;LAST PERFORMANCE&quot;" calcext:value-type="string">
            <text:p>    i18n_short_SLP: "LP"</text:p>
            <text:p>    i18n_description_SLP: "LAST PERFORMANCE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TTB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RECORD DI SQUADRA</text:p>
          </table:table-cell>
          <table:table-cell office:value-type="string" calcext:value-type="string">
            <text:p>TEAM BEST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TB</text:p>
          </table:table-cell>
          <table:table-cell table:number-columns-repeated="5"/>
          <table:table-cell table:formula="of:=&quot;(&quot;&amp;[.A300]&amp;&quot;,'&quot;&amp;[.B300]&amp;&quot;',&quot;&amp;[.C300]&amp;&quot;,&quot;&amp;[.D300]&amp;&quot;,&quot;&amp;[.E300]&amp;&quot;,0,CURDATE(),CURDATE())&quot;&amp;IF(AND(MOD((ROW([.A300]) - 3);100) = 0;INDIRECT(ADDRESS(ROW([.A300]) + 1;1)) &gt; 0); &quot;;&quot;&amp;CHAR(13)&amp;CHAR(10)&amp;CHAR(13)&amp;CHAR(10)&amp;[.AK$3];IF(INDIRECT(ADDRESS(ROW([.A300]) + 1;1)) &gt; 0;&quot;,&quot;;&quot;;&quot;))" office:value-type="string" office:string-value="(4,'TTB',0,1,0,0,CURDATE(),CURDATE())," calcext:value-type="string">
            <text:p>(4,'TTB',0,1,0,0,CURDATE(),CURDATE()),</text:p>
          </table:table-cell>
          <table:table-cell table:formula="of:=&quot;    i18n_short_&quot;&amp;[.$B300]&amp;&quot;: &quot;&amp;CHAR(34)&amp;[.H300]&amp;CHAR(34)&amp;CHAR(13)&amp;CHAR(10)&amp;&quot;    i18n_description_&quot;&amp;[.$B300]&amp;&quot;: &quot;&amp;CHAR(34)&amp;[.F300]&amp;CHAR(34)" office:value-type="string" office:string-value="    i18n_short_TTB: &quot;PS&quot;&#13;&#10;    i18n_description_TTB: &quot;RECORD DI SQUADRA&quot;" calcext:value-type="string">
            <text:p>    i18n_short_TTB: "PS"</text:p>
            <text:p>    i18n_description_TTB: "RECORD DI SQUADRA"</text:p>
          </table:table-cell>
          <table:table-cell table:formula="of:=&quot;    i18n_short_&quot;&amp;[.$B300]&amp;&quot;: &quot;&amp;CHAR(34)&amp;[.I300]&amp;CHAR(34)&amp;CHAR(13)&amp;CHAR(10)&amp;&quot;    i18n_description_&quot;&amp;[.$B300]&amp;&quot;: &quot;&amp;CHAR(34)&amp;[.G300]&amp;CHAR(34)" office:value-type="string" office:string-value="    i18n_short_TTB: &quot;TB&quot;&#13;&#10;    i18n_description_TTB: &quot;TEAM BEST&quot;" calcext:value-type="string">
            <text:p>    i18n_short_TTB: "TB"</text:p>
            <text:p>    i18n_description_TTB: "TEAM BEST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TSB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STAGIONALE DI SQUADRA</text:p>
          </table:table-cell>
          <table:table-cell office:value-type="string" calcext:value-type="string">
            <text:p>SEASONAL TEAM BES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TS</text:p>
          </table:table-cell>
          <table:table-cell table:number-columns-repeated="5"/>
          <table:table-cell table:formula="of:=&quot;(&quot;&amp;[.A301]&amp;&quot;,'&quot;&amp;[.B301]&amp;&quot;',&quot;&amp;[.C301]&amp;&quot;,&quot;&amp;[.D301]&amp;&quot;,&quot;&amp;[.E301]&amp;&quot;,0,CURDATE(),CURDATE())&quot;&amp;IF(AND(MOD((ROW([.A301]) - 3);100) = 0;INDIRECT(ADDRESS(ROW([.A301]) + 1;1)) &gt; 0); &quot;;&quot;&amp;CHAR(13)&amp;CHAR(10)&amp;CHAR(13)&amp;CHAR(10)&amp;[.AK$3];IF(INDIRECT(ADDRESS(ROW([.A301]) + 1;1)) &gt; 0;&quot;,&quot;;&quot;;&quot;))" office:value-type="string" office:string-value="(5,'TSB',0,1,0,0,CURDATE(),CURDATE())," calcext:value-type="string">
            <text:p>(5,'TSB',0,1,0,0,CURDATE(),CURDATE()),</text:p>
          </table:table-cell>
          <table:table-cell table:formula="of:=&quot;    i18n_short_&quot;&amp;[.$B301]&amp;&quot;: &quot;&amp;CHAR(34)&amp;[.H301]&amp;CHAR(34)&amp;CHAR(13)&amp;CHAR(10)&amp;&quot;    i18n_description_&quot;&amp;[.$B301]&amp;&quot;: &quot;&amp;CHAR(34)&amp;[.F301]&amp;CHAR(34)" office:value-type="string" office:string-value="    i18n_short_TSB: &quot;SS&quot;&#13;&#10;    i18n_description_TSB: &quot;STAGIONALE DI SQUADRA&quot;" calcext:value-type="string">
            <text:p>    i18n_short_TSB: "SS"</text:p>
            <text:p>    i18n_description_TSB: "STAGIONALE DI SQUADRA"</text:p>
          </table:table-cell>
          <table:table-cell table:formula="of:=&quot;    i18n_short_&quot;&amp;[.$B301]&amp;&quot;: &quot;&amp;CHAR(34)&amp;[.I301]&amp;CHAR(34)&amp;CHAR(13)&amp;CHAR(10)&amp;&quot;    i18n_description_&quot;&amp;[.$B301]&amp;&quot;: &quot;&amp;CHAR(34)&amp;[.G301]&amp;CHAR(34)" office:value-type="string" office:string-value="    i18n_short_TSB: &quot;TS&quot;&#13;&#10;    i18n_description_TSB: &quot;SEASONAL TEAM BEST&quot;" calcext:value-type="string">
            <text:p>    i18n_short_TSB: "TS"</text:p>
            <text:p>    i18n_description_TSB: "SEASONAL TEAM BEST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SOR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RECORD STAGIONALE</text:p>
          </table:table-cell>
          <table:table-cell office:value-type="string" calcext:value-type="string">
            <text:p>SEASONAL RECOR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R</text:p>
          </table:table-cell>
          <table:table-cell table:number-columns-repeated="5"/>
          <table:table-cell table:formula="of:=&quot;(&quot;&amp;[.A302]&amp;&quot;,'&quot;&amp;[.B302]&amp;&quot;',&quot;&amp;[.C302]&amp;&quot;,&quot;&amp;[.D302]&amp;&quot;,&quot;&amp;[.E302]&amp;&quot;,0,CURDATE(),CURDATE())&quot;&amp;IF(AND(MOD((ROW([.A302]) - 3);100) = 0;INDIRECT(ADDRESS(ROW([.A302]) + 1;1)) &gt; 0); &quot;;&quot;&amp;CHAR(13)&amp;CHAR(10)&amp;CHAR(13)&amp;CHAR(10)&amp;[.AK$3];IF(INDIRECT(ADDRESS(ROW([.A302]) + 1;1)) &gt; 0;&quot;,&quot;;&quot;;&quot;))" office:value-type="string" office:string-value="(6,'SOR',0,0,1,0,CURDATE(),CURDATE())," calcext:value-type="string">
            <text:p>(6,'SOR',0,0,1,0,CURDATE(),CURDATE()),</text:p>
          </table:table-cell>
          <table:table-cell table:formula="of:=&quot;    i18n_short_&quot;&amp;[.$B302]&amp;&quot;: &quot;&amp;CHAR(34)&amp;[.H302]&amp;CHAR(34)&amp;CHAR(13)&amp;CHAR(10)&amp;&quot;    i18n_description_&quot;&amp;[.$B302]&amp;&quot;: &quot;&amp;CHAR(34)&amp;[.F302]&amp;CHAR(34)" office:value-type="string" office:string-value="    i18n_short_SOR: &quot;RS&quot;&#13;&#10;    i18n_description_SOR: &quot;RECORD STAGIONALE&quot;" calcext:value-type="string">
            <text:p>    i18n_short_SOR: "RS"</text:p>
            <text:p>    i18n_description_SOR: "RECORD STAGIONALE"</text:p>
          </table:table-cell>
          <table:table-cell table:formula="of:=&quot;    i18n_short_&quot;&amp;[.$B302]&amp;&quot;: &quot;&amp;CHAR(34)&amp;[.I302]&amp;CHAR(34)&amp;CHAR(13)&amp;CHAR(10)&amp;&quot;    i18n_description_&quot;&amp;[.$B302]&amp;&quot;: &quot;&amp;CHAR(34)&amp;[.G302]&amp;CHAR(34)" office:value-type="string" office:string-value="    i18n_short_SOR: &quot;SR&quot;&#13;&#10;    i18n_description_SOR: &quot;SEASONAL RECORD&quot;" calcext:value-type="string">
            <text:p>    i18n_short_SOR: "SR"</text:p>
            <text:p>    i18n_description_SOR: "SEASONAL RECORD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FOR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string" calcext:value-type="string">
            <text:p>RECORD FEDERAZIONE</text:p>
          </table:table-cell>
          <table:table-cell office:value-type="string" calcext:value-type="string">
            <text:p>FEDERATION RECORD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FR</text:p>
          </table:table-cell>
          <table:table-cell table:number-columns-repeated="5"/>
          <table:table-cell table:formula="of:=&quot;(&quot;&amp;[.A303]&amp;&quot;,'&quot;&amp;[.B303]&amp;&quot;',&quot;&amp;[.C303]&amp;&quot;,&quot;&amp;[.D303]&amp;&quot;,&quot;&amp;[.E303]&amp;&quot;,0,CURDATE(),CURDATE())&quot;&amp;IF(AND(MOD((ROW([.A303]) - 3);100) = 0;INDIRECT(ADDRESS(ROW([.A303]) + 1;1)) &gt; 0); &quot;;&quot;&amp;CHAR(13)&amp;CHAR(10)&amp;CHAR(13)&amp;CHAR(10)&amp;[.AK$3];IF(INDIRECT(ADDRESS(ROW([.A303]) + 1;1)) &gt; 0;&quot;,&quot;;&quot;;&quot;))" office:value-type="string" office:string-value="(7,'FOR',0,0,0,0,CURDATE(),CURDATE());" calcext:value-type="string">
            <text:p>(7,'FOR',0,0,0,0,CURDATE(),CURDATE());</text:p>
          </table:table-cell>
          <table:table-cell table:formula="of:=&quot;    i18n_short_&quot;&amp;[.$B303]&amp;&quot;: &quot;&amp;CHAR(34)&amp;[.H303]&amp;CHAR(34)&amp;CHAR(13)&amp;CHAR(10)&amp;&quot;    i18n_description_&quot;&amp;[.$B303]&amp;&quot;: &quot;&amp;CHAR(34)&amp;[.F303]&amp;CHAR(34)" office:value-type="string" office:string-value="    i18n_short_FOR: &quot;RF&quot;&#13;&#10;    i18n_description_FOR: &quot;RECORD FEDERAZIONE&quot;" calcext:value-type="string">
            <text:p>    i18n_short_FOR: "RF"</text:p>
            <text:p>    i18n_description_FOR: "RECORD FEDERAZIONE"</text:p>
          </table:table-cell>
          <table:table-cell table:formula="of:=&quot;    i18n_short_&quot;&amp;[.$B303]&amp;&quot;: &quot;&amp;CHAR(34)&amp;[.I303]&amp;CHAR(34)&amp;CHAR(13)&amp;CHAR(10)&amp;&quot;    i18n_description_&quot;&amp;[.$B303]&amp;&quot;: &quot;&amp;CHAR(34)&amp;[.G303]&amp;CHAR(34)" office:value-type="string" office:string-value="    i18n_short_FOR: &quot;FR&quot;&#13;&#10;    i18n_description_FOR: &quot;FEDERATION RECORD&quot;" calcext:value-type="string">
            <text:p>    i18n_short_FOR: "FR"</text:p>
            <text:p>    i18n_description_FOR: "FEDERATION RECORD"</text:p>
          </table:table-cell>
          <table:table-cell table:number-columns-repeated="1004"/>
        </table:table-row>
      </table:table>
      <table:table table:name="event_types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8"/>
        <table:table-column table:style-name="co25" table:default-cell-style-name="ce8"/>
        <table:table-column table:style-name="co26" table:default-cell-style-name="ce8"/>
        <table:table-column table:style-name="co27" table:number-columns-repeated="5" table:default-cell-style-name="ce8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8" table:number-columns-repeated="2" table:default-cell-style-name="Default"/>
        <table:table-column table:style-name="co6" table:number-columns-repeated="1004" table:default-cell-style-name="Default"/>
        <table:table-row table:style-name="ro3">
          <table:table-cell table:number-columns-repeated="6"/>
          <table:table-cell table:style-name="Default" table:number-columns-repeated="8"/>
          <table:table-cell table:number-columns-repeated="2"/>
          <table:table-cell table:style-name="ce6" office:value-type="string" calcext:value-type="string">
            <text:p>SQL</text:p>
          </table:table-cell>
          <table:table-cell office:value-type="string" calcext:value-type="string">
            <text:p>Resource IT</text:p>
          </table:table-cell>
          <table:table-cell office:value-type="string" calcext:value-type="string">
            <text:p>Resource EN</text:p>
          </table:table-cell>
          <table:table-cell table:number-columns-repeated="1004"/>
        </table:table-row>
        <table:table-row table:style-name="ro4">
          <table:table-cell table:style-name="ce5" office:value-type="string" calcext:value-type="string">
            <text:p>event_types</text:p>
          </table:table-cell>
          <table:table-cell table:number-columns-repeated="5"/>
          <table:table-cell table:style-name="Default" table:number-columns-repeated="2"/>
          <table:table-cell table:style-name="ce9" office:value-type="string" calcext:value-type="string">
            <text:p>stroke_types</text:p>
          </table:table-cell>
          <table:table-cell table:style-name="Default"/>
          <table:table-cell table:style-name="ce9" table:number-columns-repeated="4"/>
          <table:table-cell table:number-columns-repeated="2"/>
          <table:table-cell table:style-name="ce10" table:formula="of:=&quot;--&quot;&amp;CHAR(13)&amp;CHAR(10)&amp;&quot;-- Dump dei dati per la tabella &quot;&amp;[.$A$2]&amp;CHAR(13)&amp;CHAR(10)&amp;&quot;-- &quot;" office:value-type="string" office:string-value="--&#13;&#10;-- Dump dei dati per la tabella event_types&#13;&#10;-- " calcext:value-type="string">
            <text:p>--</text:p>
            <text:p>-- Dump dei dati per la tabella event_types</text:p>
            <text:p>-- </text:p>
          </table:table-cell>
          <table:table-cell table:style-name="ce10" table:formula="of:=&quot;  &quot;&amp;[.$A$2]&amp;&quot;:&quot;" office:value-type="string" office:string-value="  event_types:" calcext:value-type="string">
            <text:p><text:s text:c="2"/>event_types:</text:p>
          </table:table-cell>
          <table:table-cell table:style-name="ce10" table:formula="of:=&quot;  &quot;&amp;[.$A$2]&amp;&quot;:&quot;" office:value-type="string" office:string-value="  event_types:" calcext:value-type="string">
            <text:p><text:s text:c="2"/>event_types: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description_en</text:p>
          </table:table-cell>
          <table:table-cell table:style-name="ce6" office:value-type="string" calcext:value-type="string">
            <text:p>short_name</text:p>
          </table:table-cell>
          <table:table-cell table:style-name="ce6" office:value-type="string" calcext:value-type="string">
            <text:p>short_name_en</text:p>
          </table:table-cell>
          <table:table-cell table:style-name="ce6" office:value-type="string" calcext:value-type="string">
            <text:p>length_in_meters</text:p>
          </table:table-cell>
          <table:table-cell table:style-name="ce6" office:value-type="string" calcext:value-type="string">
            <text:p>style_order</text:p>
          </table:table-cell>
          <table:table-cell table:style-name="ce9" office:value-type="string" calcext:value-type="string">
            <text:p>code</text:p>
          </table:table-cell>
          <table:table-cell table:style-name="ce6" office:value-type="string" calcext:value-type="string">
            <text:p>is_a_relay</text:p>
          </table:table-cell>
          <table:table-cell table:style-name="ce6" office:value-type="string" calcext:value-type="string">
            <text:p>is_mixed_gender</text:p>
          </table:table-cell>
          <table:table-cell table:style-name="ce6" office:value-type="string" calcext:value-type="string">
            <text:p>partecipants</text:p>
          </table:table-cell>
          <table:table-cell table:style-name="ce6" office:value-type="string" calcext:value-type="string">
            <text:p>phases</text:p>
          </table:table-cell>
          <table:table-cell table:style-name="ce6" office:value-type="string" calcext:value-type="string">
            <text:p>phase_length_in_meters</text:p>
          </table:table-cell>
          <table:table-cell table:style-name="ce6" office:value-type="string" calcext:value-type="string">
            <text:p>stroke_type_id</text:p>
          </table:table-cell>
          <table:table-cell table:style-name="ce6"/>
          <table:table-cell table:formula="of:=&quot;INSERT INTO &quot;&amp;[.$A$2]&amp;&quot; (&quot;&amp;[.$A$3]&amp;&quot;,&quot;&amp;[.$B$3]&amp;&quot;,&quot;&amp;[.$G$3]&amp;&quot;,&quot;&amp;[.$H$3]&amp;&quot;,&quot;&amp;[.$J$3]&amp;&quot;,&quot;&amp;[.$K$3]&amp;&quot;,&quot;&amp;[.$L$3]&amp;&quot;,&quot;&amp;[.$M$3]&amp;&quot;,&quot;&amp;[.$N$3]&amp;&quot;,&quot;&amp;[.$O$3]&amp;&quot;,lock_version,created_at,updated_at) VALUES &quot;" office:value-type="string" office:string-value="INSERT INTO event_types (id,code,length_in_meters,style_order,is_a_relay,is_mixed_gender,partecipants,phases,phase_length_in_meters,stroke_type_id,lock_version,created_at,updated_at) VALUES " calcext:value-type="string">
            <text:p>INSERT INTO event_types (id,code,length_in_meters,style_order,is_a_relay,is_mixed_gender,partecipants,phases,phase_length_in_meters,stroke_type_id,lock_version,created_at,updated_at) VALUES </text:p>
          </table:table-cell>
          <table:table-cell table:style-name="ce10" table:formula="of:=&quot;    &quot;&amp;[.$B$3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0" table:formula="of:=&quot;    &quot;&amp;[.$B$3]&amp;&quot;: &quot;&amp;CHAR(34)&amp;[.$B$3]&amp;CHAR(34)" office:value-type="string" office:string-value="    code: &quot;code&quot;" calcext:value-type="string">
            <text:p><text:s text:c="4"/>code: "code"</text:p>
          </table:table-cell>
          <table:table-cell table:style-name="ce6"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5SL</text:p>
          </table:table-cell>
          <table:table-cell office:value-type="string" calcext:value-type="string">
            <text:p>25 STILE LIBERO</text:p>
          </table:table-cell>
          <table:table-cell office:value-type="string" calcext:value-type="string">
            <text:p>25 FREESTYLE</text:p>
          </table:table-cell>
          <table:table-cell office:value-type="string" calcext:value-type="string">
            <text:p>25SL</text:p>
          </table:table-cell>
          <table:table-cell office:value-type="string" calcext:value-type="string">
            <text:p>25F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4]/[.M4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4]&amp;&quot;,'&quot;&amp;[.B4]&amp;&quot;',&quot;&amp;[.G4]&amp;&quot;,&quot;&amp;[.H4]&amp;&quot;,&quot;&amp;[.J4]&amp;&quot;,&quot;&amp;[.K4]&amp;&quot;,&quot;&amp;[.L4]&amp;&quot;,&quot;&amp;[.M4]&amp;&quot;,&quot;&amp;[.N4]&amp;&quot;,&quot;&amp;[.O4]&amp;&quot;,0,CURDATE(),CURDATE())&quot;&amp;IF(AND(MOD((ROW([.A4]) - 3);100) = 0;INDIRECT(ADDRESS(ROW([.A4]) + 1;1)) &gt; 0); &quot;;&quot;&amp;CHAR(13)&amp;CHAR(10)&amp;CHAR(13)&amp;CHAR(10)&amp;[.AM$3];IF(INDIRECT(ADDRESS(ROW([.A4]) + 1;1)) &gt; 0;&quot;,&quot;;&quot;;&quot;))" office:value-type="string" office:string-value="(1,'25SL',25,1,0,0,1,1,25,(select t.id from stroke_types t where t.code = 'SL'),0,CURDATE(),CURDATE())," calcext:value-type="string">
            <text:p>(1,'25SL',25,1,0,0,1,1,25,(select t.id from stroke_types t where t.code = 'SL'),0,CURDATE(),CURDATE()),</text:p>
          </table:table-cell>
          <table:table-cell table:formula="of:=&quot;    i18n_short_&quot;&amp;[.$B4]&amp;&quot;: &quot;&amp;CHAR(34)&amp;[.E4]&amp;CHAR(34)&amp;CHAR(13)&amp;CHAR(10)&amp;&quot;    i18n_description_&quot;&amp;[.$B4]&amp;&quot;: &quot;&amp;CHAR(34)&amp;[.C4]&amp;CHAR(34)" office:value-type="string" office:string-value="    i18n_short_25SL: &quot;25SL&quot;&#13;&#10;    i18n_description_25SL: &quot;25 STILE LIBERO&quot;" calcext:value-type="string">
            <text:p>    i18n_short_25SL: "25SL"</text:p>
            <text:p>    i18n_description_25SL: "25 STILE LIBERO"</text:p>
          </table:table-cell>
          <table:table-cell table:formula="of:=&quot;    i18n_short_&quot;&amp;[.$B4]&amp;&quot;: &quot;&amp;CHAR(34)&amp;[.F4]&amp;CHAR(34)&amp;CHAR(13)&amp;CHAR(10)&amp;&quot;    i18n_description_&quot;&amp;[.$B4]&amp;&quot;: &quot;&amp;CHAR(34)&amp;[.D4]&amp;CHAR(34)" office:value-type="string" office:string-value="    i18n_short_25SL: &quot;25FS&quot;&#13;&#10;    i18n_description_25SL: &quot;25 FREESTYLE&quot;" calcext:value-type="string">
            <text:p>    i18n_short_25SL: "25FS"</text:p>
            <text:p>    i18n_description_25SL: "25 FREESTYLE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50SL</text:p>
          </table:table-cell>
          <table:table-cell office:value-type="string" calcext:value-type="string">
            <text:p>50 STILE LIBERO</text:p>
          </table:table-cell>
          <table:table-cell office:value-type="string" calcext:value-type="string">
            <text:p>50 FREESTYLE</text:p>
          </table:table-cell>
          <table:table-cell office:value-type="string" calcext:value-type="string">
            <text:p>50SL</text:p>
          </table:table-cell>
          <table:table-cell office:value-type="string" calcext:value-type="string">
            <text:p>50FS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]/[.M5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5]&amp;&quot;,'&quot;&amp;[.B5]&amp;&quot;',&quot;&amp;[.G5]&amp;&quot;,&quot;&amp;[.H5]&amp;&quot;,&quot;&amp;[.J5]&amp;&quot;,&quot;&amp;[.K5]&amp;&quot;,&quot;&amp;[.L5]&amp;&quot;,&quot;&amp;[.M5]&amp;&quot;,&quot;&amp;[.N5]&amp;&quot;,&quot;&amp;[.O5]&amp;&quot;,0,CURDATE(),CURDATE())&quot;&amp;IF(AND(MOD((ROW([.A5]) - 3);100) = 0;INDIRECT(ADDRESS(ROW([.A5]) + 1;1)) &gt; 0); &quot;;&quot;&amp;CHAR(13)&amp;CHAR(10)&amp;CHAR(13)&amp;CHAR(10)&amp;[.AM$3];IF(INDIRECT(ADDRESS(ROW([.A5]) + 1;1)) &gt; 0;&quot;,&quot;;&quot;;&quot;))" office:value-type="string" office:string-value="(2,'50SL',50,2,0,0,1,1,50,(select t.id from stroke_types t where t.code = 'SL'),0,CURDATE(),CURDATE())," calcext:value-type="string">
            <text:p>(2,'50SL',50,2,0,0,1,1,50,(select t.id from stroke_types t where t.code = 'SL'),0,CURDATE(),CURDATE()),</text:p>
          </table:table-cell>
          <table:table-cell table:formula="of:=&quot;    i18n_short_&quot;&amp;[.$B5]&amp;&quot;: &quot;&amp;CHAR(34)&amp;[.E5]&amp;CHAR(34)&amp;CHAR(13)&amp;CHAR(10)&amp;&quot;    i18n_description_&quot;&amp;[.$B5]&amp;&quot;: &quot;&amp;CHAR(34)&amp;[.C5]&amp;CHAR(34)" office:value-type="string" office:string-value="    i18n_short_50SL: &quot;50SL&quot;&#13;&#10;    i18n_description_50SL: &quot;50 STILE LIBERO&quot;" calcext:value-type="string">
            <text:p>    i18n_short_50SL: "50SL"</text:p>
            <text:p>    i18n_description_50SL: "50 STILE LIBERO"</text:p>
          </table:table-cell>
          <table:table-cell table:formula="of:=&quot;    i18n_short_&quot;&amp;[.$B5]&amp;&quot;: &quot;&amp;CHAR(34)&amp;[.F5]&amp;CHAR(34)&amp;CHAR(13)&amp;CHAR(10)&amp;&quot;    i18n_description_&quot;&amp;[.$B5]&amp;&quot;: &quot;&amp;CHAR(34)&amp;[.D5]&amp;CHAR(34)" office:value-type="string" office:string-value="    i18n_short_50SL: &quot;50FS&quot;&#13;&#10;    i18n_description_50SL: &quot;50 FREESTYLE&quot;" calcext:value-type="string">
            <text:p>    i18n_short_50SL: "50FS"</text:p>
            <text:p>    i18n_description_50SL: "50 FREESTYLE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100SL</text:p>
          </table:table-cell>
          <table:table-cell office:value-type="string" calcext:value-type="string">
            <text:p>100 STILE LIBERO</text:p>
          </table:table-cell>
          <table:table-cell office:value-type="string" calcext:value-type="string">
            <text:p>100 FREESTYLE</text:p>
          </table:table-cell>
          <table:table-cell office:value-type="string" calcext:value-type="string">
            <text:p>100SL</text:p>
          </table:table-cell>
          <table:table-cell office:value-type="string" calcext:value-type="string">
            <text:p>100FS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]/[.M6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6]&amp;&quot;,'&quot;&amp;[.B6]&amp;&quot;',&quot;&amp;[.G6]&amp;&quot;,&quot;&amp;[.H6]&amp;&quot;,&quot;&amp;[.J6]&amp;&quot;,&quot;&amp;[.K6]&amp;&quot;,&quot;&amp;[.L6]&amp;&quot;,&quot;&amp;[.M6]&amp;&quot;,&quot;&amp;[.N6]&amp;&quot;,&quot;&amp;[.O6]&amp;&quot;,0,CURDATE(),CURDATE())&quot;&amp;IF(AND(MOD((ROW([.A6]) - 3);100) = 0;INDIRECT(ADDRESS(ROW([.A6]) + 1;1)) &gt; 0); &quot;;&quot;&amp;CHAR(13)&amp;CHAR(10)&amp;CHAR(13)&amp;CHAR(10)&amp;[.AM$3];IF(INDIRECT(ADDRESS(ROW([.A6]) + 1;1)) &gt; 0;&quot;,&quot;;&quot;;&quot;))" office:value-type="string" office:string-value="(3,'100SL',100,3,0,0,1,1,100,(select t.id from stroke_types t where t.code = 'SL'),0,CURDATE(),CURDATE())," calcext:value-type="string">
            <text:p>(3,'100SL',100,3,0,0,1,1,100,(select t.id from stroke_types t where t.code = 'SL'),0,CURDATE(),CURDATE()),</text:p>
          </table:table-cell>
          <table:table-cell table:formula="of:=&quot;    i18n_short_&quot;&amp;[.$B6]&amp;&quot;: &quot;&amp;CHAR(34)&amp;[.E6]&amp;CHAR(34)&amp;CHAR(13)&amp;CHAR(10)&amp;&quot;    i18n_description_&quot;&amp;[.$B6]&amp;&quot;: &quot;&amp;CHAR(34)&amp;[.C6]&amp;CHAR(34)" office:value-type="string" office:string-value="    i18n_short_100SL: &quot;100SL&quot;&#13;&#10;    i18n_description_100SL: &quot;100 STILE LIBERO&quot;" calcext:value-type="string">
            <text:p>    i18n_short_100SL: "100SL"</text:p>
            <text:p>    i18n_description_100SL: "100 STILE LIBERO"</text:p>
          </table:table-cell>
          <table:table-cell table:formula="of:=&quot;    i18n_short_&quot;&amp;[.$B6]&amp;&quot;: &quot;&amp;CHAR(34)&amp;[.F6]&amp;CHAR(34)&amp;CHAR(13)&amp;CHAR(10)&amp;&quot;    i18n_description_&quot;&amp;[.$B6]&amp;&quot;: &quot;&amp;CHAR(34)&amp;[.D6]&amp;CHAR(34)" office:value-type="string" office:string-value="    i18n_short_100SL: &quot;100FS&quot;&#13;&#10;    i18n_description_100SL: &quot;100 FREESTYLE&quot;" calcext:value-type="string">
            <text:p>    i18n_short_100SL: "100FS"</text:p>
            <text:p>    i18n_description_100SL: "100 FREESTYLE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200SL</text:p>
          </table:table-cell>
          <table:table-cell office:value-type="string" calcext:value-type="string">
            <text:p>200 STILE LIBERO</text:p>
          </table:table-cell>
          <table:table-cell office:value-type="string" calcext:value-type="string">
            <text:p>200 FREESTYLE</text:p>
          </table:table-cell>
          <table:table-cell office:value-type="string" calcext:value-type="string">
            <text:p>200SL</text:p>
          </table:table-cell>
          <table:table-cell office:value-type="string" calcext:value-type="string">
            <text:p>200FS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]/[.M7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7]&amp;&quot;,'&quot;&amp;[.B7]&amp;&quot;',&quot;&amp;[.G7]&amp;&quot;,&quot;&amp;[.H7]&amp;&quot;,&quot;&amp;[.J7]&amp;&quot;,&quot;&amp;[.K7]&amp;&quot;,&quot;&amp;[.L7]&amp;&quot;,&quot;&amp;[.M7]&amp;&quot;,&quot;&amp;[.N7]&amp;&quot;,&quot;&amp;[.O7]&amp;&quot;,0,CURDATE(),CURDATE())&quot;&amp;IF(AND(MOD((ROW([.A7]) - 3);100) = 0;INDIRECT(ADDRESS(ROW([.A7]) + 1;1)) &gt; 0); &quot;;&quot;&amp;CHAR(13)&amp;CHAR(10)&amp;CHAR(13)&amp;CHAR(10)&amp;[.AM$3];IF(INDIRECT(ADDRESS(ROW([.A7]) + 1;1)) &gt; 0;&quot;,&quot;;&quot;;&quot;))" office:value-type="string" office:string-value="(4,'200SL',200,4,0,0,1,1,200,(select t.id from stroke_types t where t.code = 'SL'),0,CURDATE(),CURDATE())," calcext:value-type="string">
            <text:p>(4,'200SL',200,4,0,0,1,1,200,(select t.id from stroke_types t where t.code = 'SL'),0,CURDATE(),CURDATE()),</text:p>
          </table:table-cell>
          <table:table-cell table:formula="of:=&quot;    i18n_short_&quot;&amp;[.$B7]&amp;&quot;: &quot;&amp;CHAR(34)&amp;[.E7]&amp;CHAR(34)&amp;CHAR(13)&amp;CHAR(10)&amp;&quot;    i18n_description_&quot;&amp;[.$B7]&amp;&quot;: &quot;&amp;CHAR(34)&amp;[.C7]&amp;CHAR(34)" office:value-type="string" office:string-value="    i18n_short_200SL: &quot;200SL&quot;&#13;&#10;    i18n_description_200SL: &quot;200 STILE LIBERO&quot;" calcext:value-type="string">
            <text:p>    i18n_short_200SL: "200SL"</text:p>
            <text:p>    i18n_description_200SL: "200 STILE LIBERO"</text:p>
          </table:table-cell>
          <table:table-cell table:formula="of:=&quot;    i18n_short_&quot;&amp;[.$B7]&amp;&quot;: &quot;&amp;CHAR(34)&amp;[.F7]&amp;CHAR(34)&amp;CHAR(13)&amp;CHAR(10)&amp;&quot;    i18n_description_&quot;&amp;[.$B7]&amp;&quot;: &quot;&amp;CHAR(34)&amp;[.D7]&amp;CHAR(34)" office:value-type="string" office:string-value="    i18n_short_200SL: &quot;200FS&quot;&#13;&#10;    i18n_description_200SL: &quot;200 FREESTYLE&quot;" calcext:value-type="string">
            <text:p>    i18n_short_200SL: "200FS"</text:p>
            <text:p>    i18n_description_200SL: "200 FREESTYLE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400SL</text:p>
          </table:table-cell>
          <table:table-cell office:value-type="string" calcext:value-type="string">
            <text:p>400 STILE LIBERO</text:p>
          </table:table-cell>
          <table:table-cell office:value-type="string" calcext:value-type="string">
            <text:p>400 FREESTYLE</text:p>
          </table:table-cell>
          <table:table-cell office:value-type="string" calcext:value-type="string">
            <text:p>400SL</text:p>
          </table:table-cell>
          <table:table-cell office:value-type="string" calcext:value-type="string">
            <text:p>400FS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]/[.M8]" office:value-type="float" office:value="400" calcext:value-type="float">
            <text:p>400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8]&amp;&quot;,'&quot;&amp;[.B8]&amp;&quot;',&quot;&amp;[.G8]&amp;&quot;,&quot;&amp;[.H8]&amp;&quot;,&quot;&amp;[.J8]&amp;&quot;,&quot;&amp;[.K8]&amp;&quot;,&quot;&amp;[.L8]&amp;&quot;,&quot;&amp;[.M8]&amp;&quot;,&quot;&amp;[.N8]&amp;&quot;,&quot;&amp;[.O8]&amp;&quot;,0,CURDATE(),CURDATE())&quot;&amp;IF(AND(MOD((ROW([.A8]) - 3);100) = 0;INDIRECT(ADDRESS(ROW([.A8]) + 1;1)) &gt; 0); &quot;;&quot;&amp;CHAR(13)&amp;CHAR(10)&amp;CHAR(13)&amp;CHAR(10)&amp;[.AM$3];IF(INDIRECT(ADDRESS(ROW([.A8]) + 1;1)) &gt; 0;&quot;,&quot;;&quot;;&quot;))" office:value-type="string" office:string-value="(5,'400SL',400,5,0,0,1,1,400,(select t.id from stroke_types t where t.code = 'SL'),0,CURDATE(),CURDATE())," calcext:value-type="string">
            <text:p>(5,'400SL',400,5,0,0,1,1,400,(select t.id from stroke_types t where t.code = 'SL'),0,CURDATE(),CURDATE()),</text:p>
          </table:table-cell>
          <table:table-cell table:formula="of:=&quot;    i18n_short_&quot;&amp;[.$B8]&amp;&quot;: &quot;&amp;CHAR(34)&amp;[.E8]&amp;CHAR(34)&amp;CHAR(13)&amp;CHAR(10)&amp;&quot;    i18n_description_&quot;&amp;[.$B8]&amp;&quot;: &quot;&amp;CHAR(34)&amp;[.C8]&amp;CHAR(34)" office:value-type="string" office:string-value="    i18n_short_400SL: &quot;400SL&quot;&#13;&#10;    i18n_description_400SL: &quot;400 STILE LIBERO&quot;" calcext:value-type="string">
            <text:p>    i18n_short_400SL: "400SL"</text:p>
            <text:p>    i18n_description_400SL: "400 STILE LIBERO"</text:p>
          </table:table-cell>
          <table:table-cell table:formula="of:=&quot;    i18n_short_&quot;&amp;[.$B8]&amp;&quot;: &quot;&amp;CHAR(34)&amp;[.F8]&amp;CHAR(34)&amp;CHAR(13)&amp;CHAR(10)&amp;&quot;    i18n_description_&quot;&amp;[.$B8]&amp;&quot;: &quot;&amp;CHAR(34)&amp;[.D8]&amp;CHAR(34)" office:value-type="string" office:string-value="    i18n_short_400SL: &quot;400FS&quot;&#13;&#10;    i18n_description_400SL: &quot;400 FREESTYLE&quot;" calcext:value-type="string">
            <text:p>    i18n_short_400SL: "400FS"</text:p>
            <text:p>    i18n_description_400SL: "400 FREESTYLE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800SL</text:p>
          </table:table-cell>
          <table:table-cell office:value-type="string" calcext:value-type="string">
            <text:p>800 STILE LIBERO</text:p>
          </table:table-cell>
          <table:table-cell office:value-type="string" calcext:value-type="string">
            <text:p>800 FREESTYLE</text:p>
          </table:table-cell>
          <table:table-cell office:value-type="string" calcext:value-type="string">
            <text:p>800SL</text:p>
          </table:table-cell>
          <table:table-cell office:value-type="string" calcext:value-type="string">
            <text:p>800FS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]/[.M9]" office:value-type="float" office:value="800" calcext:value-type="float">
            <text:p>800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9]&amp;&quot;,'&quot;&amp;[.B9]&amp;&quot;',&quot;&amp;[.G9]&amp;&quot;,&quot;&amp;[.H9]&amp;&quot;,&quot;&amp;[.J9]&amp;&quot;,&quot;&amp;[.K9]&amp;&quot;,&quot;&amp;[.L9]&amp;&quot;,&quot;&amp;[.M9]&amp;&quot;,&quot;&amp;[.N9]&amp;&quot;,&quot;&amp;[.O9]&amp;&quot;,0,CURDATE(),CURDATE())&quot;&amp;IF(AND(MOD((ROW([.A9]) - 3);100) = 0;INDIRECT(ADDRESS(ROW([.A9]) + 1;1)) &gt; 0); &quot;;&quot;&amp;CHAR(13)&amp;CHAR(10)&amp;CHAR(13)&amp;CHAR(10)&amp;[.AM$3];IF(INDIRECT(ADDRESS(ROW([.A9]) + 1;1)) &gt; 0;&quot;,&quot;;&quot;;&quot;))" office:value-type="string" office:string-value="(6,'800SL',800,6,0,0,1,1,800,(select t.id from stroke_types t where t.code = 'SL'),0,CURDATE(),CURDATE())," calcext:value-type="string">
            <text:p>(6,'800SL',800,6,0,0,1,1,800,(select t.id from stroke_types t where t.code = 'SL'),0,CURDATE(),CURDATE()),</text:p>
          </table:table-cell>
          <table:table-cell table:formula="of:=&quot;    i18n_short_&quot;&amp;[.$B9]&amp;&quot;: &quot;&amp;CHAR(34)&amp;[.E9]&amp;CHAR(34)&amp;CHAR(13)&amp;CHAR(10)&amp;&quot;    i18n_description_&quot;&amp;[.$B9]&amp;&quot;: &quot;&amp;CHAR(34)&amp;[.C9]&amp;CHAR(34)" office:value-type="string" office:string-value="    i18n_short_800SL: &quot;800SL&quot;&#13;&#10;    i18n_description_800SL: &quot;800 STILE LIBERO&quot;" calcext:value-type="string">
            <text:p>    i18n_short_800SL: "800SL"</text:p>
            <text:p>    i18n_description_800SL: "800 STILE LIBERO"</text:p>
          </table:table-cell>
          <table:table-cell table:formula="of:=&quot;    i18n_short_&quot;&amp;[.$B9]&amp;&quot;: &quot;&amp;CHAR(34)&amp;[.F9]&amp;CHAR(34)&amp;CHAR(13)&amp;CHAR(10)&amp;&quot;    i18n_description_&quot;&amp;[.$B9]&amp;&quot;: &quot;&amp;CHAR(34)&amp;[.D9]&amp;CHAR(34)" office:value-type="string" office:string-value="    i18n_short_800SL: &quot;800FS&quot;&#13;&#10;    i18n_description_800SL: &quot;800 FREESTYLE&quot;" calcext:value-type="string">
            <text:p>    i18n_short_800SL: "800FS"</text:p>
            <text:p>    i18n_description_800SL: "800 FREESTYLE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1500SL</text:p>
          </table:table-cell>
          <table:table-cell office:value-type="string" calcext:value-type="string">
            <text:p>1500 STILE LIBERO</text:p>
          </table:table-cell>
          <table:table-cell office:value-type="string" calcext:value-type="string">
            <text:p>1500 FREESTYLE</text:p>
          </table:table-cell>
          <table:table-cell office:value-type="string" calcext:value-type="string">
            <text:p>1500SL</text:p>
          </table:table-cell>
          <table:table-cell office:value-type="string" calcext:value-type="string">
            <text:p>1500FS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]/[.M10]" office:value-type="float" office:value="1500" calcext:value-type="float">
            <text:p>1500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10]&amp;&quot;,'&quot;&amp;[.B10]&amp;&quot;',&quot;&amp;[.G10]&amp;&quot;,&quot;&amp;[.H10]&amp;&quot;,&quot;&amp;[.J10]&amp;&quot;,&quot;&amp;[.K10]&amp;&quot;,&quot;&amp;[.L10]&amp;&quot;,&quot;&amp;[.M10]&amp;&quot;,&quot;&amp;[.N10]&amp;&quot;,&quot;&amp;[.O10]&amp;&quot;,0,CURDATE(),CURDATE())&quot;&amp;IF(AND(MOD((ROW([.A10]) - 3);100) = 0;INDIRECT(ADDRESS(ROW([.A10]) + 1;1)) &gt; 0); &quot;;&quot;&amp;CHAR(13)&amp;CHAR(10)&amp;CHAR(13)&amp;CHAR(10)&amp;[.AM$3];IF(INDIRECT(ADDRESS(ROW([.A10]) + 1;1)) &gt; 0;&quot;,&quot;;&quot;;&quot;))" office:value-type="string" office:string-value="(7,'1500SL',1500,7,0,0,1,1,1500,(select t.id from stroke_types t where t.code = 'SL'),0,CURDATE(),CURDATE())," calcext:value-type="string">
            <text:p>(7,'1500SL',1500,7,0,0,1,1,1500,(select t.id from stroke_types t where t.code = 'SL'),0,CURDATE(),CURDATE()),</text:p>
          </table:table-cell>
          <table:table-cell table:formula="of:=&quot;    i18n_short_&quot;&amp;[.$B10]&amp;&quot;: &quot;&amp;CHAR(34)&amp;[.E10]&amp;CHAR(34)&amp;CHAR(13)&amp;CHAR(10)&amp;&quot;    i18n_description_&quot;&amp;[.$B10]&amp;&quot;: &quot;&amp;CHAR(34)&amp;[.C10]&amp;CHAR(34)" office:value-type="string" office:string-value="    i18n_short_1500SL: &quot;1500SL&quot;&#13;&#10;    i18n_description_1500SL: &quot;1500 STILE LIBERO&quot;" calcext:value-type="string">
            <text:p>    i18n_short_1500SL: "1500SL"</text:p>
            <text:p>    i18n_description_1500SL: "1500 STILE LIBERO"</text:p>
          </table:table-cell>
          <table:table-cell table:formula="of:=&quot;    i18n_short_&quot;&amp;[.$B10]&amp;&quot;: &quot;&amp;CHAR(34)&amp;[.F10]&amp;CHAR(34)&amp;CHAR(13)&amp;CHAR(10)&amp;&quot;    i18n_description_&quot;&amp;[.$B10]&amp;&quot;: &quot;&amp;CHAR(34)&amp;[.D10]&amp;CHAR(34)" office:value-type="string" office:string-value="    i18n_short_1500SL: &quot;1500FS&quot;&#13;&#10;    i18n_description_1500SL: &quot;1500 FREESTYLE&quot;" calcext:value-type="string">
            <text:p>    i18n_short_1500SL: "1500FS"</text:p>
            <text:p>    i18n_description_1500SL: "1500 FREESTYLE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3000SL</text:p>
          </table:table-cell>
          <table:table-cell office:value-type="string" calcext:value-type="string">
            <text:p>3000 STILE LIBERO</text:p>
          </table:table-cell>
          <table:table-cell office:value-type="string" calcext:value-type="string">
            <text:p>3000 FREESTYLE</text:p>
          </table:table-cell>
          <table:table-cell office:value-type="string" calcext:value-type="string">
            <text:p>3000SL</text:p>
          </table:table-cell>
          <table:table-cell office:value-type="string" calcext:value-type="string">
            <text:p>3000FS</text:p>
          </table:table-cell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1]/[.M11]" office:value-type="float" office:value="3000" calcext:value-type="float">
            <text:p>3000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11]&amp;&quot;,'&quot;&amp;[.B11]&amp;&quot;',&quot;&amp;[.G11]&amp;&quot;,&quot;&amp;[.H11]&amp;&quot;,&quot;&amp;[.J11]&amp;&quot;,&quot;&amp;[.K11]&amp;&quot;,&quot;&amp;[.L11]&amp;&quot;,&quot;&amp;[.M11]&amp;&quot;,&quot;&amp;[.N11]&amp;&quot;,&quot;&amp;[.O11]&amp;&quot;,0,CURDATE(),CURDATE())&quot;&amp;IF(AND(MOD((ROW([.A11]) - 3);100) = 0;INDIRECT(ADDRESS(ROW([.A11]) + 1;1)) &gt; 0); &quot;;&quot;&amp;CHAR(13)&amp;CHAR(10)&amp;CHAR(13)&amp;CHAR(10)&amp;[.AM$3];IF(INDIRECT(ADDRESS(ROW([.A11]) + 1;1)) &gt; 0;&quot;,&quot;;&quot;;&quot;))" office:value-type="string" office:string-value="(8,'3000SL',3000,8,0,0,1,1,3000,(select t.id from stroke_types t where t.code = 'SL'),0,CURDATE(),CURDATE())," calcext:value-type="string">
            <text:p>(8,'3000SL',3000,8,0,0,1,1,3000,(select t.id from stroke_types t where t.code = 'SL'),0,CURDATE(),CURDATE()),</text:p>
          </table:table-cell>
          <table:table-cell table:formula="of:=&quot;    i18n_short_&quot;&amp;[.$B11]&amp;&quot;: &quot;&amp;CHAR(34)&amp;[.E11]&amp;CHAR(34)&amp;CHAR(13)&amp;CHAR(10)&amp;&quot;    i18n_description_&quot;&amp;[.$B11]&amp;&quot;: &quot;&amp;CHAR(34)&amp;[.C11]&amp;CHAR(34)" office:value-type="string" office:string-value="    i18n_short_3000SL: &quot;3000SL&quot;&#13;&#10;    i18n_description_3000SL: &quot;3000 STILE LIBERO&quot;" calcext:value-type="string">
            <text:p>    i18n_short_3000SL: "3000SL"</text:p>
            <text:p>    i18n_description_3000SL: "3000 STILE LIBERO"</text:p>
          </table:table-cell>
          <table:table-cell table:formula="of:=&quot;    i18n_short_&quot;&amp;[.$B11]&amp;&quot;: &quot;&amp;CHAR(34)&amp;[.F11]&amp;CHAR(34)&amp;CHAR(13)&amp;CHAR(10)&amp;&quot;    i18n_description_&quot;&amp;[.$B11]&amp;&quot;: &quot;&amp;CHAR(34)&amp;[.D11]&amp;CHAR(34)" office:value-type="string" office:string-value="    i18n_short_3000SL: &quot;3000FS&quot;&#13;&#10;    i18n_description_3000SL: &quot;3000 FREESTYLE&quot;" calcext:value-type="string">
            <text:p>    i18n_short_3000SL: "3000FS"</text:p>
            <text:p>    i18n_description_3000SL: "3000 FREESTYLE"</text:p>
          </table:table-cell>
          <table:table-cell table:number-columns-repeated="100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5000SL</text:p>
          </table:table-cell>
          <table:table-cell office:value-type="string" calcext:value-type="string">
            <text:p>5000 STILE LIBERO</text:p>
          </table:table-cell>
          <table:table-cell office:value-type="string" calcext:value-type="string">
            <text:p>5000 FREESTYLE</text:p>
          </table:table-cell>
          <table:table-cell office:value-type="string" calcext:value-type="string">
            <text:p>5000SL</text:p>
          </table:table-cell>
          <table:table-cell office:value-type="string" calcext:value-type="string">
            <text:p>5000FS</text:p>
          </table:table-cell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]/[.M12]" office:value-type="float" office:value="5000" calcext:value-type="float">
            <text:p>5000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12]&amp;&quot;,'&quot;&amp;[.B12]&amp;&quot;',&quot;&amp;[.G12]&amp;&quot;,&quot;&amp;[.H12]&amp;&quot;,&quot;&amp;[.J12]&amp;&quot;,&quot;&amp;[.K12]&amp;&quot;,&quot;&amp;[.L12]&amp;&quot;,&quot;&amp;[.M12]&amp;&quot;,&quot;&amp;[.N12]&amp;&quot;,&quot;&amp;[.O12]&amp;&quot;,0,CURDATE(),CURDATE())&quot;&amp;IF(AND(MOD((ROW([.A12]) - 3);100) = 0;INDIRECT(ADDRESS(ROW([.A12]) + 1;1)) &gt; 0); &quot;;&quot;&amp;CHAR(13)&amp;CHAR(10)&amp;CHAR(13)&amp;CHAR(10)&amp;[.AM$3];IF(INDIRECT(ADDRESS(ROW([.A12]) + 1;1)) &gt; 0;&quot;,&quot;;&quot;;&quot;))" office:value-type="string" office:string-value="(9,'5000SL',5000,9,0,0,1,1,5000,(select t.id from stroke_types t where t.code = 'SL'),0,CURDATE(),CURDATE())," calcext:value-type="string">
            <text:p>(9,'5000SL',5000,9,0,0,1,1,5000,(select t.id from stroke_types t where t.code = 'SL'),0,CURDATE(),CURDATE()),</text:p>
          </table:table-cell>
          <table:table-cell table:formula="of:=&quot;    i18n_short_&quot;&amp;[.$B12]&amp;&quot;: &quot;&amp;CHAR(34)&amp;[.E12]&amp;CHAR(34)&amp;CHAR(13)&amp;CHAR(10)&amp;&quot;    i18n_description_&quot;&amp;[.$B12]&amp;&quot;: &quot;&amp;CHAR(34)&amp;[.C12]&amp;CHAR(34)" office:value-type="string" office:string-value="    i18n_short_5000SL: &quot;5000SL&quot;&#13;&#10;    i18n_description_5000SL: &quot;5000 STILE LIBERO&quot;" calcext:value-type="string">
            <text:p>    i18n_short_5000SL: "5000SL"</text:p>
            <text:p>    i18n_description_5000SL: "5000 STILE LIBERO"</text:p>
          </table:table-cell>
          <table:table-cell table:formula="of:=&quot;    i18n_short_&quot;&amp;[.$B12]&amp;&quot;: &quot;&amp;CHAR(34)&amp;[.F12]&amp;CHAR(34)&amp;CHAR(13)&amp;CHAR(10)&amp;&quot;    i18n_description_&quot;&amp;[.$B12]&amp;&quot;: &quot;&amp;CHAR(34)&amp;[.D12]&amp;CHAR(34)" office:value-type="string" office:string-value="    i18n_short_5000SL: &quot;5000FS&quot;&#13;&#10;    i18n_description_5000SL: &quot;5000 FREESTYLE&quot;" calcext:value-type="string">
            <text:p>    i18n_short_5000SL: "5000FS"</text:p>
            <text:p>    i18n_description_5000SL: "5000 FREESTYLE"</text:p>
          </table:table-cell>
          <table:table-cell table:number-columns-repeated="100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25FA</text:p>
          </table:table-cell>
          <table:table-cell office:value-type="string" calcext:value-type="string">
            <text:p>25 FARFALLA</text:p>
          </table:table-cell>
          <table:table-cell office:value-type="string" calcext:value-type="string">
            <text:p>25 BUTTERFLY</text:p>
          </table:table-cell>
          <table:table-cell office:value-type="string" calcext:value-type="string">
            <text:p>25FA</text:p>
          </table:table-cell>
          <table:table-cell office:value-type="string" calcext:value-type="string">
            <text:p>25BF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]/[.M13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3]&amp;&quot;,'&quot;&amp;[.B13]&amp;&quot;',&quot;&amp;[.G13]&amp;&quot;,&quot;&amp;[.H13]&amp;&quot;,&quot;&amp;[.J13]&amp;&quot;,&quot;&amp;[.K13]&amp;&quot;,&quot;&amp;[.L13]&amp;&quot;,&quot;&amp;[.M13]&amp;&quot;,&quot;&amp;[.N13]&amp;&quot;,&quot;&amp;[.O13]&amp;&quot;,0,CURDATE(),CURDATE())&quot;&amp;IF(AND(MOD((ROW([.A13]) - 3);100) = 0;INDIRECT(ADDRESS(ROW([.A13]) + 1;1)) &gt; 0); &quot;;&quot;&amp;CHAR(13)&amp;CHAR(10)&amp;CHAR(13)&amp;CHAR(10)&amp;[.AM$3];IF(INDIRECT(ADDRESS(ROW([.A13]) + 1;1)) &gt; 0;&quot;,&quot;;&quot;;&quot;))" office:value-type="string" office:string-value="(10,'25FA',25,10,0,0,1,1,25,(select t.id from stroke_types t where t.code = 'FA'),0,CURDATE(),CURDATE())," calcext:value-type="string">
            <text:p>(10,'25FA',25,10,0,0,1,1,25,(select t.id from stroke_types t where t.code = 'FA'),0,CURDATE(),CURDATE()),</text:p>
          </table:table-cell>
          <table:table-cell table:formula="of:=&quot;    i18n_short_&quot;&amp;[.$B13]&amp;&quot;: &quot;&amp;CHAR(34)&amp;[.E13]&amp;CHAR(34)&amp;CHAR(13)&amp;CHAR(10)&amp;&quot;    i18n_description_&quot;&amp;[.$B13]&amp;&quot;: &quot;&amp;CHAR(34)&amp;[.C13]&amp;CHAR(34)" office:value-type="string" office:string-value="    i18n_short_25FA: &quot;25FA&quot;&#13;&#10;    i18n_description_25FA: &quot;25 FARFALLA&quot;" calcext:value-type="string">
            <text:p>    i18n_short_25FA: "25FA"</text:p>
            <text:p>    i18n_description_25FA: "25 FARFALLA"</text:p>
          </table:table-cell>
          <table:table-cell table:formula="of:=&quot;    i18n_short_&quot;&amp;[.$B13]&amp;&quot;: &quot;&amp;CHAR(34)&amp;[.F13]&amp;CHAR(34)&amp;CHAR(13)&amp;CHAR(10)&amp;&quot;    i18n_description_&quot;&amp;[.$B13]&amp;&quot;: &quot;&amp;CHAR(34)&amp;[.D13]&amp;CHAR(34)" office:value-type="string" office:string-value="    i18n_short_25FA: &quot;25BF&quot;&#13;&#10;    i18n_description_25FA: &quot;25 BUTTERFLY&quot;" calcext:value-type="string">
            <text:p>    i18n_short_25FA: "25BF"</text:p>
            <text:p>    i18n_description_25FA: "25 BUTTERFLY"</text:p>
          </table:table-cell>
          <table:table-cell table:number-columns-repeated="100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50FA</text:p>
          </table:table-cell>
          <table:table-cell office:value-type="string" calcext:value-type="string">
            <text:p>50 FARFALLA</text:p>
          </table:table-cell>
          <table:table-cell office:value-type="string" calcext:value-type="string">
            <text:p>50 BUTTERFLY</text:p>
          </table:table-cell>
          <table:table-cell office:value-type="string" calcext:value-type="string">
            <text:p>50FA</text:p>
          </table:table-cell>
          <table:table-cell office:value-type="string" calcext:value-type="string">
            <text:p>50BF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4]/[.M14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4]&amp;&quot;,'&quot;&amp;[.B14]&amp;&quot;',&quot;&amp;[.G14]&amp;&quot;,&quot;&amp;[.H14]&amp;&quot;,&quot;&amp;[.J14]&amp;&quot;,&quot;&amp;[.K14]&amp;&quot;,&quot;&amp;[.L14]&amp;&quot;,&quot;&amp;[.M14]&amp;&quot;,&quot;&amp;[.N14]&amp;&quot;,&quot;&amp;[.O14]&amp;&quot;,0,CURDATE(),CURDATE())&quot;&amp;IF(AND(MOD((ROW([.A14]) - 3);100) = 0;INDIRECT(ADDRESS(ROW([.A14]) + 1;1)) &gt; 0); &quot;;&quot;&amp;CHAR(13)&amp;CHAR(10)&amp;CHAR(13)&amp;CHAR(10)&amp;[.AM$3];IF(INDIRECT(ADDRESS(ROW([.A14]) + 1;1)) &gt; 0;&quot;,&quot;;&quot;;&quot;))" office:value-type="string" office:string-value="(11,'50FA',50,11,0,0,1,1,50,(select t.id from stroke_types t where t.code = 'FA'),0,CURDATE(),CURDATE())," calcext:value-type="string">
            <text:p>(11,'50FA',50,11,0,0,1,1,50,(select t.id from stroke_types t where t.code = 'FA'),0,CURDATE(),CURDATE()),</text:p>
          </table:table-cell>
          <table:table-cell table:formula="of:=&quot;    i18n_short_&quot;&amp;[.$B14]&amp;&quot;: &quot;&amp;CHAR(34)&amp;[.E14]&amp;CHAR(34)&amp;CHAR(13)&amp;CHAR(10)&amp;&quot;    i18n_description_&quot;&amp;[.$B14]&amp;&quot;: &quot;&amp;CHAR(34)&amp;[.C14]&amp;CHAR(34)" office:value-type="string" office:string-value="    i18n_short_50FA: &quot;50FA&quot;&#13;&#10;    i18n_description_50FA: &quot;50 FARFALLA&quot;" calcext:value-type="string">
            <text:p>    i18n_short_50FA: "50FA"</text:p>
            <text:p>    i18n_description_50FA: "50 FARFALLA"</text:p>
          </table:table-cell>
          <table:table-cell table:formula="of:=&quot;    i18n_short_&quot;&amp;[.$B14]&amp;&quot;: &quot;&amp;CHAR(34)&amp;[.F14]&amp;CHAR(34)&amp;CHAR(13)&amp;CHAR(10)&amp;&quot;    i18n_description_&quot;&amp;[.$B14]&amp;&quot;: &quot;&amp;CHAR(34)&amp;[.D14]&amp;CHAR(34)" office:value-type="string" office:string-value="    i18n_short_50FA: &quot;50BF&quot;&#13;&#10;    i18n_description_50FA: &quot;50 BUTTERFLY&quot;" calcext:value-type="string">
            <text:p>    i18n_short_50FA: "50BF"</text:p>
            <text:p>    i18n_description_50FA: "50 BUTTERFLY"</text:p>
          </table:table-cell>
          <table:table-cell table:number-columns-repeated="100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100FA</text:p>
          </table:table-cell>
          <table:table-cell office:value-type="string" calcext:value-type="string">
            <text:p>100 FARFALLA</text:p>
          </table:table-cell>
          <table:table-cell office:value-type="string" calcext:value-type="string">
            <text:p>100 BUTTERFLY</text:p>
          </table:table-cell>
          <table:table-cell office:value-type="string" calcext:value-type="string">
            <text:p>100FA</text:p>
          </table:table-cell>
          <table:table-cell office:value-type="string" calcext:value-type="string">
            <text:p>100BF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5]/[.M15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5]&amp;&quot;,'&quot;&amp;[.B15]&amp;&quot;',&quot;&amp;[.G15]&amp;&quot;,&quot;&amp;[.H15]&amp;&quot;,&quot;&amp;[.J15]&amp;&quot;,&quot;&amp;[.K15]&amp;&quot;,&quot;&amp;[.L15]&amp;&quot;,&quot;&amp;[.M15]&amp;&quot;,&quot;&amp;[.N15]&amp;&quot;,&quot;&amp;[.O15]&amp;&quot;,0,CURDATE(),CURDATE())&quot;&amp;IF(AND(MOD((ROW([.A15]) - 3);100) = 0;INDIRECT(ADDRESS(ROW([.A15]) + 1;1)) &gt; 0); &quot;;&quot;&amp;CHAR(13)&amp;CHAR(10)&amp;CHAR(13)&amp;CHAR(10)&amp;[.AM$3];IF(INDIRECT(ADDRESS(ROW([.A15]) + 1;1)) &gt; 0;&quot;,&quot;;&quot;;&quot;))" office:value-type="string" office:string-value="(12,'100FA',100,12,0,0,1,1,100,(select t.id from stroke_types t where t.code = 'FA'),0,CURDATE(),CURDATE())," calcext:value-type="string">
            <text:p>(12,'100FA',100,12,0,0,1,1,100,(select t.id from stroke_types t where t.code = 'FA'),0,CURDATE(),CURDATE()),</text:p>
          </table:table-cell>
          <table:table-cell table:formula="of:=&quot;    i18n_short_&quot;&amp;[.$B15]&amp;&quot;: &quot;&amp;CHAR(34)&amp;[.E15]&amp;CHAR(34)&amp;CHAR(13)&amp;CHAR(10)&amp;&quot;    i18n_description_&quot;&amp;[.$B15]&amp;&quot;: &quot;&amp;CHAR(34)&amp;[.C15]&amp;CHAR(34)" office:value-type="string" office:string-value="    i18n_short_100FA: &quot;100FA&quot;&#13;&#10;    i18n_description_100FA: &quot;100 FARFALLA&quot;" calcext:value-type="string">
            <text:p>    i18n_short_100FA: "100FA"</text:p>
            <text:p>    i18n_description_100FA: "100 FARFALLA"</text:p>
          </table:table-cell>
          <table:table-cell table:formula="of:=&quot;    i18n_short_&quot;&amp;[.$B15]&amp;&quot;: &quot;&amp;CHAR(34)&amp;[.F15]&amp;CHAR(34)&amp;CHAR(13)&amp;CHAR(10)&amp;&quot;    i18n_description_&quot;&amp;[.$B15]&amp;&quot;: &quot;&amp;CHAR(34)&amp;[.D15]&amp;CHAR(34)" office:value-type="string" office:string-value="    i18n_short_100FA: &quot;100BF&quot;&#13;&#10;    i18n_description_100FA: &quot;100 BUTTERFLY&quot;" calcext:value-type="string">
            <text:p>    i18n_short_100FA: "100BF"</text:p>
            <text:p>    i18n_description_100FA: "100 BUTTERFLY"</text:p>
          </table:table-cell>
          <table:table-cell table:number-columns-repeated="100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200FA</text:p>
          </table:table-cell>
          <table:table-cell office:value-type="string" calcext:value-type="string">
            <text:p>200 FARFALLA</text:p>
          </table:table-cell>
          <table:table-cell office:value-type="string" calcext:value-type="string">
            <text:p>200 BUTTERFLY</text:p>
          </table:table-cell>
          <table:table-cell office:value-type="string" calcext:value-type="string">
            <text:p>200FA</text:p>
          </table:table-cell>
          <table:table-cell office:value-type="string" calcext:value-type="string">
            <text:p>200BF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6]/[.M16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6]&amp;&quot;,'&quot;&amp;[.B16]&amp;&quot;',&quot;&amp;[.G16]&amp;&quot;,&quot;&amp;[.H16]&amp;&quot;,&quot;&amp;[.J16]&amp;&quot;,&quot;&amp;[.K16]&amp;&quot;,&quot;&amp;[.L16]&amp;&quot;,&quot;&amp;[.M16]&amp;&quot;,&quot;&amp;[.N16]&amp;&quot;,&quot;&amp;[.O16]&amp;&quot;,0,CURDATE(),CURDATE())&quot;&amp;IF(AND(MOD((ROW([.A16]) - 3);100) = 0;INDIRECT(ADDRESS(ROW([.A16]) + 1;1)) &gt; 0); &quot;;&quot;&amp;CHAR(13)&amp;CHAR(10)&amp;CHAR(13)&amp;CHAR(10)&amp;[.AM$3];IF(INDIRECT(ADDRESS(ROW([.A16]) + 1;1)) &gt; 0;&quot;,&quot;;&quot;;&quot;))" office:value-type="string" office:string-value="(13,'200FA',200,13,0,0,1,1,200,(select t.id from stroke_types t where t.code = 'FA'),0,CURDATE(),CURDATE())," calcext:value-type="string">
            <text:p>(13,'200FA',200,13,0,0,1,1,200,(select t.id from stroke_types t where t.code = 'FA'),0,CURDATE(),CURDATE()),</text:p>
          </table:table-cell>
          <table:table-cell table:formula="of:=&quot;    i18n_short_&quot;&amp;[.$B16]&amp;&quot;: &quot;&amp;CHAR(34)&amp;[.E16]&amp;CHAR(34)&amp;CHAR(13)&amp;CHAR(10)&amp;&quot;    i18n_description_&quot;&amp;[.$B16]&amp;&quot;: &quot;&amp;CHAR(34)&amp;[.C16]&amp;CHAR(34)" office:value-type="string" office:string-value="    i18n_short_200FA: &quot;200FA&quot;&#13;&#10;    i18n_description_200FA: &quot;200 FARFALLA&quot;" calcext:value-type="string">
            <text:p>    i18n_short_200FA: "200FA"</text:p>
            <text:p>    i18n_description_200FA: "200 FARFALLA"</text:p>
          </table:table-cell>
          <table:table-cell table:formula="of:=&quot;    i18n_short_&quot;&amp;[.$B16]&amp;&quot;: &quot;&amp;CHAR(34)&amp;[.F16]&amp;CHAR(34)&amp;CHAR(13)&amp;CHAR(10)&amp;&quot;    i18n_description_&quot;&amp;[.$B16]&amp;&quot;: &quot;&amp;CHAR(34)&amp;[.D16]&amp;CHAR(34)" office:value-type="string" office:string-value="    i18n_short_200FA: &quot;200BF&quot;&#13;&#10;    i18n_description_200FA: &quot;200 BUTTERFLY&quot;" calcext:value-type="string">
            <text:p>    i18n_short_200FA: "200BF"</text:p>
            <text:p>    i18n_description_200FA: "200 BUTTERFLY"</text:p>
          </table:table-cell>
          <table:table-cell table:number-columns-repeated="100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25DO</text:p>
          </table:table-cell>
          <table:table-cell office:value-type="string" calcext:value-type="string">
            <text:p>25 DORSO</text:p>
          </table:table-cell>
          <table:table-cell office:value-type="string" calcext:value-type="string">
            <text:p>25 BACKSTROKE</text:p>
          </table:table-cell>
          <table:table-cell office:value-type="string" calcext:value-type="string">
            <text:p>25DO</text:p>
          </table:table-cell>
          <table:table-cell office:value-type="string" calcext:value-type="string">
            <text:p>25BK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7]/[.M17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17]&amp;&quot;,'&quot;&amp;[.B17]&amp;&quot;',&quot;&amp;[.G17]&amp;&quot;,&quot;&amp;[.H17]&amp;&quot;,&quot;&amp;[.J17]&amp;&quot;,&quot;&amp;[.K17]&amp;&quot;,&quot;&amp;[.L17]&amp;&quot;,&quot;&amp;[.M17]&amp;&quot;,&quot;&amp;[.N17]&amp;&quot;,&quot;&amp;[.O17]&amp;&quot;,0,CURDATE(),CURDATE())&quot;&amp;IF(AND(MOD((ROW([.A17]) - 3);100) = 0;INDIRECT(ADDRESS(ROW([.A17]) + 1;1)) &gt; 0); &quot;;&quot;&amp;CHAR(13)&amp;CHAR(10)&amp;CHAR(13)&amp;CHAR(10)&amp;[.AM$3];IF(INDIRECT(ADDRESS(ROW([.A17]) + 1;1)) &gt; 0;&quot;,&quot;;&quot;;&quot;))" office:value-type="string" office:string-value="(14,'25DO',25,14,0,0,1,1,25,(select t.id from stroke_types t where t.code = 'DO'),0,CURDATE(),CURDATE())," calcext:value-type="string">
            <text:p>(14,'25DO',25,14,0,0,1,1,25,(select t.id from stroke_types t where t.code = 'DO'),0,CURDATE(),CURDATE()),</text:p>
          </table:table-cell>
          <table:table-cell table:formula="of:=&quot;    i18n_short_&quot;&amp;[.$B17]&amp;&quot;: &quot;&amp;CHAR(34)&amp;[.E17]&amp;CHAR(34)&amp;CHAR(13)&amp;CHAR(10)&amp;&quot;    i18n_description_&quot;&amp;[.$B17]&amp;&quot;: &quot;&amp;CHAR(34)&amp;[.C17]&amp;CHAR(34)" office:value-type="string" office:string-value="    i18n_short_25DO: &quot;25DO&quot;&#13;&#10;    i18n_description_25DO: &quot;25 DORSO&quot;" calcext:value-type="string">
            <text:p>    i18n_short_25DO: "25DO"</text:p>
            <text:p>    i18n_description_25DO: "25 DORSO"</text:p>
          </table:table-cell>
          <table:table-cell table:formula="of:=&quot;    i18n_short_&quot;&amp;[.$B17]&amp;&quot;: &quot;&amp;CHAR(34)&amp;[.F17]&amp;CHAR(34)&amp;CHAR(13)&amp;CHAR(10)&amp;&quot;    i18n_description_&quot;&amp;[.$B17]&amp;&quot;: &quot;&amp;CHAR(34)&amp;[.D17]&amp;CHAR(34)" office:value-type="string" office:string-value="    i18n_short_25DO: &quot;25BK&quot;&#13;&#10;    i18n_description_25DO: &quot;25 BACKSTROKE&quot;" calcext:value-type="string">
            <text:p>    i18n_short_25DO: "25BK"</text:p>
            <text:p>    i18n_description_25DO: "25 BACKSTROKE"</text:p>
          </table:table-cell>
          <table:table-cell table:number-columns-repeated="100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50DO</text:p>
          </table:table-cell>
          <table:table-cell office:value-type="string" calcext:value-type="string">
            <text:p>50 DORSO</text:p>
          </table:table-cell>
          <table:table-cell office:value-type="string" calcext:value-type="string">
            <text:p>50 BACKSTROKE</text:p>
          </table:table-cell>
          <table:table-cell office:value-type="string" calcext:value-type="string">
            <text:p>50DO</text:p>
          </table:table-cell>
          <table:table-cell office:value-type="string" calcext:value-type="string">
            <text:p>50BK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8]/[.M18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18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18]&amp;&quot;,'&quot;&amp;[.B18]&amp;&quot;',&quot;&amp;[.G18]&amp;&quot;,&quot;&amp;[.H18]&amp;&quot;,&quot;&amp;[.J18]&amp;&quot;,&quot;&amp;[.K18]&amp;&quot;,&quot;&amp;[.L18]&amp;&quot;,&quot;&amp;[.M18]&amp;&quot;,&quot;&amp;[.N18]&amp;&quot;,&quot;&amp;[.O18]&amp;&quot;,0,CURDATE(),CURDATE())&quot;&amp;IF(AND(MOD((ROW([.A18]) - 3);100) = 0;INDIRECT(ADDRESS(ROW([.A18]) + 1;1)) &gt; 0); &quot;;&quot;&amp;CHAR(13)&amp;CHAR(10)&amp;CHAR(13)&amp;CHAR(10)&amp;[.AM$3];IF(INDIRECT(ADDRESS(ROW([.A18]) + 1;1)) &gt; 0;&quot;,&quot;;&quot;;&quot;))" office:value-type="string" office:string-value="(15,'50DO',50,15,0,0,1,1,50,(select t.id from stroke_types t where t.code = 'DO'),0,CURDATE(),CURDATE())," calcext:value-type="string">
            <text:p>(15,'50DO',50,15,0,0,1,1,50,(select t.id from stroke_types t where t.code = 'DO'),0,CURDATE(),CURDATE()),</text:p>
          </table:table-cell>
          <table:table-cell table:formula="of:=&quot;    i18n_short_&quot;&amp;[.$B18]&amp;&quot;: &quot;&amp;CHAR(34)&amp;[.E18]&amp;CHAR(34)&amp;CHAR(13)&amp;CHAR(10)&amp;&quot;    i18n_description_&quot;&amp;[.$B18]&amp;&quot;: &quot;&amp;CHAR(34)&amp;[.C18]&amp;CHAR(34)" office:value-type="string" office:string-value="    i18n_short_50DO: &quot;50DO&quot;&#13;&#10;    i18n_description_50DO: &quot;50 DORSO&quot;" calcext:value-type="string">
            <text:p>    i18n_short_50DO: "50DO"</text:p>
            <text:p>    i18n_description_50DO: "50 DORSO"</text:p>
          </table:table-cell>
          <table:table-cell table:formula="of:=&quot;    i18n_short_&quot;&amp;[.$B18]&amp;&quot;: &quot;&amp;CHAR(34)&amp;[.F18]&amp;CHAR(34)&amp;CHAR(13)&amp;CHAR(10)&amp;&quot;    i18n_description_&quot;&amp;[.$B18]&amp;&quot;: &quot;&amp;CHAR(34)&amp;[.D18]&amp;CHAR(34)" office:value-type="string" office:string-value="    i18n_short_50DO: &quot;50BK&quot;&#13;&#10;    i18n_description_50DO: &quot;50 BACKSTROKE&quot;" calcext:value-type="string">
            <text:p>    i18n_short_50DO: "50BK"</text:p>
            <text:p>    i18n_description_50DO: "50 BACKSTROKE"</text:p>
          </table:table-cell>
          <table:table-cell table:number-columns-repeated="100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100DO</text:p>
          </table:table-cell>
          <table:table-cell office:value-type="string" calcext:value-type="string">
            <text:p>100 DORSO</text:p>
          </table:table-cell>
          <table:table-cell office:value-type="string" calcext:value-type="string">
            <text:p>100 BACKSTROKE</text:p>
          </table:table-cell>
          <table:table-cell office:value-type="string" calcext:value-type="string">
            <text:p>100DO</text:p>
          </table:table-cell>
          <table:table-cell office:value-type="string" calcext:value-type="string">
            <text:p>100BK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9]/[.M19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19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19]&amp;&quot;,'&quot;&amp;[.B19]&amp;&quot;',&quot;&amp;[.G19]&amp;&quot;,&quot;&amp;[.H19]&amp;&quot;,&quot;&amp;[.J19]&amp;&quot;,&quot;&amp;[.K19]&amp;&quot;,&quot;&amp;[.L19]&amp;&quot;,&quot;&amp;[.M19]&amp;&quot;,&quot;&amp;[.N19]&amp;&quot;,&quot;&amp;[.O19]&amp;&quot;,0,CURDATE(),CURDATE())&quot;&amp;IF(AND(MOD((ROW([.A19]) - 3);100) = 0;INDIRECT(ADDRESS(ROW([.A19]) + 1;1)) &gt; 0); &quot;;&quot;&amp;CHAR(13)&amp;CHAR(10)&amp;CHAR(13)&amp;CHAR(10)&amp;[.AM$3];IF(INDIRECT(ADDRESS(ROW([.A19]) + 1;1)) &gt; 0;&quot;,&quot;;&quot;;&quot;))" office:value-type="string" office:string-value="(16,'100DO',100,16,0,0,1,1,100,(select t.id from stroke_types t where t.code = 'DO'),0,CURDATE(),CURDATE())," calcext:value-type="string">
            <text:p>(16,'100DO',100,16,0,0,1,1,100,(select t.id from stroke_types t where t.code = 'DO'),0,CURDATE(),CURDATE()),</text:p>
          </table:table-cell>
          <table:table-cell table:formula="of:=&quot;    i18n_short_&quot;&amp;[.$B19]&amp;&quot;: &quot;&amp;CHAR(34)&amp;[.E19]&amp;CHAR(34)&amp;CHAR(13)&amp;CHAR(10)&amp;&quot;    i18n_description_&quot;&amp;[.$B19]&amp;&quot;: &quot;&amp;CHAR(34)&amp;[.C19]&amp;CHAR(34)" office:value-type="string" office:string-value="    i18n_short_100DO: &quot;100DO&quot;&#13;&#10;    i18n_description_100DO: &quot;100 DORSO&quot;" calcext:value-type="string">
            <text:p>    i18n_short_100DO: "100DO"</text:p>
            <text:p>    i18n_description_100DO: "100 DORSO"</text:p>
          </table:table-cell>
          <table:table-cell table:formula="of:=&quot;    i18n_short_&quot;&amp;[.$B19]&amp;&quot;: &quot;&amp;CHAR(34)&amp;[.F19]&amp;CHAR(34)&amp;CHAR(13)&amp;CHAR(10)&amp;&quot;    i18n_description_&quot;&amp;[.$B19]&amp;&quot;: &quot;&amp;CHAR(34)&amp;[.D19]&amp;CHAR(34)" office:value-type="string" office:string-value="    i18n_short_100DO: &quot;100BK&quot;&#13;&#10;    i18n_description_100DO: &quot;100 BACKSTROKE&quot;" calcext:value-type="string">
            <text:p>    i18n_short_100DO: "100BK"</text:p>
            <text:p>    i18n_description_100DO: "100 BACKSTROKE"</text:p>
          </table:table-cell>
          <table:table-cell table:number-columns-repeated="100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200DO</text:p>
          </table:table-cell>
          <table:table-cell office:value-type="string" calcext:value-type="string">
            <text:p>200 DORSO</text:p>
          </table:table-cell>
          <table:table-cell office:value-type="string" calcext:value-type="string">
            <text:p>200 BACKSTROKE</text:p>
          </table:table-cell>
          <table:table-cell office:value-type="string" calcext:value-type="string">
            <text:p>200DO</text:p>
          </table:table-cell>
          <table:table-cell office:value-type="string" calcext:value-type="string">
            <text:p>200BK</text:p>
          </table:table-cell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0]/[.M20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20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20]&amp;&quot;,'&quot;&amp;[.B20]&amp;&quot;',&quot;&amp;[.G20]&amp;&quot;,&quot;&amp;[.H20]&amp;&quot;,&quot;&amp;[.J20]&amp;&quot;,&quot;&amp;[.K20]&amp;&quot;,&quot;&amp;[.L20]&amp;&quot;,&quot;&amp;[.M20]&amp;&quot;,&quot;&amp;[.N20]&amp;&quot;,&quot;&amp;[.O20]&amp;&quot;,0,CURDATE(),CURDATE())&quot;&amp;IF(AND(MOD((ROW([.A20]) - 3);100) = 0;INDIRECT(ADDRESS(ROW([.A20]) + 1;1)) &gt; 0); &quot;;&quot;&amp;CHAR(13)&amp;CHAR(10)&amp;CHAR(13)&amp;CHAR(10)&amp;[.AM$3];IF(INDIRECT(ADDRESS(ROW([.A20]) + 1;1)) &gt; 0;&quot;,&quot;;&quot;;&quot;))" office:value-type="string" office:string-value="(17,'200DO',200,17,0,0,1,1,200,(select t.id from stroke_types t where t.code = 'DO'),0,CURDATE(),CURDATE())," calcext:value-type="string">
            <text:p>(17,'200DO',200,17,0,0,1,1,200,(select t.id from stroke_types t where t.code = 'DO'),0,CURDATE(),CURDATE()),</text:p>
          </table:table-cell>
          <table:table-cell table:formula="of:=&quot;    i18n_short_&quot;&amp;[.$B20]&amp;&quot;: &quot;&amp;CHAR(34)&amp;[.E20]&amp;CHAR(34)&amp;CHAR(13)&amp;CHAR(10)&amp;&quot;    i18n_description_&quot;&amp;[.$B20]&amp;&quot;: &quot;&amp;CHAR(34)&amp;[.C20]&amp;CHAR(34)" office:value-type="string" office:string-value="    i18n_short_200DO: &quot;200DO&quot;&#13;&#10;    i18n_description_200DO: &quot;200 DORSO&quot;" calcext:value-type="string">
            <text:p>    i18n_short_200DO: "200DO"</text:p>
            <text:p>    i18n_description_200DO: "200 DORSO"</text:p>
          </table:table-cell>
          <table:table-cell table:formula="of:=&quot;    i18n_short_&quot;&amp;[.$B20]&amp;&quot;: &quot;&amp;CHAR(34)&amp;[.F20]&amp;CHAR(34)&amp;CHAR(13)&amp;CHAR(10)&amp;&quot;    i18n_description_&quot;&amp;[.$B20]&amp;&quot;: &quot;&amp;CHAR(34)&amp;[.D20]&amp;CHAR(34)" office:value-type="string" office:string-value="    i18n_short_200DO: &quot;200BK&quot;&#13;&#10;    i18n_description_200DO: &quot;200 BACKSTROKE&quot;" calcext:value-type="string">
            <text:p>    i18n_short_200DO: "200BK"</text:p>
            <text:p>    i18n_description_200DO: "200 BACKSTROKE"</text:p>
          </table:table-cell>
          <table:table-cell table:number-columns-repeated="1004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25RA</text:p>
          </table:table-cell>
          <table:table-cell office:value-type="string" calcext:value-type="string">
            <text:p>25 RANA</text:p>
          </table:table-cell>
          <table:table-cell office:value-type="string" calcext:value-type="string">
            <text:p>25 BREASTROKE</text:p>
          </table:table-cell>
          <table:table-cell office:value-type="string" calcext:value-type="string">
            <text:p>25RA</text:p>
          </table:table-cell>
          <table:table-cell office:value-type="string" calcext:value-type="string">
            <text:p>25BR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1]/[.M21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21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1]&amp;&quot;,'&quot;&amp;[.B21]&amp;&quot;',&quot;&amp;[.G21]&amp;&quot;,&quot;&amp;[.H21]&amp;&quot;,&quot;&amp;[.J21]&amp;&quot;,&quot;&amp;[.K21]&amp;&quot;,&quot;&amp;[.L21]&amp;&quot;,&quot;&amp;[.M21]&amp;&quot;,&quot;&amp;[.N21]&amp;&quot;,&quot;&amp;[.O21]&amp;&quot;,0,CURDATE(),CURDATE())&quot;&amp;IF(AND(MOD((ROW([.A21]) - 3);100) = 0;INDIRECT(ADDRESS(ROW([.A21]) + 1;1)) &gt; 0); &quot;;&quot;&amp;CHAR(13)&amp;CHAR(10)&amp;CHAR(13)&amp;CHAR(10)&amp;[.AM$3];IF(INDIRECT(ADDRESS(ROW([.A21]) + 1;1)) &gt; 0;&quot;,&quot;;&quot;;&quot;))" office:value-type="string" office:string-value="(18,'25RA',25,18,0,0,1,1,25,(select t.id from stroke_types t where t.code = 'RA'),0,CURDATE(),CURDATE())," calcext:value-type="string">
            <text:p>(18,'25RA',25,18,0,0,1,1,25,(select t.id from stroke_types t where t.code = 'RA'),0,CURDATE(),CURDATE()),</text:p>
          </table:table-cell>
          <table:table-cell table:formula="of:=&quot;    i18n_short_&quot;&amp;[.$B21]&amp;&quot;: &quot;&amp;CHAR(34)&amp;[.E21]&amp;CHAR(34)&amp;CHAR(13)&amp;CHAR(10)&amp;&quot;    i18n_description_&quot;&amp;[.$B21]&amp;&quot;: &quot;&amp;CHAR(34)&amp;[.C21]&amp;CHAR(34)" office:value-type="string" office:string-value="    i18n_short_25RA: &quot;25RA&quot;&#13;&#10;    i18n_description_25RA: &quot;25 RANA&quot;" calcext:value-type="string">
            <text:p>    i18n_short_25RA: "25RA"</text:p>
            <text:p>    i18n_description_25RA: "25 RANA"</text:p>
          </table:table-cell>
          <table:table-cell table:formula="of:=&quot;    i18n_short_&quot;&amp;[.$B21]&amp;&quot;: &quot;&amp;CHAR(34)&amp;[.F21]&amp;CHAR(34)&amp;CHAR(13)&amp;CHAR(10)&amp;&quot;    i18n_description_&quot;&amp;[.$B21]&amp;&quot;: &quot;&amp;CHAR(34)&amp;[.D21]&amp;CHAR(34)" office:value-type="string" office:string-value="    i18n_short_25RA: &quot;25BR&quot;&#13;&#10;    i18n_description_25RA: &quot;25 BREASTROKE&quot;" calcext:value-type="string">
            <text:p>    i18n_short_25RA: "25BR"</text:p>
            <text:p>    i18n_description_25RA: "25 BREASTROKE"</text:p>
          </table:table-cell>
          <table:table-cell table:number-columns-repeated="1004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50RA</text:p>
          </table:table-cell>
          <table:table-cell office:value-type="string" calcext:value-type="string">
            <text:p>50 RANA</text:p>
          </table:table-cell>
          <table:table-cell office:value-type="string" calcext:value-type="string">
            <text:p>50 BREASTROKE</text:p>
          </table:table-cell>
          <table:table-cell office:value-type="string" calcext:value-type="string">
            <text:p>50RA</text:p>
          </table:table-cell>
          <table:table-cell office:value-type="string" calcext:value-type="string">
            <text:p>50BR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2]/[.M22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22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2]&amp;&quot;,'&quot;&amp;[.B22]&amp;&quot;',&quot;&amp;[.G22]&amp;&quot;,&quot;&amp;[.H22]&amp;&quot;,&quot;&amp;[.J22]&amp;&quot;,&quot;&amp;[.K22]&amp;&quot;,&quot;&amp;[.L22]&amp;&quot;,&quot;&amp;[.M22]&amp;&quot;,&quot;&amp;[.N22]&amp;&quot;,&quot;&amp;[.O22]&amp;&quot;,0,CURDATE(),CURDATE())&quot;&amp;IF(AND(MOD((ROW([.A22]) - 3);100) = 0;INDIRECT(ADDRESS(ROW([.A22]) + 1;1)) &gt; 0); &quot;;&quot;&amp;CHAR(13)&amp;CHAR(10)&amp;CHAR(13)&amp;CHAR(10)&amp;[.AM$3];IF(INDIRECT(ADDRESS(ROW([.A22]) + 1;1)) &gt; 0;&quot;,&quot;;&quot;;&quot;))" office:value-type="string" office:string-value="(19,'50RA',50,19,0,0,1,1,50,(select t.id from stroke_types t where t.code = 'RA'),0,CURDATE(),CURDATE())," calcext:value-type="string">
            <text:p>(19,'50RA',50,19,0,0,1,1,50,(select t.id from stroke_types t where t.code = 'RA'),0,CURDATE(),CURDATE()),</text:p>
          </table:table-cell>
          <table:table-cell table:formula="of:=&quot;    i18n_short_&quot;&amp;[.$B22]&amp;&quot;: &quot;&amp;CHAR(34)&amp;[.E22]&amp;CHAR(34)&amp;CHAR(13)&amp;CHAR(10)&amp;&quot;    i18n_description_&quot;&amp;[.$B22]&amp;&quot;: &quot;&amp;CHAR(34)&amp;[.C22]&amp;CHAR(34)" office:value-type="string" office:string-value="    i18n_short_50RA: &quot;50RA&quot;&#13;&#10;    i18n_description_50RA: &quot;50 RANA&quot;" calcext:value-type="string">
            <text:p>    i18n_short_50RA: "50RA"</text:p>
            <text:p>    i18n_description_50RA: "50 RANA"</text:p>
          </table:table-cell>
          <table:table-cell table:formula="of:=&quot;    i18n_short_&quot;&amp;[.$B22]&amp;&quot;: &quot;&amp;CHAR(34)&amp;[.F22]&amp;CHAR(34)&amp;CHAR(13)&amp;CHAR(10)&amp;&quot;    i18n_description_&quot;&amp;[.$B22]&amp;&quot;: &quot;&amp;CHAR(34)&amp;[.D22]&amp;CHAR(34)" office:value-type="string" office:string-value="    i18n_short_50RA: &quot;50BR&quot;&#13;&#10;    i18n_description_50RA: &quot;50 BREASTROKE&quot;" calcext:value-type="string">
            <text:p>    i18n_short_50RA: "50BR"</text:p>
            <text:p>    i18n_description_50RA: "50 BREASTROKE"</text:p>
          </table:table-cell>
          <table:table-cell table:number-columns-repeated="1004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100RA</text:p>
          </table:table-cell>
          <table:table-cell office:value-type="string" calcext:value-type="string">
            <text:p>100 RANA</text:p>
          </table:table-cell>
          <table:table-cell office:value-type="string" calcext:value-type="string">
            <text:p>100 BREASTROKE</text:p>
          </table:table-cell>
          <table:table-cell office:value-type="string" calcext:value-type="string">
            <text:p>100RA</text:p>
          </table:table-cell>
          <table:table-cell office:value-type="string" calcext:value-type="string">
            <text:p>100BR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3]/[.M23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23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3]&amp;&quot;,'&quot;&amp;[.B23]&amp;&quot;',&quot;&amp;[.G23]&amp;&quot;,&quot;&amp;[.H23]&amp;&quot;,&quot;&amp;[.J23]&amp;&quot;,&quot;&amp;[.K23]&amp;&quot;,&quot;&amp;[.L23]&amp;&quot;,&quot;&amp;[.M23]&amp;&quot;,&quot;&amp;[.N23]&amp;&quot;,&quot;&amp;[.O23]&amp;&quot;,0,CURDATE(),CURDATE())&quot;&amp;IF(AND(MOD((ROW([.A23]) - 3);100) = 0;INDIRECT(ADDRESS(ROW([.A23]) + 1;1)) &gt; 0); &quot;;&quot;&amp;CHAR(13)&amp;CHAR(10)&amp;CHAR(13)&amp;CHAR(10)&amp;[.AM$3];IF(INDIRECT(ADDRESS(ROW([.A23]) + 1;1)) &gt; 0;&quot;,&quot;;&quot;;&quot;))" office:value-type="string" office:string-value="(20,'100RA',100,20,0,0,1,1,100,(select t.id from stroke_types t where t.code = 'RA'),0,CURDATE(),CURDATE())," calcext:value-type="string">
            <text:p>(20,'100RA',100,20,0,0,1,1,100,(select t.id from stroke_types t where t.code = 'RA'),0,CURDATE(),CURDATE()),</text:p>
          </table:table-cell>
          <table:table-cell table:formula="of:=&quot;    i18n_short_&quot;&amp;[.$B23]&amp;&quot;: &quot;&amp;CHAR(34)&amp;[.E23]&amp;CHAR(34)&amp;CHAR(13)&amp;CHAR(10)&amp;&quot;    i18n_description_&quot;&amp;[.$B23]&amp;&quot;: &quot;&amp;CHAR(34)&amp;[.C23]&amp;CHAR(34)" office:value-type="string" office:string-value="    i18n_short_100RA: &quot;100RA&quot;&#13;&#10;    i18n_description_100RA: &quot;100 RANA&quot;" calcext:value-type="string">
            <text:p>    i18n_short_100RA: "100RA"</text:p>
            <text:p>    i18n_description_100RA: "100 RANA"</text:p>
          </table:table-cell>
          <table:table-cell table:formula="of:=&quot;    i18n_short_&quot;&amp;[.$B23]&amp;&quot;: &quot;&amp;CHAR(34)&amp;[.F23]&amp;CHAR(34)&amp;CHAR(13)&amp;CHAR(10)&amp;&quot;    i18n_description_&quot;&amp;[.$B23]&amp;&quot;: &quot;&amp;CHAR(34)&amp;[.D23]&amp;CHAR(34)" office:value-type="string" office:string-value="    i18n_short_100RA: &quot;100BR&quot;&#13;&#10;    i18n_description_100RA: &quot;100 BREASTROKE&quot;" calcext:value-type="string">
            <text:p>    i18n_short_100RA: "100BR"</text:p>
            <text:p>    i18n_description_100RA: "100 BREASTROKE"</text:p>
          </table:table-cell>
          <table:table-cell table:number-columns-repeated="1004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200RA</text:p>
          </table:table-cell>
          <table:table-cell office:value-type="string" calcext:value-type="string">
            <text:p>200 RANA</text:p>
          </table:table-cell>
          <table:table-cell office:value-type="string" calcext:value-type="string">
            <text:p>200 BREASTROKE</text:p>
          </table:table-cell>
          <table:table-cell office:value-type="string" calcext:value-type="string">
            <text:p>200RA</text:p>
          </table:table-cell>
          <table:table-cell office:value-type="string" calcext:value-type="string">
            <text:p>200BR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4]/[.M24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24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4]&amp;&quot;,'&quot;&amp;[.B24]&amp;&quot;',&quot;&amp;[.G24]&amp;&quot;,&quot;&amp;[.H24]&amp;&quot;,&quot;&amp;[.J24]&amp;&quot;,&quot;&amp;[.K24]&amp;&quot;,&quot;&amp;[.L24]&amp;&quot;,&quot;&amp;[.M24]&amp;&quot;,&quot;&amp;[.N24]&amp;&quot;,&quot;&amp;[.O24]&amp;&quot;,0,CURDATE(),CURDATE())&quot;&amp;IF(AND(MOD((ROW([.A24]) - 3);100) = 0;INDIRECT(ADDRESS(ROW([.A24]) + 1;1)) &gt; 0); &quot;;&quot;&amp;CHAR(13)&amp;CHAR(10)&amp;CHAR(13)&amp;CHAR(10)&amp;[.AM$3];IF(INDIRECT(ADDRESS(ROW([.A24]) + 1;1)) &gt; 0;&quot;,&quot;;&quot;;&quot;))" office:value-type="string" office:string-value="(21,'200RA',200,21,0,0,1,1,200,(select t.id from stroke_types t where t.code = 'RA'),0,CURDATE(),CURDATE())," calcext:value-type="string">
            <text:p>(21,'200RA',200,21,0,0,1,1,200,(select t.id from stroke_types t where t.code = 'RA'),0,CURDATE(),CURDATE()),</text:p>
          </table:table-cell>
          <table:table-cell table:formula="of:=&quot;    i18n_short_&quot;&amp;[.$B24]&amp;&quot;: &quot;&amp;CHAR(34)&amp;[.E24]&amp;CHAR(34)&amp;CHAR(13)&amp;CHAR(10)&amp;&quot;    i18n_description_&quot;&amp;[.$B24]&amp;&quot;: &quot;&amp;CHAR(34)&amp;[.C24]&amp;CHAR(34)" office:value-type="string" office:string-value="    i18n_short_200RA: &quot;200RA&quot;&#13;&#10;    i18n_description_200RA: &quot;200 RANA&quot;" calcext:value-type="string">
            <text:p>    i18n_short_200RA: "200RA"</text:p>
            <text:p>    i18n_description_200RA: "200 RANA"</text:p>
          </table:table-cell>
          <table:table-cell table:formula="of:=&quot;    i18n_short_&quot;&amp;[.$B24]&amp;&quot;: &quot;&amp;CHAR(34)&amp;[.F24]&amp;CHAR(34)&amp;CHAR(13)&amp;CHAR(10)&amp;&quot;    i18n_description_&quot;&amp;[.$B24]&amp;&quot;: &quot;&amp;CHAR(34)&amp;[.D24]&amp;CHAR(34)" office:value-type="string" office:string-value="    i18n_short_200RA: &quot;200BR&quot;&#13;&#10;    i18n_description_200RA: &quot;200 BREASTROKE&quot;" calcext:value-type="string">
            <text:p>    i18n_short_200RA: "200BR"</text:p>
            <text:p>    i18n_description_200RA: "200 BREASTROKE"</text:p>
          </table:table-cell>
          <table:table-cell table:number-columns-repeated="1004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100MI</text:p>
          </table:table-cell>
          <table:table-cell office:value-type="string" calcext:value-type="string">
            <text:p>100 MISTI</text:p>
          </table:table-cell>
          <table:table-cell office:value-type="string" calcext:value-type="string">
            <text:p>100 INDIVIDUAL MEDLEY</text:p>
          </table:table-cell>
          <table:table-cell office:value-type="string" calcext:value-type="string">
            <text:p>100MI</text:p>
          </table:table-cell>
          <table:table-cell office:value-type="string" calcext:value-type="string">
            <text:p>100IM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5]/[.M25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25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5]&amp;&quot;,'&quot;&amp;[.B25]&amp;&quot;',&quot;&amp;[.G25]&amp;&quot;,&quot;&amp;[.H25]&amp;&quot;,&quot;&amp;[.J25]&amp;&quot;,&quot;&amp;[.K25]&amp;&quot;,&quot;&amp;[.L25]&amp;&quot;,&quot;&amp;[.M25]&amp;&quot;,&quot;&amp;[.N25]&amp;&quot;,&quot;&amp;[.O25]&amp;&quot;,0,CURDATE(),CURDATE())&quot;&amp;IF(AND(MOD((ROW([.A25]) - 3);100) = 0;INDIRECT(ADDRESS(ROW([.A25]) + 1;1)) &gt; 0); &quot;;&quot;&amp;CHAR(13)&amp;CHAR(10)&amp;CHAR(13)&amp;CHAR(10)&amp;[.AM$3];IF(INDIRECT(ADDRESS(ROW([.A25]) + 1;1)) &gt; 0;&quot;,&quot;;&quot;;&quot;))" office:value-type="string" office:string-value="(22,'100MI',100,22,0,0,1,1,100,(select t.id from stroke_types t where t.code = 'MI'),0,CURDATE(),CURDATE())," calcext:value-type="string">
            <text:p>(22,'100MI',100,22,0,0,1,1,100,(select t.id from stroke_types t where t.code = 'MI'),0,CURDATE(),CURDATE()),</text:p>
          </table:table-cell>
          <table:table-cell table:formula="of:=&quot;    i18n_short_&quot;&amp;[.$B25]&amp;&quot;: &quot;&amp;CHAR(34)&amp;[.E25]&amp;CHAR(34)&amp;CHAR(13)&amp;CHAR(10)&amp;&quot;    i18n_description_&quot;&amp;[.$B25]&amp;&quot;: &quot;&amp;CHAR(34)&amp;[.C25]&amp;CHAR(34)" office:value-type="string" office:string-value="    i18n_short_100MI: &quot;100MI&quot;&#13;&#10;    i18n_description_100MI: &quot;100 MISTI&quot;" calcext:value-type="string">
            <text:p>    i18n_short_100MI: "100MI"</text:p>
            <text:p>    i18n_description_100MI: "100 MISTI"</text:p>
          </table:table-cell>
          <table:table-cell table:formula="of:=&quot;    i18n_short_&quot;&amp;[.$B25]&amp;&quot;: &quot;&amp;CHAR(34)&amp;[.F25]&amp;CHAR(34)&amp;CHAR(13)&amp;CHAR(10)&amp;&quot;    i18n_description_&quot;&amp;[.$B25]&amp;&quot;: &quot;&amp;CHAR(34)&amp;[.D25]&amp;CHAR(34)" office:value-type="string" office:string-value="    i18n_short_100MI: &quot;100IM&quot;&#13;&#10;    i18n_description_100MI: &quot;100 INDIVIDUAL MEDLEY&quot;" calcext:value-type="string">
            <text:p>    i18n_short_100MI: "100IM"</text:p>
            <text:p>    i18n_description_100MI: "100 INDIVIDUAL MEDLEY"</text:p>
          </table:table-cell>
          <table:table-cell table:number-columns-repeated="1004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200MI</text:p>
          </table:table-cell>
          <table:table-cell office:value-type="string" calcext:value-type="string">
            <text:p>200 MISTI</text:p>
          </table:table-cell>
          <table:table-cell office:value-type="string" calcext:value-type="string">
            <text:p>200 INDIVIDUAL MEDLEY</text:p>
          </table:table-cell>
          <table:table-cell office:value-type="string" calcext:value-type="string">
            <text:p>200MI</text:p>
          </table:table-cell>
          <table:table-cell office:value-type="string" calcext:value-type="string">
            <text:p>200IM</text:p>
          </table:table-cell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6]/[.M26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26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6]&amp;&quot;,'&quot;&amp;[.B26]&amp;&quot;',&quot;&amp;[.G26]&amp;&quot;,&quot;&amp;[.H26]&amp;&quot;,&quot;&amp;[.J26]&amp;&quot;,&quot;&amp;[.K26]&amp;&quot;,&quot;&amp;[.L26]&amp;&quot;,&quot;&amp;[.M26]&amp;&quot;,&quot;&amp;[.N26]&amp;&quot;,&quot;&amp;[.O26]&amp;&quot;,0,CURDATE(),CURDATE())&quot;&amp;IF(AND(MOD((ROW([.A26]) - 3);100) = 0;INDIRECT(ADDRESS(ROW([.A26]) + 1;1)) &gt; 0); &quot;;&quot;&amp;CHAR(13)&amp;CHAR(10)&amp;CHAR(13)&amp;CHAR(10)&amp;[.AM$3];IF(INDIRECT(ADDRESS(ROW([.A26]) + 1;1)) &gt; 0;&quot;,&quot;;&quot;;&quot;))" office:value-type="string" office:string-value="(23,'200MI',200,23,0,0,1,1,200,(select t.id from stroke_types t where t.code = 'MI'),0,CURDATE(),CURDATE())," calcext:value-type="string">
            <text:p>(23,'200MI',200,23,0,0,1,1,200,(select t.id from stroke_types t where t.code = 'MI'),0,CURDATE(),CURDATE()),</text:p>
          </table:table-cell>
          <table:table-cell table:formula="of:=&quot;    i18n_short_&quot;&amp;[.$B26]&amp;&quot;: &quot;&amp;CHAR(34)&amp;[.E26]&amp;CHAR(34)&amp;CHAR(13)&amp;CHAR(10)&amp;&quot;    i18n_description_&quot;&amp;[.$B26]&amp;&quot;: &quot;&amp;CHAR(34)&amp;[.C26]&amp;CHAR(34)" office:value-type="string" office:string-value="    i18n_short_200MI: &quot;200MI&quot;&#13;&#10;    i18n_description_200MI: &quot;200 MISTI&quot;" calcext:value-type="string">
            <text:p>    i18n_short_200MI: "200MI"</text:p>
            <text:p>    i18n_description_200MI: "200 MISTI"</text:p>
          </table:table-cell>
          <table:table-cell table:formula="of:=&quot;    i18n_short_&quot;&amp;[.$B26]&amp;&quot;: &quot;&amp;CHAR(34)&amp;[.F26]&amp;CHAR(34)&amp;CHAR(13)&amp;CHAR(10)&amp;&quot;    i18n_description_&quot;&amp;[.$B26]&amp;&quot;: &quot;&amp;CHAR(34)&amp;[.D26]&amp;CHAR(34)" office:value-type="string" office:string-value="    i18n_short_200MI: &quot;200IM&quot;&#13;&#10;    i18n_description_200MI: &quot;200 INDIVIDUAL MEDLEY&quot;" calcext:value-type="string">
            <text:p>    i18n_short_200MI: "200IM"</text:p>
            <text:p>    i18n_description_200MI: "200 INDIVIDUAL MEDLEY"</text:p>
          </table:table-cell>
          <table:table-cell table:number-columns-repeated="1004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400MI</text:p>
          </table:table-cell>
          <table:table-cell office:value-type="string" calcext:value-type="string">
            <text:p>400 MISTI</text:p>
          </table:table-cell>
          <table:table-cell office:value-type="string" calcext:value-type="string">
            <text:p>400 INDIVIDUAL MEDLEY</text:p>
          </table:table-cell>
          <table:table-cell office:value-type="string" calcext:value-type="string">
            <text:p>400MI</text:p>
          </table:table-cell>
          <table:table-cell office:value-type="string" calcext:value-type="string">
            <text:p>400IM</text:p>
          </table:table-cell>
          <table:table-cell office:value-type="float" office:value="400" calcext:value-type="float">
            <text:p>4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7]/[.M27]" office:value-type="float" office:value="400" calcext:value-type="float">
            <text:p>400</text:p>
          </table:table-cell>
          <table:table-cell table:formula="of:=&quot;(select t.id from &quot;&amp;[.I$2]&amp;&quot; t where t.&quot;&amp;[.I$3]&amp;&quot; = '&quot;&amp;[.I27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7]&amp;&quot;,'&quot;&amp;[.B27]&amp;&quot;',&quot;&amp;[.G27]&amp;&quot;,&quot;&amp;[.H27]&amp;&quot;,&quot;&amp;[.J27]&amp;&quot;,&quot;&amp;[.K27]&amp;&quot;,&quot;&amp;[.L27]&amp;&quot;,&quot;&amp;[.M27]&amp;&quot;,&quot;&amp;[.N27]&amp;&quot;,&quot;&amp;[.O27]&amp;&quot;,0,CURDATE(),CURDATE())&quot;&amp;IF(AND(MOD((ROW([.A27]) - 3);100) = 0;INDIRECT(ADDRESS(ROW([.A27]) + 1;1)) &gt; 0); &quot;;&quot;&amp;CHAR(13)&amp;CHAR(10)&amp;CHAR(13)&amp;CHAR(10)&amp;[.AM$3];IF(INDIRECT(ADDRESS(ROW([.A27]) + 1;1)) &gt; 0;&quot;,&quot;;&quot;;&quot;))" office:value-type="string" office:string-value="(24,'400MI',400,24,0,0,1,1,400,(select t.id from stroke_types t where t.code = 'MI'),0,CURDATE(),CURDATE())," calcext:value-type="string">
            <text:p>(24,'400MI',400,24,0,0,1,1,400,(select t.id from stroke_types t where t.code = 'MI'),0,CURDATE(),CURDATE()),</text:p>
          </table:table-cell>
          <table:table-cell table:formula="of:=&quot;    i18n_short_&quot;&amp;[.$B27]&amp;&quot;: &quot;&amp;CHAR(34)&amp;[.E27]&amp;CHAR(34)&amp;CHAR(13)&amp;CHAR(10)&amp;&quot;    i18n_description_&quot;&amp;[.$B27]&amp;&quot;: &quot;&amp;CHAR(34)&amp;[.C27]&amp;CHAR(34)" office:value-type="string" office:string-value="    i18n_short_400MI: &quot;400MI&quot;&#13;&#10;    i18n_description_400MI: &quot;400 MISTI&quot;" calcext:value-type="string">
            <text:p>    i18n_short_400MI: "400MI"</text:p>
            <text:p>    i18n_description_400MI: "400 MISTI"</text:p>
          </table:table-cell>
          <table:table-cell table:formula="of:=&quot;    i18n_short_&quot;&amp;[.$B27]&amp;&quot;: &quot;&amp;CHAR(34)&amp;[.F27]&amp;CHAR(34)&amp;CHAR(13)&amp;CHAR(10)&amp;&quot;    i18n_description_&quot;&amp;[.$B27]&amp;&quot;: &quot;&amp;CHAR(34)&amp;[.D27]&amp;CHAR(34)" office:value-type="string" office:string-value="    i18n_short_400MI: &quot;400IM&quot;&#13;&#10;    i18n_description_400MI: &quot;400 INDIVIDUAL MEDLEY&quot;" calcext:value-type="string">
            <text:p>    i18n_short_400MI: "400IM"</text:p>
            <text:p>    i18n_description_400MI: "400 INDIVIDUAL MEDLEY"</text:p>
          </table:table-cell>
          <table:table-cell table:number-columns-repeated="1004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S4X50SL</text:p>
          </table:table-cell>
          <table:table-cell office:value-type="string" calcext:value-type="string">
            <text:p>STAFFETTA 4x50 STILE</text:p>
          </table:table-cell>
          <table:table-cell office:value-type="string" calcext:value-type="string">
            <text:p>4x50 FREESTYLE RELAY</text:p>
          </table:table-cell>
          <table:table-cell office:value-type="string" calcext:value-type="string">
            <text:p>ST 4x50 SL</text:p>
          </table:table-cell>
          <table:table-cell office:value-type="string" calcext:value-type="string">
            <text:p>RL 4x50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28]/[.M28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2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28]&amp;&quot;,'&quot;&amp;[.B28]&amp;&quot;',&quot;&amp;[.G28]&amp;&quot;,&quot;&amp;[.H28]&amp;&quot;,&quot;&amp;[.J28]&amp;&quot;,&quot;&amp;[.K28]&amp;&quot;,&quot;&amp;[.L28]&amp;&quot;,&quot;&amp;[.M28]&amp;&quot;,&quot;&amp;[.N28]&amp;&quot;,&quot;&amp;[.O28]&amp;&quot;,0,CURDATE(),CURDATE())&quot;&amp;IF(AND(MOD((ROW([.A28]) - 3);100) = 0;INDIRECT(ADDRESS(ROW([.A28]) + 1;1)) &gt; 0); &quot;;&quot;&amp;CHAR(13)&amp;CHAR(10)&amp;CHAR(13)&amp;CHAR(10)&amp;[.AM$3];IF(INDIRECT(ADDRESS(ROW([.A28]) + 1;1)) &gt; 0;&quot;,&quot;;&quot;;&quot;))" office:value-type="string" office:string-value="(25,'S4X50SL',200,25,1,0,4,4,50,(select t.id from stroke_types t where t.code = 'SL'),0,CURDATE(),CURDATE())," calcext:value-type="string">
            <text:p>(25,'S4X50SL',200,25,1,0,4,4,50,(select t.id from stroke_types t where t.code = 'SL'),0,CURDATE(),CURDATE()),</text:p>
          </table:table-cell>
          <table:table-cell table:formula="of:=&quot;    i18n_short_&quot;&amp;[.$B28]&amp;&quot;: &quot;&amp;CHAR(34)&amp;[.E28]&amp;CHAR(34)&amp;CHAR(13)&amp;CHAR(10)&amp;&quot;    i18n_description_&quot;&amp;[.$B28]&amp;&quot;: &quot;&amp;CHAR(34)&amp;[.C28]&amp;CHAR(34)" office:value-type="string" office:string-value="    i18n_short_S4X50SL: &quot;ST 4x50 SL&quot;&#13;&#10;    i18n_description_S4X50SL: &quot;STAFFETTA 4x50 STILE&quot;" calcext:value-type="string">
            <text:p>    i18n_short_S4X50SL: "ST 4x50 SL"</text:p>
            <text:p>    i18n_description_S4X50SL: "STAFFETTA 4x50 STILE"</text:p>
          </table:table-cell>
          <table:table-cell table:formula="of:=&quot;    i18n_short_&quot;&amp;[.$B28]&amp;&quot;: &quot;&amp;CHAR(34)&amp;[.F28]&amp;CHAR(34)&amp;CHAR(13)&amp;CHAR(10)&amp;&quot;    i18n_description_&quot;&amp;[.$B28]&amp;&quot;: &quot;&amp;CHAR(34)&amp;[.D28]&amp;CHAR(34)" office:value-type="string" office:string-value="    i18n_short_S4X50SL: &quot;RL 4x50 FS&quot;&#13;&#10;    i18n_description_S4X50SL: &quot;4x50 FREESTYLE RELAY&quot;" calcext:value-type="string">
            <text:p>    i18n_short_S4X50SL: "RL 4x50 FS"</text:p>
            <text:p>    i18n_description_S4X50SL: "4x50 FREESTYLE RELAY"</text:p>
          </table:table-cell>
          <table:table-cell table:number-columns-repeated="100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S4X50MI</text:p>
          </table:table-cell>
          <table:table-cell office:value-type="string" calcext:value-type="string">
            <text:p>STAFFETTA 4x50 MISTA</text:p>
          </table:table-cell>
          <table:table-cell office:value-type="string" calcext:value-type="string">
            <text:p>4x50 MEDLEY RELAY</text:p>
          </table:table-cell>
          <table:table-cell office:value-type="string" calcext:value-type="string">
            <text:p>ST 4x50 MI</text:p>
          </table:table-cell>
          <table:table-cell office:value-type="string" calcext:value-type="string">
            <text:p>RL 4x50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29]/[.M29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29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9]&amp;&quot;,'&quot;&amp;[.B29]&amp;&quot;',&quot;&amp;[.G29]&amp;&quot;,&quot;&amp;[.H29]&amp;&quot;,&quot;&amp;[.J29]&amp;&quot;,&quot;&amp;[.K29]&amp;&quot;,&quot;&amp;[.L29]&amp;&quot;,&quot;&amp;[.M29]&amp;&quot;,&quot;&amp;[.N29]&amp;&quot;,&quot;&amp;[.O29]&amp;&quot;,0,CURDATE(),CURDATE())&quot;&amp;IF(AND(MOD((ROW([.A29]) - 3);100) = 0;INDIRECT(ADDRESS(ROW([.A29]) + 1;1)) &gt; 0); &quot;;&quot;&amp;CHAR(13)&amp;CHAR(10)&amp;CHAR(13)&amp;CHAR(10)&amp;[.AM$3];IF(INDIRECT(ADDRESS(ROW([.A29]) + 1;1)) &gt; 0;&quot;,&quot;;&quot;;&quot;))" office:value-type="string" office:string-value="(26,'S4X50MI',200,26,1,0,4,4,50,(select t.id from stroke_types t where t.code = 'MI'),0,CURDATE(),CURDATE())," calcext:value-type="string">
            <text:p>(26,'S4X50MI',200,26,1,0,4,4,50,(select t.id from stroke_types t where t.code = 'MI'),0,CURDATE(),CURDATE()),</text:p>
          </table:table-cell>
          <table:table-cell table:formula="of:=&quot;    i18n_short_&quot;&amp;[.$B29]&amp;&quot;: &quot;&amp;CHAR(34)&amp;[.E29]&amp;CHAR(34)&amp;CHAR(13)&amp;CHAR(10)&amp;&quot;    i18n_description_&quot;&amp;[.$B29]&amp;&quot;: &quot;&amp;CHAR(34)&amp;[.C29]&amp;CHAR(34)" office:value-type="string" office:string-value="    i18n_short_S4X50MI: &quot;ST 4x50 MI&quot;&#13;&#10;    i18n_description_S4X50MI: &quot;STAFFETTA 4x50 MISTA&quot;" calcext:value-type="string">
            <text:p>    i18n_short_S4X50MI: "ST 4x50 MI"</text:p>
            <text:p>    i18n_description_S4X50MI: "STAFFETTA 4x50 MISTA"</text:p>
          </table:table-cell>
          <table:table-cell table:formula="of:=&quot;    i18n_short_&quot;&amp;[.$B29]&amp;&quot;: &quot;&amp;CHAR(34)&amp;[.F29]&amp;CHAR(34)&amp;CHAR(13)&amp;CHAR(10)&amp;&quot;    i18n_description_&quot;&amp;[.$B29]&amp;&quot;: &quot;&amp;CHAR(34)&amp;[.D29]&amp;CHAR(34)" office:value-type="string" office:string-value="    i18n_short_S4X50MI: &quot;RL 4x50 IM&quot;&#13;&#10;    i18n_description_S4X50MI: &quot;4x50 MEDLEY RELAY&quot;" calcext:value-type="string">
            <text:p>    i18n_short_S4X50MI: "RL 4x50 IM"</text:p>
            <text:p>    i18n_description_S4X50MI: "4x50 MEDLEY RELAY"</text:p>
          </table:table-cell>
          <table:table-cell table:number-columns-repeated="1004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S4X100SL</text:p>
          </table:table-cell>
          <table:table-cell office:value-type="string" calcext:value-type="string">
            <text:p>STAFFETTA 4x100 STILE</text:p>
          </table:table-cell>
          <table:table-cell office:value-type="string" calcext:value-type="string">
            <text:p>4x100 FREESTYLE RELAY</text:p>
          </table:table-cell>
          <table:table-cell office:value-type="string" calcext:value-type="string">
            <text:p>ST 4x100 SL</text:p>
          </table:table-cell>
          <table:table-cell office:value-type="string" calcext:value-type="string">
            <text:p>RL 4x100 FS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0]/[.M30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0]&amp;&quot;,'&quot;&amp;[.B30]&amp;&quot;',&quot;&amp;[.G30]&amp;&quot;,&quot;&amp;[.H30]&amp;&quot;,&quot;&amp;[.J30]&amp;&quot;,&quot;&amp;[.K30]&amp;&quot;,&quot;&amp;[.L30]&amp;&quot;,&quot;&amp;[.M30]&amp;&quot;,&quot;&amp;[.N30]&amp;&quot;,&quot;&amp;[.O30]&amp;&quot;,0,CURDATE(),CURDATE())&quot;&amp;IF(AND(MOD((ROW([.A30]) - 3);100) = 0;INDIRECT(ADDRESS(ROW([.A30]) + 1;1)) &gt; 0); &quot;;&quot;&amp;CHAR(13)&amp;CHAR(10)&amp;CHAR(13)&amp;CHAR(10)&amp;[.AM$3];IF(INDIRECT(ADDRESS(ROW([.A30]) + 1;1)) &gt; 0;&quot;,&quot;;&quot;;&quot;))" office:value-type="string" office:string-value="(27,'S4X100SL',400,27,1,0,4,4,100,(select t.id from stroke_types t where t.code = 'SL'),0,CURDATE(),CURDATE())," calcext:value-type="string">
            <text:p>(27,'S4X100SL',400,27,1,0,4,4,100,(select t.id from stroke_types t where t.code = 'SL'),0,CURDATE(),CURDATE()),</text:p>
          </table:table-cell>
          <table:table-cell table:formula="of:=&quot;    i18n_short_&quot;&amp;[.$B30]&amp;&quot;: &quot;&amp;CHAR(34)&amp;[.E30]&amp;CHAR(34)&amp;CHAR(13)&amp;CHAR(10)&amp;&quot;    i18n_description_&quot;&amp;[.$B30]&amp;&quot;: &quot;&amp;CHAR(34)&amp;[.C30]&amp;CHAR(34)" office:value-type="string" office:string-value="    i18n_short_S4X100SL: &quot;ST 4x100 SL&quot;&#13;&#10;    i18n_description_S4X100SL: &quot;STAFFETTA 4x100 STILE&quot;" calcext:value-type="string">
            <text:p>    i18n_short_S4X100SL: "ST 4x100 SL"</text:p>
            <text:p>    i18n_description_S4X100SL: "STAFFETTA 4x100 STILE"</text:p>
          </table:table-cell>
          <table:table-cell table:formula="of:=&quot;    i18n_short_&quot;&amp;[.$B30]&amp;&quot;: &quot;&amp;CHAR(34)&amp;[.F30]&amp;CHAR(34)&amp;CHAR(13)&amp;CHAR(10)&amp;&quot;    i18n_description_&quot;&amp;[.$B30]&amp;&quot;: &quot;&amp;CHAR(34)&amp;[.D30]&amp;CHAR(34)" office:value-type="string" office:string-value="    i18n_short_S4X100SL: &quot;RL 4x100 FS&quot;&#13;&#10;    i18n_description_S4X100SL: &quot;4x100 FREESTYLE RELAY&quot;" calcext:value-type="string">
            <text:p>    i18n_short_S4X100SL: "RL 4x100 FS"</text:p>
            <text:p>    i18n_description_S4X100SL: "4x100 FREESTYLE RELAY"</text:p>
          </table:table-cell>
          <table:table-cell table:number-columns-repeated="1004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S4X100MI</text:p>
          </table:table-cell>
          <table:table-cell office:value-type="string" calcext:value-type="string">
            <text:p>STAFFETTA 4x100 MISTA</text:p>
          </table:table-cell>
          <table:table-cell office:value-type="string" calcext:value-type="string">
            <text:p>4x100 MEDLEY RELAY</text:p>
          </table:table-cell>
          <table:table-cell office:value-type="string" calcext:value-type="string">
            <text:p>ST 4x100 MI</text:p>
          </table:table-cell>
          <table:table-cell office:value-type="string" calcext:value-type="string">
            <text:p>RL 4x100 IM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1]/[.M31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1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1]&amp;&quot;,'&quot;&amp;[.B31]&amp;&quot;',&quot;&amp;[.G31]&amp;&quot;,&quot;&amp;[.H31]&amp;&quot;,&quot;&amp;[.J31]&amp;&quot;,&quot;&amp;[.K31]&amp;&quot;,&quot;&amp;[.L31]&amp;&quot;,&quot;&amp;[.M31]&amp;&quot;,&quot;&amp;[.N31]&amp;&quot;,&quot;&amp;[.O31]&amp;&quot;,0,CURDATE(),CURDATE())&quot;&amp;IF(AND(MOD((ROW([.A31]) - 3);100) = 0;INDIRECT(ADDRESS(ROW([.A31]) + 1;1)) &gt; 0); &quot;;&quot;&amp;CHAR(13)&amp;CHAR(10)&amp;CHAR(13)&amp;CHAR(10)&amp;[.AM$3];IF(INDIRECT(ADDRESS(ROW([.A31]) + 1;1)) &gt; 0;&quot;,&quot;;&quot;;&quot;))" office:value-type="string" office:string-value="(28,'S4X100MI',400,28,1,0,4,4,100,(select t.id from stroke_types t where t.code = 'MI'),0,CURDATE(),CURDATE())," calcext:value-type="string">
            <text:p>(28,'S4X100MI',400,28,1,0,4,4,100,(select t.id from stroke_types t where t.code = 'MI'),0,CURDATE(),CURDATE()),</text:p>
          </table:table-cell>
          <table:table-cell table:formula="of:=&quot;    i18n_short_&quot;&amp;[.$B31]&amp;&quot;: &quot;&amp;CHAR(34)&amp;[.E31]&amp;CHAR(34)&amp;CHAR(13)&amp;CHAR(10)&amp;&quot;    i18n_description_&quot;&amp;[.$B31]&amp;&quot;: &quot;&amp;CHAR(34)&amp;[.C31]&amp;CHAR(34)" office:value-type="string" office:string-value="    i18n_short_S4X100MI: &quot;ST 4x100 MI&quot;&#13;&#10;    i18n_description_S4X100MI: &quot;STAFFETTA 4x100 MISTA&quot;" calcext:value-type="string">
            <text:p>    i18n_short_S4X100MI: "ST 4x100 MI"</text:p>
            <text:p>    i18n_description_S4X100MI: "STAFFETTA 4x100 MISTA"</text:p>
          </table:table-cell>
          <table:table-cell table:formula="of:=&quot;    i18n_short_&quot;&amp;[.$B31]&amp;&quot;: &quot;&amp;CHAR(34)&amp;[.F31]&amp;CHAR(34)&amp;CHAR(13)&amp;CHAR(10)&amp;&quot;    i18n_description_&quot;&amp;[.$B31]&amp;&quot;: &quot;&amp;CHAR(34)&amp;[.D31]&amp;CHAR(34)" office:value-type="string" office:string-value="    i18n_short_S4X100MI: &quot;RL 4x100 IM&quot;&#13;&#10;    i18n_description_S4X100MI: &quot;4x100 MEDLEY RELAY&quot;" calcext:value-type="string">
            <text:p>    i18n_short_S4X100MI: "RL 4x100 IM"</text:p>
            <text:p>    i18n_description_S4X100MI: "4x100 MEDLEY RELAY"</text:p>
          </table:table-cell>
          <table:table-cell table:number-columns-repeated="1004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S4X200SL</text:p>
          </table:table-cell>
          <table:table-cell office:value-type="string" calcext:value-type="string">
            <text:p>STAFFETTA 4x200 STILE</text:p>
          </table:table-cell>
          <table:table-cell office:value-type="string" calcext:value-type="string">
            <text:p>4x200 FREESTYLE RELAY</text:p>
          </table:table-cell>
          <table:table-cell office:value-type="string" calcext:value-type="string">
            <text:p>ST 4x200 SL</text:p>
          </table:table-cell>
          <table:table-cell office:value-type="string" calcext:value-type="string">
            <text:p>RL 4x200 FS</text:p>
          </table:table-cell>
          <table:table-cell table:style-name="Default" office:value-type="float" office:value="800" calcext:value-type="float">
            <text:p>800</text:p>
          </table:table-cell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2]/[.M32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3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2]&amp;&quot;,'&quot;&amp;[.B32]&amp;&quot;',&quot;&amp;[.G32]&amp;&quot;,&quot;&amp;[.H32]&amp;&quot;,&quot;&amp;[.J32]&amp;&quot;,&quot;&amp;[.K32]&amp;&quot;,&quot;&amp;[.L32]&amp;&quot;,&quot;&amp;[.M32]&amp;&quot;,&quot;&amp;[.N32]&amp;&quot;,&quot;&amp;[.O32]&amp;&quot;,0,CURDATE(),CURDATE())&quot;&amp;IF(AND(MOD((ROW([.A32]) - 3);100) = 0;INDIRECT(ADDRESS(ROW([.A32]) + 1;1)) &gt; 0); &quot;;&quot;&amp;CHAR(13)&amp;CHAR(10)&amp;CHAR(13)&amp;CHAR(10)&amp;[.AM$3];IF(INDIRECT(ADDRESS(ROW([.A32]) + 1;1)) &gt; 0;&quot;,&quot;;&quot;;&quot;))" office:value-type="string" office:string-value="(29,'S4X200SL',800,29,1,0,4,4,200,(select t.id from stroke_types t where t.code = 'SL'),0,CURDATE(),CURDATE())," calcext:value-type="string">
            <text:p>(29,'S4X200SL',800,29,1,0,4,4,200,(select t.id from stroke_types t where t.code = 'SL'),0,CURDATE(),CURDATE()),</text:p>
          </table:table-cell>
          <table:table-cell table:formula="of:=&quot;    i18n_short_&quot;&amp;[.$B32]&amp;&quot;: &quot;&amp;CHAR(34)&amp;[.E32]&amp;CHAR(34)&amp;CHAR(13)&amp;CHAR(10)&amp;&quot;    i18n_description_&quot;&amp;[.$B32]&amp;&quot;: &quot;&amp;CHAR(34)&amp;[.C32]&amp;CHAR(34)" office:value-type="string" office:string-value="    i18n_short_S4X200SL: &quot;ST 4x200 SL&quot;&#13;&#10;    i18n_description_S4X200SL: &quot;STAFFETTA 4x200 STILE&quot;" calcext:value-type="string">
            <text:p>    i18n_short_S4X200SL: "ST 4x200 SL"</text:p>
            <text:p>    i18n_description_S4X200SL: "STAFFETTA 4x200 STILE"</text:p>
          </table:table-cell>
          <table:table-cell table:formula="of:=&quot;    i18n_short_&quot;&amp;[.$B32]&amp;&quot;: &quot;&amp;CHAR(34)&amp;[.F32]&amp;CHAR(34)&amp;CHAR(13)&amp;CHAR(10)&amp;&quot;    i18n_description_&quot;&amp;[.$B32]&amp;&quot;: &quot;&amp;CHAR(34)&amp;[.D32]&amp;CHAR(34)" office:value-type="string" office:string-value="    i18n_short_S4X200SL: &quot;RL 4x200 FS&quot;&#13;&#10;    i18n_description_S4X200SL: &quot;4x200 FREESTYLE RELAY&quot;" calcext:value-type="string">
            <text:p>    i18n_short_S4X200SL: "RL 4x200 FS"</text:p>
            <text:p>    i18n_description_S4X200SL: "4x200 FREESTYLE RELAY"</text:p>
          </table:table-cell>
          <table:table-cell table:number-columns-repeated="1004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S8X25SL</text:p>
          </table:table-cell>
          <table:table-cell office:value-type="string" calcext:value-type="string">
            <text:p>STAFFETTA 8x25 STILE (4 nuotatori)</text:p>
          </table:table-cell>
          <table:table-cell office:value-type="string" calcext:value-type="string">
            <text:p>8x25 FREESTYLE RELAY (4 swimmers)</text:p>
          </table:table-cell>
          <table:table-cell office:value-type="string" calcext:value-type="string">
            <text:p>ST 8x25 SL</text:p>
          </table:table-cell>
          <table:table-cell office:value-type="string" calcext:value-type="string">
            <text:p>RL 8x25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33]/[.M33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33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3]&amp;&quot;,'&quot;&amp;[.B33]&amp;&quot;',&quot;&amp;[.G33]&amp;&quot;,&quot;&amp;[.H33]&amp;&quot;,&quot;&amp;[.J33]&amp;&quot;,&quot;&amp;[.K33]&amp;&quot;,&quot;&amp;[.L33]&amp;&quot;,&quot;&amp;[.M33]&amp;&quot;,&quot;&amp;[.N33]&amp;&quot;,&quot;&amp;[.O33]&amp;&quot;,0,CURDATE(),CURDATE())&quot;&amp;IF(AND(MOD((ROW([.A33]) - 3);100) = 0;INDIRECT(ADDRESS(ROW([.A33]) + 1;1)) &gt; 0); &quot;;&quot;&amp;CHAR(13)&amp;CHAR(10)&amp;CHAR(13)&amp;CHAR(10)&amp;[.AM$3];IF(INDIRECT(ADDRESS(ROW([.A33]) + 1;1)) &gt; 0;&quot;,&quot;;&quot;;&quot;))" office:value-type="string" office:string-value="(30,'S8X25SL',200,30,1,0,4,8,25,(select t.id from stroke_types t where t.code = 'SL'),0,CURDATE(),CURDATE())," calcext:value-type="string">
            <text:p>(30,'S8X25SL',200,30,1,0,4,8,25,(select t.id from stroke_types t where t.code = 'SL'),0,CURDATE(),CURDATE()),</text:p>
          </table:table-cell>
          <table:table-cell table:formula="of:=&quot;    i18n_short_&quot;&amp;[.$B33]&amp;&quot;: &quot;&amp;CHAR(34)&amp;[.E33]&amp;CHAR(34)&amp;CHAR(13)&amp;CHAR(10)&amp;&quot;    i18n_description_&quot;&amp;[.$B33]&amp;&quot;: &quot;&amp;CHAR(34)&amp;[.C33]&amp;CHAR(34)" office:value-type="string" office:string-value="    i18n_short_S8X25SL: &quot;ST 8x25 SL&quot;&#13;&#10;    i18n_description_S8X25SL: &quot;STAFFETTA 8x25 STILE (4 nuotatori)&quot;" calcext:value-type="string">
            <text:p>    i18n_short_S8X25SL: "ST 8x25 SL"</text:p>
            <text:p>    i18n_description_S8X25SL: "STAFFETTA 8x25 STILE (4 nuotatori)"</text:p>
          </table:table-cell>
          <table:table-cell table:formula="of:=&quot;    i18n_short_&quot;&amp;[.$B33]&amp;&quot;: &quot;&amp;CHAR(34)&amp;[.F33]&amp;CHAR(34)&amp;CHAR(13)&amp;CHAR(10)&amp;&quot;    i18n_description_&quot;&amp;[.$B33]&amp;&quot;: &quot;&amp;CHAR(34)&amp;[.D33]&amp;CHAR(34)" office:value-type="string" office:string-value="    i18n_short_S8X25SL: &quot;RL 8x25 FS&quot;&#13;&#10;    i18n_description_S8X25SL: &quot;8x25 FREESTYLE RELAY (4 swimmers)&quot;" calcext:value-type="string">
            <text:p>    i18n_short_S8X25SL: "RL 8x25 FS"</text:p>
            <text:p>    i18n_description_S8X25SL: "8x25 FREESTYLE RELAY (4 swimmers)"</text:p>
          </table:table-cell>
          <table:table-cell table:number-columns-repeated="1004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S8X25MI</text:p>
          </table:table-cell>
          <table:table-cell office:value-type="string" calcext:value-type="string">
            <text:p>STAFFETTA 8x25 MISTA (4 nuotatori)</text:p>
          </table:table-cell>
          <table:table-cell office:value-type="string" calcext:value-type="string">
            <text:p>8x25 MEDLEY RELAY (4 swimmers)</text:p>
          </table:table-cell>
          <table:table-cell office:value-type="string" calcext:value-type="string">
            <text:p>ST 8x25 MI</text:p>
          </table:table-cell>
          <table:table-cell office:value-type="string" calcext:value-type="string">
            <text:p>RL 8x25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34]/[.M34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34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4]&amp;&quot;,'&quot;&amp;[.B34]&amp;&quot;',&quot;&amp;[.G34]&amp;&quot;,&quot;&amp;[.H34]&amp;&quot;,&quot;&amp;[.J34]&amp;&quot;,&quot;&amp;[.K34]&amp;&quot;,&quot;&amp;[.L34]&amp;&quot;,&quot;&amp;[.M34]&amp;&quot;,&quot;&amp;[.N34]&amp;&quot;,&quot;&amp;[.O34]&amp;&quot;,0,CURDATE(),CURDATE())&quot;&amp;IF(AND(MOD((ROW([.A34]) - 3);100) = 0;INDIRECT(ADDRESS(ROW([.A34]) + 1;1)) &gt; 0); &quot;;&quot;&amp;CHAR(13)&amp;CHAR(10)&amp;CHAR(13)&amp;CHAR(10)&amp;[.AM$3];IF(INDIRECT(ADDRESS(ROW([.A34]) + 1;1)) &gt; 0;&quot;,&quot;;&quot;;&quot;))" office:value-type="string" office:string-value="(31,'S8X25MI',200,31,1,0,4,8,25,(select t.id from stroke_types t where t.code = 'MI'),0,CURDATE(),CURDATE())," calcext:value-type="string">
            <text:p>(31,'S8X25MI',200,31,1,0,4,8,25,(select t.id from stroke_types t where t.code = 'MI'),0,CURDATE(),CURDATE()),</text:p>
          </table:table-cell>
          <table:table-cell table:formula="of:=&quot;    i18n_short_&quot;&amp;[.$B34]&amp;&quot;: &quot;&amp;CHAR(34)&amp;[.E34]&amp;CHAR(34)&amp;CHAR(13)&amp;CHAR(10)&amp;&quot;    i18n_description_&quot;&amp;[.$B34]&amp;&quot;: &quot;&amp;CHAR(34)&amp;[.C34]&amp;CHAR(34)" office:value-type="string" office:string-value="    i18n_short_S8X25MI: &quot;ST 8x25 MI&quot;&#13;&#10;    i18n_description_S8X25MI: &quot;STAFFETTA 8x25 MISTA (4 nuotatori)&quot;" calcext:value-type="string">
            <text:p>    i18n_short_S8X25MI: "ST 8x25 MI"</text:p>
            <text:p>    i18n_description_S8X25MI: "STAFFETTA 8x25 MISTA (4 nuotatori)"</text:p>
          </table:table-cell>
          <table:table-cell table:formula="of:=&quot;    i18n_short_&quot;&amp;[.$B34]&amp;&quot;: &quot;&amp;CHAR(34)&amp;[.F34]&amp;CHAR(34)&amp;CHAR(13)&amp;CHAR(10)&amp;&quot;    i18n_description_&quot;&amp;[.$B34]&amp;&quot;: &quot;&amp;CHAR(34)&amp;[.D34]&amp;CHAR(34)" office:value-type="string" office:string-value="    i18n_short_S8X25MI: &quot;RL 8x25 IM&quot;&#13;&#10;    i18n_description_S8X25MI: &quot;8x25 MEDLEY RELAY (4 swimmers)&quot;" calcext:value-type="string">
            <text:p>    i18n_short_S8X25MI: "RL 8x25 IM"</text:p>
            <text:p>    i18n_description_S8X25MI: "8x25 MEDLEY RELAY (4 swimmers)"</text:p>
          </table:table-cell>
          <table:table-cell table:number-columns-repeated="1004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M4X50SL</text:p>
          </table:table-cell>
          <table:table-cell office:value-type="string" calcext:value-type="string">
            <text:p>MISTAFFETTA 4x50 STILE</text:p>
          </table:table-cell>
          <table:table-cell office:value-type="string" calcext:value-type="string">
            <text:p>4x50 FREESTYLE MIXED RELAY</text:p>
          </table:table-cell>
          <table:table-cell office:value-type="string" calcext:value-type="string">
            <text:p>MS 4x50 SL</text:p>
          </table:table-cell>
          <table:table-cell office:value-type="string" calcext:value-type="string">
            <text:p>MR 4x50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5]/[.M35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3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5]&amp;&quot;,'&quot;&amp;[.B35]&amp;&quot;',&quot;&amp;[.G35]&amp;&quot;,&quot;&amp;[.H35]&amp;&quot;,&quot;&amp;[.J35]&amp;&quot;,&quot;&amp;[.K35]&amp;&quot;,&quot;&amp;[.L35]&amp;&quot;,&quot;&amp;[.M35]&amp;&quot;,&quot;&amp;[.N35]&amp;&quot;,&quot;&amp;[.O35]&amp;&quot;,0,CURDATE(),CURDATE())&quot;&amp;IF(AND(MOD((ROW([.A35]) - 3);100) = 0;INDIRECT(ADDRESS(ROW([.A35]) + 1;1)) &gt; 0); &quot;;&quot;&amp;CHAR(13)&amp;CHAR(10)&amp;CHAR(13)&amp;CHAR(10)&amp;[.AM$3];IF(INDIRECT(ADDRESS(ROW([.A35]) + 1;1)) &gt; 0;&quot;,&quot;;&quot;;&quot;))" office:value-type="string" office:string-value="(32,'M4X50SL',200,32,1,1,4,4,50,(select t.id from stroke_types t where t.code = 'SL'),0,CURDATE(),CURDATE())," calcext:value-type="string">
            <text:p>(32,'M4X50SL',200,32,1,1,4,4,50,(select t.id from stroke_types t where t.code = 'SL'),0,CURDATE(),CURDATE()),</text:p>
          </table:table-cell>
          <table:table-cell table:formula="of:=&quot;    i18n_short_&quot;&amp;[.$B35]&amp;&quot;: &quot;&amp;CHAR(34)&amp;[.E35]&amp;CHAR(34)&amp;CHAR(13)&amp;CHAR(10)&amp;&quot;    i18n_description_&quot;&amp;[.$B35]&amp;&quot;: &quot;&amp;CHAR(34)&amp;[.C35]&amp;CHAR(34)" office:value-type="string" office:string-value="    i18n_short_M4X50SL: &quot;MS 4x50 SL&quot;&#13;&#10;    i18n_description_M4X50SL: &quot;MISTAFFETTA 4x50 STILE&quot;" calcext:value-type="string">
            <text:p>    i18n_short_M4X50SL: "MS 4x50 SL"</text:p>
            <text:p>    i18n_description_M4X50SL: "MISTAFFETTA 4x50 STILE"</text:p>
          </table:table-cell>
          <table:table-cell table:formula="of:=&quot;    i18n_short_&quot;&amp;[.$B35]&amp;&quot;: &quot;&amp;CHAR(34)&amp;[.F35]&amp;CHAR(34)&amp;CHAR(13)&amp;CHAR(10)&amp;&quot;    i18n_description_&quot;&amp;[.$B35]&amp;&quot;: &quot;&amp;CHAR(34)&amp;[.D35]&amp;CHAR(34)" office:value-type="string" office:string-value="    i18n_short_M4X50SL: &quot;MR 4x50 FS&quot;&#13;&#10;    i18n_description_M4X50SL: &quot;4x50 FREESTYLE MIXED RELAY&quot;" calcext:value-type="string">
            <text:p>    i18n_short_M4X50SL: "MR 4x50 FS"</text:p>
            <text:p>    i18n_description_M4X50SL: "4x50 FREESTYLE MIXED RELAY"</text:p>
          </table:table-cell>
          <table:table-cell table:number-columns-repeated="1004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M4X50MI</text:p>
          </table:table-cell>
          <table:table-cell office:value-type="string" calcext:value-type="string">
            <text:p>MISTAFFETTA 4x50 MISTA</text:p>
          </table:table-cell>
          <table:table-cell office:value-type="string" calcext:value-type="string">
            <text:p>4x50 MEDLEY MIXED RELAY</text:p>
          </table:table-cell>
          <table:table-cell office:value-type="string" calcext:value-type="string">
            <text:p>MS 4x50 MI</text:p>
          </table:table-cell>
          <table:table-cell office:value-type="string" calcext:value-type="string">
            <text:p>MR 4x50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6]/[.M36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36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6]&amp;&quot;,'&quot;&amp;[.B36]&amp;&quot;',&quot;&amp;[.G36]&amp;&quot;,&quot;&amp;[.H36]&amp;&quot;,&quot;&amp;[.J36]&amp;&quot;,&quot;&amp;[.K36]&amp;&quot;,&quot;&amp;[.L36]&amp;&quot;,&quot;&amp;[.M36]&amp;&quot;,&quot;&amp;[.N36]&amp;&quot;,&quot;&amp;[.O36]&amp;&quot;,0,CURDATE(),CURDATE())&quot;&amp;IF(AND(MOD((ROW([.A36]) - 3);100) = 0;INDIRECT(ADDRESS(ROW([.A36]) + 1;1)) &gt; 0); &quot;;&quot;&amp;CHAR(13)&amp;CHAR(10)&amp;CHAR(13)&amp;CHAR(10)&amp;[.AM$3];IF(INDIRECT(ADDRESS(ROW([.A36]) + 1;1)) &gt; 0;&quot;,&quot;;&quot;;&quot;))" office:value-type="string" office:string-value="(33,'M4X50MI',200,33,1,1,4,4,50,(select t.id from stroke_types t where t.code = 'MI'),0,CURDATE(),CURDATE())," calcext:value-type="string">
            <text:p>(33,'M4X50MI',200,33,1,1,4,4,50,(select t.id from stroke_types t where t.code = 'MI'),0,CURDATE(),CURDATE()),</text:p>
          </table:table-cell>
          <table:table-cell table:formula="of:=&quot;    i18n_short_&quot;&amp;[.$B36]&amp;&quot;: &quot;&amp;CHAR(34)&amp;[.E36]&amp;CHAR(34)&amp;CHAR(13)&amp;CHAR(10)&amp;&quot;    i18n_description_&quot;&amp;[.$B36]&amp;&quot;: &quot;&amp;CHAR(34)&amp;[.C36]&amp;CHAR(34)" office:value-type="string" office:string-value="    i18n_short_M4X50MI: &quot;MS 4x50 MI&quot;&#13;&#10;    i18n_description_M4X50MI: &quot;MISTAFFETTA 4x50 MISTA&quot;" calcext:value-type="string">
            <text:p>    i18n_short_M4X50MI: "MS 4x50 MI"</text:p>
            <text:p>    i18n_description_M4X50MI: "MISTAFFETTA 4x50 MISTA"</text:p>
          </table:table-cell>
          <table:table-cell table:formula="of:=&quot;    i18n_short_&quot;&amp;[.$B36]&amp;&quot;: &quot;&amp;CHAR(34)&amp;[.F36]&amp;CHAR(34)&amp;CHAR(13)&amp;CHAR(10)&amp;&quot;    i18n_description_&quot;&amp;[.$B36]&amp;&quot;: &quot;&amp;CHAR(34)&amp;[.D36]&amp;CHAR(34)" office:value-type="string" office:string-value="    i18n_short_M4X50MI: &quot;MR 4x50 IM&quot;&#13;&#10;    i18n_description_M4X50MI: &quot;4x50 MEDLEY MIXED RELAY&quot;" calcext:value-type="string">
            <text:p>    i18n_short_M4X50MI: "MR 4x50 IM"</text:p>
            <text:p>    i18n_description_M4X50MI: "4x50 MEDLEY MIXED RELAY"</text:p>
          </table:table-cell>
          <table:table-cell table:number-columns-repeated="1004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M4X100SL</text:p>
          </table:table-cell>
          <table:table-cell office:value-type="string" calcext:value-type="string">
            <text:p>MISTAFFETTA 4x100 STILE</text:p>
          </table:table-cell>
          <table:table-cell office:value-type="string" calcext:value-type="string">
            <text:p>4x100 FREESTYLE MIXED RELAY</text:p>
          </table:table-cell>
          <table:table-cell office:value-type="string" calcext:value-type="string">
            <text:p>MS 4x100 SL</text:p>
          </table:table-cell>
          <table:table-cell office:value-type="string" calcext:value-type="string">
            <text:p>MR 4x100 FS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7]/[.M37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7]&amp;&quot;,'&quot;&amp;[.B37]&amp;&quot;',&quot;&amp;[.G37]&amp;&quot;,&quot;&amp;[.H37]&amp;&quot;,&quot;&amp;[.J37]&amp;&quot;,&quot;&amp;[.K37]&amp;&quot;,&quot;&amp;[.L37]&amp;&quot;,&quot;&amp;[.M37]&amp;&quot;,&quot;&amp;[.N37]&amp;&quot;,&quot;&amp;[.O37]&amp;&quot;,0,CURDATE(),CURDATE())&quot;&amp;IF(AND(MOD((ROW([.A37]) - 3);100) = 0;INDIRECT(ADDRESS(ROW([.A37]) + 1;1)) &gt; 0); &quot;;&quot;&amp;CHAR(13)&amp;CHAR(10)&amp;CHAR(13)&amp;CHAR(10)&amp;[.AM$3];IF(INDIRECT(ADDRESS(ROW([.A37]) + 1;1)) &gt; 0;&quot;,&quot;;&quot;;&quot;))" office:value-type="string" office:string-value="(34,'M4X100SL',400,34,1,1,4,4,100,(select t.id from stroke_types t where t.code = 'SL'),0,CURDATE(),CURDATE())," calcext:value-type="string">
            <text:p>(34,'M4X100SL',400,34,1,1,4,4,100,(select t.id from stroke_types t where t.code = 'SL'),0,CURDATE(),CURDATE()),</text:p>
          </table:table-cell>
          <table:table-cell table:formula="of:=&quot;    i18n_short_&quot;&amp;[.$B37]&amp;&quot;: &quot;&amp;CHAR(34)&amp;[.E37]&amp;CHAR(34)&amp;CHAR(13)&amp;CHAR(10)&amp;&quot;    i18n_description_&quot;&amp;[.$B37]&amp;&quot;: &quot;&amp;CHAR(34)&amp;[.C37]&amp;CHAR(34)" office:value-type="string" office:string-value="    i18n_short_M4X100SL: &quot;MS 4x100 SL&quot;&#13;&#10;    i18n_description_M4X100SL: &quot;MISTAFFETTA 4x100 STILE&quot;" calcext:value-type="string">
            <text:p>    i18n_short_M4X100SL: "MS 4x100 SL"</text:p>
            <text:p>    i18n_description_M4X100SL: "MISTAFFETTA 4x100 STILE"</text:p>
          </table:table-cell>
          <table:table-cell table:formula="of:=&quot;    i18n_short_&quot;&amp;[.$B37]&amp;&quot;: &quot;&amp;CHAR(34)&amp;[.F37]&amp;CHAR(34)&amp;CHAR(13)&amp;CHAR(10)&amp;&quot;    i18n_description_&quot;&amp;[.$B37]&amp;&quot;: &quot;&amp;CHAR(34)&amp;[.D37]&amp;CHAR(34)" office:value-type="string" office:string-value="    i18n_short_M4X100SL: &quot;MR 4x100 FS&quot;&#13;&#10;    i18n_description_M4X100SL: &quot;4x100 FREESTYLE MIXED RELAY&quot;" calcext:value-type="string">
            <text:p>    i18n_short_M4X100SL: "MR 4x100 FS"</text:p>
            <text:p>    i18n_description_M4X100SL: "4x100 FREESTYLE MIXED RELAY"</text:p>
          </table:table-cell>
          <table:table-cell table:number-columns-repeated="1004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M4X100MI</text:p>
          </table:table-cell>
          <table:table-cell office:value-type="string" calcext:value-type="string">
            <text:p>MISTAFFETTA 4x100 MISTA</text:p>
          </table:table-cell>
          <table:table-cell office:value-type="string" calcext:value-type="string">
            <text:p>4x100 MEDLEY MIXED RELAY</text:p>
          </table:table-cell>
          <table:table-cell office:value-type="string" calcext:value-type="string">
            <text:p>MS 4x100 MI</text:p>
          </table:table-cell>
          <table:table-cell office:value-type="string" calcext:value-type="string">
            <text:p>MR 4x100 IM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8]/[.M38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8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8]&amp;&quot;,'&quot;&amp;[.B38]&amp;&quot;',&quot;&amp;[.G38]&amp;&quot;,&quot;&amp;[.H38]&amp;&quot;,&quot;&amp;[.J38]&amp;&quot;,&quot;&amp;[.K38]&amp;&quot;,&quot;&amp;[.L38]&amp;&quot;,&quot;&amp;[.M38]&amp;&quot;,&quot;&amp;[.N38]&amp;&quot;,&quot;&amp;[.O38]&amp;&quot;,0,CURDATE(),CURDATE())&quot;&amp;IF(AND(MOD((ROW([.A38]) - 3);100) = 0;INDIRECT(ADDRESS(ROW([.A38]) + 1;1)) &gt; 0); &quot;;&quot;&amp;CHAR(13)&amp;CHAR(10)&amp;CHAR(13)&amp;CHAR(10)&amp;[.AM$3];IF(INDIRECT(ADDRESS(ROW([.A38]) + 1;1)) &gt; 0;&quot;,&quot;;&quot;;&quot;))" office:value-type="string" office:string-value="(35,'M4X100MI',400,35,1,1,4,4,100,(select t.id from stroke_types t where t.code = 'MI'),0,CURDATE(),CURDATE())," calcext:value-type="string">
            <text:p>(35,'M4X100MI',400,35,1,1,4,4,100,(select t.id from stroke_types t where t.code = 'MI'),0,CURDATE(),CURDATE()),</text:p>
          </table:table-cell>
          <table:table-cell table:formula="of:=&quot;    i18n_short_&quot;&amp;[.$B38]&amp;&quot;: &quot;&amp;CHAR(34)&amp;[.E38]&amp;CHAR(34)&amp;CHAR(13)&amp;CHAR(10)&amp;&quot;    i18n_description_&quot;&amp;[.$B38]&amp;&quot;: &quot;&amp;CHAR(34)&amp;[.C38]&amp;CHAR(34)" office:value-type="string" office:string-value="    i18n_short_M4X100MI: &quot;MS 4x100 MI&quot;&#13;&#10;    i18n_description_M4X100MI: &quot;MISTAFFETTA 4x100 MISTA&quot;" calcext:value-type="string">
            <text:p>    i18n_short_M4X100MI: "MS 4x100 MI"</text:p>
            <text:p>    i18n_description_M4X100MI: "MISTAFFETTA 4x100 MISTA"</text:p>
          </table:table-cell>
          <table:table-cell table:formula="of:=&quot;    i18n_short_&quot;&amp;[.$B38]&amp;&quot;: &quot;&amp;CHAR(34)&amp;[.F38]&amp;CHAR(34)&amp;CHAR(13)&amp;CHAR(10)&amp;&quot;    i18n_description_&quot;&amp;[.$B38]&amp;&quot;: &quot;&amp;CHAR(34)&amp;[.D38]&amp;CHAR(34)" office:value-type="string" office:string-value="    i18n_short_M4X100MI: &quot;MR 4x100 IM&quot;&#13;&#10;    i18n_description_M4X100MI: &quot;4x100 MEDLEY MIXED RELAY&quot;" calcext:value-type="string">
            <text:p>    i18n_short_M4X100MI: "MR 4x100 IM"</text:p>
            <text:p>    i18n_description_M4X100MI: "4x100 MEDLEY MIXED RELAY"</text:p>
          </table:table-cell>
          <table:table-cell table:number-columns-repeated="1004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M4X200SL</text:p>
          </table:table-cell>
          <table:table-cell office:value-type="string" calcext:value-type="string">
            <text:p>MISTAFFETTA 4x200 STILE</text:p>
          </table:table-cell>
          <table:table-cell office:value-type="string" calcext:value-type="string">
            <text:p>4x200 FREESTYLE MIXED RELAY</text:p>
          </table:table-cell>
          <table:table-cell office:value-type="string" calcext:value-type="string">
            <text:p>MS 4x200 SL</text:p>
          </table:table-cell>
          <table:table-cell office:value-type="string" calcext:value-type="string">
            <text:p>MR 4x200 FS</text:p>
          </table:table-cell>
          <table:table-cell table:style-name="Default" office:value-type="float" office:value="800" calcext:value-type="float">
            <text:p>800</text:p>
          </table:table-cell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9]/[.M39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3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9]&amp;&quot;,'&quot;&amp;[.B39]&amp;&quot;',&quot;&amp;[.G39]&amp;&quot;,&quot;&amp;[.H39]&amp;&quot;,&quot;&amp;[.J39]&amp;&quot;,&quot;&amp;[.K39]&amp;&quot;,&quot;&amp;[.L39]&amp;&quot;,&quot;&amp;[.M39]&amp;&quot;,&quot;&amp;[.N39]&amp;&quot;,&quot;&amp;[.O39]&amp;&quot;,0,CURDATE(),CURDATE())&quot;&amp;IF(AND(MOD((ROW([.A39]) - 3);100) = 0;INDIRECT(ADDRESS(ROW([.A39]) + 1;1)) &gt; 0); &quot;;&quot;&amp;CHAR(13)&amp;CHAR(10)&amp;CHAR(13)&amp;CHAR(10)&amp;[.AM$3];IF(INDIRECT(ADDRESS(ROW([.A39]) + 1;1)) &gt; 0;&quot;,&quot;;&quot;;&quot;))" office:value-type="string" office:string-value="(36,'M4X200SL',800,36,1,1,4,4,200,(select t.id from stroke_types t where t.code = 'SL'),0,CURDATE(),CURDATE())," calcext:value-type="string">
            <text:p>(36,'M4X200SL',800,36,1,1,4,4,200,(select t.id from stroke_types t where t.code = 'SL'),0,CURDATE(),CURDATE()),</text:p>
          </table:table-cell>
          <table:table-cell table:formula="of:=&quot;    i18n_short_&quot;&amp;[.$B39]&amp;&quot;: &quot;&amp;CHAR(34)&amp;[.E39]&amp;CHAR(34)&amp;CHAR(13)&amp;CHAR(10)&amp;&quot;    i18n_description_&quot;&amp;[.$B39]&amp;&quot;: &quot;&amp;CHAR(34)&amp;[.C39]&amp;CHAR(34)" office:value-type="string" office:string-value="    i18n_short_M4X200SL: &quot;MS 4x200 SL&quot;&#13;&#10;    i18n_description_M4X200SL: &quot;MISTAFFETTA 4x200 STILE&quot;" calcext:value-type="string">
            <text:p>    i18n_short_M4X200SL: "MS 4x200 SL"</text:p>
            <text:p>    i18n_description_M4X200SL: "MISTAFFETTA 4x200 STILE"</text:p>
          </table:table-cell>
          <table:table-cell table:formula="of:=&quot;    i18n_short_&quot;&amp;[.$B39]&amp;&quot;: &quot;&amp;CHAR(34)&amp;[.F39]&amp;CHAR(34)&amp;CHAR(13)&amp;CHAR(10)&amp;&quot;    i18n_description_&quot;&amp;[.$B39]&amp;&quot;: &quot;&amp;CHAR(34)&amp;[.D39]&amp;CHAR(34)" office:value-type="string" office:string-value="    i18n_short_M4X200SL: &quot;MR 4x200 FS&quot;&#13;&#10;    i18n_description_M4X200SL: &quot;4x200 FREESTYLE MIXED RELAY&quot;" calcext:value-type="string">
            <text:p>    i18n_short_M4X200SL: "MR 4x200 FS"</text:p>
            <text:p>    i18n_description_M4X200SL: "4x200 FREESTYLE MIXED RELAY"</text:p>
          </table:table-cell>
          <table:table-cell table:number-columns-repeated="1004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M8X25SL</text:p>
          </table:table-cell>
          <table:table-cell office:value-type="string" calcext:value-type="string">
            <text:p>MISTAFFETTA 8x25 STILE (4 nuotatori)</text:p>
          </table:table-cell>
          <table:table-cell office:value-type="string" calcext:value-type="string">
            <text:p>8x25 FREESTYLE MIXED RELAY (4 swimmers)</text:p>
          </table:table-cell>
          <table:table-cell office:value-type="string" calcext:value-type="string">
            <text:p>MS 8x25 SL</text:p>
          </table:table-cell>
          <table:table-cell office:value-type="string" calcext:value-type="string">
            <text:p>MR 8x25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40]/[.M40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40]&amp;&quot;,'&quot;&amp;[.B40]&amp;&quot;',&quot;&amp;[.G40]&amp;&quot;,&quot;&amp;[.H40]&amp;&quot;,&quot;&amp;[.J40]&amp;&quot;,&quot;&amp;[.K40]&amp;&quot;,&quot;&amp;[.L40]&amp;&quot;,&quot;&amp;[.M40]&amp;&quot;,&quot;&amp;[.N40]&amp;&quot;,&quot;&amp;[.O40]&amp;&quot;,0,CURDATE(),CURDATE())&quot;&amp;IF(AND(MOD((ROW([.A40]) - 3);100) = 0;INDIRECT(ADDRESS(ROW([.A40]) + 1;1)) &gt; 0); &quot;;&quot;&amp;CHAR(13)&amp;CHAR(10)&amp;CHAR(13)&amp;CHAR(10)&amp;[.AM$3];IF(INDIRECT(ADDRESS(ROW([.A40]) + 1;1)) &gt; 0;&quot;,&quot;;&quot;;&quot;))" office:value-type="string" office:string-value="(37,'M8X25SL',200,37,1,1,4,8,25,(select t.id from stroke_types t where t.code = 'SL'),0,CURDATE(),CURDATE())," calcext:value-type="string">
            <text:p>(37,'M8X25SL',200,37,1,1,4,8,25,(select t.id from stroke_types t where t.code = 'SL'),0,CURDATE(),CURDATE()),</text:p>
          </table:table-cell>
          <table:table-cell table:formula="of:=&quot;    i18n_short_&quot;&amp;[.$B40]&amp;&quot;: &quot;&amp;CHAR(34)&amp;[.E40]&amp;CHAR(34)&amp;CHAR(13)&amp;CHAR(10)&amp;&quot;    i18n_description_&quot;&amp;[.$B40]&amp;&quot;: &quot;&amp;CHAR(34)&amp;[.C40]&amp;CHAR(34)" office:value-type="string" office:string-value="    i18n_short_M8X25SL: &quot;MS 8x25 SL&quot;&#13;&#10;    i18n_description_M8X25SL: &quot;MISTAFFETTA 8x25 STILE (4 nuotatori)&quot;" calcext:value-type="string">
            <text:p>    i18n_short_M8X25SL: "MS 8x25 SL"</text:p>
            <text:p>    i18n_description_M8X25SL: "MISTAFFETTA 8x25 STILE (4 nuotatori)"</text:p>
          </table:table-cell>
          <table:table-cell table:formula="of:=&quot;    i18n_short_&quot;&amp;[.$B40]&amp;&quot;: &quot;&amp;CHAR(34)&amp;[.F40]&amp;CHAR(34)&amp;CHAR(13)&amp;CHAR(10)&amp;&quot;    i18n_description_&quot;&amp;[.$B40]&amp;&quot;: &quot;&amp;CHAR(34)&amp;[.D40]&amp;CHAR(34)" office:value-type="string" office:string-value="    i18n_short_M8X25SL: &quot;MR 8x25 FS&quot;&#13;&#10;    i18n_description_M8X25SL: &quot;8x25 FREESTYLE MIXED RELAY (4 swimmers)&quot;" calcext:value-type="string">
            <text:p>    i18n_short_M8X25SL: "MR 8x25 FS"</text:p>
            <text:p>    i18n_description_M8X25SL: "8x25 FREESTYLE MIXED RELAY (4 swimmers)"</text:p>
          </table:table-cell>
          <table:table-cell table:number-columns-repeated="100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M8X25MI</text:p>
          </table:table-cell>
          <table:table-cell office:value-type="string" calcext:value-type="string">
            <text:p>MISTAFFETTA 8x25 MISTA (4 nuotatori)</text:p>
          </table:table-cell>
          <table:table-cell office:value-type="string" calcext:value-type="string">
            <text:p>8x25 MEDLEY MIXED RELAY (4 swimmers)</text:p>
          </table:table-cell>
          <table:table-cell office:value-type="string" calcext:value-type="string">
            <text:p>MS 8x25 MI</text:p>
          </table:table-cell>
          <table:table-cell office:value-type="string" calcext:value-type="string">
            <text:p>MR 8x25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41]/[.M41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1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41]&amp;&quot;,'&quot;&amp;[.B41]&amp;&quot;',&quot;&amp;[.G41]&amp;&quot;,&quot;&amp;[.H41]&amp;&quot;,&quot;&amp;[.J41]&amp;&quot;,&quot;&amp;[.K41]&amp;&quot;,&quot;&amp;[.L41]&amp;&quot;,&quot;&amp;[.M41]&amp;&quot;,&quot;&amp;[.N41]&amp;&quot;,&quot;&amp;[.O41]&amp;&quot;,0,CURDATE(),CURDATE())&quot;&amp;IF(AND(MOD((ROW([.A41]) - 3);100) = 0;INDIRECT(ADDRESS(ROW([.A41]) + 1;1)) &gt; 0); &quot;;&quot;&amp;CHAR(13)&amp;CHAR(10)&amp;CHAR(13)&amp;CHAR(10)&amp;[.AM$3];IF(INDIRECT(ADDRESS(ROW([.A41]) + 1;1)) &gt; 0;&quot;,&quot;;&quot;;&quot;))" office:value-type="string" office:string-value="(38,'M8X25MI',200,38,1,1,4,8,25,(select t.id from stroke_types t where t.code = 'MI'),0,CURDATE(),CURDATE())," calcext:value-type="string">
            <text:p>(38,'M8X25MI',200,38,1,1,4,8,25,(select t.id from stroke_types t where t.code = 'MI'),0,CURDATE(),CURDATE()),</text:p>
          </table:table-cell>
          <table:table-cell table:formula="of:=&quot;    i18n_short_&quot;&amp;[.$B41]&amp;&quot;: &quot;&amp;CHAR(34)&amp;[.E41]&amp;CHAR(34)&amp;CHAR(13)&amp;CHAR(10)&amp;&quot;    i18n_description_&quot;&amp;[.$B41]&amp;&quot;: &quot;&amp;CHAR(34)&amp;[.C41]&amp;CHAR(34)" office:value-type="string" office:string-value="    i18n_short_M8X25MI: &quot;MS 8x25 MI&quot;&#13;&#10;    i18n_description_M8X25MI: &quot;MISTAFFETTA 8x25 MISTA (4 nuotatori)&quot;" calcext:value-type="string">
            <text:p>    i18n_short_M8X25MI: "MS 8x25 MI"</text:p>
            <text:p>    i18n_description_M8X25MI: "MISTAFFETTA 8x25 MISTA (4 nuotatori)"</text:p>
          </table:table-cell>
          <table:table-cell table:formula="of:=&quot;    i18n_short_&quot;&amp;[.$B41]&amp;&quot;: &quot;&amp;CHAR(34)&amp;[.F41]&amp;CHAR(34)&amp;CHAR(13)&amp;CHAR(10)&amp;&quot;    i18n_description_&quot;&amp;[.$B41]&amp;&quot;: &quot;&amp;CHAR(34)&amp;[.D41]&amp;CHAR(34)" office:value-type="string" office:string-value="    i18n_short_M8X25MI: &quot;MR 8x25 IM&quot;&#13;&#10;    i18n_description_M8X25MI: &quot;8x25 MEDLEY MIXED RELAY (4 swimmers)&quot;" calcext:value-type="string">
            <text:p>    i18n_short_M8X25MI: "MR 8x25 IM"</text:p>
            <text:p>    i18n_description_M8X25MI: "8x25 MEDLEY MIXED RELAY (4 swimmers)"</text:p>
          </table:table-cell>
          <table:table-cell table:number-columns-repeated="1004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A8X25MI</text:p>
          </table:table-cell>
          <table:table-cell office:value-type="string" calcext:value-type="string">
            <text:p>MISTAFFETTA 8x25 MISTA (8 nuotatori)</text:p>
          </table:table-cell>
          <table:table-cell office:value-type="string" calcext:value-type="string">
            <text:p>8x25 MEDLEY MIXED RELAY (8 swimmers)</text:p>
          </table:table-cell>
          <table:table-cell office:value-type="string" calcext:value-type="string">
            <text:p>AS 8x25 MI</text:p>
          </table:table-cell>
          <table:table-cell office:value-type="string" calcext:value-type="string">
            <text:p>AR 8x25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formula="of:=[.G42]/[.M42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2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42]&amp;&quot;,'&quot;&amp;[.B42]&amp;&quot;',&quot;&amp;[.G42]&amp;&quot;,&quot;&amp;[.H42]&amp;&quot;,&quot;&amp;[.J42]&amp;&quot;,&quot;&amp;[.K42]&amp;&quot;,&quot;&amp;[.L42]&amp;&quot;,&quot;&amp;[.M42]&amp;&quot;,&quot;&amp;[.N42]&amp;&quot;,&quot;&amp;[.O42]&amp;&quot;,0,CURDATE(),CURDATE())&quot;&amp;IF(AND(MOD((ROW([.A42]) - 3);100) = 0;INDIRECT(ADDRESS(ROW([.A42]) + 1;1)) &gt; 0); &quot;;&quot;&amp;CHAR(13)&amp;CHAR(10)&amp;CHAR(13)&amp;CHAR(10)&amp;[.AM$3];IF(INDIRECT(ADDRESS(ROW([.A42]) + 1;1)) &gt; 0;&quot;,&quot;;&quot;;&quot;))" office:value-type="string" office:string-value="(39,'A8X25MI',200,39,1,1,8,8,25,(select t.id from stroke_types t where t.code = 'MI'),0,CURDATE(),CURDATE());" calcext:value-type="string">
            <text:p>(39,'A8X25MI',200,39,1,1,8,8,25,(select t.id from stroke_types t where t.code = 'MI'),0,CURDATE(),CURDATE());</text:p>
          </table:table-cell>
          <table:table-cell table:formula="of:=&quot;    i18n_short_&quot;&amp;[.$B42]&amp;&quot;: &quot;&amp;CHAR(34)&amp;[.E42]&amp;CHAR(34)&amp;CHAR(13)&amp;CHAR(10)&amp;&quot;    i18n_description_&quot;&amp;[.$B42]&amp;&quot;: &quot;&amp;CHAR(34)&amp;[.C42]&amp;CHAR(34)" office:value-type="string" office:string-value="    i18n_short_A8X25MI: &quot;AS 8x25 MI&quot;&#13;&#10;    i18n_description_A8X25MI: &quot;MISTAFFETTA 8x25 MISTA (8 nuotatori)&quot;" calcext:value-type="string">
            <text:p>    i18n_short_A8X25MI: "AS 8x25 MI"</text:p>
            <text:p>    i18n_description_A8X25MI: "MISTAFFETTA 8x25 MISTA (8 nuotatori)"</text:p>
          </table:table-cell>
          <table:table-cell table:formula="of:=&quot;    i18n_short_&quot;&amp;[.$B42]&amp;&quot;: &quot;&amp;CHAR(34)&amp;[.F42]&amp;CHAR(34)&amp;CHAR(13)&amp;CHAR(10)&amp;&quot;    i18n_description_&quot;&amp;[.$B42]&amp;&quot;: &quot;&amp;CHAR(34)&amp;[.D42]&amp;CHAR(34)" office:value-type="string" office:string-value="    i18n_short_A8X25MI: &quot;AR 8x25 IM&quot;&#13;&#10;    i18n_description_A8X25MI: &quot;8x25 MEDLEY MIXED RELAY (8 swimmers)&quot;" calcext:value-type="string">
            <text:p>    i18n_short_A8X25MI: "AR 8x25 IM"</text:p>
            <text:p>    i18n_description_A8X25MI: "8x25 MEDLEY MIXED RELAY (8 swimmers)"</text:p>
          </table:table-cell>
          <table:table-cell table:number-columns-repeated="1004"/>
        </table:table-row>
      </table:table>
      <table:table table:name="events_by_pool_types" table:style-name="ta1">
        <table:table-column table:style-name="co31" table:default-cell-style-name="ce8"/>
        <table:table-column table:style-name="co32" table:default-cell-style-name="Default"/>
        <table:table-column table:style-name="co32" table:default-cell-style-name="ce8"/>
        <table:table-column table:style-name="co33" table:number-columns-repeated="2" table:default-cell-style-name="Default"/>
        <table:table-column table:style-name="co34" table:default-cell-style-name="Default"/>
        <table:table-column table:style-name="co6" table:default-cell-style-name="Default"/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6" office:value-type="string" calcext:value-type="string">
            <text:p>SQL</text:p>
          </table:table-cell>
        </table:table-row>
        <table:table-row table:style-name="ro4">
          <table:table-cell table:style-name="ce5" office:value-type="string" calcext:value-type="string">
            <text:p>events_by_pool_types</text:p>
          </table:table-cell>
          <table:table-cell table:style-name="ce9" office:value-type="string" calcext:value-type="string">
            <text:p>event_types</text:p>
          </table:table-cell>
          <table:table-cell table:style-name="ce9" office:value-type="string" calcext:value-type="string">
            <text:p>pool_types</text:p>
          </table:table-cell>
          <table:table-cell table:number-columns-repeated="3"/>
          <table:table-cell table:style-name="ce10" table:formula="of:=&quot;--&quot;&amp;CHAR(13)&amp;CHAR(10)&amp;&quot;-- Dump dei dati per la tabella &quot;&amp;[.$A$2]&amp;CHAR(13)&amp;CHAR(10)&amp;&quot;-- &quot;" office:value-type="string" office:string-value="--&#13;&#10;-- Dump dei dati per la tabella events_by_pool_types&#13;&#10;-- " calcext:value-type="string">
            <text:p>--</text:p>
            <text:p>-- Dump dei dati per la tabella events_by_pool_types</text:p>
            <text:p>-- </text:p>
          </table:table-cell>
        </table:table-row>
        <table:table-row table:style-name="ro7">
          <table:table-cell table:style-name="ce6" office:value-type="string" calcext:value-type="string">
            <text:p>id</text:p>
          </table:table-cell>
          <table:table-cell table:number-columns-repeated="2" table:style-name="ce9" office:value-type="string" calcext:value-type="string">
            <text:p>code</text:p>
          </table:table-cell>
          <table:table-cell table:style-name="ce6" office:value-type="string" calcext:value-type="string">
            <text:p>event_type_id</text:p>
          </table:table-cell>
          <table:table-cell table:style-name="ce6" office:value-type="string" calcext:value-type="string">
            <text:p>pool_type_id</text:p>
          </table:table-cell>
          <table:table-cell/>
          <table:table-cell table:formula="of:=&quot;INSERT INTO &quot;&amp;[.$A$2]&amp;&quot; (&quot;&amp;[.$A$3]&amp;&quot;,&quot;&amp;[.$D$3]&amp;&quot;,&quot;&amp;[.$E$3]&amp;&quot;,lock_version,created_at,updated_at) VALUES &quot;" office:value-type="string" office:string-value="INSERT INTO events_by_pool_types (id,event_type_id,pool_type_id,lock_version,created_at,updated_at) VALUES " calcext:value-type="string">
            <text:p>INSERT INTO events_by_pool_types (id,event_type_id,pool_type_id,lock_version,created_at,updated_at) VALUE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4]&amp;&quot;')&quot;" office:value-type="string" office:string-value="(select t.id from event_types t where t.code = '25SL')" calcext:value-type="string">
            <text:p>(select t.id from event_types t where t.code = '25SL')</text:p>
          </table:table-cell>
          <table:table-cell table:formula="of:=&quot;(select t.id from &quot;&amp;[.C$2]&amp;&quot; t where t.&quot;&amp;[.C$3]&amp;&quot; = '&quot;&amp;[.C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4]&amp;&quot;,&quot;&amp;[.D4]&amp;&quot;,&quot;&amp;[.E4]&amp;&quot;,0,CURDATE(),CURDATE())&quot;&amp;IF(AND(MOD((ROW([.A4]) - 3);500) = 0;INDIRECT(ADDRESS(ROW([.A4]) + 1;1)) &gt; 0); &quot;;&quot;&amp;CHAR(13)&amp;CHAR(10)&amp;CHAR(13)&amp;CHAR(10)&amp;[.G$3];IF(INDIRECT(ADDRESS(ROW([.A4]) + 1;1)) &gt; 0;&quot;,&quot;;&quot;;&quot;))" office:value-type="string" office:string-value="(1,(select t.id from event_types t where t.code = '25SL'),(select t.id from pool_types t where t.code = '25'),0,CURDATE(),CURDATE())," calcext:value-type="string">
            <text:p>(1,(select t.id from event_types t where t.code = '25SL'),(select t.id from pool_types t where t.code = '25'),0,CURDATE(),CURDATE()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5]&amp;&quot;')&quot;" office:value-type="string" office:string-value="(select t.id from event_types t where t.code = '50SL')" calcext:value-type="string">
            <text:p>(select t.id from event_types t where t.code = '50SL')</text:p>
          </table:table-cell>
          <table:table-cell table:formula="of:=&quot;(select t.id from &quot;&amp;[.C$2]&amp;&quot; t where t.&quot;&amp;[.C$3]&amp;&quot; = '&quot;&amp;[.C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5]&amp;&quot;,&quot;&amp;[.D5]&amp;&quot;,&quot;&amp;[.E5]&amp;&quot;,0,CURDATE(),CURDATE())&quot;&amp;IF(AND(MOD((ROW([.A5]) - 3);500) = 0;INDIRECT(ADDRESS(ROW([.A5]) + 1;1)) &gt; 0); &quot;;&quot;&amp;CHAR(13)&amp;CHAR(10)&amp;CHAR(13)&amp;CHAR(10)&amp;[.G$3];IF(INDIRECT(ADDRESS(ROW([.A5]) + 1;1)) &gt; 0;&quot;,&quot;;&quot;;&quot;))" office:value-type="string" office:string-value="(2,(select t.id from event_types t where t.code = '50SL'),(select t.id from pool_types t where t.code = '25'),0,CURDATE(),CURDATE())," calcext:value-type="string">
            <text:p>(2,(select t.id from event_types t where t.code = '50SL'),(select t.id from pool_types t where t.code = '25'),0,CURDATE(),CURDATE())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6]&amp;&quot;')&quot;" office:value-type="string" office:string-value="(select t.id from event_types t where t.code = '100SL')" calcext:value-type="string">
            <text:p>(select t.id from event_types t where t.code = '100SL')</text:p>
          </table:table-cell>
          <table:table-cell table:formula="of:=&quot;(select t.id from &quot;&amp;[.C$2]&amp;&quot; t where t.&quot;&amp;[.C$3]&amp;&quot; = '&quot;&amp;[.C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6]&amp;&quot;,&quot;&amp;[.D6]&amp;&quot;,&quot;&amp;[.E6]&amp;&quot;,0,CURDATE(),CURDATE())&quot;&amp;IF(AND(MOD((ROW([.A6]) - 3);500) = 0;INDIRECT(ADDRESS(ROW([.A6]) + 1;1)) &gt; 0); &quot;;&quot;&amp;CHAR(13)&amp;CHAR(10)&amp;CHAR(13)&amp;CHAR(10)&amp;[.G$3];IF(INDIRECT(ADDRESS(ROW([.A6]) + 1;1)) &gt; 0;&quot;,&quot;;&quot;;&quot;))" office:value-type="string" office:string-value="(3,(select t.id from event_types t where t.code = '100SL'),(select t.id from pool_types t where t.code = '25'),0,CURDATE(),CURDATE())," calcext:value-type="string">
            <text:p>(3,(select t.id from event_types t where t.code = '100SL'),(select t.id from pool_types t where t.code = '25'),0,CURDATE(),CURDATE())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7]&amp;&quot;')&quot;" office:value-type="string" office:string-value="(select t.id from event_types t where t.code = '200SL')" calcext:value-type="string">
            <text:p>(select t.id from event_types t where t.code = '200SL')</text:p>
          </table:table-cell>
          <table:table-cell table:formula="of:=&quot;(select t.id from &quot;&amp;[.C$2]&amp;&quot; t where t.&quot;&amp;[.C$3]&amp;&quot; = '&quot;&amp;[.C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7]&amp;&quot;,&quot;&amp;[.D7]&amp;&quot;,&quot;&amp;[.E7]&amp;&quot;,0,CURDATE(),CURDATE())&quot;&amp;IF(AND(MOD((ROW([.A7]) - 3);500) = 0;INDIRECT(ADDRESS(ROW([.A7]) + 1;1)) &gt; 0); &quot;;&quot;&amp;CHAR(13)&amp;CHAR(10)&amp;CHAR(13)&amp;CHAR(10)&amp;[.G$3];IF(INDIRECT(ADDRESS(ROW([.A7]) + 1;1)) &gt; 0;&quot;,&quot;;&quot;;&quot;))" office:value-type="string" office:string-value="(4,(select t.id from event_types t where t.code = '200SL'),(select t.id from pool_types t where t.code = '25'),0,CURDATE(),CURDATE())," calcext:value-type="string">
            <text:p>(4,(select t.id from event_types t where t.code = '200SL'),(select t.id from pool_types t where t.code = '25'),0,CURDATE(),CURDATE()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8]&amp;&quot;')&quot;" office:value-type="string" office:string-value="(select t.id from event_types t where t.code = '400SL')" calcext:value-type="string">
            <text:p>(select t.id from event_types t where t.code = '400SL')</text:p>
          </table:table-cell>
          <table:table-cell table:formula="of:=&quot;(select t.id from &quot;&amp;[.C$2]&amp;&quot; t where t.&quot;&amp;[.C$3]&amp;&quot; = '&quot;&amp;[.C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8]&amp;&quot;,&quot;&amp;[.D8]&amp;&quot;,&quot;&amp;[.E8]&amp;&quot;,0,CURDATE(),CURDATE())&quot;&amp;IF(AND(MOD((ROW([.A8]) - 3);500) = 0;INDIRECT(ADDRESS(ROW([.A8]) + 1;1)) &gt; 0); &quot;;&quot;&amp;CHAR(13)&amp;CHAR(10)&amp;CHAR(13)&amp;CHAR(10)&amp;[.G$3];IF(INDIRECT(ADDRESS(ROW([.A8]) + 1;1)) &gt; 0;&quot;,&quot;;&quot;;&quot;))" office:value-type="string" office:string-value="(5,(select t.id from event_types t where t.code = '400SL'),(select t.id from pool_types t where t.code = '25'),0,CURDATE(),CURDATE())," calcext:value-type="string">
            <text:p>(5,(select t.id from event_types t where t.code = '400SL'),(select t.id from pool_types t where t.code = '25'),0,CURDATE(),CURDATE()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8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9]&amp;&quot;')&quot;" office:value-type="string" office:string-value="(select t.id from event_types t where t.code = '800SL')" calcext:value-type="string">
            <text:p>(select t.id from event_types t where t.code = '800SL')</text:p>
          </table:table-cell>
          <table:table-cell table:formula="of:=&quot;(select t.id from &quot;&amp;[.C$2]&amp;&quot; t where t.&quot;&amp;[.C$3]&amp;&quot; = '&quot;&amp;[.C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9]&amp;&quot;,&quot;&amp;[.D9]&amp;&quot;,&quot;&amp;[.E9]&amp;&quot;,0,CURDATE(),CURDATE())&quot;&amp;IF(AND(MOD((ROW([.A9]) - 3);500) = 0;INDIRECT(ADDRESS(ROW([.A9]) + 1;1)) &gt; 0); &quot;;&quot;&amp;CHAR(13)&amp;CHAR(10)&amp;CHAR(13)&amp;CHAR(10)&amp;[.G$3];IF(INDIRECT(ADDRESS(ROW([.A9]) + 1;1)) &gt; 0;&quot;,&quot;;&quot;;&quot;))" office:value-type="string" office:string-value="(6,(select t.id from event_types t where t.code = '800SL'),(select t.id from pool_types t where t.code = '25'),0,CURDATE(),CURDATE())," calcext:value-type="string">
            <text:p>(6,(select t.id from event_types t where t.code = '800SL'),(select t.id from pool_types t where t.code = '25'),0,CURDATE(),CURDATE())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5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0]&amp;&quot;')&quot;" office:value-type="string" office:string-value="(select t.id from event_types t where t.code = '1500SL')" calcext:value-type="string">
            <text:p>(select t.id from event_types t where t.code = '1500SL')</text:p>
          </table:table-cell>
          <table:table-cell table:formula="of:=&quot;(select t.id from &quot;&amp;[.C$2]&amp;&quot; t where t.&quot;&amp;[.C$3]&amp;&quot; = '&quot;&amp;[.C1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0]&amp;&quot;,&quot;&amp;[.D10]&amp;&quot;,&quot;&amp;[.E10]&amp;&quot;,0,CURDATE(),CURDATE())&quot;&amp;IF(AND(MOD((ROW([.A10]) - 3);500) = 0;INDIRECT(ADDRESS(ROW([.A10]) + 1;1)) &gt; 0); &quot;;&quot;&amp;CHAR(13)&amp;CHAR(10)&amp;CHAR(13)&amp;CHAR(10)&amp;[.G$3];IF(INDIRECT(ADDRESS(ROW([.A10]) + 1;1)) &gt; 0;&quot;,&quot;;&quot;;&quot;))" office:value-type="string" office:string-value="(7,(select t.id from event_types t where t.code = '1500SL'),(select t.id from pool_types t where t.code = '25'),0,CURDATE(),CURDATE())," calcext:value-type="string">
            <text:p>(7,(select t.id from event_types t where t.code = '1500SL'),(select t.id from pool_types t where t.code = '25'),0,CURDATE(),CURDATE()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0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1]&amp;&quot;')&quot;" office:value-type="string" office:string-value="(select t.id from event_types t where t.code = '3000SL')" calcext:value-type="string">
            <text:p>(select t.id from event_types t where t.code = '3000SL')</text:p>
          </table:table-cell>
          <table:table-cell table:formula="of:=&quot;(select t.id from &quot;&amp;[.C$2]&amp;&quot; t where t.&quot;&amp;[.C$3]&amp;&quot; = '&quot;&amp;[.C1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1]&amp;&quot;,&quot;&amp;[.D11]&amp;&quot;,&quot;&amp;[.E11]&amp;&quot;,0,CURDATE(),CURDATE())&quot;&amp;IF(AND(MOD((ROW([.A11]) - 3);500) = 0;INDIRECT(ADDRESS(ROW([.A11]) + 1;1)) &gt; 0); &quot;;&quot;&amp;CHAR(13)&amp;CHAR(10)&amp;CHAR(13)&amp;CHAR(10)&amp;[.G$3];IF(INDIRECT(ADDRESS(ROW([.A11]) + 1;1)) &gt; 0;&quot;,&quot;;&quot;;&quot;))" office:value-type="string" office:string-value="(8,(select t.id from event_types t where t.code = '3000SL'),(select t.id from pool_types t where t.code = '25'),0,CURDATE(),CURDATE())," calcext:value-type="string">
            <text:p>(8,(select t.id from event_types t where t.code = '3000SL'),(select t.id from pool_types t where t.code = '25'),0,CURDATE(),CURDATE())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0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2]&amp;&quot;')&quot;" office:value-type="string" office:string-value="(select t.id from event_types t where t.code = '5000SL')" calcext:value-type="string">
            <text:p>(select t.id from event_types t where t.code = '5000SL')</text:p>
          </table:table-cell>
          <table:table-cell table:formula="of:=&quot;(select t.id from &quot;&amp;[.C$2]&amp;&quot; t where t.&quot;&amp;[.C$3]&amp;&quot; = '&quot;&amp;[.C1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2]&amp;&quot;,&quot;&amp;[.D12]&amp;&quot;,&quot;&amp;[.E12]&amp;&quot;,0,CURDATE(),CURDATE())&quot;&amp;IF(AND(MOD((ROW([.A12]) - 3);500) = 0;INDIRECT(ADDRESS(ROW([.A12]) + 1;1)) &gt; 0); &quot;;&quot;&amp;CHAR(13)&amp;CHAR(10)&amp;CHAR(13)&amp;CHAR(10)&amp;[.G$3];IF(INDIRECT(ADDRESS(ROW([.A12]) + 1;1)) &gt; 0;&quot;,&quot;;&quot;;&quot;))" office:value-type="string" office:string-value="(9,(select t.id from event_types t where t.code = '5000SL'),(select t.id from pool_types t where t.code = '25'),0,CURDATE(),CURDATE())," calcext:value-type="string">
            <text:p>(9,(select t.id from event_types t where t.code = '5000SL'),(select t.id from pool_types t where t.code = '25'),0,CURDATE(),CURDATE())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5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3]&amp;&quot;')&quot;" office:value-type="string" office:string-value="(select t.id from event_types t where t.code = '25FA')" calcext:value-type="string">
            <text:p>(select t.id from event_types t where t.code = '25FA')</text:p>
          </table:table-cell>
          <table:table-cell table:formula="of:=&quot;(select t.id from &quot;&amp;[.C$2]&amp;&quot; t where t.&quot;&amp;[.C$3]&amp;&quot; = '&quot;&amp;[.C1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3]&amp;&quot;,&quot;&amp;[.D13]&amp;&quot;,&quot;&amp;[.E13]&amp;&quot;,0,CURDATE(),CURDATE())&quot;&amp;IF(AND(MOD((ROW([.A13]) - 3);500) = 0;INDIRECT(ADDRESS(ROW([.A13]) + 1;1)) &gt; 0); &quot;;&quot;&amp;CHAR(13)&amp;CHAR(10)&amp;CHAR(13)&amp;CHAR(10)&amp;[.G$3];IF(INDIRECT(ADDRESS(ROW([.A13]) + 1;1)) &gt; 0;&quot;,&quot;;&quot;;&quot;))" office:value-type="string" office:string-value="(10,(select t.id from event_types t where t.code = '25FA'),(select t.id from pool_types t where t.code = '25'),0,CURDATE(),CURDATE())," calcext:value-type="string">
            <text:p>(10,(select t.id from event_types t where t.code = '25FA'),(select t.id from pool_types t where t.code = '25'),0,CURDATE(),CURDATE())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0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4]&amp;&quot;')&quot;" office:value-type="string" office:string-value="(select t.id from event_types t where t.code = '50FA')" calcext:value-type="string">
            <text:p>(select t.id from event_types t where t.code = '50FA')</text:p>
          </table:table-cell>
          <table:table-cell table:formula="of:=&quot;(select t.id from &quot;&amp;[.C$2]&amp;&quot; t where t.&quot;&amp;[.C$3]&amp;&quot; = '&quot;&amp;[.C1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4]&amp;&quot;,&quot;&amp;[.D14]&amp;&quot;,&quot;&amp;[.E14]&amp;&quot;,0,CURDATE(),CURDATE())&quot;&amp;IF(AND(MOD((ROW([.A14]) - 3);500) = 0;INDIRECT(ADDRESS(ROW([.A14]) + 1;1)) &gt; 0); &quot;;&quot;&amp;CHAR(13)&amp;CHAR(10)&amp;CHAR(13)&amp;CHAR(10)&amp;[.G$3];IF(INDIRECT(ADDRESS(ROW([.A14]) + 1;1)) &gt; 0;&quot;,&quot;;&quot;;&quot;))" office:value-type="string" office:string-value="(11,(select t.id from event_types t where t.code = '50FA'),(select t.id from pool_types t where t.code = '25'),0,CURDATE(),CURDATE())," calcext:value-type="string">
            <text:p>(11,(select t.id from event_types t where t.code = '50FA'),(select t.id from pool_types t where t.code = '25'),0,CURDATE(),CURDATE())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00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5]&amp;&quot;')&quot;" office:value-type="string" office:string-value="(select t.id from event_types t where t.code = '100FA')" calcext:value-type="string">
            <text:p>(select t.id from event_types t where t.code = '100FA')</text:p>
          </table:table-cell>
          <table:table-cell table:formula="of:=&quot;(select t.id from &quot;&amp;[.C$2]&amp;&quot; t where t.&quot;&amp;[.C$3]&amp;&quot; = '&quot;&amp;[.C1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5]&amp;&quot;,&quot;&amp;[.D15]&amp;&quot;,&quot;&amp;[.E15]&amp;&quot;,0,CURDATE(),CURDATE())&quot;&amp;IF(AND(MOD((ROW([.A15]) - 3);500) = 0;INDIRECT(ADDRESS(ROW([.A15]) + 1;1)) &gt; 0); &quot;;&quot;&amp;CHAR(13)&amp;CHAR(10)&amp;CHAR(13)&amp;CHAR(10)&amp;[.G$3];IF(INDIRECT(ADDRESS(ROW([.A15]) + 1;1)) &gt; 0;&quot;,&quot;;&quot;;&quot;))" office:value-type="string" office:string-value="(12,(select t.id from event_types t where t.code = '100FA'),(select t.id from pool_types t where t.code = '25'),0,CURDATE(),CURDATE())," calcext:value-type="string">
            <text:p>(12,(select t.id from event_types t where t.code = '100FA'),(select t.id from pool_types t where t.code = '25'),0,CURDATE(),CURDATE())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0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6]&amp;&quot;')&quot;" office:value-type="string" office:string-value="(select t.id from event_types t where t.code = '200FA')" calcext:value-type="string">
            <text:p>(select t.id from event_types t where t.code = '200FA')</text:p>
          </table:table-cell>
          <table:table-cell table:formula="of:=&quot;(select t.id from &quot;&amp;[.C$2]&amp;&quot; t where t.&quot;&amp;[.C$3]&amp;&quot; = '&quot;&amp;[.C1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6]&amp;&quot;,&quot;&amp;[.D16]&amp;&quot;,&quot;&amp;[.E16]&amp;&quot;,0,CURDATE(),CURDATE())&quot;&amp;IF(AND(MOD((ROW([.A16]) - 3);500) = 0;INDIRECT(ADDRESS(ROW([.A16]) + 1;1)) &gt; 0); &quot;;&quot;&amp;CHAR(13)&amp;CHAR(10)&amp;CHAR(13)&amp;CHAR(10)&amp;[.G$3];IF(INDIRECT(ADDRESS(ROW([.A16]) + 1;1)) &gt; 0;&quot;,&quot;;&quot;;&quot;))" office:value-type="string" office:string-value="(13,(select t.id from event_types t where t.code = '200FA'),(select t.id from pool_types t where t.code = '25'),0,CURDATE(),CURDATE())," calcext:value-type="string">
            <text:p>(13,(select t.id from event_types t where t.code = '200FA'),(select t.id from pool_types t where t.code = '25'),0,CURDATE(),CURDATE())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5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7]&amp;&quot;')&quot;" office:value-type="string" office:string-value="(select t.id from event_types t where t.code = '25DO')" calcext:value-type="string">
            <text:p>(select t.id from event_types t where t.code = '25DO')</text:p>
          </table:table-cell>
          <table:table-cell table:formula="of:=&quot;(select t.id from &quot;&amp;[.C$2]&amp;&quot; t where t.&quot;&amp;[.C$3]&amp;&quot; = '&quot;&amp;[.C1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7]&amp;&quot;,&quot;&amp;[.D17]&amp;&quot;,&quot;&amp;[.E17]&amp;&quot;,0,CURDATE(),CURDATE())&quot;&amp;IF(AND(MOD((ROW([.A17]) - 3);500) = 0;INDIRECT(ADDRESS(ROW([.A17]) + 1;1)) &gt; 0); &quot;;&quot;&amp;CHAR(13)&amp;CHAR(10)&amp;CHAR(13)&amp;CHAR(10)&amp;[.G$3];IF(INDIRECT(ADDRESS(ROW([.A17]) + 1;1)) &gt; 0;&quot;,&quot;;&quot;;&quot;))" office:value-type="string" office:string-value="(14,(select t.id from event_types t where t.code = '25DO'),(select t.id from pool_types t where t.code = '25'),0,CURDATE(),CURDATE())," calcext:value-type="string">
            <text:p>(14,(select t.id from event_types t where t.code = '25DO'),(select t.id from pool_types t where t.code = '25'),0,CURDATE(),CURDATE())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50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8]&amp;&quot;')&quot;" office:value-type="string" office:string-value="(select t.id from event_types t where t.code = '50DO')" calcext:value-type="string">
            <text:p>(select t.id from event_types t where t.code = '50DO')</text:p>
          </table:table-cell>
          <table:table-cell table:formula="of:=&quot;(select t.id from &quot;&amp;[.C$2]&amp;&quot; t where t.&quot;&amp;[.C$3]&amp;&quot; = '&quot;&amp;[.C1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8]&amp;&quot;,&quot;&amp;[.D18]&amp;&quot;,&quot;&amp;[.E18]&amp;&quot;,0,CURDATE(),CURDATE())&quot;&amp;IF(AND(MOD((ROW([.A18]) - 3);500) = 0;INDIRECT(ADDRESS(ROW([.A18]) + 1;1)) &gt; 0); &quot;;&quot;&amp;CHAR(13)&amp;CHAR(10)&amp;CHAR(13)&amp;CHAR(10)&amp;[.G$3];IF(INDIRECT(ADDRESS(ROW([.A18]) + 1;1)) &gt; 0;&quot;,&quot;;&quot;;&quot;))" office:value-type="string" office:string-value="(15,(select t.id from event_types t where t.code = '50DO'),(select t.id from pool_types t where t.code = '25'),0,CURDATE(),CURDATE())," calcext:value-type="string">
            <text:p>(15,(select t.id from event_types t where t.code = '50DO'),(select t.id from pool_types t where t.code = '25'),0,CURDATE(),CURDATE())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00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9]&amp;&quot;')&quot;" office:value-type="string" office:string-value="(select t.id from event_types t where t.code = '100DO')" calcext:value-type="string">
            <text:p>(select t.id from event_types t where t.code = '100DO')</text:p>
          </table:table-cell>
          <table:table-cell table:formula="of:=&quot;(select t.id from &quot;&amp;[.C$2]&amp;&quot; t where t.&quot;&amp;[.C$3]&amp;&quot; = '&quot;&amp;[.C1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9]&amp;&quot;,&quot;&amp;[.D19]&amp;&quot;,&quot;&amp;[.E19]&amp;&quot;,0,CURDATE(),CURDATE())&quot;&amp;IF(AND(MOD((ROW([.A19]) - 3);500) = 0;INDIRECT(ADDRESS(ROW([.A19]) + 1;1)) &gt; 0); &quot;;&quot;&amp;CHAR(13)&amp;CHAR(10)&amp;CHAR(13)&amp;CHAR(10)&amp;[.G$3];IF(INDIRECT(ADDRESS(ROW([.A19]) + 1;1)) &gt; 0;&quot;,&quot;;&quot;;&quot;))" office:value-type="string" office:string-value="(16,(select t.id from event_types t where t.code = '100DO'),(select t.id from pool_types t where t.code = '25'),0,CURDATE(),CURDATE())," calcext:value-type="string">
            <text:p>(16,(select t.id from event_types t where t.code = '100DO'),(select t.id from pool_types t where t.code = '25'),0,CURDATE(),CURDATE())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0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0]&amp;&quot;')&quot;" office:value-type="string" office:string-value="(select t.id from event_types t where t.code = '200DO')" calcext:value-type="string">
            <text:p>(select t.id from event_types t where t.code = '200DO')</text:p>
          </table:table-cell>
          <table:table-cell table:formula="of:=&quot;(select t.id from &quot;&amp;[.C$2]&amp;&quot; t where t.&quot;&amp;[.C$3]&amp;&quot; = '&quot;&amp;[.C2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0]&amp;&quot;,&quot;&amp;[.D20]&amp;&quot;,&quot;&amp;[.E20]&amp;&quot;,0,CURDATE(),CURDATE())&quot;&amp;IF(AND(MOD((ROW([.A20]) - 3);500) = 0;INDIRECT(ADDRESS(ROW([.A20]) + 1;1)) &gt; 0); &quot;;&quot;&amp;CHAR(13)&amp;CHAR(10)&amp;CHAR(13)&amp;CHAR(10)&amp;[.G$3];IF(INDIRECT(ADDRESS(ROW([.A20]) + 1;1)) &gt; 0;&quot;,&quot;;&quot;;&quot;))" office:value-type="string" office:string-value="(17,(select t.id from event_types t where t.code = '200DO'),(select t.id from pool_types t where t.code = '25'),0,CURDATE(),CURDATE())," calcext:value-type="string">
            <text:p>(17,(select t.id from event_types t where t.code = '200DO'),(select t.id from pool_types t where t.code = '25'),0,CURDATE(),CURDATE())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5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1]&amp;&quot;')&quot;" office:value-type="string" office:string-value="(select t.id from event_types t where t.code = '25RA')" calcext:value-type="string">
            <text:p>(select t.id from event_types t where t.code = '25RA')</text:p>
          </table:table-cell>
          <table:table-cell table:formula="of:=&quot;(select t.id from &quot;&amp;[.C$2]&amp;&quot; t where t.&quot;&amp;[.C$3]&amp;&quot; = '&quot;&amp;[.C2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1]&amp;&quot;,&quot;&amp;[.D21]&amp;&quot;,&quot;&amp;[.E21]&amp;&quot;,0,CURDATE(),CURDATE())&quot;&amp;IF(AND(MOD((ROW([.A21]) - 3);500) = 0;INDIRECT(ADDRESS(ROW([.A21]) + 1;1)) &gt; 0); &quot;;&quot;&amp;CHAR(13)&amp;CHAR(10)&amp;CHAR(13)&amp;CHAR(10)&amp;[.G$3];IF(INDIRECT(ADDRESS(ROW([.A21]) + 1;1)) &gt; 0;&quot;,&quot;;&quot;;&quot;))" office:value-type="string" office:string-value="(18,(select t.id from event_types t where t.code = '25RA'),(select t.id from pool_types t where t.code = '25'),0,CURDATE(),CURDATE())," calcext:value-type="string">
            <text:p>(18,(select t.id from event_types t where t.code = '25RA'),(select t.id from pool_types t where t.code = '25'),0,CURDATE(),CURDATE())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50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2]&amp;&quot;')&quot;" office:value-type="string" office:string-value="(select t.id from event_types t where t.code = '50RA')" calcext:value-type="string">
            <text:p>(select t.id from event_types t where t.code = '50RA')</text:p>
          </table:table-cell>
          <table:table-cell table:formula="of:=&quot;(select t.id from &quot;&amp;[.C$2]&amp;&quot; t where t.&quot;&amp;[.C$3]&amp;&quot; = '&quot;&amp;[.C2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2]&amp;&quot;,&quot;&amp;[.D22]&amp;&quot;,&quot;&amp;[.E22]&amp;&quot;,0,CURDATE(),CURDATE())&quot;&amp;IF(AND(MOD((ROW([.A22]) - 3);500) = 0;INDIRECT(ADDRESS(ROW([.A22]) + 1;1)) &gt; 0); &quot;;&quot;&amp;CHAR(13)&amp;CHAR(10)&amp;CHAR(13)&amp;CHAR(10)&amp;[.G$3];IF(INDIRECT(ADDRESS(ROW([.A22]) + 1;1)) &gt; 0;&quot;,&quot;;&quot;;&quot;))" office:value-type="string" office:string-value="(19,(select t.id from event_types t where t.code = '50RA'),(select t.id from pool_types t where t.code = '25'),0,CURDATE(),CURDATE())," calcext:value-type="string">
            <text:p>(19,(select t.id from event_types t where t.code = '50RA'),(select t.id from pool_types t where t.code = '25'),0,CURDATE(),CURDATE())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3]&amp;&quot;')&quot;" office:value-type="string" office:string-value="(select t.id from event_types t where t.code = '100RA')" calcext:value-type="string">
            <text:p>(select t.id from event_types t where t.code = '100RA')</text:p>
          </table:table-cell>
          <table:table-cell table:formula="of:=&quot;(select t.id from &quot;&amp;[.C$2]&amp;&quot; t where t.&quot;&amp;[.C$3]&amp;&quot; = '&quot;&amp;[.C2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3]&amp;&quot;,&quot;&amp;[.D23]&amp;&quot;,&quot;&amp;[.E23]&amp;&quot;,0,CURDATE(),CURDATE())&quot;&amp;IF(AND(MOD((ROW([.A23]) - 3);500) = 0;INDIRECT(ADDRESS(ROW([.A23]) + 1;1)) &gt; 0); &quot;;&quot;&amp;CHAR(13)&amp;CHAR(10)&amp;CHAR(13)&amp;CHAR(10)&amp;[.G$3];IF(INDIRECT(ADDRESS(ROW([.A23]) + 1;1)) &gt; 0;&quot;,&quot;;&quot;;&quot;))" office:value-type="string" office:string-value="(20,(select t.id from event_types t where t.code = '100RA'),(select t.id from pool_types t where t.code = '25'),0,CURDATE(),CURDATE())," calcext:value-type="string">
            <text:p>(20,(select t.id from event_types t where t.code = '100RA'),(select t.id from pool_types t where t.code = '25'),0,CURDATE(),CURDATE()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0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4]&amp;&quot;')&quot;" office:value-type="string" office:string-value="(select t.id from event_types t where t.code = '200RA')" calcext:value-type="string">
            <text:p>(select t.id from event_types t where t.code = '200RA')</text:p>
          </table:table-cell>
          <table:table-cell table:formula="of:=&quot;(select t.id from &quot;&amp;[.C$2]&amp;&quot; t where t.&quot;&amp;[.C$3]&amp;&quot; = '&quot;&amp;[.C2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4]&amp;&quot;,&quot;&amp;[.D24]&amp;&quot;,&quot;&amp;[.E24]&amp;&quot;,0,CURDATE(),CURDATE())&quot;&amp;IF(AND(MOD((ROW([.A24]) - 3);500) = 0;INDIRECT(ADDRESS(ROW([.A24]) + 1;1)) &gt; 0); &quot;;&quot;&amp;CHAR(13)&amp;CHAR(10)&amp;CHAR(13)&amp;CHAR(10)&amp;[.G$3];IF(INDIRECT(ADDRESS(ROW([.A24]) + 1;1)) &gt; 0;&quot;,&quot;;&quot;;&quot;))" office:value-type="string" office:string-value="(21,(select t.id from event_types t where t.code = '200RA'),(select t.id from pool_types t where t.code = '25'),0,CURDATE(),CURDATE())," calcext:value-type="string">
            <text:p>(21,(select t.id from event_types t where t.code = '200RA'),(select t.id from pool_types t where t.code = '25'),0,CURDATE(),CURDATE()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5]&amp;&quot;')&quot;" office:value-type="string" office:string-value="(select t.id from event_types t where t.code = '100MI')" calcext:value-type="string">
            <text:p>(select t.id from event_types t where t.code = '100MI')</text:p>
          </table:table-cell>
          <table:table-cell table:formula="of:=&quot;(select t.id from &quot;&amp;[.C$2]&amp;&quot; t where t.&quot;&amp;[.C$3]&amp;&quot; = '&quot;&amp;[.C2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5]&amp;&quot;,&quot;&amp;[.D25]&amp;&quot;,&quot;&amp;[.E25]&amp;&quot;,0,CURDATE(),CURDATE())&quot;&amp;IF(AND(MOD((ROW([.A25]) - 3);500) = 0;INDIRECT(ADDRESS(ROW([.A25]) + 1;1)) &gt; 0); &quot;;&quot;&amp;CHAR(13)&amp;CHAR(10)&amp;CHAR(13)&amp;CHAR(10)&amp;[.G$3];IF(INDIRECT(ADDRESS(ROW([.A25]) + 1;1)) &gt; 0;&quot;,&quot;;&quot;;&quot;))" office:value-type="string" office:string-value="(22,(select t.id from event_types t where t.code = '100MI'),(select t.id from pool_types t where t.code = '25'),0,CURDATE(),CURDATE())," calcext:value-type="string">
            <text:p>(22,(select t.id from event_types t where t.code = '100MI'),(select t.id from pool_types t where t.code = '25'),0,CURDATE(),CURDATE()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6]&amp;&quot;')&quot;" office:value-type="string" office:string-value="(select t.id from event_types t where t.code = '200MI')" calcext:value-type="string">
            <text:p>(select t.id from event_types t where t.code = '200MI')</text:p>
          </table:table-cell>
          <table:table-cell table:formula="of:=&quot;(select t.id from &quot;&amp;[.C$2]&amp;&quot; t where t.&quot;&amp;[.C$3]&amp;&quot; = '&quot;&amp;[.C2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6]&amp;&quot;,&quot;&amp;[.D26]&amp;&quot;,&quot;&amp;[.E26]&amp;&quot;,0,CURDATE(),CURDATE())&quot;&amp;IF(AND(MOD((ROW([.A26]) - 3);500) = 0;INDIRECT(ADDRESS(ROW([.A26]) + 1;1)) &gt; 0); &quot;;&quot;&amp;CHAR(13)&amp;CHAR(10)&amp;CHAR(13)&amp;CHAR(10)&amp;[.G$3];IF(INDIRECT(ADDRESS(ROW([.A26]) + 1;1)) &gt; 0;&quot;,&quot;;&quot;;&quot;))" office:value-type="string" office:string-value="(23,(select t.id from event_types t where t.code = '200MI'),(select t.id from pool_types t where t.code = '25'),0,CURDATE(),CURDATE())," calcext:value-type="string">
            <text:p>(23,(select t.id from event_types t where t.code = '200MI'),(select t.id from pool_types t where t.code = '25'),0,CURDATE(),CURDATE()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7]&amp;&quot;')&quot;" office:value-type="string" office:string-value="(select t.id from event_types t where t.code = '400MI')" calcext:value-type="string">
            <text:p>(select t.id from event_types t where t.code = '400MI')</text:p>
          </table:table-cell>
          <table:table-cell table:formula="of:=&quot;(select t.id from &quot;&amp;[.C$2]&amp;&quot; t where t.&quot;&amp;[.C$3]&amp;&quot; = '&quot;&amp;[.C2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7]&amp;&quot;,&quot;&amp;[.D27]&amp;&quot;,&quot;&amp;[.E27]&amp;&quot;,0,CURDATE(),CURDATE())&quot;&amp;IF(AND(MOD((ROW([.A27]) - 3);500) = 0;INDIRECT(ADDRESS(ROW([.A27]) + 1;1)) &gt; 0); &quot;;&quot;&amp;CHAR(13)&amp;CHAR(10)&amp;CHAR(13)&amp;CHAR(10)&amp;[.G$3];IF(INDIRECT(ADDRESS(ROW([.A27]) + 1;1)) &gt; 0;&quot;,&quot;;&quot;;&quot;))" office:value-type="string" office:string-value="(24,(select t.id from event_types t where t.code = '400MI'),(select t.id from pool_types t where t.code = '25'),0,CURDATE(),CURDATE())," calcext:value-type="string">
            <text:p>(24,(select t.id from event_types t where t.code = '400MI'),(select t.id from pool_types t where t.code = '25'),0,CURDATE(),CURDATE()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4X5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8]&amp;&quot;')&quot;" office:value-type="string" office:string-value="(select t.id from event_types t where t.code = 'S4X50SL')" calcext:value-type="string">
            <text:p>(select t.id from event_types t where t.code = 'S4X50SL')</text:p>
          </table:table-cell>
          <table:table-cell table:formula="of:=&quot;(select t.id from &quot;&amp;[.C$2]&amp;&quot; t where t.&quot;&amp;[.C$3]&amp;&quot; = '&quot;&amp;[.C2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8]&amp;&quot;,&quot;&amp;[.D28]&amp;&quot;,&quot;&amp;[.E28]&amp;&quot;,0,CURDATE(),CURDATE())&quot;&amp;IF(AND(MOD((ROW([.A28]) - 3);500) = 0;INDIRECT(ADDRESS(ROW([.A28]) + 1;1)) &gt; 0); &quot;;&quot;&amp;CHAR(13)&amp;CHAR(10)&amp;CHAR(13)&amp;CHAR(10)&amp;[.G$3];IF(INDIRECT(ADDRESS(ROW([.A28]) + 1;1)) &gt; 0;&quot;,&quot;;&quot;;&quot;))" office:value-type="string" office:string-value="(25,(select t.id from event_types t where t.code = 'S4X50SL'),(select t.id from pool_types t where t.code = '25'),0,CURDATE(),CURDATE())," calcext:value-type="string">
            <text:p>(25,(select t.id from event_types t where t.code = 'S4X50SL'),(select t.id from pool_types t where t.code = '25'),0,CURDATE(),CURDATE())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4X5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9]&amp;&quot;')&quot;" office:value-type="string" office:string-value="(select t.id from event_types t where t.code = 'S4X50MI')" calcext:value-type="string">
            <text:p>(select t.id from event_types t where t.code = 'S4X50MI')</text:p>
          </table:table-cell>
          <table:table-cell table:formula="of:=&quot;(select t.id from &quot;&amp;[.C$2]&amp;&quot; t where t.&quot;&amp;[.C$3]&amp;&quot; = '&quot;&amp;[.C2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9]&amp;&quot;,&quot;&amp;[.D29]&amp;&quot;,&quot;&amp;[.E29]&amp;&quot;,0,CURDATE(),CURDATE())&quot;&amp;IF(AND(MOD((ROW([.A29]) - 3);500) = 0;INDIRECT(ADDRESS(ROW([.A29]) + 1;1)) &gt; 0); &quot;;&quot;&amp;CHAR(13)&amp;CHAR(10)&amp;CHAR(13)&amp;CHAR(10)&amp;[.G$3];IF(INDIRECT(ADDRESS(ROW([.A29]) + 1;1)) &gt; 0;&quot;,&quot;;&quot;;&quot;))" office:value-type="string" office:string-value="(26,(select t.id from event_types t where t.code = 'S4X50MI'),(select t.id from pool_types t where t.code = '25'),0,CURDATE(),CURDATE())," calcext:value-type="string">
            <text:p>(26,(select t.id from event_types t where t.code = 'S4X50MI'),(select t.id from pool_types t where t.code = '25'),0,CURDATE(),CURDATE())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4X1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0]&amp;&quot;')&quot;" office:value-type="string" office:string-value="(select t.id from event_types t where t.code = 'S4X100SL')" calcext:value-type="string">
            <text:p>(select t.id from event_types t where t.code = 'S4X100SL')</text:p>
          </table:table-cell>
          <table:table-cell table:formula="of:=&quot;(select t.id from &quot;&amp;[.C$2]&amp;&quot; t where t.&quot;&amp;[.C$3]&amp;&quot; = '&quot;&amp;[.C3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0]&amp;&quot;,&quot;&amp;[.D30]&amp;&quot;,&quot;&amp;[.E30]&amp;&quot;,0,CURDATE(),CURDATE())&quot;&amp;IF(AND(MOD((ROW([.A30]) - 3);500) = 0;INDIRECT(ADDRESS(ROW([.A30]) + 1;1)) &gt; 0); &quot;;&quot;&amp;CHAR(13)&amp;CHAR(10)&amp;CHAR(13)&amp;CHAR(10)&amp;[.G$3];IF(INDIRECT(ADDRESS(ROW([.A30]) + 1;1)) &gt; 0;&quot;,&quot;;&quot;;&quot;))" office:value-type="string" office:string-value="(27,(select t.id from event_types t where t.code = 'S4X100SL'),(select t.id from pool_types t where t.code = '25'),0,CURDATE(),CURDATE())," calcext:value-type="string">
            <text:p>(27,(select t.id from event_types t where t.code = 'S4X100SL'),(select t.id from pool_types t where t.code = '25'),0,CURDATE(),CURDATE()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4X1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1]&amp;&quot;')&quot;" office:value-type="string" office:string-value="(select t.id from event_types t where t.code = 'S4X100MI')" calcext:value-type="string">
            <text:p>(select t.id from event_types t where t.code = 'S4X100MI')</text:p>
          </table:table-cell>
          <table:table-cell table:formula="of:=&quot;(select t.id from &quot;&amp;[.C$2]&amp;&quot; t where t.&quot;&amp;[.C$3]&amp;&quot; = '&quot;&amp;[.C3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1]&amp;&quot;,&quot;&amp;[.D31]&amp;&quot;,&quot;&amp;[.E31]&amp;&quot;,0,CURDATE(),CURDATE())&quot;&amp;IF(AND(MOD((ROW([.A31]) - 3);500) = 0;INDIRECT(ADDRESS(ROW([.A31]) + 1;1)) &gt; 0); &quot;;&quot;&amp;CHAR(13)&amp;CHAR(10)&amp;CHAR(13)&amp;CHAR(10)&amp;[.G$3];IF(INDIRECT(ADDRESS(ROW([.A31]) + 1;1)) &gt; 0;&quot;,&quot;;&quot;;&quot;))" office:value-type="string" office:string-value="(28,(select t.id from event_types t where t.code = 'S4X100MI'),(select t.id from pool_types t where t.code = '25'),0,CURDATE(),CURDATE())," calcext:value-type="string">
            <text:p>(28,(select t.id from event_types t where t.code = 'S4X100MI'),(select t.id from pool_types t where t.code = '25'),0,CURDATE(),CURDATE())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4X2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2]&amp;&quot;')&quot;" office:value-type="string" office:string-value="(select t.id from event_types t where t.code = 'S4X200SL')" calcext:value-type="string">
            <text:p>(select t.id from event_types t where t.code = 'S4X200SL')</text:p>
          </table:table-cell>
          <table:table-cell table:formula="of:=&quot;(select t.id from &quot;&amp;[.C$2]&amp;&quot; t where t.&quot;&amp;[.C$3]&amp;&quot; = '&quot;&amp;[.C3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2]&amp;&quot;,&quot;&amp;[.D32]&amp;&quot;,&quot;&amp;[.E32]&amp;&quot;,0,CURDATE(),CURDATE())&quot;&amp;IF(AND(MOD((ROW([.A32]) - 3);500) = 0;INDIRECT(ADDRESS(ROW([.A32]) + 1;1)) &gt; 0); &quot;;&quot;&amp;CHAR(13)&amp;CHAR(10)&amp;CHAR(13)&amp;CHAR(10)&amp;[.G$3];IF(INDIRECT(ADDRESS(ROW([.A32]) + 1;1)) &gt; 0;&quot;,&quot;;&quot;;&quot;))" office:value-type="string" office:string-value="(29,(select t.id from event_types t where t.code = 'S4X200SL'),(select t.id from pool_types t where t.code = '25'),0,CURDATE(),CURDATE())," calcext:value-type="string">
            <text:p>(29,(select t.id from event_types t where t.code = 'S4X200SL'),(select t.id from pool_types t where t.code = '25'),0,CURDATE(),CURDATE()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8X25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3]&amp;&quot;')&quot;" office:value-type="string" office:string-value="(select t.id from event_types t where t.code = 'S8X25SL')" calcext:value-type="string">
            <text:p>(select t.id from event_types t where t.code = 'S8X25SL')</text:p>
          </table:table-cell>
          <table:table-cell table:formula="of:=&quot;(select t.id from &quot;&amp;[.C$2]&amp;&quot; t where t.&quot;&amp;[.C$3]&amp;&quot; = '&quot;&amp;[.C3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3]&amp;&quot;,&quot;&amp;[.D33]&amp;&quot;,&quot;&amp;[.E33]&amp;&quot;,0,CURDATE(),CURDATE())&quot;&amp;IF(AND(MOD((ROW([.A33]) - 3);500) = 0;INDIRECT(ADDRESS(ROW([.A33]) + 1;1)) &gt; 0); &quot;;&quot;&amp;CHAR(13)&amp;CHAR(10)&amp;CHAR(13)&amp;CHAR(10)&amp;[.G$3];IF(INDIRECT(ADDRESS(ROW([.A33]) + 1;1)) &gt; 0;&quot;,&quot;;&quot;;&quot;))" office:value-type="string" office:string-value="(30,(select t.id from event_types t where t.code = 'S8X25SL'),(select t.id from pool_types t where t.code = '25'),0,CURDATE(),CURDATE())," calcext:value-type="string">
            <text:p>(30,(select t.id from event_types t where t.code = 'S8X25SL'),(select t.id from pool_types t where t.code = '25'),0,CURDATE(),CURDATE()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8X25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4]&amp;&quot;')&quot;" office:value-type="string" office:string-value="(select t.id from event_types t where t.code = 'S8X25MI')" calcext:value-type="string">
            <text:p>(select t.id from event_types t where t.code = 'S8X25MI')</text:p>
          </table:table-cell>
          <table:table-cell table:formula="of:=&quot;(select t.id from &quot;&amp;[.C$2]&amp;&quot; t where t.&quot;&amp;[.C$3]&amp;&quot; = '&quot;&amp;[.C3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4]&amp;&quot;,&quot;&amp;[.D34]&amp;&quot;,&quot;&amp;[.E34]&amp;&quot;,0,CURDATE(),CURDATE())&quot;&amp;IF(AND(MOD((ROW([.A34]) - 3);500) = 0;INDIRECT(ADDRESS(ROW([.A34]) + 1;1)) &gt; 0); &quot;;&quot;&amp;CHAR(13)&amp;CHAR(10)&amp;CHAR(13)&amp;CHAR(10)&amp;[.G$3];IF(INDIRECT(ADDRESS(ROW([.A34]) + 1;1)) &gt; 0;&quot;,&quot;;&quot;;&quot;))" office:value-type="string" office:string-value="(31,(select t.id from event_types t where t.code = 'S8X25MI'),(select t.id from pool_types t where t.code = '25'),0,CURDATE(),CURDATE())," calcext:value-type="string">
            <text:p>(31,(select t.id from event_types t where t.code = 'S8X25MI'),(select t.id from pool_types t where t.code = '25'),0,CURDATE(),CURDATE()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4X5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5]&amp;&quot;')&quot;" office:value-type="string" office:string-value="(select t.id from event_types t where t.code = 'M4X50SL')" calcext:value-type="string">
            <text:p>(select t.id from event_types t where t.code = 'M4X50SL')</text:p>
          </table:table-cell>
          <table:table-cell table:formula="of:=&quot;(select t.id from &quot;&amp;[.C$2]&amp;&quot; t where t.&quot;&amp;[.C$3]&amp;&quot; = '&quot;&amp;[.C3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5]&amp;&quot;,&quot;&amp;[.D35]&amp;&quot;,&quot;&amp;[.E35]&amp;&quot;,0,CURDATE(),CURDATE())&quot;&amp;IF(AND(MOD((ROW([.A35]) - 3);500) = 0;INDIRECT(ADDRESS(ROW([.A35]) + 1;1)) &gt; 0); &quot;;&quot;&amp;CHAR(13)&amp;CHAR(10)&amp;CHAR(13)&amp;CHAR(10)&amp;[.G$3];IF(INDIRECT(ADDRESS(ROW([.A35]) + 1;1)) &gt; 0;&quot;,&quot;;&quot;;&quot;))" office:value-type="string" office:string-value="(32,(select t.id from event_types t where t.code = 'M4X50SL'),(select t.id from pool_types t where t.code = '25'),0,CURDATE(),CURDATE())," calcext:value-type="string">
            <text:p>(32,(select t.id from event_types t where t.code = 'M4X50SL'),(select t.id from pool_types t where t.code = '25'),0,CURDATE(),CURDATE()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4X5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6]&amp;&quot;')&quot;" office:value-type="string" office:string-value="(select t.id from event_types t where t.code = 'M4X50MI')" calcext:value-type="string">
            <text:p>(select t.id from event_types t where t.code = 'M4X50MI')</text:p>
          </table:table-cell>
          <table:table-cell table:formula="of:=&quot;(select t.id from &quot;&amp;[.C$2]&amp;&quot; t where t.&quot;&amp;[.C$3]&amp;&quot; = '&quot;&amp;[.C3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6]&amp;&quot;,&quot;&amp;[.D36]&amp;&quot;,&quot;&amp;[.E36]&amp;&quot;,0,CURDATE(),CURDATE())&quot;&amp;IF(AND(MOD((ROW([.A36]) - 3);500) = 0;INDIRECT(ADDRESS(ROW([.A36]) + 1;1)) &gt; 0); &quot;;&quot;&amp;CHAR(13)&amp;CHAR(10)&amp;CHAR(13)&amp;CHAR(10)&amp;[.G$3];IF(INDIRECT(ADDRESS(ROW([.A36]) + 1;1)) &gt; 0;&quot;,&quot;;&quot;;&quot;))" office:value-type="string" office:string-value="(33,(select t.id from event_types t where t.code = 'M4X50MI'),(select t.id from pool_types t where t.code = '25'),0,CURDATE(),CURDATE())," calcext:value-type="string">
            <text:p>(33,(select t.id from event_types t where t.code = 'M4X50MI'),(select t.id from pool_types t where t.code = '25'),0,CURDATE(),CURDATE())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4X1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7]&amp;&quot;')&quot;" office:value-type="string" office:string-value="(select t.id from event_types t where t.code = 'M4X100SL')" calcext:value-type="string">
            <text:p>(select t.id from event_types t where t.code = 'M4X100SL')</text:p>
          </table:table-cell>
          <table:table-cell table:formula="of:=&quot;(select t.id from &quot;&amp;[.C$2]&amp;&quot; t where t.&quot;&amp;[.C$3]&amp;&quot; = '&quot;&amp;[.C3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7]&amp;&quot;,&quot;&amp;[.D37]&amp;&quot;,&quot;&amp;[.E37]&amp;&quot;,0,CURDATE(),CURDATE())&quot;&amp;IF(AND(MOD((ROW([.A37]) - 3);500) = 0;INDIRECT(ADDRESS(ROW([.A37]) + 1;1)) &gt; 0); &quot;;&quot;&amp;CHAR(13)&amp;CHAR(10)&amp;CHAR(13)&amp;CHAR(10)&amp;[.G$3];IF(INDIRECT(ADDRESS(ROW([.A37]) + 1;1)) &gt; 0;&quot;,&quot;;&quot;;&quot;))" office:value-type="string" office:string-value="(34,(select t.id from event_types t where t.code = 'M4X100SL'),(select t.id from pool_types t where t.code = '25'),0,CURDATE(),CURDATE())," calcext:value-type="string">
            <text:p>(34,(select t.id from event_types t where t.code = 'M4X100SL'),(select t.id from pool_types t where t.code = '25'),0,CURDATE(),CURDATE()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4X1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8]&amp;&quot;')&quot;" office:value-type="string" office:string-value="(select t.id from event_types t where t.code = 'M4X100MI')" calcext:value-type="string">
            <text:p>(select t.id from event_types t where t.code = 'M4X100MI')</text:p>
          </table:table-cell>
          <table:table-cell table:formula="of:=&quot;(select t.id from &quot;&amp;[.C$2]&amp;&quot; t where t.&quot;&amp;[.C$3]&amp;&quot; = '&quot;&amp;[.C3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8]&amp;&quot;,&quot;&amp;[.D38]&amp;&quot;,&quot;&amp;[.E38]&amp;&quot;,0,CURDATE(),CURDATE())&quot;&amp;IF(AND(MOD((ROW([.A38]) - 3);500) = 0;INDIRECT(ADDRESS(ROW([.A38]) + 1;1)) &gt; 0); &quot;;&quot;&amp;CHAR(13)&amp;CHAR(10)&amp;CHAR(13)&amp;CHAR(10)&amp;[.G$3];IF(INDIRECT(ADDRESS(ROW([.A38]) + 1;1)) &gt; 0;&quot;,&quot;;&quot;;&quot;))" office:value-type="string" office:string-value="(35,(select t.id from event_types t where t.code = 'M4X100MI'),(select t.id from pool_types t where t.code = '25'),0,CURDATE(),CURDATE())," calcext:value-type="string">
            <text:p>(35,(select t.id from event_types t where t.code = 'M4X100MI'),(select t.id from pool_types t where t.code = '25'),0,CURDATE(),CURDATE())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4X2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9]&amp;&quot;')&quot;" office:value-type="string" office:string-value="(select t.id from event_types t where t.code = 'M4X200SL')" calcext:value-type="string">
            <text:p>(select t.id from event_types t where t.code = 'M4X200SL')</text:p>
          </table:table-cell>
          <table:table-cell table:formula="of:=&quot;(select t.id from &quot;&amp;[.C$2]&amp;&quot; t where t.&quot;&amp;[.C$3]&amp;&quot; = '&quot;&amp;[.C3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9]&amp;&quot;,&quot;&amp;[.D39]&amp;&quot;,&quot;&amp;[.E39]&amp;&quot;,0,CURDATE(),CURDATE())&quot;&amp;IF(AND(MOD((ROW([.A39]) - 3);500) = 0;INDIRECT(ADDRESS(ROW([.A39]) + 1;1)) &gt; 0); &quot;;&quot;&amp;CHAR(13)&amp;CHAR(10)&amp;CHAR(13)&amp;CHAR(10)&amp;[.G$3];IF(INDIRECT(ADDRESS(ROW([.A39]) + 1;1)) &gt; 0;&quot;,&quot;;&quot;;&quot;))" office:value-type="string" office:string-value="(36,(select t.id from event_types t where t.code = 'M4X200SL'),(select t.id from pool_types t where t.code = '25'),0,CURDATE(),CURDATE())," calcext:value-type="string">
            <text:p>(36,(select t.id from event_types t where t.code = 'M4X200SL'),(select t.id from pool_types t where t.code = '25'),0,CURDATE(),CURDATE())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8X25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40]&amp;&quot;')&quot;" office:value-type="string" office:string-value="(select t.id from event_types t where t.code = 'M8X25SL')" calcext:value-type="string">
            <text:p>(select t.id from event_types t where t.code = 'M8X25SL')</text:p>
          </table:table-cell>
          <table:table-cell table:formula="of:=&quot;(select t.id from &quot;&amp;[.C$2]&amp;&quot; t where t.&quot;&amp;[.C$3]&amp;&quot; = '&quot;&amp;[.C4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40]&amp;&quot;,&quot;&amp;[.D40]&amp;&quot;,&quot;&amp;[.E40]&amp;&quot;,0,CURDATE(),CURDATE())&quot;&amp;IF(AND(MOD((ROW([.A40]) - 3);500) = 0;INDIRECT(ADDRESS(ROW([.A40]) + 1;1)) &gt; 0); &quot;;&quot;&amp;CHAR(13)&amp;CHAR(10)&amp;CHAR(13)&amp;CHAR(10)&amp;[.G$3];IF(INDIRECT(ADDRESS(ROW([.A40]) + 1;1)) &gt; 0;&quot;,&quot;;&quot;;&quot;))" office:value-type="string" office:string-value="(37,(select t.id from event_types t where t.code = 'M8X25SL'),(select t.id from pool_types t where t.code = '25'),0,CURDATE(),CURDATE())," calcext:value-type="string">
            <text:p>(37,(select t.id from event_types t where t.code = 'M8X25SL'),(select t.id from pool_types t where t.code = '25'),0,CURDATE(),CURDATE()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8X25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41]&amp;&quot;')&quot;" office:value-type="string" office:string-value="(select t.id from event_types t where t.code = 'M8X25MI')" calcext:value-type="string">
            <text:p>(select t.id from event_types t where t.code = 'M8X25MI')</text:p>
          </table:table-cell>
          <table:table-cell table:formula="of:=&quot;(select t.id from &quot;&amp;[.C$2]&amp;&quot; t where t.&quot;&amp;[.C$3]&amp;&quot; = '&quot;&amp;[.C4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41]&amp;&quot;,&quot;&amp;[.D41]&amp;&quot;,&quot;&amp;[.E41]&amp;&quot;,0,CURDATE(),CURDATE())&quot;&amp;IF(AND(MOD((ROW([.A41]) - 3);500) = 0;INDIRECT(ADDRESS(ROW([.A41]) + 1;1)) &gt; 0); &quot;;&quot;&amp;CHAR(13)&amp;CHAR(10)&amp;CHAR(13)&amp;CHAR(10)&amp;[.G$3];IF(INDIRECT(ADDRESS(ROW([.A41]) + 1;1)) &gt; 0;&quot;,&quot;;&quot;;&quot;))" office:value-type="string" office:string-value="(38,(select t.id from event_types t where t.code = 'M8X25MI'),(select t.id from pool_types t where t.code = '25'),0,CURDATE(),CURDATE())," calcext:value-type="string">
            <text:p>(38,(select t.id from event_types t where t.code = 'M8X25MI'),(select t.id from pool_types t where t.code = '25'),0,CURDATE(),CURDATE()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5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2]&amp;&quot;')&quot;" office:value-type="string" office:string-value="(select t.id from event_types t where t.code = '50SL')" calcext:value-type="string">
            <text:p>(select t.id from event_types t where t.code = '50SL')</text:p>
          </table:table-cell>
          <table:table-cell table:formula="of:=&quot;(select t.id from &quot;&amp;[.C$2]&amp;&quot; t where t.&quot;&amp;[.C$3]&amp;&quot; = '&quot;&amp;[.C42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2]&amp;&quot;,&quot;&amp;[.D42]&amp;&quot;,&quot;&amp;[.E42]&amp;&quot;,0,CURDATE(),CURDATE())&quot;&amp;IF(AND(MOD((ROW([.A42]) - 3);500) = 0;INDIRECT(ADDRESS(ROW([.A42]) + 1;1)) &gt; 0); &quot;;&quot;&amp;CHAR(13)&amp;CHAR(10)&amp;CHAR(13)&amp;CHAR(10)&amp;[.G$3];IF(INDIRECT(ADDRESS(ROW([.A42]) + 1;1)) &gt; 0;&quot;,&quot;;&quot;;&quot;))" office:value-type="string" office:string-value="(39,(select t.id from event_types t where t.code = '50SL'),(select t.id from pool_types t where t.code = '50'),0,CURDATE(),CURDATE())," calcext:value-type="string">
            <text:p>(39,(select t.id from event_types t where t.code = '50SL'),(select t.id from pool_types t where t.code = '50'),0,CURDATE(),CURDATE()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3]&amp;&quot;')&quot;" office:value-type="string" office:string-value="(select t.id from event_types t where t.code = '100SL')" calcext:value-type="string">
            <text:p>(select t.id from event_types t where t.code = '100SL')</text:p>
          </table:table-cell>
          <table:table-cell table:formula="of:=&quot;(select t.id from &quot;&amp;[.C$2]&amp;&quot; t where t.&quot;&amp;[.C$3]&amp;&quot; = '&quot;&amp;[.C43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3]&amp;&quot;,&quot;&amp;[.D43]&amp;&quot;,&quot;&amp;[.E43]&amp;&quot;,0,CURDATE(),CURDATE())&quot;&amp;IF(AND(MOD((ROW([.A43]) - 3);500) = 0;INDIRECT(ADDRESS(ROW([.A43]) + 1;1)) &gt; 0); &quot;;&quot;&amp;CHAR(13)&amp;CHAR(10)&amp;CHAR(13)&amp;CHAR(10)&amp;[.G$3];IF(INDIRECT(ADDRESS(ROW([.A43]) + 1;1)) &gt; 0;&quot;,&quot;;&quot;;&quot;))" office:value-type="string" office:string-value="(40,(select t.id from event_types t where t.code = '100SL'),(select t.id from pool_types t where t.code = '50'),0,CURDATE(),CURDATE())," calcext:value-type="string">
            <text:p>(40,(select t.id from event_types t where t.code = '100SL'),(select t.id from pool_types t where t.code = '50'),0,CURDATE(),CURDATE())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4]&amp;&quot;')&quot;" office:value-type="string" office:string-value="(select t.id from event_types t where t.code = '200SL')" calcext:value-type="string">
            <text:p>(select t.id from event_types t where t.code = '200SL')</text:p>
          </table:table-cell>
          <table:table-cell table:formula="of:=&quot;(select t.id from &quot;&amp;[.C$2]&amp;&quot; t where t.&quot;&amp;[.C$3]&amp;&quot; = '&quot;&amp;[.C44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4]&amp;&quot;,&quot;&amp;[.D44]&amp;&quot;,&quot;&amp;[.E44]&amp;&quot;,0,CURDATE(),CURDATE())&quot;&amp;IF(AND(MOD((ROW([.A44]) - 3);500) = 0;INDIRECT(ADDRESS(ROW([.A44]) + 1;1)) &gt; 0); &quot;;&quot;&amp;CHAR(13)&amp;CHAR(10)&amp;CHAR(13)&amp;CHAR(10)&amp;[.G$3];IF(INDIRECT(ADDRESS(ROW([.A44]) + 1;1)) &gt; 0;&quot;,&quot;;&quot;;&quot;))" office:value-type="string" office:string-value="(41,(select t.id from event_types t where t.code = '200SL'),(select t.id from pool_types t where t.code = '50'),0,CURDATE(),CURDATE())," calcext:value-type="string">
            <text:p>(41,(select t.id from event_types t where t.code = '200SL'),(select t.id from pool_types t where t.code = '50'),0,CURDATE(),CURDATE())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4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5]&amp;&quot;')&quot;" office:value-type="string" office:string-value="(select t.id from event_types t where t.code = '400SL')" calcext:value-type="string">
            <text:p>(select t.id from event_types t where t.code = '400SL')</text:p>
          </table:table-cell>
          <table:table-cell table:formula="of:=&quot;(select t.id from &quot;&amp;[.C$2]&amp;&quot; t where t.&quot;&amp;[.C$3]&amp;&quot; = '&quot;&amp;[.C45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5]&amp;&quot;,&quot;&amp;[.D45]&amp;&quot;,&quot;&amp;[.E45]&amp;&quot;,0,CURDATE(),CURDATE())&quot;&amp;IF(AND(MOD((ROW([.A45]) - 3);500) = 0;INDIRECT(ADDRESS(ROW([.A45]) + 1;1)) &gt; 0); &quot;;&quot;&amp;CHAR(13)&amp;CHAR(10)&amp;CHAR(13)&amp;CHAR(10)&amp;[.G$3];IF(INDIRECT(ADDRESS(ROW([.A45]) + 1;1)) &gt; 0;&quot;,&quot;;&quot;;&quot;))" office:value-type="string" office:string-value="(42,(select t.id from event_types t where t.code = '400SL'),(select t.id from pool_types t where t.code = '50'),0,CURDATE(),CURDATE())," calcext:value-type="string">
            <text:p>(42,(select t.id from event_types t where t.code = '400SL'),(select t.id from pool_types t where t.code = '50'),0,CURDATE(),CURDATE())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8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6]&amp;&quot;')&quot;" office:value-type="string" office:string-value="(select t.id from event_types t where t.code = '800SL')" calcext:value-type="string">
            <text:p>(select t.id from event_types t where t.code = '800SL')</text:p>
          </table:table-cell>
          <table:table-cell table:formula="of:=&quot;(select t.id from &quot;&amp;[.C$2]&amp;&quot; t where t.&quot;&amp;[.C$3]&amp;&quot; = '&quot;&amp;[.C4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6]&amp;&quot;,&quot;&amp;[.D46]&amp;&quot;,&quot;&amp;[.E46]&amp;&quot;,0,CURDATE(),CURDATE())&quot;&amp;IF(AND(MOD((ROW([.A46]) - 3);500) = 0;INDIRECT(ADDRESS(ROW([.A46]) + 1;1)) &gt; 0); &quot;;&quot;&amp;CHAR(13)&amp;CHAR(10)&amp;CHAR(13)&amp;CHAR(10)&amp;[.G$3];IF(INDIRECT(ADDRESS(ROW([.A46]) + 1;1)) &gt; 0;&quot;,&quot;;&quot;;&quot;))" office:value-type="string" office:string-value="(43,(select t.id from event_types t where t.code = '800SL'),(select t.id from pool_types t where t.code = '50'),0,CURDATE(),CURDATE())," calcext:value-type="string">
            <text:p>(43,(select t.id from event_types t where t.code = '800SL'),(select t.id from pool_types t where t.code = '50'),0,CURDATE(),CURDATE())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5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7]&amp;&quot;')&quot;" office:value-type="string" office:string-value="(select t.id from event_types t where t.code = '1500SL')" calcext:value-type="string">
            <text:p>(select t.id from event_types t where t.code = '1500SL')</text:p>
          </table:table-cell>
          <table:table-cell table:formula="of:=&quot;(select t.id from &quot;&amp;[.C$2]&amp;&quot; t where t.&quot;&amp;[.C$3]&amp;&quot; = '&quot;&amp;[.C47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7]&amp;&quot;,&quot;&amp;[.D47]&amp;&quot;,&quot;&amp;[.E47]&amp;&quot;,0,CURDATE(),CURDATE())&quot;&amp;IF(AND(MOD((ROW([.A47]) - 3);500) = 0;INDIRECT(ADDRESS(ROW([.A47]) + 1;1)) &gt; 0); &quot;;&quot;&amp;CHAR(13)&amp;CHAR(10)&amp;CHAR(13)&amp;CHAR(10)&amp;[.G$3];IF(INDIRECT(ADDRESS(ROW([.A47]) + 1;1)) &gt; 0;&quot;,&quot;;&quot;;&quot;))" office:value-type="string" office:string-value="(44,(select t.id from event_types t where t.code = '1500SL'),(select t.id from pool_types t where t.code = '50'),0,CURDATE(),CURDATE())," calcext:value-type="string">
            <text:p>(44,(select t.id from event_types t where t.code = '1500SL'),(select t.id from pool_types t where t.code = '50'),0,CURDATE(),CURDATE())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0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8]&amp;&quot;')&quot;" office:value-type="string" office:string-value="(select t.id from event_types t where t.code = '3000SL')" calcext:value-type="string">
            <text:p>(select t.id from event_types t where t.code = '3000SL')</text:p>
          </table:table-cell>
          <table:table-cell table:formula="of:=&quot;(select t.id from &quot;&amp;[.C$2]&amp;&quot; t where t.&quot;&amp;[.C$3]&amp;&quot; = '&quot;&amp;[.C48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8]&amp;&quot;,&quot;&amp;[.D48]&amp;&quot;,&quot;&amp;[.E48]&amp;&quot;,0,CURDATE(),CURDATE())&quot;&amp;IF(AND(MOD((ROW([.A48]) - 3);500) = 0;INDIRECT(ADDRESS(ROW([.A48]) + 1;1)) &gt; 0); &quot;;&quot;&amp;CHAR(13)&amp;CHAR(10)&amp;CHAR(13)&amp;CHAR(10)&amp;[.G$3];IF(INDIRECT(ADDRESS(ROW([.A48]) + 1;1)) &gt; 0;&quot;,&quot;;&quot;;&quot;))" office:value-type="string" office:string-value="(45,(select t.id from event_types t where t.code = '3000SL'),(select t.id from pool_types t where t.code = '50'),0,CURDATE(),CURDATE())," calcext:value-type="string">
            <text:p>(45,(select t.id from event_types t where t.code = '3000SL'),(select t.id from pool_types t where t.code = '50'),0,CURDATE(),CURDATE())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50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9]&amp;&quot;')&quot;" office:value-type="string" office:string-value="(select t.id from event_types t where t.code = '5000SL')" calcext:value-type="string">
            <text:p>(select t.id from event_types t where t.code = '5000SL')</text:p>
          </table:table-cell>
          <table:table-cell table:formula="of:=&quot;(select t.id from &quot;&amp;[.C$2]&amp;&quot; t where t.&quot;&amp;[.C$3]&amp;&quot; = '&quot;&amp;[.C4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9]&amp;&quot;,&quot;&amp;[.D49]&amp;&quot;,&quot;&amp;[.E49]&amp;&quot;,0,CURDATE(),CURDATE())&quot;&amp;IF(AND(MOD((ROW([.A49]) - 3);500) = 0;INDIRECT(ADDRESS(ROW([.A49]) + 1;1)) &gt; 0); &quot;;&quot;&amp;CHAR(13)&amp;CHAR(10)&amp;CHAR(13)&amp;CHAR(10)&amp;[.G$3];IF(INDIRECT(ADDRESS(ROW([.A49]) + 1;1)) &gt; 0;&quot;,&quot;;&quot;;&quot;))" office:value-type="string" office:string-value="(46,(select t.id from event_types t where t.code = '5000SL'),(select t.id from pool_types t where t.code = '50'),0,CURDATE(),CURDATE())," calcext:value-type="string">
            <text:p>(46,(select t.id from event_types t where t.code = '5000SL'),(select t.id from pool_types t where t.code = '50'),0,CURDATE(),CURDATE()),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50F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0]&amp;&quot;')&quot;" office:value-type="string" office:string-value="(select t.id from event_types t where t.code = '50FA')" calcext:value-type="string">
            <text:p>(select t.id from event_types t where t.code = '50FA')</text:p>
          </table:table-cell>
          <table:table-cell table:formula="of:=&quot;(select t.id from &quot;&amp;[.C$2]&amp;&quot; t where t.&quot;&amp;[.C$3]&amp;&quot; = '&quot;&amp;[.C50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0]&amp;&quot;,&quot;&amp;[.D50]&amp;&quot;,&quot;&amp;[.E50]&amp;&quot;,0,CURDATE(),CURDATE())&quot;&amp;IF(AND(MOD((ROW([.A50]) - 3);500) = 0;INDIRECT(ADDRESS(ROW([.A50]) + 1;1)) &gt; 0); &quot;;&quot;&amp;CHAR(13)&amp;CHAR(10)&amp;CHAR(13)&amp;CHAR(10)&amp;[.G$3];IF(INDIRECT(ADDRESS(ROW([.A50]) + 1;1)) &gt; 0;&quot;,&quot;;&quot;;&quot;))" office:value-type="string" office:string-value="(47,(select t.id from event_types t where t.code = '50FA'),(select t.id from pool_types t where t.code = '50'),0,CURDATE(),CURDATE())," calcext:value-type="string">
            <text:p>(47,(select t.id from event_types t where t.code = '50FA'),(select t.id from pool_types t where t.code = '50'),0,CURDATE(),CURDATE())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00F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1]&amp;&quot;')&quot;" office:value-type="string" office:string-value="(select t.id from event_types t where t.code = '100FA')" calcext:value-type="string">
            <text:p>(select t.id from event_types t where t.code = '100FA')</text:p>
          </table:table-cell>
          <table:table-cell table:formula="of:=&quot;(select t.id from &quot;&amp;[.C$2]&amp;&quot; t where t.&quot;&amp;[.C$3]&amp;&quot; = '&quot;&amp;[.C51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1]&amp;&quot;,&quot;&amp;[.D51]&amp;&quot;,&quot;&amp;[.E51]&amp;&quot;,0,CURDATE(),CURDATE())&quot;&amp;IF(AND(MOD((ROW([.A51]) - 3);500) = 0;INDIRECT(ADDRESS(ROW([.A51]) + 1;1)) &gt; 0); &quot;;&quot;&amp;CHAR(13)&amp;CHAR(10)&amp;CHAR(13)&amp;CHAR(10)&amp;[.G$3];IF(INDIRECT(ADDRESS(ROW([.A51]) + 1;1)) &gt; 0;&quot;,&quot;;&quot;;&quot;))" office:value-type="string" office:string-value="(48,(select t.id from event_types t where t.code = '100FA'),(select t.id from pool_types t where t.code = '50'),0,CURDATE(),CURDATE())," calcext:value-type="string">
            <text:p>(48,(select t.id from event_types t where t.code = '100FA'),(select t.id from pool_types t where t.code = '50'),0,CURDATE(),CURDATE()),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0F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2]&amp;&quot;')&quot;" office:value-type="string" office:string-value="(select t.id from event_types t where t.code = '200FA')" calcext:value-type="string">
            <text:p>(select t.id from event_types t where t.code = '200FA')</text:p>
          </table:table-cell>
          <table:table-cell table:formula="of:=&quot;(select t.id from &quot;&amp;[.C$2]&amp;&quot; t where t.&quot;&amp;[.C$3]&amp;&quot; = '&quot;&amp;[.C52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2]&amp;&quot;,&quot;&amp;[.D52]&amp;&quot;,&quot;&amp;[.E52]&amp;&quot;,0,CURDATE(),CURDATE())&quot;&amp;IF(AND(MOD((ROW([.A52]) - 3);500) = 0;INDIRECT(ADDRESS(ROW([.A52]) + 1;1)) &gt; 0); &quot;;&quot;&amp;CHAR(13)&amp;CHAR(10)&amp;CHAR(13)&amp;CHAR(10)&amp;[.G$3];IF(INDIRECT(ADDRESS(ROW([.A52]) + 1;1)) &gt; 0;&quot;,&quot;;&quot;;&quot;))" office:value-type="string" office:string-value="(49,(select t.id from event_types t where t.code = '200FA'),(select t.id from pool_types t where t.code = '50'),0,CURDATE(),CURDATE())," calcext:value-type="string">
            <text:p>(49,(select t.id from event_types t where t.code = '200FA'),(select t.id from pool_types t where t.code = '50'),0,CURDATE(),CURDATE())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50DO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3]&amp;&quot;')&quot;" office:value-type="string" office:string-value="(select t.id from event_types t where t.code = '50DO')" calcext:value-type="string">
            <text:p>(select t.id from event_types t where t.code = '50DO')</text:p>
          </table:table-cell>
          <table:table-cell table:formula="of:=&quot;(select t.id from &quot;&amp;[.C$2]&amp;&quot; t where t.&quot;&amp;[.C$3]&amp;&quot; = '&quot;&amp;[.C53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3]&amp;&quot;,&quot;&amp;[.D53]&amp;&quot;,&quot;&amp;[.E53]&amp;&quot;,0,CURDATE(),CURDATE())&quot;&amp;IF(AND(MOD((ROW([.A53]) - 3);500) = 0;INDIRECT(ADDRESS(ROW([.A53]) + 1;1)) &gt; 0); &quot;;&quot;&amp;CHAR(13)&amp;CHAR(10)&amp;CHAR(13)&amp;CHAR(10)&amp;[.G$3];IF(INDIRECT(ADDRESS(ROW([.A53]) + 1;1)) &gt; 0;&quot;,&quot;;&quot;;&quot;))" office:value-type="string" office:string-value="(50,(select t.id from event_types t where t.code = '50DO'),(select t.id from pool_types t where t.code = '50'),0,CURDATE(),CURDATE())," calcext:value-type="string">
            <text:p>(50,(select t.id from event_types t where t.code = '50DO'),(select t.id from pool_types t where t.code = '50'),0,CURDATE(),CURDATE())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00DO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4]&amp;&quot;')&quot;" office:value-type="string" office:string-value="(select t.id from event_types t where t.code = '100DO')" calcext:value-type="string">
            <text:p>(select t.id from event_types t where t.code = '100DO')</text:p>
          </table:table-cell>
          <table:table-cell table:formula="of:=&quot;(select t.id from &quot;&amp;[.C$2]&amp;&quot; t where t.&quot;&amp;[.C$3]&amp;&quot; = '&quot;&amp;[.C54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4]&amp;&quot;,&quot;&amp;[.D54]&amp;&quot;,&quot;&amp;[.E54]&amp;&quot;,0,CURDATE(),CURDATE())&quot;&amp;IF(AND(MOD((ROW([.A54]) - 3);500) = 0;INDIRECT(ADDRESS(ROW([.A54]) + 1;1)) &gt; 0); &quot;;&quot;&amp;CHAR(13)&amp;CHAR(10)&amp;CHAR(13)&amp;CHAR(10)&amp;[.G$3];IF(INDIRECT(ADDRESS(ROW([.A54]) + 1;1)) &gt; 0;&quot;,&quot;;&quot;;&quot;))" office:value-type="string" office:string-value="(51,(select t.id from event_types t where t.code = '100DO'),(select t.id from pool_types t where t.code = '50'),0,CURDATE(),CURDATE())," calcext:value-type="string">
            <text:p>(51,(select t.id from event_types t where t.code = '100DO'),(select t.id from pool_types t where t.code = '50'),0,CURDATE(),CURDATE())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0DO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5]&amp;&quot;')&quot;" office:value-type="string" office:string-value="(select t.id from event_types t where t.code = '200DO')" calcext:value-type="string">
            <text:p>(select t.id from event_types t where t.code = '200DO')</text:p>
          </table:table-cell>
          <table:table-cell table:formula="of:=&quot;(select t.id from &quot;&amp;[.C$2]&amp;&quot; t where t.&quot;&amp;[.C$3]&amp;&quot; = '&quot;&amp;[.C55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5]&amp;&quot;,&quot;&amp;[.D55]&amp;&quot;,&quot;&amp;[.E55]&amp;&quot;,0,CURDATE(),CURDATE())&quot;&amp;IF(AND(MOD((ROW([.A55]) - 3);500) = 0;INDIRECT(ADDRESS(ROW([.A55]) + 1;1)) &gt; 0); &quot;;&quot;&amp;CHAR(13)&amp;CHAR(10)&amp;CHAR(13)&amp;CHAR(10)&amp;[.G$3];IF(INDIRECT(ADDRESS(ROW([.A55]) + 1;1)) &gt; 0;&quot;,&quot;;&quot;;&quot;))" office:value-type="string" office:string-value="(52,(select t.id from event_types t where t.code = '200DO'),(select t.id from pool_types t where t.code = '50'),0,CURDATE(),CURDATE())," calcext:value-type="string">
            <text:p>(52,(select t.id from event_types t where t.code = '200DO'),(select t.id from pool_types t where t.code = '50'),0,CURDATE(),CURDATE())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50R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6]&amp;&quot;')&quot;" office:value-type="string" office:string-value="(select t.id from event_types t where t.code = '50RA')" calcext:value-type="string">
            <text:p>(select t.id from event_types t where t.code = '50RA')</text:p>
          </table:table-cell>
          <table:table-cell table:formula="of:=&quot;(select t.id from &quot;&amp;[.C$2]&amp;&quot; t where t.&quot;&amp;[.C$3]&amp;&quot; = '&quot;&amp;[.C5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6]&amp;&quot;,&quot;&amp;[.D56]&amp;&quot;,&quot;&amp;[.E56]&amp;&quot;,0,CURDATE(),CURDATE())&quot;&amp;IF(AND(MOD((ROW([.A56]) - 3);500) = 0;INDIRECT(ADDRESS(ROW([.A56]) + 1;1)) &gt; 0); &quot;;&quot;&amp;CHAR(13)&amp;CHAR(10)&amp;CHAR(13)&amp;CHAR(10)&amp;[.G$3];IF(INDIRECT(ADDRESS(ROW([.A56]) + 1;1)) &gt; 0;&quot;,&quot;;&quot;;&quot;))" office:value-type="string" office:string-value="(53,(select t.id from event_types t where t.code = '50RA'),(select t.id from pool_types t where t.code = '50'),0,CURDATE(),CURDATE())," calcext:value-type="string">
            <text:p>(53,(select t.id from event_types t where t.code = '50RA'),(select t.id from pool_types t where t.code = '50'),0,CURDATE(),CURDATE()),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00R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7]&amp;&quot;')&quot;" office:value-type="string" office:string-value="(select t.id from event_types t where t.code = '100RA')" calcext:value-type="string">
            <text:p>(select t.id from event_types t where t.code = '100RA')</text:p>
          </table:table-cell>
          <table:table-cell table:formula="of:=&quot;(select t.id from &quot;&amp;[.C$2]&amp;&quot; t where t.&quot;&amp;[.C$3]&amp;&quot; = '&quot;&amp;[.C57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7]&amp;&quot;,&quot;&amp;[.D57]&amp;&quot;,&quot;&amp;[.E57]&amp;&quot;,0,CURDATE(),CURDATE())&quot;&amp;IF(AND(MOD((ROW([.A57]) - 3);500) = 0;INDIRECT(ADDRESS(ROW([.A57]) + 1;1)) &gt; 0); &quot;;&quot;&amp;CHAR(13)&amp;CHAR(10)&amp;CHAR(13)&amp;CHAR(10)&amp;[.G$3];IF(INDIRECT(ADDRESS(ROW([.A57]) + 1;1)) &gt; 0;&quot;,&quot;;&quot;;&quot;))" office:value-type="string" office:string-value="(54,(select t.id from event_types t where t.code = '100RA'),(select t.id from pool_types t where t.code = '50'),0,CURDATE(),CURDATE())," calcext:value-type="string">
            <text:p>(54,(select t.id from event_types t where t.code = '100RA'),(select t.id from pool_types t where t.code = '50'),0,CURDATE(),CURDATE())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0R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8]&amp;&quot;')&quot;" office:value-type="string" office:string-value="(select t.id from event_types t where t.code = '200RA')" calcext:value-type="string">
            <text:p>(select t.id from event_types t where t.code = '200RA')</text:p>
          </table:table-cell>
          <table:table-cell table:formula="of:=&quot;(select t.id from &quot;&amp;[.C$2]&amp;&quot; t where t.&quot;&amp;[.C$3]&amp;&quot; = '&quot;&amp;[.C58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8]&amp;&quot;,&quot;&amp;[.D58]&amp;&quot;,&quot;&amp;[.E58]&amp;&quot;,0,CURDATE(),CURDATE())&quot;&amp;IF(AND(MOD((ROW([.A58]) - 3);500) = 0;INDIRECT(ADDRESS(ROW([.A58]) + 1;1)) &gt; 0); &quot;;&quot;&amp;CHAR(13)&amp;CHAR(10)&amp;CHAR(13)&amp;CHAR(10)&amp;[.G$3];IF(INDIRECT(ADDRESS(ROW([.A58]) + 1;1)) &gt; 0;&quot;,&quot;;&quot;;&quot;))" office:value-type="string" office:string-value="(55,(select t.id from event_types t where t.code = '200RA'),(select t.id from pool_types t where t.code = '50'),0,CURDATE(),CURDATE())," calcext:value-type="string">
            <text:p>(55,(select t.id from event_types t where t.code = '200RA'),(select t.id from pool_types t where t.code = '50'),0,CURDATE(),CURDATE())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9]&amp;&quot;')&quot;" office:value-type="string" office:string-value="(select t.id from event_types t where t.code = '200MI')" calcext:value-type="string">
            <text:p>(select t.id from event_types t where t.code = '200MI')</text:p>
          </table:table-cell>
          <table:table-cell table:formula="of:=&quot;(select t.id from &quot;&amp;[.C$2]&amp;&quot; t where t.&quot;&amp;[.C$3]&amp;&quot; = '&quot;&amp;[.C5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9]&amp;&quot;,&quot;&amp;[.D59]&amp;&quot;,&quot;&amp;[.E59]&amp;&quot;,0,CURDATE(),CURDATE())&quot;&amp;IF(AND(MOD((ROW([.A59]) - 3);500) = 0;INDIRECT(ADDRESS(ROW([.A59]) + 1;1)) &gt; 0); &quot;;&quot;&amp;CHAR(13)&amp;CHAR(10)&amp;CHAR(13)&amp;CHAR(10)&amp;[.G$3];IF(INDIRECT(ADDRESS(ROW([.A59]) + 1;1)) &gt; 0;&quot;,&quot;;&quot;;&quot;))" office:value-type="string" office:string-value="(56,(select t.id from event_types t where t.code = '200MI'),(select t.id from pool_types t where t.code = '50'),0,CURDATE(),CURDATE())," calcext:value-type="string">
            <text:p>(56,(select t.id from event_types t where t.code = '200MI'),(select t.id from pool_types t where t.code = '50'),0,CURDATE(),CURDATE()),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4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0]&amp;&quot;')&quot;" office:value-type="string" office:string-value="(select t.id from event_types t where t.code = '400MI')" calcext:value-type="string">
            <text:p>(select t.id from event_types t where t.code = '400MI')</text:p>
          </table:table-cell>
          <table:table-cell table:formula="of:=&quot;(select t.id from &quot;&amp;[.C$2]&amp;&quot; t where t.&quot;&amp;[.C$3]&amp;&quot; = '&quot;&amp;[.C60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0]&amp;&quot;,&quot;&amp;[.D60]&amp;&quot;,&quot;&amp;[.E60]&amp;&quot;,0,CURDATE(),CURDATE())&quot;&amp;IF(AND(MOD((ROW([.A60]) - 3);500) = 0;INDIRECT(ADDRESS(ROW([.A60]) + 1;1)) &gt; 0); &quot;;&quot;&amp;CHAR(13)&amp;CHAR(10)&amp;CHAR(13)&amp;CHAR(10)&amp;[.G$3];IF(INDIRECT(ADDRESS(ROW([.A60]) + 1;1)) &gt; 0;&quot;,&quot;;&quot;;&quot;))" office:value-type="string" office:string-value="(57,(select t.id from event_types t where t.code = '400MI'),(select t.id from pool_types t where t.code = '50'),0,CURDATE(),CURDATE())," calcext:value-type="string">
            <text:p>(57,(select t.id from event_types t where t.code = '400MI'),(select t.id from pool_types t where t.code = '50'),0,CURDATE(),CURDATE()),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4X5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1]&amp;&quot;')&quot;" office:value-type="string" office:string-value="(select t.id from event_types t where t.code = 'S4X50SL')" calcext:value-type="string">
            <text:p>(select t.id from event_types t where t.code = 'S4X50SL')</text:p>
          </table:table-cell>
          <table:table-cell table:formula="of:=&quot;(select t.id from &quot;&amp;[.C$2]&amp;&quot; t where t.&quot;&amp;[.C$3]&amp;&quot; = '&quot;&amp;[.C61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1]&amp;&quot;,&quot;&amp;[.D61]&amp;&quot;,&quot;&amp;[.E61]&amp;&quot;,0,CURDATE(),CURDATE())&quot;&amp;IF(AND(MOD((ROW([.A61]) - 3);500) = 0;INDIRECT(ADDRESS(ROW([.A61]) + 1;1)) &gt; 0); &quot;;&quot;&amp;CHAR(13)&amp;CHAR(10)&amp;CHAR(13)&amp;CHAR(10)&amp;[.G$3];IF(INDIRECT(ADDRESS(ROW([.A61]) + 1;1)) &gt; 0;&quot;,&quot;;&quot;;&quot;))" office:value-type="string" office:string-value="(58,(select t.id from event_types t where t.code = 'S4X50SL'),(select t.id from pool_types t where t.code = '50'),0,CURDATE(),CURDATE())," calcext:value-type="string">
            <text:p>(58,(select t.id from event_types t where t.code = 'S4X50SL'),(select t.id from pool_types t where t.code = '50'),0,CURDATE(),CURDATE())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4X5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2]&amp;&quot;')&quot;" office:value-type="string" office:string-value="(select t.id from event_types t where t.code = 'S4X50MI')" calcext:value-type="string">
            <text:p>(select t.id from event_types t where t.code = 'S4X50MI')</text:p>
          </table:table-cell>
          <table:table-cell table:formula="of:=&quot;(select t.id from &quot;&amp;[.C$2]&amp;&quot; t where t.&quot;&amp;[.C$3]&amp;&quot; = '&quot;&amp;[.C62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2]&amp;&quot;,&quot;&amp;[.D62]&amp;&quot;,&quot;&amp;[.E62]&amp;&quot;,0,CURDATE(),CURDATE())&quot;&amp;IF(AND(MOD((ROW([.A62]) - 3);500) = 0;INDIRECT(ADDRESS(ROW([.A62]) + 1;1)) &gt; 0); &quot;;&quot;&amp;CHAR(13)&amp;CHAR(10)&amp;CHAR(13)&amp;CHAR(10)&amp;[.G$3];IF(INDIRECT(ADDRESS(ROW([.A62]) + 1;1)) &gt; 0;&quot;,&quot;;&quot;;&quot;))" office:value-type="string" office:string-value="(59,(select t.id from event_types t where t.code = 'S4X50MI'),(select t.id from pool_types t where t.code = '50'),0,CURDATE(),CURDATE())," calcext:value-type="string">
            <text:p>(59,(select t.id from event_types t where t.code = 'S4X50MI'),(select t.id from pool_types t where t.code = '50'),0,CURDATE(),CURDATE())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4X1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3]&amp;&quot;')&quot;" office:value-type="string" office:string-value="(select t.id from event_types t where t.code = 'S4X100SL')" calcext:value-type="string">
            <text:p>(select t.id from event_types t where t.code = 'S4X100SL')</text:p>
          </table:table-cell>
          <table:table-cell table:formula="of:=&quot;(select t.id from &quot;&amp;[.C$2]&amp;&quot; t where t.&quot;&amp;[.C$3]&amp;&quot; = '&quot;&amp;[.C63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3]&amp;&quot;,&quot;&amp;[.D63]&amp;&quot;,&quot;&amp;[.E63]&amp;&quot;,0,CURDATE(),CURDATE())&quot;&amp;IF(AND(MOD((ROW([.A63]) - 3);500) = 0;INDIRECT(ADDRESS(ROW([.A63]) + 1;1)) &gt; 0); &quot;;&quot;&amp;CHAR(13)&amp;CHAR(10)&amp;CHAR(13)&amp;CHAR(10)&amp;[.G$3];IF(INDIRECT(ADDRESS(ROW([.A63]) + 1;1)) &gt; 0;&quot;,&quot;;&quot;;&quot;))" office:value-type="string" office:string-value="(60,(select t.id from event_types t where t.code = 'S4X100SL'),(select t.id from pool_types t where t.code = '50'),0,CURDATE(),CURDATE())," calcext:value-type="string">
            <text:p>(60,(select t.id from event_types t where t.code = 'S4X100SL'),(select t.id from pool_types t where t.code = '50'),0,CURDATE(),CURDATE())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4X1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4]&amp;&quot;')&quot;" office:value-type="string" office:string-value="(select t.id from event_types t where t.code = 'S4X100MI')" calcext:value-type="string">
            <text:p>(select t.id from event_types t where t.code = 'S4X100MI')</text:p>
          </table:table-cell>
          <table:table-cell table:formula="of:=&quot;(select t.id from &quot;&amp;[.C$2]&amp;&quot; t where t.&quot;&amp;[.C$3]&amp;&quot; = '&quot;&amp;[.C64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4]&amp;&quot;,&quot;&amp;[.D64]&amp;&quot;,&quot;&amp;[.E64]&amp;&quot;,0,CURDATE(),CURDATE())&quot;&amp;IF(AND(MOD((ROW([.A64]) - 3);500) = 0;INDIRECT(ADDRESS(ROW([.A64]) + 1;1)) &gt; 0); &quot;;&quot;&amp;CHAR(13)&amp;CHAR(10)&amp;CHAR(13)&amp;CHAR(10)&amp;[.G$3];IF(INDIRECT(ADDRESS(ROW([.A64]) + 1;1)) &gt; 0;&quot;,&quot;;&quot;;&quot;))" office:value-type="string" office:string-value="(61,(select t.id from event_types t where t.code = 'S4X100MI'),(select t.id from pool_types t where t.code = '50'),0,CURDATE(),CURDATE())," calcext:value-type="string">
            <text:p>(61,(select t.id from event_types t where t.code = 'S4X100MI'),(select t.id from pool_types t where t.code = '50'),0,CURDATE(),CURDATE()),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4X2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5]&amp;&quot;')&quot;" office:value-type="string" office:string-value="(select t.id from event_types t where t.code = 'S4X200SL')" calcext:value-type="string">
            <text:p>(select t.id from event_types t where t.code = 'S4X200SL')</text:p>
          </table:table-cell>
          <table:table-cell table:formula="of:=&quot;(select t.id from &quot;&amp;[.C$2]&amp;&quot; t where t.&quot;&amp;[.C$3]&amp;&quot; = '&quot;&amp;[.C65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5]&amp;&quot;,&quot;&amp;[.D65]&amp;&quot;,&quot;&amp;[.E65]&amp;&quot;,0,CURDATE(),CURDATE())&quot;&amp;IF(AND(MOD((ROW([.A65]) - 3);500) = 0;INDIRECT(ADDRESS(ROW([.A65]) + 1;1)) &gt; 0); &quot;;&quot;&amp;CHAR(13)&amp;CHAR(10)&amp;CHAR(13)&amp;CHAR(10)&amp;[.G$3];IF(INDIRECT(ADDRESS(ROW([.A65]) + 1;1)) &gt; 0;&quot;,&quot;;&quot;;&quot;))" office:value-type="string" office:string-value="(62,(select t.id from event_types t where t.code = 'S4X200SL'),(select t.id from pool_types t where t.code = '50'),0,CURDATE(),CURDATE())," calcext:value-type="string">
            <text:p>(62,(select t.id from event_types t where t.code = 'S4X200SL'),(select t.id from pool_types t where t.code = '50'),0,CURDATE(),CURDATE()),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4X5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6]&amp;&quot;')&quot;" office:value-type="string" office:string-value="(select t.id from event_types t where t.code = 'M4X50SL')" calcext:value-type="string">
            <text:p>(select t.id from event_types t where t.code = 'M4X50SL')</text:p>
          </table:table-cell>
          <table:table-cell table:formula="of:=&quot;(select t.id from &quot;&amp;[.C$2]&amp;&quot; t where t.&quot;&amp;[.C$3]&amp;&quot; = '&quot;&amp;[.C6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6]&amp;&quot;,&quot;&amp;[.D66]&amp;&quot;,&quot;&amp;[.E66]&amp;&quot;,0,CURDATE(),CURDATE())&quot;&amp;IF(AND(MOD((ROW([.A66]) - 3);500) = 0;INDIRECT(ADDRESS(ROW([.A66]) + 1;1)) &gt; 0); &quot;;&quot;&amp;CHAR(13)&amp;CHAR(10)&amp;CHAR(13)&amp;CHAR(10)&amp;[.G$3];IF(INDIRECT(ADDRESS(ROW([.A66]) + 1;1)) &gt; 0;&quot;,&quot;;&quot;;&quot;))" office:value-type="string" office:string-value="(63,(select t.id from event_types t where t.code = 'M4X50SL'),(select t.id from pool_types t where t.code = '50'),0,CURDATE(),CURDATE())," calcext:value-type="string">
            <text:p>(63,(select t.id from event_types t where t.code = 'M4X50SL'),(select t.id from pool_types t where t.code = '50'),0,CURDATE(),CURDATE())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4X5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7]&amp;&quot;')&quot;" office:value-type="string" office:string-value="(select t.id from event_types t where t.code = 'M4X50MI')" calcext:value-type="string">
            <text:p>(select t.id from event_types t where t.code = 'M4X50MI')</text:p>
          </table:table-cell>
          <table:table-cell table:formula="of:=&quot;(select t.id from &quot;&amp;[.C$2]&amp;&quot; t where t.&quot;&amp;[.C$3]&amp;&quot; = '&quot;&amp;[.C67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7]&amp;&quot;,&quot;&amp;[.D67]&amp;&quot;,&quot;&amp;[.E67]&amp;&quot;,0,CURDATE(),CURDATE())&quot;&amp;IF(AND(MOD((ROW([.A67]) - 3);500) = 0;INDIRECT(ADDRESS(ROW([.A67]) + 1;1)) &gt; 0); &quot;;&quot;&amp;CHAR(13)&amp;CHAR(10)&amp;CHAR(13)&amp;CHAR(10)&amp;[.G$3];IF(INDIRECT(ADDRESS(ROW([.A67]) + 1;1)) &gt; 0;&quot;,&quot;;&quot;;&quot;))" office:value-type="string" office:string-value="(64,(select t.id from event_types t where t.code = 'M4X50MI'),(select t.id from pool_types t where t.code = '50'),0,CURDATE(),CURDATE())," calcext:value-type="string">
            <text:p>(64,(select t.id from event_types t where t.code = 'M4X50MI'),(select t.id from pool_types t where t.code = '50'),0,CURDATE(),CURDATE()),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4X1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8]&amp;&quot;')&quot;" office:value-type="string" office:string-value="(select t.id from event_types t where t.code = 'M4X100SL')" calcext:value-type="string">
            <text:p>(select t.id from event_types t where t.code = 'M4X100SL')</text:p>
          </table:table-cell>
          <table:table-cell table:formula="of:=&quot;(select t.id from &quot;&amp;[.C$2]&amp;&quot; t where t.&quot;&amp;[.C$3]&amp;&quot; = '&quot;&amp;[.C68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8]&amp;&quot;,&quot;&amp;[.D68]&amp;&quot;,&quot;&amp;[.E68]&amp;&quot;,0,CURDATE(),CURDATE())&quot;&amp;IF(AND(MOD((ROW([.A68]) - 3);500) = 0;INDIRECT(ADDRESS(ROW([.A68]) + 1;1)) &gt; 0); &quot;;&quot;&amp;CHAR(13)&amp;CHAR(10)&amp;CHAR(13)&amp;CHAR(10)&amp;[.G$3];IF(INDIRECT(ADDRESS(ROW([.A68]) + 1;1)) &gt; 0;&quot;,&quot;;&quot;;&quot;))" office:value-type="string" office:string-value="(65,(select t.id from event_types t where t.code = 'M4X100SL'),(select t.id from pool_types t where t.code = '50'),0,CURDATE(),CURDATE())," calcext:value-type="string">
            <text:p>(65,(select t.id from event_types t where t.code = 'M4X100SL'),(select t.id from pool_types t where t.code = '50'),0,CURDATE(),CURDATE()),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4X1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9]&amp;&quot;')&quot;" office:value-type="string" office:string-value="(select t.id from event_types t where t.code = 'M4X100MI')" calcext:value-type="string">
            <text:p>(select t.id from event_types t where t.code = 'M4X100MI')</text:p>
          </table:table-cell>
          <table:table-cell table:formula="of:=&quot;(select t.id from &quot;&amp;[.C$2]&amp;&quot; t where t.&quot;&amp;[.C$3]&amp;&quot; = '&quot;&amp;[.C6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9]&amp;&quot;,&quot;&amp;[.D69]&amp;&quot;,&quot;&amp;[.E69]&amp;&quot;,0,CURDATE(),CURDATE())&quot;&amp;IF(AND(MOD((ROW([.A69]) - 3);500) = 0;INDIRECT(ADDRESS(ROW([.A69]) + 1;1)) &gt; 0); &quot;;&quot;&amp;CHAR(13)&amp;CHAR(10)&amp;CHAR(13)&amp;CHAR(10)&amp;[.G$3];IF(INDIRECT(ADDRESS(ROW([.A69]) + 1;1)) &gt; 0;&quot;,&quot;;&quot;;&quot;))" office:value-type="string" office:string-value="(66,(select t.id from event_types t where t.code = 'M4X100MI'),(select t.id from pool_types t where t.code = '50'),0,CURDATE(),CURDATE())," calcext:value-type="string">
            <text:p>(66,(select t.id from event_types t where t.code = 'M4X100MI'),(select t.id from pool_types t where t.code = '50'),0,CURDATE(),CURDATE())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4X2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70]&amp;&quot;')&quot;" office:value-type="string" office:string-value="(select t.id from event_types t where t.code = 'M4X200SL')" calcext:value-type="string">
            <text:p>(select t.id from event_types t where t.code = 'M4X200SL')</text:p>
          </table:table-cell>
          <table:table-cell table:formula="of:=&quot;(select t.id from &quot;&amp;[.C$2]&amp;&quot; t where t.&quot;&amp;[.C$3]&amp;&quot; = '&quot;&amp;[.C70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70]&amp;&quot;,&quot;&amp;[.D70]&amp;&quot;,&quot;&amp;[.E70]&amp;&quot;,0,CURDATE(),CURDATE())&quot;&amp;IF(AND(MOD((ROW([.A70]) - 3);500) = 0;INDIRECT(ADDRESS(ROW([.A70]) + 1;1)) &gt; 0); &quot;;&quot;&amp;CHAR(13)&amp;CHAR(10)&amp;CHAR(13)&amp;CHAR(10)&amp;[.G$3];IF(INDIRECT(ADDRESS(ROW([.A70]) + 1;1)) &gt; 0;&quot;,&quot;;&quot;;&quot;))" office:value-type="string" office:string-value="(67,(select t.id from event_types t where t.code = 'M4X200SL'),(select t.id from pool_types t where t.code = '50'),0,CURDATE(),CURDATE());" calcext:value-type="string">
            <text:p>(67,(select t.id from event_types t where t.code = 'M4X200SL'),(select t.id from pool_types t where t.code = '50'),0,CURDATE(),CURDATE());</text:p>
          </table:table-cell>
        </table:table-row>
        <table:table-row table:style-name="ro1" table:number-rows-repeated="109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Indice.A1:Indice.I26">
          <table:sort>
            <table:sort-by table:field-number="1" table:data-type="automatic"/>
          </table:sort>
        </table:database-range>
        <table:database-range table:name="__Anonymous_Sheet_DB__1" table:target-range-address="Dati_standard.B118:Dati_standard.I13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event_types.A3:event_types.N42">
          <table:sort>
            <table:sort-by table:field-number="0" table:data-type="automatic"/>
          </table:sort>
        </table:database-range>
        <table:database-range table:name="__Anonymous_Sheet_DB__3" table:target-range-address="events_by_pool_types.A3:events_by_pool_types.G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loext:fill-character> </loext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9">00/00/0000</text:date>, <text:time style:data-style-name="N2" text:time-value="16:25:40.388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14M48S</meta:editing-duration>
    <meta:editing-cycles>134</meta:editing-cycles>
    <meta:generator>LibreOffice/4.2.6.3$Windows_x86 LibreOffice_project/3fd416d4c6db7d3204c17ce57a1d70f6e531ee21</meta:generator>
    <dc:date>2014-09-09T16:26:05.343000000</dc:date>
    <dc:creator>Marco Ligabue</dc:creator>
    <meta:document-statistic meta:table-count="4" meta:cell-count="3855" meta:object-count="0"/>
    <meta:user-defined meta:name="Info 1"/>
    <meta:user-defined meta:name="Info 2"/>
    <meta:user-defined meta:name="Info 3"/>
    <meta:user-defined meta:name="Info 4"/>
  </office:meta>
</office:document-meta>
</file>